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75in"/>
    </style:style>
    <style:style style:name="co2" style:family="table-column">
      <style:table-column-properties fo:break-before="auto" style:column-width="3.8909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.5091in"/>
    </style:style>
    <style:style style:name="co8" style:family="table-column">
      <style:table-column-properties fo:break-before="auto" style:column-width="0.8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number-columns-repeated="3"/>
          <table:table-cell table:style-name="Default" office:value-type="string">
            <text:p>Factor 1</text:p>
          </table:table-cell>
        </table:table-row>
        <table:table-row table:style-name="ro2">
          <table:table-cell office:value-type="string">
            <text:p>Doherty Advisors, LLC</text:p>
          </table:table-cell>
          <table:table-cell office:value-type="string">
            <text:p>Relative Value Volatility 2X *QEP*</text:p>
          </table:table-cell>
          <table:table-cell office:value-type="float" office:value="33515">
            <text:p>33515</text:p>
          </table:table-cell>
          <table:table-cell office:value-type="percentage" office:value="-0.0433912751190758">
            <text:p>-4.34%</text:p>
          </table:table-cell>
        </table:table-row>
        <table:table-row table:style-name="ro2">
          <table:table-cell office:value-type="string">
            <text:p>Doherty Advisors, LLC</text:p>
          </table:table-cell>
          <table:table-cell office:value-type="string">
            <text:p>Relative Value Volatility 1X *QEP*</text:p>
          </table:table-cell>
          <table:table-cell office:value-type="float" office:value="33512">
            <text:p>33512</text:p>
          </table:table-cell>
          <table:table-cell office:value-type="percentage" office:value="-0.0409550983954955">
            <text:p>-4.10%</text:p>
          </table:table-cell>
        </table:table-row>
        <table:table-row table:style-name="ro2">
          <table:table-cell office:value-type="string">
            <text:p>Warrington Asset Management Corp.</text:p>
          </table:table-cell>
          <table:table-cell office:value-type="string">
            <text:p>Strategic Fund</text:p>
          </table:table-cell>
          <table:table-cell office:value-type="float" office:value="87414">
            <text:p>87414</text:p>
          </table:table-cell>
          <table:table-cell office:value-type="percentage" office:value="-0.0227730372420419">
            <text:p>-2.28%</text:p>
          </table:table-cell>
        </table:table-row>
        <table:table-row table:style-name="ro2">
          <table:table-cell office:value-type="string">
            <text:p>Paskewitz Asset Management, LLC</text:p>
          </table:table-cell>
          <table:table-cell office:value-type="string">
            <text:p>Contrarian 3X Stock Index Program</text:p>
          </table:table-cell>
          <table:table-cell office:value-type="float" office:value="32812">
            <text:p>32812</text:p>
          </table:table-cell>
          <table:table-cell office:value-type="percentage" office:value="-0.0208689279847859">
            <text:p>-2.09%</text:p>
          </table:table-cell>
        </table:table-row>
        <table:table-row table:style-name="ro2">
          <table:table-cell office:value-type="string">
            <text:p>Omni Trading, LLC</text:p>
          </table:table-cell>
          <table:table-cell office:value-type="string">
            <text:p>S&amp;P 500 Option Overwriting Program</text:p>
          </table:table-cell>
          <table:table-cell office:value-type="float" office:value="83514">
            <text:p>83514</text:p>
          </table:table-cell>
          <table:table-cell office:value-type="percentage" office:value="-0.00392338944923096">
            <text:p>-0.39%</text:p>
          </table:table-cell>
        </table:table-row>
        <table:table-row table:style-name="ro1">
          <table:table-cell office:value-type="string">
            <text:p>Quantitative Investment Management, LLC</text:p>
          </table:table-cell>
          <table:table-cell office:value-type="string">
            <text:p>Global Program *QEP*</text:p>
          </table:table-cell>
          <table:table-cell office:value-type="float" office:value="20167">
            <text:p>20167</text:p>
          </table:table-cell>
          <table:table-cell office:value-type="percentage" office:value="0.00233190425861296">
            <text:p>0.23%</text:p>
          </table:table-cell>
        </table:table-row>
        <table:table-row table:style-name="ro2">
          <table:table-cell office:value-type="string">
            <text:p>Kinkopf Capital Management, LLC</text:p>
          </table:table-cell>
          <table:table-cell office:value-type="string">
            <text:p>Kinkopf S&amp;P Program <text:s/>*PROP*</text:p>
          </table:table-cell>
          <table:table-cell office:value-type="float" office:value="30327">
            <text:p>30327</text:p>
          </table:table-cell>
          <table:table-cell office:value-type="percentage" office:value="0.00341534974455601">
            <text:p>0.34%</text:p>
          </table:table-cell>
        </table:table-row>
        <table:table-row table:style-name="ro1">
          <table:table-cell office:value-type="string">
            <text:p>Systematic Alpha Management LLC</text:p>
          </table:table-cell>
          <table:table-cell office:value-type="string">
            <text:p>Systematic Alpha Futures Program *QEP*</text:p>
          </table:table-cell>
          <table:table-cell office:value-type="float" office:value="31313">
            <text:p>31313</text:p>
          </table:table-cell>
          <table:table-cell office:value-type="percentage" office:value="0.0043733348131594">
            <text:p>0.44%</text:p>
          </table:table-cell>
        </table:table-row>
        <table:table-row table:style-name="ro2">
          <table:table-cell office:value-type="string">
            <text:p>AgTech Trading Company</text:p>
          </table:table-cell>
          <table:table-cell office:value-type="string">
            <text:p>Ag Trading Program *PROP*</text:p>
          </table:table-cell>
          <table:table-cell office:value-type="float" office:value="18602">
            <text:p>18602</text:p>
          </table:table-cell>
          <table:table-cell office:value-type="percentage" office:value="0.00524384299210301">
            <text:p>0.52%</text:p>
          </table:table-cell>
        </table:table-row>
        <table:table-row table:style-name="ro1">
          <table:table-cell office:value-type="string">
            <text:p>Goldman Management, Inc.</text:p>
          </table:table-cell>
          <table:table-cell office:value-type="string">
            <text:p>Goldman Management Stock Index Futures *PROP* *QEP*</text:p>
          </table:table-cell>
          <table:table-cell office:value-type="float" office:value="82803">
            <text:p>82803</text:p>
          </table:table-cell>
          <table:table-cell office:value-type="percentage" office:value="0.00788998500511661">
            <text:p>0.79%</text:p>
          </table:table-cell>
        </table:table-row>
        <table:table-row table:style-name="ro2">
          <table:table-cell office:value-type="string">
            <text:p>Michael J. Frischmeyer, CTA</text:p>
          </table:table-cell>
          <table:table-cell office:value-type="string">
            <text:p>Michael J. Frischmeyer, CTA *CLSD*</text:p>
          </table:table-cell>
          <table:table-cell office:value-type="float" office:value="18702">
            <text:p>18702</text:p>
          </table:table-cell>
          <table:table-cell office:value-type="percentage" office:value="0.00822561656349248">
            <text:p>0.82%</text:p>
          </table:table-cell>
        </table:table-row>
        <table:table-row table:style-name="ro2">
          <table:table-cell office:value-type="string">
            <text:p>Quantmetrics Capital Management, LLP</text:p>
          </table:table-cell>
          <table:table-cell office:value-type="string">
            <text:p>QM Premier (12V) Strategy *QEP*</text:p>
          </table:table-cell>
          <table:table-cell office:value-type="float" office:value="86118">
            <text:p>86118</text:p>
          </table:table-cell>
          <table:table-cell office:value-type="percentage" office:value="0.0125597275282506">
            <text:p>1.26%</text:p>
          </table:table-cell>
        </table:table-row>
        <table:table-row table:style-name="ro2">
          <table:table-cell office:value-type="string">
            <text:p>Di Tomasso Group Inc.</text:p>
          </table:table-cell>
          <table:table-cell office:value-type="string">
            <text:p>Equilibrium Program *QEP*</text:p>
          </table:table-cell>
          <table:table-cell office:value-type="float" office:value="20016">
            <text:p>20016</text:p>
          </table:table-cell>
          <table:table-cell office:value-type="percentage" office:value="0.0281000185742297">
            <text:p>2.81%</text:p>
          </table:table-cell>
        </table:table-row>
        <table:table-row table:style-name="ro2">
          <table:table-cell office:value-type="string">
            <text:p>Rhicon Currency Management (Pte) Ltd.</text:p>
          </table:table-cell>
          <table:table-cell office:value-type="string">
            <text:p>Rhicon Strategic Currency Program *FRN*</text:p>
          </table:table-cell>
          <table:table-cell office:value-type="float" office:value="25303">
            <text:p>25303</text:p>
          </table:table-cell>
          <table:table-cell office:value-type="percentage" office:value="0.0319694965633899">
            <text:p>3.20%</text:p>
          </table:table-cell>
        </table:table-row>
        <table:table-row table:style-name="ro1">
          <table:table-cell office:value-type="string">
            <text:p>RAM Management Group, Ltd</text:p>
          </table:table-cell>
          <table:table-cell office:value-type="string">
            <text:p>RAM Aggressive</text:p>
          </table:table-cell>
          <table:table-cell office:value-type="float" office:value="18850">
            <text:p>18850</text:p>
          </table:table-cell>
          <table:table-cell office:value-type="percentage" office:value="0.0441520194407998">
            <text:p>4.42%</text:p>
          </table:table-cell>
        </table:table-row>
        <table:table-row table:style-name="ro1">
          <table:table-cell office:value-type="string">
            <text:p>RAM Management Group, Ltd</text:p>
          </table:table-cell>
          <table:table-cell office:value-type="string">
            <text:p>RAM Conservative</text:p>
          </table:table-cell>
          <table:table-cell office:value-type="float" office:value="18666">
            <text:p>18666</text:p>
          </table:table-cell>
          <table:table-cell office:value-type="percentage" office:value="0.0475046119355511">
            <text:p>4.75%</text:p>
          </table:table-cell>
        </table:table-row>
        <table:table-row table:style-name="ro1">
          <table:table-cell office:value-type="string">
            <text:p>Clarke Capital Management, Inc.</text:p>
          </table:table-cell>
          <table:table-cell office:value-type="string">
            <text:p>Global Basic Managed Account Program</text:p>
          </table:table-cell>
          <table:table-cell office:value-type="float" office:value="18615">
            <text:p>18615</text:p>
          </table:table-cell>
          <table:table-cell office:value-type="percentage" office:value="0.0501281192491401">
            <text:p>5.01%</text:p>
          </table:table-cell>
        </table:table-row>
        <table:table-row table:style-name="ro1">
          <table:table-cell office:value-type="string">
            <text:p>The Cambridge Strategy Asset Management Ltd.</text:p>
          </table:table-cell>
          <table:table-cell office:value-type="string">
            <text:p>Extended Markets Currency Alpha (Program) *FX* *QEP*</text:p>
          </table:table-cell>
          <table:table-cell office:value-type="float" office:value="83377">
            <text:p>83377</text:p>
          </table:table-cell>
          <table:table-cell office:value-type="percentage" office:value="0.0566248216967132">
            <text:p>5.66%</text:p>
          </table:table-cell>
        </table:table-row>
        <table:table-row table:style-name="ro2">
          <table:table-cell office:value-type="string">
            <text:p>Trigon Investment Advisors, LLC</text:p>
          </table:table-cell>
          <table:table-cell office:value-type="string">
            <text:p>Trigon Macro Program *QEP*</text:p>
          </table:table-cell>
          <table:table-cell office:value-type="float" office:value="37216">
            <text:p>37216</text:p>
          </table:table-cell>
          <table:table-cell office:value-type="percentage" office:value="0.058506726266166">
            <text:p>5.85%</text:p>
          </table:table-cell>
        </table:table-row>
        <table:table-row table:style-name="ro1">
          <table:table-cell office:value-type="string">
            <text:p>Clarke Capital Management, Inc.</text:p>
          </table:table-cell>
          <table:table-cell office:value-type="string">
            <text:p>Global Magnum Program</text:p>
          </table:table-cell>
          <table:table-cell office:value-type="float" office:value="18695">
            <text:p>18695</text:p>
          </table:table-cell>
          <table:table-cell office:value-type="percentage" office:value="0.06380925051061">
            <text:p>6.38%</text:p>
          </table:table-cell>
        </table:table-row>
        <table:table-row table:style-name="ro2">
          <table:table-cell office:value-type="string">
            <text:p>Blackheath Fund Management Inc</text:p>
          </table:table-cell>
          <table:table-cell office:value-type="string">
            <text:p>Blackheath Sentiment Strategy *QEP*</text:p>
          </table:table-cell>
          <table:table-cell office:value-type="float" office:value="74831">
            <text:p>74831</text:p>
          </table:table-cell>
          <table:table-cell office:value-type="percentage" office:value="0.0660406742625756">
            <text:p>6.60%</text:p>
          </table:table-cell>
        </table:table-row>
        <table:table-row table:style-name="ro1">
          <table:table-cell office:value-type="string">
            <text:p>Conquest Capital Group LLC</text:p>
          </table:table-cell>
          <table:table-cell office:value-type="string">
            <text:p>Conquest Macro *QEP*</text:p>
          </table:table-cell>
          <table:table-cell office:value-type="float" office:value="19999">
            <text:p>19999</text:p>
          </table:table-cell>
          <table:table-cell office:value-type="percentage" office:value="0.0670682063391492">
            <text:p>6.71%</text:p>
          </table:table-cell>
        </table:table-row>
        <table:table-row table:style-name="ro2">
          <table:table-cell office:value-type="string">
            <text:p>FORT LP</text:p>
          </table:table-cell>
          <table:table-cell office:value-type="string">
            <text:p>Global Contrarian Program</text:p>
          </table:table-cell>
          <table:table-cell office:value-type="float" office:value="20009">
            <text:p>20009</text:p>
          </table:table-cell>
          <table:table-cell office:value-type="percentage" office:value="0.0735833931185882">
            <text:p>7.36%</text:p>
          </table:table-cell>
        </table:table-row>
        <table:table-row table:style-name="ro1">
          <table:table-cell office:value-type="string">
            <text:p>Alder Capital Limited</text:p>
          </table:table-cell>
          <table:table-cell office:value-type="string">
            <text:p>Global 20 Program</text:p>
          </table:table-cell>
          <table:table-cell office:value-type="float" office:value="19201">
            <text:p>19201</text:p>
          </table:table-cell>
          <table:table-cell office:value-type="percentage" office:value="0.0757191049323399">
            <text:p>7.57%</text:p>
          </table:table-cell>
        </table:table-row>
        <table:table-row table:style-name="ro2">
          <table:table-cell office:value-type="string">
            <text:p>Trigon Investment Advisors, LLC</text:p>
          </table:table-cell>
          <table:table-cell office:value-type="string">
            <text:p>Trigon FX Program *QEP*</text:p>
          </table:table-cell>
          <table:table-cell office:value-type="float" office:value="83588">
            <text:p>83588</text:p>
          </table:table-cell>
          <table:table-cell office:value-type="percentage" office:value="0.0762820103776637">
            <text:p>7.63%</text:p>
          </table:table-cell>
        </table:table-row>
        <table:table-row table:style-name="ro2">
          <table:table-cell office:value-type="string">
            <text:p>Insch Capital Management SA</text:p>
          </table:table-cell>
          <table:table-cell office:value-type="string">
            <text:p>INSCH ICP No Leverage *QEP**FX*</text:p>
          </table:table-cell>
          <table:table-cell office:value-type="float" office:value="39209">
            <text:p>39209</text:p>
          </table:table-cell>
          <table:table-cell office:value-type="percentage" office:value="0.0785265871136822">
            <text:p>7.85%</text:p>
          </table:table-cell>
        </table:table-row>
        <table:table-row table:style-name="ro2">
          <table:table-cell office:value-type="string">
            <text:p>Briarwood Capital Management Inc.</text:p>
          </table:table-cell>
          <table:table-cell office:value-type="string">
            <text:p>Diversified Program</text:p>
          </table:table-cell>
          <table:table-cell office:value-type="float" office:value="19628">
            <text:p>19628</text:p>
          </table:table-cell>
          <table:table-cell office:value-type="percentage" office:value="0.0812492939605967">
            <text:p>8.12%</text:p>
          </table:table-cell>
        </table:table-row>
        <table:table-row table:style-name="ro2">
          <table:table-cell office:value-type="string">
            <text:p>Insch Capital Management SA</text:p>
          </table:table-cell>
          <table:table-cell office:value-type="string">
            <text:p>INSCH ICP x3 Net *FRN**FX*</text:p>
          </table:table-cell>
          <table:table-cell office:value-type="float" office:value="38634">
            <text:p>38634</text:p>
          </table:table-cell>
          <table:table-cell office:value-type="percentage" office:value="0.0820610152838267">
            <text:p>8.21%</text:p>
          </table:table-cell>
        </table:table-row>
        <table:table-row table:style-name="ro1">
          <table:table-cell office:value-type="string">
            <text:p>Byron Capital Partners Ltd.</text:p>
          </table:table-cell>
          <table:table-cell office:value-type="string">
            <text:p>SAFI2 *QEP* *FRN*</text:p>
          </table:table-cell>
          <table:table-cell office:value-type="float" office:value="83836">
            <text:p>83836</text:p>
          </table:table-cell>
          <table:table-cell office:value-type="percentage" office:value="0.0853279361390058">
            <text:p>8.53%</text:p>
          </table:table-cell>
        </table:table-row>
        <table:table-row table:style-name="ro1">
          <table:table-cell office:value-type="string">
            <text:p>Denali Asset Management, LLLP</text:p>
          </table:table-cell>
          <table:table-cell office:value-type="string">
            <text:p>Denali Partners, LP *QEP*</text:p>
          </table:table-cell>
          <table:table-cell office:value-type="float" office:value="19429">
            <text:p>19429</text:p>
          </table:table-cell>
          <table:table-cell office:value-type="percentage" office:value="0.0969385539306133">
            <text:p>9.69%</text:p>
          </table:table-cell>
        </table:table-row>
        <table:table-row table:style-name="ro2">
          <table:table-cell office:value-type="string">
            <text:p>Red Oak Commodity Advisors, Inc.</text:p>
          </table:table-cell>
          <table:table-cell office:value-type="string">
            <text:p>Fundamental Trading Program *QEP*</text:p>
          </table:table-cell>
          <table:table-cell office:value-type="float" office:value="18668">
            <text:p>18668</text:p>
          </table:table-cell>
          <table:table-cell office:value-type="percentage" office:value="0.099670995316975">
            <text:p>9.97%</text:p>
          </table:table-cell>
        </table:table-row>
        <table:table-row table:style-name="ro1">
          <table:table-cell office:value-type="string">
            <text:p>Saxon Investment Corporation</text:p>
          </table:table-cell>
          <table:table-cell office:value-type="string">
            <text:p>Diversified Program *QEP*</text:p>
          </table:table-cell>
          <table:table-cell office:value-type="float" office:value="18670">
            <text:p>18670</text:p>
          </table:table-cell>
          <table:table-cell office:value-type="percentage" office:value="0.106422369848096">
            <text:p>10.64%</text:p>
          </table:table-cell>
        </table:table-row>
        <table:table-row table:style-name="ro1">
          <table:table-cell office:value-type="string">
            <text:p>Saxon Investment Corporation</text:p>
          </table:table-cell>
          <table:table-cell office:value-type="string">
            <text:p>Aggressive Diversified Program *QEP*</text:p>
          </table:table-cell>
          <table:table-cell office:value-type="float" office:value="18669">
            <text:p>18669</text:p>
          </table:table-cell>
          <table:table-cell office:value-type="percentage" office:value="0.106465331737299">
            <text:p>10.65%</text:p>
          </table:table-cell>
        </table:table-row>
        <table:table-row table:style-name="ro1">
          <table:table-cell office:value-type="string">
            <text:p>Campbell &amp; Company, LP</text:p>
          </table:table-cell>
          <table:table-cell office:value-type="string">
            <text:p>Campbell Managed Futures</text:p>
          </table:table-cell>
          <table:table-cell office:value-type="float" office:value="18610">
            <text:p>18610</text:p>
          </table:table-cell>
          <table:table-cell office:value-type="percentage" office:value="0.118075047490432">
            <text:p>11.81%</text:p>
          </table:table-cell>
        </table:table-row>
        <table:table-row table:style-name="ro1">
          <table:table-cell office:value-type="string">
            <text:p>Mount Lucas Management LP</text:p>
          </table:table-cell>
          <table:table-cell office:value-type="string">
            <text:p>MLM Index - Enhanced <text:s/>*QEP*</text:p>
          </table:table-cell>
          <table:table-cell office:value-type="float" office:value="19039">
            <text:p>19039</text:p>
          </table:table-cell>
          <table:table-cell office:value-type="percentage" office:value="0.119580485157571">
            <text:p>11.96%</text:p>
          </table:table-cell>
        </table:table-row>
        <table:table-row table:style-name="ro1">
          <table:table-cell office:value-type="string">
            <text:p>Southwest Managed Investments, LLC</text:p>
          </table:table-cell>
          <table:table-cell office:value-type="string">
            <text:p>Global Diversified Program</text:p>
          </table:table-cell>
          <table:table-cell office:value-type="float" office:value="44815">
            <text:p>44815</text:p>
          </table:table-cell>
          <table:table-cell office:value-type="percentage" office:value="0.120606794383304">
            <text:p>12.06%</text:p>
          </table:table-cell>
        </table:table-row>
        <table:table-row table:style-name="ro2">
          <table:table-cell office:value-type="string">
            <text:p>Mount Lucas Management LP</text:p>
          </table:table-cell>
          <table:table-cell office:value-type="string">
            <text:p>MLM Index - Unleveraged <text:s/>*QEP*</text:p>
          </table:table-cell>
          <table:table-cell office:value-type="float" office:value="19038">
            <text:p>19038</text:p>
          </table:table-cell>
          <table:table-cell office:value-type="percentage" office:value="0.120970520042786">
            <text:p>12.10%</text:p>
          </table:table-cell>
        </table:table-row>
        <table:table-row table:style-name="ro2">
          <table:table-cell office:value-type="string">
            <text:p>Silicon Valley Quantitative Advisors (SV Quant)</text:p>
          </table:table-cell>
          <table:table-cell office:value-type="string">
            <text:p>US Quantitative Portfolio (UQP) *QEP*</text:p>
          </table:table-cell>
          <table:table-cell office:value-type="float" office:value="74155">
            <text:p>74155</text:p>
          </table:table-cell>
          <table:table-cell office:value-type="percentage" office:value="0.123881642493667">
            <text:p>12.39%</text:p>
          </table:table-cell>
        </table:table-row>
        <table:table-row table:style-name="ro1">
          <table:table-cell office:value-type="string">
            <text:p>Chesapeake Capital Corporation</text:p>
          </table:table-cell>
          <table:table-cell office:value-type="string">
            <text:p>Diversified Program *QEP*</text:p>
          </table:table-cell>
          <table:table-cell office:value-type="float" office:value="19549">
            <text:p>19549</text:p>
          </table:table-cell>
          <table:table-cell office:value-type="percentage" office:value="0.124392287017632">
            <text:p>12.44%</text:p>
          </table:table-cell>
        </table:table-row>
        <table:table-row table:style-name="ro2">
          <table:table-cell office:value-type="string">
            <text:p>Hamer Trading, Inc.</text:p>
          </table:table-cell>
          <table:table-cell office:value-type="string">
            <text:p>Diversified Systematic Program <text:s/>*PROP*</text:p>
          </table:table-cell>
          <table:table-cell office:value-type="float" office:value="19017">
            <text:p>19017</text:p>
          </table:table-cell>
          <table:table-cell office:value-type="percentage" office:value="0.127472527930171">
            <text:p>12.75%</text:p>
          </table:table-cell>
        </table:table-row>
        <table:table-row table:style-name="ro2">
          <table:table-cell office:value-type="string">
            <text:p>Clarke Capital Management, Inc.</text:p>
          </table:table-cell>
          <table:table-cell office:value-type="string">
            <text:p>FXF-Plus Program</text:p>
          </table:table-cell>
          <table:table-cell office:value-type="float" office:value="30941">
            <text:p>30941</text:p>
          </table:table-cell>
          <table:table-cell office:value-type="percentage" office:value="0.130005414233243">
            <text:p>13.00%</text:p>
          </table:table-cell>
        </table:table-row>
        <table:table-row table:style-name="ro2">
          <table:table-cell office:value-type="string">
            <text:p>Hawksbill Capital Management</text:p>
          </table:table-cell>
          <table:table-cell office:value-type="string">
            <text:p>Global Diversified Program *QEP*</text:p>
          </table:table-cell>
          <table:table-cell office:value-type="float" office:value="18642">
            <text:p>18642</text:p>
          </table:table-cell>
          <table:table-cell office:value-type="percentage" office:value="0.13434721753721">
            <text:p>13.43%</text:p>
          </table:table-cell>
        </table:table-row>
        <table:table-row table:style-name="ro2">
          <table:table-cell office:value-type="string">
            <text:p>Parizek Capital Inc.</text:p>
          </table:table-cell>
          <table:table-cell office:value-type="string">
            <text:p>Parizek Capital Futures Program</text:p>
          </table:table-cell>
          <table:table-cell office:value-type="float" office:value="31886">
            <text:p>31886</text:p>
          </table:table-cell>
          <table:table-cell office:value-type="percentage" office:value="0.135587987246839">
            <text:p>13.56%</text:p>
          </table:table-cell>
        </table:table-row>
        <table:table-row table:style-name="ro2">
          <table:table-cell office:value-type="string">
            <text:p>Drury Capital, Inc.</text:p>
          </table:table-cell>
          <table:table-cell office:value-type="string">
            <text:p>Diversified Trend-Following Program *QEP*</text:p>
          </table:table-cell>
          <table:table-cell office:value-type="float" office:value="18884">
            <text:p>18884</text:p>
          </table:table-cell>
          <table:table-cell office:value-type="percentage" office:value="0.13578615292986">
            <text:p>13.58%</text:p>
          </table:table-cell>
        </table:table-row>
        <table:table-row table:style-name="ro1">
          <table:table-cell office:value-type="string">
            <text:p>Clarke Capital Management, Inc.</text:p>
          </table:table-cell>
          <table:table-cell office:value-type="string">
            <text:p>Millennium Managed Account Program</text:p>
          </table:table-cell>
          <table:table-cell office:value-type="float" office:value="18738">
            <text:p>18738</text:p>
          </table:table-cell>
          <table:table-cell office:value-type="percentage" office:value="0.136602228270026">
            <text:p>13.66%</text:p>
          </table:table-cell>
        </table:table-row>
        <table:table-row table:style-name="ro2">
          <table:table-cell office:value-type="string">
            <text:p>Eckhardt Trading Company</text:p>
          </table:table-cell>
          <table:table-cell office:value-type="string">
            <text:p>Standard Program</text:p>
          </table:table-cell>
          <table:table-cell office:value-type="float" office:value="18632">
            <text:p>18632</text:p>
          </table:table-cell>
          <table:table-cell office:value-type="percentage" office:value="0.13817218396496">
            <text:p>13.82%</text:p>
          </table:table-cell>
        </table:table-row>
        <table:table-row table:style-name="ro2">
          <table:table-cell office:value-type="string">
            <text:p>Eckhardt Trading Company</text:p>
          </table:table-cell>
          <table:table-cell office:value-type="string">
            <text:p>Standard Plus Program</text:p>
          </table:table-cell>
          <table:table-cell office:value-type="float" office:value="18631">
            <text:p>18631</text:p>
          </table:table-cell>
          <table:table-cell office:value-type="percentage" office:value="0.13843212838576">
            <text:p>13.84%</text:p>
          </table:table-cell>
        </table:table-row>
        <table:table-row table:style-name="ro1">
          <table:table-cell office:value-type="string">
            <text:p>Clarke Capital Management, Inc.</text:p>
          </table:table-cell>
          <table:table-cell office:value-type="string">
            <text:p>Worldwide Program</text:p>
          </table:table-cell>
          <table:table-cell office:value-type="float" office:value="18616">
            <text:p>18616</text:p>
          </table:table-cell>
          <table:table-cell office:value-type="percentage" office:value="0.139052738836476">
            <text:p>13.91%</text:p>
          </table:table-cell>
        </table:table-row>
        <table:table-row table:style-name="ro2">
          <table:table-cell office:value-type="string">
            <text:p>Millburn Corporation</text:p>
          </table:table-cell>
          <table:table-cell office:value-type="string">
            <text:p>Diversified Program</text:p>
          </table:table-cell>
          <table:table-cell office:value-type="float" office:value="18659">
            <text:p>18659</text:p>
          </table:table-cell>
          <table:table-cell office:value-type="percentage" office:value="0.143385950675536">
            <text:p>14.34%</text:p>
          </table:table-cell>
        </table:table-row>
        <table:table-row table:style-name="ro1">
          <table:table-cell office:value-type="string">
            <text:p>Red Rock Capital, LLC</text:p>
          </table:table-cell>
          <table:table-cell office:value-type="string">
            <text:p>Systematic Global Macro Program</text:p>
          </table:table-cell>
          <table:table-cell office:value-type="float" office:value="27200">
            <text:p>27200</text:p>
          </table:table-cell>
          <table:table-cell office:value-type="percentage" office:value="0.14380578324772">
            <text:p>14.38%</text:p>
          </table:table-cell>
        </table:table-row>
        <table:table-row table:style-name="ro1">
          <table:table-cell office:value-type="string">
            <text:p>Mark J. Walsh &amp; Company</text:p>
          </table:table-cell>
          <table:table-cell office:value-type="string">
            <text:p>Standard Program</text:p>
          </table:table-cell>
          <table:table-cell office:value-type="float" office:value="18683">
            <text:p>18683</text:p>
          </table:table-cell>
          <table:table-cell office:value-type="percentage" office:value="0.14438300305961">
            <text:p>14.44%</text:p>
          </table:table-cell>
        </table:table-row>
        <table:table-row table:style-name="ro2">
          <table:table-cell office:value-type="string">
            <text:p>Hyman Beck &amp; Company, Inc.</text:p>
          </table:table-cell>
          <table:table-cell office:value-type="string">
            <text:p>Global Portfolio *QEP*</text:p>
          </table:table-cell>
          <table:table-cell office:value-type="float" office:value="18649">
            <text:p>18649</text:p>
          </table:table-cell>
          <table:table-cell office:value-type="percentage" office:value="0.14529749501358">
            <text:p>14.53%</text:p>
          </table:table-cell>
        </table:table-row>
        <table:table-row table:style-name="ro2">
          <table:table-cell office:value-type="string">
            <text:p>Estlander &amp; Partners Ltd.</text:p>
          </table:table-cell>
          <table:table-cell office:value-type="string">
            <text:p>Global Markets Program *QEP*</text:p>
          </table:table-cell>
          <table:table-cell office:value-type="float" office:value="19184">
            <text:p>19184</text:p>
          </table:table-cell>
          <table:table-cell office:value-type="percentage" office:value="0.145302198017577">
            <text:p>14.53%</text:p>
          </table:table-cell>
        </table:table-row>
        <table:table-row table:style-name="ro1">
          <table:table-cell office:value-type="string">
            <text:p>Tactical Investment Management Corp.</text:p>
          </table:table-cell>
          <table:table-cell office:value-type="string">
            <text:p>Institutional Commodity Program *QEP*</text:p>
          </table:table-cell>
          <table:table-cell office:value-type="float" office:value="19007">
            <text:p>19007</text:p>
          </table:table-cell>
          <table:table-cell office:value-type="percentage" office:value="0.145588814249692">
            <text:p>14.56%</text:p>
          </table:table-cell>
        </table:table-row>
        <table:table-row table:style-name="ro1">
          <table:table-cell office:value-type="string">
            <text:p>Keck Capital Management, LLC</text:p>
          </table:table-cell>
          <table:table-cell office:value-type="string">
            <text:p>Keck Program *QEP*</text:p>
          </table:table-cell>
          <table:table-cell office:value-type="float" office:value="32538">
            <text:p>32538</text:p>
          </table:table-cell>
          <table:table-cell office:value-type="percentage" office:value="0.145761819920505">
            <text:p>14.58%</text:p>
          </table:table-cell>
        </table:table-row>
        <table:table-row table:style-name="ro2">
          <table:table-cell office:value-type="string">
            <text:p>Estlander &amp; Partners Ltd.</text:p>
          </table:table-cell>
          <table:table-cell office:value-type="string">
            <text:p>Global XL Program *QEP*</text:p>
          </table:table-cell>
          <table:table-cell office:value-type="float" office:value="18852">
            <text:p>18852</text:p>
          </table:table-cell>
          <table:table-cell office:value-type="percentage" office:value="0.146701742716427">
            <text:p>14.67%</text:p>
          </table:table-cell>
        </table:table-row>
        <table:table-row table:style-name="ro2">
          <table:table-cell office:value-type="string">
            <text:p>Dreiss Research Corporation</text:p>
          </table:table-cell>
          <table:table-cell office:value-type="string">
            <text:p>Global Diversified Program *QEP*</text:p>
          </table:table-cell>
          <table:table-cell office:value-type="float" office:value="18627">
            <text:p>18627</text:p>
          </table:table-cell>
          <table:table-cell office:value-type="percentage" office:value="0.147127838729114">
            <text:p>14.71%</text:p>
          </table:table-cell>
        </table:table-row>
        <table:table-row table:style-name="ro2">
          <table:table-cell office:value-type="string">
            <text:p>Rabar Market Research, Inc.</text:p>
          </table:table-cell>
          <table:table-cell office:value-type="string">
            <text:p>Diversified Program *QEP*</text:p>
          </table:table-cell>
          <table:table-cell office:value-type="float" office:value="18665">
            <text:p>18665</text:p>
          </table:table-cell>
          <table:table-cell office:value-type="percentage" office:value="0.147878487219627">
            <text:p>14.79%</text:p>
          </table:table-cell>
        </table:table-row>
        <table:table-row table:style-name="ro2">
          <table:table-cell office:value-type="string">
            <text:p>Winton Capital Management Ltd</text:p>
          </table:table-cell>
          <table:table-cell office:value-type="string">
            <text:p>Diversified Trading Program</text:p>
          </table:table-cell>
          <table:table-cell office:value-type="float" office:value="18699">
            <text:p>18699</text:p>
          </table:table-cell>
          <table:table-cell office:value-type="percentage" office:value="0.148098303368423">
            <text:p>14.81%</text:p>
          </table:table-cell>
        </table:table-row>
        <table:table-row table:style-name="ro2">
          <table:table-cell office:value-type="string">
            <text:p>Transtrend B.V.</text:p>
          </table:table-cell>
          <table:table-cell office:value-type="string">
            <text:p>Diversified Trend Program - Enhanced Risk USD</text:p>
          </table:table-cell>
          <table:table-cell office:value-type="float" office:value="18883">
            <text:p>18883</text:p>
          </table:table-cell>
          <table:table-cell office:value-type="percentage" office:value="0.148846751167979">
            <text:p>14.88%</text:p>
          </table:table-cell>
        </table:table-row>
        <table:table-row table:style-name="ro2">
          <table:table-cell office:value-type="string">
            <text:p>FTC Capital GmbH</text:p>
          </table:table-cell>
          <table:table-cell office:value-type="string">
            <text:p>FTC Futures Fund Classic B-EUR *FRN*</text:p>
          </table:table-cell>
          <table:table-cell office:value-type="float" office:value="80410">
            <text:p>80410</text:p>
          </table:table-cell>
          <table:table-cell office:value-type="percentage" office:value="0.149058466692505">
            <text:p>14.91%</text:p>
          </table:table-cell>
        </table:table-row>
        <table:table-row table:style-name="ro2">
          <table:table-cell office:value-type="string">
            <text:p>Quality Capital Management Ltd</text:p>
          </table:table-cell>
          <table:table-cell office:value-type="string">
            <text:p>Global Diversified Programme *QEP*</text:p>
          </table:table-cell>
          <table:table-cell office:value-type="float" office:value="19203">
            <text:p>19203</text:p>
          </table:table-cell>
          <table:table-cell office:value-type="percentage" office:value="0.149390702057443">
            <text:p>14.94%</text:p>
          </table:table-cell>
        </table:table-row>
        <table:table-row table:style-name="ro1">
          <table:table-cell office:value-type="string">
            <text:p>Eclipse Capital Management, Inc.</text:p>
          </table:table-cell>
          <table:table-cell office:value-type="string">
            <text:p>Global Monetary Program *QEP*</text:p>
          </table:table-cell>
          <table:table-cell office:value-type="float" office:value="18633">
            <text:p>18633</text:p>
          </table:table-cell>
          <table:table-cell office:value-type="percentage" office:value="0.149535881679289">
            <text:p>14.95%</text:p>
          </table:table-cell>
        </table:table-row>
        <table:table-row table:style-name="ro2">
          <table:table-cell office:value-type="string">
            <text:p>Millburn Corporation</text:p>
          </table:table-cell>
          <table:table-cell office:value-type="string">
            <text:p>Millburn Multi-Markets Program</text:p>
          </table:table-cell>
          <table:table-cell office:value-type="float" office:value="38631">
            <text:p>38631</text:p>
          </table:table-cell>
          <table:table-cell office:value-type="percentage" office:value="0.150043373738247">
            <text:p>15.00%</text:p>
          </table:table-cell>
        </table:table-row>
        <table:table-row table:style-name="ro2">
          <table:table-cell office:value-type="string">
            <text:p>Altis Partners (Jersey) Limited</text:p>
          </table:table-cell>
          <table:table-cell office:value-type="string">
            <text:p>Global Futures Portfolio</text:p>
          </table:table-cell>
          <table:table-cell office:value-type="float" office:value="19740">
            <text:p>19740</text:p>
          </table:table-cell>
          <table:table-cell office:value-type="percentage" office:value="0.150365505026862">
            <text:p>15.04%</text:p>
          </table:table-cell>
        </table:table-row>
        <table:table-row table:style-name="ro1">
          <table:table-cell office:value-type="string">
            <text:p>John Locke Investments</text:p>
          </table:table-cell>
          <table:table-cell office:value-type="string">
            <text:p>Cyril Systematic Program *PROP* *QEP*</text:p>
          </table:table-cell>
          <table:table-cell office:value-type="float" office:value="34489">
            <text:p>34489</text:p>
          </table:table-cell>
          <table:table-cell office:value-type="percentage" office:value="0.150453191377248">
            <text:p>15.05%</text:p>
          </table:table-cell>
        </table:table-row>
        <table:table-row table:style-name="ro2">
          <table:table-cell office:value-type="string">
            <text:p>Welton Investment Partners LLC</text:p>
          </table:table-cell>
          <table:table-cell office:value-type="string">
            <text:p>Global Directional Portfolio</text:p>
          </table:table-cell>
          <table:table-cell office:value-type="float" office:value="30610">
            <text:p>30610</text:p>
          </table:table-cell>
          <table:table-cell office:value-type="percentage" office:value="0.151437982869283">
            <text:p>15.14%</text:p>
          </table:table-cell>
        </table:table-row>
        <table:table-row table:style-name="ro1">
          <table:table-cell office:value-type="string">
            <text:p>Kelly Angle Inc.</text:p>
          </table:table-cell>
          <table:table-cell office:value-type="string">
            <text:p>Genesis Program *QEP*</text:p>
          </table:table-cell>
          <table:table-cell office:value-type="float" office:value="32537">
            <text:p>32537</text:p>
          </table:table-cell>
          <table:table-cell office:value-type="percentage" office:value="0.1516459559905">
            <text:p>15.16%</text:p>
          </table:table-cell>
        </table:table-row>
        <table:table-row table:style-name="ro2">
          <table:table-cell office:value-type="string">
            <text:p>SMN Investment Services GmbH</text:p>
          </table:table-cell>
          <table:table-cell office:value-type="string">
            <text:p>Diversified Futures *FRN*</text:p>
          </table:table-cell>
          <table:table-cell office:value-type="float" office:value="20060">
            <text:p>20060</text:p>
          </table:table-cell>
          <table:table-cell office:value-type="percentage" office:value="0.152185555919816">
            <text:p>15.22%</text:p>
          </table:table-cell>
        </table:table-row>
        <table:table-row table:style-name="ro2">
          <table:table-cell office:value-type="string">
            <text:p>Estlander &amp; Partners Ltd.</text:p>
          </table:table-cell>
          <table:table-cell office:value-type="string">
            <text:p>Alpha Trend *QEP*</text:p>
          </table:table-cell>
          <table:table-cell office:value-type="float" office:value="74980">
            <text:p>74980</text:p>
          </table:table-cell>
          <table:table-cell office:value-type="percentage" office:value="0.152236338126455">
            <text:p>15.22%</text:p>
          </table:table-cell>
        </table:table-row>
        <table:table-row table:style-name="ro1">
          <table:table-cell office:value-type="string">
            <text:p>DUNN Capital Management, Inc.</text:p>
          </table:table-cell>
          <table:table-cell office:value-type="string">
            <text:p>World Monetary and Agriculture (WMA) Program *QEP*</text:p>
          </table:table-cell>
          <table:table-cell office:value-type="float" office:value="18629">
            <text:p>18629</text:p>
          </table:table-cell>
          <table:table-cell office:value-type="percentage" office:value="0.1525483103559">
            <text:p>15.25%</text:p>
          </table:table-cell>
        </table:table-row>
        <table:table-row table:style-name="ro1">
          <table:table-cell office:value-type="string">
            <text:p>Abraham Trading Company</text:p>
          </table:table-cell>
          <table:table-cell office:value-type="string">
            <text:p>Abraham Diversified Program</text:p>
          </table:table-cell>
          <table:table-cell office:value-type="float" office:value="18600">
            <text:p>18600</text:p>
          </table:table-cell>
          <table:table-cell office:value-type="percentage" office:value="0.15299163006837">
            <text:p>15.30%</text:p>
          </table:table-cell>
        </table:table-row>
        <table:table-row table:style-name="ro2">
          <table:table-cell office:value-type="string">
            <text:p>Mulvaney Capital Management Ltd</text:p>
          </table:table-cell>
          <table:table-cell office:value-type="string">
            <text:p>Global Diversified Program <text:s/>*QEP*</text:p>
          </table:table-cell>
          <table:table-cell office:value-type="float" office:value="20023">
            <text:p>20023</text:p>
          </table:table-cell>
          <table:table-cell office:value-type="percentage" office:value="0.155018047449863">
            <text:p>15.50%</text:p>
          </table:table-cell>
        </table:table-row>
        <table:table-row table:style-name="ro1">
          <table:table-cell office:value-type="string">
            <text:p>ISAM - International Standard Asset Management</text:p>
          </table:table-cell>
          <table:table-cell office:value-type="string">
            <text:p>Systematic Program</text:p>
          </table:table-cell>
          <table:table-cell office:value-type="float" office:value="44500">
            <text:p>44500</text:p>
          </table:table-cell>
          <table:table-cell office:value-type="percentage" office:value="0.156274387520026">
            <text:p>15.63%</text:p>
          </table:table-cell>
        </table:table-row>
        <table:table-row table:style-name="ro2">
          <table:table-cell office:value-type="string">
            <text:p>Quest Partners LLC</text:p>
          </table:table-cell>
          <table:table-cell office:value-type="string">
            <text:p>AlphaQuest Original Program (AQO) *QEP*</text:p>
          </table:table-cell>
          <table:table-cell office:value-type="float" office:value="19636">
            <text:p>19636</text:p>
          </table:table-cell>
          <table:table-cell office:value-type="percentage" office:value="0.158587068797096">
            <text:p>15.86%</text:p>
          </table:table-cell>
        </table:table-row>
        <table:table-row table:style-name="ro2">
          <table:table-cell office:value-type="string">
            <text:p>EMC Capital Advisors LLC</text:p>
          </table:table-cell>
          <table:table-cell office:value-type="string">
            <text:p>Classic Program *QEP*</text:p>
          </table:table-cell>
          <table:table-cell office:value-type="float" office:value="18635">
            <text:p>18635</text:p>
          </table:table-cell>
          <table:table-cell office:value-type="percentage" office:value="0.160291451449395">
            <text:p>16.03%</text:p>
          </table:table-cell>
        </table:table-row>
        <table:named-expressions/>
      </table:table>
      <table:table table:name="Sheet4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row table:style-name="ro2">
          <table:table-cell office:value-type="float" office:value="83588">
            <text:p>83588</text:p>
          </table:table-cell>
          <table:table-cell office:value-type="string">
            <text:p>Trigon Investment Advisors, LLC</text:p>
          </table:table-cell>
          <table:table-cell office:value-type="string">
            <text:p>Trigon FX Program *QEP*</text:p>
          </table:table-cell>
          <table:table-cell office:value-type="float" office:value="83588">
            <text:p>83588</text:p>
          </table:table-cell>
          <table:table-cell office:value-type="percentage" office:value="0.0762820103776637">
            <text:p>7.63%</text:p>
          </table:table-cell>
          <table:table-cell office:value-type="percentage" office:value="-0.25152475458058">
            <text:p>-25.15%</text:p>
          </table:table-cell>
        </table:table-row>
        <table:table-row table:style-name="ro2">
          <table:table-cell office:value-type="float" office:value="39209">
            <text:p>39209</text:p>
          </table:table-cell>
          <table:table-cell office:value-type="string">
            <text:p>Insch Capital Management SA</text:p>
          </table:table-cell>
          <table:table-cell office:value-type="string">
            <text:p>INSCH ICP No Leverage *QEP**FX*</text:p>
          </table:table-cell>
          <table:table-cell office:value-type="float" office:value="39209">
            <text:p>39209</text:p>
          </table:table-cell>
          <table:table-cell office:value-type="percentage" office:value="0.0785265871136822">
            <text:p>7.85%</text:p>
          </table:table-cell>
          <table:table-cell office:value-type="percentage" office:value="-0.225522531383442">
            <text:p>-22.55%</text:p>
          </table:table-cell>
        </table:table-row>
        <table:table-row table:style-name="ro2">
          <table:table-cell office:value-type="float" office:value="38634">
            <text:p>38634</text:p>
          </table:table-cell>
          <table:table-cell office:value-type="string">
            <text:p>Insch Capital Management SA</text:p>
          </table:table-cell>
          <table:table-cell office:value-type="string">
            <text:p>INSCH ICP x3 Net *FRN**FX*</text:p>
          </table:table-cell>
          <table:table-cell office:value-type="float" office:value="38634">
            <text:p>38634</text:p>
          </table:table-cell>
          <table:table-cell office:value-type="percentage" office:value="0.0820610152838267">
            <text:p>8.21%</text:p>
          </table:table-cell>
          <table:table-cell office:value-type="percentage" office:value="-0.225083848020895">
            <text:p>-22.51%</text:p>
          </table:table-cell>
        </table:table-row>
        <table:table-row table:style-name="ro2">
          <table:table-cell office:value-type="float" office:value="37216">
            <text:p>37216</text:p>
          </table:table-cell>
          <table:table-cell office:value-type="string">
            <text:p>Trigon Investment Advisors, LLC</text:p>
          </table:table-cell>
          <table:table-cell office:value-type="string">
            <text:p>Trigon Macro Program *QEP*</text:p>
          </table:table-cell>
          <table:table-cell office:value-type="float" office:value="37216">
            <text:p>37216</text:p>
          </table:table-cell>
          <table:table-cell office:value-type="percentage" office:value="0.058506726266166">
            <text:p>5.85%</text:p>
          </table:table-cell>
          <table:table-cell office:value-type="percentage" office:value="-0.206687339646115">
            <text:p>-20.67%</text:p>
          </table:table-cell>
        </table:table-row>
        <table:table-row table:style-name="ro1">
          <table:table-cell office:value-type="float" office:value="18850">
            <text:p>18850</text:p>
          </table:table-cell>
          <table:table-cell office:value-type="string">
            <text:p>RAM Management Group, Ltd</text:p>
          </table:table-cell>
          <table:table-cell office:value-type="string">
            <text:p>RAM Aggressive</text:p>
          </table:table-cell>
          <table:table-cell office:value-type="float" office:value="18850">
            <text:p>18850</text:p>
          </table:table-cell>
          <table:table-cell office:value-type="percentage" office:value="0.0441520194407998">
            <text:p>4.42%</text:p>
          </table:table-cell>
          <table:table-cell office:value-type="percentage" office:value="-0.196944190064326">
            <text:p>-19.69%</text:p>
          </table:table-cell>
        </table:table-row>
        <table:table-row table:style-name="ro1">
          <table:table-cell office:value-type="float" office:value="18695">
            <text:p>18695</text:p>
          </table:table-cell>
          <table:table-cell office:value-type="string">
            <text:p>Clarke Capital Management, Inc.</text:p>
          </table:table-cell>
          <table:table-cell office:value-type="string">
            <text:p>Global Magnum Program</text:p>
          </table:table-cell>
          <table:table-cell office:value-type="float" office:value="18695">
            <text:p>18695</text:p>
          </table:table-cell>
          <table:table-cell office:value-type="percentage" office:value="0.06380925051061">
            <text:p>6.38%</text:p>
          </table:table-cell>
          <table:table-cell office:value-type="percentage" office:value="-0.194739131822549">
            <text:p>-19.47%</text:p>
          </table:table-cell>
        </table:table-row>
        <table:table-row table:style-name="ro1">
          <table:table-cell office:value-type="float" office:value="18666">
            <text:p>18666</text:p>
          </table:table-cell>
          <table:table-cell office:value-type="string">
            <text:p>RAM Management Group, Ltd</text:p>
          </table:table-cell>
          <table:table-cell office:value-type="string">
            <text:p>RAM Conservative</text:p>
          </table:table-cell>
          <table:table-cell office:value-type="float" office:value="18666">
            <text:p>18666</text:p>
          </table:table-cell>
          <table:table-cell office:value-type="percentage" office:value="0.0475046119355511">
            <text:p>4.75%</text:p>
          </table:table-cell>
          <table:table-cell office:value-type="percentage" office:value="-0.188597258758">
            <text:p>-18.86%</text:p>
          </table:table-cell>
        </table:table-row>
        <table:table-row table:style-name="ro1">
          <table:table-cell office:value-type="float" office:value="44815">
            <text:p>44815</text:p>
          </table:table-cell>
          <table:table-cell office:value-type="string">
            <text:p>Southwest Managed Investments, LLC</text:p>
          </table:table-cell>
          <table:table-cell office:value-type="string">
            <text:p>Global Diversified Program</text:p>
          </table:table-cell>
          <table:table-cell office:value-type="float" office:value="44815">
            <text:p>44815</text:p>
          </table:table-cell>
          <table:table-cell office:value-type="percentage" office:value="0.120606794383304">
            <text:p>12.06%</text:p>
          </table:table-cell>
          <table:table-cell office:value-type="percentage" office:value="-0.184654349000437">
            <text:p>-18.47%</text:p>
          </table:table-cell>
        </table:table-row>
        <table:table-row table:style-name="ro1">
          <table:table-cell office:value-type="float" office:value="19999">
            <text:p>19999</text:p>
          </table:table-cell>
          <table:table-cell office:value-type="string">
            <text:p>Conquest Capital Group LLC</text:p>
          </table:table-cell>
          <table:table-cell office:value-type="string">
            <text:p>Conquest Macro *QEP*</text:p>
          </table:table-cell>
          <table:table-cell office:value-type="float" office:value="19999">
            <text:p>19999</text:p>
          </table:table-cell>
          <table:table-cell office:value-type="percentage" office:value="0.0670682063391492">
            <text:p>6.71%</text:p>
          </table:table-cell>
          <table:table-cell office:value-type="percentage" office:value="-0.182969918352645">
            <text:p>-18.30%</text:p>
          </table:table-cell>
        </table:table-row>
        <table:table-row table:style-name="ro2">
          <table:table-cell office:value-type="float" office:value="25303">
            <text:p>25303</text:p>
          </table:table-cell>
          <table:table-cell office:value-type="string">
            <text:p>Rhicon Currency Management (Pte) Ltd.</text:p>
          </table:table-cell>
          <table:table-cell office:value-type="string">
            <text:p>Rhicon Strategic Currency Program *FRN*</text:p>
          </table:table-cell>
          <table:table-cell office:value-type="float" office:value="25303">
            <text:p>25303</text:p>
          </table:table-cell>
          <table:table-cell office:value-type="percentage" office:value="0.0319694965633899">
            <text:p>3.20%</text:p>
          </table:table-cell>
          <table:table-cell office:value-type="percentage" office:value="-0.178267827388045">
            <text:p>-17.83%</text:p>
          </table:table-cell>
        </table:table-row>
        <table:table-row table:style-name="ro1">
          <table:table-cell office:value-type="float" office:value="18615">
            <text:p>18615</text:p>
          </table:table-cell>
          <table:table-cell office:value-type="string">
            <text:p>Clarke Capital Management, Inc.</text:p>
          </table:table-cell>
          <table:table-cell office:value-type="string">
            <text:p>Global Basic Managed Account Program</text:p>
          </table:table-cell>
          <table:table-cell office:value-type="float" office:value="18615">
            <text:p>18615</text:p>
          </table:table-cell>
          <table:table-cell office:value-type="percentage" office:value="0.0501281192491401">
            <text:p>5.01%</text:p>
          </table:table-cell>
          <table:table-cell office:value-type="percentage" office:value="-0.177330081851283">
            <text:p>-17.73%</text:p>
          </table:table-cell>
        </table:table-row>
        <table:table-row table:style-name="ro2">
          <table:table-cell office:value-type="float" office:value="18642">
            <text:p>18642</text:p>
          </table:table-cell>
          <table:table-cell office:value-type="string">
            <text:p>Hawksbill Capital Management</text:p>
          </table:table-cell>
          <table:table-cell office:value-type="string">
            <text:p>Global Diversified Program *QEP*</text:p>
          </table:table-cell>
          <table:table-cell office:value-type="float" office:value="18642">
            <text:p>18642</text:p>
          </table:table-cell>
          <table:table-cell office:value-type="percentage" office:value="0.13434721753721">
            <text:p>13.43%</text:p>
          </table:table-cell>
          <table:table-cell office:value-type="percentage" office:value="-0.144645118540601">
            <text:p>-14.46%</text:p>
          </table:table-cell>
        </table:table-row>
        <table:table-row table:style-name="ro2">
          <table:table-cell office:value-type="float" office:value="74155">
            <text:p>74155</text:p>
          </table:table-cell>
          <table:table-cell office:value-type="string">
            <text:p>Silicon Valley Quantitative Advisors (SV Quant)</text:p>
          </table:table-cell>
          <table:table-cell office:value-type="string">
            <text:p>US Quantitative Portfolio (UQP) *QEP*</text:p>
          </table:table-cell>
          <table:table-cell office:value-type="float" office:value="74155">
            <text:p>74155</text:p>
          </table:table-cell>
          <table:table-cell office:value-type="percentage" office:value="0.123881642493667">
            <text:p>12.39%</text:p>
          </table:table-cell>
          <table:table-cell office:value-type="percentage" office:value="-0.14169580109345">
            <text:p>-14.17%</text:p>
          </table:table-cell>
        </table:table-row>
        <table:table-row table:style-name="ro1">
          <table:table-cell office:value-type="float" office:value="18616">
            <text:p>18616</text:p>
          </table:table-cell>
          <table:table-cell office:value-type="string">
            <text:p>Clarke Capital Management, Inc.</text:p>
          </table:table-cell>
          <table:table-cell office:value-type="string">
            <text:p>Worldwide Program</text:p>
          </table:table-cell>
          <table:table-cell office:value-type="float" office:value="18616">
            <text:p>18616</text:p>
          </table:table-cell>
          <table:table-cell office:value-type="percentage" office:value="0.139052738836476">
            <text:p>13.91%</text:p>
          </table:table-cell>
          <table:table-cell office:value-type="percentage" office:value="-0.134977041391639">
            <text:p>-13.50%</text:p>
          </table:table-cell>
        </table:table-row>
        <table:table-row table:style-name="ro1">
          <table:table-cell office:value-type="float" office:value="18683">
            <text:p>18683</text:p>
          </table:table-cell>
          <table:table-cell office:value-type="string">
            <text:p>Mark J. Walsh &amp; Company</text:p>
          </table:table-cell>
          <table:table-cell office:value-type="string">
            <text:p>Standard Program</text:p>
          </table:table-cell>
          <table:table-cell office:value-type="float" office:value="18683">
            <text:p>18683</text:p>
          </table:table-cell>
          <table:table-cell office:value-type="percentage" office:value="0.14438300305961">
            <text:p>14.44%</text:p>
          </table:table-cell>
          <table:table-cell office:value-type="percentage" office:value="-0.11981759620427">
            <text:p>-11.98%</text:p>
          </table:table-cell>
        </table:table-row>
        <table:table-row table:style-name="ro2">
          <table:table-cell office:value-type="float" office:value="19628">
            <text:p>19628</text:p>
          </table:table-cell>
          <table:table-cell office:value-type="string">
            <text:p>Briarwood Capital Management Inc.</text:p>
          </table:table-cell>
          <table:table-cell office:value-type="string">
            <text:p>Diversified Program</text:p>
          </table:table-cell>
          <table:table-cell office:value-type="float" office:value="19628">
            <text:p>19628</text:p>
          </table:table-cell>
          <table:table-cell office:value-type="percentage" office:value="0.0812492939605967">
            <text:p>8.12%</text:p>
          </table:table-cell>
          <table:table-cell office:value-type="percentage" office:value="-0.116239889678821">
            <text:p>-11.62%</text:p>
          </table:table-cell>
        </table:table-row>
        <table:table-row table:style-name="ro2">
          <table:table-cell office:value-type="float" office:value="31886">
            <text:p>31886</text:p>
          </table:table-cell>
          <table:table-cell office:value-type="string">
            <text:p>Parizek Capital Inc.</text:p>
          </table:table-cell>
          <table:table-cell office:value-type="string">
            <text:p>Parizek Capital Futures Program</text:p>
          </table:table-cell>
          <table:table-cell office:value-type="float" office:value="31886">
            <text:p>31886</text:p>
          </table:table-cell>
          <table:table-cell office:value-type="percentage" office:value="0.135587987246839">
            <text:p>13.56%</text:p>
          </table:table-cell>
          <table:table-cell office:value-type="percentage" office:value="-0.114376560033553">
            <text:p>-11.44%</text:p>
          </table:table-cell>
        </table:table-row>
        <table:table-row table:style-name="ro1">
          <table:table-cell office:value-type="float" office:value="83836">
            <text:p>83836</text:p>
          </table:table-cell>
          <table:table-cell office:value-type="string">
            <text:p>Byron Capital Partners Ltd.</text:p>
          </table:table-cell>
          <table:table-cell office:value-type="string">
            <text:p>SAFI2 *QEP* *FRN*</text:p>
          </table:table-cell>
          <table:table-cell office:value-type="float" office:value="83836">
            <text:p>83836</text:p>
          </table:table-cell>
          <table:table-cell office:value-type="percentage" office:value="0.0853279361390058">
            <text:p>8.53%</text:p>
          </table:table-cell>
          <table:table-cell office:value-type="percentage" office:value="-0.110635647300696">
            <text:p>-11.06%</text:p>
          </table:table-cell>
        </table:table-row>
        <table:table-row table:style-name="ro1">
          <table:table-cell office:value-type="float" office:value="34489">
            <text:p>34489</text:p>
          </table:table-cell>
          <table:table-cell office:value-type="string">
            <text:p>John Locke Investments</text:p>
          </table:table-cell>
          <table:table-cell office:value-type="string">
            <text:p>Cyril Systematic Program *PROP* *QEP*</text:p>
          </table:table-cell>
          <table:table-cell office:value-type="float" office:value="34489">
            <text:p>34489</text:p>
          </table:table-cell>
          <table:table-cell office:value-type="percentage" office:value="0.150453191377248">
            <text:p>15.05%</text:p>
          </table:table-cell>
          <table:table-cell office:value-type="percentage" office:value="-0.0978910436914044">
            <text:p>-9.79%</text:p>
          </table:table-cell>
        </table:table-row>
        <table:table-row table:style-name="ro2">
          <table:table-cell office:value-type="float" office:value="86118">
            <text:p>86118</text:p>
          </table:table-cell>
          <table:table-cell office:value-type="string">
            <text:p>Quantmetrics Capital Management, LLP</text:p>
          </table:table-cell>
          <table:table-cell office:value-type="string">
            <text:p>QM Premier (12V) Strategy *QEP*</text:p>
          </table:table-cell>
          <table:table-cell office:value-type="float" office:value="86118">
            <text:p>86118</text:p>
          </table:table-cell>
          <table:table-cell office:value-type="percentage" office:value="0.0125597275282506">
            <text:p>1.26%</text:p>
          </table:table-cell>
          <table:table-cell office:value-type="percentage" office:value="-0.09592200894404">
            <text:p>-9.59%</text:p>
          </table:table-cell>
        </table:table-row>
        <table:table-row table:style-name="ro1">
          <table:table-cell office:value-type="float" office:value="83377">
            <text:p>83377</text:p>
          </table:table-cell>
          <table:table-cell office:value-type="string">
            <text:p>The Cambridge Strategy Asset Management Ltd.</text:p>
          </table:table-cell>
          <table:table-cell office:value-type="string">
            <text:p>Extended Markets Currency Alpha (Program) *FX* *QEP*</text:p>
          </table:table-cell>
          <table:table-cell office:value-type="float" office:value="83377">
            <text:p>83377</text:p>
          </table:table-cell>
          <table:table-cell office:value-type="percentage" office:value="0.0566248216967132">
            <text:p>5.66%</text:p>
          </table:table-cell>
          <table:table-cell office:value-type="percentage" office:value="-0.0940387555060448">
            <text:p>-9.40%</text:p>
          </table:table-cell>
        </table:table-row>
        <table:table-row table:style-name="ro2">
          <table:table-cell office:value-type="float" office:value="18602">
            <text:p>18602</text:p>
          </table:table-cell>
          <table:table-cell office:value-type="string">
            <text:p>AgTech Trading Company</text:p>
          </table:table-cell>
          <table:table-cell office:value-type="string">
            <text:p>Ag Trading Program *PROP*</text:p>
          </table:table-cell>
          <table:table-cell office:value-type="float" office:value="18602">
            <text:p>18602</text:p>
          </table:table-cell>
          <table:table-cell office:value-type="percentage" office:value="0.00524384299210301">
            <text:p>0.52%</text:p>
          </table:table-cell>
          <table:table-cell office:value-type="percentage" office:value="-0.0932662486439738">
            <text:p>-9.33%</text:p>
          </table:table-cell>
        </table:table-row>
        <table:table-row table:style-name="ro1">
          <table:table-cell office:value-type="float" office:value="20167">
            <text:p>20167</text:p>
          </table:table-cell>
          <table:table-cell office:value-type="string">
            <text:p>Quantitative Investment Management, LLC</text:p>
          </table:table-cell>
          <table:table-cell office:value-type="string">
            <text:p>Global Program *QEP*</text:p>
          </table:table-cell>
          <table:table-cell office:value-type="float" office:value="20167">
            <text:p>20167</text:p>
          </table:table-cell>
          <table:table-cell office:value-type="percentage" office:value="0.00233190425861296">
            <text:p>0.23%</text:p>
          </table:table-cell>
          <table:table-cell office:value-type="percentage" office:value="-0.0896283746822216">
            <text:p>-8.96%</text:p>
          </table:table-cell>
        </table:table-row>
        <table:table-row table:style-name="ro1">
          <table:table-cell office:value-type="float" office:value="32537">
            <text:p>32537</text:p>
          </table:table-cell>
          <table:table-cell office:value-type="string">
            <text:p>Kelly Angle Inc.</text:p>
          </table:table-cell>
          <table:table-cell office:value-type="string">
            <text:p>Genesis Program *QEP*</text:p>
          </table:table-cell>
          <table:table-cell office:value-type="float" office:value="32537">
            <text:p>32537</text:p>
          </table:table-cell>
          <table:table-cell office:value-type="percentage" office:value="0.1516459559905">
            <text:p>15.16%</text:p>
          </table:table-cell>
          <table:table-cell office:value-type="percentage" office:value="-0.084544688865025">
            <text:p>-8.45%</text:p>
          </table:table-cell>
        </table:table-row>
        <table:table-row table:style-name="ro1">
          <table:table-cell office:value-type="float" office:value="18738">
            <text:p>18738</text:p>
          </table:table-cell>
          <table:table-cell office:value-type="string">
            <text:p>Clarke Capital Management, Inc.</text:p>
          </table:table-cell>
          <table:table-cell office:value-type="string">
            <text:p>Millennium Managed Account Program</text:p>
          </table:table-cell>
          <table:table-cell office:value-type="float" office:value="18738">
            <text:p>18738</text:p>
          </table:table-cell>
          <table:table-cell office:value-type="percentage" office:value="0.136602228270026">
            <text:p>13.66%</text:p>
          </table:table-cell>
          <table:table-cell office:value-type="percentage" office:value="-0.0765765559115442">
            <text:p>-7.66%</text:p>
          </table:table-cell>
        </table:table-row>
        <table:table-row table:style-name="ro2">
          <table:table-cell office:value-type="float" office:value="30941">
            <text:p>30941</text:p>
          </table:table-cell>
          <table:table-cell office:value-type="string">
            <text:p>Clarke Capital Management, Inc.</text:p>
          </table:table-cell>
          <table:table-cell office:value-type="string">
            <text:p>FXF-Plus Program</text:p>
          </table:table-cell>
          <table:table-cell office:value-type="float" office:value="30941">
            <text:p>30941</text:p>
          </table:table-cell>
          <table:table-cell office:value-type="percentage" office:value="0.130005414233243">
            <text:p>13.00%</text:p>
          </table:table-cell>
          <table:table-cell office:value-type="percentage" office:value="-0.0738356082410511">
            <text:p>-7.38%</text:p>
          </table:table-cell>
        </table:table-row>
        <table:table-row table:style-name="ro2">
          <table:table-cell office:value-type="float" office:value="74831">
            <text:p>74831</text:p>
          </table:table-cell>
          <table:table-cell office:value-type="string">
            <text:p>Blackheath Fund Management Inc</text:p>
          </table:table-cell>
          <table:table-cell office:value-type="string">
            <text:p>Blackheath Sentiment Strategy *QEP*</text:p>
          </table:table-cell>
          <table:table-cell office:value-type="float" office:value="74831">
            <text:p>74831</text:p>
          </table:table-cell>
          <table:table-cell office:value-type="percentage" office:value="0.0660406742625756">
            <text:p>6.60%</text:p>
          </table:table-cell>
          <table:table-cell office:value-type="percentage" office:value="-0.0723322940349606">
            <text:p>-7.23%</text:p>
          </table:table-cell>
        </table:table-row>
        <table:table-row table:style-name="ro2">
          <table:table-cell office:value-type="float" office:value="20016">
            <text:p>20016</text:p>
          </table:table-cell>
          <table:table-cell office:value-type="string">
            <text:p>Di Tomasso Group Inc.</text:p>
          </table:table-cell>
          <table:table-cell office:value-type="string">
            <text:p>Equilibrium Program *QEP*</text:p>
          </table:table-cell>
          <table:table-cell office:value-type="float" office:value="20016">
            <text:p>20016</text:p>
          </table:table-cell>
          <table:table-cell office:value-type="percentage" office:value="0.0281000185742297">
            <text:p>2.81%</text:p>
          </table:table-cell>
          <table:table-cell office:value-type="percentage" office:value="-0.0649412869516365">
            <text:p>-6.49%</text:p>
          </table:table-cell>
        </table:table-row>
        <table:table-row table:style-name="ro1">
          <table:table-cell office:value-type="float" office:value="19429">
            <text:p>19429</text:p>
          </table:table-cell>
          <table:table-cell office:value-type="string">
            <text:p>Denali Asset Management, LLLP</text:p>
          </table:table-cell>
          <table:table-cell office:value-type="string">
            <text:p>Denali Partners, LP *QEP*</text:p>
          </table:table-cell>
          <table:table-cell office:value-type="float" office:value="19429">
            <text:p>19429</text:p>
          </table:table-cell>
          <table:table-cell office:value-type="percentage" office:value="0.0969385539306133">
            <text:p>9.69%</text:p>
          </table:table-cell>
          <table:table-cell office:value-type="percentage" office:value="-0.0607268766435934">
            <text:p>-6.07%</text:p>
          </table:table-cell>
        </table:table-row>
        <table:table-row table:style-name="ro2">
          <table:table-cell office:value-type="float" office:value="18649">
            <text:p>18649</text:p>
          </table:table-cell>
          <table:table-cell office:value-type="string">
            <text:p>Hyman Beck &amp; Company, Inc.</text:p>
          </table:table-cell>
          <table:table-cell office:value-type="string">
            <text:p>Global Portfolio *QEP*</text:p>
          </table:table-cell>
          <table:table-cell office:value-type="float" office:value="18649">
            <text:p>18649</text:p>
          </table:table-cell>
          <table:table-cell office:value-type="percentage" office:value="0.14529749501358">
            <text:p>14.53%</text:p>
          </table:table-cell>
          <table:table-cell office:value-type="percentage" office:value="-0.0526396062186546">
            <text:p>-5.26%</text:p>
          </table:table-cell>
        </table:table-row>
        <table:table-row table:style-name="ro2">
          <table:table-cell office:value-type="float" office:value="74980">
            <text:p>74980</text:p>
          </table:table-cell>
          <table:table-cell office:value-type="string">
            <text:p>Estlander &amp; Partners Ltd.</text:p>
          </table:table-cell>
          <table:table-cell office:value-type="string">
            <text:p>Alpha Trend *QEP*</text:p>
          </table:table-cell>
          <table:table-cell office:value-type="float" office:value="74980">
            <text:p>74980</text:p>
          </table:table-cell>
          <table:table-cell office:value-type="percentage" office:value="0.152236338126455">
            <text:p>15.22%</text:p>
          </table:table-cell>
          <table:table-cell office:value-type="percentage" office:value="-0.0427725254379544">
            <text:p>-4.28%</text:p>
          </table:table-cell>
        </table:table-row>
        <table:table-row table:style-name="ro2">
          <table:table-cell office:value-type="float" office:value="19017">
            <text:p>19017</text:p>
          </table:table-cell>
          <table:table-cell office:value-type="string">
            <text:p>Hamer Trading, Inc.</text:p>
          </table:table-cell>
          <table:table-cell office:value-type="string">
            <text:p>Diversified Systematic Program <text:s/>*PROP*</text:p>
          </table:table-cell>
          <table:table-cell office:value-type="float" office:value="19017">
            <text:p>19017</text:p>
          </table:table-cell>
          <table:table-cell office:value-type="percentage" office:value="0.127472527930171">
            <text:p>12.75%</text:p>
          </table:table-cell>
          <table:table-cell office:value-type="percentage" office:value="-0.0261295697271502">
            <text:p>-2.61%</text:p>
          </table:table-cell>
        </table:table-row>
        <table:table-row table:style-name="ro2">
          <table:table-cell office:value-type="float" office:value="32812">
            <text:p>32812</text:p>
          </table:table-cell>
          <table:table-cell office:value-type="string">
            <text:p>Paskewitz Asset Management, LLC</text:p>
          </table:table-cell>
          <table:table-cell office:value-type="string">
            <text:p>Contrarian 3X Stock Index Program</text:p>
          </table:table-cell>
          <table:table-cell office:value-type="float" office:value="32812">
            <text:p>32812</text:p>
          </table:table-cell>
          <table:table-cell office:value-type="percentage" office:value="-0.0208689279847859">
            <text:p>-2.09%</text:p>
          </table:table-cell>
          <table:table-cell office:value-type="percentage" office:value="-0.0177677058503315">
            <text:p>-1.78%</text:p>
          </table:table-cell>
        </table:table-row>
        <table:table-row table:style-name="ro2">
          <table:table-cell office:value-type="float" office:value="18635">
            <text:p>18635</text:p>
          </table:table-cell>
          <table:table-cell office:value-type="string">
            <text:p>EMC Capital Advisors LLC</text:p>
          </table:table-cell>
          <table:table-cell office:value-type="string">
            <text:p>Classic Program *QEP*</text:p>
          </table:table-cell>
          <table:table-cell office:value-type="float" office:value="18635">
            <text:p>18635</text:p>
          </table:table-cell>
          <table:table-cell office:value-type="percentage" office:value="0.160291451449395">
            <text:p>16.03%</text:p>
          </table:table-cell>
          <table:table-cell office:value-type="percentage" office:value="-0.0130683004645255">
            <text:p>-1.31%</text:p>
          </table:table-cell>
        </table:table-row>
        <table:table-row table:style-name="ro2">
          <table:table-cell office:value-type="float" office:value="19636">
            <text:p>19636</text:p>
          </table:table-cell>
          <table:table-cell office:value-type="string">
            <text:p>Quest Partners LLC</text:p>
          </table:table-cell>
          <table:table-cell office:value-type="string">
            <text:p>AlphaQuest Original Program (AQO) *QEP*</text:p>
          </table:table-cell>
          <table:table-cell office:value-type="float" office:value="19636">
            <text:p>19636</text:p>
          </table:table-cell>
          <table:table-cell office:value-type="percentage" office:value="0.158587068797096">
            <text:p>15.86%</text:p>
          </table:table-cell>
          <table:table-cell office:value-type="percentage" office:value="-0.0105221387652309">
            <text:p>-1.05%</text:p>
          </table:table-cell>
        </table:table-row>
        <table:table-row table:style-name="ro1">
          <table:table-cell office:value-type="float" office:value="44500">
            <text:p>44500</text:p>
          </table:table-cell>
          <table:table-cell office:value-type="string">
            <text:p>ISAM - International Standard Asset Management</text:p>
          </table:table-cell>
          <table:table-cell office:value-type="string">
            <text:p>Systematic Program</text:p>
          </table:table-cell>
          <table:table-cell office:value-type="float" office:value="44500">
            <text:p>44500</text:p>
          </table:table-cell>
          <table:table-cell office:value-type="percentage" office:value="0.156274387520026">
            <text:p>15.63%</text:p>
          </table:table-cell>
          <table:table-cell office:value-type="percentage" office:value="-0.00765884321949755">
            <text:p>-0.77%</text:p>
          </table:table-cell>
        </table:table-row>
        <table:table-row table:style-name="ro1">
          <table:table-cell office:value-type="float" office:value="19007">
            <text:p>19007</text:p>
          </table:table-cell>
          <table:table-cell office:value-type="string">
            <text:p>Tactical Investment Management Corp.</text:p>
          </table:table-cell>
          <table:table-cell office:value-type="string">
            <text:p>Institutional Commodity Program *QEP*</text:p>
          </table:table-cell>
          <table:table-cell office:value-type="float" office:value="19007">
            <text:p>19007</text:p>
          </table:table-cell>
          <table:table-cell office:value-type="percentage" office:value="0.145588814249692">
            <text:p>14.56%</text:p>
          </table:table-cell>
          <table:table-cell office:value-type="percentage" office:value="-0.00299847454265265">
            <text:p>-0.30%</text:p>
          </table:table-cell>
        </table:table-row>
        <table:table-row table:style-name="ro1">
          <table:table-cell office:value-type="float" office:value="31313">
            <text:p>31313</text:p>
          </table:table-cell>
          <table:table-cell office:value-type="string">
            <text:p>Systematic Alpha Management LLC</text:p>
          </table:table-cell>
          <table:table-cell office:value-type="string">
            <text:p>Systematic Alpha Futures Program *QEP*</text:p>
          </table:table-cell>
          <table:table-cell office:value-type="float" office:value="31313">
            <text:p>31313</text:p>
          </table:table-cell>
          <table:table-cell office:value-type="percentage" office:value="0.0043733348131594">
            <text:p>0.44%</text:p>
          </table:table-cell>
          <table:table-cell office:value-type="percentage" office:value="0.00477229437163093">
            <text:p>0.48%</text:p>
          </table:table-cell>
        </table:table-row>
        <table:table-row table:style-name="ro1">
          <table:table-cell office:value-type="float" office:value="19201">
            <text:p>19201</text:p>
          </table:table-cell>
          <table:table-cell office:value-type="string">
            <text:p>Alder Capital Limited</text:p>
          </table:table-cell>
          <table:table-cell office:value-type="string">
            <text:p>Global 20 Program</text:p>
          </table:table-cell>
          <table:table-cell office:value-type="float" office:value="19201">
            <text:p>19201</text:p>
          </table:table-cell>
          <table:table-cell office:value-type="percentage" office:value="0.0757191049323399">
            <text:p>7.57%</text:p>
          </table:table-cell>
          <table:table-cell office:value-type="percentage" office:value="0.00824360918527178">
            <text:p>0.82%</text:p>
          </table:table-cell>
        </table:table-row>
        <table:table-row table:style-name="ro1">
          <table:table-cell office:value-type="float" office:value="32538">
            <text:p>32538</text:p>
          </table:table-cell>
          <table:table-cell office:value-type="string">
            <text:p>Keck Capital Management, LLC</text:p>
          </table:table-cell>
          <table:table-cell office:value-type="string">
            <text:p>Keck Program *QEP*</text:p>
          </table:table-cell>
          <table:table-cell office:value-type="float" office:value="32538">
            <text:p>32538</text:p>
          </table:table-cell>
          <table:table-cell office:value-type="percentage" office:value="0.145761819920505">
            <text:p>14.58%</text:p>
          </table:table-cell>
          <table:table-cell office:value-type="percentage" office:value="0.0115144108637021">
            <text:p>1.15%</text:p>
          </table:table-cell>
        </table:table-row>
        <table:table-row table:style-name="ro1">
          <table:table-cell office:value-type="float" office:value="18633">
            <text:p>18633</text:p>
          </table:table-cell>
          <table:table-cell office:value-type="string">
            <text:p>Eclipse Capital Management, Inc.</text:p>
          </table:table-cell>
          <table:table-cell office:value-type="string">
            <text:p>Global Monetary Program *QEP*</text:p>
          </table:table-cell>
          <table:table-cell office:value-type="float" office:value="18633">
            <text:p>18633</text:p>
          </table:table-cell>
          <table:table-cell office:value-type="percentage" office:value="0.149535881679289">
            <text:p>14.95%</text:p>
          </table:table-cell>
          <table:table-cell office:value-type="percentage" office:value="0.0115974383880504">
            <text:p>1.16%</text:p>
          </table:table-cell>
        </table:table-row>
        <table:table-row table:style-name="ro2">
          <table:table-cell office:value-type="float" office:value="18668">
            <text:p>18668</text:p>
          </table:table-cell>
          <table:table-cell office:value-type="string">
            <text:p>Red Oak Commodity Advisors, Inc.</text:p>
          </table:table-cell>
          <table:table-cell office:value-type="string">
            <text:p>Fundamental Trading Program *QEP*</text:p>
          </table:table-cell>
          <table:table-cell office:value-type="float" office:value="18668">
            <text:p>18668</text:p>
          </table:table-cell>
          <table:table-cell office:value-type="percentage" office:value="0.099670995316975">
            <text:p>9.97%</text:p>
          </table:table-cell>
          <table:table-cell office:value-type="percentage" office:value="0.0131609799469369">
            <text:p>1.32%</text:p>
          </table:table-cell>
        </table:table-row>
        <table:table-row table:style-name="ro2">
          <table:table-cell office:value-type="float" office:value="18702">
            <text:p>18702</text:p>
          </table:table-cell>
          <table:table-cell office:value-type="string">
            <text:p>Michael J. Frischmeyer, CTA</text:p>
          </table:table-cell>
          <table:table-cell office:value-type="string">
            <text:p>Michael J. Frischmeyer, CTA *CLSD*</text:p>
          </table:table-cell>
          <table:table-cell office:value-type="float" office:value="18702">
            <text:p>18702</text:p>
          </table:table-cell>
          <table:table-cell office:value-type="percentage" office:value="0.00822561656349248">
            <text:p>0.82%</text:p>
          </table:table-cell>
          <table:table-cell office:value-type="percentage" office:value="0.0167243935354752">
            <text:p>1.67%</text:p>
          </table:table-cell>
        </table:table-row>
        <table:table-row table:style-name="ro1">
          <table:table-cell office:value-type="float" office:value="18669">
            <text:p>18669</text:p>
          </table:table-cell>
          <table:table-cell office:value-type="string">
            <text:p>Saxon Investment Corporation</text:p>
          </table:table-cell>
          <table:table-cell office:value-type="string">
            <text:p>Aggressive Diversified Program *QEP*</text:p>
          </table:table-cell>
          <table:table-cell office:value-type="float" office:value="18669">
            <text:p>18669</text:p>
          </table:table-cell>
          <table:table-cell office:value-type="percentage" office:value="0.106465331737299">
            <text:p>10.65%</text:p>
          </table:table-cell>
          <table:table-cell office:value-type="percentage" office:value="0.0263881422196493">
            <text:p>2.64%</text:p>
          </table:table-cell>
        </table:table-row>
        <table:table-row table:style-name="ro2">
          <table:table-cell office:value-type="float" office:value="18631">
            <text:p>18631</text:p>
          </table:table-cell>
          <table:table-cell office:value-type="string">
            <text:p>Eckhardt Trading Company</text:p>
          </table:table-cell>
          <table:table-cell office:value-type="string">
            <text:p>Standard Plus Program</text:p>
          </table:table-cell>
          <table:table-cell office:value-type="float" office:value="18631">
            <text:p>18631</text:p>
          </table:table-cell>
          <table:table-cell office:value-type="percentage" office:value="0.13843212838576">
            <text:p>13.84%</text:p>
          </table:table-cell>
          <table:table-cell office:value-type="percentage" office:value="0.0264865023040682">
            <text:p>2.65%</text:p>
          </table:table-cell>
        </table:table-row>
        <table:table-row table:style-name="ro1">
          <table:table-cell office:value-type="float" office:value="18670">
            <text:p>18670</text:p>
          </table:table-cell>
          <table:table-cell office:value-type="string">
            <text:p>Saxon Investment Corporation</text:p>
          </table:table-cell>
          <table:table-cell office:value-type="string">
            <text:p>Diversified Program *QEP*</text:p>
          </table:table-cell>
          <table:table-cell office:value-type="float" office:value="18670">
            <text:p>18670</text:p>
          </table:table-cell>
          <table:table-cell office:value-type="percentage" office:value="0.106422369848096">
            <text:p>10.64%</text:p>
          </table:table-cell>
          <table:table-cell office:value-type="percentage" office:value="0.0271088645094019">
            <text:p>2.71%</text:p>
          </table:table-cell>
        </table:table-row>
        <table:table-row table:style-name="ro2">
          <table:table-cell office:value-type="float" office:value="18632">
            <text:p>18632</text:p>
          </table:table-cell>
          <table:table-cell office:value-type="string">
            <text:p>Eckhardt Trading Company</text:p>
          </table:table-cell>
          <table:table-cell office:value-type="string">
            <text:p>Standard Program</text:p>
          </table:table-cell>
          <table:table-cell office:value-type="float" office:value="18632">
            <text:p>18632</text:p>
          </table:table-cell>
          <table:table-cell office:value-type="percentage" office:value="0.13817218396496">
            <text:p>13.82%</text:p>
          </table:table-cell>
          <table:table-cell office:value-type="percentage" office:value="0.0278692218371177">
            <text:p>2.79%</text:p>
          </table:table-cell>
        </table:table-row>
        <table:table-row table:style-name="ro1">
          <table:table-cell office:value-type="float" office:value="18600">
            <text:p>18600</text:p>
          </table:table-cell>
          <table:table-cell office:value-type="string">
            <text:p>Abraham Trading Company</text:p>
          </table:table-cell>
          <table:table-cell office:value-type="string">
            <text:p>Abraham Diversified Program</text:p>
          </table:table-cell>
          <table:table-cell office:value-type="float" office:value="18600">
            <text:p>18600</text:p>
          </table:table-cell>
          <table:table-cell office:value-type="percentage" office:value="0.15299163006837">
            <text:p>15.30%</text:p>
          </table:table-cell>
          <table:table-cell office:value-type="percentage" office:value="0.0423537913295019">
            <text:p>4.24%</text:p>
          </table:table-cell>
        </table:table-row>
        <table:table-row table:style-name="ro2">
          <table:table-cell office:value-type="float" office:value="18884">
            <text:p>18884</text:p>
          </table:table-cell>
          <table:table-cell office:value-type="string">
            <text:p>Drury Capital, Inc.</text:p>
          </table:table-cell>
          <table:table-cell office:value-type="string">
            <text:p>Diversified Trend-Following Program *QEP*</text:p>
          </table:table-cell>
          <table:table-cell office:value-type="float" office:value="18884">
            <text:p>18884</text:p>
          </table:table-cell>
          <table:table-cell office:value-type="percentage" office:value="0.13578615292986">
            <text:p>13.58%</text:p>
          </table:table-cell>
          <table:table-cell office:value-type="percentage" office:value="0.0423596766563811">
            <text:p>4.24%</text:p>
          </table:table-cell>
        </table:table-row>
        <table:table-row table:style-name="ro2">
          <table:table-cell office:value-type="float" office:value="18627">
            <text:p>18627</text:p>
          </table:table-cell>
          <table:table-cell office:value-type="string">
            <text:p>Dreiss Research Corporation</text:p>
          </table:table-cell>
          <table:table-cell office:value-type="string">
            <text:p>Global Diversified Program *QEP*</text:p>
          </table:table-cell>
          <table:table-cell office:value-type="float" office:value="18627">
            <text:p>18627</text:p>
          </table:table-cell>
          <table:table-cell office:value-type="percentage" office:value="0.147127838729114">
            <text:p>14.71%</text:p>
          </table:table-cell>
          <table:table-cell office:value-type="percentage" office:value="0.0472700703047955">
            <text:p>4.73%</text:p>
          </table:table-cell>
        </table:table-row>
        <table:table-row table:style-name="ro2">
          <table:table-cell office:value-type="float" office:value="33512">
            <text:p>33512</text:p>
          </table:table-cell>
          <table:table-cell office:value-type="string">
            <text:p>Doherty Advisors, LLC</text:p>
          </table:table-cell>
          <table:table-cell office:value-type="string">
            <text:p>Relative Value Volatility 1X *QEP*</text:p>
          </table:table-cell>
          <table:table-cell office:value-type="float" office:value="33512">
            <text:p>33512</text:p>
          </table:table-cell>
          <table:table-cell office:value-type="percentage" office:value="-0.0409550983954955">
            <text:p>-4.10%</text:p>
          </table:table-cell>
          <table:table-cell office:value-type="percentage" office:value="0.0516841601927668">
            <text:p>5.17%</text:p>
          </table:table-cell>
        </table:table-row>
        <table:table-row table:style-name="ro2">
          <table:table-cell office:value-type="float" office:value="33515">
            <text:p>33515</text:p>
          </table:table-cell>
          <table:table-cell office:value-type="string">
            <text:p>Doherty Advisors, LLC</text:p>
          </table:table-cell>
          <table:table-cell office:value-type="string">
            <text:p>Relative Value Volatility 2X *QEP*</text:p>
          </table:table-cell>
          <table:table-cell office:value-type="float" office:value="33515">
            <text:p>33515</text:p>
          </table:table-cell>
          <table:table-cell office:value-type="percentage" office:value="-0.0433912751190758">
            <text:p>-4.34%</text:p>
          </table:table-cell>
          <table:table-cell office:value-type="percentage" office:value="0.059424377094009">
            <text:p>5.94%</text:p>
          </table:table-cell>
        </table:table-row>
        <table:table-row table:style-name="ro2">
          <table:table-cell office:value-type="float" office:value="30327">
            <text:p>30327</text:p>
          </table:table-cell>
          <table:table-cell office:value-type="string">
            <text:p>Kinkopf Capital Management, LLC</text:p>
          </table:table-cell>
          <table:table-cell office:value-type="string">
            <text:p>Kinkopf S&amp;P Program <text:s/>*PROP*</text:p>
          </table:table-cell>
          <table:table-cell office:value-type="float" office:value="30327">
            <text:p>30327</text:p>
          </table:table-cell>
          <table:table-cell office:value-type="percentage" office:value="0.00341534974455601">
            <text:p>0.34%</text:p>
          </table:table-cell>
          <table:table-cell office:value-type="percentage" office:value="0.0638208436073581">
            <text:p>6.38%</text:p>
          </table:table-cell>
        </table:table-row>
        <table:table-row table:style-name="ro1">
          <table:table-cell office:value-type="float" office:value="27200">
            <text:p>27200</text:p>
          </table:table-cell>
          <table:table-cell office:value-type="string">
            <text:p>Red Rock Capital, LLC</text:p>
          </table:table-cell>
          <table:table-cell office:value-type="string">
            <text:p>Systematic Global Macro Program</text:p>
          </table:table-cell>
          <table:table-cell office:value-type="float" office:value="27200">
            <text:p>27200</text:p>
          </table:table-cell>
          <table:table-cell office:value-type="percentage" office:value="0.14380578324772">
            <text:p>14.38%</text:p>
          </table:table-cell>
          <table:table-cell office:value-type="percentage" office:value="0.0694834278214233">
            <text:p>6.95%</text:p>
          </table:table-cell>
        </table:table-row>
        <table:table-row table:style-name="ro2">
          <table:table-cell office:value-type="float" office:value="19740">
            <text:p>19740</text:p>
          </table:table-cell>
          <table:table-cell office:value-type="string">
            <text:p>Altis Partners (Jersey) Limited</text:p>
          </table:table-cell>
          <table:table-cell office:value-type="string">
            <text:p>Global Futures Portfolio</text:p>
          </table:table-cell>
          <table:table-cell office:value-type="float" office:value="19740">
            <text:p>19740</text:p>
          </table:table-cell>
          <table:table-cell office:value-type="percentage" office:value="0.150365505026862">
            <text:p>15.04%</text:p>
          </table:table-cell>
          <table:table-cell office:value-type="percentage" office:value="0.0697988512494636">
            <text:p>6.98%</text:p>
          </table:table-cell>
        </table:table-row>
        <table:table-row table:style-name="ro2">
          <table:table-cell office:value-type="float" office:value="20023">
            <text:p>20023</text:p>
          </table:table-cell>
          <table:table-cell office:value-type="string">
            <text:p>Mulvaney Capital Management Ltd</text:p>
          </table:table-cell>
          <table:table-cell office:value-type="string">
            <text:p>Global Diversified Program <text:s/>*QEP*</text:p>
          </table:table-cell>
          <table:table-cell office:value-type="float" office:value="20023">
            <text:p>20023</text:p>
          </table:table-cell>
          <table:table-cell office:value-type="percentage" office:value="0.155018047449863">
            <text:p>15.50%</text:p>
          </table:table-cell>
          <table:table-cell office:value-type="percentage" office:value="0.0698072783057876">
            <text:p>6.98%</text:p>
          </table:table-cell>
        </table:table-row>
        <table:table-row table:style-name="ro2">
          <table:table-cell office:value-type="float" office:value="19038">
            <text:p>19038</text:p>
          </table:table-cell>
          <table:table-cell office:value-type="string">
            <text:p>Mount Lucas Management LP</text:p>
          </table:table-cell>
          <table:table-cell office:value-type="string">
            <text:p>MLM Index - Unleveraged <text:s/>*QEP*</text:p>
          </table:table-cell>
          <table:table-cell office:value-type="float" office:value="19038">
            <text:p>19038</text:p>
          </table:table-cell>
          <table:table-cell office:value-type="percentage" office:value="0.120970520042786">
            <text:p>12.10%</text:p>
          </table:table-cell>
          <table:table-cell office:value-type="percentage" office:value="0.0793920077869125">
            <text:p>7.94%</text:p>
          </table:table-cell>
        </table:table-row>
        <table:table-row table:style-name="ro1">
          <table:table-cell office:value-type="float" office:value="19039">
            <text:p>19039</text:p>
          </table:table-cell>
          <table:table-cell office:value-type="string">
            <text:p>Mount Lucas Management LP</text:p>
          </table:table-cell>
          <table:table-cell office:value-type="string">
            <text:p>MLM Index - Enhanced <text:s/>*QEP*</text:p>
          </table:table-cell>
          <table:table-cell office:value-type="float" office:value="19039">
            <text:p>19039</text:p>
          </table:table-cell>
          <table:table-cell office:value-type="percentage" office:value="0.119580485157571">
            <text:p>11.96%</text:p>
          </table:table-cell>
          <table:table-cell office:value-type="percentage" office:value="0.0811289606097172">
            <text:p>8.11%</text:p>
          </table:table-cell>
        </table:table-row>
        <table:table-row table:style-name="ro1">
          <table:table-cell office:value-type="float" office:value="18629">
            <text:p>18629</text:p>
          </table:table-cell>
          <table:table-cell office:value-type="string">
            <text:p>DUNN Capital Management, Inc.</text:p>
          </table:table-cell>
          <table:table-cell office:value-type="string">
            <text:p>World Monetary and Agriculture (WMA) Program *QEP*</text:p>
          </table:table-cell>
          <table:table-cell office:value-type="float" office:value="18629">
            <text:p>18629</text:p>
          </table:table-cell>
          <table:table-cell office:value-type="percentage" office:value="0.1525483103559">
            <text:p>15.25%</text:p>
          </table:table-cell>
          <table:table-cell office:value-type="percentage" office:value="0.0837090628836095">
            <text:p>8.37%</text:p>
          </table:table-cell>
        </table:table-row>
        <table:table-row table:style-name="ro2">
          <table:table-cell office:value-type="float" office:value="19203">
            <text:p>19203</text:p>
          </table:table-cell>
          <table:table-cell office:value-type="string">
            <text:p>Quality Capital Management Ltd</text:p>
          </table:table-cell>
          <table:table-cell office:value-type="string">
            <text:p>Global Diversified Programme *QEP*</text:p>
          </table:table-cell>
          <table:table-cell office:value-type="float" office:value="19203">
            <text:p>19203</text:p>
          </table:table-cell>
          <table:table-cell office:value-type="percentage" office:value="0.149390702057443">
            <text:p>14.94%</text:p>
          </table:table-cell>
          <table:table-cell office:value-type="percentage" office:value="0.0887158620226453">
            <text:p>8.87%</text:p>
          </table:table-cell>
        </table:table-row>
        <table:table-row table:style-name="ro2">
          <table:table-cell office:value-type="float" office:value="80410">
            <text:p>80410</text:p>
          </table:table-cell>
          <table:table-cell office:value-type="string">
            <text:p>FTC Capital GmbH</text:p>
          </table:table-cell>
          <table:table-cell office:value-type="string">
            <text:p>FTC Futures Fund Classic B-EUR *FRN*</text:p>
          </table:table-cell>
          <table:table-cell office:value-type="float" office:value="80410">
            <text:p>80410</text:p>
          </table:table-cell>
          <table:table-cell office:value-type="percentage" office:value="0.149058466692505">
            <text:p>14.91%</text:p>
          </table:table-cell>
          <table:table-cell office:value-type="percentage" office:value="0.0925083780729645">
            <text:p>9.25%</text:p>
          </table:table-cell>
        </table:table-row>
        <table:table-row table:style-name="ro2">
          <table:table-cell office:value-type="float" office:value="18883">
            <text:p>18883</text:p>
          </table:table-cell>
          <table:table-cell office:value-type="string">
            <text:p>Transtrend B.V.</text:p>
          </table:table-cell>
          <table:table-cell office:value-type="string">
            <text:p>Diversified Trend Program - Enhanced Risk USD</text:p>
          </table:table-cell>
          <table:table-cell office:value-type="float" office:value="18883">
            <text:p>18883</text:p>
          </table:table-cell>
          <table:table-cell office:value-type="percentage" office:value="0.148846751167979">
            <text:p>14.88%</text:p>
          </table:table-cell>
          <table:table-cell office:value-type="percentage" office:value="0.0973511080178096">
            <text:p>9.74%</text:p>
          </table:table-cell>
        </table:table-row>
        <table:table-row table:style-name="ro1">
          <table:table-cell office:value-type="float" office:value="82803">
            <text:p>82803</text:p>
          </table:table-cell>
          <table:table-cell office:value-type="string">
            <text:p>Goldman Management, Inc.</text:p>
          </table:table-cell>
          <table:table-cell office:value-type="string">
            <text:p>Goldman Management Stock Index Futures *PROP* *QEP*</text:p>
          </table:table-cell>
          <table:table-cell office:value-type="float" office:value="82803">
            <text:p>82803</text:p>
          </table:table-cell>
          <table:table-cell office:value-type="percentage" office:value="0.00788998500511661">
            <text:p>0.79%</text:p>
          </table:table-cell>
          <table:table-cell office:value-type="percentage" office:value="0.0975841537194918">
            <text:p>9.76%</text:p>
          </table:table-cell>
        </table:table-row>
        <table:table-row table:style-name="ro2">
          <table:table-cell office:value-type="float" office:value="20060">
            <text:p>20060</text:p>
          </table:table-cell>
          <table:table-cell office:value-type="string">
            <text:p>SMN Investment Services GmbH</text:p>
          </table:table-cell>
          <table:table-cell office:value-type="string">
            <text:p>Diversified Futures *FRN*</text:p>
          </table:table-cell>
          <table:table-cell office:value-type="float" office:value="20060">
            <text:p>20060</text:p>
          </table:table-cell>
          <table:table-cell office:value-type="percentage" office:value="0.152185555919816">
            <text:p>15.22%</text:p>
          </table:table-cell>
          <table:table-cell office:value-type="percentage" office:value="0.0978201114359295">
            <text:p>9.78%</text:p>
          </table:table-cell>
        </table:table-row>
        <table:table-row table:style-name="ro2">
          <table:table-cell office:value-type="float" office:value="18852">
            <text:p>18852</text:p>
          </table:table-cell>
          <table:table-cell office:value-type="string">
            <text:p>Estlander &amp; Partners Ltd.</text:p>
          </table:table-cell>
          <table:table-cell office:value-type="string">
            <text:p>Global XL Program *QEP*</text:p>
          </table:table-cell>
          <table:table-cell office:value-type="float" office:value="18852">
            <text:p>18852</text:p>
          </table:table-cell>
          <table:table-cell office:value-type="percentage" office:value="0.146701742716427">
            <text:p>14.67%</text:p>
          </table:table-cell>
          <table:table-cell office:value-type="percentage" office:value="0.109556707158766">
            <text:p>10.96%</text:p>
          </table:table-cell>
        </table:table-row>
        <table:table-row table:style-name="ro2">
          <table:table-cell office:value-type="float" office:value="19184">
            <text:p>19184</text:p>
          </table:table-cell>
          <table:table-cell office:value-type="string">
            <text:p>Estlander &amp; Partners Ltd.</text:p>
          </table:table-cell>
          <table:table-cell office:value-type="string">
            <text:p>Global Markets Program *QEP*</text:p>
          </table:table-cell>
          <table:table-cell office:value-type="float" office:value="19184">
            <text:p>19184</text:p>
          </table:table-cell>
          <table:table-cell office:value-type="percentage" office:value="0.145302198017577">
            <text:p>14.53%</text:p>
          </table:table-cell>
          <table:table-cell office:value-type="percentage" office:value="0.111859381469299">
            <text:p>11.19%</text:p>
          </table:table-cell>
        </table:table-row>
        <table:table-row table:style-name="ro2">
          <table:table-cell office:value-type="float" office:value="18665">
            <text:p>18665</text:p>
          </table:table-cell>
          <table:table-cell office:value-type="string">
            <text:p>Rabar Market Research, Inc.</text:p>
          </table:table-cell>
          <table:table-cell office:value-type="string">
            <text:p>Diversified Program *QEP*</text:p>
          </table:table-cell>
          <table:table-cell office:value-type="float" office:value="18665">
            <text:p>18665</text:p>
          </table:table-cell>
          <table:table-cell office:value-type="percentage" office:value="0.147878487219627">
            <text:p>14.79%</text:p>
          </table:table-cell>
          <table:table-cell office:value-type="percentage" office:value="0.117221071738585">
            <text:p>11.72%</text:p>
          </table:table-cell>
        </table:table-row>
        <table:table-row table:style-name="ro2">
          <table:table-cell office:value-type="float" office:value="30610">
            <text:p>30610</text:p>
          </table:table-cell>
          <table:table-cell office:value-type="string">
            <text:p>Welton Investment Partners LLC</text:p>
          </table:table-cell>
          <table:table-cell office:value-type="string">
            <text:p>Global Directional Portfolio</text:p>
          </table:table-cell>
          <table:table-cell office:value-type="float" office:value="30610">
            <text:p>30610</text:p>
          </table:table-cell>
          <table:table-cell office:value-type="percentage" office:value="0.151437982869283">
            <text:p>15.14%</text:p>
          </table:table-cell>
          <table:table-cell office:value-type="percentage" office:value="0.121467136144609">
            <text:p>12.15%</text:p>
          </table:table-cell>
        </table:table-row>
        <table:table-row table:style-name="ro2">
          <table:table-cell office:value-type="float" office:value="83514">
            <text:p>83514</text:p>
          </table:table-cell>
          <table:table-cell office:value-type="string">
            <text:p>Omni Trading, LLC</text:p>
          </table:table-cell>
          <table:table-cell office:value-type="string">
            <text:p>S&amp;P 500 Option Overwriting Program</text:p>
          </table:table-cell>
          <table:table-cell office:value-type="float" office:value="83514">
            <text:p>83514</text:p>
          </table:table-cell>
          <table:table-cell office:value-type="percentage" office:value="-0.00392338944923096">
            <text:p>-0.39%</text:p>
          </table:table-cell>
          <table:table-cell office:value-type="percentage" office:value="0.122404555774058">
            <text:p>12.24%</text:p>
          </table:table-cell>
        </table:table-row>
        <table:table-row table:style-name="ro2">
          <table:table-cell office:value-type="float" office:value="18699">
            <text:p>18699</text:p>
          </table:table-cell>
          <table:table-cell office:value-type="string">
            <text:p>Winton Capital Management Ltd</text:p>
          </table:table-cell>
          <table:table-cell office:value-type="string">
            <text:p>Diversified Trading Program</text:p>
          </table:table-cell>
          <table:table-cell office:value-type="float" office:value="18699">
            <text:p>18699</text:p>
          </table:table-cell>
          <table:table-cell office:value-type="percentage" office:value="0.148098303368423">
            <text:p>14.81%</text:p>
          </table:table-cell>
          <table:table-cell office:value-type="percentage" office:value="0.125288284257334">
            <text:p>12.53%</text:p>
          </table:table-cell>
        </table:table-row>
        <table:table-row table:style-name="ro2">
          <table:table-cell office:value-type="float" office:value="87414">
            <text:p>87414</text:p>
          </table:table-cell>
          <table:table-cell office:value-type="string">
            <text:p>Warrington Asset Management Corp.</text:p>
          </table:table-cell>
          <table:table-cell office:value-type="string">
            <text:p>Strategic Fund</text:p>
          </table:table-cell>
          <table:table-cell office:value-type="float" office:value="87414">
            <text:p>87414</text:p>
          </table:table-cell>
          <table:table-cell office:value-type="percentage" office:value="-0.0227730372420419">
            <text:p>-2.28%</text:p>
          </table:table-cell>
          <table:table-cell office:value-type="percentage" office:value="0.132537813719768">
            <text:p>13.25%</text:p>
          </table:table-cell>
        </table:table-row>
        <table:table-row table:style-name="ro1">
          <table:table-cell office:value-type="float" office:value="18610">
            <text:p>18610</text:p>
          </table:table-cell>
          <table:table-cell office:value-type="string">
            <text:p>Campbell &amp; Company, LP</text:p>
          </table:table-cell>
          <table:table-cell office:value-type="string">
            <text:p>Campbell Managed Futures</text:p>
          </table:table-cell>
          <table:table-cell office:value-type="float" office:value="18610">
            <text:p>18610</text:p>
          </table:table-cell>
          <table:table-cell office:value-type="percentage" office:value="0.118075047490432">
            <text:p>11.81%</text:p>
          </table:table-cell>
          <table:table-cell office:value-type="percentage" office:value="0.138860625346294">
            <text:p>13.89%</text:p>
          </table:table-cell>
        </table:table-row>
        <table:table-row table:style-name="ro2">
          <table:table-cell office:value-type="float" office:value="20009">
            <text:p>20009</text:p>
          </table:table-cell>
          <table:table-cell office:value-type="string">
            <text:p>FORT LP</text:p>
          </table:table-cell>
          <table:table-cell office:value-type="string">
            <text:p>Global Contrarian Program</text:p>
          </table:table-cell>
          <table:table-cell office:value-type="float" office:value="20009">
            <text:p>20009</text:p>
          </table:table-cell>
          <table:table-cell office:value-type="percentage" office:value="0.0735833931185882">
            <text:p>7.36%</text:p>
          </table:table-cell>
          <table:table-cell office:value-type="percentage" office:value="0.154758699990371">
            <text:p>15.48%</text:p>
          </table:table-cell>
        </table:table-row>
        <table:table-row table:style-name="ro2">
          <table:table-cell office:value-type="float" office:value="38631">
            <text:p>38631</text:p>
          </table:table-cell>
          <table:table-cell office:value-type="string">
            <text:p>Millburn Corporation</text:p>
          </table:table-cell>
          <table:table-cell office:value-type="string">
            <text:p>Millburn Multi-Markets Program</text:p>
          </table:table-cell>
          <table:table-cell office:value-type="float" office:value="38631">
            <text:p>38631</text:p>
          </table:table-cell>
          <table:table-cell office:value-type="percentage" office:value="0.150043373738247">
            <text:p>15.00%</text:p>
          </table:table-cell>
          <table:table-cell office:value-type="percentage" office:value="0.164584874015091">
            <text:p>16.46%</text:p>
          </table:table-cell>
        </table:table-row>
        <table:table-row table:style-name="ro2">
          <table:table-cell office:value-type="float" office:value="18659">
            <text:p>18659</text:p>
          </table:table-cell>
          <table:table-cell office:value-type="string">
            <text:p>Millburn Corporation</text:p>
          </table:table-cell>
          <table:table-cell office:value-type="string">
            <text:p>Diversified Program</text:p>
          </table:table-cell>
          <table:table-cell office:value-type="float" office:value="18659">
            <text:p>18659</text:p>
          </table:table-cell>
          <table:table-cell office:value-type="percentage" office:value="0.143385950675536">
            <text:p>14.34%</text:p>
          </table:table-cell>
          <table:table-cell office:value-type="percentage" office:value="0.185581765897708">
            <text:p>18.56%</text:p>
          </table:table-cell>
        </table:table-row>
        <table:table-row table:style-name="ro1">
          <table:table-cell office:value-type="float" office:value="19549">
            <text:p>19549</text:p>
          </table:table-cell>
          <table:table-cell office:value-type="string">
            <text:p>Chesapeake Capital Corporation</text:p>
          </table:table-cell>
          <table:table-cell office:value-type="string">
            <text:p>Diversified Program *QEP*</text:p>
          </table:table-cell>
          <table:table-cell office:value-type="float" office:value="19549">
            <text:p>19549</text:p>
          </table:table-cell>
          <table:table-cell office:value-type="percentage" office:value="0.124392287017632">
            <text:p>12.44%</text:p>
          </table:table-cell>
          <table:table-cell office:value-type="percentage" office:value="0.223154592557432">
            <text:p>22.32%</text:p>
          </table:table-cell>
        </table:table-row>
        <table:table-row table:style-name="ro1">
          <table:table-cell table:number-columns-repeated="4"/>
          <table:table-cell table:style-name="Default" office:value-type="string">
            <text:p>Factor 1</text:p>
          </table:table-cell>
          <table:table-cell table:style-name="Default" office:value-type="string">
            <text:p>Factor 2</text:p>
          </table:table-cell>
        </table:table-row>
        <table:named-expressions/>
      </table:table>
      <table:table table:name="factors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ce1"/>
        <table:table-column table:style-name="co6" table:default-cell-style-name="ce1"/>
        <table:table-column table:style-name="co4" table:number-columns-repeated="31" table:default-cell-style-name="ce1"/>
        <table:table-column table:style-name="co7" table:default-cell-style-name="ce1"/>
        <table:table-column table:style-name="co4" table:number-columns-repeated="19" table:default-cell-style-name="ce1"/>
        <table:table-column table:style-name="co6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4" table:number-columns-repeated="4" table:default-cell-style-name="ce1"/>
        <table:table-row table:style-name="ro1">
          <table:table-cell table:number-columns-repeated="4"/>
          <table:table-cell table:style-name="Default" office:value-type="string">
            <text:p>Factor 1</text:p>
          </table:table-cell>
          <table:table-cell table:style-name="Default" office:value-type="string">
            <text:p>Factor 2</text:p>
          </table:table-cell>
          <table:table-cell table:style-name="Default" office:value-type="string">
            <text:p>Factor 3</text:p>
          </table:table-cell>
          <table:table-cell table:style-name="Default" office:value-type="string">
            <text:p>Factor 4</text:p>
          </table:table-cell>
          <table:table-cell table:style-name="Default" office:value-type="string">
            <text:p>Factor 5</text:p>
          </table:table-cell>
          <table:table-cell table:style-name="Default" office:value-type="string">
            <text:p>Factor 6</text:p>
          </table:table-cell>
          <table:table-cell table:style-name="Default" office:value-type="string">
            <text:p>Factor 7</text:p>
          </table:table-cell>
          <table:table-cell table:style-name="Default" office:value-type="string">
            <text:p>Factor 8</text:p>
          </table:table-cell>
          <table:table-cell table:style-name="Default" office:value-type="string">
            <text:p>Factor 9</text:p>
          </table:table-cell>
          <table:table-cell table:style-name="Default" office:value-type="string">
            <text:p>Factor 10</text:p>
          </table:table-cell>
          <table:table-cell table:style-name="Default" office:value-type="string">
            <text:p>Factor 11</text:p>
          </table:table-cell>
          <table:table-cell table:style-name="Default" office:value-type="string">
            <text:p>Factor 12</text:p>
          </table:table-cell>
          <table:table-cell table:style-name="Default" office:value-type="string">
            <text:p>Factor 13</text:p>
          </table:table-cell>
          <table:table-cell table:style-name="Default" office:value-type="string">
            <text:p>Factor 14</text:p>
          </table:table-cell>
          <table:table-cell table:style-name="Default" office:value-type="string">
            <text:p>Factor 15</text:p>
          </table:table-cell>
          <table:table-cell table:style-name="Default" office:value-type="string">
            <text:p>Factor 16</text:p>
          </table:table-cell>
          <table:table-cell table:style-name="Default" office:value-type="string">
            <text:p>Factor 17</text:p>
          </table:table-cell>
          <table:table-cell table:style-name="Default" office:value-type="string">
            <text:p>Factor 18</text:p>
          </table:table-cell>
          <table:table-cell table:style-name="Default" office:value-type="string">
            <text:p>Factor 19</text:p>
          </table:table-cell>
          <table:table-cell table:style-name="Default" office:value-type="string">
            <text:p>Factor 20</text:p>
          </table:table-cell>
          <table:table-cell table:style-name="Default" office:value-type="string">
            <text:p>Factor 21</text:p>
          </table:table-cell>
          <table:table-cell table:style-name="Default" office:value-type="string">
            <text:p>Factor 22</text:p>
          </table:table-cell>
          <table:table-cell table:style-name="Default" office:value-type="string">
            <text:p>Factor 23</text:p>
          </table:table-cell>
          <table:table-cell table:style-name="Default" office:value-type="string">
            <text:p>Factor 24</text:p>
          </table:table-cell>
          <table:table-cell table:style-name="Default" office:value-type="string">
            <text:p>Factor 25</text:p>
          </table:table-cell>
          <table:table-cell table:style-name="Default" office:value-type="string">
            <text:p>Factor 26</text:p>
          </table:table-cell>
          <table:table-cell table:style-name="Default" office:value-type="string">
            <text:p>Factor 27</text:p>
          </table:table-cell>
          <table:table-cell table:style-name="Default" office:value-type="string">
            <text:p>Factor 28</text:p>
          </table:table-cell>
          <table:table-cell table:style-name="Default" office:value-type="string">
            <text:p>Factor 29</text:p>
          </table:table-cell>
          <table:table-cell table:style-name="Default" office:value-type="string">
            <text:p>Factor 30</text:p>
          </table:table-cell>
          <table:table-cell table:style-name="Default" office:value-type="string">
            <text:p>Factor 31</text:p>
          </table:table-cell>
          <table:table-cell table:style-name="Default" office:value-type="string">
            <text:p>Factor 32</text:p>
          </table:table-cell>
          <table:table-cell table:style-name="Default" office:value-type="string">
            <text:p>Factor 33</text:p>
          </table:table-cell>
          <table:table-cell table:style-name="Default" office:value-type="string">
            <text:p>Factor 34</text:p>
          </table:table-cell>
          <table:table-cell table:style-name="Default" office:value-type="string">
            <text:p>Factor 35</text:p>
          </table:table-cell>
          <table:table-cell table:style-name="Default" office:value-type="string">
            <text:p>Factor 36</text:p>
          </table:table-cell>
          <table:table-cell table:style-name="Default" office:value-type="string">
            <text:p>Factor 37</text:p>
          </table:table-cell>
          <table:table-cell table:style-name="Default" office:value-type="string">
            <text:p>Factor 38</text:p>
          </table:table-cell>
          <table:table-cell table:style-name="Default" office:value-type="string">
            <text:p>Factor 39</text:p>
          </table:table-cell>
          <table:table-cell table:style-name="Default" office:value-type="string">
            <text:p>Factor 40</text:p>
          </table:table-cell>
          <table:table-cell table:style-name="Default" office:value-type="string">
            <text:p>Factor 41</text:p>
          </table:table-cell>
          <table:table-cell table:style-name="Default" office:value-type="string">
            <text:p>Factor 42</text:p>
          </table:table-cell>
          <table:table-cell table:style-name="Default" office:value-type="string">
            <text:p>Factor 43</text:p>
          </table:table-cell>
          <table:table-cell table:style-name="Default" office:value-type="string">
            <text:p>Factor 44</text:p>
          </table:table-cell>
          <table:table-cell table:style-name="Default" office:value-type="string">
            <text:p>Factor 45</text:p>
          </table:table-cell>
          <table:table-cell table:style-name="Default" office:value-type="string">
            <text:p>Factor 46</text:p>
          </table:table-cell>
          <table:table-cell table:style-name="Default" office:value-type="string">
            <text:p>Factor 47</text:p>
          </table:table-cell>
          <table:table-cell table:style-name="Default" office:value-type="string">
            <text:p>Factor 48</text:p>
          </table:table-cell>
          <table:table-cell table:style-name="Default" office:value-type="string">
            <text:p>Factor 49</text:p>
          </table:table-cell>
          <table:table-cell table:style-name="Default" office:value-type="string">
            <text:p>Factor 50</text:p>
          </table:table-cell>
          <table:table-cell table:style-name="Default" office:value-type="string">
            <text:p>Factor 51</text:p>
          </table:table-cell>
          <table:table-cell table:style-name="Default" office:value-type="string">
            <text:p>Factor 52</text:p>
          </table:table-cell>
          <table:table-cell table:style-name="Default" office:value-type="string">
            <text:p>Factor 53</text:p>
          </table:table-cell>
          <table:table-cell table:style-name="Default" office:value-type="string">
            <text:p>Factor 54</text:p>
          </table:table-cell>
          <table:table-cell table:style-name="Default" office:value-type="string">
            <text:p>Factor 55</text:p>
          </table:table-cell>
          <table:table-cell table:style-name="Default" office:value-type="string">
            <text:p>Factor 56</text:p>
          </table:table-cell>
          <table:table-cell table:style-name="Default" office:value-type="string">
            <text:p>Factor 57</text:p>
          </table:table-cell>
          <table:table-cell table:style-name="Default" office:value-type="string">
            <text:p>Factor 58</text:p>
          </table:table-cell>
          <table:table-cell table:style-name="Default" office:value-type="string">
            <text:p>Factor 59</text:p>
          </table:table-cell>
          <table:table-cell table:style-name="Default" office:value-type="string">
            <text:p>Factor 60</text:p>
          </table:table-cell>
          <table:table-cell table:style-name="Default" office:value-type="string">
            <text:p>Factor 61</text:p>
          </table:table-cell>
          <table:table-cell table:style-name="Default" office:value-type="string">
            <text:p>Factor 62</text:p>
          </table:table-cell>
          <table:table-cell table:style-name="Default" office:value-type="string">
            <text:p>Factor 63</text:p>
          </table:table-cell>
          <table:table-cell table:style-name="Default" office:value-type="string">
            <text:p>Factor 64</text:p>
          </table:table-cell>
          <table:table-cell table:style-name="Default" office:value-type="string">
            <text:p>Factor 65</text:p>
          </table:table-cell>
          <table:table-cell table:style-name="Default" office:value-type="string">
            <text:p>Factor 66</text:p>
          </table:table-cell>
          <table:table-cell table:style-name="Default" office:value-type="string">
            <text:p>Factor 67</text:p>
          </table:table-cell>
          <table:table-cell table:style-name="Default" office:value-type="string">
            <text:p>Factor 68</text:p>
          </table:table-cell>
          <table:table-cell table:style-name="Default" office:value-type="string">
            <text:p>Factor 69</text:p>
          </table:table-cell>
          <table:table-cell table:style-name="Default" office:value-type="string">
            <text:p>Factor 70</text:p>
          </table:table-cell>
          <table:table-cell table:style-name="Default" office:value-type="string">
            <text:p>Factor 71</text:p>
          </table:table-cell>
          <table:table-cell table:style-name="Default" office:value-type="string">
            <text:p>Factor 72</text:p>
          </table:table-cell>
          <table:table-cell table:style-name="Default" office:value-type="string">
            <text:p>Factor 73</text:p>
          </table:table-cell>
          <table:table-cell table:style-name="Default" office:value-type="string">
            <text:p>Factor 74</text:p>
          </table:table-cell>
          <table:table-cell table:style-name="Default" office:value-type="string">
            <text:p>Factor 75</text:p>
          </table:table-cell>
          <table:table-cell table:style-name="Default" office:value-type="string">
            <text:p>Factor 76</text:p>
          </table:table-cell>
        </table:table-row>
        <table:table-row table:style-name="ro1">
          <table:table-cell office:value-type="float" office:value="18600">
            <text:p>18600</text:p>
          </table:table-cell>
          <table:table-cell office:value-type="string">
            <text:p>Abraham Trading Company</text:p>
          </table:table-cell>
          <table:table-cell office:value-type="string">
            <text:p>Abraham Diversified Program</text:p>
          </table:table-cell>
          <table:table-cell office:value-type="float" office:value="18600">
            <text:p>18600</text:p>
          </table:table-cell>
          <table:table-cell office:value-type="percentage" office:value="0.15299163006837">
            <text:p>15.30%</text:p>
          </table:table-cell>
          <table:table-cell office:value-type="percentage" office:value="0.0423537913295019">
            <text:p>4.24%</text:p>
          </table:table-cell>
          <table:table-cell office:value-type="percentage" office:value="-0.0215154678819997">
            <text:p>-2.15%</text:p>
          </table:table-cell>
          <table:table-cell office:value-type="percentage" office:value="0.00393705785480208">
            <text:p>0.39%</text:p>
          </table:table-cell>
          <table:table-cell office:value-type="percentage" office:value="-0.0304595397864893">
            <text:p>-3.05%</text:p>
          </table:table-cell>
          <table:table-cell office:value-type="percentage" office:value="0.0126456799976764">
            <text:p>1.26%</text:p>
          </table:table-cell>
          <table:table-cell office:value-type="percentage" office:value="-0.0274890840030333">
            <text:p>-2.75%</text:p>
          </table:table-cell>
          <table:table-cell office:value-type="percentage" office:value="-0.00536524475480951">
            <text:p>-0.54%</text:p>
          </table:table-cell>
          <table:table-cell office:value-type="percentage" office:value="0.0882237367560505">
            <text:p>8.82%</text:p>
          </table:table-cell>
          <table:table-cell office:value-type="percentage" office:value="-0.0790984617495761">
            <text:p>-7.91%</text:p>
          </table:table-cell>
          <table:table-cell office:value-type="percentage" office:value="0.0327523905925088">
            <text:p>3.28%</text:p>
          </table:table-cell>
          <table:table-cell office:value-type="percentage" office:value="0.0437461913372759">
            <text:p>4.37%</text:p>
          </table:table-cell>
          <table:table-cell office:value-type="percentage" office:value="0.0712305280003238">
            <text:p>7.12%</text:p>
          </table:table-cell>
          <table:table-cell office:value-type="percentage" office:value="-0.100180650497301">
            <text:p>-10.02%</text:p>
          </table:table-cell>
          <table:table-cell office:value-type="percentage" office:value="-0.0421318756435893">
            <text:p>-4.21%</text:p>
          </table:table-cell>
          <table:table-cell office:value-type="percentage" office:value="-0.00641816387264501">
            <text:p>-0.64%</text:p>
          </table:table-cell>
          <table:table-cell office:value-type="percentage" office:value="-0.0767726655753872">
            <text:p>-7.68%</text:p>
          </table:table-cell>
          <table:table-cell office:value-type="percentage" office:value="-0.189291047521995">
            <text:p>-18.93%</text:p>
          </table:table-cell>
          <table:table-cell office:value-type="percentage" office:value="-0.0372954376920475">
            <text:p>-3.73%</text:p>
          </table:table-cell>
          <table:table-cell office:value-type="percentage" office:value="-0.0494520323662963">
            <text:p>-4.95%</text:p>
          </table:table-cell>
          <table:table-cell office:value-type="percentage" office:value="0.0180980309330573">
            <text:p>1.81%</text:p>
          </table:table-cell>
          <table:table-cell office:value-type="percentage" office:value="-0.0172135657907904">
            <text:p>-1.72%</text:p>
          </table:table-cell>
          <table:table-cell office:value-type="percentage" office:value="0.114662220298193">
            <text:p>11.47%</text:p>
          </table:table-cell>
          <table:table-cell office:value-type="percentage" office:value="0.168499088088206">
            <text:p>16.85%</text:p>
          </table:table-cell>
          <table:table-cell office:value-type="percentage" office:value="-0.24204066376433">
            <text:p>-24.20%</text:p>
          </table:table-cell>
          <table:table-cell office:value-type="percentage" office:value="-0.0972908941556258">
            <text:p>-9.73%</text:p>
          </table:table-cell>
          <table:table-cell office:value-type="percentage" office:value="0.110640967290192">
            <text:p>11.06%</text:p>
          </table:table-cell>
          <table:table-cell office:value-type="percentage" office:value="-0.0572813434194274">
            <text:p>-5.73%</text:p>
          </table:table-cell>
          <table:table-cell office:value-type="percentage" office:value="-0.11614054380099">
            <text:p>-11.61%</text:p>
          </table:table-cell>
          <table:table-cell office:value-type="percentage" office:value="0.294198104454782">
            <text:p>29.42%</text:p>
          </table:table-cell>
          <table:table-cell office:value-type="percentage" office:value="0.061308675504848">
            <text:p>6.13%</text:p>
          </table:table-cell>
          <table:table-cell office:value-type="percentage" office:value="-0.0580477376045693">
            <text:p>-5.80%</text:p>
          </table:table-cell>
          <table:table-cell office:value-type="percentage" office:value="-0.195889085846277">
            <text:p>-19.59%</text:p>
          </table:table-cell>
          <table:table-cell office:value-type="percentage" office:value="-0.245119077822249">
            <text:p>-24.51%</text:p>
          </table:table-cell>
          <table:table-cell office:value-type="percentage" office:value="0.335467912448615">
            <text:p>33.55%</text:p>
          </table:table-cell>
          <table:table-cell office:value-type="percentage" office:value="-0.035163752326594">
            <text:p>-3.52%</text:p>
          </table:table-cell>
          <table:table-cell office:value-type="percentage" office:value="0.142805437645371">
            <text:p>14.28%</text:p>
          </table:table-cell>
          <table:table-cell office:value-type="percentage" office:value="0.20346312557271">
            <text:p>20.35%</text:p>
          </table:table-cell>
          <table:table-cell office:value-type="percentage" office:value="-0.12844760616115">
            <text:p>-12.84%</text:p>
          </table:table-cell>
          <table:table-cell office:value-type="percentage" office:value="0.128583940936789">
            <text:p>12.86%</text:p>
          </table:table-cell>
          <table:table-cell office:value-type="percentage" office:value="0.00844900496596936">
            <text:p>0.84%</text:p>
          </table:table-cell>
          <table:table-cell office:value-type="percentage" office:value="-0.0839703134245786">
            <text:p>-8.40%</text:p>
          </table:table-cell>
          <table:table-cell office:value-type="percentage" office:value="0.102994449261453">
            <text:p>10.30%</text:p>
          </table:table-cell>
          <table:table-cell office:value-type="percentage" office:value="0.0199802528267262">
            <text:p>2.00%</text:p>
          </table:table-cell>
          <table:table-cell office:value-type="percentage" office:value="-0.0584130792662297">
            <text:p>-5.84%</text:p>
          </table:table-cell>
          <table:table-cell office:value-type="percentage" office:value="0.12613373645488">
            <text:p>12.61%</text:p>
          </table:table-cell>
          <table:table-cell office:value-type="percentage" office:value="-0.0655606512045721">
            <text:p>-6.56%</text:p>
          </table:table-cell>
          <table:table-cell office:value-type="percentage" office:value="0.0975852886089501">
            <text:p>9.76%</text:p>
          </table:table-cell>
          <table:table-cell office:value-type="percentage" office:value="0.111344235853655">
            <text:p>11.13%</text:p>
          </table:table-cell>
          <table:table-cell office:value-type="percentage" office:value="0.102713757676492">
            <text:p>10.27%</text:p>
          </table:table-cell>
          <table:table-cell office:value-type="percentage" office:value="0.00509465696180563">
            <text:p>0.51%</text:p>
          </table:table-cell>
          <table:table-cell office:value-type="percentage" office:value="0.185728885146849">
            <text:p>18.57%</text:p>
          </table:table-cell>
          <table:table-cell office:value-type="percentage" office:value="0.300811725561333">
            <text:p>30.08%</text:p>
          </table:table-cell>
          <table:table-cell office:value-type="percentage" office:value="0.0713312641505981">
            <text:p>7.13%</text:p>
          </table:table-cell>
          <table:table-cell office:value-type="percentage" office:value="-0.0302616194061264">
            <text:p>-3.03%</text:p>
          </table:table-cell>
          <table:table-cell office:value-type="percentage" office:value="-0.00232042625345279">
            <text:p>-0.23%</text:p>
          </table:table-cell>
          <table:table-cell office:value-type="percentage" office:value="-0.0821935611865531">
            <text:p>-8.22%</text:p>
          </table:table-cell>
          <table:table-cell office:value-type="percentage" office:value="0.120261526760622">
            <text:p>12.03%</text:p>
          </table:table-cell>
          <table:table-cell office:value-type="percentage" office:value="0.115437636949856">
            <text:p>11.54%</text:p>
          </table:table-cell>
          <table:table-cell office:value-type="percentage" office:value="-0.0202908481061097">
            <text:p>-2.03%</text:p>
          </table:table-cell>
          <table:table-cell office:value-type="percentage" office:value="-0.0829187300447933">
            <text:p>-8.29%</text:p>
          </table:table-cell>
          <table:table-cell office:value-type="percentage" office:value="0.176544002489351">
            <text:p>17.65%</text:p>
          </table:table-cell>
          <table:table-cell office:value-type="percentage" office:value="0.130018652892398">
            <text:p>13.00%</text:p>
          </table:table-cell>
          <table:table-cell office:value-type="percentage" office:value="0.0355793603882422">
            <text:p>3.56%</text:p>
          </table:table-cell>
          <table:table-cell office:value-type="percentage" office:value="0.125259862464462">
            <text:p>12.53%</text:p>
          </table:table-cell>
          <table:table-cell office:value-type="percentage" office:value="-0.073784987752929">
            <text:p>-7.38%</text:p>
          </table:table-cell>
          <table:table-cell office:value-type="percentage" office:value="0.0208694867135272">
            <text:p>2.09%</text:p>
          </table:table-cell>
          <table:table-cell office:value-type="percentage" office:value="-0.169978119165498">
            <text:p>-17.00%</text:p>
          </table:table-cell>
          <table:table-cell office:value-type="percentage" office:value="-0.0330979419119916">
            <text:p>-3.31%</text:p>
          </table:table-cell>
          <table:table-cell office:value-type="percentage" office:value="-0.0591484953053287">
            <text:p>-5.91%</text:p>
          </table:table-cell>
          <table:table-cell office:value-type="percentage" office:value="0.0087686485837747">
            <text:p>0.88%</text:p>
          </table:table-cell>
          <table:table-cell office:value-type="percentage" office:value="-0.0158358655761197">
            <text:p>-1.58%</text:p>
          </table:table-cell>
          <table:table-cell office:value-type="percentage" office:value="0.0139484692892666">
            <text:p>1.39%</text:p>
          </table:table-cell>
          <table:table-cell office:value-type="percentage" office:value="0.0314253988759185">
            <text:p>3.14%</text:p>
          </table:table-cell>
          <table:table-cell office:value-type="percentage" office:value="-0.000546928370623787">
            <text:p>-0.05%</text:p>
          </table:table-cell>
          <table:table-cell office:value-type="percentage" office:value="0.00111308802148653">
            <text:p>0.11%</text:p>
          </table:table-cell>
        </table:table-row>
        <table:table-row table:style-name="ro2">
          <table:table-cell office:value-type="float" office:value="18602">
            <text:p>18602</text:p>
          </table:table-cell>
          <table:table-cell office:value-type="string">
            <text:p>AgTech Trading Company</text:p>
          </table:table-cell>
          <table:table-cell office:value-type="string">
            <text:p>Ag Trading Program *PROP*</text:p>
          </table:table-cell>
          <table:table-cell office:value-type="float" office:value="18602">
            <text:p>18602</text:p>
          </table:table-cell>
          <table:table-cell office:value-type="percentage" office:value="0.00524384299210301">
            <text:p>0.52%</text:p>
          </table:table-cell>
          <table:table-cell office:value-type="percentage" office:value="-0.0932662486439738">
            <text:p>-9.33%</text:p>
          </table:table-cell>
          <table:table-cell office:value-type="percentage" office:value="0.144618008150301">
            <text:p>14.46%</text:p>
          </table:table-cell>
          <table:table-cell office:value-type="percentage" office:value="0.162497280254438">
            <text:p>16.25%</text:p>
          </table:table-cell>
          <table:table-cell office:value-type="percentage" office:value="0.0686111704564117">
            <text:p>6.86%</text:p>
          </table:table-cell>
          <table:table-cell office:value-type="percentage" office:value="0.237996316808639">
            <text:p>23.80%</text:p>
          </table:table-cell>
          <table:table-cell office:value-type="percentage" office:value="0.0330738989564494">
            <text:p>3.31%</text:p>
          </table:table-cell>
          <table:table-cell office:value-type="percentage" office:value="0.238646512067101">
            <text:p>23.86%</text:p>
          </table:table-cell>
          <table:table-cell office:value-type="percentage" office:value="0.0935003185010745">
            <text:p>9.35%</text:p>
          </table:table-cell>
          <table:table-cell office:value-type="percentage" office:value="0.110360648409387">
            <text:p>11.04%</text:p>
          </table:table-cell>
          <table:table-cell office:value-type="percentage" office:value="-0.104497449524261">
            <text:p>-10.45%</text:p>
          </table:table-cell>
          <table:table-cell office:value-type="percentage" office:value="0.139913401050499">
            <text:p>13.99%</text:p>
          </table:table-cell>
          <table:table-cell office:value-type="percentage" office:value="0.0413593212368193">
            <text:p>4.14%</text:p>
          </table:table-cell>
          <table:table-cell office:value-type="percentage" office:value="0.221548098812727">
            <text:p>22.15%</text:p>
          </table:table-cell>
          <table:table-cell office:value-type="percentage" office:value="0.215942493019787">
            <text:p>21.59%</text:p>
          </table:table-cell>
          <table:table-cell office:value-type="percentage" office:value="-0.297169130931273">
            <text:p>-29.72%</text:p>
          </table:table-cell>
          <table:table-cell office:value-type="percentage" office:value="0.0959008863042619">
            <text:p>9.59%</text:p>
          </table:table-cell>
          <table:table-cell office:value-type="percentage" office:value="-0.119113653619643">
            <text:p>-11.91%</text:p>
          </table:table-cell>
          <table:table-cell office:value-type="percentage" office:value="-0.169256932811593">
            <text:p>-16.93%</text:p>
          </table:table-cell>
          <table:table-cell office:value-type="percentage" office:value="0.0790984024633649">
            <text:p>7.91%</text:p>
          </table:table-cell>
          <table:table-cell office:value-type="percentage" office:value="0.0941731389271857">
            <text:p>9.42%</text:p>
          </table:table-cell>
          <table:table-cell office:value-type="percentage" office:value="0.0316237322496834">
            <text:p>3.16%</text:p>
          </table:table-cell>
          <table:table-cell office:value-type="percentage" office:value="-0.302552275768269">
            <text:p>-30.26%</text:p>
          </table:table-cell>
          <table:table-cell office:value-type="percentage" office:value="0.214127194941023">
            <text:p>21.41%</text:p>
          </table:table-cell>
          <table:table-cell office:value-type="percentage" office:value="0.00350458932293549">
            <text:p>0.35%</text:p>
          </table:table-cell>
          <table:table-cell office:value-type="percentage" office:value="0.189518608487234">
            <text:p>18.95%</text:p>
          </table:table-cell>
          <table:table-cell office:value-type="percentage" office:value="-0.06136495655247">
            <text:p>-6.14%</text:p>
          </table:table-cell>
          <table:table-cell office:value-type="percentage" office:value="0.152581378586367">
            <text:p>15.26%</text:p>
          </table:table-cell>
          <table:table-cell office:value-type="percentage" office:value="-0.0824689867848794">
            <text:p>-8.25%</text:p>
          </table:table-cell>
          <table:table-cell office:value-type="percentage" office:value="-0.0906322586736736">
            <text:p>-9.06%</text:p>
          </table:table-cell>
          <table:table-cell office:value-type="percentage" office:value="-0.144429066123181">
            <text:p>-14.44%</text:p>
          </table:table-cell>
          <table:table-cell office:value-type="percentage" office:value="0.0624907998496161">
            <text:p>6.25%</text:p>
          </table:table-cell>
          <table:table-cell office:value-type="percentage" office:value="-0.296225292155026">
            <text:p>-29.62%</text:p>
          </table:table-cell>
          <table:table-cell office:value-type="percentage" office:value="-0.230793983746902">
            <text:p>-23.08%</text:p>
          </table:table-cell>
          <table:table-cell office:value-type="percentage" office:value="-0.0989945795121743">
            <text:p>-9.90%</text:p>
          </table:table-cell>
          <table:table-cell office:value-type="percentage" office:value="0.0301526327306118">
            <text:p>3.02%</text:p>
          </table:table-cell>
          <table:table-cell office:value-type="percentage" office:value="0.0643646649394909">
            <text:p>6.44%</text:p>
          </table:table-cell>
          <table:table-cell office:value-type="percentage" office:value="-0.1344478254596">
            <text:p>-13.44%</text:p>
          </table:table-cell>
          <table:table-cell office:value-type="percentage" office:value="0.018638885087138">
            <text:p>1.86%</text:p>
          </table:table-cell>
          <table:table-cell office:value-type="percentage" office:value="0.0540171662271373">
            <text:p>5.40%</text:p>
          </table:table-cell>
          <table:table-cell office:value-type="percentage" office:value="-0.0819366173868125">
            <text:p>-8.19%</text:p>
          </table:table-cell>
          <table:table-cell office:value-type="percentage" office:value="-0.0901493162108184">
            <text:p>-9.01%</text:p>
          </table:table-cell>
          <table:table-cell office:value-type="percentage" office:value="-0.133362788120162">
            <text:p>-13.34%</text:p>
          </table:table-cell>
          <table:table-cell office:value-type="percentage" office:value="-0.0414141521213018">
            <text:p>-4.14%</text:p>
          </table:table-cell>
          <table:table-cell office:value-type="percentage" office:value="0.0496267404266312">
            <text:p>4.96%</text:p>
          </table:table-cell>
          <table:table-cell office:value-type="percentage" office:value="-0.026385095458828">
            <text:p>-2.64%</text:p>
          </table:table-cell>
          <table:table-cell office:value-type="percentage" office:value="0.0530928844942187">
            <text:p>5.31%</text:p>
          </table:table-cell>
          <table:table-cell office:value-type="percentage" office:value="0.0782089717215206">
            <text:p>7.82%</text:p>
          </table:table-cell>
          <table:table-cell office:value-type="percentage" office:value="0.0261079890409572">
            <text:p>2.61%</text:p>
          </table:table-cell>
          <table:table-cell office:value-type="percentage" office:value="0.0380540492233465">
            <text:p>3.81%</text:p>
          </table:table-cell>
          <table:table-cell office:value-type="percentage" office:value="-0.0840130024951687">
            <text:p>-8.40%</text:p>
          </table:table-cell>
          <table:table-cell office:value-type="percentage" office:value="0.071208249778563">
            <text:p>7.12%</text:p>
          </table:table-cell>
          <table:table-cell office:value-type="percentage" office:value="0.0184215145919911">
            <text:p>1.84%</text:p>
          </table:table-cell>
          <table:table-cell office:value-type="percentage" office:value="0.0111545535769599">
            <text:p>1.12%</text:p>
          </table:table-cell>
          <table:table-cell office:value-type="percentage" office:value="-0.0480742376153212">
            <text:p>-4.81%</text:p>
          </table:table-cell>
          <table:table-cell office:value-type="percentage" office:value="0.0139573809953792">
            <text:p>1.40%</text:p>
          </table:table-cell>
          <table:table-cell office:value-type="percentage" office:value="-0.000662734565808176">
            <text:p>-0.07%</text:p>
          </table:table-cell>
          <table:table-cell office:value-type="percentage" office:value="-0.0163483392559914">
            <text:p>-1.63%</text:p>
          </table:table-cell>
          <table:table-cell office:value-type="percentage" office:value="-0.0024253679299708">
            <text:p>-0.24%</text:p>
          </table:table-cell>
          <table:table-cell office:value-type="percentage" office:value="-0.0530159110613887">
            <text:p>-5.30%</text:p>
          </table:table-cell>
          <table:table-cell office:value-type="percentage" office:value="0.0200112153386875">
            <text:p>2.00%</text:p>
          </table:table-cell>
          <table:table-cell office:value-type="percentage" office:value="-0.0247519883494396">
            <text:p>-2.48%</text:p>
          </table:table-cell>
          <table:table-cell office:value-type="percentage" office:value="0.0292148892094494">
            <text:p>2.92%</text:p>
          </table:table-cell>
          <table:table-cell office:value-type="percentage" office:value="0.123652867506926">
            <text:p>12.37%</text:p>
          </table:table-cell>
          <table:table-cell office:value-type="percentage" office:value="0.0164383729153807">
            <text:p>1.64%</text:p>
          </table:table-cell>
          <table:table-cell office:value-type="percentage" office:value="0.0652699899316345">
            <text:p>6.53%</text:p>
          </table:table-cell>
          <table:table-cell office:value-type="percentage" office:value="0.0980293116399823">
            <text:p>9.80%</text:p>
          </table:table-cell>
          <table:table-cell office:value-type="percentage" office:value="0.0460240412474717">
            <text:p>4.60%</text:p>
          </table:table-cell>
          <table:table-cell office:value-type="percentage" office:value="-0.0121178991907827">
            <text:p>-1.21%</text:p>
          </table:table-cell>
          <table:table-cell office:value-type="percentage" office:value="0.0286782318825829">
            <text:p>2.87%</text:p>
          </table:table-cell>
          <table:table-cell office:value-type="percentage" office:value="-0.00938595158501455">
            <text:p>-0.94%</text:p>
          </table:table-cell>
          <table:table-cell office:value-type="percentage" office:value="0.0216674286697941">
            <text:p>2.17%</text:p>
          </table:table-cell>
          <table:table-cell office:value-type="percentage" office:value="0.0109293715314422">
            <text:p>1.09%</text:p>
          </table:table-cell>
          <table:table-cell office:value-type="percentage" office:value="0.00248982484129239">
            <text:p>0.25%</text:p>
          </table:table-cell>
          <table:table-cell office:value-type="percentage" office:value="-0.00877157831864206">
            <text:p>-0.88%</text:p>
          </table:table-cell>
          <table:table-cell office:value-type="percentage" office:value="-0.00138035209266272">
            <text:p>-0.14%</text:p>
          </table:table-cell>
        </table:table-row>
        <table:table-row table:style-name="ro1">
          <table:table-cell office:value-type="float" office:value="19201">
            <text:p>19201</text:p>
          </table:table-cell>
          <table:table-cell office:value-type="string">
            <text:p>Alder Capital Limited</text:p>
          </table:table-cell>
          <table:table-cell office:value-type="string">
            <text:p>Global 20 Program</text:p>
          </table:table-cell>
          <table:table-cell office:value-type="float" office:value="19201">
            <text:p>19201</text:p>
          </table:table-cell>
          <table:table-cell office:value-type="percentage" office:value="0.0757191049323399">
            <text:p>7.57%</text:p>
          </table:table-cell>
          <table:table-cell office:value-type="percentage" office:value="0.00824360918527178">
            <text:p>0.82%</text:p>
          </table:table-cell>
          <table:table-cell office:value-type="percentage" office:value="-0.0313916565369036">
            <text:p>-3.14%</text:p>
          </table:table-cell>
          <table:table-cell office:value-type="percentage" office:value="0.12516164701589">
            <text:p>12.52%</text:p>
          </table:table-cell>
          <table:table-cell office:value-type="percentage" office:value="-0.0851202327609812">
            <text:p>-8.51%</text:p>
          </table:table-cell>
          <table:table-cell office:value-type="percentage" office:value="-0.107896023478543">
            <text:p>-10.79%</text:p>
          </table:table-cell>
          <table:table-cell office:value-type="percentage" office:value="0.130001004725313">
            <text:p>13.00%</text:p>
          </table:table-cell>
          <table:table-cell office:value-type="percentage" office:value="-0.163935640138155">
            <text:p>-16.39%</text:p>
          </table:table-cell>
          <table:table-cell office:value-type="percentage" office:value="0.105205949503765">
            <text:p>10.52%</text:p>
          </table:table-cell>
          <table:table-cell office:value-type="percentage" office:value="0.126122675363698">
            <text:p>12.61%</text:p>
          </table:table-cell>
          <table:table-cell office:value-type="percentage" office:value="-0.164142668125348">
            <text:p>-16.41%</text:p>
          </table:table-cell>
          <table:table-cell office:value-type="percentage" office:value="-0.337876296444592">
            <text:p>-33.79%</text:p>
          </table:table-cell>
          <table:table-cell office:value-type="percentage" office:value="0.334823448823232">
            <text:p>33.48%</text:p>
          </table:table-cell>
          <table:table-cell office:value-type="percentage" office:value="-0.142962669719273">
            <text:p>-14.30%</text:p>
          </table:table-cell>
          <table:table-cell office:value-type="percentage" office:value="-0.0598705175176706">
            <text:p>-5.99%</text:p>
          </table:table-cell>
          <table:table-cell office:value-type="percentage" office:value="0.307301061956179">
            <text:p>30.73%</text:p>
          </table:table-cell>
          <table:table-cell office:value-type="percentage" office:value="0.0174762935486069">
            <text:p>1.75%</text:p>
          </table:table-cell>
          <table:table-cell office:value-type="percentage" office:value="0.108758336260995">
            <text:p>10.88%</text:p>
          </table:table-cell>
          <table:table-cell office:value-type="percentage" office:value="-0.229614046663774">
            <text:p>-22.96%</text:p>
          </table:table-cell>
          <table:table-cell office:value-type="percentage" office:value="-0.0597161689572065">
            <text:p>-5.97%</text:p>
          </table:table-cell>
          <table:table-cell office:value-type="percentage" office:value="-0.157533774343088">
            <text:p>-15.75%</text:p>
          </table:table-cell>
          <table:table-cell office:value-type="percentage" office:value="0.0217616112908433">
            <text:p>2.18%</text:p>
          </table:table-cell>
          <table:table-cell office:value-type="percentage" office:value="-0.0255533828653039">
            <text:p>-2.56%</text:p>
          </table:table-cell>
          <table:table-cell office:value-type="percentage" office:value="0.180190495865739">
            <text:p>18.02%</text:p>
          </table:table-cell>
          <table:table-cell office:value-type="percentage" office:value="0.0554450737779103">
            <text:p>5.54%</text:p>
          </table:table-cell>
          <table:table-cell office:value-type="percentage" office:value="0.0793877511464746">
            <text:p>7.94%</text:p>
          </table:table-cell>
          <table:table-cell office:value-type="percentage" office:value="-0.0333652587829478">
            <text:p>-3.34%</text:p>
          </table:table-cell>
          <table:table-cell office:value-type="percentage" office:value="0.0231856091211907">
            <text:p>2.32%</text:p>
          </table:table-cell>
          <table:table-cell office:value-type="percentage" office:value="0.0658366279142325">
            <text:p>6.58%</text:p>
          </table:table-cell>
          <table:table-cell office:value-type="percentage" office:value="-0.192395467345543">
            <text:p>-19.24%</text:p>
          </table:table-cell>
          <table:table-cell office:value-type="percentage" office:value="-0.213606461536017">
            <text:p>-21.36%</text:p>
          </table:table-cell>
          <table:table-cell office:value-type="percentage" office:value="0.107901287253934">
            <text:p>10.79%</text:p>
          </table:table-cell>
          <table:table-cell office:value-type="percentage" office:value="-0.0160063953153915">
            <text:p>-1.60%</text:p>
          </table:table-cell>
          <table:table-cell office:value-type="percentage" office:value="-0.197600746610459">
            <text:p>-19.76%</text:p>
          </table:table-cell>
          <table:table-cell office:value-type="percentage" office:value="0.0240758864802302">
            <text:p>2.41%</text:p>
          </table:table-cell>
          <table:table-cell office:value-type="percentage" office:value="-0.126569759692918">
            <text:p>-12.66%</text:p>
          </table:table-cell>
          <table:table-cell office:value-type="percentage" office:value="-0.188836861437682">
            <text:p>-18.88%</text:p>
          </table:table-cell>
          <table:table-cell office:value-type="percentage" office:value="-0.0154484057294145">
            <text:p>-1.54%</text:p>
          </table:table-cell>
          <table:table-cell office:value-type="percentage" office:value="-0.0691472850719091">
            <text:p>-6.91%</text:p>
          </table:table-cell>
          <table:table-cell office:value-type="percentage" office:value="-0.145749221187499">
            <text:p>-14.57%</text:p>
          </table:table-cell>
          <table:table-cell office:value-type="percentage" office:value="-0.0540910573370554">
            <text:p>-5.41%</text:p>
          </table:table-cell>
          <table:table-cell office:value-type="percentage" office:value="-0.0621563069652398">
            <text:p>-6.22%</text:p>
          </table:table-cell>
          <table:table-cell office:value-type="percentage" office:value="-0.0884497689282753">
            <text:p>-8.84%</text:p>
          </table:table-cell>
          <table:table-cell office:value-type="percentage" office:value="0.161755838188538">
            <text:p>16.18%</text:p>
          </table:table-cell>
          <table:table-cell office:value-type="percentage" office:value="-0.0186913390041546">
            <text:p>-1.87%</text:p>
          </table:table-cell>
          <table:table-cell office:value-type="percentage" office:value="-0.0179483199229351">
            <text:p>-1.79%</text:p>
          </table:table-cell>
          <table:table-cell office:value-type="percentage" office:value="-0.00578737655004988">
            <text:p>-0.58%</text:p>
          </table:table-cell>
          <table:table-cell office:value-type="percentage" office:value="0.168979022233692">
            <text:p>16.90%</text:p>
          </table:table-cell>
          <table:table-cell office:value-type="percentage" office:value="-0.11468164541842">
            <text:p>-11.47%</text:p>
          </table:table-cell>
          <table:table-cell office:value-type="percentage" office:value="0.0225798177539874">
            <text:p>2.26%</text:p>
          </table:table-cell>
          <table:table-cell office:value-type="percentage" office:value="0.0524315390590438">
            <text:p>5.24%</text:p>
          </table:table-cell>
          <table:table-cell office:value-type="percentage" office:value="0.046441786745928">
            <text:p>4.64%</text:p>
          </table:table-cell>
          <table:table-cell office:value-type="percentage" office:value="0.0571727486732563">
            <text:p>5.72%</text:p>
          </table:table-cell>
          <table:table-cell office:value-type="percentage" office:value="0.057607462389372">
            <text:p>5.76%</text:p>
          </table:table-cell>
          <table:table-cell office:value-type="percentage" office:value="0.105089068619931">
            <text:p>10.51%</text:p>
          </table:table-cell>
          <table:table-cell office:value-type="percentage" office:value="-0.0400743729252961">
            <text:p>-4.01%</text:p>
          </table:table-cell>
          <table:table-cell office:value-type="percentage" office:value="0.00793718049754163">
            <text:p>0.79%</text:p>
          </table:table-cell>
          <table:table-cell office:value-type="percentage" office:value="-0.0371193775185505">
            <text:p>-3.71%</text:p>
          </table:table-cell>
          <table:table-cell office:value-type="percentage" office:value="-0.00983587143400347">
            <text:p>-0.98%</text:p>
          </table:table-cell>
          <table:table-cell office:value-type="percentage" office:value="0.0056824743937852">
            <text:p>0.57%</text:p>
          </table:table-cell>
          <table:table-cell office:value-type="percentage" office:value="-0.13161391469801">
            <text:p>-13.16%</text:p>
          </table:table-cell>
          <table:table-cell office:value-type="percentage" office:value="-0.00643261539061543">
            <text:p>-0.64%</text:p>
          </table:table-cell>
          <table:table-cell office:value-type="percentage" office:value="0.151345488078808">
            <text:p>15.13%</text:p>
          </table:table-cell>
          <table:table-cell office:value-type="percentage" office:value="0.0290648137678295">
            <text:p>2.91%</text:p>
          </table:table-cell>
          <table:table-cell office:value-type="percentage" office:value="-0.0939830493530562">
            <text:p>-9.40%</text:p>
          </table:table-cell>
          <table:table-cell office:value-type="percentage" office:value="-0.00982005359463192">
            <text:p>-0.98%</text:p>
          </table:table-cell>
          <table:table-cell office:value-type="percentage" office:value="0.0394876115273365">
            <text:p>3.95%</text:p>
          </table:table-cell>
          <table:table-cell office:value-type="percentage" office:value="0.0115682061262438">
            <text:p>1.16%</text:p>
          </table:table-cell>
          <table:table-cell office:value-type="percentage" office:value="-0.00516586471003426">
            <text:p>-0.52%</text:p>
          </table:table-cell>
          <table:table-cell office:value-type="percentage" office:value="0.0181415474183457">
            <text:p>1.81%</text:p>
          </table:table-cell>
          <table:table-cell office:value-type="percentage" office:value="-0.0101518007347461">
            <text:p>-1.02%</text:p>
          </table:table-cell>
          <table:table-cell office:value-type="percentage" office:value="-0.0142727054998727">
            <text:p>-1.43%</text:p>
          </table:table-cell>
          <table:table-cell office:value-type="percentage" office:value="0.00910489533947068">
            <text:p>0.91%</text:p>
          </table:table-cell>
          <table:table-cell office:value-type="percentage" office:value="-0.00626728424634076">
            <text:p>-0.63%</text:p>
          </table:table-cell>
          <table:table-cell office:value-type="percentage" office:value="-0.00174577446118697">
            <text:p>-0.17%</text:p>
          </table:table-cell>
          <table:table-cell office:value-type="percentage" office:value="-0.00141224936757994">
            <text:p>-0.14%</text:p>
          </table:table-cell>
        </table:table-row>
        <table:table-row table:style-name="ro2">
          <table:table-cell office:value-type="float" office:value="19740">
            <text:p>19740</text:p>
          </table:table-cell>
          <table:table-cell office:value-type="string">
            <text:p>Altis Partners (Jersey) Limited</text:p>
          </table:table-cell>
          <table:table-cell office:value-type="string">
            <text:p>Global Futures Portfolio</text:p>
          </table:table-cell>
          <table:table-cell office:value-type="float" office:value="19740">
            <text:p>19740</text:p>
          </table:table-cell>
          <table:table-cell office:value-type="percentage" office:value="0.150365505026862">
            <text:p>15.04%</text:p>
          </table:table-cell>
          <table:table-cell office:value-type="percentage" office:value="0.0697988512494636">
            <text:p>6.98%</text:p>
          </table:table-cell>
          <table:table-cell office:value-type="percentage" office:value="0.0368911989512018">
            <text:p>3.69%</text:p>
          </table:table-cell>
          <table:table-cell office:value-type="percentage" office:value="0.0919827431588015">
            <text:p>9.20%</text:p>
          </table:table-cell>
          <table:table-cell office:value-type="percentage" office:value="0.0361668875741806">
            <text:p>3.62%</text:p>
          </table:table-cell>
          <table:table-cell office:value-type="percentage" office:value="0.150064207766718">
            <text:p>15.01%</text:p>
          </table:table-cell>
          <table:table-cell office:value-type="percentage" office:value="-0.0616276759047996">
            <text:p>-6.16%</text:p>
          </table:table-cell>
          <table:table-cell office:value-type="percentage" office:value="0.0051382734073728">
            <text:p>0.51%</text:p>
          </table:table-cell>
          <table:table-cell office:value-type="percentage" office:value="0.00427009492548178">
            <text:p>0.43%</text:p>
          </table:table-cell>
          <table:table-cell office:value-type="percentage" office:value="0.136463671298498">
            <text:p>13.65%</text:p>
          </table:table-cell>
          <table:table-cell office:value-type="percentage" office:value="-0.0635016918624807">
            <text:p>-6.35%</text:p>
          </table:table-cell>
          <table:table-cell office:value-type="percentage" office:value="-0.096143951711738">
            <text:p>-9.61%</text:p>
          </table:table-cell>
          <table:table-cell office:value-type="percentage" office:value="-0.0643314354372594">
            <text:p>-6.43%</text:p>
          </table:table-cell>
          <table:table-cell office:value-type="percentage" office:value="-0.11521708263848">
            <text:p>-11.52%</text:p>
          </table:table-cell>
          <table:table-cell office:value-type="percentage" office:value="0.00960010169307207">
            <text:p>0.96%</text:p>
          </table:table-cell>
          <table:table-cell office:value-type="percentage" office:value="0.0129834926378942">
            <text:p>1.30%</text:p>
          </table:table-cell>
          <table:table-cell office:value-type="percentage" office:value="-0.00630180817025068">
            <text:p>-0.63%</text:p>
          </table:table-cell>
          <table:table-cell office:value-type="percentage" office:value="-0.0868824190470098">
            <text:p>-8.69%</text:p>
          </table:table-cell>
          <table:table-cell office:value-type="percentage" office:value="-0.0966668019484754">
            <text:p>-9.67%</text:p>
          </table:table-cell>
          <table:table-cell office:value-type="percentage" office:value="-0.0375362112088528">
            <text:p>-3.75%</text:p>
          </table:table-cell>
          <table:table-cell office:value-type="percentage" office:value="0.133171478539953">
            <text:p>13.32%</text:p>
          </table:table-cell>
          <table:table-cell office:value-type="percentage" office:value="-0.0256178388752405">
            <text:p>-2.56%</text:p>
          </table:table-cell>
          <table:table-cell office:value-type="percentage" office:value="-0.0594147042141456">
            <text:p>-5.94%</text:p>
          </table:table-cell>
          <table:table-cell office:value-type="percentage" office:value="0.0379777141662319">
            <text:p>3.80%</text:p>
          </table:table-cell>
          <table:table-cell office:value-type="percentage" office:value="0.0794344157463429">
            <text:p>7.94%</text:p>
          </table:table-cell>
          <table:table-cell office:value-type="percentage" office:value="0.0652879894433204">
            <text:p>6.53%</text:p>
          </table:table-cell>
          <table:table-cell office:value-type="percentage" office:value="0.107390578216409">
            <text:p>10.74%</text:p>
          </table:table-cell>
          <table:table-cell office:value-type="percentage" office:value="-0.0498849745332057">
            <text:p>-4.99%</text:p>
          </table:table-cell>
          <table:table-cell office:value-type="percentage" office:value="-0.14770256305258">
            <text:p>-14.77%</text:p>
          </table:table-cell>
          <table:table-cell office:value-type="percentage" office:value="0.0116278328590637">
            <text:p>1.16%</text:p>
          </table:table-cell>
          <table:table-cell office:value-type="percentage" office:value="-0.0986977838992254">
            <text:p>-9.87%</text:p>
          </table:table-cell>
          <table:table-cell office:value-type="percentage" office:value="0.142244326568821">
            <text:p>14.22%</text:p>
          </table:table-cell>
          <table:table-cell office:value-type="percentage" office:value="0.24000585590836">
            <text:p>24.00%</text:p>
          </table:table-cell>
          <table:table-cell office:value-type="percentage" office:value="-0.107464986577507">
            <text:p>-10.75%</text:p>
          </table:table-cell>
          <table:table-cell office:value-type="percentage" office:value="-0.242149617768527">
            <text:p>-24.21%</text:p>
          </table:table-cell>
          <table:table-cell office:value-type="percentage" office:value="0.0864988795700378">
            <text:p>8.65%</text:p>
          </table:table-cell>
          <table:table-cell office:value-type="percentage" office:value="-0.122439693550283">
            <text:p>-12.24%</text:p>
          </table:table-cell>
          <table:table-cell office:value-type="percentage" office:value="0.107556784410501">
            <text:p>10.76%</text:p>
          </table:table-cell>
          <table:table-cell office:value-type="percentage" office:value="-0.0710746210851826">
            <text:p>-7.11%</text:p>
          </table:table-cell>
          <table:table-cell office:value-type="percentage" office:value="0.188444101684049">
            <text:p>18.84%</text:p>
          </table:table-cell>
          <table:table-cell office:value-type="percentage" office:value="0.0176021895638551">
            <text:p>1.76%</text:p>
          </table:table-cell>
          <table:table-cell office:value-type="percentage" office:value="0.0156102984477244">
            <text:p>1.56%</text:p>
          </table:table-cell>
          <table:table-cell office:value-type="percentage" office:value="0.0563974897739426">
            <text:p>5.64%</text:p>
          </table:table-cell>
          <table:table-cell office:value-type="percentage" office:value="-0.0062711615589648">
            <text:p>-0.63%</text:p>
          </table:table-cell>
          <table:table-cell office:value-type="percentage" office:value="-0.121935554460658">
            <text:p>-12.19%</text:p>
          </table:table-cell>
          <table:table-cell office:value-type="percentage" office:value="0.0762401207438596">
            <text:p>7.62%</text:p>
          </table:table-cell>
          <table:table-cell office:value-type="percentage" office:value="0.0162248461508568">
            <text:p>1.62%</text:p>
          </table:table-cell>
          <table:table-cell office:value-type="percentage" office:value="-0.347544079489118">
            <text:p>-34.75%</text:p>
          </table:table-cell>
          <table:table-cell office:value-type="percentage" office:value="-0.0644581147215243">
            <text:p>-6.45%</text:p>
          </table:table-cell>
          <table:table-cell office:value-type="percentage" office:value="-0.27273445815109">
            <text:p>-27.27%</text:p>
          </table:table-cell>
          <table:table-cell office:value-type="percentage" office:value="-0.0225775019990421">
            <text:p>-2.26%</text:p>
          </table:table-cell>
          <table:table-cell office:value-type="percentage" office:value="0.164545893653861">
            <text:p>16.45%</text:p>
          </table:table-cell>
          <table:table-cell office:value-type="percentage" office:value="-0.0118772275028071">
            <text:p>-1.19%</text:p>
          </table:table-cell>
          <table:table-cell office:value-type="percentage" office:value="-0.0309342042586789">
            <text:p>-3.09%</text:p>
          </table:table-cell>
          <table:table-cell office:value-type="percentage" office:value="0.00425190724144302">
            <text:p>0.43%</text:p>
          </table:table-cell>
          <table:table-cell office:value-type="percentage" office:value="0.108595150354489">
            <text:p>10.86%</text:p>
          </table:table-cell>
          <table:table-cell office:value-type="percentage" office:value="-0.197455764620357">
            <text:p>-19.75%</text:p>
          </table:table-cell>
          <table:table-cell office:value-type="percentage" office:value="-0.0277449026895454">
            <text:p>-2.77%</text:p>
          </table:table-cell>
          <table:table-cell office:value-type="percentage" office:value="0.202958755939288">
            <text:p>20.30%</text:p>
          </table:table-cell>
          <table:table-cell office:value-type="percentage" office:value="-0.0307552901566485">
            <text:p>-3.08%</text:p>
          </table:table-cell>
          <table:table-cell office:value-type="percentage" office:value="-0.187499768356035">
            <text:p>-18.75%</text:p>
          </table:table-cell>
          <table:table-cell office:value-type="percentage" office:value="-0.0130922848186677">
            <text:p>-1.31%</text:p>
          </table:table-cell>
          <table:table-cell office:value-type="percentage" office:value="-0.132645616310116">
            <text:p>-13.26%</text:p>
          </table:table-cell>
          <table:table-cell office:value-type="percentage" office:value="0.0128840862306336">
            <text:p>1.29%</text:p>
          </table:table-cell>
          <table:table-cell office:value-type="percentage" office:value="0.0767965722164985">
            <text:p>7.68%</text:p>
          </table:table-cell>
          <table:table-cell office:value-type="percentage" office:value="-0.0755565065102166">
            <text:p>-7.56%</text:p>
          </table:table-cell>
          <table:table-cell office:value-type="percentage" office:value="-0.370920174708302">
            <text:p>-37.09%</text:p>
          </table:table-cell>
          <table:table-cell office:value-type="percentage" office:value="-0.0926796619452836">
            <text:p>-9.27%</text:p>
          </table:table-cell>
          <table:table-cell office:value-type="percentage" office:value="0.0463085220683436">
            <text:p>4.63%</text:p>
          </table:table-cell>
          <table:table-cell office:value-type="percentage" office:value="0.036603674318758">
            <text:p>3.66%</text:p>
          </table:table-cell>
          <table:table-cell office:value-type="percentage" office:value="0.0429724531331369">
            <text:p>4.30%</text:p>
          </table:table-cell>
          <table:table-cell office:value-type="percentage" office:value="-0.042100022785126">
            <text:p>-4.21%</text:p>
          </table:table-cell>
          <table:table-cell office:value-type="percentage" office:value="0.00392426826000438">
            <text:p>0.39%</text:p>
          </table:table-cell>
          <table:table-cell office:value-type="percentage" office:value="-0.00698890295398103">
            <text:p>-0.70%</text:p>
          </table:table-cell>
          <table:table-cell office:value-type="percentage" office:value="-0.0191509932249509">
            <text:p>-1.92%</text:p>
          </table:table-cell>
          <table:table-cell office:value-type="percentage" office:value="0.00134725209703301">
            <text:p>0.13%</text:p>
          </table:table-cell>
        </table:table-row>
        <table:table-row table:style-name="ro2">
          <table:table-cell office:value-type="float" office:value="74831">
            <text:p>74831</text:p>
          </table:table-cell>
          <table:table-cell office:value-type="string">
            <text:p>Blackheath Fund Management Inc</text:p>
          </table:table-cell>
          <table:table-cell office:value-type="string">
            <text:p>Blackheath Sentiment Strategy *QEP*</text:p>
          </table:table-cell>
          <table:table-cell office:value-type="float" office:value="74831">
            <text:p>74831</text:p>
          </table:table-cell>
          <table:table-cell office:value-type="percentage" office:value="0.0660406742625756">
            <text:p>6.60%</text:p>
          </table:table-cell>
          <table:table-cell office:value-type="percentage" office:value="-0.0723322940349606">
            <text:p>-7.23%</text:p>
          </table:table-cell>
          <table:table-cell office:value-type="percentage" office:value="-0.108268702391232">
            <text:p>-10.83%</text:p>
          </table:table-cell>
          <table:table-cell office:value-type="percentage" office:value="0.180961662351277">
            <text:p>18.10%</text:p>
          </table:table-cell>
          <table:table-cell office:value-type="percentage" office:value="0.152971394742089">
            <text:p>15.30%</text:p>
          </table:table-cell>
          <table:table-cell office:value-type="percentage" office:value="0.00597236647782536">
            <text:p>0.60%</text:p>
          </table:table-cell>
          <table:table-cell office:value-type="percentage" office:value="0.216207282703676">
            <text:p>21.62%</text:p>
          </table:table-cell>
          <table:table-cell office:value-type="percentage" office:value="-0.0155978510853748">
            <text:p>-1.56%</text:p>
          </table:table-cell>
          <table:table-cell office:value-type="percentage" office:value="0.14828007206707">
            <text:p>14.83%</text:p>
          </table:table-cell>
          <table:table-cell office:value-type="percentage" office:value="-0.128421210823119">
            <text:p>-12.84%</text:p>
          </table:table-cell>
          <table:table-cell office:value-type="percentage" office:value="-0.0526115115000264">
            <text:p>-5.26%</text:p>
          </table:table-cell>
          <table:table-cell office:value-type="percentage" office:value="-0.174815788545188">
            <text:p>-17.48%</text:p>
          </table:table-cell>
          <table:table-cell office:value-type="percentage" office:value="0.0514832234121673">
            <text:p>5.15%</text:p>
          </table:table-cell>
          <table:table-cell office:value-type="percentage" office:value="-0.137743500222441">
            <text:p>-13.77%</text:p>
          </table:table-cell>
          <table:table-cell office:value-type="string">
            <text:p>-1.28892952300404e-06</text:p>
          </table:table-cell>
          <table:table-cell office:value-type="percentage" office:value="-0.0466230634674402">
            <text:p>-4.66%</text:p>
          </table:table-cell>
          <table:table-cell office:value-type="percentage" office:value="0.300833723220204">
            <text:p>30.08%</text:p>
          </table:table-cell>
          <table:table-cell office:value-type="percentage" office:value="0.221139212238989">
            <text:p>22.11%</text:p>
          </table:table-cell>
          <table:table-cell office:value-type="percentage" office:value="0.110070082185795">
            <text:p>11.01%</text:p>
          </table:table-cell>
          <table:table-cell office:value-type="percentage" office:value="0.331829479238906">
            <text:p>33.18%</text:p>
          </table:table-cell>
          <table:table-cell office:value-type="percentage" office:value="0.186426099940652">
            <text:p>18.64%</text:p>
          </table:table-cell>
          <table:table-cell office:value-type="percentage" office:value="-0.284461935006594">
            <text:p>-28.45%</text:p>
          </table:table-cell>
          <table:table-cell office:value-type="percentage" office:value="0.0176532783518202">
            <text:p>1.77%</text:p>
          </table:table-cell>
          <table:table-cell office:value-type="percentage" office:value="0.155531371530002">
            <text:p>15.55%</text:p>
          </table:table-cell>
          <table:table-cell office:value-type="percentage" office:value="-0.142471149861446">
            <text:p>-14.25%</text:p>
          </table:table-cell>
          <table:table-cell office:value-type="percentage" office:value="0.133534457724936">
            <text:p>13.35%</text:p>
          </table:table-cell>
          <table:table-cell office:value-type="percentage" office:value="-0.0643757019212718">
            <text:p>-6.44%</text:p>
          </table:table-cell>
          <table:table-cell office:value-type="percentage" office:value="-0.016317303997473">
            <text:p>-1.63%</text:p>
          </table:table-cell>
          <table:table-cell office:value-type="percentage" office:value="-0.108102844735288">
            <text:p>-10.81%</text:p>
          </table:table-cell>
          <table:table-cell office:value-type="percentage" office:value="0.190282436507248">
            <text:p>19.03%</text:p>
          </table:table-cell>
          <table:table-cell office:value-type="percentage" office:value="0.114083130515476">
            <text:p>11.41%</text:p>
          </table:table-cell>
          <table:table-cell office:value-type="percentage" office:value="0.038248300935825">
            <text:p>3.82%</text:p>
          </table:table-cell>
          <table:table-cell office:value-type="percentage" office:value="0.164994412507738">
            <text:p>16.50%</text:p>
          </table:table-cell>
          <table:table-cell office:value-type="percentage" office:value="0.0663266408194166">
            <text:p>6.63%</text:p>
          </table:table-cell>
          <table:table-cell office:value-type="percentage" office:value="0.15001044669204">
            <text:p>15.00%</text:p>
          </table:table-cell>
          <table:table-cell office:value-type="percentage" office:value="-0.0302717436912979">
            <text:p>-3.03%</text:p>
          </table:table-cell>
          <table:table-cell office:value-type="percentage" office:value="-0.044374784456061">
            <text:p>-4.44%</text:p>
          </table:table-cell>
          <table:table-cell office:value-type="percentage" office:value="-0.119793057395542">
            <text:p>-11.98%</text:p>
          </table:table-cell>
          <table:table-cell office:value-type="percentage" office:value="0.081463048896006">
            <text:p>8.15%</text:p>
          </table:table-cell>
          <table:table-cell office:value-type="percentage" office:value="0.0382631538345261">
            <text:p>3.83%</text:p>
          </table:table-cell>
          <table:table-cell office:value-type="percentage" office:value="-0.018879379446786">
            <text:p>-1.89%</text:p>
          </table:table-cell>
          <table:table-cell office:value-type="percentage" office:value="-0.0893692620001045">
            <text:p>-8.94%</text:p>
          </table:table-cell>
          <table:table-cell office:value-type="percentage" office:value="0.220373920417379">
            <text:p>22.04%</text:p>
          </table:table-cell>
          <table:table-cell office:value-type="percentage" office:value="-0.176838441817942">
            <text:p>-17.68%</text:p>
          </table:table-cell>
          <table:table-cell office:value-type="percentage" office:value="0.0625038654614969">
            <text:p>6.25%</text:p>
          </table:table-cell>
          <table:table-cell office:value-type="percentage" office:value="-0.108357048105559">
            <text:p>-10.84%</text:p>
          </table:table-cell>
          <table:table-cell office:value-type="percentage" office:value="0.00422262254913292">
            <text:p>0.42%</text:p>
          </table:table-cell>
          <table:table-cell office:value-type="percentage" office:value="0.0183808674630539">
            <text:p>1.84%</text:p>
          </table:table-cell>
          <table:table-cell office:value-type="percentage" office:value="-0.0306717765555247">
            <text:p>-3.07%</text:p>
          </table:table-cell>
          <table:table-cell office:value-type="percentage" office:value="-0.0852470377941641">
            <text:p>-8.52%</text:p>
          </table:table-cell>
          <table:table-cell office:value-type="percentage" office:value="-0.0298968011895368">
            <text:p>-2.99%</text:p>
          </table:table-cell>
          <table:table-cell office:value-type="percentage" office:value="-0.0643180301628725">
            <text:p>-6.43%</text:p>
          </table:table-cell>
          <table:table-cell office:value-type="percentage" office:value="-0.0412019382628915">
            <text:p>-4.12%</text:p>
          </table:table-cell>
          <table:table-cell office:value-type="percentage" office:value="-0.0855416039562799">
            <text:p>-8.55%</text:p>
          </table:table-cell>
          <table:table-cell office:value-type="percentage" office:value="-0.128552286997914">
            <text:p>-12.86%</text:p>
          </table:table-cell>
          <table:table-cell office:value-type="percentage" office:value="0.0322963760154493">
            <text:p>3.23%</text:p>
          </table:table-cell>
          <table:table-cell office:value-type="percentage" office:value="-0.0203138740416339">
            <text:p>-2.03%</text:p>
          </table:table-cell>
          <table:table-cell office:value-type="percentage" office:value="0.0705531413237135">
            <text:p>7.06%</text:p>
          </table:table-cell>
          <table:table-cell office:value-type="percentage" office:value="-0.130011234484501">
            <text:p>-13.00%</text:p>
          </table:table-cell>
          <table:table-cell office:value-type="percentage" office:value="-0.055355631465757">
            <text:p>-5.54%</text:p>
          </table:table-cell>
          <table:table-cell office:value-type="percentage" office:value="-0.0862961227040085">
            <text:p>-8.63%</text:p>
          </table:table-cell>
          <table:table-cell office:value-type="percentage" office:value="0.0202145213583095">
            <text:p>2.02%</text:p>
          </table:table-cell>
          <table:table-cell office:value-type="percentage" office:value="0.0107736687851156">
            <text:p>1.08%</text:p>
          </table:table-cell>
          <table:table-cell office:value-type="percentage" office:value="0.0700373197977406">
            <text:p>7.00%</text:p>
          </table:table-cell>
          <table:table-cell office:value-type="percentage" office:value="-0.0485362860551497">
            <text:p>-4.85%</text:p>
          </table:table-cell>
          <table:table-cell office:value-type="percentage" office:value="0.0737944140635743">
            <text:p>7.38%</text:p>
          </table:table-cell>
          <table:table-cell office:value-type="string">
            <text:p>-5.38250459619187e-05</text:p>
          </table:table-cell>
          <table:table-cell office:value-type="percentage" office:value="0.0385136374295622">
            <text:p>3.85%</text:p>
          </table:table-cell>
          <table:table-cell office:value-type="percentage" office:value="-0.0205715929164585">
            <text:p>-2.06%</text:p>
          </table:table-cell>
          <table:table-cell office:value-type="percentage" office:value="0.0379536090881437">
            <text:p>3.80%</text:p>
          </table:table-cell>
          <table:table-cell office:value-type="percentage" office:value="-0.0131506394620762">
            <text:p>-1.32%</text:p>
          </table:table-cell>
          <table:table-cell office:value-type="percentage" office:value="0.0110900289322728">
            <text:p>1.11%</text:p>
          </table:table-cell>
          <table:table-cell office:value-type="percentage" office:value="-0.00537364589078178">
            <text:p>-0.54%</text:p>
          </table:table-cell>
          <table:table-cell office:value-type="percentage" office:value="-0.00368057060027849">
            <text:p>-0.37%</text:p>
          </table:table-cell>
          <table:table-cell office:value-type="percentage" office:value="0.00166583632980999">
            <text:p>0.17%</text:p>
          </table:table-cell>
          <table:table-cell office:value-type="percentage" office:value="0.000430485802217339">
            <text:p>0.04%</text:p>
          </table:table-cell>
        </table:table-row>
        <table:table-row table:style-name="ro2">
          <table:table-cell office:value-type="float" office:value="19628">
            <text:p>19628</text:p>
          </table:table-cell>
          <table:table-cell office:value-type="string">
            <text:p>Briarwood Capital Management Inc.</text:p>
          </table:table-cell>
          <table:table-cell office:value-type="string">
            <text:p>Diversified Program</text:p>
          </table:table-cell>
          <table:table-cell office:value-type="float" office:value="19628">
            <text:p>19628</text:p>
          </table:table-cell>
          <table:table-cell office:value-type="percentage" office:value="0.0812492939605967">
            <text:p>8.12%</text:p>
          </table:table-cell>
          <table:table-cell office:value-type="percentage" office:value="-0.116239889678821">
            <text:p>-11.62%</text:p>
          </table:table-cell>
          <table:table-cell office:value-type="percentage" office:value="-0.147465538383183">
            <text:p>-14.75%</text:p>
          </table:table-cell>
          <table:table-cell office:value-type="percentage" office:value="-0.0558834461916959">
            <text:p>-5.59%</text:p>
          </table:table-cell>
          <table:table-cell office:value-type="percentage" office:value="0.0293208070445002">
            <text:p>2.93%</text:p>
          </table:table-cell>
          <table:table-cell office:value-type="percentage" office:value="-0.217286804738544">
            <text:p>-21.73%</text:p>
          </table:table-cell>
          <table:table-cell office:value-type="percentage" office:value="-0.0204105574480401">
            <text:p>-2.04%</text:p>
          </table:table-cell>
          <table:table-cell office:value-type="percentage" office:value="-0.0953779675787175">
            <text:p>-9.54%</text:p>
          </table:table-cell>
          <table:table-cell office:value-type="percentage" office:value="-0.230508731312361">
            <text:p>-23.05%</text:p>
          </table:table-cell>
          <table:table-cell office:value-type="percentage" office:value="0.0676785045864099">
            <text:p>6.77%</text:p>
          </table:table-cell>
          <table:table-cell office:value-type="percentage" office:value="-0.154742386609862">
            <text:p>-15.47%</text:p>
          </table:table-cell>
          <table:table-cell office:value-type="percentage" office:value="0.0680241752888535">
            <text:p>6.80%</text:p>
          </table:table-cell>
          <table:table-cell office:value-type="percentage" office:value="-0.144934969254367">
            <text:p>-14.49%</text:p>
          </table:table-cell>
          <table:table-cell office:value-type="percentage" office:value="-0.0396087864153032">
            <text:p>-3.96%</text:p>
          </table:table-cell>
          <table:table-cell office:value-type="percentage" office:value="-0.106400765067936">
            <text:p>-10.64%</text:p>
          </table:table-cell>
          <table:table-cell office:value-type="percentage" office:value="0.0818191507218584">
            <text:p>8.18%</text:p>
          </table:table-cell>
          <table:table-cell office:value-type="percentage" office:value="0.241411523695535">
            <text:p>24.14%</text:p>
          </table:table-cell>
          <table:table-cell office:value-type="percentage" office:value="-0.0501749756368536">
            <text:p>-5.02%</text:p>
          </table:table-cell>
          <table:table-cell office:value-type="percentage" office:value="-0.190922217372649">
            <text:p>-19.09%</text:p>
          </table:table-cell>
          <table:table-cell office:value-type="percentage" office:value="-0.00594654906306194">
            <text:p>-0.59%</text:p>
          </table:table-cell>
          <table:table-cell office:value-type="percentage" office:value="0.0183354601333045">
            <text:p>1.83%</text:p>
          </table:table-cell>
          <table:table-cell office:value-type="percentage" office:value="0.343665863587576">
            <text:p>34.37%</text:p>
          </table:table-cell>
          <table:table-cell office:value-type="percentage" office:value="-0.0519634711513719">
            <text:p>-5.20%</text:p>
          </table:table-cell>
          <table:table-cell office:value-type="percentage" office:value="0.0407474192023324">
            <text:p>4.07%</text:p>
          </table:table-cell>
          <table:table-cell office:value-type="percentage" office:value="-0.0120270372041841">
            <text:p>-1.20%</text:p>
          </table:table-cell>
          <table:table-cell office:value-type="percentage" office:value="-0.1826738716557">
            <text:p>-18.27%</text:p>
          </table:table-cell>
          <table:table-cell office:value-type="percentage" office:value="-0.0611986896451568">
            <text:p>-6.12%</text:p>
          </table:table-cell>
          <table:table-cell office:value-type="percentage" office:value="-0.148645653780645">
            <text:p>-14.86%</text:p>
          </table:table-cell>
          <table:table-cell office:value-type="percentage" office:value="-0.141607731284213">
            <text:p>-14.16%</text:p>
          </table:table-cell>
          <table:table-cell office:value-type="percentage" office:value="0.204197940116417">
            <text:p>20.42%</text:p>
          </table:table-cell>
          <table:table-cell office:value-type="percentage" office:value="-0.164799625178423">
            <text:p>-16.48%</text:p>
          </table:table-cell>
          <table:table-cell office:value-type="percentage" office:value="0.133990860426357">
            <text:p>13.40%</text:p>
          </table:table-cell>
          <table:table-cell office:value-type="percentage" office:value="-0.0403587160968517">
            <text:p>-4.04%</text:p>
          </table:table-cell>
          <table:table-cell office:value-type="percentage" office:value="-0.0145678881050246">
            <text:p>-1.46%</text:p>
          </table:table-cell>
          <table:table-cell office:value-type="percentage" office:value="-0.103303228637684">
            <text:p>-10.33%</text:p>
          </table:table-cell>
          <table:table-cell office:value-type="percentage" office:value="-0.189259154953834">
            <text:p>-18.93%</text:p>
          </table:table-cell>
          <table:table-cell office:value-type="percentage" office:value="0.0720066026712322">
            <text:p>7.20%</text:p>
          </table:table-cell>
          <table:table-cell office:value-type="percentage" office:value="-0.243896604011104">
            <text:p>-24.39%</text:p>
          </table:table-cell>
          <table:table-cell office:value-type="percentage" office:value="0.10910852455673">
            <text:p>10.91%</text:p>
          </table:table-cell>
          <table:table-cell office:value-type="percentage" office:value="0.0748363653282919">
            <text:p>7.48%</text:p>
          </table:table-cell>
          <table:table-cell office:value-type="percentage" office:value="-0.0171889171529561">
            <text:p>-1.72%</text:p>
          </table:table-cell>
          <table:table-cell office:value-type="percentage" office:value="-0.21021707147614">
            <text:p>-21.02%</text:p>
          </table:table-cell>
          <table:table-cell office:value-type="percentage" office:value="0.0452834857102883">
            <text:p>4.53%</text:p>
          </table:table-cell>
          <table:table-cell office:value-type="percentage" office:value="-0.0497039341141461">
            <text:p>-4.97%</text:p>
          </table:table-cell>
          <table:table-cell office:value-type="percentage" office:value="0.0771800567660478">
            <text:p>7.72%</text:p>
          </table:table-cell>
          <table:table-cell office:value-type="percentage" office:value="0.208124864579433">
            <text:p>20.81%</text:p>
          </table:table-cell>
          <table:table-cell office:value-type="percentage" office:value="0.0383121569950711">
            <text:p>3.83%</text:p>
          </table:table-cell>
          <table:table-cell office:value-type="percentage" office:value="-0.0612825022543143">
            <text:p>-6.13%</text:p>
          </table:table-cell>
          <table:table-cell office:value-type="percentage" office:value="-0.0560478637838173">
            <text:p>-5.60%</text:p>
          </table:table-cell>
          <table:table-cell office:value-type="percentage" office:value="0.0863083286113901">
            <text:p>8.63%</text:p>
          </table:table-cell>
          <table:table-cell office:value-type="percentage" office:value="0.00702490118720927">
            <text:p>0.70%</text:p>
          </table:table-cell>
          <table:table-cell office:value-type="percentage" office:value="0.0441322780295074">
            <text:p>4.41%</text:p>
          </table:table-cell>
          <table:table-cell office:value-type="percentage" office:value="-0.140184182466785">
            <text:p>-14.02%</text:p>
          </table:table-cell>
          <table:table-cell office:value-type="percentage" office:value="-0.0310431879655787">
            <text:p>-3.10%</text:p>
          </table:table-cell>
          <table:table-cell office:value-type="percentage" office:value="-0.23373759406566">
            <text:p>-23.37%</text:p>
          </table:table-cell>
          <table:table-cell office:value-type="percentage" office:value="-0.070857758266509">
            <text:p>-7.09%</text:p>
          </table:table-cell>
          <table:table-cell office:value-type="percentage" office:value="0.00795626792057267">
            <text:p>0.80%</text:p>
          </table:table-cell>
          <table:table-cell office:value-type="percentage" office:value="-0.0651432302909995">
            <text:p>-6.51%</text:p>
          </table:table-cell>
          <table:table-cell office:value-type="percentage" office:value="-0.125311792587338">
            <text:p>-12.53%</text:p>
          </table:table-cell>
          <table:table-cell office:value-type="percentage" office:value="0.00908283962608766">
            <text:p>0.91%</text:p>
          </table:table-cell>
          <table:table-cell office:value-type="percentage" office:value="0.0795224528214309">
            <text:p>7.95%</text:p>
          </table:table-cell>
          <table:table-cell office:value-type="percentage" office:value="0.0908580716737234">
            <text:p>9.09%</text:p>
          </table:table-cell>
          <table:table-cell office:value-type="percentage" office:value="-0.0512125756282256">
            <text:p>-5.12%</text:p>
          </table:table-cell>
          <table:table-cell office:value-type="percentage" office:value="-0.0369808458515888">
            <text:p>-3.70%</text:p>
          </table:table-cell>
          <table:table-cell office:value-type="percentage" office:value="-0.00112412538393179">
            <text:p>-0.11%</text:p>
          </table:table-cell>
          <table:table-cell office:value-type="percentage" office:value="-0.10869642541531">
            <text:p>-10.87%</text:p>
          </table:table-cell>
          <table:table-cell office:value-type="percentage" office:value="0.0259276294978219">
            <text:p>2.59%</text:p>
          </table:table-cell>
          <table:table-cell office:value-type="percentage" office:value="-0.0540713301320969">
            <text:p>-5.41%</text:p>
          </table:table-cell>
          <table:table-cell office:value-type="percentage" office:value="-0.0208911594248926">
            <text:p>-2.09%</text:p>
          </table:table-cell>
          <table:table-cell office:value-type="percentage" office:value="-0.0446307774132334">
            <text:p>-4.46%</text:p>
          </table:table-cell>
          <table:table-cell office:value-type="percentage" office:value="-0.0210082166296907">
            <text:p>-2.10%</text:p>
          </table:table-cell>
          <table:table-cell office:value-type="percentage" office:value="-0.00996198012598222">
            <text:p>-1.00%</text:p>
          </table:table-cell>
          <table:table-cell office:value-type="percentage" office:value="0.00104958843717052">
            <text:p>0.10%</text:p>
          </table:table-cell>
          <table:table-cell office:value-type="percentage" office:value="0.0120425867028572">
            <text:p>1.20%</text:p>
          </table:table-cell>
          <table:table-cell office:value-type="percentage" office:value="0.0138676513924019">
            <text:p>1.39%</text:p>
          </table:table-cell>
          <table:table-cell office:value-type="percentage" office:value="-0.000376595242239165">
            <text:p>-0.04%</text:p>
          </table:table-cell>
        </table:table-row>
        <table:table-row table:style-name="ro1">
          <table:table-cell office:value-type="float" office:value="83836">
            <text:p>83836</text:p>
          </table:table-cell>
          <table:table-cell office:value-type="string">
            <text:p>Byron Capital Partners Ltd.</text:p>
          </table:table-cell>
          <table:table-cell office:value-type="string">
            <text:p>SAFI2 *QEP* *FRN*</text:p>
          </table:table-cell>
          <table:table-cell office:value-type="float" office:value="83836">
            <text:p>83836</text:p>
          </table:table-cell>
          <table:table-cell office:value-type="percentage" office:value="0.0853279361390058">
            <text:p>8.53%</text:p>
          </table:table-cell>
          <table:table-cell office:value-type="percentage" office:value="-0.110635647300696">
            <text:p>-11.06%</text:p>
          </table:table-cell>
          <table:table-cell office:value-type="percentage" office:value="0.0562652437881155">
            <text:p>5.63%</text:p>
          </table:table-cell>
          <table:table-cell office:value-type="percentage" office:value="0.0296394177854739">
            <text:p>2.96%</text:p>
          </table:table-cell>
          <table:table-cell office:value-type="percentage" office:value="0.00997668717227429">
            <text:p>1.00%</text:p>
          </table:table-cell>
          <table:table-cell office:value-type="percentage" office:value="0.0164385810290557">
            <text:p>1.64%</text:p>
          </table:table-cell>
          <table:table-cell office:value-type="percentage" office:value="-0.160195857157136">
            <text:p>-16.02%</text:p>
          </table:table-cell>
          <table:table-cell office:value-type="percentage" office:value="0.0186722847568491">
            <text:p>1.87%</text:p>
          </table:table-cell>
          <table:table-cell office:value-type="percentage" office:value="0.140754175249217">
            <text:p>14.08%</text:p>
          </table:table-cell>
          <table:table-cell office:value-type="percentage" office:value="-0.0253206099182484">
            <text:p>-2.53%</text:p>
          </table:table-cell>
          <table:table-cell office:value-type="percentage" office:value="0.206250320415676">
            <text:p>20.63%</text:p>
          </table:table-cell>
          <table:table-cell office:value-type="percentage" office:value="-0.399152970085102">
            <text:p>-39.92%</text:p>
          </table:table-cell>
          <table:table-cell office:value-type="percentage" office:value="-0.150993668656947">
            <text:p>-15.10%</text:p>
          </table:table-cell>
          <table:table-cell office:value-type="percentage" office:value="0.0786471277449673">
            <text:p>7.86%</text:p>
          </table:table-cell>
          <table:table-cell office:value-type="percentage" office:value="-0.199795913427423">
            <text:p>-19.98%</text:p>
          </table:table-cell>
          <table:table-cell office:value-type="percentage" office:value="0.148878091054607">
            <text:p>14.89%</text:p>
          </table:table-cell>
          <table:table-cell office:value-type="percentage" office:value="-0.0894305505573126">
            <text:p>-8.94%</text:p>
          </table:table-cell>
          <table:table-cell office:value-type="percentage" office:value="0.140563315887085">
            <text:p>14.06%</text:p>
          </table:table-cell>
          <table:table-cell office:value-type="percentage" office:value="0.179915952344026">
            <text:p>17.99%</text:p>
          </table:table-cell>
          <table:table-cell office:value-type="percentage" office:value="0.244282588669944">
            <text:p>24.43%</text:p>
          </table:table-cell>
          <table:table-cell office:value-type="percentage" office:value="0.0856754501600454">
            <text:p>8.57%</text:p>
          </table:table-cell>
          <table:table-cell office:value-type="percentage" office:value="0.19408210608089">
            <text:p>19.41%</text:p>
          </table:table-cell>
          <table:table-cell office:value-type="percentage" office:value="-0.172502819883515">
            <text:p>-17.25%</text:p>
          </table:table-cell>
          <table:table-cell office:value-type="percentage" office:value="-0.138374987175269">
            <text:p>-13.84%</text:p>
          </table:table-cell>
          <table:table-cell office:value-type="percentage" office:value="-0.142677524293987">
            <text:p>-14.27%</text:p>
          </table:table-cell>
          <table:table-cell office:value-type="percentage" office:value="0.104740571636305">
            <text:p>10.47%</text:p>
          </table:table-cell>
          <table:table-cell office:value-type="percentage" office:value="0.0717791957672095">
            <text:p>7.18%</text:p>
          </table:table-cell>
          <table:table-cell office:value-type="percentage" office:value="-0.114841449265072">
            <text:p>-11.48%</text:p>
          </table:table-cell>
          <table:table-cell office:value-type="percentage" office:value="0.0352114149518424">
            <text:p>3.52%</text:p>
          </table:table-cell>
          <table:table-cell office:value-type="percentage" office:value="-0.0968248589003809">
            <text:p>-9.68%</text:p>
          </table:table-cell>
          <table:table-cell office:value-type="percentage" office:value="-0.245037351411633">
            <text:p>-24.50%</text:p>
          </table:table-cell>
          <table:table-cell office:value-type="percentage" office:value="0.065642847580597">
            <text:p>6.56%</text:p>
          </table:table-cell>
          <table:table-cell office:value-type="percentage" office:value="-0.0052935466417454">
            <text:p>-0.53%</text:p>
          </table:table-cell>
          <table:table-cell office:value-type="percentage" office:value="-0.0641352869564237">
            <text:p>-6.41%</text:p>
          </table:table-cell>
          <table:table-cell office:value-type="percentage" office:value="-0.0584216900736771">
            <text:p>-5.84%</text:p>
          </table:table-cell>
          <table:table-cell office:value-type="percentage" office:value="0.0378101583274381">
            <text:p>3.78%</text:p>
          </table:table-cell>
          <table:table-cell office:value-type="percentage" office:value="0.214007450666833">
            <text:p>21.40%</text:p>
          </table:table-cell>
          <table:table-cell office:value-type="percentage" office:value="0.171193274142867">
            <text:p>17.12%</text:p>
          </table:table-cell>
          <table:table-cell office:value-type="percentage" office:value="0.118206780880919">
            <text:p>11.82%</text:p>
          </table:table-cell>
          <table:table-cell office:value-type="percentage" office:value="0.0192726791491183">
            <text:p>1.93%</text:p>
          </table:table-cell>
          <table:table-cell office:value-type="percentage" office:value="0.0424229675734771">
            <text:p>4.24%</text:p>
          </table:table-cell>
          <table:table-cell office:value-type="percentage" office:value="-0.0163047673516528">
            <text:p>-1.63%</text:p>
          </table:table-cell>
          <table:table-cell office:value-type="percentage" office:value="-0.178229359780521">
            <text:p>-17.82%</text:p>
          </table:table-cell>
          <table:table-cell office:value-type="percentage" office:value="-0.159296058837402">
            <text:p>-15.93%</text:p>
          </table:table-cell>
          <table:table-cell office:value-type="percentage" office:value="0.0470063348435557">
            <text:p>4.70%</text:p>
          </table:table-cell>
          <table:table-cell office:value-type="percentage" office:value="0.0637583128216873">
            <text:p>6.38%</text:p>
          </table:table-cell>
          <table:table-cell office:value-type="percentage" office:value="-0.0904488239615175">
            <text:p>-9.04%</text:p>
          </table:table-cell>
          <table:table-cell office:value-type="percentage" office:value="-0.0557141567165544">
            <text:p>-5.57%</text:p>
          </table:table-cell>
          <table:table-cell office:value-type="percentage" office:value="0.232422309101988">
            <text:p>23.24%</text:p>
          </table:table-cell>
          <table:table-cell office:value-type="percentage" office:value="0.0429030302940256">
            <text:p>4.29%</text:p>
          </table:table-cell>
          <table:table-cell office:value-type="percentage" office:value="-0.0444917852715322">
            <text:p>-4.45%</text:p>
          </table:table-cell>
          <table:table-cell office:value-type="percentage" office:value="0.00434054847433028">
            <text:p>0.43%</text:p>
          </table:table-cell>
          <table:table-cell office:value-type="percentage" office:value="0.0987215016125002">
            <text:p>9.87%</text:p>
          </table:table-cell>
          <table:table-cell office:value-type="percentage" office:value="0.00615980097253123">
            <text:p>0.62%</text:p>
          </table:table-cell>
          <table:table-cell office:value-type="percentage" office:value="0.0226055382964318">
            <text:p>2.26%</text:p>
          </table:table-cell>
          <table:table-cell office:value-type="percentage" office:value="-0.0824514807861546">
            <text:p>-8.25%</text:p>
          </table:table-cell>
          <table:table-cell office:value-type="percentage" office:value="0.00855043933707205">
            <text:p>0.86%</text:p>
          </table:table-cell>
          <table:table-cell office:value-type="percentage" office:value="-0.0244143152114919">
            <text:p>-2.44%</text:p>
          </table:table-cell>
          <table:table-cell office:value-type="percentage" office:value="-0.0670033012264369">
            <text:p>-6.70%</text:p>
          </table:table-cell>
          <table:table-cell office:value-type="percentage" office:value="-0.0147485555561002">
            <text:p>-1.47%</text:p>
          </table:table-cell>
          <table:table-cell office:value-type="percentage" office:value="0.041400554015097">
            <text:p>4.14%</text:p>
          </table:table-cell>
          <table:table-cell office:value-type="percentage" office:value="0.0288316526316355">
            <text:p>2.88%</text:p>
          </table:table-cell>
          <table:table-cell office:value-type="percentage" office:value="-0.0480165206904912">
            <text:p>-4.80%</text:p>
          </table:table-cell>
          <table:table-cell office:value-type="percentage" office:value="0.142472703245326">
            <text:p>14.25%</text:p>
          </table:table-cell>
          <table:table-cell office:value-type="percentage" office:value="0.0511640346041778">
            <text:p>5.12%</text:p>
          </table:table-cell>
          <table:table-cell office:value-type="percentage" office:value="-0.0776106047784548">
            <text:p>-7.76%</text:p>
          </table:table-cell>
          <table:table-cell office:value-type="percentage" office:value="0.0798715567577674">
            <text:p>7.99%</text:p>
          </table:table-cell>
          <table:table-cell office:value-type="percentage" office:value="0.0358318970879833">
            <text:p>3.58%</text:p>
          </table:table-cell>
          <table:table-cell office:value-type="percentage" office:value="-0.00898511808840041">
            <text:p>-0.90%</text:p>
          </table:table-cell>
          <table:table-cell office:value-type="percentage" office:value="0.00885588131510162">
            <text:p>0.89%</text:p>
          </table:table-cell>
          <table:table-cell office:value-type="percentage" office:value="-0.0218782059593308">
            <text:p>-2.19%</text:p>
          </table:table-cell>
          <table:table-cell office:value-type="percentage" office:value="0.0182360142579147">
            <text:p>1.82%</text:p>
          </table:table-cell>
          <table:table-cell office:value-type="percentage" office:value="0.0136460339817454">
            <text:p>1.36%</text:p>
          </table:table-cell>
          <table:table-cell office:value-type="percentage" office:value="0.0102458597798664">
            <text:p>1.02%</text:p>
          </table:table-cell>
          <table:table-cell office:value-type="percentage" office:value="-0.00735417815260089">
            <text:p>-0.74%</text:p>
          </table:table-cell>
          <table:table-cell office:value-type="percentage" office:value="0.0048821533026254">
            <text:p>0.49%</text:p>
          </table:table-cell>
        </table:table-row>
        <table:table-row table:style-name="ro1">
          <table:table-cell office:value-type="float" office:value="18610">
            <text:p>18610</text:p>
          </table:table-cell>
          <table:table-cell office:value-type="string">
            <text:p>Campbell &amp; Company, LP</text:p>
          </table:table-cell>
          <table:table-cell office:value-type="string">
            <text:p>Campbell Managed Futures</text:p>
          </table:table-cell>
          <table:table-cell office:value-type="float" office:value="18610">
            <text:p>18610</text:p>
          </table:table-cell>
          <table:table-cell office:value-type="percentage" office:value="0.118075047490432">
            <text:p>11.81%</text:p>
          </table:table-cell>
          <table:table-cell office:value-type="percentage" office:value="0.138860625346294">
            <text:p>13.89%</text:p>
          </table:table-cell>
          <table:table-cell office:value-type="percentage" office:value="-0.0130908728754585">
            <text:p>-1.31%</text:p>
          </table:table-cell>
          <table:table-cell office:value-type="percentage" office:value="0.0998152550027961">
            <text:p>9.98%</text:p>
          </table:table-cell>
          <table:table-cell office:value-type="percentage" office:value="-0.212413253302173">
            <text:p>-21.24%</text:p>
          </table:table-cell>
          <table:table-cell office:value-type="percentage" office:value="-0.16437120403458">
            <text:p>-16.44%</text:p>
          </table:table-cell>
          <table:table-cell office:value-type="percentage" office:value="0.0126299866375159">
            <text:p>1.26%</text:p>
          </table:table-cell>
          <table:table-cell office:value-type="percentage" office:value="0.0134987484016048">
            <text:p>1.35%</text:p>
          </table:table-cell>
          <table:table-cell office:value-type="percentage" office:value="0.138065268374279">
            <text:p>13.81%</text:p>
          </table:table-cell>
          <table:table-cell office:value-type="percentage" office:value="0.0428624480577287">
            <text:p>4.29%</text:p>
          </table:table-cell>
          <table:table-cell office:value-type="percentage" office:value="0.0346781515937941">
            <text:p>3.47%</text:p>
          </table:table-cell>
          <table:table-cell office:value-type="percentage" office:value="0.0513941472796606">
            <text:p>5.14%</text:p>
          </table:table-cell>
          <table:table-cell office:value-type="percentage" office:value="-0.0106001940352237">
            <text:p>-1.06%</text:p>
          </table:table-cell>
          <table:table-cell office:value-type="percentage" office:value="0.159964797050885">
            <text:p>16.00%</text:p>
          </table:table-cell>
          <table:table-cell office:value-type="percentage" office:value="-0.0406189894588629">
            <text:p>-4.06%</text:p>
          </table:table-cell>
          <table:table-cell office:value-type="percentage" office:value="-0.0139770167005912">
            <text:p>-1.40%</text:p>
          </table:table-cell>
          <table:table-cell office:value-type="percentage" office:value="-0.0284908314629096">
            <text:p>-2.85%</text:p>
          </table:table-cell>
          <table:table-cell office:value-type="percentage" office:value="-0.0299028851526316">
            <text:p>-2.99%</text:p>
          </table:table-cell>
          <table:table-cell office:value-type="percentage" office:value="-0.0652255211590477">
            <text:p>-6.52%</text:p>
          </table:table-cell>
          <table:table-cell office:value-type="percentage" office:value="-0.102886636158419">
            <text:p>-10.29%</text:p>
          </table:table-cell>
          <table:table-cell office:value-type="percentage" office:value="0.121987449308417">
            <text:p>12.20%</text:p>
          </table:table-cell>
          <table:table-cell office:value-type="percentage" office:value="0.193049264886194">
            <text:p>19.30%</text:p>
          </table:table-cell>
          <table:table-cell office:value-type="percentage" office:value="0.118514526458536">
            <text:p>11.85%</text:p>
          </table:table-cell>
          <table:table-cell office:value-type="percentage" office:value="0.0888026398505421">
            <text:p>8.88%</text:p>
          </table:table-cell>
          <table:table-cell office:value-type="percentage" office:value="-0.134906402706101">
            <text:p>-13.49%</text:p>
          </table:table-cell>
          <table:table-cell office:value-type="percentage" office:value="0.0397223654242623">
            <text:p>3.97%</text:p>
          </table:table-cell>
          <table:table-cell office:value-type="percentage" office:value="0.187030782265255">
            <text:p>18.70%</text:p>
          </table:table-cell>
          <table:table-cell office:value-type="percentage" office:value="0.109920963065936">
            <text:p>10.99%</text:p>
          </table:table-cell>
          <table:table-cell office:value-type="percentage" office:value="0.098525120926963">
            <text:p>9.85%</text:p>
          </table:table-cell>
          <table:table-cell office:value-type="percentage" office:value="0.0679455934909679">
            <text:p>6.79%</text:p>
          </table:table-cell>
          <table:table-cell office:value-type="percentage" office:value="-0.18690800451373">
            <text:p>-18.69%</text:p>
          </table:table-cell>
          <table:table-cell office:value-type="percentage" office:value="-0.0967805062887318">
            <text:p>-9.68%</text:p>
          </table:table-cell>
          <table:table-cell office:value-type="percentage" office:value="-0.120804593793808">
            <text:p>-12.08%</text:p>
          </table:table-cell>
          <table:table-cell office:value-type="percentage" office:value="0.226207641860111">
            <text:p>22.62%</text:p>
          </table:table-cell>
          <table:table-cell office:value-type="percentage" office:value="-0.041281699144062">
            <text:p>-4.13%</text:p>
          </table:table-cell>
          <table:table-cell office:value-type="percentage" office:value="-0.0442674041026019">
            <text:p>-4.43%</text:p>
          </table:table-cell>
          <table:table-cell office:value-type="percentage" office:value="-0.0865078723325399">
            <text:p>-8.65%</text:p>
          </table:table-cell>
          <table:table-cell office:value-type="percentage" office:value="-0.00732868423093302">
            <text:p>-0.73%</text:p>
          </table:table-cell>
          <table:table-cell office:value-type="percentage" office:value="-0.0171131946728588">
            <text:p>-1.71%</text:p>
          </table:table-cell>
          <table:table-cell office:value-type="percentage" office:value="0.0781234308514589">
            <text:p>7.81%</text:p>
          </table:table-cell>
          <table:table-cell office:value-type="percentage" office:value="0.154986213281733">
            <text:p>15.50%</text:p>
          </table:table-cell>
          <table:table-cell office:value-type="percentage" office:value="-0.0112883852959288">
            <text:p>-1.13%</text:p>
          </table:table-cell>
          <table:table-cell office:value-type="percentage" office:value="0.203165588766873">
            <text:p>20.32%</text:p>
          </table:table-cell>
          <table:table-cell office:value-type="percentage" office:value="-0.0819337452265084">
            <text:p>-8.19%</text:p>
          </table:table-cell>
          <table:table-cell office:value-type="percentage" office:value="-0.0966076870361296">
            <text:p>-9.66%</text:p>
          </table:table-cell>
          <table:table-cell office:value-type="percentage" office:value="-0.115969651570139">
            <text:p>-11.60%</text:p>
          </table:table-cell>
          <table:table-cell office:value-type="percentage" office:value="-0.132780506222144">
            <text:p>-13.28%</text:p>
          </table:table-cell>
          <table:table-cell office:value-type="percentage" office:value="-0.134335368979902">
            <text:p>-13.43%</text:p>
          </table:table-cell>
          <table:table-cell office:value-type="percentage" office:value="0.0178609079469269">
            <text:p>1.79%</text:p>
          </table:table-cell>
          <table:table-cell office:value-type="percentage" office:value="-0.144093897225345">
            <text:p>-14.41%</text:p>
          </table:table-cell>
          <table:table-cell office:value-type="percentage" office:value="-0.0876390880277581">
            <text:p>-8.76%</text:p>
          </table:table-cell>
          <table:table-cell office:value-type="percentage" office:value="-0.102006981818321">
            <text:p>-10.20%</text:p>
          </table:table-cell>
          <table:table-cell office:value-type="percentage" office:value="-0.232437977800624">
            <text:p>-23.24%</text:p>
          </table:table-cell>
          <table:table-cell office:value-type="percentage" office:value="-0.165824422454785">
            <text:p>-16.58%</text:p>
          </table:table-cell>
          <table:table-cell office:value-type="percentage" office:value="0.14313574628098">
            <text:p>14.31%</text:p>
          </table:table-cell>
          <table:table-cell office:value-type="percentage" office:value="-0.0817408364681109">
            <text:p>-8.17%</text:p>
          </table:table-cell>
          <table:table-cell office:value-type="percentage" office:value="-0.107868827529653">
            <text:p>-10.79%</text:p>
          </table:table-cell>
          <table:table-cell office:value-type="percentage" office:value="-0.0385339641626178">
            <text:p>-3.85%</text:p>
          </table:table-cell>
          <table:table-cell office:value-type="percentage" office:value="0.00929997384340529">
            <text:p>0.93%</text:p>
          </table:table-cell>
          <table:table-cell office:value-type="percentage" office:value="-0.156771301968261">
            <text:p>-15.68%</text:p>
          </table:table-cell>
          <table:table-cell office:value-type="percentage" office:value="0.0303063555304891">
            <text:p>3.03%</text:p>
          </table:table-cell>
          <table:table-cell office:value-type="percentage" office:value="-0.0277060913011143">
            <text:p>-2.77%</text:p>
          </table:table-cell>
          <table:table-cell office:value-type="percentage" office:value="0.246223695411406">
            <text:p>24.62%</text:p>
          </table:table-cell>
          <table:table-cell office:value-type="percentage" office:value="0.195110200489789">
            <text:p>19.51%</text:p>
          </table:table-cell>
          <table:table-cell office:value-type="percentage" office:value="-0.110590968106904">
            <text:p>-11.06%</text:p>
          </table:table-cell>
          <table:table-cell office:value-type="percentage" office:value="0.204358195201992">
            <text:p>20.44%</text:p>
          </table:table-cell>
          <table:table-cell office:value-type="percentage" office:value="0.149228304621797">
            <text:p>14.92%</text:p>
          </table:table-cell>
          <table:table-cell office:value-type="percentage" office:value="-0.183487054072219">
            <text:p>-18.35%</text:p>
          </table:table-cell>
          <table:table-cell office:value-type="percentage" office:value="0.0141871854855482">
            <text:p>1.42%</text:p>
          </table:table-cell>
          <table:table-cell office:value-type="percentage" office:value="0.0579741039358016">
            <text:p>5.80%</text:p>
          </table:table-cell>
          <table:table-cell office:value-type="percentage" office:value="0.0343555058059422">
            <text:p>3.44%</text:p>
          </table:table-cell>
          <table:table-cell office:value-type="percentage" office:value="0.0306848398127701">
            <text:p>3.07%</text:p>
          </table:table-cell>
          <table:table-cell office:value-type="percentage" office:value="-0.010493454925724">
            <text:p>-1.05%</text:p>
          </table:table-cell>
          <table:table-cell office:value-type="percentage" office:value="-0.00184515960615317">
            <text:p>-0.18%</text:p>
          </table:table-cell>
          <table:table-cell office:value-type="percentage" office:value="-0.00653294974765266">
            <text:p>-0.65%</text:p>
          </table:table-cell>
          <table:table-cell office:value-type="percentage" office:value="0.0052110572305547">
            <text:p>0.52%</text:p>
          </table:table-cell>
        </table:table-row>
        <table:table-row table:style-name="ro1">
          <table:table-cell office:value-type="float" office:value="19549">
            <text:p>19549</text:p>
          </table:table-cell>
          <table:table-cell office:value-type="string">
            <text:p>Chesapeake Capital Corporation</text:p>
          </table:table-cell>
          <table:table-cell office:value-type="string">
            <text:p>Diversified Program *QEP*</text:p>
          </table:table-cell>
          <table:table-cell office:value-type="float" office:value="19549">
            <text:p>19549</text:p>
          </table:table-cell>
          <table:table-cell office:value-type="percentage" office:value="0.124392287017632">
            <text:p>12.44%</text:p>
          </table:table-cell>
          <table:table-cell office:value-type="percentage" office:value="0.223154592557432">
            <text:p>22.32%</text:p>
          </table:table-cell>
          <table:table-cell office:value-type="percentage" office:value="-0.0265305471209165">
            <text:p>-2.65%</text:p>
          </table:table-cell>
          <table:table-cell office:value-type="percentage" office:value="0.0405373960076288">
            <text:p>4.05%</text:p>
          </table:table-cell>
          <table:table-cell office:value-type="percentage" office:value="0.107038428965677">
            <text:p>10.70%</text:p>
          </table:table-cell>
          <table:table-cell office:value-type="percentage" office:value="0.0689335354932609">
            <text:p>6.89%</text:p>
          </table:table-cell>
          <table:table-cell office:value-type="percentage" office:value="0.0899213012466143">
            <text:p>8.99%</text:p>
          </table:table-cell>
          <table:table-cell office:value-type="percentage" office:value="0.0521618653889956">
            <text:p>5.22%</text:p>
          </table:table-cell>
          <table:table-cell office:value-type="percentage" office:value="0.027371792558778">
            <text:p>2.74%</text:p>
          </table:table-cell>
          <table:table-cell office:value-type="percentage" office:value="0.0229930365171">
            <text:p>2.30%</text:p>
          </table:table-cell>
          <table:table-cell office:value-type="percentage" office:value="0.102523879012393">
            <text:p>10.25%</text:p>
          </table:table-cell>
          <table:table-cell office:value-type="percentage" office:value="0.0698585904382498">
            <text:p>6.99%</text:p>
          </table:table-cell>
          <table:table-cell office:value-type="percentage" office:value="0.013994160937307">
            <text:p>1.40%</text:p>
          </table:table-cell>
          <table:table-cell office:value-type="percentage" office:value="0.0167102745820153">
            <text:p>1.67%</text:p>
          </table:table-cell>
          <table:table-cell office:value-type="percentage" office:value="-0.0384580346545109">
            <text:p>-3.85%</text:p>
          </table:table-cell>
          <table:table-cell office:value-type="percentage" office:value="0.163376025402264">
            <text:p>16.34%</text:p>
          </table:table-cell>
          <table:table-cell office:value-type="percentage" office:value="-0.00175649657312595">
            <text:p>-0.18%</text:p>
          </table:table-cell>
          <table:table-cell office:value-type="percentage" office:value="0.101852458482692">
            <text:p>10.19%</text:p>
          </table:table-cell>
          <table:table-cell office:value-type="percentage" office:value="-0.0506251268204758">
            <text:p>-5.06%</text:p>
          </table:table-cell>
          <table:table-cell office:value-type="percentage" office:value="0.0253127059920035">
            <text:p>2.53%</text:p>
          </table:table-cell>
          <table:table-cell office:value-type="percentage" office:value="0.111245313880643">
            <text:p>11.12%</text:p>
          </table:table-cell>
          <table:table-cell office:value-type="percentage" office:value="-0.0187288151387096">
            <text:p>-1.87%</text:p>
          </table:table-cell>
          <table:table-cell office:value-type="percentage" office:value="0.0870767637720602">
            <text:p>8.71%</text:p>
          </table:table-cell>
          <table:table-cell office:value-type="percentage" office:value="-0.00956027793747927">
            <text:p>-0.96%</text:p>
          </table:table-cell>
          <table:table-cell office:value-type="percentage" office:value="0.0175387579654139">
            <text:p>1.75%</text:p>
          </table:table-cell>
          <table:table-cell office:value-type="percentage" office:value="0.0604280962002382">
            <text:p>6.04%</text:p>
          </table:table-cell>
          <table:table-cell office:value-type="percentage" office:value="0.110739469469668">
            <text:p>11.07%</text:p>
          </table:table-cell>
          <table:table-cell office:value-type="percentage" office:value="-0.0605610589405936">
            <text:p>-6.06%</text:p>
          </table:table-cell>
          <table:table-cell office:value-type="percentage" office:value="-0.0889970173863867">
            <text:p>-8.90%</text:p>
          </table:table-cell>
          <table:table-cell office:value-type="percentage" office:value="0.00909512750164973">
            <text:p>0.91%</text:p>
          </table:table-cell>
          <table:table-cell office:value-type="percentage" office:value="-0.0550610216922239">
            <text:p>-5.51%</text:p>
          </table:table-cell>
          <table:table-cell office:value-type="percentage" office:value="-0.081863972804382">
            <text:p>-8.19%</text:p>
          </table:table-cell>
          <table:table-cell office:value-type="percentage" office:value="-0.0612457447717933">
            <text:p>-6.12%</text:p>
          </table:table-cell>
          <table:table-cell office:value-type="percentage" office:value="-0.00224474674875925">
            <text:p>-0.22%</text:p>
          </table:table-cell>
          <table:table-cell office:value-type="percentage" office:value="-0.0879164946740628">
            <text:p>-8.79%</text:p>
          </table:table-cell>
          <table:table-cell office:value-type="percentage" office:value="0.0601917647692071">
            <text:p>6.02%</text:p>
          </table:table-cell>
          <table:table-cell office:value-type="percentage" office:value="0.0684036571802861">
            <text:p>6.84%</text:p>
          </table:table-cell>
          <table:table-cell office:value-type="percentage" office:value="-0.106222950980958">
            <text:p>-10.62%</text:p>
          </table:table-cell>
          <table:table-cell office:value-type="percentage" office:value="0.0721341120907993">
            <text:p>7.21%</text:p>
          </table:table-cell>
          <table:table-cell office:value-type="percentage" office:value="0.050974922154242">
            <text:p>5.10%</text:p>
          </table:table-cell>
          <table:table-cell office:value-type="percentage" office:value="-0.142882869004695">
            <text:p>-14.29%</text:p>
          </table:table-cell>
          <table:table-cell office:value-type="percentage" office:value="0.0500800782184309">
            <text:p>5.01%</text:p>
          </table:table-cell>
          <table:table-cell office:value-type="percentage" office:value="-0.203236057020431">
            <text:p>-20.32%</text:p>
          </table:table-cell>
          <table:table-cell office:value-type="percentage" office:value="0.0446322144132409">
            <text:p>4.46%</text:p>
          </table:table-cell>
          <table:table-cell office:value-type="percentage" office:value="0.149497379092348">
            <text:p>14.95%</text:p>
          </table:table-cell>
          <table:table-cell office:value-type="percentage" office:value="0.0236175039673015">
            <text:p>2.36%</text:p>
          </table:table-cell>
          <table:table-cell office:value-type="percentage" office:value="0.200036374348303">
            <text:p>20.00%</text:p>
          </table:table-cell>
          <table:table-cell office:value-type="percentage" office:value="0.201781241205703">
            <text:p>20.18%</text:p>
          </table:table-cell>
          <table:table-cell office:value-type="percentage" office:value="-0.0352811984470603">
            <text:p>-3.53%</text:p>
          </table:table-cell>
          <table:table-cell office:value-type="percentage" office:value="-0.0909273512336717">
            <text:p>-9.09%</text:p>
          </table:table-cell>
          <table:table-cell office:value-type="percentage" office:value="0.109409339688649">
            <text:p>10.94%</text:p>
          </table:table-cell>
          <table:table-cell office:value-type="percentage" office:value="-0.155362722822348">
            <text:p>-15.54%</text:p>
          </table:table-cell>
          <table:table-cell office:value-type="percentage" office:value="-0.0337742303806758">
            <text:p>-3.38%</text:p>
          </table:table-cell>
          <table:table-cell office:value-type="percentage" office:value="-0.111129563481631">
            <text:p>-11.11%</text:p>
          </table:table-cell>
          <table:table-cell office:value-type="percentage" office:value="0.219640036650587">
            <text:p>21.96%</text:p>
          </table:table-cell>
          <table:table-cell office:value-type="percentage" office:value="0.0997796199080093">
            <text:p>9.98%</text:p>
          </table:table-cell>
          <table:table-cell office:value-type="percentage" office:value="0.049326016287147">
            <text:p>4.93%</text:p>
          </table:table-cell>
          <table:table-cell office:value-type="percentage" office:value="0.0658365473672919">
            <text:p>6.58%</text:p>
          </table:table-cell>
          <table:table-cell office:value-type="percentage" office:value="0.0206728749820636">
            <text:p>2.07%</text:p>
          </table:table-cell>
          <table:table-cell office:value-type="percentage" office:value="-0.123584571856289">
            <text:p>-12.36%</text:p>
          </table:table-cell>
          <table:table-cell office:value-type="percentage" office:value="0.307729813287429">
            <text:p>30.77%</text:p>
          </table:table-cell>
          <table:table-cell office:value-type="percentage" office:value="0.498243824185696">
            <text:p>49.82%</text:p>
          </table:table-cell>
          <table:table-cell office:value-type="percentage" office:value="0.00627009299222134">
            <text:p>0.63%</text:p>
          </table:table-cell>
          <table:table-cell office:value-type="percentage" office:value="-0.10388221051482">
            <text:p>-10.39%</text:p>
          </table:table-cell>
          <table:table-cell office:value-type="percentage" office:value="-0.0354315219972277">
            <text:p>-3.54%</text:p>
          </table:table-cell>
          <table:table-cell office:value-type="percentage" office:value="0.0616601892018183">
            <text:p>6.17%</text:p>
          </table:table-cell>
          <table:table-cell office:value-type="percentage" office:value="-0.23681772291777">
            <text:p>-23.68%</text:p>
          </table:table-cell>
          <table:table-cell office:value-type="percentage" office:value="-0.132528905448841">
            <text:p>-13.25%</text:p>
          </table:table-cell>
          <table:table-cell office:value-type="percentage" office:value="-0.064794406655593">
            <text:p>-6.48%</text:p>
          </table:table-cell>
          <table:table-cell office:value-type="percentage" office:value="-0.0392394987818606">
            <text:p>-3.92%</text:p>
          </table:table-cell>
          <table:table-cell office:value-type="percentage" office:value="0.0145635487976291">
            <text:p>1.46%</text:p>
          </table:table-cell>
          <table:table-cell office:value-type="percentage" office:value="0.00914576472562994">
            <text:p>0.91%</text:p>
          </table:table-cell>
          <table:table-cell office:value-type="percentage" office:value="-0.0302720667907022">
            <text:p>-3.03%</text:p>
          </table:table-cell>
          <table:table-cell office:value-type="percentage" office:value="0.0210173881214548">
            <text:p>2.10%</text:p>
          </table:table-cell>
          <table:table-cell office:value-type="percentage" office:value="-0.000551533901721337">
            <text:p>-0.06%</text:p>
          </table:table-cell>
          <table:table-cell office:value-type="percentage" office:value="0.00802946594775438">
            <text:p>0.80%</text:p>
          </table:table-cell>
        </table:table-row>
        <table:table-row table:style-name="ro1">
          <table:table-cell office:value-type="float" office:value="18616">
            <text:p>18616</text:p>
          </table:table-cell>
          <table:table-cell office:value-type="string">
            <text:p>Clarke Capital Management, Inc.</text:p>
          </table:table-cell>
          <table:table-cell office:value-type="string">
            <text:p>Worldwide Program</text:p>
          </table:table-cell>
          <table:table-cell office:value-type="float" office:value="18616">
            <text:p>18616</text:p>
          </table:table-cell>
          <table:table-cell office:value-type="percentage" office:value="0.139052738836476">
            <text:p>13.91%</text:p>
          </table:table-cell>
          <table:table-cell office:value-type="percentage" office:value="-0.134977041391639">
            <text:p>-13.50%</text:p>
          </table:table-cell>
          <table:table-cell office:value-type="percentage" office:value="-0.103650418259042">
            <text:p>-10.37%</text:p>
          </table:table-cell>
          <table:table-cell office:value-type="percentage" office:value="-0.0604472339152052">
            <text:p>-6.04%</text:p>
          </table:table-cell>
          <table:table-cell office:value-type="percentage" office:value="-0.0383780169248255">
            <text:p>-3.84%</text:p>
          </table:table-cell>
          <table:table-cell office:value-type="percentage" office:value="0.00264459880503831">
            <text:p>0.26%</text:p>
          </table:table-cell>
          <table:table-cell office:value-type="percentage" office:value="0.0295596070663672">
            <text:p>2.96%</text:p>
          </table:table-cell>
          <table:table-cell office:value-type="percentage" office:value="-0.127676115747966">
            <text:p>-12.77%</text:p>
          </table:table-cell>
          <table:table-cell office:value-type="percentage" office:value="-0.0604986545298684">
            <text:p>-6.05%</text:p>
          </table:table-cell>
          <table:table-cell office:value-type="percentage" office:value="0.0209669206960561">
            <text:p>2.10%</text:p>
          </table:table-cell>
          <table:table-cell office:value-type="percentage" office:value="0.0487417682338049">
            <text:p>4.87%</text:p>
          </table:table-cell>
          <table:table-cell office:value-type="percentage" office:value="-0.0609464383938957">
            <text:p>-6.09%</text:p>
          </table:table-cell>
          <table:table-cell office:value-type="percentage" office:value="-0.0726360485984855">
            <text:p>-7.26%</text:p>
          </table:table-cell>
          <table:table-cell office:value-type="percentage" office:value="0.021994611952575">
            <text:p>2.20%</text:p>
          </table:table-cell>
          <table:table-cell office:value-type="percentage" office:value="0.0496833073957413">
            <text:p>4.97%</text:p>
          </table:table-cell>
          <table:table-cell office:value-type="percentage" office:value="-0.202913281130174">
            <text:p>-20.29%</text:p>
          </table:table-cell>
          <table:table-cell office:value-type="percentage" office:value="0.00728737316519205">
            <text:p>0.73%</text:p>
          </table:table-cell>
          <table:table-cell office:value-type="percentage" office:value="-0.0091130928289137">
            <text:p>-0.91%</text:p>
          </table:table-cell>
          <table:table-cell office:value-type="percentage" office:value="-0.0307404481670572">
            <text:p>-3.07%</text:p>
          </table:table-cell>
          <table:table-cell office:value-type="percentage" office:value="0.11117581649115">
            <text:p>11.12%</text:p>
          </table:table-cell>
          <table:table-cell office:value-type="percentage" office:value="0.000309147054810359">
            <text:p>0.03%</text:p>
          </table:table-cell>
          <table:table-cell office:value-type="percentage" office:value="-0.134540712817665">
            <text:p>-13.45%</text:p>
          </table:table-cell>
          <table:table-cell office:value-type="percentage" office:value="-0.10140220033056">
            <text:p>-10.14%</text:p>
          </table:table-cell>
          <table:table-cell office:value-type="percentage" office:value="0.0967389364216902">
            <text:p>9.67%</text:p>
          </table:table-cell>
          <table:table-cell office:value-type="percentage" office:value="-0.0270099952916289">
            <text:p>-2.70%</text:p>
          </table:table-cell>
          <table:table-cell office:value-type="percentage" office:value="0.0756367375953853">
            <text:p>7.56%</text:p>
          </table:table-cell>
          <table:table-cell office:value-type="percentage" office:value="0.110352951209652">
            <text:p>11.04%</text:p>
          </table:table-cell>
          <table:table-cell office:value-type="percentage" office:value="-0.0880250684059154">
            <text:p>-8.80%</text:p>
          </table:table-cell>
          <table:table-cell office:value-type="percentage" office:value="-0.0567886338374852">
            <text:p>-5.68%</text:p>
          </table:table-cell>
          <table:table-cell office:value-type="percentage" office:value="0.302787869477254">
            <text:p>30.28%</text:p>
          </table:table-cell>
          <table:table-cell office:value-type="percentage" office:value="0.0617073419866254">
            <text:p>6.17%</text:p>
          </table:table-cell>
          <table:table-cell office:value-type="percentage" office:value="0.0537459420203077">
            <text:p>5.37%</text:p>
          </table:table-cell>
          <table:table-cell office:value-type="percentage" office:value="-0.015671934176844">
            <text:p>-1.57%</text:p>
          </table:table-cell>
          <table:table-cell office:value-type="percentage" office:value="0.0408365974945382">
            <text:p>4.08%</text:p>
          </table:table-cell>
          <table:table-cell office:value-type="percentage" office:value="-0.144060292184115">
            <text:p>-14.41%</text:p>
          </table:table-cell>
          <table:table-cell office:value-type="percentage" office:value="-0.0386817745375391">
            <text:p>-3.87%</text:p>
          </table:table-cell>
          <table:table-cell office:value-type="percentage" office:value="-0.0308005122403686">
            <text:p>-3.08%</text:p>
          </table:table-cell>
          <table:table-cell office:value-type="percentage" office:value="0.20661313763512">
            <text:p>20.66%</text:p>
          </table:table-cell>
          <table:table-cell office:value-type="percentage" office:value="0.0498660595510097">
            <text:p>4.99%</text:p>
          </table:table-cell>
          <table:table-cell office:value-type="percentage" office:value="-0.0545056686659055">
            <text:p>-5.45%</text:p>
          </table:table-cell>
          <table:table-cell office:value-type="percentage" office:value="0.0650201809510859">
            <text:p>6.50%</text:p>
          </table:table-cell>
          <table:table-cell office:value-type="percentage" office:value="0.1066438288554">
            <text:p>10.66%</text:p>
          </table:table-cell>
          <table:table-cell office:value-type="percentage" office:value="-0.064124410635255">
            <text:p>-6.41%</text:p>
          </table:table-cell>
          <table:table-cell office:value-type="percentage" office:value="0.292054043253771">
            <text:p>29.21%</text:p>
          </table:table-cell>
          <table:table-cell office:value-type="percentage" office:value="0.250451170502682">
            <text:p>25.05%</text:p>
          </table:table-cell>
          <table:table-cell office:value-type="percentage" office:value="0.0453079202384471">
            <text:p>4.53%</text:p>
          </table:table-cell>
          <table:table-cell office:value-type="percentage" office:value="-0.236965663327202">
            <text:p>-23.70%</text:p>
          </table:table-cell>
          <table:table-cell office:value-type="percentage" office:value="-0.0800326678040103">
            <text:p>-8.00%</text:p>
          </table:table-cell>
          <table:table-cell office:value-type="percentage" office:value="-0.16826332637127">
            <text:p>-16.83%</text:p>
          </table:table-cell>
          <table:table-cell office:value-type="percentage" office:value="-0.0661929356325356">
            <text:p>-6.62%</text:p>
          </table:table-cell>
          <table:table-cell office:value-type="percentage" office:value="0.0106233366537661">
            <text:p>1.06%</text:p>
          </table:table-cell>
          <table:table-cell office:value-type="percentage" office:value="0.112509061406142">
            <text:p>11.25%</text:p>
          </table:table-cell>
          <table:table-cell office:value-type="percentage" office:value="-0.107489817363198">
            <text:p>-10.75%</text:p>
          </table:table-cell>
          <table:table-cell office:value-type="percentage" office:value="0.267352594427971">
            <text:p>26.74%</text:p>
          </table:table-cell>
          <table:table-cell office:value-type="percentage" office:value="0.235732910880392">
            <text:p>23.57%</text:p>
          </table:table-cell>
          <table:table-cell office:value-type="percentage" office:value="0.00766680323550037">
            <text:p>0.77%</text:p>
          </table:table-cell>
          <table:table-cell office:value-type="percentage" office:value="0.0840436595807264">
            <text:p>8.40%</text:p>
          </table:table-cell>
          <table:table-cell office:value-type="percentage" office:value="-0.168468278627203">
            <text:p>-16.85%</text:p>
          </table:table-cell>
          <table:table-cell office:value-type="percentage" office:value="0.0599736604613966">
            <text:p>6.00%</text:p>
          </table:table-cell>
          <table:table-cell office:value-type="percentage" office:value="0.141594021217305">
            <text:p>14.16%</text:p>
          </table:table-cell>
          <table:table-cell office:value-type="percentage" office:value="0.219717238099897">
            <text:p>21.97%</text:p>
          </table:table-cell>
          <table:table-cell office:value-type="percentage" office:value="0.0494907955317841">
            <text:p>4.95%</text:p>
          </table:table-cell>
          <table:table-cell office:value-type="percentage" office:value="0.190145153333571">
            <text:p>19.01%</text:p>
          </table:table-cell>
          <table:table-cell office:value-type="percentage" office:value="0.0079109783124121">
            <text:p>0.79%</text:p>
          </table:table-cell>
          <table:table-cell office:value-type="percentage" office:value="-0.115027528475098">
            <text:p>-11.50%</text:p>
          </table:table-cell>
          <table:table-cell office:value-type="percentage" office:value="0.00318435805267013">
            <text:p>0.32%</text:p>
          </table:table-cell>
          <table:table-cell office:value-type="percentage" office:value="0.0649128377251471">
            <text:p>6.49%</text:p>
          </table:table-cell>
          <table:table-cell office:value-type="percentage" office:value="0.180838907622375">
            <text:p>18.08%</text:p>
          </table:table-cell>
          <table:table-cell office:value-type="percentage" office:value="0.0498842443338737">
            <text:p>4.99%</text:p>
          </table:table-cell>
          <table:table-cell office:value-type="percentage" office:value="0.00122375371620523">
            <text:p>0.12%</text:p>
          </table:table-cell>
          <table:table-cell office:value-type="percentage" office:value="-0.0336099097412545">
            <text:p>-3.36%</text:p>
          </table:table-cell>
          <table:table-cell office:value-type="percentage" office:value="0.0241841783869846">
            <text:p>2.42%</text:p>
          </table:table-cell>
          <table:table-cell office:value-type="percentage" office:value="-0.0172322215083819">
            <text:p>-1.72%</text:p>
          </table:table-cell>
          <table:table-cell office:value-type="percentage" office:value="0.0106974150920809">
            <text:p>1.07%</text:p>
          </table:table-cell>
          <table:table-cell office:value-type="percentage" office:value="-0.0101046979972683">
            <text:p>-1.01%</text:p>
          </table:table-cell>
          <table:table-cell office:value-type="percentage" office:value="-0.00156815777267412">
            <text:p>-0.16%</text:p>
          </table:table-cell>
        </table:table-row>
        <table:table-row table:style-name="ro1">
          <table:table-cell office:value-type="float" office:value="18738">
            <text:p>18738</text:p>
          </table:table-cell>
          <table:table-cell office:value-type="string">
            <text:p>Clarke Capital Management, Inc.</text:p>
          </table:table-cell>
          <table:table-cell office:value-type="string">
            <text:p>Millennium Managed Account Program</text:p>
          </table:table-cell>
          <table:table-cell office:value-type="float" office:value="18738">
            <text:p>18738</text:p>
          </table:table-cell>
          <table:table-cell office:value-type="percentage" office:value="0.136602228270026">
            <text:p>13.66%</text:p>
          </table:table-cell>
          <table:table-cell office:value-type="percentage" office:value="-0.0765765559115442">
            <text:p>-7.66%</text:p>
          </table:table-cell>
          <table:table-cell office:value-type="percentage" office:value="-0.108064994467494">
            <text:p>-10.81%</text:p>
          </table:table-cell>
          <table:table-cell office:value-type="percentage" office:value="-0.054231300711382">
            <text:p>-5.42%</text:p>
          </table:table-cell>
          <table:table-cell office:value-type="percentage" office:value="-0.0909548074465491">
            <text:p>-9.10%</text:p>
          </table:table-cell>
          <table:table-cell office:value-type="percentage" office:value="0.0973814744120118">
            <text:p>9.74%</text:p>
          </table:table-cell>
          <table:table-cell office:value-type="percentage" office:value="-0.0141344877568261">
            <text:p>-1.41%</text:p>
          </table:table-cell>
          <table:table-cell office:value-type="percentage" office:value="-0.20268518090428">
            <text:p>-20.27%</text:p>
          </table:table-cell>
          <table:table-cell office:value-type="percentage" office:value="-0.0500418313586091">
            <text:p>-5.00%</text:p>
          </table:table-cell>
          <table:table-cell office:value-type="percentage" office:value="0.0141349135431545">
            <text:p>1.41%</text:p>
          </table:table-cell>
          <table:table-cell office:value-type="percentage" office:value="0.2242188971413">
            <text:p>22.42%</text:p>
          </table:table-cell>
          <table:table-cell office:value-type="percentage" office:value="0.0130009435747945">
            <text:p>1.30%</text:p>
          </table:table-cell>
          <table:table-cell office:value-type="percentage" office:value="-0.0520520123972031">
            <text:p>-5.21%</text:p>
          </table:table-cell>
          <table:table-cell office:value-type="percentage" office:value="0.0575372775609501">
            <text:p>5.75%</text:p>
          </table:table-cell>
          <table:table-cell office:value-type="percentage" office:value="-0.0431258105589666">
            <text:p>-4.31%</text:p>
          </table:table-cell>
          <table:table-cell office:value-type="percentage" office:value="-0.0890424539008208">
            <text:p>-8.90%</text:p>
          </table:table-cell>
          <table:table-cell office:value-type="percentage" office:value="-0.190400231705723">
            <text:p>-19.04%</text:p>
          </table:table-cell>
          <table:table-cell office:value-type="percentage" office:value="0.0629901318859948">
            <text:p>6.30%</text:p>
          </table:table-cell>
          <table:table-cell office:value-type="percentage" office:value="0.0604802589453213">
            <text:p>6.05%</text:p>
          </table:table-cell>
          <table:table-cell office:value-type="percentage" office:value="-0.00334181829740637">
            <text:p>-0.33%</text:p>
          </table:table-cell>
          <table:table-cell office:value-type="percentage" office:value="-0.0656928151362704">
            <text:p>-6.57%</text:p>
          </table:table-cell>
          <table:table-cell office:value-type="percentage" office:value="-0.0442720291055749">
            <text:p>-4.43%</text:p>
          </table:table-cell>
          <table:table-cell office:value-type="percentage" office:value="0.108314820350407">
            <text:p>10.83%</text:p>
          </table:table-cell>
          <table:table-cell office:value-type="percentage" office:value="0.127434490629248">
            <text:p>12.74%</text:p>
          </table:table-cell>
          <table:table-cell office:value-type="percentage" office:value="-0.0737293317306437">
            <text:p>-7.37%</text:p>
          </table:table-cell>
          <table:table-cell office:value-type="percentage" office:value="-0.106107403808698">
            <text:p>-10.61%</text:p>
          </table:table-cell>
          <table:table-cell office:value-type="percentage" office:value="-0.00384327347375024">
            <text:p>-0.38%</text:p>
          </table:table-cell>
          <table:table-cell office:value-type="percentage" office:value="0.112807781038314">
            <text:p>11.28%</text:p>
          </table:table-cell>
          <table:table-cell office:value-type="percentage" office:value="0.00502716805045544">
            <text:p>0.50%</text:p>
          </table:table-cell>
          <table:table-cell office:value-type="percentage" office:value="0.00409525997313331">
            <text:p>0.41%</text:p>
          </table:table-cell>
          <table:table-cell office:value-type="percentage" office:value="-0.157108629958727">
            <text:p>-15.71%</text:p>
          </table:table-cell>
          <table:table-cell office:value-type="percentage" office:value="0.0725115938200981">
            <text:p>7.25%</text:p>
          </table:table-cell>
          <table:table-cell office:value-type="percentage" office:value="0.0100474471570422">
            <text:p>1.00%</text:p>
          </table:table-cell>
          <table:table-cell office:value-type="percentage" office:value="0.00213981340848327">
            <text:p>0.21%</text:p>
          </table:table-cell>
          <table:table-cell office:value-type="percentage" office:value="-0.149444717193058">
            <text:p>-14.94%</text:p>
          </table:table-cell>
          <table:table-cell office:value-type="percentage" office:value="-0.0793547499223593">
            <text:p>-7.94%</text:p>
          </table:table-cell>
          <table:table-cell office:value-type="percentage" office:value="-0.0352818863418241">
            <text:p>-3.53%</text:p>
          </table:table-cell>
          <table:table-cell office:value-type="percentage" office:value="-0.135996048847839">
            <text:p>-13.60%</text:p>
          </table:table-cell>
          <table:table-cell office:value-type="percentage" office:value="-0.103328949620417">
            <text:p>-10.33%</text:p>
          </table:table-cell>
          <table:table-cell office:value-type="percentage" office:value="-0.0249973793060317">
            <text:p>-2.50%</text:p>
          </table:table-cell>
          <table:table-cell office:value-type="percentage" office:value="-0.0251276294633402">
            <text:p>-2.51%</text:p>
          </table:table-cell>
          <table:table-cell office:value-type="percentage" office:value="0.162182602459225">
            <text:p>16.22%</text:p>
          </table:table-cell>
          <table:table-cell office:value-type="percentage" office:value="0.0554159109847068">
            <text:p>5.54%</text:p>
          </table:table-cell>
          <table:table-cell office:value-type="percentage" office:value="-0.216920584469898">
            <text:p>-21.69%</text:p>
          </table:table-cell>
          <table:table-cell office:value-type="percentage" office:value="0.203094584289046">
            <text:p>20.31%</text:p>
          </table:table-cell>
          <table:table-cell office:value-type="percentage" office:value="-0.111392894707828">
            <text:p>-11.14%</text:p>
          </table:table-cell>
          <table:table-cell office:value-type="percentage" office:value="0.22456113683599">
            <text:p>22.46%</text:p>
          </table:table-cell>
          <table:table-cell office:value-type="percentage" office:value="0.233120369115252">
            <text:p>23.31%</text:p>
          </table:table-cell>
          <table:table-cell office:value-type="percentage" office:value="-0.0565470788494761">
            <text:p>-5.65%</text:p>
          </table:table-cell>
          <table:table-cell office:value-type="percentage" office:value="-0.00295731694601661">
            <text:p>-0.30%</text:p>
          </table:table-cell>
          <table:table-cell office:value-type="percentage" office:value="0.010483852474415">
            <text:p>1.05%</text:p>
          </table:table-cell>
          <table:table-cell office:value-type="percentage" office:value="0.0236950070507891">
            <text:p>2.37%</text:p>
          </table:table-cell>
          <table:table-cell office:value-type="percentage" office:value="-0.18067392444378">
            <text:p>-18.07%</text:p>
          </table:table-cell>
          <table:table-cell office:value-type="percentage" office:value="0.349825823510758">
            <text:p>34.98%</text:p>
          </table:table-cell>
          <table:table-cell office:value-type="percentage" office:value="-0.0722228929110281">
            <text:p>-7.22%</text:p>
          </table:table-cell>
          <table:table-cell office:value-type="percentage" office:value="0.110746745681622">
            <text:p>11.07%</text:p>
          </table:table-cell>
          <table:table-cell office:value-type="percentage" office:value="-0.0839588610445623">
            <text:p>-8.40%</text:p>
          </table:table-cell>
          <table:table-cell office:value-type="percentage" office:value="0.085043944494076">
            <text:p>8.50%</text:p>
          </table:table-cell>
          <table:table-cell office:value-type="percentage" office:value="-0.0665723056717011">
            <text:p>-6.66%</text:p>
          </table:table-cell>
          <table:table-cell office:value-type="percentage" office:value="-0.133141816280637">
            <text:p>-13.31%</text:p>
          </table:table-cell>
          <table:table-cell office:value-type="percentage" office:value="-0.108603642664564">
            <text:p>-10.86%</text:p>
          </table:table-cell>
          <table:table-cell office:value-type="percentage" office:value="-0.0999529892077492">
            <text:p>-10.00%</text:p>
          </table:table-cell>
          <table:table-cell office:value-type="percentage" office:value="0.0778159005397728">
            <text:p>7.78%</text:p>
          </table:table-cell>
          <table:table-cell office:value-type="percentage" office:value="0.0769283703035894">
            <text:p>7.69%</text:p>
          </table:table-cell>
          <table:table-cell office:value-type="percentage" office:value="0.358286008167396">
            <text:p>35.83%</text:p>
          </table:table-cell>
          <table:table-cell office:value-type="percentage" office:value="-0.0744982185073894">
            <text:p>-7.45%</text:p>
          </table:table-cell>
          <table:table-cell office:value-type="percentage" office:value="-0.0648044392280097">
            <text:p>-6.48%</text:p>
          </table:table-cell>
          <table:table-cell office:value-type="percentage" office:value="-0.0349836921671869">
            <text:p>-3.50%</text:p>
          </table:table-cell>
          <table:table-cell office:value-type="percentage" office:value="-0.0386171461827795">
            <text:p>-3.86%</text:p>
          </table:table-cell>
          <table:table-cell office:value-type="percentage" office:value="0.0705480030647037">
            <text:p>7.05%</text:p>
          </table:table-cell>
          <table:table-cell office:value-type="percentage" office:value="0.0699153747104416">
            <text:p>6.99%</text:p>
          </table:table-cell>
          <table:table-cell office:value-type="percentage" office:value="-0.0338824737203088">
            <text:p>-3.39%</text:p>
          </table:table-cell>
          <table:table-cell office:value-type="percentage" office:value="0.0289431948317941">
            <text:p>2.89%</text:p>
          </table:table-cell>
          <table:table-cell office:value-type="percentage" office:value="-0.00634536859559619">
            <text:p>-0.63%</text:p>
          </table:table-cell>
          <table:table-cell office:value-type="percentage" office:value="-0.015779214883611">
            <text:p>-1.58%</text:p>
          </table:table-cell>
          <table:table-cell office:value-type="percentage" office:value="-0.0221548447953671">
            <text:p>-2.22%</text:p>
          </table:table-cell>
        </table:table-row>
        <table:table-row table:style-name="ro1">
          <table:table-cell office:value-type="float" office:value="18695">
            <text:p>18695</text:p>
          </table:table-cell>
          <table:table-cell office:value-type="string">
            <text:p>Clarke Capital Management, Inc.</text:p>
          </table:table-cell>
          <table:table-cell office:value-type="string">
            <text:p>Global Magnum Program</text:p>
          </table:table-cell>
          <table:table-cell office:value-type="float" office:value="18695">
            <text:p>18695</text:p>
          </table:table-cell>
          <table:table-cell office:value-type="percentage" office:value="0.06380925051061">
            <text:p>6.38%</text:p>
          </table:table-cell>
          <table:table-cell office:value-type="percentage" office:value="-0.194739131822549">
            <text:p>-19.47%</text:p>
          </table:table-cell>
          <table:table-cell office:value-type="percentage" office:value="-0.128125496456901">
            <text:p>-12.81%</text:p>
          </table:table-cell>
          <table:table-cell office:value-type="percentage" office:value="-0.169464913305886">
            <text:p>-16.95%</text:p>
          </table:table-cell>
          <table:table-cell office:value-type="percentage" office:value="-0.132365340966362">
            <text:p>-13.24%</text:p>
          </table:table-cell>
          <table:table-cell office:value-type="percentage" office:value="0.0215058886033232">
            <text:p>2.15%</text:p>
          </table:table-cell>
          <table:table-cell office:value-type="percentage" office:value="0.0788166408510727">
            <text:p>7.88%</text:p>
          </table:table-cell>
          <table:table-cell office:value-type="percentage" office:value="0.107593450969651">
            <text:p>10.76%</text:p>
          </table:table-cell>
          <table:table-cell office:value-type="percentage" office:value="-0.107822452753149">
            <text:p>-10.78%</text:p>
          </table:table-cell>
          <table:table-cell office:value-type="percentage" office:value="0.292500933626422">
            <text:p>29.25%</text:p>
          </table:table-cell>
          <table:table-cell office:value-type="percentage" office:value="0.0175425567536033">
            <text:p>1.75%</text:p>
          </table:table-cell>
          <table:table-cell office:value-type="percentage" office:value="0.0337791468278383">
            <text:p>3.38%</text:p>
          </table:table-cell>
          <table:table-cell office:value-type="percentage" office:value="0.0489944919480352">
            <text:p>4.90%</text:p>
          </table:table-cell>
          <table:table-cell office:value-type="percentage" office:value="0.232727411987075">
            <text:p>23.27%</text:p>
          </table:table-cell>
          <table:table-cell office:value-type="percentage" office:value="0.11158493592519">
            <text:p>11.16%</text:p>
          </table:table-cell>
          <table:table-cell office:value-type="percentage" office:value="0.0470558104438797">
            <text:p>4.71%</text:p>
          </table:table-cell>
          <table:table-cell office:value-type="percentage" office:value="-0.0526800533279032">
            <text:p>-5.27%</text:p>
          </table:table-cell>
          <table:table-cell office:value-type="percentage" office:value="0.0937189623476981">
            <text:p>9.37%</text:p>
          </table:table-cell>
          <table:table-cell office:value-type="percentage" office:value="-0.0671652636672534">
            <text:p>-6.72%</text:p>
          </table:table-cell>
          <table:table-cell office:value-type="percentage" office:value="0.0395905532462269">
            <text:p>3.96%</text:p>
          </table:table-cell>
          <table:table-cell office:value-type="percentage" office:value="0.162461707865464">
            <text:p>16.25%</text:p>
          </table:table-cell>
          <table:table-cell office:value-type="percentage" office:value="-0.10187574370381">
            <text:p>-10.19%</text:p>
          </table:table-cell>
          <table:table-cell office:value-type="percentage" office:value="0.0575495381852278">
            <text:p>5.75%</text:p>
          </table:table-cell>
          <table:table-cell office:value-type="percentage" office:value="-0.0153265635485103">
            <text:p>-1.53%</text:p>
          </table:table-cell>
          <table:table-cell office:value-type="percentage" office:value="-0.0205962052637706">
            <text:p>-2.06%</text:p>
          </table:table-cell>
          <table:table-cell office:value-type="percentage" office:value="-0.0817818912850193">
            <text:p>-8.18%</text:p>
          </table:table-cell>
          <table:table-cell office:value-type="percentage" office:value="0.000539145948164024">
            <text:p>0.05%</text:p>
          </table:table-cell>
          <table:table-cell office:value-type="percentage" office:value="-0.279091076635715">
            <text:p>-27.91%</text:p>
          </table:table-cell>
          <table:table-cell office:value-type="percentage" office:value="0.189299322463493">
            <text:p>18.93%</text:p>
          </table:table-cell>
          <table:table-cell office:value-type="percentage" office:value="-0.0558402217775334">
            <text:p>-5.58%</text:p>
          </table:table-cell>
          <table:table-cell office:value-type="percentage" office:value="0.110930824443674">
            <text:p>11.09%</text:p>
          </table:table-cell>
          <table:table-cell office:value-type="percentage" office:value="0.0103739300582987">
            <text:p>1.04%</text:p>
          </table:table-cell>
          <table:table-cell office:value-type="percentage" office:value="0.0227017831766979">
            <text:p>2.27%</text:p>
          </table:table-cell>
          <table:table-cell office:value-type="percentage" office:value="-0.109290131806332">
            <text:p>-10.93%</text:p>
          </table:table-cell>
          <table:table-cell office:value-type="percentage" office:value="-0.0625837088446579">
            <text:p>-6.26%</text:p>
          </table:table-cell>
          <table:table-cell office:value-type="percentage" office:value="-0.104204901499843">
            <text:p>-10.42%</text:p>
          </table:table-cell>
          <table:table-cell office:value-type="percentage" office:value="0.0131086921447756">
            <text:p>1.31%</text:p>
          </table:table-cell>
          <table:table-cell office:value-type="percentage" office:value="-0.0900510593512781">
            <text:p>-9.01%</text:p>
          </table:table-cell>
          <table:table-cell office:value-type="percentage" office:value="-0.0712543660145993">
            <text:p>-7.13%</text:p>
          </table:table-cell>
          <table:table-cell office:value-type="percentage" office:value="0.0625482268976851">
            <text:p>6.25%</text:p>
          </table:table-cell>
          <table:table-cell office:value-type="percentage" office:value="0.0260635693479763">
            <text:p>2.61%</text:p>
          </table:table-cell>
          <table:table-cell office:value-type="percentage" office:value="0.154069424441013">
            <text:p>15.41%</text:p>
          </table:table-cell>
          <table:table-cell office:value-type="percentage" office:value="-0.00969717050487572">
            <text:p>-0.97%</text:p>
          </table:table-cell>
          <table:table-cell office:value-type="percentage" office:value="0.0190988063360098">
            <text:p>1.91%</text:p>
          </table:table-cell>
          <table:table-cell office:value-type="percentage" office:value="-0.0107447575030419">
            <text:p>-1.07%</text:p>
          </table:table-cell>
          <table:table-cell office:value-type="percentage" office:value="-0.100811741018967">
            <text:p>-10.08%</text:p>
          </table:table-cell>
          <table:table-cell office:value-type="percentage" office:value="-0.108032537924953">
            <text:p>-10.80%</text:p>
          </table:table-cell>
          <table:table-cell office:value-type="percentage" office:value="-0.0618157636126686">
            <text:p>-6.18%</text:p>
          </table:table-cell>
          <table:table-cell office:value-type="percentage" office:value="0.0279543703201778">
            <text:p>2.80%</text:p>
          </table:table-cell>
          <table:table-cell office:value-type="percentage" office:value="-0.171167726451476">
            <text:p>-17.12%</text:p>
          </table:table-cell>
          <table:table-cell office:value-type="percentage" office:value="0.0499882256746614">
            <text:p>5.00%</text:p>
          </table:table-cell>
          <table:table-cell office:value-type="percentage" office:value="0.0682832104250695">
            <text:p>6.83%</text:p>
          </table:table-cell>
          <table:table-cell office:value-type="percentage" office:value="0.152394942899032">
            <text:p>15.24%</text:p>
          </table:table-cell>
          <table:table-cell office:value-type="percentage" office:value="-0.0819297497701499">
            <text:p>-8.19%</text:p>
          </table:table-cell>
          <table:table-cell office:value-type="percentage" office:value="-0.0627484973783102">
            <text:p>-6.27%</text:p>
          </table:table-cell>
          <table:table-cell office:value-type="percentage" office:value="-0.369057415572519">
            <text:p>-36.91%</text:p>
          </table:table-cell>
          <table:table-cell office:value-type="percentage" office:value="-0.0303896469820269">
            <text:p>-3.04%</text:p>
          </table:table-cell>
          <table:table-cell office:value-type="percentage" office:value="0.210262832691771">
            <text:p>21.03%</text:p>
          </table:table-cell>
          <table:table-cell office:value-type="percentage" office:value="-0.0871432459761467">
            <text:p>-8.71%</text:p>
          </table:table-cell>
          <table:table-cell office:value-type="percentage" office:value="-0.141211289598769">
            <text:p>-14.12%</text:p>
          </table:table-cell>
          <table:table-cell office:value-type="percentage" office:value="-0.170086763261092">
            <text:p>-17.01%</text:p>
          </table:table-cell>
          <table:table-cell office:value-type="percentage" office:value="0.202899873415839">
            <text:p>20.29%</text:p>
          </table:table-cell>
          <table:table-cell office:value-type="percentage" office:value="0.0132614255763235">
            <text:p>1.33%</text:p>
          </table:table-cell>
          <table:table-cell office:value-type="percentage" office:value="-0.137251350161293">
            <text:p>-13.73%</text:p>
          </table:table-cell>
          <table:table-cell office:value-type="percentage" office:value="0.0562252711398754">
            <text:p>5.62%</text:p>
          </table:table-cell>
          <table:table-cell office:value-type="percentage" office:value="0.0906528962981716">
            <text:p>9.07%</text:p>
          </table:table-cell>
          <table:table-cell office:value-type="percentage" office:value="0.0482095438642861">
            <text:p>4.82%</text:p>
          </table:table-cell>
          <table:table-cell office:value-type="percentage" office:value="0.162293638624918">
            <text:p>16.23%</text:p>
          </table:table-cell>
          <table:table-cell office:value-type="percentage" office:value="0.00342493208725689">
            <text:p>0.34%</text:p>
          </table:table-cell>
          <table:table-cell office:value-type="percentage" office:value="0.072273696344264">
            <text:p>7.23%</text:p>
          </table:table-cell>
          <table:table-cell office:value-type="percentage" office:value="-0.0261923326581149">
            <text:p>-2.62%</text:p>
          </table:table-cell>
          <table:table-cell office:value-type="percentage" office:value="0.0463879062907747">
            <text:p>4.64%</text:p>
          </table:table-cell>
          <table:table-cell office:value-type="percentage" office:value="0.00251503901658825">
            <text:p>0.25%</text:p>
          </table:table-cell>
          <table:table-cell office:value-type="percentage" office:value="-0.0162270254169493">
            <text:p>-1.62%</text:p>
          </table:table-cell>
          <table:table-cell office:value-type="percentage" office:value="-0.0130573887197355">
            <text:p>-1.31%</text:p>
          </table:table-cell>
          <table:table-cell office:value-type="percentage" office:value="0.0103312754973912">
            <text:p>1.03%</text:p>
          </table:table-cell>
        </table:table-row>
        <table:table-row table:style-name="ro1">
          <table:table-cell office:value-type="float" office:value="18615">
            <text:p>18615</text:p>
          </table:table-cell>
          <table:table-cell office:value-type="string">
            <text:p>Clarke Capital Management, Inc.</text:p>
          </table:table-cell>
          <table:table-cell office:value-type="string">
            <text:p>Global Basic Managed Account Program</text:p>
          </table:table-cell>
          <table:table-cell office:value-type="float" office:value="18615">
            <text:p>18615</text:p>
          </table:table-cell>
          <table:table-cell office:value-type="percentage" office:value="0.0501281192491401">
            <text:p>5.01%</text:p>
          </table:table-cell>
          <table:table-cell office:value-type="percentage" office:value="-0.177330081851283">
            <text:p>-17.73%</text:p>
          </table:table-cell>
          <table:table-cell office:value-type="percentage" office:value="-0.101348881910022">
            <text:p>-10.13%</text:p>
          </table:table-cell>
          <table:table-cell office:value-type="percentage" office:value="-0.188934056091111">
            <text:p>-18.89%</text:p>
          </table:table-cell>
          <table:table-cell office:value-type="percentage" office:value="-0.107872394228107">
            <text:p>-10.79%</text:p>
          </table:table-cell>
          <table:table-cell office:value-type="percentage" office:value="0.0482089910242401">
            <text:p>4.82%</text:p>
          </table:table-cell>
          <table:table-cell office:value-type="percentage" office:value="0.0479094613569675">
            <text:p>4.79%</text:p>
          </table:table-cell>
          <table:table-cell office:value-type="percentage" office:value="0.190975765719216">
            <text:p>19.10%</text:p>
          </table:table-cell>
          <table:table-cell office:value-type="percentage" office:value="-0.143012659732974">
            <text:p>-14.30%</text:p>
          </table:table-cell>
          <table:table-cell office:value-type="percentage" office:value="0.186428644061533">
            <text:p>18.64%</text:p>
          </table:table-cell>
          <table:table-cell office:value-type="percentage" office:value="0.148457675862821">
            <text:p>14.85%</text:p>
          </table:table-cell>
          <table:table-cell office:value-type="percentage" office:value="0.0469877605466524">
            <text:p>4.70%</text:p>
          </table:table-cell>
          <table:table-cell office:value-type="percentage" office:value="0.274050738998574">
            <text:p>27.41%</text:p>
          </table:table-cell>
          <table:table-cell office:value-type="percentage" office:value="0.172472697112717">
            <text:p>17.25%</text:p>
          </table:table-cell>
          <table:table-cell office:value-type="percentage" office:value="0.108845191013834">
            <text:p>10.88%</text:p>
          </table:table-cell>
          <table:table-cell office:value-type="percentage" office:value="0.240195578680613">
            <text:p>24.02%</text:p>
          </table:table-cell>
          <table:table-cell office:value-type="percentage" office:value="0.125429683042219">
            <text:p>12.54%</text:p>
          </table:table-cell>
          <table:table-cell office:value-type="percentage" office:value="-0.0486103423272163">
            <text:p>-4.86%</text:p>
          </table:table-cell>
          <table:table-cell office:value-type="percentage" office:value="0.0624775586893697">
            <text:p>6.25%</text:p>
          </table:table-cell>
          <table:table-cell office:value-type="percentage" office:value="0.0737510555216354">
            <text:p>7.38%</text:p>
          </table:table-cell>
          <table:table-cell office:value-type="percentage" office:value="0.198603026507508">
            <text:p>19.86%</text:p>
          </table:table-cell>
          <table:table-cell office:value-type="percentage" office:value="-0.0335259438317364">
            <text:p>-3.35%</text:p>
          </table:table-cell>
          <table:table-cell office:value-type="percentage" office:value="0.0111227672558752">
            <text:p>1.11%</text:p>
          </table:table-cell>
          <table:table-cell office:value-type="percentage" office:value="-0.0710679267033347">
            <text:p>-7.11%</text:p>
          </table:table-cell>
          <table:table-cell office:value-type="percentage" office:value="-0.0425847953749188">
            <text:p>-4.26%</text:p>
          </table:table-cell>
          <table:table-cell office:value-type="percentage" office:value="-0.05818182397839">
            <text:p>-5.82%</text:p>
          </table:table-cell>
          <table:table-cell office:value-type="percentage" office:value="0.0678384136274589">
            <text:p>6.78%</text:p>
          </table:table-cell>
          <table:table-cell office:value-type="percentage" office:value="-0.0795567448236137">
            <text:p>-7.96%</text:p>
          </table:table-cell>
          <table:table-cell office:value-type="percentage" office:value="0.188600362023189">
            <text:p>18.86%</text:p>
          </table:table-cell>
          <table:table-cell office:value-type="percentage" office:value="0.125551864892247">
            <text:p>12.56%</text:p>
          </table:table-cell>
          <table:table-cell office:value-type="percentage" office:value="0.0205147781964211">
            <text:p>2.05%</text:p>
          </table:table-cell>
          <table:table-cell office:value-type="percentage" office:value="0.100820790379655">
            <text:p>10.08%</text:p>
          </table:table-cell>
          <table:table-cell office:value-type="percentage" office:value="0.056157264982815">
            <text:p>5.62%</text:p>
          </table:table-cell>
          <table:table-cell office:value-type="percentage" office:value="-0.0587517352446876">
            <text:p>-5.88%</text:p>
          </table:table-cell>
          <table:table-cell office:value-type="percentage" office:value="0.0833948581000665">
            <text:p>8.34%</text:p>
          </table:table-cell>
          <table:table-cell office:value-type="percentage" office:value="-0.000129270150654288">
            <text:p>-0.01%</text:p>
          </table:table-cell>
          <table:table-cell office:value-type="percentage" office:value="-0.000869702826097551">
            <text:p>-0.09%</text:p>
          </table:table-cell>
          <table:table-cell office:value-type="percentage" office:value="0.219050278993074">
            <text:p>21.91%</text:p>
          </table:table-cell>
          <table:table-cell office:value-type="percentage" office:value="-0.0412277640350415">
            <text:p>-4.12%</text:p>
          </table:table-cell>
          <table:table-cell office:value-type="percentage" office:value="-0.0517870985589408">
            <text:p>-5.18%</text:p>
          </table:table-cell>
          <table:table-cell office:value-type="percentage" office:value="-0.0563215986291142">
            <text:p>-5.63%</text:p>
          </table:table-cell>
          <table:table-cell office:value-type="percentage" office:value="-0.187542983597182">
            <text:p>-18.75%</text:p>
          </table:table-cell>
          <table:table-cell office:value-type="percentage" office:value="-0.0472257628015407">
            <text:p>-4.72%</text:p>
          </table:table-cell>
          <table:table-cell office:value-type="percentage" office:value="-0.0517802038201426">
            <text:p>-5.18%</text:p>
          </table:table-cell>
          <table:table-cell office:value-type="percentage" office:value="-0.110723535803427">
            <text:p>-11.07%</text:p>
          </table:table-cell>
          <table:table-cell office:value-type="percentage" office:value="-0.0743246043953728">
            <text:p>-7.43%</text:p>
          </table:table-cell>
          <table:table-cell office:value-type="percentage" office:value="0.222692460309622">
            <text:p>22.27%</text:p>
          </table:table-cell>
          <table:table-cell office:value-type="percentage" office:value="-0.0075887347047928">
            <text:p>-0.76%</text:p>
          </table:table-cell>
          <table:table-cell office:value-type="percentage" office:value="-0.095314469635064">
            <text:p>-9.53%</text:p>
          </table:table-cell>
          <table:table-cell office:value-type="percentage" office:value="0.0673671274154916">
            <text:p>6.74%</text:p>
          </table:table-cell>
          <table:table-cell office:value-type="percentage" office:value="-0.0683173378938351">
            <text:p>-6.83%</text:p>
          </table:table-cell>
          <table:table-cell office:value-type="percentage" office:value="0.0273022898881203">
            <text:p>2.73%</text:p>
          </table:table-cell>
          <table:table-cell office:value-type="percentage" office:value="-0.112693385044788">
            <text:p>-11.27%</text:p>
          </table:table-cell>
          <table:table-cell office:value-type="percentage" office:value="-0.0666861841626117">
            <text:p>-6.67%</text:p>
          </table:table-cell>
          <table:table-cell office:value-type="percentage" office:value="0.0278703427048068">
            <text:p>2.79%</text:p>
          </table:table-cell>
          <table:table-cell office:value-type="percentage" office:value="0.384732900756942">
            <text:p>38.47%</text:p>
          </table:table-cell>
          <table:table-cell office:value-type="percentage" office:value="0.11368823138459">
            <text:p>11.37%</text:p>
          </table:table-cell>
          <table:table-cell office:value-type="percentage" office:value="-0.137745769798628">
            <text:p>-13.77%</text:p>
          </table:table-cell>
          <table:table-cell office:value-type="percentage" office:value="0.0100004965738695">
            <text:p>1.00%</text:p>
          </table:table-cell>
          <table:table-cell office:value-type="percentage" office:value="0.0827661813177886">
            <text:p>8.28%</text:p>
          </table:table-cell>
          <table:table-cell office:value-type="percentage" office:value="0.0698902026683215">
            <text:p>6.99%</text:p>
          </table:table-cell>
          <table:table-cell office:value-type="percentage" office:value="-0.132023476292632">
            <text:p>-13.20%</text:p>
          </table:table-cell>
          <table:table-cell office:value-type="percentage" office:value="-0.0165073118172545">
            <text:p>-1.65%</text:p>
          </table:table-cell>
          <table:table-cell office:value-type="percentage" office:value="0.130738267145993">
            <text:p>13.07%</text:p>
          </table:table-cell>
          <table:table-cell office:value-type="percentage" office:value="-0.01514963815771">
            <text:p>-1.51%</text:p>
          </table:table-cell>
          <table:table-cell office:value-type="percentage" office:value="-0.027655045101481">
            <text:p>-2.77%</text:p>
          </table:table-cell>
          <table:table-cell office:value-type="percentage" office:value="0.0328745549202148">
            <text:p>3.29%</text:p>
          </table:table-cell>
          <table:table-cell office:value-type="percentage" office:value="-0.125236679550617">
            <text:p>-12.52%</text:p>
          </table:table-cell>
          <table:table-cell office:value-type="percentage" office:value="-0.0387625826512911">
            <text:p>-3.88%</text:p>
          </table:table-cell>
          <table:table-cell office:value-type="percentage" office:value="0.0294414357593852">
            <text:p>2.94%</text:p>
          </table:table-cell>
          <table:table-cell office:value-type="percentage" office:value="0.0414647003070663">
            <text:p>4.15%</text:p>
          </table:table-cell>
          <table:table-cell office:value-type="percentage" office:value="-0.0128604257212483">
            <text:p>-1.29%</text:p>
          </table:table-cell>
          <table:table-cell office:value-type="percentage" office:value="-0.00446937471082047">
            <text:p>-0.45%</text:p>
          </table:table-cell>
          <table:table-cell office:value-type="percentage" office:value="0.00938701800622632">
            <text:p>0.94%</text:p>
          </table:table-cell>
          <table:table-cell office:value-type="percentage" office:value="0.00459669898697627">
            <text:p>0.46%</text:p>
          </table:table-cell>
          <table:table-cell office:value-type="percentage" office:value="-0.00207985100415063">
            <text:p>-0.21%</text:p>
          </table:table-cell>
        </table:table-row>
        <table:table-row table:style-name="ro2">
          <table:table-cell office:value-type="float" office:value="30941">
            <text:p>30941</text:p>
          </table:table-cell>
          <table:table-cell office:value-type="string">
            <text:p>Clarke Capital Management, Inc.</text:p>
          </table:table-cell>
          <table:table-cell office:value-type="string">
            <text:p>FXF-Plus Program</text:p>
          </table:table-cell>
          <table:table-cell office:value-type="float" office:value="30941">
            <text:p>30941</text:p>
          </table:table-cell>
          <table:table-cell office:value-type="percentage" office:value="0.130005414233243">
            <text:p>13.00%</text:p>
          </table:table-cell>
          <table:table-cell office:value-type="percentage" office:value="-0.0738356082410511">
            <text:p>-7.38%</text:p>
          </table:table-cell>
          <table:table-cell office:value-type="percentage" office:value="0.0359503580507141">
            <text:p>3.60%</text:p>
          </table:table-cell>
          <table:table-cell office:value-type="percentage" office:value="-0.0523585147797503">
            <text:p>-5.24%</text:p>
          </table:table-cell>
          <table:table-cell office:value-type="percentage" office:value="-0.126005392511765">
            <text:p>-12.60%</text:p>
          </table:table-cell>
          <table:table-cell office:value-type="percentage" office:value="-0.180257810385399">
            <text:p>-18.03%</text:p>
          </table:table-cell>
          <table:table-cell office:value-type="percentage" office:value="-0.066909217463189">
            <text:p>-6.69%</text:p>
          </table:table-cell>
          <table:table-cell office:value-type="percentage" office:value="-0.0130680995553726">
            <text:p>-1.31%</text:p>
          </table:table-cell>
          <table:table-cell office:value-type="percentage" office:value="-0.130852578580417">
            <text:p>-13.09%</text:p>
          </table:table-cell>
          <table:table-cell office:value-type="percentage" office:value="0.059896381868864">
            <text:p>5.99%</text:p>
          </table:table-cell>
          <table:table-cell office:value-type="percentage" office:value="0.133560569437053">
            <text:p>13.36%</text:p>
          </table:table-cell>
          <table:table-cell office:value-type="percentage" office:value="0.0164554579848482">
            <text:p>1.65%</text:p>
          </table:table-cell>
          <table:table-cell office:value-type="percentage" office:value="-0.21209529774516">
            <text:p>-21.21%</text:p>
          </table:table-cell>
          <table:table-cell office:value-type="percentage" office:value="-0.165397820126077">
            <text:p>-16.54%</text:p>
          </table:table-cell>
          <table:table-cell office:value-type="percentage" office:value="0.118193205240515">
            <text:p>11.82%</text:p>
          </table:table-cell>
          <table:table-cell office:value-type="percentage" office:value="0.0102752197063073">
            <text:p>1.03%</text:p>
          </table:table-cell>
          <table:table-cell office:value-type="percentage" office:value="0.175945045841645">
            <text:p>17.59%</text:p>
          </table:table-cell>
          <table:table-cell office:value-type="percentage" office:value="-0.0248805956640922">
            <text:p>-2.49%</text:p>
          </table:table-cell>
          <table:table-cell office:value-type="percentage" office:value="0.0314547293892509">
            <text:p>3.15%</text:p>
          </table:table-cell>
          <table:table-cell office:value-type="percentage" office:value="0.173753221596916">
            <text:p>17.38%</text:p>
          </table:table-cell>
          <table:table-cell office:value-type="percentage" office:value="-0.0785874836262453">
            <text:p>-7.86%</text:p>
          </table:table-cell>
          <table:table-cell office:value-type="percentage" office:value="-0.0114000291622083">
            <text:p>-1.14%</text:p>
          </table:table-cell>
          <table:table-cell office:value-type="percentage" office:value="-0.202234320072318">
            <text:p>-20.22%</text:p>
          </table:table-cell>
          <table:table-cell office:value-type="percentage" office:value="0.00522672541554521">
            <text:p>0.52%</text:p>
          </table:table-cell>
          <table:table-cell office:value-type="percentage" office:value="0.0419639057688877">
            <text:p>4.20%</text:p>
          </table:table-cell>
          <table:table-cell office:value-type="percentage" office:value="0.0462191244095005">
            <text:p>4.62%</text:p>
          </table:table-cell>
          <table:table-cell office:value-type="percentage" office:value="0.101302512599981">
            <text:p>10.13%</text:p>
          </table:table-cell>
          <table:table-cell office:value-type="percentage" office:value="0.0578797125891974">
            <text:p>5.79%</text:p>
          </table:table-cell>
          <table:table-cell office:value-type="percentage" office:value="-0.0141050881469767">
            <text:p>-1.41%</text:p>
          </table:table-cell>
          <table:table-cell office:value-type="percentage" office:value="0.0225781782460384">
            <text:p>2.26%</text:p>
          </table:table-cell>
          <table:table-cell office:value-type="percentage" office:value="0.0522936486269841">
            <text:p>5.23%</text:p>
          </table:table-cell>
          <table:table-cell office:value-type="percentage" office:value="0.00596146176614303">
            <text:p>0.60%</text:p>
          </table:table-cell>
          <table:table-cell office:value-type="percentage" office:value="-0.00158497274642384">
            <text:p>-0.16%</text:p>
          </table:table-cell>
          <table:table-cell office:value-type="percentage" office:value="0.020392078342497">
            <text:p>2.04%</text:p>
          </table:table-cell>
          <table:table-cell office:value-type="percentage" office:value="0.0915848623961775">
            <text:p>9.16%</text:p>
          </table:table-cell>
          <table:table-cell office:value-type="percentage" office:value="-0.000456919546340976">
            <text:p>-0.05%</text:p>
          </table:table-cell>
          <table:table-cell office:value-type="percentage" office:value="-0.349522973514975">
            <text:p>-34.95%</text:p>
          </table:table-cell>
          <table:table-cell office:value-type="percentage" office:value="-0.153543090535323">
            <text:p>-15.35%</text:p>
          </table:table-cell>
          <table:table-cell office:value-type="percentage" office:value="-0.0249895337845049">
            <text:p>-2.50%</text:p>
          </table:table-cell>
          <table:table-cell office:value-type="percentage" office:value="-0.168870341451569">
            <text:p>-16.89%</text:p>
          </table:table-cell>
          <table:table-cell office:value-type="percentage" office:value="-0.0273129597893075">
            <text:p>-2.73%</text:p>
          </table:table-cell>
          <table:table-cell office:value-type="percentage" office:value="0.25688233731831">
            <text:p>25.69%</text:p>
          </table:table-cell>
          <table:table-cell office:value-type="percentage" office:value="-0.0451219800478733">
            <text:p>-4.51%</text:p>
          </table:table-cell>
          <table:table-cell office:value-type="percentage" office:value="0.0304122974155894">
            <text:p>3.04%</text:p>
          </table:table-cell>
          <table:table-cell office:value-type="percentage" office:value="0.0245161256437093">
            <text:p>2.45%</text:p>
          </table:table-cell>
          <table:table-cell office:value-type="percentage" office:value="-0.0247236191311773">
            <text:p>-2.47%</text:p>
          </table:table-cell>
          <table:table-cell office:value-type="percentage" office:value="0.167181325912248">
            <text:p>16.72%</text:p>
          </table:table-cell>
          <table:table-cell office:value-type="percentage" office:value="0.122681767343339">
            <text:p>12.27%</text:p>
          </table:table-cell>
          <table:table-cell office:value-type="percentage" office:value="0.29919983910831">
            <text:p>29.92%</text:p>
          </table:table-cell>
          <table:table-cell office:value-type="percentage" office:value="-0.0211999864677659">
            <text:p>-2.12%</text:p>
          </table:table-cell>
          <table:table-cell office:value-type="percentage" office:value="-0.157642596039145">
            <text:p>-15.76%</text:p>
          </table:table-cell>
          <table:table-cell office:value-type="percentage" office:value="0.15720128160564">
            <text:p>15.72%</text:p>
          </table:table-cell>
          <table:table-cell office:value-type="percentage" office:value="0.0730433239024646">
            <text:p>7.30%</text:p>
          </table:table-cell>
          <table:table-cell office:value-type="percentage" office:value="-0.165598054686619">
            <text:p>-16.56%</text:p>
          </table:table-cell>
          <table:table-cell office:value-type="percentage" office:value="0.0946015796552988">
            <text:p>9.46%</text:p>
          </table:table-cell>
          <table:table-cell office:value-type="percentage" office:value="0.0179083691105138">
            <text:p>1.79%</text:p>
          </table:table-cell>
          <table:table-cell office:value-type="percentage" office:value="-0.147179895167352">
            <text:p>-14.72%</text:p>
          </table:table-cell>
          <table:table-cell office:value-type="percentage" office:value="-0.0913554664426914">
            <text:p>-9.14%</text:p>
          </table:table-cell>
          <table:table-cell office:value-type="percentage" office:value="0.211408602159776">
            <text:p>21.14%</text:p>
          </table:table-cell>
          <table:table-cell office:value-type="percentage" office:value="0.0409694904610743">
            <text:p>4.10%</text:p>
          </table:table-cell>
          <table:table-cell office:value-type="percentage" office:value="-0.0665740096734427">
            <text:p>-6.66%</text:p>
          </table:table-cell>
          <table:table-cell office:value-type="percentage" office:value="0.102220012829971">
            <text:p>10.22%</text:p>
          </table:table-cell>
          <table:table-cell office:value-type="percentage" office:value="-0.104282807033254">
            <text:p>-10.43%</text:p>
          </table:table-cell>
          <table:table-cell office:value-type="percentage" office:value="-0.0472004522172587">
            <text:p>-4.72%</text:p>
          </table:table-cell>
          <table:table-cell office:value-type="percentage" office:value="0.0138194395646637">
            <text:p>1.38%</text:p>
          </table:table-cell>
          <table:table-cell office:value-type="percentage" office:value="0.0361572277871382">
            <text:p>3.62%</text:p>
          </table:table-cell>
          <table:table-cell office:value-type="percentage" office:value="0.215754237923454">
            <text:p>21.58%</text:p>
          </table:table-cell>
          <table:table-cell office:value-type="percentage" office:value="-0.169028050634311">
            <text:p>-16.90%</text:p>
          </table:table-cell>
          <table:table-cell office:value-type="percentage" office:value="-0.0318734787336277">
            <text:p>-3.19%</text:p>
          </table:table-cell>
          <table:table-cell office:value-type="percentage" office:value="-0.0516501335422417">
            <text:p>-5.17%</text:p>
          </table:table-cell>
          <table:table-cell office:value-type="percentage" office:value="0.017326926973431">
            <text:p>1.73%</text:p>
          </table:table-cell>
          <table:table-cell office:value-type="percentage" office:value="-0.00916722593842381">
            <text:p>-0.92%</text:p>
          </table:table-cell>
          <table:table-cell office:value-type="percentage" office:value="-0.00515342930617989">
            <text:p>-0.52%</text:p>
          </table:table-cell>
          <table:table-cell office:value-type="percentage" office:value="-0.00670067175153291">
            <text:p>-0.67%</text:p>
          </table:table-cell>
          <table:table-cell office:value-type="percentage" office:value="0.00654690280845884">
            <text:p>0.65%</text:p>
          </table:table-cell>
          <table:table-cell office:value-type="percentage" office:value="0.00775780143647506">
            <text:p>0.78%</text:p>
          </table:table-cell>
        </table:table-row>
        <table:table-row table:style-name="ro1">
          <table:table-cell office:value-type="float" office:value="19999">
            <text:p>19999</text:p>
          </table:table-cell>
          <table:table-cell office:value-type="string">
            <text:p>Conquest Capital Group LLC</text:p>
          </table:table-cell>
          <table:table-cell office:value-type="string">
            <text:p>Conquest Macro *QEP*</text:p>
          </table:table-cell>
          <table:table-cell office:value-type="float" office:value="19999">
            <text:p>19999</text:p>
          </table:table-cell>
          <table:table-cell office:value-type="percentage" office:value="0.0670682063391492">
            <text:p>6.71%</text:p>
          </table:table-cell>
          <table:table-cell office:value-type="percentage" office:value="-0.182969918352645">
            <text:p>-18.30%</text:p>
          </table:table-cell>
          <table:table-cell office:value-type="percentage" office:value="-0.0115485557618845">
            <text:p>-1.15%</text:p>
          </table:table-cell>
          <table:table-cell office:value-type="percentage" office:value="-0.139536423435173">
            <text:p>-13.95%</text:p>
          </table:table-cell>
          <table:table-cell office:value-type="percentage" office:value="-0.106752715837784">
            <text:p>-10.68%</text:p>
          </table:table-cell>
          <table:table-cell office:value-type="percentage" office:value="0.0898232084385656">
            <text:p>8.98%</text:p>
          </table:table-cell>
          <table:table-cell office:value-type="percentage" office:value="0.137893815580675">
            <text:p>13.79%</text:p>
          </table:table-cell>
          <table:table-cell office:value-type="percentage" office:value="-0.141842749558549">
            <text:p>-14.18%</text:p>
          </table:table-cell>
          <table:table-cell office:value-type="percentage" office:value="0.185069665237213">
            <text:p>18.51%</text:p>
          </table:table-cell>
          <table:table-cell office:value-type="percentage" office:value="-0.197263301671996">
            <text:p>-19.73%</text:p>
          </table:table-cell>
          <table:table-cell office:value-type="percentage" office:value="-0.0514595464341839">
            <text:p>-5.15%</text:p>
          </table:table-cell>
          <table:table-cell office:value-type="percentage" office:value="0.0239242944925572">
            <text:p>2.39%</text:p>
          </table:table-cell>
          <table:table-cell office:value-type="percentage" office:value="0.115509895140375">
            <text:p>11.55%</text:p>
          </table:table-cell>
          <table:table-cell office:value-type="percentage" office:value="-0.175744558497064">
            <text:p>-17.57%</text:p>
          </table:table-cell>
          <table:table-cell office:value-type="percentage" office:value="0.0217769005432356">
            <text:p>2.18%</text:p>
          </table:table-cell>
          <table:table-cell office:value-type="percentage" office:value="-0.0691735990186281">
            <text:p>-6.92%</text:p>
          </table:table-cell>
          <table:table-cell office:value-type="percentage" office:value="-0.0308391003405737">
            <text:p>-3.08%</text:p>
          </table:table-cell>
          <table:table-cell office:value-type="percentage" office:value="-0.344208230057948">
            <text:p>-34.42%</text:p>
          </table:table-cell>
          <table:table-cell office:value-type="percentage" office:value="0.127133515785091">
            <text:p>12.71%</text:p>
          </table:table-cell>
          <table:table-cell office:value-type="percentage" office:value="0.10407805406176">
            <text:p>10.41%</text:p>
          </table:table-cell>
          <table:table-cell office:value-type="percentage" office:value="-0.0717148417967001">
            <text:p>-7.17%</text:p>
          </table:table-cell>
          <table:table-cell office:value-type="percentage" office:value="0.041725919299171">
            <text:p>4.17%</text:p>
          </table:table-cell>
          <table:table-cell office:value-type="percentage" office:value="0.249919149195529">
            <text:p>24.99%</text:p>
          </table:table-cell>
          <table:table-cell office:value-type="percentage" office:value="-0.0226555263577822">
            <text:p>-2.27%</text:p>
          </table:table-cell>
          <table:table-cell office:value-type="percentage" office:value="0.0611777452079668">
            <text:p>6.12%</text:p>
          </table:table-cell>
          <table:table-cell office:value-type="percentage" office:value="0.288064851296714">
            <text:p>28.81%</text:p>
          </table:table-cell>
          <table:table-cell office:value-type="percentage" office:value="0.0840874330253009">
            <text:p>8.41%</text:p>
          </table:table-cell>
          <table:table-cell office:value-type="percentage" office:value="-0.1082208987192">
            <text:p>-10.82%</text:p>
          </table:table-cell>
          <table:table-cell office:value-type="percentage" office:value="0.132946259409992">
            <text:p>13.29%</text:p>
          </table:table-cell>
          <table:table-cell office:value-type="percentage" office:value="-0.0975376470563557">
            <text:p>-9.75%</text:p>
          </table:table-cell>
          <table:table-cell office:value-type="percentage" office:value="0.179515520174115">
            <text:p>17.95%</text:p>
          </table:table-cell>
          <table:table-cell office:value-type="percentage" office:value="0.0705273094715402">
            <text:p>7.05%</text:p>
          </table:table-cell>
          <table:table-cell office:value-type="percentage" office:value="-0.117512782157053">
            <text:p>-11.75%</text:p>
          </table:table-cell>
          <table:table-cell office:value-type="percentage" office:value="-0.161672510935177">
            <text:p>-16.17%</text:p>
          </table:table-cell>
          <table:table-cell office:value-type="percentage" office:value="-0.181612740144131">
            <text:p>-18.16%</text:p>
          </table:table-cell>
          <table:table-cell office:value-type="percentage" office:value="-0.0955027877481782">
            <text:p>-9.55%</text:p>
          </table:table-cell>
          <table:table-cell office:value-type="percentage" office:value="0.0439749416021284">
            <text:p>4.40%</text:p>
          </table:table-cell>
          <table:table-cell office:value-type="percentage" office:value="-0.0763763288477179">
            <text:p>-7.64%</text:p>
          </table:table-cell>
          <table:table-cell office:value-type="percentage" office:value="0.0113299835165998">
            <text:p>1.13%</text:p>
          </table:table-cell>
          <table:table-cell office:value-type="percentage" office:value="-0.0296830802218631">
            <text:p>-2.97%</text:p>
          </table:table-cell>
          <table:table-cell office:value-type="percentage" office:value="0.0912679442193113">
            <text:p>9.13%</text:p>
          </table:table-cell>
          <table:table-cell office:value-type="percentage" office:value="0.015031918701982">
            <text:p>1.50%</text:p>
          </table:table-cell>
          <table:table-cell office:value-type="percentage" office:value="-0.0796289459538266">
            <text:p>-7.96%</text:p>
          </table:table-cell>
          <table:table-cell office:value-type="percentage" office:value="-0.0430906972609733">
            <text:p>-4.31%</text:p>
          </table:table-cell>
          <table:table-cell office:value-type="percentage" office:value="-0.0919809525731926">
            <text:p>-9.20%</text:p>
          </table:table-cell>
          <table:table-cell office:value-type="percentage" office:value="0.0205439622840887">
            <text:p>2.05%</text:p>
          </table:table-cell>
          <table:table-cell office:value-type="percentage" office:value="-0.01799386468905">
            <text:p>-1.80%</text:p>
          </table:table-cell>
          <table:table-cell office:value-type="percentage" office:value="-0.0402768448814503">
            <text:p>-4.03%</text:p>
          </table:table-cell>
          <table:table-cell office:value-type="percentage" office:value="0.00389535010425345">
            <text:p>0.39%</text:p>
          </table:table-cell>
          <table:table-cell office:value-type="percentage" office:value="-0.0214485709655692">
            <text:p>-2.14%</text:p>
          </table:table-cell>
          <table:table-cell office:value-type="percentage" office:value="0.000715012596792445">
            <text:p>0.07%</text:p>
          </table:table-cell>
          <table:table-cell office:value-type="percentage" office:value="-0.134727469609824">
            <text:p>-13.47%</text:p>
          </table:table-cell>
          <table:table-cell office:value-type="percentage" office:value="-0.156266906546005">
            <text:p>-15.63%</text:p>
          </table:table-cell>
          <table:table-cell office:value-type="percentage" office:value="-0.0889328025314378">
            <text:p>-8.89%</text:p>
          </table:table-cell>
          <table:table-cell office:value-type="percentage" office:value="-0.0784653843414163">
            <text:p>-7.85%</text:p>
          </table:table-cell>
          <table:table-cell office:value-type="percentage" office:value="0.0197053218478395">
            <text:p>1.97%</text:p>
          </table:table-cell>
          <table:table-cell office:value-type="percentage" office:value="-0.160019992823723">
            <text:p>-16.00%</text:p>
          </table:table-cell>
          <table:table-cell office:value-type="percentage" office:value="-0.176887505343161">
            <text:p>-17.69%</text:p>
          </table:table-cell>
          <table:table-cell office:value-type="percentage" office:value="-0.0442311296647155">
            <text:p>-4.42%</text:p>
          </table:table-cell>
          <table:table-cell office:value-type="percentage" office:value="-0.165050448891999">
            <text:p>-16.51%</text:p>
          </table:table-cell>
          <table:table-cell office:value-type="percentage" office:value="0.0425765998965574">
            <text:p>4.26%</text:p>
          </table:table-cell>
          <table:table-cell office:value-type="percentage" office:value="0.135898404171173">
            <text:p>13.59%</text:p>
          </table:table-cell>
          <table:table-cell office:value-type="percentage" office:value="-0.0934539123817193">
            <text:p>-9.35%</text:p>
          </table:table-cell>
          <table:table-cell office:value-type="percentage" office:value="-0.0231873143544164">
            <text:p>-2.32%</text:p>
          </table:table-cell>
          <table:table-cell office:value-type="percentage" office:value="-0.0458512584947875">
            <text:p>-4.59%</text:p>
          </table:table-cell>
          <table:table-cell office:value-type="percentage" office:value="-0.245291398553494">
            <text:p>-24.53%</text:p>
          </table:table-cell>
          <table:table-cell office:value-type="percentage" office:value="0.108181614575023">
            <text:p>10.82%</text:p>
          </table:table-cell>
          <table:table-cell office:value-type="percentage" office:value="-0.000959414011838494">
            <text:p>-0.10%</text:p>
          </table:table-cell>
          <table:table-cell office:value-type="percentage" office:value="-0.0152129119992375">
            <text:p>-1.52%</text:p>
          </table:table-cell>
          <table:table-cell office:value-type="percentage" office:value="-0.0227783606661413">
            <text:p>-2.28%</text:p>
          </table:table-cell>
          <table:table-cell office:value-type="percentage" office:value="0.0545617277702525">
            <text:p>5.46%</text:p>
          </table:table-cell>
          <table:table-cell office:value-type="percentage" office:value="-0.0478680456773938">
            <text:p>-4.79%</text:p>
          </table:table-cell>
          <table:table-cell office:value-type="percentage" office:value="-0.0127713199332996">
            <text:p>-1.28%</text:p>
          </table:table-cell>
          <table:table-cell office:value-type="percentage" office:value="0.00595215904259283">
            <text:p>0.60%</text:p>
          </table:table-cell>
          <table:table-cell office:value-type="percentage" office:value="0.00480577375500103">
            <text:p>0.48%</text:p>
          </table:table-cell>
          <table:table-cell office:value-type="percentage" office:value="-0.00115337254622765">
            <text:p>-0.12%</text:p>
          </table:table-cell>
        </table:table-row>
        <table:table-row table:style-name="ro1">
          <table:table-cell office:value-type="float" office:value="19429">
            <text:p>19429</text:p>
          </table:table-cell>
          <table:table-cell office:value-type="string">
            <text:p>Denali Asset Management, LLLP</text:p>
          </table:table-cell>
          <table:table-cell office:value-type="string">
            <text:p>Denali Partners, LP *QEP*</text:p>
          </table:table-cell>
          <table:table-cell office:value-type="float" office:value="19429">
            <text:p>19429</text:p>
          </table:table-cell>
          <table:table-cell office:value-type="percentage" office:value="0.0969385539306133">
            <text:p>9.69%</text:p>
          </table:table-cell>
          <table:table-cell office:value-type="percentage" office:value="-0.0607268766435934">
            <text:p>-6.07%</text:p>
          </table:table-cell>
          <table:table-cell office:value-type="percentage" office:value="0.0363817228569308">
            <text:p>3.64%</text:p>
          </table:table-cell>
          <table:table-cell office:value-type="percentage" office:value="0.0502367520900688">
            <text:p>5.02%</text:p>
          </table:table-cell>
          <table:table-cell office:value-type="percentage" office:value="0.00670537135787225">
            <text:p>0.67%</text:p>
          </table:table-cell>
          <table:table-cell office:value-type="percentage" office:value="0.0633512503231238">
            <text:p>6.34%</text:p>
          </table:table-cell>
          <table:table-cell office:value-type="percentage" office:value="-0.072203104747521">
            <text:p>-7.22%</text:p>
          </table:table-cell>
          <table:table-cell office:value-type="percentage" office:value="-0.0799501580244825">
            <text:p>-8.00%</text:p>
          </table:table-cell>
          <table:table-cell office:value-type="percentage" office:value="0.344598767612903">
            <text:p>34.46%</text:p>
          </table:table-cell>
          <table:table-cell office:value-type="percentage" office:value="-0.160201510848632">
            <text:p>-16.02%</text:p>
          </table:table-cell>
          <table:table-cell office:value-type="percentage" office:value="-0.0107514348080226">
            <text:p>-1.08%</text:p>
          </table:table-cell>
          <table:table-cell office:value-type="percentage" office:value="-0.125686616832805">
            <text:p>-12.57%</text:p>
          </table:table-cell>
          <table:table-cell office:value-type="percentage" office:value="-0.252166115359075">
            <text:p>-25.22%</text:p>
          </table:table-cell>
          <table:table-cell office:value-type="percentage" office:value="0.304457270233843">
            <text:p>30.45%</text:p>
          </table:table-cell>
          <table:table-cell office:value-type="percentage" office:value="0.1058681104596">
            <text:p>10.59%</text:p>
          </table:table-cell>
          <table:table-cell office:value-type="percentage" office:value="0.131829751089318">
            <text:p>13.18%</text:p>
          </table:table-cell>
          <table:table-cell office:value-type="percentage" office:value="0.000846290137785605">
            <text:p>0.08%</text:p>
          </table:table-cell>
          <table:table-cell office:value-type="percentage" office:value="-0.015465741194758">
            <text:p>-1.55%</text:p>
          </table:table-cell>
          <table:table-cell office:value-type="percentage" office:value="0.0471930078874124">
            <text:p>4.72%</text:p>
          </table:table-cell>
          <table:table-cell office:value-type="percentage" office:value="-0.0651357236983142">
            <text:p>-6.51%</text:p>
          </table:table-cell>
          <table:table-cell office:value-type="percentage" office:value="0.0669693655125292">
            <text:p>6.70%</text:p>
          </table:table-cell>
          <table:table-cell office:value-type="percentage" office:value="-0.0719534106230658">
            <text:p>-7.20%</text:p>
          </table:table-cell>
          <table:table-cell office:value-type="percentage" office:value="0.232783512916911">
            <text:p>23.28%</text:p>
          </table:table-cell>
          <table:table-cell office:value-type="percentage" office:value="-0.0209519452752673">
            <text:p>-2.10%</text:p>
          </table:table-cell>
          <table:table-cell office:value-type="percentage" office:value="0.251473569500091">
            <text:p>25.15%</text:p>
          </table:table-cell>
          <table:table-cell office:value-type="percentage" office:value="-0.122864144775704">
            <text:p>-12.29%</text:p>
          </table:table-cell>
          <table:table-cell office:value-type="percentage" office:value="-0.302378933139887">
            <text:p>-30.24%</text:p>
          </table:table-cell>
          <table:table-cell office:value-type="percentage" office:value="-0.139184757474065">
            <text:p>-13.92%</text:p>
          </table:table-cell>
          <table:table-cell office:value-type="percentage" office:value="-0.0814264773855582">
            <text:p>-8.14%</text:p>
          </table:table-cell>
          <table:table-cell office:value-type="percentage" office:value="0.177503637815477">
            <text:p>17.75%</text:p>
          </table:table-cell>
          <table:table-cell office:value-type="percentage" office:value="-0.053228336727477">
            <text:p>-5.32%</text:p>
          </table:table-cell>
          <table:table-cell office:value-type="percentage" office:value="0.0406282444848437">
            <text:p>4.06%</text:p>
          </table:table-cell>
          <table:table-cell office:value-type="percentage" office:value="-0.0946825140955403">
            <text:p>-9.47%</text:p>
          </table:table-cell>
          <table:table-cell office:value-type="percentage" office:value="-0.0191413977618592">
            <text:p>-1.91%</text:p>
          </table:table-cell>
          <table:table-cell office:value-type="percentage" office:value="0.0219142708535389">
            <text:p>2.19%</text:p>
          </table:table-cell>
          <table:table-cell office:value-type="percentage" office:value="0.0885967860962869">
            <text:p>8.86%</text:p>
          </table:table-cell>
          <table:table-cell office:value-type="percentage" office:value="-0.0141495963242568">
            <text:p>-1.41%</text:p>
          </table:table-cell>
          <table:table-cell office:value-type="percentage" office:value="-0.0637223907770853">
            <text:p>-6.37%</text:p>
          </table:table-cell>
          <table:table-cell office:value-type="percentage" office:value="-0.0581141873060686">
            <text:p>-5.81%</text:p>
          </table:table-cell>
          <table:table-cell office:value-type="percentage" office:value="-0.0251711416322005">
            <text:p>-2.52%</text:p>
          </table:table-cell>
          <table:table-cell office:value-type="percentage" office:value="0.0668360268266926">
            <text:p>6.68%</text:p>
          </table:table-cell>
          <table:table-cell office:value-type="percentage" office:value="-0.0543238708615654">
            <text:p>-5.43%</text:p>
          </table:table-cell>
          <table:table-cell office:value-type="percentage" office:value="-0.029771034160216">
            <text:p>-2.98%</text:p>
          </table:table-cell>
          <table:table-cell office:value-type="percentage" office:value="0.262021138633126">
            <text:p>26.20%</text:p>
          </table:table-cell>
          <table:table-cell office:value-type="percentage" office:value="-0.0145587921232367">
            <text:p>-1.46%</text:p>
          </table:table-cell>
          <table:table-cell office:value-type="percentage" office:value="-0.113426668701803">
            <text:p>-11.34%</text:p>
          </table:table-cell>
          <table:table-cell office:value-type="percentage" office:value="0.226730333674876">
            <text:p>22.67%</text:p>
          </table:table-cell>
          <table:table-cell office:value-type="percentage" office:value="0.0359219894121435">
            <text:p>3.59%</text:p>
          </table:table-cell>
          <table:table-cell office:value-type="percentage" office:value="0.117401512782382">
            <text:p>11.74%</text:p>
          </table:table-cell>
          <table:table-cell office:value-type="percentage" office:value="-0.0966782110939323">
            <text:p>-9.67%</text:p>
          </table:table-cell>
          <table:table-cell office:value-type="percentage" office:value="0.0952355330093099">
            <text:p>9.52%</text:p>
          </table:table-cell>
          <table:table-cell office:value-type="percentage" office:value="0.194792178034059">
            <text:p>19.48%</text:p>
          </table:table-cell>
          <table:table-cell office:value-type="percentage" office:value="-0.054320198902031">
            <text:p>-5.43%</text:p>
          </table:table-cell>
          <table:table-cell office:value-type="percentage" office:value="-0.0356450414709693">
            <text:p>-3.56%</text:p>
          </table:table-cell>
          <table:table-cell office:value-type="percentage" office:value="-0.0720861204198682">
            <text:p>-7.21%</text:p>
          </table:table-cell>
          <table:table-cell office:value-type="percentage" office:value="-0.0491470824339441">
            <text:p>-4.91%</text:p>
          </table:table-cell>
          <table:table-cell office:value-type="percentage" office:value="0.102704201657096">
            <text:p>10.27%</text:p>
          </table:table-cell>
          <table:table-cell office:value-type="percentage" office:value="-0.151278762720657">
            <text:p>-15.13%</text:p>
          </table:table-cell>
          <table:table-cell office:value-type="percentage" office:value="0.00664525143944078">
            <text:p>0.66%</text:p>
          </table:table-cell>
          <table:table-cell office:value-type="percentage" office:value="-0.0230467134935176">
            <text:p>-2.30%</text:p>
          </table:table-cell>
          <table:table-cell office:value-type="percentage" office:value="-0.0455806869695094">
            <text:p>-4.56%</text:p>
          </table:table-cell>
          <table:table-cell office:value-type="percentage" office:value="-0.0807346495383877">
            <text:p>-8.07%</text:p>
          </table:table-cell>
          <table:table-cell office:value-type="percentage" office:value="0.0149130711784361">
            <text:p>1.49%</text:p>
          </table:table-cell>
          <table:table-cell office:value-type="percentage" office:value="-0.034079063434453">
            <text:p>-3.41%</text:p>
          </table:table-cell>
          <table:table-cell office:value-type="percentage" office:value="-0.0910177886533252">
            <text:p>-9.10%</text:p>
          </table:table-cell>
          <table:table-cell office:value-type="percentage" office:value="0.0205088865459016">
            <text:p>2.05%</text:p>
          </table:table-cell>
          <table:table-cell office:value-type="percentage" office:value="0.0338892246960615">
            <text:p>3.39%</text:p>
          </table:table-cell>
          <table:table-cell office:value-type="percentage" office:value="-0.109941296395131">
            <text:p>-10.99%</text:p>
          </table:table-cell>
          <table:table-cell office:value-type="percentage" office:value="0.0412562171197497">
            <text:p>4.13%</text:p>
          </table:table-cell>
          <table:table-cell office:value-type="percentage" office:value="0.0284998265459054">
            <text:p>2.85%</text:p>
          </table:table-cell>
          <table:table-cell office:value-type="percentage" office:value="-0.0145882366963394">
            <text:p>-1.46%</text:p>
          </table:table-cell>
          <table:table-cell office:value-type="percentage" office:value="-0.000887112724676141">
            <text:p>-0.09%</text:p>
          </table:table-cell>
          <table:table-cell office:value-type="percentage" office:value="-0.00160190494012041">
            <text:p>-0.16%</text:p>
          </table:table-cell>
          <table:table-cell office:value-type="percentage" office:value="-0.00965366449218294">
            <text:p>-0.97%</text:p>
          </table:table-cell>
          <table:table-cell office:value-type="percentage" office:value="0.000391509691374285">
            <text:p>0.04%</text:p>
          </table:table-cell>
          <table:table-cell office:value-type="percentage" office:value="0.00728233512069116">
            <text:p>0.73%</text:p>
          </table:table-cell>
        </table:table-row>
        <table:table-row table:style-name="ro2">
          <table:table-cell office:value-type="float" office:value="20016">
            <text:p>20016</text:p>
          </table:table-cell>
          <table:table-cell office:value-type="string">
            <text:p>Di Tomasso Group Inc.</text:p>
          </table:table-cell>
          <table:table-cell office:value-type="string">
            <text:p>Equilibrium Program *QEP*</text:p>
          </table:table-cell>
          <table:table-cell office:value-type="float" office:value="20016">
            <text:p>20016</text:p>
          </table:table-cell>
          <table:table-cell office:value-type="percentage" office:value="0.0281000185742297">
            <text:p>2.81%</text:p>
          </table:table-cell>
          <table:table-cell office:value-type="percentage" office:value="-0.0649412869516365">
            <text:p>-6.49%</text:p>
          </table:table-cell>
          <table:table-cell office:value-type="percentage" office:value="-0.113606979792754">
            <text:p>-11.36%</text:p>
          </table:table-cell>
          <table:table-cell office:value-type="percentage" office:value="-0.0065965724956957">
            <text:p>-0.66%</text:p>
          </table:table-cell>
          <table:table-cell office:value-type="percentage" office:value="0.139583304456323">
            <text:p>13.96%</text:p>
          </table:table-cell>
          <table:table-cell office:value-type="percentage" office:value="0.0587701972541949">
            <text:p>5.88%</text:p>
          </table:table-cell>
          <table:table-cell office:value-type="percentage" office:value="-0.166100807967352">
            <text:p>-16.61%</text:p>
          </table:table-cell>
          <table:table-cell office:value-type="percentage" office:value="-0.158939532014995">
            <text:p>-15.89%</text:p>
          </table:table-cell>
          <table:table-cell office:value-type="percentage" office:value="-0.0196077771744643">
            <text:p>-1.96%</text:p>
          </table:table-cell>
          <table:table-cell office:value-type="percentage" office:value="-0.324539756711713">
            <text:p>-32.45%</text:p>
          </table:table-cell>
          <table:table-cell office:value-type="percentage" office:value="-0.19476945552931">
            <text:p>-19.48%</text:p>
          </table:table-cell>
          <table:table-cell office:value-type="percentage" office:value="-0.0098914011308123">
            <text:p>-0.99%</text:p>
          </table:table-cell>
          <table:table-cell office:value-type="percentage" office:value="0.103452941164976">
            <text:p>10.35%</text:p>
          </table:table-cell>
          <table:table-cell office:value-type="percentage" office:value="0.198230857434486">
            <text:p>19.82%</text:p>
          </table:table-cell>
          <table:table-cell office:value-type="percentage" office:value="0.473368154756263">
            <text:p>47.34%</text:p>
          </table:table-cell>
          <table:table-cell office:value-type="percentage" office:value="0.167677159165544">
            <text:p>16.77%</text:p>
          </table:table-cell>
          <table:table-cell office:value-type="percentage" office:value="-0.149694127577499">
            <text:p>-14.97%</text:p>
          </table:table-cell>
          <table:table-cell office:value-type="percentage" office:value="-0.0152298855677763">
            <text:p>-1.52%</text:p>
          </table:table-cell>
          <table:table-cell office:value-type="percentage" office:value="-0.181149924700778">
            <text:p>-18.11%</text:p>
          </table:table-cell>
          <table:table-cell office:value-type="percentage" office:value="0.263862771178326">
            <text:p>26.39%</text:p>
          </table:table-cell>
          <table:table-cell office:value-type="percentage" office:value="0.048775786300508">
            <text:p>4.88%</text:p>
          </table:table-cell>
          <table:table-cell office:value-type="percentage" office:value="0.221457116865689">
            <text:p>22.15%</text:p>
          </table:table-cell>
          <table:table-cell office:value-type="percentage" office:value="-0.0406832923664154">
            <text:p>-4.07%</text:p>
          </table:table-cell>
          <table:table-cell office:value-type="percentage" office:value="-0.158275516296986">
            <text:p>-15.83%</text:p>
          </table:table-cell>
          <table:table-cell office:value-type="percentage" office:value="-0.0319547936955118">
            <text:p>-3.20%</text:p>
          </table:table-cell>
          <table:table-cell office:value-type="percentage" office:value="-0.0537454393821084">
            <text:p>-5.37%</text:p>
          </table:table-cell>
          <table:table-cell office:value-type="percentage" office:value="0.0476430787749286">
            <text:p>4.76%</text:p>
          </table:table-cell>
          <table:table-cell office:value-type="percentage" office:value="0.103728469680497">
            <text:p>10.37%</text:p>
          </table:table-cell>
          <table:table-cell office:value-type="percentage" office:value="-0.0852395894028479">
            <text:p>-8.52%</text:p>
          </table:table-cell>
          <table:table-cell office:value-type="percentage" office:value="-0.041498435902565">
            <text:p>-4.15%</text:p>
          </table:table-cell>
          <table:table-cell office:value-type="percentage" office:value="0.0474879510451945">
            <text:p>4.75%</text:p>
          </table:table-cell>
          <table:table-cell office:value-type="percentage" office:value="0.00673582763382892">
            <text:p>0.67%</text:p>
          </table:table-cell>
          <table:table-cell office:value-type="percentage" office:value="0.121636975369833">
            <text:p>12.16%</text:p>
          </table:table-cell>
          <table:table-cell office:value-type="percentage" office:value="0.0606774531827679">
            <text:p>6.07%</text:p>
          </table:table-cell>
          <table:table-cell office:value-type="percentage" office:value="0.0796925178296308">
            <text:p>7.97%</text:p>
          </table:table-cell>
          <table:table-cell office:value-type="percentage" office:value="-0.122368742198883">
            <text:p>-12.24%</text:p>
          </table:table-cell>
          <table:table-cell office:value-type="percentage" office:value="-0.134780187312146">
            <text:p>-13.48%</text:p>
          </table:table-cell>
          <table:table-cell office:value-type="percentage" office:value="0.0373647518497091">
            <text:p>3.74%</text:p>
          </table:table-cell>
          <table:table-cell office:value-type="percentage" office:value="-0.0569486695669229">
            <text:p>-5.69%</text:p>
          </table:table-cell>
          <table:table-cell office:value-type="percentage" office:value="0.135732896406477">
            <text:p>13.57%</text:p>
          </table:table-cell>
          <table:table-cell office:value-type="percentage" office:value="0.0697246921096479">
            <text:p>6.97%</text:p>
          </table:table-cell>
          <table:table-cell office:value-type="percentage" office:value="0.061847667858732">
            <text:p>6.18%</text:p>
          </table:table-cell>
          <table:table-cell office:value-type="percentage" office:value="-0.0249644691540315">
            <text:p>-2.50%</text:p>
          </table:table-cell>
          <table:table-cell office:value-type="percentage" office:value="-0.115599463865491">
            <text:p>-11.56%</text:p>
          </table:table-cell>
          <table:table-cell office:value-type="percentage" office:value="-0.134818309193714">
            <text:p>-13.48%</text:p>
          </table:table-cell>
          <table:table-cell office:value-type="percentage" office:value="-0.0343266596633309">
            <text:p>-3.43%</text:p>
          </table:table-cell>
          <table:table-cell office:value-type="percentage" office:value="-0.0812210278355242">
            <text:p>-8.12%</text:p>
          </table:table-cell>
          <table:table-cell office:value-type="percentage" office:value="0.124866707363192">
            <text:p>12.49%</text:p>
          </table:table-cell>
          <table:table-cell office:value-type="percentage" office:value="0.0147929577908469">
            <text:p>1.48%</text:p>
          </table:table-cell>
          <table:table-cell office:value-type="percentage" office:value="0.00545434648399513">
            <text:p>0.55%</text:p>
          </table:table-cell>
          <table:table-cell office:value-type="percentage" office:value="-0.0812808894085502">
            <text:p>-8.13%</text:p>
          </table:table-cell>
          <table:table-cell office:value-type="percentage" office:value="-0.00782130681896692">
            <text:p>-0.78%</text:p>
          </table:table-cell>
          <table:table-cell office:value-type="percentage" office:value="-0.084725136662384">
            <text:p>-8.47%</text:p>
          </table:table-cell>
          <table:table-cell office:value-type="percentage" office:value="0.0954501715223292">
            <text:p>9.55%</text:p>
          </table:table-cell>
          <table:table-cell office:value-type="percentage" office:value="0.0656820289690887">
            <text:p>6.57%</text:p>
          </table:table-cell>
          <table:table-cell office:value-type="percentage" office:value="-0.0370347093237875">
            <text:p>-3.70%</text:p>
          </table:table-cell>
          <table:table-cell office:value-type="percentage" office:value="-0.0456933384397346">
            <text:p>-4.57%</text:p>
          </table:table-cell>
          <table:table-cell office:value-type="percentage" office:value="0.109569395310431">
            <text:p>10.96%</text:p>
          </table:table-cell>
          <table:table-cell office:value-type="percentage" office:value="0.0205597074171472">
            <text:p>2.06%</text:p>
          </table:table-cell>
          <table:table-cell office:value-type="percentage" office:value="0.121774993744296">
            <text:p>12.18%</text:p>
          </table:table-cell>
          <table:table-cell office:value-type="percentage" office:value="0.046587530110837">
            <text:p>4.66%</text:p>
          </table:table-cell>
          <table:table-cell office:value-type="percentage" office:value="0.0950573976978576">
            <text:p>9.51%</text:p>
          </table:table-cell>
          <table:table-cell office:value-type="percentage" office:value="0.0277222629777392">
            <text:p>2.77%</text:p>
          </table:table-cell>
          <table:table-cell office:value-type="percentage" office:value="0.0143760884104673">
            <text:p>1.44%</text:p>
          </table:table-cell>
          <table:table-cell office:value-type="percentage" office:value="-0.0273577534906665">
            <text:p>-2.74%</text:p>
          </table:table-cell>
          <table:table-cell office:value-type="percentage" office:value="-0.00852365500808439">
            <text:p>-0.85%</text:p>
          </table:table-cell>
          <table:table-cell office:value-type="percentage" office:value="-0.0894851936826158">
            <text:p>-8.95%</text:p>
          </table:table-cell>
          <table:table-cell office:value-type="percentage" office:value="0.0342192912130603">
            <text:p>3.42%</text:p>
          </table:table-cell>
          <table:table-cell office:value-type="percentage" office:value="-0.0202630884885053">
            <text:p>-2.03%</text:p>
          </table:table-cell>
          <table:table-cell office:value-type="percentage" office:value="-0.047049009979621">
            <text:p>-4.70%</text:p>
          </table:table-cell>
          <table:table-cell office:value-type="percentage" office:value="0.0172380704590051">
            <text:p>1.72%</text:p>
          </table:table-cell>
          <table:table-cell office:value-type="percentage" office:value="-0.015876827454134">
            <text:p>-1.59%</text:p>
          </table:table-cell>
          <table:table-cell office:value-type="percentage" office:value="-0.00021343469512991">
            <text:p>-0.02%</text:p>
          </table:table-cell>
          <table:table-cell office:value-type="percentage" office:value="0.00472500930412934">
            <text:p>0.47%</text:p>
          </table:table-cell>
          <table:table-cell office:value-type="percentage" office:value="-0.00430009672081199">
            <text:p>-0.43%</text:p>
          </table:table-cell>
          <table:table-cell office:value-type="percentage" office:value="-0.00245908146357769">
            <text:p>-0.25%</text:p>
          </table:table-cell>
        </table:table-row>
        <table:table-row table:style-name="ro2">
          <table:table-cell office:value-type="float" office:value="33515">
            <text:p>33515</text:p>
          </table:table-cell>
          <table:table-cell office:value-type="string">
            <text:p>Doherty Advisors, LLC</text:p>
          </table:table-cell>
          <table:table-cell office:value-type="string">
            <text:p>Relative Value Volatility 2X *QEP*</text:p>
          </table:table-cell>
          <table:table-cell office:value-type="float" office:value="33515">
            <text:p>33515</text:p>
          </table:table-cell>
          <table:table-cell office:value-type="percentage" office:value="-0.0433912751190758">
            <text:p>-4.34%</text:p>
          </table:table-cell>
          <table:table-cell office:value-type="percentage" office:value="0.059424377094009">
            <text:p>5.94%</text:p>
          </table:table-cell>
          <table:table-cell office:value-type="percentage" office:value="-0.354278340335709">
            <text:p>-35.43%</text:p>
          </table:table-cell>
          <table:table-cell office:value-type="percentage" office:value="0.0302824795384003">
            <text:p>3.03%</text:p>
          </table:table-cell>
          <table:table-cell office:value-type="percentage" office:value="-0.21333513536084">
            <text:p>-21.33%</text:p>
          </table:table-cell>
          <table:table-cell office:value-type="percentage" office:value="0.099462683863382">
            <text:p>9.95%</text:p>
          </table:table-cell>
          <table:table-cell office:value-type="percentage" office:value="-0.00207229664407781">
            <text:p>-0.21%</text:p>
          </table:table-cell>
          <table:table-cell office:value-type="percentage" office:value="0.0838584385482126">
            <text:p>8.39%</text:p>
          </table:table-cell>
          <table:table-cell office:value-type="percentage" office:value="0.0888472754572934">
            <text:p>8.88%</text:p>
          </table:table-cell>
          <table:table-cell office:value-type="percentage" office:value="-0.0353191456618167">
            <text:p>-3.53%</text:p>
          </table:table-cell>
          <table:table-cell office:value-type="percentage" office:value="-0.0423052876976457">
            <text:p>-4.23%</text:p>
          </table:table-cell>
          <table:table-cell office:value-type="percentage" office:value="0.0511154487335511">
            <text:p>5.11%</text:p>
          </table:table-cell>
          <table:table-cell office:value-type="percentage" office:value="-0.105015999575009">
            <text:p>-10.50%</text:p>
          </table:table-cell>
          <table:table-cell office:value-type="percentage" office:value="-0.0794149182474398">
            <text:p>-7.94%</text:p>
          </table:table-cell>
          <table:table-cell office:value-type="percentage" office:value="-0.0210082044465247">
            <text:p>-2.10%</text:p>
          </table:table-cell>
          <table:table-cell office:value-type="percentage" office:value="0.0985929606132697">
            <text:p>9.86%</text:p>
          </table:table-cell>
          <table:table-cell office:value-type="percentage" office:value="0.0600584475906057">
            <text:p>6.01%</text:p>
          </table:table-cell>
          <table:table-cell office:value-type="percentage" office:value="0.0027564294764395">
            <text:p>0.28%</text:p>
          </table:table-cell>
          <table:table-cell office:value-type="percentage" office:value="-0.13451315679456">
            <text:p>-13.45%</text:p>
          </table:table-cell>
          <table:table-cell office:value-type="percentage" office:value="-0.0313012884434859">
            <text:p>-3.13%</text:p>
          </table:table-cell>
          <table:table-cell office:value-type="percentage" office:value="0.0800791427659934">
            <text:p>8.01%</text:p>
          </table:table-cell>
          <table:table-cell office:value-type="percentage" office:value="-0.133826850721135">
            <text:p>-13.38%</text:p>
          </table:table-cell>
          <table:table-cell office:value-type="percentage" office:value="-0.0203863071692244">
            <text:p>-2.04%</text:p>
          </table:table-cell>
          <table:table-cell office:value-type="percentage" office:value="-0.0295474308256817">
            <text:p>-2.95%</text:p>
          </table:table-cell>
          <table:table-cell office:value-type="percentage" office:value="0.0826860720413274">
            <text:p>8.27%</text:p>
          </table:table-cell>
          <table:table-cell office:value-type="percentage" office:value="-0.121973609932339">
            <text:p>-12.20%</text:p>
          </table:table-cell>
          <table:table-cell office:value-type="percentage" office:value="-0.0519478004852034">
            <text:p>-5.19%</text:p>
          </table:table-cell>
          <table:table-cell office:value-type="percentage" office:value="0.157297087404777">
            <text:p>15.73%</text:p>
          </table:table-cell>
          <table:table-cell office:value-type="percentage" office:value="-0.044222674434537">
            <text:p>-4.42%</text:p>
          </table:table-cell>
          <table:table-cell office:value-type="percentage" office:value="-0.0104282664113028">
            <text:p>-1.04%</text:p>
          </table:table-cell>
          <table:table-cell office:value-type="percentage" office:value="0.0395081142911756">
            <text:p>3.95%</text:p>
          </table:table-cell>
          <table:table-cell office:value-type="percentage" office:value="0.0967076819839124">
            <text:p>9.67%</text:p>
          </table:table-cell>
          <table:table-cell office:value-type="percentage" office:value="-0.0743730079995148">
            <text:p>-7.44%</text:p>
          </table:table-cell>
          <table:table-cell office:value-type="percentage" office:value="-0.0833175062213568">
            <text:p>-8.33%</text:p>
          </table:table-cell>
          <table:table-cell office:value-type="percentage" office:value="-0.0112027143119311">
            <text:p>-1.12%</text:p>
          </table:table-cell>
          <table:table-cell office:value-type="percentage" office:value="0.0384236977453414">
            <text:p>3.84%</text:p>
          </table:table-cell>
          <table:table-cell office:value-type="percentage" office:value="0.121232042515087">
            <text:p>12.12%</text:p>
          </table:table-cell>
          <table:table-cell office:value-type="percentage" office:value="0.0482455402979566">
            <text:p>4.82%</text:p>
          </table:table-cell>
          <table:table-cell office:value-type="percentage" office:value="0.114695598911672">
            <text:p>11.47%</text:p>
          </table:table-cell>
          <table:table-cell office:value-type="percentage" office:value="-0.119882006937252">
            <text:p>-11.99%</text:p>
          </table:table-cell>
          <table:table-cell office:value-type="percentage" office:value="0.0184900720616721">
            <text:p>1.85%</text:p>
          </table:table-cell>
          <table:table-cell office:value-type="percentage" office:value="0.111840437802049">
            <text:p>11.18%</text:p>
          </table:table-cell>
          <table:table-cell office:value-type="percentage" office:value="-0.0358707080009974">
            <text:p>-3.59%</text:p>
          </table:table-cell>
          <table:table-cell office:value-type="percentage" office:value="-0.131517736734437">
            <text:p>-13.15%</text:p>
          </table:table-cell>
          <table:table-cell office:value-type="percentage" office:value="-0.0129215090377392">
            <text:p>-1.29%</text:p>
          </table:table-cell>
          <table:table-cell office:value-type="percentage" office:value="0.0472583761423565">
            <text:p>4.73%</text:p>
          </table:table-cell>
          <table:table-cell office:value-type="percentage" office:value="-0.079835270864667">
            <text:p>-7.98%</text:p>
          </table:table-cell>
          <table:table-cell office:value-type="percentage" office:value="-0.0286409129377486">
            <text:p>-2.86%</text:p>
          </table:table-cell>
          <table:table-cell office:value-type="percentage" office:value="0.0736015342798428">
            <text:p>7.36%</text:p>
          </table:table-cell>
          <table:table-cell office:value-type="percentage" office:value="0.0290704386767656">
            <text:p>2.91%</text:p>
          </table:table-cell>
          <table:table-cell office:value-type="percentage" office:value="0.0222160684338515">
            <text:p>2.22%</text:p>
          </table:table-cell>
          <table:table-cell office:value-type="percentage" office:value="-0.0305050099095324">
            <text:p>-3.05%</text:p>
          </table:table-cell>
          <table:table-cell office:value-type="percentage" office:value="-0.0685559270683526">
            <text:p>-6.86%</text:p>
          </table:table-cell>
          <table:table-cell office:value-type="percentage" office:value="-0.0548556587693255">
            <text:p>-5.49%</text:p>
          </table:table-cell>
          <table:table-cell office:value-type="percentage" office:value="0.0942739643854758">
            <text:p>9.43%</text:p>
          </table:table-cell>
          <table:table-cell office:value-type="percentage" office:value="-0.0344967731625797">
            <text:p>-3.45%</text:p>
          </table:table-cell>
          <table:table-cell office:value-type="percentage" office:value="0.0252514999561193">
            <text:p>2.53%</text:p>
          </table:table-cell>
          <table:table-cell office:value-type="percentage" office:value="0.0358752043967531">
            <text:p>3.59%</text:p>
          </table:table-cell>
          <table:table-cell office:value-type="percentage" office:value="0.0303685990957436">
            <text:p>3.04%</text:p>
          </table:table-cell>
          <table:table-cell office:value-type="percentage" office:value="0.0502002914981399">
            <text:p>5.02%</text:p>
          </table:table-cell>
          <table:table-cell office:value-type="percentage" office:value="0.00709980540179026">
            <text:p>0.71%</text:p>
          </table:table-cell>
          <table:table-cell office:value-type="percentage" office:value="0.0303918470158525">
            <text:p>3.04%</text:p>
          </table:table-cell>
          <table:table-cell office:value-type="percentage" office:value="-0.00400046350061853">
            <text:p>-0.40%</text:p>
          </table:table-cell>
          <table:table-cell office:value-type="percentage" office:value="0.106335565615639">
            <text:p>10.63%</text:p>
          </table:table-cell>
          <table:table-cell office:value-type="percentage" office:value="0.0138344922199922">
            <text:p>1.38%</text:p>
          </table:table-cell>
          <table:table-cell office:value-type="percentage" office:value="-0.0102532697211854">
            <text:p>-1.03%</text:p>
          </table:table-cell>
          <table:table-cell office:value-type="percentage" office:value="0.0217047425214448">
            <text:p>2.17%</text:p>
          </table:table-cell>
          <table:table-cell office:value-type="percentage" office:value="0.0346474104761012">
            <text:p>3.46%</text:p>
          </table:table-cell>
          <table:table-cell office:value-type="percentage" office:value="0.0813296719318444">
            <text:p>8.13%</text:p>
          </table:table-cell>
          <table:table-cell office:value-type="percentage" office:value="0.0174262155396416">
            <text:p>1.74%</text:p>
          </table:table-cell>
          <table:table-cell office:value-type="percentage" office:value="-0.151696310961336">
            <text:p>-15.17%</text:p>
          </table:table-cell>
          <table:table-cell office:value-type="percentage" office:value="-0.556313655792886">
            <text:p>-55.63%</text:p>
          </table:table-cell>
          <table:table-cell office:value-type="percentage" office:value="0.159335027940033">
            <text:p>15.93%</text:p>
          </table:table-cell>
          <table:table-cell office:value-type="percentage" office:value="-0.365438604765301">
            <text:p>-36.54%</text:p>
          </table:table-cell>
          <table:table-cell office:value-type="percentage" office:value="0.0405164955320721">
            <text:p>4.05%</text:p>
          </table:table-cell>
          <table:table-cell office:value-type="percentage" office:value="-0.0974260020069632">
            <text:p>-9.74%</text:p>
          </table:table-cell>
        </table:table-row>
        <table:table-row table:style-name="ro2">
          <table:table-cell office:value-type="float" office:value="33512">
            <text:p>33512</text:p>
          </table:table-cell>
          <table:table-cell office:value-type="string">
            <text:p>Doherty Advisors, LLC</text:p>
          </table:table-cell>
          <table:table-cell office:value-type="string">
            <text:p>Relative Value Volatility 1X *QEP*</text:p>
          </table:table-cell>
          <table:table-cell office:value-type="float" office:value="33512">
            <text:p>33512</text:p>
          </table:table-cell>
          <table:table-cell office:value-type="percentage" office:value="-0.0409550983954955">
            <text:p>-4.10%</text:p>
          </table:table-cell>
          <table:table-cell office:value-type="percentage" office:value="0.0516841601927668">
            <text:p>5.17%</text:p>
          </table:table-cell>
          <table:table-cell office:value-type="percentage" office:value="-0.354685858607379">
            <text:p>-35.47%</text:p>
          </table:table-cell>
          <table:table-cell office:value-type="percentage" office:value="0.0279361180295925">
            <text:p>2.79%</text:p>
          </table:table-cell>
          <table:table-cell office:value-type="percentage" office:value="-0.208180769171008">
            <text:p>-20.82%</text:p>
          </table:table-cell>
          <table:table-cell office:value-type="percentage" office:value="0.100692573357229">
            <text:p>10.07%</text:p>
          </table:table-cell>
          <table:table-cell office:value-type="percentage" office:value="-0.0128362867306788">
            <text:p>-1.28%</text:p>
          </table:table-cell>
          <table:table-cell office:value-type="percentage" office:value="0.0859940265003951">
            <text:p>8.60%</text:p>
          </table:table-cell>
          <table:table-cell office:value-type="percentage" office:value="0.0961072978306417">
            <text:p>9.61%</text:p>
          </table:table-cell>
          <table:table-cell office:value-type="percentage" office:value="-0.0406099977710614">
            <text:p>-4.06%</text:p>
          </table:table-cell>
          <table:table-cell office:value-type="percentage" office:value="-0.0395065337155399">
            <text:p>-3.95%</text:p>
          </table:table-cell>
          <table:table-cell office:value-type="percentage" office:value="0.0330303514531212">
            <text:p>3.30%</text:p>
          </table:table-cell>
          <table:table-cell office:value-type="percentage" office:value="-0.115913880656878">
            <text:p>-11.59%</text:p>
          </table:table-cell>
          <table:table-cell office:value-type="percentage" office:value="-0.121497613825677">
            <text:p>-12.15%</text:p>
          </table:table-cell>
          <table:table-cell office:value-type="percentage" office:value="0.0094457502773404">
            <text:p>0.94%</text:p>
          </table:table-cell>
          <table:table-cell office:value-type="percentage" office:value="0.104859138675231">
            <text:p>10.49%</text:p>
          </table:table-cell>
          <table:table-cell office:value-type="percentage" office:value="0.0482663052293792">
            <text:p>4.83%</text:p>
          </table:table-cell>
          <table:table-cell office:value-type="percentage" office:value="0.0141859423145221">
            <text:p>1.42%</text:p>
          </table:table-cell>
          <table:table-cell office:value-type="percentage" office:value="-0.136537805584131">
            <text:p>-13.65%</text:p>
          </table:table-cell>
          <table:table-cell office:value-type="percentage" office:value="-0.0455530548553869">
            <text:p>-4.56%</text:p>
          </table:table-cell>
          <table:table-cell office:value-type="percentage" office:value="0.0860951538056265">
            <text:p>8.61%</text:p>
          </table:table-cell>
          <table:table-cell office:value-type="percentage" office:value="-0.10995660553958">
            <text:p>-11.00%</text:p>
          </table:table-cell>
          <table:table-cell office:value-type="percentage" office:value="-0.0129970212463525">
            <text:p>-1.30%</text:p>
          </table:table-cell>
          <table:table-cell office:value-type="percentage" office:value="-0.0292364612361405">
            <text:p>-2.92%</text:p>
          </table:table-cell>
          <table:table-cell office:value-type="percentage" office:value="0.0603326002425327">
            <text:p>6.03%</text:p>
          </table:table-cell>
          <table:table-cell office:value-type="percentage" office:value="-0.126162902885039">
            <text:p>-12.62%</text:p>
          </table:table-cell>
          <table:table-cell office:value-type="percentage" office:value="-0.0734258546928281">
            <text:p>-7.34%</text:p>
          </table:table-cell>
          <table:table-cell office:value-type="percentage" office:value="0.149091209709025">
            <text:p>14.91%</text:p>
          </table:table-cell>
          <table:table-cell office:value-type="percentage" office:value="-0.033397654424835">
            <text:p>-3.34%</text:p>
          </table:table-cell>
          <table:table-cell office:value-type="percentage" office:value="-0.0394853441336957">
            <text:p>-3.95%</text:p>
          </table:table-cell>
          <table:table-cell office:value-type="percentage" office:value="0.064921632171226">
            <text:p>6.49%</text:p>
          </table:table-cell>
          <table:table-cell office:value-type="percentage" office:value="0.0910531966775924">
            <text:p>9.11%</text:p>
          </table:table-cell>
          <table:table-cell office:value-type="percentage" office:value="-0.102775578905543">
            <text:p>-10.28%</text:p>
          </table:table-cell>
          <table:table-cell office:value-type="percentage" office:value="-0.0864132499846403">
            <text:p>-8.64%</text:p>
          </table:table-cell>
          <table:table-cell office:value-type="percentage" office:value="0.017827155631444">
            <text:p>1.78%</text:p>
          </table:table-cell>
          <table:table-cell office:value-type="percentage" office:value="0.0618816303488578">
            <text:p>6.19%</text:p>
          </table:table-cell>
          <table:table-cell office:value-type="percentage" office:value="0.10669162760709">
            <text:p>10.67%</text:p>
          </table:table-cell>
          <table:table-cell office:value-type="percentage" office:value="0.00172584052938202">
            <text:p>0.17%</text:p>
          </table:table-cell>
          <table:table-cell office:value-type="percentage" office:value="0.0948993414128056">
            <text:p>9.49%</text:p>
          </table:table-cell>
          <table:table-cell office:value-type="percentage" office:value="-0.169091395029555">
            <text:p>-16.91%</text:p>
          </table:table-cell>
          <table:table-cell office:value-type="percentage" office:value="-0.0113011563911824">
            <text:p>-1.13%</text:p>
          </table:table-cell>
          <table:table-cell office:value-type="percentage" office:value="0.154507708774284">
            <text:p>15.45%</text:p>
          </table:table-cell>
          <table:table-cell office:value-type="percentage" office:value="-0.0293275049417406">
            <text:p>-2.93%</text:p>
          </table:table-cell>
          <table:table-cell office:value-type="percentage" office:value="-0.105395784789333">
            <text:p>-10.54%</text:p>
          </table:table-cell>
          <table:table-cell office:value-type="percentage" office:value="-0.0089727610401526">
            <text:p>-0.90%</text:p>
          </table:table-cell>
          <table:table-cell office:value-type="percentage" office:value="0.0536397102866817">
            <text:p>5.36%</text:p>
          </table:table-cell>
          <table:table-cell office:value-type="percentage" office:value="-0.057605815990771">
            <text:p>-5.76%</text:p>
          </table:table-cell>
          <table:table-cell office:value-type="percentage" office:value="-0.0620411330318248">
            <text:p>-6.20%</text:p>
          </table:table-cell>
          <table:table-cell office:value-type="percentage" office:value="0.0415104181563498">
            <text:p>4.15%</text:p>
          </table:table-cell>
          <table:table-cell office:value-type="percentage" office:value="0.0274685490353386">
            <text:p>2.75%</text:p>
          </table:table-cell>
          <table:table-cell office:value-type="percentage" office:value="0.00790099718251472">
            <text:p>0.79%</text:p>
          </table:table-cell>
          <table:table-cell office:value-type="percentage" office:value="-0.0112169013718291">
            <text:p>-1.12%</text:p>
          </table:table-cell>
          <table:table-cell office:value-type="percentage" office:value="-0.0789240132686133">
            <text:p>-7.89%</text:p>
          </table:table-cell>
          <table:table-cell office:value-type="percentage" office:value="-0.0241535734968762">
            <text:p>-2.42%</text:p>
          </table:table-cell>
          <table:table-cell office:value-type="percentage" office:value="0.0651422787370746">
            <text:p>6.51%</text:p>
          </table:table-cell>
          <table:table-cell office:value-type="percentage" office:value="-0.0530908364784352">
            <text:p>-5.31%</text:p>
          </table:table-cell>
          <table:table-cell office:value-type="percentage" office:value="-0.0231705371140799">
            <text:p>-2.32%</text:p>
          </table:table-cell>
          <table:table-cell office:value-type="percentage" office:value="0.0145815682022219">
            <text:p>1.46%</text:p>
          </table:table-cell>
          <table:table-cell office:value-type="percentage" office:value="0.00127160485079367">
            <text:p>0.13%</text:p>
          </table:table-cell>
          <table:table-cell office:value-type="percentage" office:value="0.0751971324601419">
            <text:p>7.52%</text:p>
          </table:table-cell>
          <table:table-cell office:value-type="percentage" office:value="-0.0305349902562936">
            <text:p>-3.05%</text:p>
          </table:table-cell>
          <table:table-cell office:value-type="percentage" office:value="-0.0326480894099829">
            <text:p>-3.26%</text:p>
          </table:table-cell>
          <table:table-cell office:value-type="percentage" office:value="-0.00179590386626124">
            <text:p>-0.18%</text:p>
          </table:table-cell>
          <table:table-cell office:value-type="percentage" office:value="0.149129537600479">
            <text:p>14.91%</text:p>
          </table:table-cell>
          <table:table-cell office:value-type="percentage" office:value="-0.0292655996922332">
            <text:p>-2.93%</text:p>
          </table:table-cell>
          <table:table-cell office:value-type="percentage" office:value="-0.131866907672798">
            <text:p>-13.19%</text:p>
          </table:table-cell>
          <table:table-cell office:value-type="percentage" office:value="-0.0732283478773009">
            <text:p>-7.32%</text:p>
          </table:table-cell>
          <table:table-cell office:value-type="percentage" office:value="0.0141404853547797">
            <text:p>1.41%</text:p>
          </table:table-cell>
          <table:table-cell office:value-type="percentage" office:value="-0.0662942369579418">
            <text:p>-6.63%</text:p>
          </table:table-cell>
          <table:table-cell office:value-type="percentage" office:value="-0.0250046160695285">
            <text:p>-2.50%</text:p>
          </table:table-cell>
          <table:table-cell office:value-type="percentage" office:value="0.148959070520982">
            <text:p>14.90%</text:p>
          </table:table-cell>
          <table:table-cell office:value-type="percentage" office:value="0.520347818186307">
            <text:p>52.03%</text:p>
          </table:table-cell>
          <table:table-cell office:value-type="percentage" office:value="-0.143907012437126">
            <text:p>-14.39%</text:p>
          </table:table-cell>
          <table:table-cell office:value-type="percentage" office:value="0.3628023828531">
            <text:p>36.28%</text:p>
          </table:table-cell>
          <table:table-cell office:value-type="percentage" office:value="-0.0439657160991329">
            <text:p>-4.40%</text:p>
          </table:table-cell>
          <table:table-cell office:value-type="percentage" office:value="0.0926861535302283">
            <text:p>9.27%</text:p>
          </table:table-cell>
        </table:table-row>
        <table:table-row table:style-name="ro2">
          <table:table-cell office:value-type="float" office:value="18627">
            <text:p>18627</text:p>
          </table:table-cell>
          <table:table-cell office:value-type="string">
            <text:p>Dreiss Research Corporation</text:p>
          </table:table-cell>
          <table:table-cell office:value-type="string">
            <text:p>Global Diversified Program *QEP*</text:p>
          </table:table-cell>
          <table:table-cell office:value-type="float" office:value="18627">
            <text:p>18627</text:p>
          </table:table-cell>
          <table:table-cell office:value-type="percentage" office:value="0.147127838729114">
            <text:p>14.71%</text:p>
          </table:table-cell>
          <table:table-cell office:value-type="percentage" office:value="0.0472700703047955">
            <text:p>4.73%</text:p>
          </table:table-cell>
          <table:table-cell office:value-type="percentage" office:value="0.0817805491585216">
            <text:p>8.18%</text:p>
          </table:table-cell>
          <table:table-cell office:value-type="percentage" office:value="0.0347989183906221">
            <text:p>3.48%</text:p>
          </table:table-cell>
          <table:table-cell office:value-type="percentage" office:value="0.00352915366843953">
            <text:p>0.35%</text:p>
          </table:table-cell>
          <table:table-cell office:value-type="percentage" office:value="0.0831630133362813">
            <text:p>8.32%</text:p>
          </table:table-cell>
          <table:table-cell office:value-type="percentage" office:value="-0.104390653536021">
            <text:p>-10.44%</text:p>
          </table:table-cell>
          <table:table-cell office:value-type="percentage" office:value="0.0817448290592931">
            <text:p>8.17%</text:p>
          </table:table-cell>
          <table:table-cell office:value-type="percentage" office:value="-0.13879816849303">
            <text:p>-13.88%</text:p>
          </table:table-cell>
          <table:table-cell office:value-type="percentage" office:value="-0.112157207975374">
            <text:p>-11.22%</text:p>
          </table:table-cell>
          <table:table-cell office:value-type="percentage" office:value="0.13989626124827">
            <text:p>13.99%</text:p>
          </table:table-cell>
          <table:table-cell office:value-type="percentage" office:value="-0.0371111585293516">
            <text:p>-3.71%</text:p>
          </table:table-cell>
          <table:table-cell office:value-type="percentage" office:value="0.0574084212322971">
            <text:p>5.74%</text:p>
          </table:table-cell>
          <table:table-cell office:value-type="percentage" office:value="-0.0353197037993374">
            <text:p>-3.53%</text:p>
          </table:table-cell>
          <table:table-cell office:value-type="percentage" office:value="-0.0459592850081597">
            <text:p>-4.60%</text:p>
          </table:table-cell>
          <table:table-cell office:value-type="percentage" office:value="0.17627854746451">
            <text:p>17.63%</text:p>
          </table:table-cell>
          <table:table-cell office:value-type="percentage" office:value="-0.00709121367489632">
            <text:p>-0.71%</text:p>
          </table:table-cell>
          <table:table-cell office:value-type="percentage" office:value="-0.014598072585676">
            <text:p>-1.46%</text:p>
          </table:table-cell>
          <table:table-cell office:value-type="percentage" office:value="-0.0703821416303027">
            <text:p>-7.04%</text:p>
          </table:table-cell>
          <table:table-cell office:value-type="percentage" office:value="0.0700579891252704">
            <text:p>7.01%</text:p>
          </table:table-cell>
          <table:table-cell office:value-type="percentage" office:value="0.0637268227849095">
            <text:p>6.37%</text:p>
          </table:table-cell>
          <table:table-cell office:value-type="percentage" office:value="-0.0134276205176582">
            <text:p>-1.34%</text:p>
          </table:table-cell>
          <table:table-cell office:value-type="percentage" office:value="-0.0531059991856961">
            <text:p>-5.31%</text:p>
          </table:table-cell>
          <table:table-cell office:value-type="percentage" office:value="0.0816326925690934">
            <text:p>8.16%</text:p>
          </table:table-cell>
          <table:table-cell office:value-type="percentage" office:value="0.100070802251069">
            <text:p>10.01%</text:p>
          </table:table-cell>
          <table:table-cell office:value-type="percentage" office:value="0.00056011372851243">
            <text:p>0.06%</text:p>
          </table:table-cell>
          <table:table-cell office:value-type="percentage" office:value="0.066858943999729">
            <text:p>6.69%</text:p>
          </table:table-cell>
          <table:table-cell office:value-type="percentage" office:value="-0.10533810691747">
            <text:p>-10.53%</text:p>
          </table:table-cell>
          <table:table-cell office:value-type="percentage" office:value="-0.0305448515575047">
            <text:p>-3.05%</text:p>
          </table:table-cell>
          <table:table-cell office:value-type="percentage" office:value="-0.0713601502648674">
            <text:p>-7.14%</text:p>
          </table:table-cell>
          <table:table-cell office:value-type="percentage" office:value="0.36772162826772">
            <text:p>36.77%</text:p>
          </table:table-cell>
          <table:table-cell office:value-type="percentage" office:value="0.058895279129818">
            <text:p>5.89%</text:p>
          </table:table-cell>
          <table:table-cell office:value-type="percentage" office:value="-0.223807228636502">
            <text:p>-22.38%</text:p>
          </table:table-cell>
          <table:table-cell office:value-type="percentage" office:value="0.168804381660382">
            <text:p>16.88%</text:p>
          </table:table-cell>
          <table:table-cell office:value-type="percentage" office:value="-0.114684245212666">
            <text:p>-11.47%</text:p>
          </table:table-cell>
          <table:table-cell office:value-type="percentage" office:value="-0.0817324777982995">
            <text:p>-8.17%</text:p>
          </table:table-cell>
          <table:table-cell office:value-type="percentage" office:value="0.0988467825855432">
            <text:p>9.88%</text:p>
          </table:table-cell>
          <table:table-cell office:value-type="percentage" office:value="-0.0556328306939091">
            <text:p>-5.56%</text:p>
          </table:table-cell>
          <table:table-cell office:value-type="percentage" office:value="-0.0857890860101318">
            <text:p>-8.58%</text:p>
          </table:table-cell>
          <table:table-cell office:value-type="percentage" office:value="0.102490602586038">
            <text:p>10.25%</text:p>
          </table:table-cell>
          <table:table-cell office:value-type="percentage" office:value="0.000517551199233786">
            <text:p>0.05%</text:p>
          </table:table-cell>
          <table:table-cell office:value-type="percentage" office:value="-0.125731687414577">
            <text:p>-12.57%</text:p>
          </table:table-cell>
          <table:table-cell office:value-type="percentage" office:value="0.0642399777954218">
            <text:p>6.42%</text:p>
          </table:table-cell>
          <table:table-cell office:value-type="percentage" office:value="0.155269006990736">
            <text:p>15.53%</text:p>
          </table:table-cell>
          <table:table-cell office:value-type="percentage" office:value="0.212347053373082">
            <text:p>21.23%</text:p>
          </table:table-cell>
          <table:table-cell office:value-type="percentage" office:value="0.111323208202175">
            <text:p>11.13%</text:p>
          </table:table-cell>
          <table:table-cell office:value-type="percentage" office:value="0.0149735580299758">
            <text:p>1.50%</text:p>
          </table:table-cell>
          <table:table-cell office:value-type="percentage" office:value="0.131590577218471">
            <text:p>13.16%</text:p>
          </table:table-cell>
          <table:table-cell office:value-type="percentage" office:value="0.068028382670296">
            <text:p>6.80%</text:p>
          </table:table-cell>
          <table:table-cell office:value-type="percentage" office:value="0.153258580979998">
            <text:p>15.33%</text:p>
          </table:table-cell>
          <table:table-cell office:value-type="percentage" office:value="-0.126773669422409">
            <text:p>-12.68%</text:p>
          </table:table-cell>
          <table:table-cell office:value-type="percentage" office:value="-0.0336866649508374">
            <text:p>-3.37%</text:p>
          </table:table-cell>
          <table:table-cell office:value-type="percentage" office:value="-0.0348414557980003">
            <text:p>-3.48%</text:p>
          </table:table-cell>
          <table:table-cell office:value-type="percentage" office:value="-0.171587654752832">
            <text:p>-17.16%</text:p>
          </table:table-cell>
          <table:table-cell office:value-type="percentage" office:value="0.19670153473452">
            <text:p>19.67%</text:p>
          </table:table-cell>
          <table:table-cell office:value-type="percentage" office:value="-0.151799311384784">
            <text:p>-15.18%</text:p>
          </table:table-cell>
          <table:table-cell office:value-type="percentage" office:value="-0.192207560709843">
            <text:p>-19.22%</text:p>
          </table:table-cell>
          <table:table-cell office:value-type="percentage" office:value="-0.104272634184496">
            <text:p>-10.43%</text:p>
          </table:table-cell>
          <table:table-cell office:value-type="percentage" office:value="-0.176751864814062">
            <text:p>-17.68%</text:p>
          </table:table-cell>
          <table:table-cell office:value-type="percentage" office:value="0.0216749922524353">
            <text:p>2.17%</text:p>
          </table:table-cell>
          <table:table-cell office:value-type="percentage" office:value="-0.167758175829565">
            <text:p>-16.78%</text:p>
          </table:table-cell>
          <table:table-cell office:value-type="percentage" office:value="-0.294775592860272">
            <text:p>-29.48%</text:p>
          </table:table-cell>
          <table:table-cell office:value-type="percentage" office:value="0.0782504774878711">
            <text:p>7.83%</text:p>
          </table:table-cell>
          <table:table-cell office:value-type="percentage" office:value="0.0391699823259447">
            <text:p>3.92%</text:p>
          </table:table-cell>
          <table:table-cell office:value-type="percentage" office:value="0.0504503094214669">
            <text:p>5.05%</text:p>
          </table:table-cell>
          <table:table-cell office:value-type="percentage" office:value="0.0589334930713885">
            <text:p>5.89%</text:p>
          </table:table-cell>
          <table:table-cell office:value-type="percentage" office:value="-0.243805784215055">
            <text:p>-24.38%</text:p>
          </table:table-cell>
          <table:table-cell office:value-type="percentage" office:value="0.0339593271099098">
            <text:p>3.40%</text:p>
          </table:table-cell>
          <table:table-cell office:value-type="percentage" office:value="-0.0456177239445416">
            <text:p>-4.56%</text:p>
          </table:table-cell>
          <table:table-cell office:value-type="percentage" office:value="0.00928389160393253">
            <text:p>0.93%</text:p>
          </table:table-cell>
          <table:table-cell office:value-type="percentage" office:value="0.001039369135303">
            <text:p>0.10%</text:p>
          </table:table-cell>
          <table:table-cell office:value-type="percentage" office:value="-0.0268264279324227">
            <text:p>-2.68%</text:p>
          </table:table-cell>
          <table:table-cell office:value-type="percentage" office:value="0.0176323502713918">
            <text:p>1.76%</text:p>
          </table:table-cell>
          <table:table-cell office:value-type="percentage" office:value="-0.0303485497669943">
            <text:p>-3.03%</text:p>
          </table:table-cell>
          <table:table-cell office:value-type="percentage" office:value="0.00891758827840845">
            <text:p>0.89%</text:p>
          </table:table-cell>
          <table:table-cell office:value-type="percentage" office:value="-0.00916227979603962">
            <text:p>-0.92%</text:p>
          </table:table-cell>
        </table:table-row>
        <table:table-row table:style-name="ro2">
          <table:table-cell office:value-type="float" office:value="18884">
            <text:p>18884</text:p>
          </table:table-cell>
          <table:table-cell office:value-type="string">
            <text:p>Drury Capital, Inc.</text:p>
          </table:table-cell>
          <table:table-cell office:value-type="string">
            <text:p>Diversified Trend-Following Program *QEP*</text:p>
          </table:table-cell>
          <table:table-cell office:value-type="float" office:value="18884">
            <text:p>18884</text:p>
          </table:table-cell>
          <table:table-cell office:value-type="percentage" office:value="0.13578615292986">
            <text:p>13.58%</text:p>
          </table:table-cell>
          <table:table-cell office:value-type="percentage" office:value="0.0423596766563811">
            <text:p>4.24%</text:p>
          </table:table-cell>
          <table:table-cell office:value-type="percentage" office:value="0.138939605871591">
            <text:p>13.89%</text:p>
          </table:table-cell>
          <table:table-cell office:value-type="percentage" office:value="0.052472931481427">
            <text:p>5.25%</text:p>
          </table:table-cell>
          <table:table-cell office:value-type="percentage" office:value="-0.0437307772290329">
            <text:p>-4.37%</text:p>
          </table:table-cell>
          <table:table-cell office:value-type="percentage" office:value="0.0416065277681791">
            <text:p>4.16%</text:p>
          </table:table-cell>
          <table:table-cell office:value-type="percentage" office:value="-0.0836712797814954">
            <text:p>-8.37%</text:p>
          </table:table-cell>
          <table:table-cell office:value-type="percentage" office:value="0.0129392063200036">
            <text:p>1.29%</text:p>
          </table:table-cell>
          <table:table-cell office:value-type="percentage" office:value="-0.116911627824356">
            <text:p>-11.69%</text:p>
          </table:table-cell>
          <table:table-cell office:value-type="percentage" office:value="-0.0803939688721321">
            <text:p>-8.04%</text:p>
          </table:table-cell>
          <table:table-cell office:value-type="percentage" office:value="-0.113347408731385">
            <text:p>-11.33%</text:p>
          </table:table-cell>
          <table:table-cell office:value-type="percentage" office:value="0.172068219417866">
            <text:p>17.21%</text:p>
          </table:table-cell>
          <table:table-cell office:value-type="percentage" office:value="0.124983562644366">
            <text:p>12.50%</text:p>
          </table:table-cell>
          <table:table-cell office:value-type="percentage" office:value="-0.0144802254016759">
            <text:p>-1.45%</text:p>
          </table:table-cell>
          <table:table-cell office:value-type="percentage" office:value="0.121046936711096">
            <text:p>12.10%</text:p>
          </table:table-cell>
          <table:table-cell office:value-type="percentage" office:value="-0.0442296764978501">
            <text:p>-4.42%</text:p>
          </table:table-cell>
          <table:table-cell office:value-type="percentage" office:value="0.0202471893835538">
            <text:p>2.02%</text:p>
          </table:table-cell>
          <table:table-cell office:value-type="percentage" office:value="0.122205775123302">
            <text:p>12.22%</text:p>
          </table:table-cell>
          <table:table-cell office:value-type="percentage" office:value="0.0622257269945624">
            <text:p>6.22%</text:p>
          </table:table-cell>
          <table:table-cell office:value-type="percentage" office:value="-0.144856123943997">
            <text:p>-14.49%</text:p>
          </table:table-cell>
          <table:table-cell office:value-type="percentage" office:value="0.0447538913257453">
            <text:p>4.48%</text:p>
          </table:table-cell>
          <table:table-cell office:value-type="percentage" office:value="0.0749406220962359">
            <text:p>7.49%</text:p>
          </table:table-cell>
          <table:table-cell office:value-type="percentage" office:value="-0.0246043041855419">
            <text:p>-2.46%</text:p>
          </table:table-cell>
          <table:table-cell office:value-type="percentage" office:value="0.192300111254357">
            <text:p>19.23%</text:p>
          </table:table-cell>
          <table:table-cell office:value-type="percentage" office:value="0.0900620656843951">
            <text:p>9.01%</text:p>
          </table:table-cell>
          <table:table-cell office:value-type="percentage" office:value="0.162485855796447">
            <text:p>16.25%</text:p>
          </table:table-cell>
          <table:table-cell office:value-type="percentage" office:value="0.00598302107044474">
            <text:p>0.60%</text:p>
          </table:table-cell>
          <table:table-cell office:value-type="percentage" office:value="-0.0268813949679339">
            <text:p>-2.69%</text:p>
          </table:table-cell>
          <table:table-cell office:value-type="percentage" office:value="0.0622733682649382">
            <text:p>6.23%</text:p>
          </table:table-cell>
          <table:table-cell office:value-type="percentage" office:value="0.0636603093343588">
            <text:p>6.37%</text:p>
          </table:table-cell>
          <table:table-cell office:value-type="percentage" office:value="-0.0477783283773279">
            <text:p>-4.78%</text:p>
          </table:table-cell>
          <table:table-cell office:value-type="percentage" office:value="0.233932734526657">
            <text:p>23.39%</text:p>
          </table:table-cell>
          <table:table-cell office:value-type="percentage" office:value="0.358781699104367">
            <text:p>35.88%</text:p>
          </table:table-cell>
          <table:table-cell office:value-type="percentage" office:value="-0.0688282544497217">
            <text:p>-6.88%</text:p>
          </table:table-cell>
          <table:table-cell office:value-type="percentage" office:value="0.0678909207141209">
            <text:p>6.79%</text:p>
          </table:table-cell>
          <table:table-cell office:value-type="percentage" office:value="0.00632055703372287">
            <text:p>0.63%</text:p>
          </table:table-cell>
          <table:table-cell office:value-type="percentage" office:value="0.161186457701754">
            <text:p>16.12%</text:p>
          </table:table-cell>
          <table:table-cell office:value-type="percentage" office:value="0.038382708191772">
            <text:p>3.84%</text:p>
          </table:table-cell>
          <table:table-cell office:value-type="percentage" office:value="0.00330438157960258">
            <text:p>0.33%</text:p>
          </table:table-cell>
          <table:table-cell office:value-type="percentage" office:value="-0.022968102505056">
            <text:p>-2.30%</text:p>
          </table:table-cell>
          <table:table-cell office:value-type="percentage" office:value="0.290144835130509">
            <text:p>29.01%</text:p>
          </table:table-cell>
          <table:table-cell office:value-type="percentage" office:value="0.200484829800256">
            <text:p>20.05%</text:p>
          </table:table-cell>
          <table:table-cell office:value-type="percentage" office:value="0.0161549523472882">
            <text:p>1.62%</text:p>
          </table:table-cell>
          <table:table-cell office:value-type="percentage" office:value="-0.119072877149947">
            <text:p>-11.91%</text:p>
          </table:table-cell>
          <table:table-cell office:value-type="percentage" office:value="0.150838872243399">
            <text:p>15.08%</text:p>
          </table:table-cell>
          <table:table-cell office:value-type="percentage" office:value="0.111775452360463">
            <text:p>11.18%</text:p>
          </table:table-cell>
          <table:table-cell office:value-type="percentage" office:value="-0.0285504962464681">
            <text:p>-2.86%</text:p>
          </table:table-cell>
          <table:table-cell office:value-type="percentage" office:value="0.080244922040933">
            <text:p>8.02%</text:p>
          </table:table-cell>
          <table:table-cell office:value-type="percentage" office:value="0.190463031659868">
            <text:p>19.05%</text:p>
          </table:table-cell>
          <table:table-cell office:value-type="percentage" office:value="0.121260834369552">
            <text:p>12.13%</text:p>
          </table:table-cell>
          <table:table-cell office:value-type="percentage" office:value="0.290482946512191">
            <text:p>29.05%</text:p>
          </table:table-cell>
          <table:table-cell office:value-type="percentage" office:value="0.0801890492557523">
            <text:p>8.02%</text:p>
          </table:table-cell>
          <table:table-cell office:value-type="percentage" office:value="-0.041864764192885">
            <text:p>-4.19%</text:p>
          </table:table-cell>
          <table:table-cell office:value-type="percentage" office:value="-0.178191963965673">
            <text:p>-17.82%</text:p>
          </table:table-cell>
          <table:table-cell office:value-type="percentage" office:value="0.130546340208036">
            <text:p>13.05%</text:p>
          </table:table-cell>
          <table:table-cell office:value-type="percentage" office:value="-0.00947103690096493">
            <text:p>-0.95%</text:p>
          </table:table-cell>
          <table:table-cell office:value-type="percentage" office:value="0.217489149161857">
            <text:p>21.75%</text:p>
          </table:table-cell>
          <table:table-cell office:value-type="percentage" office:value="0.0151075818736662">
            <text:p>1.51%</text:p>
          </table:table-cell>
          <table:table-cell office:value-type="percentage" office:value="-0.0787856574390623">
            <text:p>-7.88%</text:p>
          </table:table-cell>
          <table:table-cell office:value-type="percentage" office:value="-0.133489547665177">
            <text:p>-13.35%</text:p>
          </table:table-cell>
          <table:table-cell office:value-type="percentage" office:value="-0.00292913686209187">
            <text:p>-0.29%</text:p>
          </table:table-cell>
          <table:table-cell office:value-type="percentage" office:value="-0.108024884282469">
            <text:p>-10.80%</text:p>
          </table:table-cell>
          <table:table-cell office:value-type="percentage" office:value="0.0673750432997735">
            <text:p>6.74%</text:p>
          </table:table-cell>
          <table:table-cell office:value-type="percentage" office:value="-0.0839248698190838">
            <text:p>-8.39%</text:p>
          </table:table-cell>
          <table:table-cell office:value-type="percentage" office:value="-0.0452584990137146">
            <text:p>-4.53%</text:p>
          </table:table-cell>
          <table:table-cell office:value-type="percentage" office:value="-0.109139121593387">
            <text:p>-10.91%</text:p>
          </table:table-cell>
          <table:table-cell office:value-type="percentage" office:value="0.0454778180681168">
            <text:p>4.55%</text:p>
          </table:table-cell>
          <table:table-cell office:value-type="percentage" office:value="-0.110789089900108">
            <text:p>-11.08%</text:p>
          </table:table-cell>
          <table:table-cell office:value-type="percentage" office:value="0.0428948321180282">
            <text:p>4.29%</text:p>
          </table:table-cell>
          <table:table-cell office:value-type="percentage" office:value="0.0150163074882432">
            <text:p>1.50%</text:p>
          </table:table-cell>
          <table:table-cell office:value-type="percentage" office:value="0.0105181776201918">
            <text:p>1.05%</text:p>
          </table:table-cell>
          <table:table-cell office:value-type="percentage" office:value="0.0266044829365125">
            <text:p>2.66%</text:p>
          </table:table-cell>
          <table:table-cell office:value-type="percentage" office:value="0.0138726857217181">
            <text:p>1.39%</text:p>
          </table:table-cell>
          <table:table-cell office:value-type="percentage" office:value="0.0118522107142238">
            <text:p>1.19%</text:p>
          </table:table-cell>
          <table:table-cell office:value-type="percentage" office:value="0.00152338779489634">
            <text:p>0.15%</text:p>
          </table:table-cell>
          <table:table-cell office:value-type="percentage" office:value="0.00849371114782817">
            <text:p>0.85%</text:p>
          </table:table-cell>
        </table:table-row>
        <table:table-row table:style-name="ro1">
          <table:table-cell office:value-type="float" office:value="18629">
            <text:p>18629</text:p>
          </table:table-cell>
          <table:table-cell office:value-type="string">
            <text:p>DUNN Capital Management, Inc.</text:p>
          </table:table-cell>
          <table:table-cell office:value-type="string">
            <text:p>World Monetary and Agriculture (WMA) Program *QEP*</text:p>
          </table:table-cell>
          <table:table-cell office:value-type="float" office:value="18629">
            <text:p>18629</text:p>
          </table:table-cell>
          <table:table-cell office:value-type="percentage" office:value="0.1525483103559">
            <text:p>15.25%</text:p>
          </table:table-cell>
          <table:table-cell office:value-type="percentage" office:value="0.0837090628836095">
            <text:p>8.37%</text:p>
          </table:table-cell>
          <table:table-cell office:value-type="percentage" office:value="0.0395697297466245">
            <text:p>3.96%</text:p>
          </table:table-cell>
          <table:table-cell office:value-type="percentage" office:value="-0.0394568987228699">
            <text:p>-3.95%</text:p>
          </table:table-cell>
          <table:table-cell office:value-type="percentage" office:value="-0.0994836558738306">
            <text:p>-9.95%</text:p>
          </table:table-cell>
          <table:table-cell office:value-type="percentage" office:value="0.0695896295783174">
            <text:p>6.96%</text:p>
          </table:table-cell>
          <table:table-cell office:value-type="percentage" office:value="0.0969071715250246">
            <text:p>9.69%</text:p>
          </table:table-cell>
          <table:table-cell office:value-type="percentage" office:value="0.0909492738887944">
            <text:p>9.09%</text:p>
          </table:table-cell>
          <table:table-cell office:value-type="percentage" office:value="0.0208445586734829">
            <text:p>2.08%</text:p>
          </table:table-cell>
          <table:table-cell office:value-type="percentage" office:value="-0.080957668467536">
            <text:p>-8.10%</text:p>
          </table:table-cell>
          <table:table-cell office:value-type="percentage" office:value="-0.0460906917712169">
            <text:p>-4.61%</text:p>
          </table:table-cell>
          <table:table-cell office:value-type="percentage" office:value="0.0276065398555503">
            <text:p>2.76%</text:p>
          </table:table-cell>
          <table:table-cell office:value-type="percentage" office:value="0.00663057669113711">
            <text:p>0.66%</text:p>
          </table:table-cell>
          <table:table-cell office:value-type="percentage" office:value="0.0539819428900292">
            <text:p>5.40%</text:p>
          </table:table-cell>
          <table:table-cell office:value-type="percentage" office:value="0.140117280660743">
            <text:p>14.01%</text:p>
          </table:table-cell>
          <table:table-cell office:value-type="percentage" office:value="0.101390425623119">
            <text:p>10.14%</text:p>
          </table:table-cell>
          <table:table-cell office:value-type="percentage" office:value="-0.0155711934160288">
            <text:p>-1.56%</text:p>
          </table:table-cell>
          <table:table-cell office:value-type="percentage" office:value="0.0216388910375828">
            <text:p>2.16%</text:p>
          </table:table-cell>
          <table:table-cell office:value-type="percentage" office:value="-0.015771442296218">
            <text:p>-1.58%</text:p>
          </table:table-cell>
          <table:table-cell office:value-type="percentage" office:value="0.064482259854976">
            <text:p>6.45%</text:p>
          </table:table-cell>
          <table:table-cell office:value-type="percentage" office:value="0.00942960806951751">
            <text:p>0.94%</text:p>
          </table:table-cell>
          <table:table-cell office:value-type="percentage" office:value="-0.0732284845025648">
            <text:p>-7.32%</text:p>
          </table:table-cell>
          <table:table-cell office:value-type="percentage" office:value="0.122917629046933">
            <text:p>12.29%</text:p>
          </table:table-cell>
          <table:table-cell office:value-type="percentage" office:value="0.0857731986073331">
            <text:p>8.58%</text:p>
          </table:table-cell>
          <table:table-cell office:value-type="percentage" office:value="-0.127499286489965">
            <text:p>-12.75%</text:p>
          </table:table-cell>
          <table:table-cell office:value-type="percentage" office:value="0.134775563817062">
            <text:p>13.48%</text:p>
          </table:table-cell>
          <table:table-cell office:value-type="percentage" office:value="0.0791214272311449">
            <text:p>7.91%</text:p>
          </table:table-cell>
          <table:table-cell office:value-type="percentage" office:value="-0.0257875025408996">
            <text:p>-2.58%</text:p>
          </table:table-cell>
          <table:table-cell office:value-type="percentage" office:value="0.0338283554810843">
            <text:p>3.38%</text:p>
          </table:table-cell>
          <table:table-cell office:value-type="percentage" office:value="0.0382351162717972">
            <text:p>3.82%</text:p>
          </table:table-cell>
          <table:table-cell office:value-type="percentage" office:value="-0.239671518279922">
            <text:p>-23.97%</text:p>
          </table:table-cell>
          <table:table-cell office:value-type="percentage" office:value="-0.242585342448057">
            <text:p>-24.26%</text:p>
          </table:table-cell>
          <table:table-cell office:value-type="percentage" office:value="-0.0364036627287489">
            <text:p>-3.64%</text:p>
          </table:table-cell>
          <table:table-cell office:value-type="percentage" office:value="0.135628565217764">
            <text:p>13.56%</text:p>
          </table:table-cell>
          <table:table-cell office:value-type="percentage" office:value="0.10830085459773">
            <text:p>10.83%</text:p>
          </table:table-cell>
          <table:table-cell office:value-type="percentage" office:value="-0.00479501737464473">
            <text:p>-0.48%</text:p>
          </table:table-cell>
          <table:table-cell office:value-type="percentage" office:value="0.0166391329558935">
            <text:p>1.66%</text:p>
          </table:table-cell>
          <table:table-cell office:value-type="percentage" office:value="0.0465775368530767">
            <text:p>4.66%</text:p>
          </table:table-cell>
          <table:table-cell office:value-type="percentage" office:value="-0.0407462247380107">
            <text:p>-4.07%</text:p>
          </table:table-cell>
          <table:table-cell office:value-type="percentage" office:value="-0.134624275805768">
            <text:p>-13.46%</text:p>
          </table:table-cell>
          <table:table-cell office:value-type="percentage" office:value="-0.255331608663364">
            <text:p>-25.53%</text:p>
          </table:table-cell>
          <table:table-cell office:value-type="percentage" office:value="0.0703034114307975">
            <text:p>7.03%</text:p>
          </table:table-cell>
          <table:table-cell office:value-type="percentage" office:value="-0.11314316000405">
            <text:p>-11.31%</text:p>
          </table:table-cell>
          <table:table-cell office:value-type="percentage" office:value="-0.133453993064311">
            <text:p>-13.35%</text:p>
          </table:table-cell>
          <table:table-cell office:value-type="percentage" office:value="0.221039828578537">
            <text:p>22.10%</text:p>
          </table:table-cell>
          <table:table-cell office:value-type="percentage" office:value="0.0149111244759092">
            <text:p>1.49%</text:p>
          </table:table-cell>
          <table:table-cell office:value-type="percentage" office:value="-0.104342306302054">
            <text:p>-10.43%</text:p>
          </table:table-cell>
          <table:table-cell office:value-type="percentage" office:value="-0.0977971311610373">
            <text:p>-9.78%</text:p>
          </table:table-cell>
          <table:table-cell office:value-type="percentage" office:value="-0.214390580109425">
            <text:p>-21.44%</text:p>
          </table:table-cell>
          <table:table-cell office:value-type="percentage" office:value="0.172769002731415">
            <text:p>17.28%</text:p>
          </table:table-cell>
          <table:table-cell office:value-type="percentage" office:value="-0.083094918660927">
            <text:p>-8.31%</text:p>
          </table:table-cell>
          <table:table-cell office:value-type="percentage" office:value="0.0710498417641948">
            <text:p>7.10%</text:p>
          </table:table-cell>
          <table:table-cell office:value-type="percentage" office:value="-0.0944319332319984">
            <text:p>-9.44%</text:p>
          </table:table-cell>
          <table:table-cell office:value-type="percentage" office:value="-0.0514720107042078">
            <text:p>-5.15%</text:p>
          </table:table-cell>
          <table:table-cell office:value-type="percentage" office:value="-0.15223864962441">
            <text:p>-15.22%</text:p>
          </table:table-cell>
          <table:table-cell office:value-type="percentage" office:value="-0.32767291639622">
            <text:p>-32.77%</text:p>
          </table:table-cell>
          <table:table-cell office:value-type="percentage" office:value="0.105524644118076">
            <text:p>10.55%</text:p>
          </table:table-cell>
          <table:table-cell office:value-type="percentage" office:value="-0.132625074792666">
            <text:p>-13.26%</text:p>
          </table:table-cell>
          <table:table-cell office:value-type="percentage" office:value="0.200091148178984">
            <text:p>20.01%</text:p>
          </table:table-cell>
          <table:table-cell office:value-type="percentage" office:value="0.0440684572978539">
            <text:p>4.41%</text:p>
          </table:table-cell>
          <table:table-cell office:value-type="percentage" office:value="-0.0559409942084844">
            <text:p>-5.59%</text:p>
          </table:table-cell>
          <table:table-cell office:value-type="percentage" office:value="-0.172744121772522">
            <text:p>-17.27%</text:p>
          </table:table-cell>
          <table:table-cell office:value-type="percentage" office:value="-0.236337800335818">
            <text:p>-23.63%</text:p>
          </table:table-cell>
          <table:table-cell office:value-type="percentage" office:value="-0.192649394171517">
            <text:p>-19.26%</text:p>
          </table:table-cell>
          <table:table-cell office:value-type="percentage" office:value="-0.00875647138430799">
            <text:p>-0.88%</text:p>
          </table:table-cell>
          <table:table-cell office:value-type="percentage" office:value="-0.126539766339821">
            <text:p>-12.65%</text:p>
          </table:table-cell>
          <table:table-cell office:value-type="percentage" office:value="-0.102499351590914">
            <text:p>-10.25%</text:p>
          </table:table-cell>
          <table:table-cell office:value-type="percentage" office:value="-0.115191523961262">
            <text:p>-11.52%</text:p>
          </table:table-cell>
          <table:table-cell office:value-type="percentage" office:value="0.0225559471534247">
            <text:p>2.26%</text:p>
          </table:table-cell>
          <table:table-cell office:value-type="percentage" office:value="-0.0665077539399807">
            <text:p>-6.65%</text:p>
          </table:table-cell>
          <table:table-cell office:value-type="percentage" office:value="0.0179346029939889">
            <text:p>1.79%</text:p>
          </table:table-cell>
          <table:table-cell office:value-type="percentage" office:value="-0.0455574160957839">
            <text:p>-4.56%</text:p>
          </table:table-cell>
          <table:table-cell office:value-type="percentage" office:value="0.0103044956037376">
            <text:p>1.03%</text:p>
          </table:table-cell>
          <table:table-cell office:value-type="percentage" office:value="-0.00778671145927945">
            <text:p>-0.78%</text:p>
          </table:table-cell>
          <table:table-cell office:value-type="percentage" office:value="0.0131852407224375">
            <text:p>1.32%</text:p>
          </table:table-cell>
          <table:table-cell office:value-type="percentage" office:value="-0.0116567327891938">
            <text:p>-1.17%</text:p>
          </table:table-cell>
        </table:table-row>
        <table:table-row table:style-name="ro2">
          <table:table-cell office:value-type="float" office:value="18631">
            <text:p>18631</text:p>
          </table:table-cell>
          <table:table-cell office:value-type="string">
            <text:p>Eckhardt Trading Company</text:p>
          </table:table-cell>
          <table:table-cell office:value-type="string">
            <text:p>Standard Plus Program</text:p>
          </table:table-cell>
          <table:table-cell office:value-type="float" office:value="18631">
            <text:p>18631</text:p>
          </table:table-cell>
          <table:table-cell office:value-type="percentage" office:value="0.13843212838576">
            <text:p>13.84%</text:p>
          </table:table-cell>
          <table:table-cell office:value-type="percentage" office:value="0.0264865023040682">
            <text:p>2.65%</text:p>
          </table:table-cell>
          <table:table-cell office:value-type="percentage" office:value="-0.162813934143253">
            <text:p>-16.28%</text:p>
          </table:table-cell>
          <table:table-cell office:value-type="percentage" office:value="-0.10201203104718">
            <text:p>-10.20%</text:p>
          </table:table-cell>
          <table:table-cell office:value-type="percentage" office:value="0.0104359995164251">
            <text:p>1.04%</text:p>
          </table:table-cell>
          <table:table-cell office:value-type="percentage" office:value="-0.0448044143555462">
            <text:p>-4.48%</text:p>
          </table:table-cell>
          <table:table-cell office:value-type="percentage" office:value="0.065735565137084">
            <text:p>6.57%</text:p>
          </table:table-cell>
          <table:table-cell office:value-type="percentage" office:value="-0.197766968480519">
            <text:p>-19.78%</text:p>
          </table:table-cell>
          <table:table-cell office:value-type="percentage" office:value="0.0278243353111562">
            <text:p>2.78%</text:p>
          </table:table-cell>
          <table:table-cell office:value-type="percentage" office:value="0.166472933830404">
            <text:p>16.65%</text:p>
          </table:table-cell>
          <table:table-cell office:value-type="percentage" office:value="-0.111169212423855">
            <text:p>-11.12%</text:p>
          </table:table-cell>
          <table:table-cell office:value-type="percentage" office:value="0.00855362608931581">
            <text:p>0.86%</text:p>
          </table:table-cell>
          <table:table-cell office:value-type="percentage" office:value="0.0574975862004326">
            <text:p>5.75%</text:p>
          </table:table-cell>
          <table:table-cell office:value-type="percentage" office:value="0.129426448877324">
            <text:p>12.94%</text:p>
          </table:table-cell>
          <table:table-cell office:value-type="percentage" office:value="-0.0952307402131273">
            <text:p>-9.52%</text:p>
          </table:table-cell>
          <table:table-cell office:value-type="percentage" office:value="-0.0438749260650371">
            <text:p>-4.39%</text:p>
          </table:table-cell>
          <table:table-cell office:value-type="percentage" office:value="-0.129638350222308">
            <text:p>-12.96%</text:p>
          </table:table-cell>
          <table:table-cell office:value-type="percentage" office:value="0.0814796992784813">
            <text:p>8.15%</text:p>
          </table:table-cell>
          <table:table-cell office:value-type="percentage" office:value="0.0196886632371351">
            <text:p>1.97%</text:p>
          </table:table-cell>
          <table:table-cell office:value-type="percentage" office:value="-0.0597866728570577">
            <text:p>-5.98%</text:p>
          </table:table-cell>
          <table:table-cell office:value-type="percentage" office:value="0.0273133789015306">
            <text:p>2.73%</text:p>
          </table:table-cell>
          <table:table-cell office:value-type="percentage" office:value="0.132011729303612">
            <text:p>13.20%</text:p>
          </table:table-cell>
          <table:table-cell office:value-type="percentage" office:value="-0.0714160339632093">
            <text:p>-7.14%</text:p>
          </table:table-cell>
          <table:table-cell office:value-type="percentage" office:value="0.045582833227895">
            <text:p>4.56%</text:p>
          </table:table-cell>
          <table:table-cell office:value-type="percentage" office:value="-0.0564814327418219">
            <text:p>-5.65%</text:p>
          </table:table-cell>
          <table:table-cell office:value-type="percentage" office:value="0.177430903850635">
            <text:p>17.74%</text:p>
          </table:table-cell>
          <table:table-cell office:value-type="percentage" office:value="-0.118206409561657">
            <text:p>-11.82%</text:p>
          </table:table-cell>
          <table:table-cell office:value-type="percentage" office:value="0.0430210617969009">
            <text:p>4.30%</text:p>
          </table:table-cell>
          <table:table-cell office:value-type="percentage" office:value="-0.153694373519401">
            <text:p>-15.37%</text:p>
          </table:table-cell>
          <table:table-cell office:value-type="percentage" office:value="-0.0316684843617374">
            <text:p>-3.17%</text:p>
          </table:table-cell>
          <table:table-cell office:value-type="percentage" office:value="0.189692720343761">
            <text:p>18.97%</text:p>
          </table:table-cell>
          <table:table-cell office:value-type="percentage" office:value="0.0433756539797097">
            <text:p>4.34%</text:p>
          </table:table-cell>
          <table:table-cell office:value-type="percentage" office:value="-0.00852186304683937">
            <text:p>-0.85%</text:p>
          </table:table-cell>
          <table:table-cell office:value-type="percentage" office:value="0.150586151494711">
            <text:p>15.06%</text:p>
          </table:table-cell>
          <table:table-cell office:value-type="percentage" office:value="0.13691183871539">
            <text:p>13.69%</text:p>
          </table:table-cell>
          <table:table-cell office:value-type="percentage" office:value="0.0688091056046935">
            <text:p>6.88%</text:p>
          </table:table-cell>
          <table:table-cell office:value-type="percentage" office:value="0.121483408042128">
            <text:p>12.15%</text:p>
          </table:table-cell>
          <table:table-cell office:value-type="percentage" office:value="-0.0363660000871856">
            <text:p>-3.64%</text:p>
          </table:table-cell>
          <table:table-cell office:value-type="percentage" office:value="-0.0787171227457702">
            <text:p>-7.87%</text:p>
          </table:table-cell>
          <table:table-cell office:value-type="percentage" office:value="-0.0601323383623758">
            <text:p>-6.01%</text:p>
          </table:table-cell>
          <table:table-cell office:value-type="percentage" office:value="-0.0447828513538557">
            <text:p>-4.48%</text:p>
          </table:table-cell>
          <table:table-cell office:value-type="percentage" office:value="0.0758490914680224">
            <text:p>7.58%</text:p>
          </table:table-cell>
          <table:table-cell office:value-type="percentage" office:value="-0.0973150605183678">
            <text:p>-9.73%</text:p>
          </table:table-cell>
          <table:table-cell office:value-type="percentage" office:value="0.00716195220306569">
            <text:p>0.72%</text:p>
          </table:table-cell>
          <table:table-cell office:value-type="percentage" office:value="-0.021966631636829">
            <text:p>-2.20%</text:p>
          </table:table-cell>
          <table:table-cell office:value-type="percentage" office:value="-0.0476069437441519">
            <text:p>-4.76%</text:p>
          </table:table-cell>
          <table:table-cell office:value-type="percentage" office:value="0.0447260089998321">
            <text:p>4.47%</text:p>
          </table:table-cell>
          <table:table-cell office:value-type="percentage" office:value="-0.0625911572155386">
            <text:p>-6.26%</text:p>
          </table:table-cell>
          <table:table-cell office:value-type="percentage" office:value="0.0231465011464178">
            <text:p>2.31%</text:p>
          </table:table-cell>
          <table:table-cell office:value-type="percentage" office:value="0.0168542841711824">
            <text:p>1.69%</text:p>
          </table:table-cell>
          <table:table-cell office:value-type="percentage" office:value="-0.0584156461381193">
            <text:p>-5.84%</text:p>
          </table:table-cell>
          <table:table-cell office:value-type="percentage" office:value="0.0446487027170464">
            <text:p>4.46%</text:p>
          </table:table-cell>
          <table:table-cell office:value-type="percentage" office:value="0.0831239910408178">
            <text:p>8.31%</text:p>
          </table:table-cell>
          <table:table-cell office:value-type="percentage" office:value="-0.0724194215566311">
            <text:p>-7.24%</text:p>
          </table:table-cell>
          <table:table-cell office:value-type="percentage" office:value="-0.0769307173248289">
            <text:p>-7.69%</text:p>
          </table:table-cell>
          <table:table-cell office:value-type="percentage" office:value="0.0753942138094741">
            <text:p>7.54%</text:p>
          </table:table-cell>
          <table:table-cell office:value-type="percentage" office:value="-0.0774784178833277">
            <text:p>-7.75%</text:p>
          </table:table-cell>
          <table:table-cell office:value-type="percentage" office:value="-0.0328148837243559">
            <text:p>-3.28%</text:p>
          </table:table-cell>
          <table:table-cell office:value-type="percentage" office:value="0.0220977371375549">
            <text:p>2.21%</text:p>
          </table:table-cell>
          <table:table-cell office:value-type="percentage" office:value="-0.0341533761222621">
            <text:p>-3.42%</text:p>
          </table:table-cell>
          <table:table-cell office:value-type="percentage" office:value="0.0860723975795575">
            <text:p>8.61%</text:p>
          </table:table-cell>
          <table:table-cell office:value-type="percentage" office:value="-0.0703440593128299">
            <text:p>-7.03%</text:p>
          </table:table-cell>
          <table:table-cell office:value-type="percentage" office:value="-0.0416427769349962">
            <text:p>-4.16%</text:p>
          </table:table-cell>
          <table:table-cell office:value-type="percentage" office:value="0.03647194694955">
            <text:p>3.65%</text:p>
          </table:table-cell>
          <table:table-cell office:value-type="percentage" office:value="-0.0524701500817913">
            <text:p>-5.25%</text:p>
          </table:table-cell>
          <table:table-cell office:value-type="percentage" office:value="-0.00400641439408084">
            <text:p>-0.40%</text:p>
          </table:table-cell>
          <table:table-cell office:value-type="percentage" office:value="-0.0389580083019237">
            <text:p>-3.90%</text:p>
          </table:table-cell>
          <table:table-cell office:value-type="percentage" office:value="0.00662651546727525">
            <text:p>0.66%</text:p>
          </table:table-cell>
          <table:table-cell office:value-type="percentage" office:value="-0.0036115042796472">
            <text:p>-0.36%</text:p>
          </table:table-cell>
          <table:table-cell office:value-type="percentage" office:value="-0.0748663638601463">
            <text:p>-7.49%</text:p>
          </table:table-cell>
          <table:table-cell office:value-type="percentage" office:value="-0.0228083387886061">
            <text:p>-2.28%</text:p>
          </table:table-cell>
          <table:table-cell office:value-type="percentage" office:value="-0.0505452138599999">
            <text:p>-5.05%</text:p>
          </table:table-cell>
          <table:table-cell office:value-type="percentage" office:value="-0.01334669193409">
            <text:p>-1.33%</text:p>
          </table:table-cell>
          <table:table-cell office:value-type="percentage" office:value="-0.059440505805322">
            <text:p>-5.94%</text:p>
          </table:table-cell>
          <table:table-cell office:value-type="percentage" office:value="-0.699129130615006">
            <text:p>-69.91%</text:p>
          </table:table-cell>
          <table:table-cell office:value-type="percentage" office:value="0.047265312379772">
            <text:p>4.73%</text:p>
          </table:table-cell>
        </table:table-row>
        <table:table-row table:style-name="ro2">
          <table:table-cell office:value-type="float" office:value="18632">
            <text:p>18632</text:p>
          </table:table-cell>
          <table:table-cell office:value-type="string">
            <text:p>Eckhardt Trading Company</text:p>
          </table:table-cell>
          <table:table-cell office:value-type="string">
            <text:p>Standard Program</text:p>
          </table:table-cell>
          <table:table-cell office:value-type="float" office:value="18632">
            <text:p>18632</text:p>
          </table:table-cell>
          <table:table-cell office:value-type="percentage" office:value="0.13817218396496">
            <text:p>13.82%</text:p>
          </table:table-cell>
          <table:table-cell office:value-type="percentage" office:value="0.0278692218371177">
            <text:p>2.79%</text:p>
          </table:table-cell>
          <table:table-cell office:value-type="percentage" office:value="-0.163045720167999">
            <text:p>-16.30%</text:p>
          </table:table-cell>
          <table:table-cell office:value-type="percentage" office:value="-0.100331374646157">
            <text:p>-10.03%</text:p>
          </table:table-cell>
          <table:table-cell office:value-type="percentage" office:value="0.0102625062129213">
            <text:p>1.03%</text:p>
          </table:table-cell>
          <table:table-cell office:value-type="percentage" office:value="-0.0414876592546037">
            <text:p>-4.15%</text:p>
          </table:table-cell>
          <table:table-cell office:value-type="percentage" office:value="0.0632743201987014">
            <text:p>6.33%</text:p>
          </table:table-cell>
          <table:table-cell office:value-type="percentage" office:value="-0.199880919032245">
            <text:p>-19.99%</text:p>
          </table:table-cell>
          <table:table-cell office:value-type="percentage" office:value="0.0267194694948475">
            <text:p>2.67%</text:p>
          </table:table-cell>
          <table:table-cell office:value-type="percentage" office:value="0.166828608729339">
            <text:p>16.68%</text:p>
          </table:table-cell>
          <table:table-cell office:value-type="percentage" office:value="-0.108728990146882">
            <text:p>-10.87%</text:p>
          </table:table-cell>
          <table:table-cell office:value-type="percentage" office:value="0.00669470226765995">
            <text:p>0.67%</text:p>
          </table:table-cell>
          <table:table-cell office:value-type="percentage" office:value="0.0568386392864575">
            <text:p>5.68%</text:p>
          </table:table-cell>
          <table:table-cell office:value-type="percentage" office:value="0.133007750424261">
            <text:p>13.30%</text:p>
          </table:table-cell>
          <table:table-cell office:value-type="percentage" office:value="-0.0860988464184029">
            <text:p>-8.61%</text:p>
          </table:table-cell>
          <table:table-cell office:value-type="percentage" office:value="-0.0419267361289693">
            <text:p>-4.19%</text:p>
          </table:table-cell>
          <table:table-cell office:value-type="percentage" office:value="-0.133045027288582">
            <text:p>-13.30%</text:p>
          </table:table-cell>
          <table:table-cell office:value-type="percentage" office:value="0.0859032812614702">
            <text:p>8.59%</text:p>
          </table:table-cell>
          <table:table-cell office:value-type="percentage" office:value="0.0193061040320642">
            <text:p>1.93%</text:p>
          </table:table-cell>
          <table:table-cell office:value-type="percentage" office:value="-0.0631208671132157">
            <text:p>-6.31%</text:p>
          </table:table-cell>
          <table:table-cell office:value-type="percentage" office:value="0.0317500233567116">
            <text:p>3.18%</text:p>
          </table:table-cell>
          <table:table-cell office:value-type="percentage" office:value="0.128218813908322">
            <text:p>12.82%</text:p>
          </table:table-cell>
          <table:table-cell office:value-type="percentage" office:value="-0.0819522797047913">
            <text:p>-8.20%</text:p>
          </table:table-cell>
          <table:table-cell office:value-type="percentage" office:value="0.0352810910359975">
            <text:p>3.53%</text:p>
          </table:table-cell>
          <table:table-cell office:value-type="percentage" office:value="-0.0534887857401679">
            <text:p>-5.35%</text:p>
          </table:table-cell>
          <table:table-cell office:value-type="percentage" office:value="0.187195441534276">
            <text:p>18.72%</text:p>
          </table:table-cell>
          <table:table-cell office:value-type="percentage" office:value="-0.114927424473659">
            <text:p>-11.49%</text:p>
          </table:table-cell>
          <table:table-cell office:value-type="percentage" office:value="0.0377783434298297">
            <text:p>3.78%</text:p>
          </table:table-cell>
          <table:table-cell office:value-type="percentage" office:value="-0.157215204502764">
            <text:p>-15.72%</text:p>
          </table:table-cell>
          <table:table-cell office:value-type="percentage" office:value="-0.0417831900047413">
            <text:p>-4.18%</text:p>
          </table:table-cell>
          <table:table-cell office:value-type="percentage" office:value="0.190053890175154">
            <text:p>19.01%</text:p>
          </table:table-cell>
          <table:table-cell office:value-type="percentage" office:value="0.0483550169492063">
            <text:p>4.84%</text:p>
          </table:table-cell>
          <table:table-cell office:value-type="percentage" office:value="-0.01207740551239">
            <text:p>-1.21%</text:p>
          </table:table-cell>
          <table:table-cell office:value-type="percentage" office:value="0.15097820161581">
            <text:p>15.10%</text:p>
          </table:table-cell>
          <table:table-cell office:value-type="percentage" office:value="0.129439529482878">
            <text:p>12.94%</text:p>
          </table:table-cell>
          <table:table-cell office:value-type="percentage" office:value="0.0701634201289502">
            <text:p>7.02%</text:p>
          </table:table-cell>
          <table:table-cell office:value-type="percentage" office:value="0.122975799335415">
            <text:p>12.30%</text:p>
          </table:table-cell>
          <table:table-cell office:value-type="percentage" office:value="-0.0462481755179202">
            <text:p>-4.62%</text:p>
          </table:table-cell>
          <table:table-cell office:value-type="percentage" office:value="-0.0787546499335379">
            <text:p>-7.88%</text:p>
          </table:table-cell>
          <table:table-cell office:value-type="percentage" office:value="-0.0576311517867203">
            <text:p>-5.76%</text:p>
          </table:table-cell>
          <table:table-cell office:value-type="percentage" office:value="-0.0436910392394638">
            <text:p>-4.37%</text:p>
          </table:table-cell>
          <table:table-cell office:value-type="percentage" office:value="0.0776784277345531">
            <text:p>7.77%</text:p>
          </table:table-cell>
          <table:table-cell office:value-type="percentage" office:value="-0.0951544054950515">
            <text:p>-9.52%</text:p>
          </table:table-cell>
          <table:table-cell office:value-type="percentage" office:value="0.00999180995724143">
            <text:p>1.00%</text:p>
          </table:table-cell>
          <table:table-cell office:value-type="percentage" office:value="-0.0192653131988149">
            <text:p>-1.93%</text:p>
          </table:table-cell>
          <table:table-cell office:value-type="percentage" office:value="-0.0629727035408919">
            <text:p>-6.30%</text:p>
          </table:table-cell>
          <table:table-cell office:value-type="percentage" office:value="0.0265670107339942">
            <text:p>2.66%</text:p>
          </table:table-cell>
          <table:table-cell office:value-type="percentage" office:value="-0.0659909364818599">
            <text:p>-6.60%</text:p>
          </table:table-cell>
          <table:table-cell office:value-type="percentage" office:value="0.0263886891850807">
            <text:p>2.64%</text:p>
          </table:table-cell>
          <table:table-cell office:value-type="percentage" office:value="-0.00837305208413295">
            <text:p>-0.84%</text:p>
          </table:table-cell>
          <table:table-cell office:value-type="percentage" office:value="-0.0550847260257902">
            <text:p>-5.51%</text:p>
          </table:table-cell>
          <table:table-cell office:value-type="percentage" office:value="0.059833331523636">
            <text:p>5.98%</text:p>
          </table:table-cell>
          <table:table-cell office:value-type="percentage" office:value="0.0940397736882894">
            <text:p>9.40%</text:p>
          </table:table-cell>
          <table:table-cell office:value-type="percentage" office:value="-0.04924585836628">
            <text:p>-4.92%</text:p>
          </table:table-cell>
          <table:table-cell office:value-type="percentage" office:value="-0.074340168573916">
            <text:p>-7.43%</text:p>
          </table:table-cell>
          <table:table-cell office:value-type="percentage" office:value="0.0746378035043716">
            <text:p>7.46%</text:p>
          </table:table-cell>
          <table:table-cell office:value-type="percentage" office:value="-0.0769279744273848">
            <text:p>-7.69%</text:p>
          </table:table-cell>
          <table:table-cell office:value-type="percentage" office:value="-0.023198495382245">
            <text:p>-2.32%</text:p>
          </table:table-cell>
          <table:table-cell office:value-type="percentage" office:value="0.0467435680997836">
            <text:p>4.67%</text:p>
          </table:table-cell>
          <table:table-cell office:value-type="percentage" office:value="-0.041241510114801">
            <text:p>-4.12%</text:p>
          </table:table-cell>
          <table:table-cell office:value-type="percentage" office:value="0.0872900761230605">
            <text:p>8.73%</text:p>
          </table:table-cell>
          <table:table-cell office:value-type="percentage" office:value="-0.0570818694853259">
            <text:p>-5.71%</text:p>
          </table:table-cell>
          <table:table-cell office:value-type="percentage" office:value="-0.0290655846339688">
            <text:p>-2.91%</text:p>
          </table:table-cell>
          <table:table-cell office:value-type="percentage" office:value="0.0637074124701742">
            <text:p>6.37%</text:p>
          </table:table-cell>
          <table:table-cell office:value-type="percentage" office:value="-0.0410294855363249">
            <text:p>-4.10%</text:p>
          </table:table-cell>
          <table:table-cell office:value-type="percentage" office:value="-0.0201726183045119">
            <text:p>-2.02%</text:p>
          </table:table-cell>
          <table:table-cell office:value-type="percentage" office:value="-0.0529330176440118">
            <text:p>-5.29%</text:p>
          </table:table-cell>
          <table:table-cell office:value-type="percentage" office:value="0.00608623579077386">
            <text:p>0.61%</text:p>
          </table:table-cell>
          <table:table-cell office:value-type="percentage" office:value="0.0234542405033291">
            <text:p>2.35%</text:p>
          </table:table-cell>
          <table:table-cell office:value-type="percentage" office:value="0.03284626177901">
            <text:p>3.28%</text:p>
          </table:table-cell>
          <table:table-cell office:value-type="percentage" office:value="0.0291351596527223">
            <text:p>2.91%</text:p>
          </table:table-cell>
          <table:table-cell office:value-type="percentage" office:value="0.00348533098689094">
            <text:p>0.35%</text:p>
          </table:table-cell>
          <table:table-cell office:value-type="percentage" office:value="0.0260397862989495">
            <text:p>2.60%</text:p>
          </table:table-cell>
          <table:table-cell office:value-type="percentage" office:value="0.0518620998504813">
            <text:p>5.19%</text:p>
          </table:table-cell>
          <table:table-cell office:value-type="percentage" office:value="0.698143046222301">
            <text:p>69.81%</text:p>
          </table:table-cell>
          <table:table-cell office:value-type="percentage" office:value="-0.054121584994141">
            <text:p>-5.41%</text:p>
          </table:table-cell>
        </table:table-row>
        <table:table-row table:style-name="ro1">
          <table:table-cell office:value-type="float" office:value="18633">
            <text:p>18633</text:p>
          </table:table-cell>
          <table:table-cell office:value-type="string">
            <text:p>Eclipse Capital Management, Inc.</text:p>
          </table:table-cell>
          <table:table-cell office:value-type="string">
            <text:p>Global Monetary Program *QEP*</text:p>
          </table:table-cell>
          <table:table-cell office:value-type="float" office:value="18633">
            <text:p>18633</text:p>
          </table:table-cell>
          <table:table-cell office:value-type="percentage" office:value="0.149535881679289">
            <text:p>14.95%</text:p>
          </table:table-cell>
          <table:table-cell office:value-type="percentage" office:value="0.0115974383880504">
            <text:p>1.16%</text:p>
          </table:table-cell>
          <table:table-cell office:value-type="percentage" office:value="0.0293557300023235">
            <text:p>2.94%</text:p>
          </table:table-cell>
          <table:table-cell office:value-type="percentage" office:value="0.0812931942336142">
            <text:p>8.13%</text:p>
          </table:table-cell>
          <table:table-cell office:value-type="percentage" office:value="-0.12620573059455">
            <text:p>-12.62%</text:p>
          </table:table-cell>
          <table:table-cell office:value-type="percentage" office:value="-0.153692988889933">
            <text:p>-15.37%</text:p>
          </table:table-cell>
          <table:table-cell office:value-type="percentage" office:value="-0.0906352259944132">
            <text:p>-9.06%</text:p>
          </table:table-cell>
          <table:table-cell office:value-type="percentage" office:value="-0.0487494212590374">
            <text:p>-4.87%</text:p>
          </table:table-cell>
          <table:table-cell office:value-type="percentage" office:value="0.0653989365514651">
            <text:p>6.54%</text:p>
          </table:table-cell>
          <table:table-cell office:value-type="percentage" office:value="0.037638390985127">
            <text:p>3.76%</text:p>
          </table:table-cell>
          <table:table-cell office:value-type="percentage" office:value="-0.0910669405724041">
            <text:p>-9.11%</text:p>
          </table:table-cell>
          <table:table-cell office:value-type="percentage" office:value="0.0871801553935881">
            <text:p>8.72%</text:p>
          </table:table-cell>
          <table:table-cell office:value-type="percentage" office:value="-0.067546324035537">
            <text:p>-6.75%</text:p>
          </table:table-cell>
          <table:table-cell office:value-type="percentage" office:value="-0.0290704838895441">
            <text:p>-2.91%</text:p>
          </table:table-cell>
          <table:table-cell office:value-type="percentage" office:value="0.00509169534609732">
            <text:p>0.51%</text:p>
          </table:table-cell>
          <table:table-cell office:value-type="percentage" office:value="0.0123915708810668">
            <text:p>1.24%</text:p>
          </table:table-cell>
          <table:table-cell office:value-type="percentage" office:value="-0.0669434961335167">
            <text:p>-6.69%</text:p>
          </table:table-cell>
          <table:table-cell office:value-type="percentage" office:value="0.00142597317143989">
            <text:p>0.14%</text:p>
          </table:table-cell>
          <table:table-cell office:value-type="percentage" office:value="-0.0259254485857714">
            <text:p>-2.59%</text:p>
          </table:table-cell>
          <table:table-cell office:value-type="percentage" office:value="0.0652418676741273">
            <text:p>6.52%</text:p>
          </table:table-cell>
          <table:table-cell office:value-type="percentage" office:value="0.134124062412679">
            <text:p>13.41%</text:p>
          </table:table-cell>
          <table:table-cell office:value-type="percentage" office:value="0.027530833825958">
            <text:p>2.75%</text:p>
          </table:table-cell>
          <table:table-cell office:value-type="percentage" office:value="-0.176964123866738">
            <text:p>-17.70%</text:p>
          </table:table-cell>
          <table:table-cell office:value-type="percentage" office:value="-0.155971483597801">
            <text:p>-15.60%</text:p>
          </table:table-cell>
          <table:table-cell office:value-type="percentage" office:value="0.0960237587296461">
            <text:p>9.60%</text:p>
          </table:table-cell>
          <table:table-cell office:value-type="percentage" office:value="0.228841760133056">
            <text:p>22.88%</text:p>
          </table:table-cell>
          <table:table-cell office:value-type="percentage" office:value="-0.00668546366515455">
            <text:p>-0.67%</text:p>
          </table:table-cell>
          <table:table-cell office:value-type="percentage" office:value="0.0571506026847724">
            <text:p>5.72%</text:p>
          </table:table-cell>
          <table:table-cell office:value-type="percentage" office:value="0.026859883541967">
            <text:p>2.69%</text:p>
          </table:table-cell>
          <table:table-cell office:value-type="percentage" office:value="0.194625204175419">
            <text:p>19.46%</text:p>
          </table:table-cell>
          <table:table-cell office:value-type="percentage" office:value="0.0531703117209508">
            <text:p>5.32%</text:p>
          </table:table-cell>
          <table:table-cell office:value-type="percentage" office:value="-0.0554530390229478">
            <text:p>-5.55%</text:p>
          </table:table-cell>
          <table:table-cell office:value-type="percentage" office:value="0.0980822147720837">
            <text:p>9.81%</text:p>
          </table:table-cell>
          <table:table-cell office:value-type="percentage" office:value="-0.142007504477717">
            <text:p>-14.20%</text:p>
          </table:table-cell>
          <table:table-cell office:value-type="percentage" office:value="0.006876276905455">
            <text:p>0.69%</text:p>
          </table:table-cell>
          <table:table-cell office:value-type="percentage" office:value="0.0499763709100517">
            <text:p>5.00%</text:p>
          </table:table-cell>
          <table:table-cell office:value-type="percentage" office:value="0.138325713722099">
            <text:p>13.83%</text:p>
          </table:table-cell>
          <table:table-cell office:value-type="percentage" office:value="-0.0555196733902461">
            <text:p>-5.55%</text:p>
          </table:table-cell>
          <table:table-cell office:value-type="percentage" office:value="-0.107216562678558">
            <text:p>-10.72%</text:p>
          </table:table-cell>
          <table:table-cell office:value-type="percentage" office:value="-0.22496070294627">
            <text:p>-22.50%</text:p>
          </table:table-cell>
          <table:table-cell office:value-type="percentage" office:value="0.129587893799263">
            <text:p>12.96%</text:p>
          </table:table-cell>
          <table:table-cell office:value-type="percentage" office:value="-0.217813514430702">
            <text:p>-21.78%</text:p>
          </table:table-cell>
          <table:table-cell office:value-type="percentage" office:value="0.0667229292478533">
            <text:p>6.67%</text:p>
          </table:table-cell>
          <table:table-cell office:value-type="percentage" office:value="0.232092188364491">
            <text:p>23.21%</text:p>
          </table:table-cell>
          <table:table-cell office:value-type="percentage" office:value="-0.0551518158747642">
            <text:p>-5.52%</text:p>
          </table:table-cell>
          <table:table-cell office:value-type="percentage" office:value="-0.0565771393752323">
            <text:p>-5.66%</text:p>
          </table:table-cell>
          <table:table-cell office:value-type="percentage" office:value="0.0426638167907164">
            <text:p>4.27%</text:p>
          </table:table-cell>
          <table:table-cell office:value-type="percentage" office:value="0.039469430008681">
            <text:p>3.95%</text:p>
          </table:table-cell>
          <table:table-cell office:value-type="percentage" office:value="-0.162995787859894">
            <text:p>-16.30%</text:p>
          </table:table-cell>
          <table:table-cell office:value-type="percentage" office:value="-0.0613162342779206">
            <text:p>-6.13%</text:p>
          </table:table-cell>
          <table:table-cell office:value-type="percentage" office:value="-0.0614665755685324">
            <text:p>-6.15%</text:p>
          </table:table-cell>
          <table:table-cell office:value-type="percentage" office:value="-0.364128353807862">
            <text:p>-36.41%</text:p>
          </table:table-cell>
          <table:table-cell office:value-type="percentage" office:value="-0.0188078152868787">
            <text:p>-1.88%</text:p>
          </table:table-cell>
          <table:table-cell office:value-type="percentage" office:value="0.0811898940043295">
            <text:p>8.12%</text:p>
          </table:table-cell>
          <table:table-cell office:value-type="percentage" office:value="0.0986184182097311">
            <text:p>9.86%</text:p>
          </table:table-cell>
          <table:table-cell office:value-type="percentage" office:value="-0.144719759450705">
            <text:p>-14.47%</text:p>
          </table:table-cell>
          <table:table-cell office:value-type="percentage" office:value="0.139564657424535">
            <text:p>13.96%</text:p>
          </table:table-cell>
          <table:table-cell office:value-type="percentage" office:value="0.167138877226568">
            <text:p>16.71%</text:p>
          </table:table-cell>
          <table:table-cell office:value-type="percentage" office:value="0.041041621018977">
            <text:p>4.10%</text:p>
          </table:table-cell>
          <table:table-cell office:value-type="percentage" office:value="0.0694802579261045">
            <text:p>6.95%</text:p>
          </table:table-cell>
          <table:table-cell office:value-type="percentage" office:value="-0.0772153819504024">
            <text:p>-7.72%</text:p>
          </table:table-cell>
          <table:table-cell office:value-type="percentage" office:value="-0.0150181807686421">
            <text:p>-1.50%</text:p>
          </table:table-cell>
          <table:table-cell office:value-type="percentage" office:value="-0.181505702807295">
            <text:p>-18.15%</text:p>
          </table:table-cell>
          <table:table-cell office:value-type="percentage" office:value="0.0144762419645284">
            <text:p>1.45%</text:p>
          </table:table-cell>
          <table:table-cell office:value-type="percentage" office:value="0.362362543183685">
            <text:p>36.24%</text:p>
          </table:table-cell>
          <table:table-cell office:value-type="percentage" office:value="-0.0124846996169392">
            <text:p>-1.25%</text:p>
          </table:table-cell>
          <table:table-cell office:value-type="percentage" office:value="0.055140246835959">
            <text:p>5.51%</text:p>
          </table:table-cell>
          <table:table-cell office:value-type="percentage" office:value="-0.103075109689463">
            <text:p>-10.31%</text:p>
          </table:table-cell>
          <table:table-cell office:value-type="percentage" office:value="-0.0853862160636526">
            <text:p>-8.54%</text:p>
          </table:table-cell>
          <table:table-cell office:value-type="percentage" office:value="0.0227956773725226">
            <text:p>2.28%</text:p>
          </table:table-cell>
          <table:table-cell office:value-type="percentage" office:value="0.01073245895326">
            <text:p>1.07%</text:p>
          </table:table-cell>
          <table:table-cell office:value-type="percentage" office:value="0.00560005044625557">
            <text:p>0.56%</text:p>
          </table:table-cell>
          <table:table-cell office:value-type="percentage" office:value="0.00204920732724444">
            <text:p>0.20%</text:p>
          </table:table-cell>
          <table:table-cell office:value-type="percentage" office:value="0.00221143298923362">
            <text:p>0.22%</text:p>
          </table:table-cell>
          <table:table-cell office:value-type="percentage" office:value="-0.004127667997697">
            <text:p>-0.41%</text:p>
          </table:table-cell>
          <table:table-cell office:value-type="percentage" office:value="0.00087992151439649">
            <text:p>0.09%</text:p>
          </table:table-cell>
        </table:table-row>
        <table:table-row table:style-name="ro2">
          <table:table-cell office:value-type="float" office:value="18635">
            <text:p>18635</text:p>
          </table:table-cell>
          <table:table-cell office:value-type="string">
            <text:p>EMC Capital Advisors LLC</text:p>
          </table:table-cell>
          <table:table-cell office:value-type="string">
            <text:p>Classic Program *QEP*</text:p>
          </table:table-cell>
          <table:table-cell office:value-type="float" office:value="18635">
            <text:p>18635</text:p>
          </table:table-cell>
          <table:table-cell office:value-type="percentage" office:value="0.160291451449395">
            <text:p>16.03%</text:p>
          </table:table-cell>
          <table:table-cell office:value-type="percentage" office:value="-0.0130683004645255">
            <text:p>-1.31%</text:p>
          </table:table-cell>
          <table:table-cell office:value-type="percentage" office:value="-0.0271152070104109">
            <text:p>-2.71%</text:p>
          </table:table-cell>
          <table:table-cell office:value-type="percentage" office:value="0.101274846481864">
            <text:p>10.13%</text:p>
          </table:table-cell>
          <table:table-cell office:value-type="percentage" office:value="-0.0574182780076987">
            <text:p>-5.74%</text:p>
          </table:table-cell>
          <table:table-cell office:value-type="percentage" office:value="0.0777083729061258">
            <text:p>7.77%</text:p>
          </table:table-cell>
          <table:table-cell office:value-type="percentage" office:value="-0.0751079982283408">
            <text:p>-7.51%</text:p>
          </table:table-cell>
          <table:table-cell office:value-type="percentage" office:value="-0.0533065673035823">
            <text:p>-5.33%</text:p>
          </table:table-cell>
          <table:table-cell office:value-type="percentage" office:value="-0.0335066649474239">
            <text:p>-3.35%</text:p>
          </table:table-cell>
          <table:table-cell office:value-type="percentage" office:value="-0.0114320058607244">
            <text:p>-1.14%</text:p>
          </table:table-cell>
          <table:table-cell office:value-type="percentage" office:value="0.0865170674454773">
            <text:p>8.65%</text:p>
          </table:table-cell>
          <table:table-cell office:value-type="percentage" office:value="0.0107277326866868">
            <text:p>1.07%</text:p>
          </table:table-cell>
          <table:table-cell office:value-type="percentage" office:value="0.0125598131751687">
            <text:p>1.26%</text:p>
          </table:table-cell>
          <table:table-cell office:value-type="percentage" office:value="-0.00164374935489733">
            <text:p>-0.16%</text:p>
          </table:table-cell>
          <table:table-cell office:value-type="percentage" office:value="-0.00719666843218358">
            <text:p>-0.72%</text:p>
          </table:table-cell>
          <table:table-cell office:value-type="percentage" office:value="-0.104753790515659">
            <text:p>-10.48%</text:p>
          </table:table-cell>
          <table:table-cell office:value-type="percentage" office:value="-0.152817907435931">
            <text:p>-15.28%</text:p>
          </table:table-cell>
          <table:table-cell office:value-type="percentage" office:value="0.119652365813972">
            <text:p>11.97%</text:p>
          </table:table-cell>
          <table:table-cell office:value-type="percentage" office:value="-0.033088777513543">
            <text:p>-3.31%</text:p>
          </table:table-cell>
          <table:table-cell office:value-type="percentage" office:value="-0.057670327269912">
            <text:p>-5.77%</text:p>
          </table:table-cell>
          <table:table-cell office:value-type="percentage" office:value="0.0947811164469629">
            <text:p>9.48%</text:p>
          </table:table-cell>
          <table:table-cell office:value-type="percentage" office:value="-0.0878032229566771">
            <text:p>-8.78%</text:p>
          </table:table-cell>
          <table:table-cell office:value-type="percentage" office:value="-0.0493121264315977">
            <text:p>-4.93%</text:p>
          </table:table-cell>
          <table:table-cell office:value-type="percentage" office:value="-0.0783848104069373">
            <text:p>-7.84%</text:p>
          </table:table-cell>
          <table:table-cell office:value-type="percentage" office:value="-0.0531155635628913">
            <text:p>-5.31%</text:p>
          </table:table-cell>
          <table:table-cell office:value-type="percentage" office:value="-0.0480536518065121">
            <text:p>-4.81%</text:p>
          </table:table-cell>
          <table:table-cell office:value-type="percentage" office:value="0.0620547176781358">
            <text:p>6.21%</text:p>
          </table:table-cell>
          <table:table-cell office:value-type="percentage" office:value="0.123764447297135">
            <text:p>12.38%</text:p>
          </table:table-cell>
          <table:table-cell office:value-type="percentage" office:value="0.127004995784893">
            <text:p>12.70%</text:p>
          </table:table-cell>
          <table:table-cell office:value-type="percentage" office:value="-0.0285053319945099">
            <text:p>-2.85%</text:p>
          </table:table-cell>
          <table:table-cell office:value-type="percentage" office:value="-0.040415954104924">
            <text:p>-4.04%</text:p>
          </table:table-cell>
          <table:table-cell office:value-type="percentage" office:value="-0.108041163859036">
            <text:p>-10.80%</text:p>
          </table:table-cell>
          <table:table-cell office:value-type="percentage" office:value="-0.083629101009955">
            <text:p>-8.36%</text:p>
          </table:table-cell>
          <table:table-cell office:value-type="percentage" office:value="-0.0872394538916151">
            <text:p>-8.72%</text:p>
          </table:table-cell>
          <table:table-cell office:value-type="percentage" office:value="-0.152752108152516">
            <text:p>-15.28%</text:p>
          </table:table-cell>
          <table:table-cell office:value-type="percentage" office:value="-0.101830071438389">
            <text:p>-10.18%</text:p>
          </table:table-cell>
          <table:table-cell office:value-type="percentage" office:value="-0.160681064345851">
            <text:p>-16.07%</text:p>
          </table:table-cell>
          <table:table-cell office:value-type="percentage" office:value="-0.0176519971321047">
            <text:p>-1.77%</text:p>
          </table:table-cell>
          <table:table-cell office:value-type="percentage" office:value="-0.0881951978009157">
            <text:p>-8.82%</text:p>
          </table:table-cell>
          <table:table-cell office:value-type="percentage" office:value="-0.210613432792331">
            <text:p>-21.06%</text:p>
          </table:table-cell>
          <table:table-cell office:value-type="percentage" office:value="0.369136336618763">
            <text:p>36.91%</text:p>
          </table:table-cell>
          <table:table-cell office:value-type="percentage" office:value="-0.100231411758849">
            <text:p>-10.02%</text:p>
          </table:table-cell>
          <table:table-cell office:value-type="percentage" office:value="0.168163708382794">
            <text:p>16.82%</text:p>
          </table:table-cell>
          <table:table-cell office:value-type="percentage" office:value="-0.0680997856482441">
            <text:p>-6.81%</text:p>
          </table:table-cell>
          <table:table-cell office:value-type="percentage" office:value="0.0813333260204329">
            <text:p>8.13%</text:p>
          </table:table-cell>
          <table:table-cell office:value-type="percentage" office:value="-0.0126971326042466">
            <text:p>-1.27%</text:p>
          </table:table-cell>
          <table:table-cell office:value-type="percentage" office:value="0.0615872997295207">
            <text:p>6.16%</text:p>
          </table:table-cell>
          <table:table-cell office:value-type="percentage" office:value="0.0864220244970769">
            <text:p>8.64%</text:p>
          </table:table-cell>
          <table:table-cell office:value-type="percentage" office:value="-0.0332071547113111">
            <text:p>-3.32%</text:p>
          </table:table-cell>
          <table:table-cell office:value-type="percentage" office:value="-0.016439664968734">
            <text:p>-1.64%</text:p>
          </table:table-cell>
          <table:table-cell office:value-type="percentage" office:value="-0.00979083966447224">
            <text:p>-0.98%</text:p>
          </table:table-cell>
          <table:table-cell office:value-type="percentage" office:value="-0.014820886971105">
            <text:p>-1.48%</text:p>
          </table:table-cell>
          <table:table-cell office:value-type="percentage" office:value="0.278052841077274">
            <text:p>27.81%</text:p>
          </table:table-cell>
          <table:table-cell office:value-type="percentage" office:value="-0.218340422812411">
            <text:p>-21.83%</text:p>
          </table:table-cell>
          <table:table-cell office:value-type="percentage" office:value="-0.360513947848726">
            <text:p>-36.05%</text:p>
          </table:table-cell>
          <table:table-cell office:value-type="percentage" office:value="0.0147797469638731">
            <text:p>1.48%</text:p>
          </table:table-cell>
          <table:table-cell office:value-type="percentage" office:value="0.0622446266327249">
            <text:p>6.22%</text:p>
          </table:table-cell>
          <table:table-cell office:value-type="percentage" office:value="-0.160970639242243">
            <text:p>-16.10%</text:p>
          </table:table-cell>
          <table:table-cell office:value-type="percentage" office:value="-0.0330402588460353">
            <text:p>-3.30%</text:p>
          </table:table-cell>
          <table:table-cell office:value-type="percentage" office:value="0.222274012242138">
            <text:p>22.23%</text:p>
          </table:table-cell>
          <table:table-cell office:value-type="percentage" office:value="0.178854745457801">
            <text:p>17.89%</text:p>
          </table:table-cell>
          <table:table-cell office:value-type="percentage" office:value="0.0842755988046166">
            <text:p>8.43%</text:p>
          </table:table-cell>
          <table:table-cell office:value-type="percentage" office:value="0.0379769841481393">
            <text:p>3.80%</text:p>
          </table:table-cell>
          <table:table-cell office:value-type="percentage" office:value="0.0266543850170011">
            <text:p>2.67%</text:p>
          </table:table-cell>
          <table:table-cell office:value-type="percentage" office:value="-0.161523559769601">
            <text:p>-16.15%</text:p>
          </table:table-cell>
          <table:table-cell office:value-type="percentage" office:value="-0.0740332022310292">
            <text:p>-7.40%</text:p>
          </table:table-cell>
          <table:table-cell office:value-type="percentage" office:value="-0.226774633174404">
            <text:p>-22.68%</text:p>
          </table:table-cell>
          <table:table-cell office:value-type="percentage" office:value="0.0720432801827898">
            <text:p>7.20%</text:p>
          </table:table-cell>
          <table:table-cell office:value-type="percentage" office:value="0.0226582568394703">
            <text:p>2.27%</text:p>
          </table:table-cell>
          <table:table-cell office:value-type="percentage" office:value="-0.10182056957068">
            <text:p>-10.18%</text:p>
          </table:table-cell>
          <table:table-cell office:value-type="percentage" office:value="-0.0334257318613406">
            <text:p>-3.34%</text:p>
          </table:table-cell>
          <table:table-cell office:value-type="percentage" office:value="-0.0274450170430515">
            <text:p>-2.74%</text:p>
          </table:table-cell>
          <table:table-cell office:value-type="percentage" office:value="-0.00305157081191235">
            <text:p>-0.31%</text:p>
          </table:table-cell>
          <table:table-cell office:value-type="percentage" office:value="0.0101308197056596">
            <text:p>1.01%</text:p>
          </table:table-cell>
          <table:table-cell office:value-type="percentage" office:value="0.00900522353478516">
            <text:p>0.90%</text:p>
          </table:table-cell>
          <table:table-cell office:value-type="percentage" office:value="0.00448524032582391">
            <text:p>0.45%</text:p>
          </table:table-cell>
        </table:table-row>
        <table:table-row table:style-name="ro2">
          <table:table-cell office:value-type="float" office:value="19184">
            <text:p>19184</text:p>
          </table:table-cell>
          <table:table-cell office:value-type="string">
            <text:p>Estlander &amp; Partners Ltd.</text:p>
          </table:table-cell>
          <table:table-cell office:value-type="string">
            <text:p>Global Markets Program *QEP*</text:p>
          </table:table-cell>
          <table:table-cell office:value-type="float" office:value="19184">
            <text:p>19184</text:p>
          </table:table-cell>
          <table:table-cell office:value-type="percentage" office:value="0.145302198017577">
            <text:p>14.53%</text:p>
          </table:table-cell>
          <table:table-cell office:value-type="percentage" office:value="0.111859381469299">
            <text:p>11.19%</text:p>
          </table:table-cell>
          <table:table-cell office:value-type="percentage" office:value="0.00631551691169001">
            <text:p>0.63%</text:p>
          </table:table-cell>
          <table:table-cell office:value-type="percentage" office:value="0.0442541190631633">
            <text:p>4.43%</text:p>
          </table:table-cell>
          <table:table-cell office:value-type="percentage" office:value="0.10484449237896">
            <text:p>10.48%</text:p>
          </table:table-cell>
          <table:table-cell office:value-type="percentage" office:value="-0.15128434003877">
            <text:p>-15.13%</text:p>
          </table:table-cell>
          <table:table-cell office:value-type="percentage" office:value="0.0337336099620616">
            <text:p>3.37%</text:p>
          </table:table-cell>
          <table:table-cell office:value-type="percentage" office:value="-0.0683035996818217">
            <text:p>-6.83%</text:p>
          </table:table-cell>
          <table:table-cell office:value-type="percentage" office:value="0.106431991764584">
            <text:p>10.64%</text:p>
          </table:table-cell>
          <table:table-cell office:value-type="percentage" office:value="-0.0309314462336153">
            <text:p>-3.09%</text:p>
          </table:table-cell>
          <table:table-cell office:value-type="percentage" office:value="0.104237460459885">
            <text:p>10.42%</text:p>
          </table:table-cell>
          <table:table-cell office:value-type="percentage" office:value="-0.0583008747618838">
            <text:p>-5.83%</text:p>
          </table:table-cell>
          <table:table-cell office:value-type="percentage" office:value="0.0517565523922549">
            <text:p>5.18%</text:p>
          </table:table-cell>
          <table:table-cell office:value-type="percentage" office:value="0.058051993852192">
            <text:p>5.81%</text:p>
          </table:table-cell>
          <table:table-cell office:value-type="percentage" office:value="0.0962660194783971">
            <text:p>9.63%</text:p>
          </table:table-cell>
          <table:table-cell office:value-type="percentage" office:value="-0.0854303247960643">
            <text:p>-8.54%</text:p>
          </table:table-cell>
          <table:table-cell office:value-type="percentage" office:value="0.202426540696837">
            <text:p>20.24%</text:p>
          </table:table-cell>
          <table:table-cell office:value-type="percentage" office:value="-0.07304979463699">
            <text:p>-7.30%</text:p>
          </table:table-cell>
          <table:table-cell office:value-type="percentage" office:value="0.127223591138715">
            <text:p>12.72%</text:p>
          </table:table-cell>
          <table:table-cell office:value-type="percentage" office:value="-0.0486194624662427">
            <text:p>-4.86%</text:p>
          </table:table-cell>
          <table:table-cell office:value-type="percentage" office:value="0.128636309417">
            <text:p>12.86%</text:p>
          </table:table-cell>
          <table:table-cell office:value-type="percentage" office:value="-0.000302729696565397">
            <text:p>-0.03%</text:p>
          </table:table-cell>
          <table:table-cell office:value-type="percentage" office:value="-0.0586320886654456">
            <text:p>-5.86%</text:p>
          </table:table-cell>
          <table:table-cell office:value-type="percentage" office:value="0.130566424358335">
            <text:p>13.06%</text:p>
          </table:table-cell>
          <table:table-cell office:value-type="percentage" office:value="0.106303303926847">
            <text:p>10.63%</text:p>
          </table:table-cell>
          <table:table-cell office:value-type="percentage" office:value="-0.186738880176553">
            <text:p>-18.67%</text:p>
          </table:table-cell>
          <table:table-cell office:value-type="percentage" office:value="0.0551780712229969">
            <text:p>5.52%</text:p>
          </table:table-cell>
          <table:table-cell office:value-type="percentage" office:value="0.0504435647696514">
            <text:p>5.04%</text:p>
          </table:table-cell>
          <table:table-cell office:value-type="percentage" office:value="0.242097621714765">
            <text:p>24.21%</text:p>
          </table:table-cell>
          <table:table-cell office:value-type="percentage" office:value="-0.134240065388112">
            <text:p>-13.42%</text:p>
          </table:table-cell>
          <table:table-cell office:value-type="percentage" office:value="0.0632984074992461">
            <text:p>6.33%</text:p>
          </table:table-cell>
          <table:table-cell office:value-type="percentage" office:value="0.0574819382272714">
            <text:p>5.75%</text:p>
          </table:table-cell>
          <table:table-cell office:value-type="percentage" office:value="0.0229234975247377">
            <text:p>2.29%</text:p>
          </table:table-cell>
          <table:table-cell office:value-type="percentage" office:value="0.0694295124586666">
            <text:p>6.94%</text:p>
          </table:table-cell>
          <table:table-cell office:value-type="percentage" office:value="0.0542156102805325">
            <text:p>5.42%</text:p>
          </table:table-cell>
          <table:table-cell office:value-type="percentage" office:value="-0.0130172594543653">
            <text:p>-1.30%</text:p>
          </table:table-cell>
          <table:table-cell office:value-type="percentage" office:value="0.0989503122648077">
            <text:p>9.90%</text:p>
          </table:table-cell>
          <table:table-cell office:value-type="percentage" office:value="-0.117489743132585">
            <text:p>-11.75%</text:p>
          </table:table-cell>
          <table:table-cell office:value-type="percentage" office:value="-0.0224095126703464">
            <text:p>-2.24%</text:p>
          </table:table-cell>
          <table:table-cell office:value-type="percentage" office:value="-0.0114655224777485">
            <text:p>-1.15%</text:p>
          </table:table-cell>
          <table:table-cell office:value-type="percentage" office:value="0.0311868082817768">
            <text:p>3.12%</text:p>
          </table:table-cell>
          <table:table-cell office:value-type="percentage" office:value="0.0462182019371997">
            <text:p>4.62%</text:p>
          </table:table-cell>
          <table:table-cell office:value-type="percentage" office:value="-0.108115838946793">
            <text:p>-10.81%</text:p>
          </table:table-cell>
          <table:table-cell office:value-type="percentage" office:value="-0.0154600930437499">
            <text:p>-1.55%</text:p>
          </table:table-cell>
          <table:table-cell office:value-type="percentage" office:value="-0.0840119007202107">
            <text:p>-8.40%</text:p>
          </table:table-cell>
          <table:table-cell office:value-type="percentage" office:value="0.0814175290728293">
            <text:p>8.14%</text:p>
          </table:table-cell>
          <table:table-cell office:value-type="percentage" office:value="-0.0115330528254486">
            <text:p>-1.15%</text:p>
          </table:table-cell>
          <table:table-cell office:value-type="percentage" office:value="-0.110452819648073">
            <text:p>-11.05%</text:p>
          </table:table-cell>
          <table:table-cell office:value-type="percentage" office:value="-0.0722022449678212">
            <text:p>-7.22%</text:p>
          </table:table-cell>
          <table:table-cell office:value-type="percentage" office:value="0.0696800297203456">
            <text:p>6.97%</text:p>
          </table:table-cell>
          <table:table-cell office:value-type="percentage" office:value="0.000792894421209375">
            <text:p>0.08%</text:p>
          </table:table-cell>
          <table:table-cell office:value-type="percentage" office:value="-0.00327150661075709">
            <text:p>-0.33%</text:p>
          </table:table-cell>
          <table:table-cell office:value-type="percentage" office:value="0.0523425920626465">
            <text:p>5.23%</text:p>
          </table:table-cell>
          <table:table-cell office:value-type="percentage" office:value="0.173252630028952">
            <text:p>17.33%</text:p>
          </table:table-cell>
          <table:table-cell office:value-type="percentage" office:value="-0.0146353395542986">
            <text:p>-1.46%</text:p>
          </table:table-cell>
          <table:table-cell office:value-type="percentage" office:value="-0.053036729718127">
            <text:p>-5.30%</text:p>
          </table:table-cell>
          <table:table-cell office:value-type="percentage" office:value="-0.00998005026877623">
            <text:p>-1.00%</text:p>
          </table:table-cell>
          <table:table-cell office:value-type="percentage" office:value="-0.0417818085465937">
            <text:p>-4.18%</text:p>
          </table:table-cell>
          <table:table-cell office:value-type="percentage" office:value="0.0471719736396292">
            <text:p>4.72%</text:p>
          </table:table-cell>
          <table:table-cell office:value-type="percentage" office:value="0.0701756566894255">
            <text:p>7.02%</text:p>
          </table:table-cell>
          <table:table-cell office:value-type="percentage" office:value="0.0314176305922914">
            <text:p>3.14%</text:p>
          </table:table-cell>
          <table:table-cell office:value-type="percentage" office:value="0.0634386602699319">
            <text:p>6.34%</text:p>
          </table:table-cell>
          <table:table-cell office:value-type="percentage" office:value="0.00869322634126693">
            <text:p>0.87%</text:p>
          </table:table-cell>
          <table:table-cell office:value-type="percentage" office:value="0.0395367606008227">
            <text:p>3.95%</text:p>
          </table:table-cell>
          <table:table-cell office:value-type="percentage" office:value="0.05900539630843">
            <text:p>5.90%</text:p>
          </table:table-cell>
          <table:table-cell office:value-type="percentage" office:value="-0.0100382342513934">
            <text:p>-1.00%</text:p>
          </table:table-cell>
          <table:table-cell office:value-type="percentage" office:value="-0.0717890378702891">
            <text:p>-7.18%</text:p>
          </table:table-cell>
          <table:table-cell office:value-type="percentage" office:value="-0.0187863862571507">
            <text:p>-1.88%</text:p>
          </table:table-cell>
          <table:table-cell office:value-type="percentage" office:value="-0.0381373021757236">
            <text:p>-3.81%</text:p>
          </table:table-cell>
          <table:table-cell office:value-type="percentage" office:value="-0.0412781128742039">
            <text:p>-4.13%</text:p>
          </table:table-cell>
          <table:table-cell office:value-type="percentage" office:value="0.00961096556075015">
            <text:p>0.96%</text:p>
          </table:table-cell>
          <table:table-cell office:value-type="percentage" office:value="-0.0245820686994747">
            <text:p>-2.46%</text:p>
          </table:table-cell>
          <table:table-cell office:value-type="percentage" office:value="0.126650034648648">
            <text:p>12.67%</text:p>
          </table:table-cell>
          <table:table-cell office:value-type="percentage" office:value="-0.128174082463838">
            <text:p>-12.82%</text:p>
          </table:table-cell>
          <table:table-cell office:value-type="percentage" office:value="0.0561162456248473">
            <text:p>5.61%</text:p>
          </table:table-cell>
          <table:table-cell office:value-type="percentage" office:value="0.673885544022583">
            <text:p>67.39%</text:p>
          </table:table-cell>
        </table:table-row>
        <table:table-row table:style-name="ro2">
          <table:table-cell office:value-type="float" office:value="74980">
            <text:p>74980</text:p>
          </table:table-cell>
          <table:table-cell office:value-type="string">
            <text:p>Estlander &amp; Partners Ltd.</text:p>
          </table:table-cell>
          <table:table-cell office:value-type="string">
            <text:p>Alpha Trend *QEP*</text:p>
          </table:table-cell>
          <table:table-cell office:value-type="float" office:value="74980">
            <text:p>74980</text:p>
          </table:table-cell>
          <table:table-cell office:value-type="percentage" office:value="0.152236338126455">
            <text:p>15.22%</text:p>
          </table:table-cell>
          <table:table-cell office:value-type="percentage" office:value="-0.0427725254379544">
            <text:p>-4.28%</text:p>
          </table:table-cell>
          <table:table-cell office:value-type="percentage" office:value="-0.0843425083631259">
            <text:p>-8.43%</text:p>
          </table:table-cell>
          <table:table-cell office:value-type="percentage" office:value="-0.0059130262898989">
            <text:p>-0.59%</text:p>
          </table:table-cell>
          <table:table-cell office:value-type="percentage" office:value="0.0921808015221299">
            <text:p>9.22%</text:p>
          </table:table-cell>
          <table:table-cell office:value-type="percentage" office:value="-0.00826639176273611">
            <text:p>-0.83%</text:p>
          </table:table-cell>
          <table:table-cell office:value-type="percentage" office:value="-0.0428479160046074">
            <text:p>-4.28%</text:p>
          </table:table-cell>
          <table:table-cell office:value-type="percentage" office:value="0.0824816917612267">
            <text:p>8.25%</text:p>
          </table:table-cell>
          <table:table-cell office:value-type="percentage" office:value="0.0618431444785117">
            <text:p>6.18%</text:p>
          </table:table-cell>
          <table:table-cell office:value-type="percentage" office:value="-0.0728040679230872">
            <text:p>-7.28%</text:p>
          </table:table-cell>
          <table:table-cell office:value-type="percentage" office:value="-0.10732634060385">
            <text:p>-10.73%</text:p>
          </table:table-cell>
          <table:table-cell office:value-type="percentage" office:value="0.0217773449932285">
            <text:p>2.18%</text:p>
          </table:table-cell>
          <table:table-cell office:value-type="percentage" office:value="-0.227466118516317">
            <text:p>-22.75%</text:p>
          </table:table-cell>
          <table:table-cell office:value-type="percentage" office:value="0.0443087113793284">
            <text:p>4.43%</text:p>
          </table:table-cell>
          <table:table-cell office:value-type="percentage" office:value="-0.047640962584879">
            <text:p>-4.76%</text:p>
          </table:table-cell>
          <table:table-cell office:value-type="percentage" office:value="0.0438973059229055">
            <text:p>4.39%</text:p>
          </table:table-cell>
          <table:table-cell office:value-type="percentage" office:value="-0.000568365797774105">
            <text:p>-0.06%</text:p>
          </table:table-cell>
          <table:table-cell office:value-type="percentage" office:value="0.031262223658718">
            <text:p>3.13%</text:p>
          </table:table-cell>
          <table:table-cell office:value-type="percentage" office:value="-0.00794655913107586">
            <text:p>-0.79%</text:p>
          </table:table-cell>
          <table:table-cell office:value-type="percentage" office:value="-0.0157168046322802">
            <text:p>-1.57%</text:p>
          </table:table-cell>
          <table:table-cell office:value-type="percentage" office:value="0.0694101562199139">
            <text:p>6.94%</text:p>
          </table:table-cell>
          <table:table-cell office:value-type="percentage" office:value="0.106553994442871">
            <text:p>10.66%</text:p>
          </table:table-cell>
          <table:table-cell office:value-type="percentage" office:value="-0.0205510532717905">
            <text:p>-2.06%</text:p>
          </table:table-cell>
          <table:table-cell office:value-type="percentage" office:value="0.0158432260402769">
            <text:p>1.58%</text:p>
          </table:table-cell>
          <table:table-cell office:value-type="percentage" office:value="0.19645790650909">
            <text:p>19.65%</text:p>
          </table:table-cell>
          <table:table-cell office:value-type="percentage" office:value="0.0492488604224711">
            <text:p>4.92%</text:p>
          </table:table-cell>
          <table:table-cell office:value-type="percentage" office:value="-0.0578315289790103">
            <text:p>-5.78%</text:p>
          </table:table-cell>
          <table:table-cell office:value-type="percentage" office:value="-0.0280026993487779">
            <text:p>-2.80%</text:p>
          </table:table-cell>
          <table:table-cell office:value-type="percentage" office:value="0.137527951786583">
            <text:p>13.75%</text:p>
          </table:table-cell>
          <table:table-cell office:value-type="percentage" office:value="-0.109716949064864">
            <text:p>-10.97%</text:p>
          </table:table-cell>
          <table:table-cell office:value-type="percentage" office:value="0.0753084209450858">
            <text:p>7.53%</text:p>
          </table:table-cell>
          <table:table-cell office:value-type="percentage" office:value="-0.167075166948904">
            <text:p>-16.71%</text:p>
          </table:table-cell>
          <table:table-cell office:value-type="percentage" office:value="-0.0361684660974334">
            <text:p>-3.62%</text:p>
          </table:table-cell>
          <table:table-cell office:value-type="percentage" office:value="-0.173667240188893">
            <text:p>-17.37%</text:p>
          </table:table-cell>
          <table:table-cell office:value-type="percentage" office:value="0.0880268624579754">
            <text:p>8.80%</text:p>
          </table:table-cell>
          <table:table-cell office:value-type="percentage" office:value="-0.102927327897483">
            <text:p>-10.29%</text:p>
          </table:table-cell>
          <table:table-cell office:value-type="percentage" office:value="-0.249545748395508">
            <text:p>-24.95%</text:p>
          </table:table-cell>
          <table:table-cell office:value-type="percentage" office:value="0.0870878302674105">
            <text:p>8.71%</text:p>
          </table:table-cell>
          <table:table-cell office:value-type="percentage" office:value="0.047510821255259">
            <text:p>4.75%</text:p>
          </table:table-cell>
          <table:table-cell office:value-type="percentage" office:value="-0.0391203070456817">
            <text:p>-3.91%</text:p>
          </table:table-cell>
          <table:table-cell office:value-type="percentage" office:value="-0.033783549753674">
            <text:p>-3.38%</text:p>
          </table:table-cell>
          <table:table-cell office:value-type="percentage" office:value="-0.0570055067392342">
            <text:p>-5.70%</text:p>
          </table:table-cell>
          <table:table-cell office:value-type="percentage" office:value="-0.029755649547784">
            <text:p>-2.98%</text:p>
          </table:table-cell>
          <table:table-cell office:value-type="percentage" office:value="-0.0564096920390614">
            <text:p>-5.64%</text:p>
          </table:table-cell>
          <table:table-cell office:value-type="percentage" office:value="0.308618839197889">
            <text:p>30.86%</text:p>
          </table:table-cell>
          <table:table-cell office:value-type="percentage" office:value="-0.154272673621276">
            <text:p>-15.43%</text:p>
          </table:table-cell>
          <table:table-cell office:value-type="percentage" office:value="-0.0675709221512306">
            <text:p>-6.76%</text:p>
          </table:table-cell>
          <table:table-cell office:value-type="percentage" office:value="-0.34544668089209">
            <text:p>-34.54%</text:p>
          </table:table-cell>
          <table:table-cell office:value-type="percentage" office:value="-0.0623254339694916">
            <text:p>-6.23%</text:p>
          </table:table-cell>
          <table:table-cell office:value-type="percentage" office:value="0.222517389959518">
            <text:p>22.25%</text:p>
          </table:table-cell>
          <table:table-cell office:value-type="percentage" office:value="0.0116342542239484">
            <text:p>1.16%</text:p>
          </table:table-cell>
          <table:table-cell office:value-type="percentage" office:value="-0.0868045474726434">
            <text:p>-8.68%</text:p>
          </table:table-cell>
          <table:table-cell office:value-type="percentage" office:value="0.0993342104051152">
            <text:p>9.93%</text:p>
          </table:table-cell>
          <table:table-cell office:value-type="percentage" office:value="0.0158295578803016">
            <text:p>1.58%</text:p>
          </table:table-cell>
          <table:table-cell office:value-type="percentage" office:value="0.0441594502118067">
            <text:p>4.42%</text:p>
          </table:table-cell>
          <table:table-cell office:value-type="percentage" office:value="0.29724685959071">
            <text:p>29.72%</text:p>
          </table:table-cell>
          <table:table-cell office:value-type="percentage" office:value="-0.133661077266556">
            <text:p>-13.37%</text:p>
          </table:table-cell>
          <table:table-cell office:value-type="percentage" office:value="0.237529098426319">
            <text:p>23.75%</text:p>
          </table:table-cell>
          <table:table-cell office:value-type="percentage" office:value="-0.107256926021669">
            <text:p>-10.73%</text:p>
          </table:table-cell>
          <table:table-cell office:value-type="percentage" office:value="-0.0835265666972523">
            <text:p>-8.35%</text:p>
          </table:table-cell>
          <table:table-cell office:value-type="percentage" office:value="-0.00146161316006527">
            <text:p>-0.15%</text:p>
          </table:table-cell>
          <table:table-cell office:value-type="percentage" office:value="-0.0446509190413294">
            <text:p>-4.47%</text:p>
          </table:table-cell>
          <table:table-cell office:value-type="percentage" office:value="0.219388272449688">
            <text:p>21.94%</text:p>
          </table:table-cell>
          <table:table-cell office:value-type="percentage" office:value="-0.208383011384846">
            <text:p>-20.84%</text:p>
          </table:table-cell>
          <table:table-cell office:value-type="percentage" office:value="0.0358958293007669">
            <text:p>3.59%</text:p>
          </table:table-cell>
          <table:table-cell office:value-type="percentage" office:value="-0.0330004024665366">
            <text:p>-3.30%</text:p>
          </table:table-cell>
          <table:table-cell office:value-type="percentage" office:value="0.0406738735911432">
            <text:p>4.07%</text:p>
          </table:table-cell>
          <table:table-cell office:value-type="percentage" office:value="-0.0888510179628375">
            <text:p>-8.89%</text:p>
          </table:table-cell>
          <table:table-cell office:value-type="percentage" office:value="0.0362551832169769">
            <text:p>3.63%</text:p>
          </table:table-cell>
          <table:table-cell office:value-type="percentage" office:value="-0.0661149373684181">
            <text:p>-6.61%</text:p>
          </table:table-cell>
          <table:table-cell office:value-type="percentage" office:value="0.0495789788325408">
            <text:p>4.96%</text:p>
          </table:table-cell>
          <table:table-cell office:value-type="percentage" office:value="-0.0279193182125843">
            <text:p>-2.79%</text:p>
          </table:table-cell>
          <table:table-cell office:value-type="percentage" office:value="0.00158352557778033">
            <text:p>0.16%</text:p>
          </table:table-cell>
          <table:table-cell office:value-type="percentage" office:value="0.0151566669387732">
            <text:p>1.52%</text:p>
          </table:table-cell>
          <table:table-cell office:value-type="percentage" office:value="0.00574770746625144">
            <text:p>0.57%</text:p>
          </table:table-cell>
          <table:table-cell office:value-type="percentage" office:value="-0.00436298186336304">
            <text:p>-0.44%</text:p>
          </table:table-cell>
        </table:table-row>
        <table:table-row table:style-name="ro2">
          <table:table-cell office:value-type="float" office:value="18852">
            <text:p>18852</text:p>
          </table:table-cell>
          <table:table-cell office:value-type="string">
            <text:p>Estlander &amp; Partners Ltd.</text:p>
          </table:table-cell>
          <table:table-cell office:value-type="string">
            <text:p>Global XL Program *QEP*</text:p>
          </table:table-cell>
          <table:table-cell office:value-type="float" office:value="18852">
            <text:p>18852</text:p>
          </table:table-cell>
          <table:table-cell office:value-type="percentage" office:value="0.146701742716427">
            <text:p>14.67%</text:p>
          </table:table-cell>
          <table:table-cell office:value-type="percentage" office:value="0.109556707158766">
            <text:p>10.96%</text:p>
          </table:table-cell>
          <table:table-cell office:value-type="percentage" office:value="0.00751874563204284">
            <text:p>0.75%</text:p>
          </table:table-cell>
          <table:table-cell office:value-type="percentage" office:value="0.045556533748555">
            <text:p>4.56%</text:p>
          </table:table-cell>
          <table:table-cell office:value-type="percentage" office:value="0.110618477312721">
            <text:p>11.06%</text:p>
          </table:table-cell>
          <table:table-cell office:value-type="percentage" office:value="-0.144660103395785">
            <text:p>-14.47%</text:p>
          </table:table-cell>
          <table:table-cell office:value-type="percentage" office:value="0.0343675561591244">
            <text:p>3.44%</text:p>
          </table:table-cell>
          <table:table-cell office:value-type="percentage" office:value="-0.070424151434462">
            <text:p>-7.04%</text:p>
          </table:table-cell>
          <table:table-cell office:value-type="percentage" office:value="0.103995138629971">
            <text:p>10.40%</text:p>
          </table:table-cell>
          <table:table-cell office:value-type="percentage" office:value="-0.0248650075602586">
            <text:p>-2.49%</text:p>
          </table:table-cell>
          <table:table-cell office:value-type="percentage" office:value="0.0989363616128528">
            <text:p>9.89%</text:p>
          </table:table-cell>
          <table:table-cell office:value-type="percentage" office:value="-0.0614994836109307">
            <text:p>-6.15%</text:p>
          </table:table-cell>
          <table:table-cell office:value-type="percentage" office:value="0.0453538825177679">
            <text:p>4.54%</text:p>
          </table:table-cell>
          <table:table-cell office:value-type="percentage" office:value="0.0508269250448835">
            <text:p>5.08%</text:p>
          </table:table-cell>
          <table:table-cell office:value-type="percentage" office:value="0.0996073210255103">
            <text:p>9.96%</text:p>
          </table:table-cell>
          <table:table-cell office:value-type="percentage" office:value="-0.0800772410163065">
            <text:p>-8.01%</text:p>
          </table:table-cell>
          <table:table-cell office:value-type="percentage" office:value="0.199533530754543">
            <text:p>19.95%</text:p>
          </table:table-cell>
          <table:table-cell office:value-type="percentage" office:value="-0.0740836802701096">
            <text:p>-7.41%</text:p>
          </table:table-cell>
          <table:table-cell office:value-type="percentage" office:value="0.121735916457308">
            <text:p>12.17%</text:p>
          </table:table-cell>
          <table:table-cell office:value-type="percentage" office:value="-0.0485009614801316">
            <text:p>-4.85%</text:p>
          </table:table-cell>
          <table:table-cell office:value-type="percentage" office:value="0.1294288017252">
            <text:p>12.94%</text:p>
          </table:table-cell>
          <table:table-cell office:value-type="percentage" office:value="-0.00246242382650887">
            <text:p>-0.25%</text:p>
          </table:table-cell>
          <table:table-cell office:value-type="percentage" office:value="-0.0552171331787789">
            <text:p>-5.52%</text:p>
          </table:table-cell>
          <table:table-cell office:value-type="percentage" office:value="0.128860106992743">
            <text:p>12.89%</text:p>
          </table:table-cell>
          <table:table-cell office:value-type="percentage" office:value="0.105146003232931">
            <text:p>10.51%</text:p>
          </table:table-cell>
          <table:table-cell office:value-type="percentage" office:value="-0.178979986016264">
            <text:p>-17.90%</text:p>
          </table:table-cell>
          <table:table-cell office:value-type="percentage" office:value="0.0542836343883787">
            <text:p>5.43%</text:p>
          </table:table-cell>
          <table:table-cell office:value-type="percentage" office:value="0.0463919359900302">
            <text:p>4.64%</text:p>
          </table:table-cell>
          <table:table-cell office:value-type="percentage" office:value="0.241063940204012">
            <text:p>24.11%</text:p>
          </table:table-cell>
          <table:table-cell office:value-type="percentage" office:value="-0.139417956776239">
            <text:p>-13.94%</text:p>
          </table:table-cell>
          <table:table-cell office:value-type="percentage" office:value="0.0696986354231944">
            <text:p>6.97%</text:p>
          </table:table-cell>
          <table:table-cell office:value-type="percentage" office:value="0.0594002194546035">
            <text:p>5.94%</text:p>
          </table:table-cell>
          <table:table-cell office:value-type="percentage" office:value="0.0220593758091919">
            <text:p>2.21%</text:p>
          </table:table-cell>
          <table:table-cell office:value-type="percentage" office:value="0.0792735566202954">
            <text:p>7.93%</text:p>
          </table:table-cell>
          <table:table-cell office:value-type="percentage" office:value="0.0345965881246103">
            <text:p>3.46%</text:p>
          </table:table-cell>
          <table:table-cell office:value-type="percentage" office:value="-0.0103212801782109">
            <text:p>-1.03%</text:p>
          </table:table-cell>
          <table:table-cell office:value-type="percentage" office:value="0.0966743073535571">
            <text:p>9.67%</text:p>
          </table:table-cell>
          <table:table-cell office:value-type="percentage" office:value="-0.111780656253009">
            <text:p>-11.18%</text:p>
          </table:table-cell>
          <table:table-cell office:value-type="percentage" office:value="-0.0285161263297164">
            <text:p>-2.85%</text:p>
          </table:table-cell>
          <table:table-cell office:value-type="percentage" office:value="-0.0235912728134807">
            <text:p>-2.36%</text:p>
          </table:table-cell>
          <table:table-cell office:value-type="percentage" office:value="0.0393947705805024">
            <text:p>3.94%</text:p>
          </table:table-cell>
          <table:table-cell office:value-type="percentage" office:value="0.0354988622917037">
            <text:p>3.55%</text:p>
          </table:table-cell>
          <table:table-cell office:value-type="percentage" office:value="-0.10582089313795">
            <text:p>-10.58%</text:p>
          </table:table-cell>
          <table:table-cell office:value-type="percentage" office:value="-0.0179240791067885">
            <text:p>-1.79%</text:p>
          </table:table-cell>
          <table:table-cell office:value-type="percentage" office:value="-0.0948967574821956">
            <text:p>-9.49%</text:p>
          </table:table-cell>
          <table:table-cell office:value-type="percentage" office:value="0.0892941768947415">
            <text:p>8.93%</text:p>
          </table:table-cell>
          <table:table-cell office:value-type="percentage" office:value="-0.00524410952128408">
            <text:p>-0.52%</text:p>
          </table:table-cell>
          <table:table-cell office:value-type="percentage" office:value="-0.115372601098029">
            <text:p>-11.54%</text:p>
          </table:table-cell>
          <table:table-cell office:value-type="percentage" office:value="-0.0512497805624946">
            <text:p>-5.12%</text:p>
          </table:table-cell>
          <table:table-cell office:value-type="percentage" office:value="0.0697520678531658">
            <text:p>6.98%</text:p>
          </table:table-cell>
          <table:table-cell office:value-type="percentage" office:value="0.00410686482495932">
            <text:p>0.41%</text:p>
          </table:table-cell>
          <table:table-cell office:value-type="percentage" office:value="0.01310108439501">
            <text:p>1.31%</text:p>
          </table:table-cell>
          <table:table-cell office:value-type="percentage" office:value="0.0665096318331049">
            <text:p>6.65%</text:p>
          </table:table-cell>
          <table:table-cell office:value-type="percentage" office:value="0.156475460421418">
            <text:p>15.65%</text:p>
          </table:table-cell>
          <table:table-cell office:value-type="percentage" office:value="-0.00825832319646618">
            <text:p>-0.83%</text:p>
          </table:table-cell>
          <table:table-cell office:value-type="percentage" office:value="-0.0652091261809704">
            <text:p>-6.52%</text:p>
          </table:table-cell>
          <table:table-cell office:value-type="percentage" office:value="0.00580831512650865">
            <text:p>0.58%</text:p>
          </table:table-cell>
          <table:table-cell office:value-type="percentage" office:value="-0.0256202544779777">
            <text:p>-2.56%</text:p>
          </table:table-cell>
          <table:table-cell office:value-type="percentage" office:value="0.0330976816845273">
            <text:p>3.31%</text:p>
          </table:table-cell>
          <table:table-cell office:value-type="percentage" office:value="0.0800269362782321">
            <text:p>8.00%</text:p>
          </table:table-cell>
          <table:table-cell office:value-type="percentage" office:value="0.0250115759675261">
            <text:p>2.50%</text:p>
          </table:table-cell>
          <table:table-cell office:value-type="percentage" office:value="0.0744566920405499">
            <text:p>7.45%</text:p>
          </table:table-cell>
          <table:table-cell office:value-type="percentage" office:value="-0.00310456463524901">
            <text:p>-0.31%</text:p>
          </table:table-cell>
          <table:table-cell office:value-type="percentage" office:value="0.032305460095491">
            <text:p>3.23%</text:p>
          </table:table-cell>
          <table:table-cell office:value-type="percentage" office:value="0.0467679314894591">
            <text:p>4.68%</text:p>
          </table:table-cell>
          <table:table-cell office:value-type="percentage" office:value="0.00861644919664494">
            <text:p>0.86%</text:p>
          </table:table-cell>
          <table:table-cell office:value-type="percentage" office:value="-0.0548017398537593">
            <text:p>-5.48%</text:p>
          </table:table-cell>
          <table:table-cell office:value-type="percentage" office:value="-0.0436395799165533">
            <text:p>-4.36%</text:p>
          </table:table-cell>
          <table:table-cell office:value-type="percentage" office:value="-0.0120287016413368">
            <text:p>-1.20%</text:p>
          </table:table-cell>
          <table:table-cell office:value-type="percentage" office:value="-0.00143854402210017">
            <text:p>-0.14%</text:p>
          </table:table-cell>
          <table:table-cell office:value-type="percentage" office:value="-0.0141529710919651">
            <text:p>-1.42%</text:p>
          </table:table-cell>
          <table:table-cell office:value-type="percentage" office:value="-0.00806347101930562">
            <text:p>-0.81%</text:p>
          </table:table-cell>
          <table:table-cell office:value-type="percentage" office:value="-0.114255515126749">
            <text:p>-11.43%</text:p>
          </table:table-cell>
          <table:table-cell office:value-type="percentage" office:value="0.113899907454647">
            <text:p>11.39%</text:p>
          </table:table-cell>
          <table:table-cell office:value-type="percentage" office:value="-0.0579928905054958">
            <text:p>-5.80%</text:p>
          </table:table-cell>
          <table:table-cell office:value-type="percentage" office:value="-0.690525554032222">
            <text:p>-69.05%</text:p>
          </table:table-cell>
        </table:table-row>
        <table:table-row table:style-name="ro2">
          <table:table-cell office:value-type="float" office:value="20009">
            <text:p>20009</text:p>
          </table:table-cell>
          <table:table-cell office:value-type="string">
            <text:p>FORT LP</text:p>
          </table:table-cell>
          <table:table-cell office:value-type="string">
            <text:p>Global Contrarian Program</text:p>
          </table:table-cell>
          <table:table-cell office:value-type="float" office:value="20009">
            <text:p>20009</text:p>
          </table:table-cell>
          <table:table-cell office:value-type="percentage" office:value="0.0735833931185882">
            <text:p>7.36%</text:p>
          </table:table-cell>
          <table:table-cell office:value-type="percentage" office:value="0.154758699990371">
            <text:p>15.48%</text:p>
          </table:table-cell>
          <table:table-cell office:value-type="percentage" office:value="-0.0994127541870584">
            <text:p>-9.94%</text:p>
          </table:table-cell>
          <table:table-cell office:value-type="percentage" office:value="-0.174876580813274">
            <text:p>-17.49%</text:p>
          </table:table-cell>
          <table:table-cell office:value-type="percentage" office:value="-0.200606260660811">
            <text:p>-20.06%</text:p>
          </table:table-cell>
          <table:table-cell office:value-type="percentage" office:value="-0.145677091303665">
            <text:p>-14.57%</text:p>
          </table:table-cell>
          <table:table-cell office:value-type="percentage" office:value="0.104032853649891">
            <text:p>10.40%</text:p>
          </table:table-cell>
          <table:table-cell office:value-type="percentage" office:value="-0.0294687622327841">
            <text:p>-2.95%</text:p>
          </table:table-cell>
          <table:table-cell office:value-type="percentage" office:value="0.0769704909560272">
            <text:p>7.70%</text:p>
          </table:table-cell>
          <table:table-cell office:value-type="percentage" office:value="0.00414317802724777">
            <text:p>0.41%</text:p>
          </table:table-cell>
          <table:table-cell office:value-type="percentage" office:value="-0.201965257681824">
            <text:p>-20.20%</text:p>
          </table:table-cell>
          <table:table-cell office:value-type="percentage" office:value="0.0522258675896853">
            <text:p>5.22%</text:p>
          </table:table-cell>
          <table:table-cell office:value-type="percentage" office:value="-0.0468712866856309">
            <text:p>-4.69%</text:p>
          </table:table-cell>
          <table:table-cell office:value-type="percentage" office:value="0.0663467455869189">
            <text:p>6.63%</text:p>
          </table:table-cell>
          <table:table-cell office:value-type="percentage" office:value="-0.0258167823562583">
            <text:p>-2.58%</text:p>
          </table:table-cell>
          <table:table-cell office:value-type="percentage" office:value="0.0908900438706802">
            <text:p>9.09%</text:p>
          </table:table-cell>
          <table:table-cell office:value-type="percentage" office:value="0.266027641019717">
            <text:p>26.60%</text:p>
          </table:table-cell>
          <table:table-cell office:value-type="percentage" office:value="-0.135828444719888">
            <text:p>-13.58%</text:p>
          </table:table-cell>
          <table:table-cell office:value-type="percentage" office:value="0.0217250975615809">
            <text:p>2.17%</text:p>
          </table:table-cell>
          <table:table-cell office:value-type="percentage" office:value="0.212973360690754">
            <text:p>21.30%</text:p>
          </table:table-cell>
          <table:table-cell office:value-type="percentage" office:value="-0.175429536028677">
            <text:p>-17.54%</text:p>
          </table:table-cell>
          <table:table-cell office:value-type="percentage" office:value="-0.159703334996436">
            <text:p>-15.97%</text:p>
          </table:table-cell>
          <table:table-cell office:value-type="percentage" office:value="-0.1190357628105">
            <text:p>-11.90%</text:p>
          </table:table-cell>
          <table:table-cell office:value-type="percentage" office:value="0.0270945030941321">
            <text:p>2.71%</text:p>
          </table:table-cell>
          <table:table-cell office:value-type="percentage" office:value="-0.0398836832724134">
            <text:p>-3.99%</text:p>
          </table:table-cell>
          <table:table-cell office:value-type="percentage" office:value="-0.0646084429378273">
            <text:p>-6.46%</text:p>
          </table:table-cell>
          <table:table-cell office:value-type="percentage" office:value="0.12623686407941">
            <text:p>12.62%</text:p>
          </table:table-cell>
          <table:table-cell office:value-type="percentage" office:value="0.141621662941968">
            <text:p>14.16%</text:p>
          </table:table-cell>
          <table:table-cell office:value-type="percentage" office:value="-0.0902419529424616">
            <text:p>-9.02%</text:p>
          </table:table-cell>
          <table:table-cell office:value-type="percentage" office:value="-0.147963552294059">
            <text:p>-14.80%</text:p>
          </table:table-cell>
          <table:table-cell office:value-type="percentage" office:value="-0.108811029321446">
            <text:p>-10.88%</text:p>
          </table:table-cell>
          <table:table-cell office:value-type="percentage" office:value="-0.113924875307027">
            <text:p>-11.39%</text:p>
          </table:table-cell>
          <table:table-cell office:value-type="percentage" office:value="0.0341076979801206">
            <text:p>3.41%</text:p>
          </table:table-cell>
          <table:table-cell office:value-type="percentage" office:value="0.00150233508608823">
            <text:p>0.15%</text:p>
          </table:table-cell>
          <table:table-cell office:value-type="percentage" office:value="-0.156944670454981">
            <text:p>-15.69%</text:p>
          </table:table-cell>
          <table:table-cell office:value-type="percentage" office:value="-0.00551268491242555">
            <text:p>-0.55%</text:p>
          </table:table-cell>
          <table:table-cell office:value-type="percentage" office:value="0.179682525254332">
            <text:p>17.97%</text:p>
          </table:table-cell>
          <table:table-cell office:value-type="percentage" office:value="0.15904395219564">
            <text:p>15.90%</text:p>
          </table:table-cell>
          <table:table-cell office:value-type="percentage" office:value="-0.0750814431754238">
            <text:p>-7.51%</text:p>
          </table:table-cell>
          <table:table-cell office:value-type="percentage" office:value="0.315496721744382">
            <text:p>31.55%</text:p>
          </table:table-cell>
          <table:table-cell office:value-type="percentage" office:value="0.147989570364996">
            <text:p>14.80%</text:p>
          </table:table-cell>
          <table:table-cell office:value-type="percentage" office:value="-0.00716448513120567">
            <text:p>-0.72%</text:p>
          </table:table-cell>
          <table:table-cell office:value-type="percentage" office:value="-0.0142699761691353">
            <text:p>-1.43%</text:p>
          </table:table-cell>
          <table:table-cell office:value-type="percentage" office:value="0.0540859410425748">
            <text:p>5.41%</text:p>
          </table:table-cell>
          <table:table-cell office:value-type="percentage" office:value="0.0265578008893632">
            <text:p>2.66%</text:p>
          </table:table-cell>
          <table:table-cell office:value-type="percentage" office:value="-0.235292524459976">
            <text:p>-23.53%</text:p>
          </table:table-cell>
          <table:table-cell office:value-type="percentage" office:value="0.0856072439877134">
            <text:p>8.56%</text:p>
          </table:table-cell>
          <table:table-cell office:value-type="percentage" office:value="0.0680869818527922">
            <text:p>6.81%</text:p>
          </table:table-cell>
          <table:table-cell office:value-type="percentage" office:value="0.122826969563529">
            <text:p>12.28%</text:p>
          </table:table-cell>
          <table:table-cell office:value-type="percentage" office:value="-0.100939501135969">
            <text:p>-10.09%</text:p>
          </table:table-cell>
          <table:table-cell office:value-type="percentage" office:value="0.0902943784166739">
            <text:p>9.03%</text:p>
          </table:table-cell>
          <table:table-cell office:value-type="percentage" office:value="-0.0235813843065296">
            <text:p>-2.36%</text:p>
          </table:table-cell>
          <table:table-cell office:value-type="percentage" office:value="0.164555361287069">
            <text:p>16.46%</text:p>
          </table:table-cell>
          <table:table-cell office:value-type="percentage" office:value="0.019507751394131">
            <text:p>1.95%</text:p>
          </table:table-cell>
          <table:table-cell office:value-type="percentage" office:value="-0.0421791909532261">
            <text:p>-4.22%</text:p>
          </table:table-cell>
          <table:table-cell office:value-type="percentage" office:value="0.0228183799355598">
            <text:p>2.28%</text:p>
          </table:table-cell>
          <table:table-cell office:value-type="percentage" office:value="0.0148715880566259">
            <text:p>1.49%</text:p>
          </table:table-cell>
          <table:table-cell office:value-type="percentage" office:value="-0.050800825732538">
            <text:p>-5.08%</text:p>
          </table:table-cell>
          <table:table-cell office:value-type="percentage" office:value="-0.131724118635529">
            <text:p>-13.17%</text:p>
          </table:table-cell>
          <table:table-cell office:value-type="percentage" office:value="0.0358581167257928">
            <text:p>3.59%</text:p>
          </table:table-cell>
          <table:table-cell office:value-type="percentage" office:value="0.12415792916128">
            <text:p>12.42%</text:p>
          </table:table-cell>
          <table:table-cell office:value-type="percentage" office:value="-0.195332304827084">
            <text:p>-19.53%</text:p>
          </table:table-cell>
          <table:table-cell office:value-type="percentage" office:value="0.0194699575826056">
            <text:p>1.95%</text:p>
          </table:table-cell>
          <table:table-cell office:value-type="percentage" office:value="-0.23467133579544">
            <text:p>-23.47%</text:p>
          </table:table-cell>
          <table:table-cell office:value-type="percentage" office:value="0.0805304677879449">
            <text:p>8.05%</text:p>
          </table:table-cell>
          <table:table-cell office:value-type="percentage" office:value="-0.0175058131627025">
            <text:p>-1.75%</text:p>
          </table:table-cell>
          <table:table-cell office:value-type="percentage" office:value="-0.0256004533316785">
            <text:p>-2.56%</text:p>
          </table:table-cell>
          <table:table-cell office:value-type="percentage" office:value="-0.00216905591146868">
            <text:p>-0.22%</text:p>
          </table:table-cell>
          <table:table-cell office:value-type="percentage" office:value="-0.0246174721294263">
            <text:p>-2.46%</text:p>
          </table:table-cell>
          <table:table-cell office:value-type="percentage" office:value="-0.0594339275573187">
            <text:p>-5.94%</text:p>
          </table:table-cell>
          <table:table-cell office:value-type="percentage" office:value="0.021549591403277">
            <text:p>2.15%</text:p>
          </table:table-cell>
          <table:table-cell office:value-type="percentage" office:value="0.0276958584726113">
            <text:p>2.77%</text:p>
          </table:table-cell>
          <table:table-cell office:value-type="percentage" office:value="-0.008368938993474">
            <text:p>-0.84%</text:p>
          </table:table-cell>
          <table:table-cell office:value-type="percentage" office:value="0.0188193382184432">
            <text:p>1.88%</text:p>
          </table:table-cell>
          <table:table-cell office:value-type="percentage" office:value="0.00609001686599092">
            <text:p>0.61%</text:p>
          </table:table-cell>
          <table:table-cell office:value-type="percentage" office:value="0.000559307743831864">
            <text:p>0.06%</text:p>
          </table:table-cell>
        </table:table-row>
        <table:table-row table:style-name="ro2">
          <table:table-cell office:value-type="float" office:value="80410">
            <text:p>80410</text:p>
          </table:table-cell>
          <table:table-cell office:value-type="string">
            <text:p>FTC Capital GmbH</text:p>
          </table:table-cell>
          <table:table-cell office:value-type="string">
            <text:p>FTC Futures Fund Classic B-EUR *FRN*</text:p>
          </table:table-cell>
          <table:table-cell office:value-type="float" office:value="80410">
            <text:p>80410</text:p>
          </table:table-cell>
          <table:table-cell office:value-type="percentage" office:value="0.149058466692505">
            <text:p>14.91%</text:p>
          </table:table-cell>
          <table:table-cell office:value-type="percentage" office:value="0.0925083780729645">
            <text:p>9.25%</text:p>
          </table:table-cell>
          <table:table-cell office:value-type="percentage" office:value="0.020078980092481">
            <text:p>2.01%</text:p>
          </table:table-cell>
          <table:table-cell office:value-type="percentage" office:value="0.0390848605885911">
            <text:p>3.91%</text:p>
          </table:table-cell>
          <table:table-cell office:value-type="percentage" office:value="-0.0999771993116575">
            <text:p>-10.00%</text:p>
          </table:table-cell>
          <table:table-cell office:value-type="percentage" office:value="-0.0621105886332911">
            <text:p>-6.21%</text:p>
          </table:table-cell>
          <table:table-cell office:value-type="percentage" office:value="-0.100411006254471">
            <text:p>-10.04%</text:p>
          </table:table-cell>
          <table:table-cell office:value-type="percentage" office:value="0.0997578396263108">
            <text:p>9.98%</text:p>
          </table:table-cell>
          <table:table-cell office:value-type="percentage" office:value="0.120482904390934">
            <text:p>12.05%</text:p>
          </table:table-cell>
          <table:table-cell office:value-type="percentage" office:value="0.0771925830943596">
            <text:p>7.72%</text:p>
          </table:table-cell>
          <table:table-cell office:value-type="percentage" office:value="-0.0369571160338522">
            <text:p>-3.70%</text:p>
          </table:table-cell>
          <table:table-cell office:value-type="percentage" office:value="0.0740571219722566">
            <text:p>7.41%</text:p>
          </table:table-cell>
          <table:table-cell office:value-type="percentage" office:value="0.0337774488978394">
            <text:p>3.38%</text:p>
          </table:table-cell>
          <table:table-cell office:value-type="percentage" office:value="-0.0621561918245177">
            <text:p>-6.22%</text:p>
          </table:table-cell>
          <table:table-cell office:value-type="percentage" office:value="0.017529486268707">
            <text:p>1.75%</text:p>
          </table:table-cell>
          <table:table-cell office:value-type="percentage" office:value="-0.0961021170697506">
            <text:p>-9.61%</text:p>
          </table:table-cell>
          <table:table-cell office:value-type="percentage" office:value="0.0427522165984306">
            <text:p>4.28%</text:p>
          </table:table-cell>
          <table:table-cell office:value-type="percentage" office:value="0.109072007683034">
            <text:p>10.91%</text:p>
          </table:table-cell>
          <table:table-cell office:value-type="percentage" office:value="0.160502090251093">
            <text:p>16.05%</text:p>
          </table:table-cell>
          <table:table-cell office:value-type="percentage" office:value="-0.064822236535736">
            <text:p>-6.48%</text:p>
          </table:table-cell>
          <table:table-cell office:value-type="percentage" office:value="0.028627220136189">
            <text:p>2.86%</text:p>
          </table:table-cell>
          <table:table-cell office:value-type="percentage" office:value="-0.034238910754395">
            <text:p>-3.42%</text:p>
          </table:table-cell>
          <table:table-cell office:value-type="percentage" office:value="-0.0820317499805635">
            <text:p>-8.20%</text:p>
          </table:table-cell>
          <table:table-cell office:value-type="percentage" office:value="-0.199215315403209">
            <text:p>-19.92%</text:p>
          </table:table-cell>
          <table:table-cell office:value-type="percentage" office:value="-0.107823253105498">
            <text:p>-10.78%</text:p>
          </table:table-cell>
          <table:table-cell office:value-type="percentage" office:value="0.0394599275568476">
            <text:p>3.95%</text:p>
          </table:table-cell>
          <table:table-cell office:value-type="percentage" office:value="-0.00138372356291577">
            <text:p>-0.14%</text:p>
          </table:table-cell>
          <table:table-cell office:value-type="percentage" office:value="-0.246384795522828">
            <text:p>-24.64%</text:p>
          </table:table-cell>
          <table:table-cell office:value-type="percentage" office:value="-0.115640388024324">
            <text:p>-11.56%</text:p>
          </table:table-cell>
          <table:table-cell office:value-type="percentage" office:value="-0.0494222107067779">
            <text:p>-4.94%</text:p>
          </table:table-cell>
          <table:table-cell office:value-type="percentage" office:value="-0.0329333514583439">
            <text:p>-3.29%</text:p>
          </table:table-cell>
          <table:table-cell office:value-type="percentage" office:value="0.0554012461184186">
            <text:p>5.54%</text:p>
          </table:table-cell>
          <table:table-cell office:value-type="percentage" office:value="-0.0955228290542154">
            <text:p>-9.55%</text:p>
          </table:table-cell>
          <table:table-cell office:value-type="percentage" office:value="-0.118622431579239">
            <text:p>-11.86%</text:p>
          </table:table-cell>
          <table:table-cell office:value-type="percentage" office:value="0.134321444839416">
            <text:p>13.43%</text:p>
          </table:table-cell>
          <table:table-cell office:value-type="percentage" office:value="0.00693375288254901">
            <text:p>0.69%</text:p>
          </table:table-cell>
          <table:table-cell office:value-type="percentage" office:value="-0.0898924392195043">
            <text:p>-8.99%</text:p>
          </table:table-cell>
          <table:table-cell office:value-type="percentage" office:value="0.0140725184800892">
            <text:p>1.41%</text:p>
          </table:table-cell>
          <table:table-cell office:value-type="percentage" office:value="-0.0230247988903058">
            <text:p>-2.30%</text:p>
          </table:table-cell>
          <table:table-cell office:value-type="percentage" office:value="-0.0370864493957508">
            <text:p>-3.71%</text:p>
          </table:table-cell>
          <table:table-cell office:value-type="percentage" office:value="0.0803959664401723">
            <text:p>8.04%</text:p>
          </table:table-cell>
          <table:table-cell office:value-type="percentage" office:value="-0.101735652916975">
            <text:p>-10.17%</text:p>
          </table:table-cell>
          <table:table-cell office:value-type="percentage" office:value="0.0197655296617542">
            <text:p>1.98%</text:p>
          </table:table-cell>
          <table:table-cell office:value-type="percentage" office:value="-0.166806074815248">
            <text:p>-16.68%</text:p>
          </table:table-cell>
          <table:table-cell office:value-type="percentage" office:value="-0.140285606305238">
            <text:p>-14.03%</text:p>
          </table:table-cell>
          <table:table-cell office:value-type="percentage" office:value="-0.00229614149729727">
            <text:p>-0.23%</text:p>
          </table:table-cell>
          <table:table-cell office:value-type="percentage" office:value="0.203584426704281">
            <text:p>20.36%</text:p>
          </table:table-cell>
          <table:table-cell office:value-type="percentage" office:value="0.0599756056117018">
            <text:p>6.00%</text:p>
          </table:table-cell>
          <table:table-cell office:value-type="percentage" office:value="-0.0978336230690679">
            <text:p>-9.78%</text:p>
          </table:table-cell>
          <table:table-cell office:value-type="percentage" office:value="0.117407466912455">
            <text:p>11.74%</text:p>
          </table:table-cell>
          <table:table-cell office:value-type="percentage" office:value="0.298494108017711">
            <text:p>29.85%</text:p>
          </table:table-cell>
          <table:table-cell office:value-type="percentage" office:value="0.089178965705861">
            <text:p>8.92%</text:p>
          </table:table-cell>
          <table:table-cell office:value-type="percentage" office:value="-0.25276572562454">
            <text:p>-25.28%</text:p>
          </table:table-cell>
          <table:table-cell office:value-type="percentage" office:value="0.128291792752185">
            <text:p>12.83%</text:p>
          </table:table-cell>
          <table:table-cell office:value-type="percentage" office:value="0.107260756106067">
            <text:p>10.73%</text:p>
          </table:table-cell>
          <table:table-cell office:value-type="percentage" office:value="-0.151224675944788">
            <text:p>-15.12%</text:p>
          </table:table-cell>
          <table:table-cell office:value-type="percentage" office:value="-0.396406133239319">
            <text:p>-39.64%</text:p>
          </table:table-cell>
          <table:table-cell office:value-type="percentage" office:value="0.0544978147120944">
            <text:p>5.45%</text:p>
          </table:table-cell>
          <table:table-cell office:value-type="percentage" office:value="0.0499610099086791">
            <text:p>5.00%</text:p>
          </table:table-cell>
          <table:table-cell office:value-type="percentage" office:value="0.133071028527314">
            <text:p>13.31%</text:p>
          </table:table-cell>
          <table:table-cell office:value-type="percentage" office:value="0.161620468101918">
            <text:p>16.16%</text:p>
          </table:table-cell>
          <table:table-cell office:value-type="percentage" office:value="-0.108324334400867">
            <text:p>-10.83%</text:p>
          </table:table-cell>
          <table:table-cell office:value-type="percentage" office:value="-0.0018400592425139">
            <text:p>-0.18%</text:p>
          </table:table-cell>
          <table:table-cell office:value-type="percentage" office:value="-0.151781041671327">
            <text:p>-15.18%</text:p>
          </table:table-cell>
          <table:table-cell office:value-type="percentage" office:value="-0.0848744032400472">
            <text:p>-8.49%</text:p>
          </table:table-cell>
          <table:table-cell office:value-type="percentage" office:value="0.0890650680364877">
            <text:p>8.91%</text:p>
          </table:table-cell>
          <table:table-cell office:value-type="percentage" office:value="-0.00825094051206945">
            <text:p>-0.83%</text:p>
          </table:table-cell>
          <table:table-cell office:value-type="percentage" office:value="0.214146275737875">
            <text:p>21.41%</text:p>
          </table:table-cell>
          <table:table-cell office:value-type="percentage" office:value="-0.0112903936205039">
            <text:p>-1.13%</text:p>
          </table:table-cell>
          <table:table-cell office:value-type="percentage" office:value="-0.0752624283043894">
            <text:p>-7.53%</text:p>
          </table:table-cell>
          <table:table-cell office:value-type="percentage" office:value="-0.0113336982831958">
            <text:p>-1.13%</text:p>
          </table:table-cell>
          <table:table-cell office:value-type="percentage" office:value="0.00360337056852837">
            <text:p>0.36%</text:p>
          </table:table-cell>
          <table:table-cell office:value-type="percentage" office:value="-0.00292236701244725">
            <text:p>-0.29%</text:p>
          </table:table-cell>
          <table:table-cell office:value-type="percentage" office:value="-0.025056450546931">
            <text:p>-2.51%</text:p>
          </table:table-cell>
          <table:table-cell office:value-type="percentage" office:value="0.0129031908733471">
            <text:p>1.29%</text:p>
          </table:table-cell>
          <table:table-cell office:value-type="percentage" office:value="-0.0145967848620936">
            <text:p>-1.46%</text:p>
          </table:table-cell>
        </table:table-row>
        <table:table-row table:style-name="ro1">
          <table:table-cell office:value-type="float" office:value="82803">
            <text:p>82803</text:p>
          </table:table-cell>
          <table:table-cell office:value-type="string">
            <text:p>Goldman Management, Inc.</text:p>
          </table:table-cell>
          <table:table-cell office:value-type="string">
            <text:p>Goldman Management Stock Index Futures *PROP* *QEP*</text:p>
          </table:table-cell>
          <table:table-cell office:value-type="float" office:value="82803">
            <text:p>82803</text:p>
          </table:table-cell>
          <table:table-cell office:value-type="percentage" office:value="0.00788998500511661">
            <text:p>0.79%</text:p>
          </table:table-cell>
          <table:table-cell office:value-type="percentage" office:value="0.0975841537194918">
            <text:p>9.76%</text:p>
          </table:table-cell>
          <table:table-cell office:value-type="percentage" office:value="-0.0166176708944655">
            <text:p>-1.66%</text:p>
          </table:table-cell>
          <table:table-cell office:value-type="percentage" office:value="0.158163216695746">
            <text:p>15.82%</text:p>
          </table:table-cell>
          <table:table-cell office:value-type="percentage" office:value="0.143272367771867">
            <text:p>14.33%</text:p>
          </table:table-cell>
          <table:table-cell office:value-type="percentage" office:value="-0.230273625248835">
            <text:p>-23.03%</text:p>
          </table:table-cell>
          <table:table-cell office:value-type="percentage" office:value="-0.289139829405926">
            <text:p>-28.91%</text:p>
          </table:table-cell>
          <table:table-cell office:value-type="percentage" office:value="-0.0172155114326625">
            <text:p>-1.72%</text:p>
          </table:table-cell>
          <table:table-cell office:value-type="percentage" office:value="-0.203661720316865">
            <text:p>-20.37%</text:p>
          </table:table-cell>
          <table:table-cell office:value-type="percentage" office:value="0.13360569441002">
            <text:p>13.36%</text:p>
          </table:table-cell>
          <table:table-cell office:value-type="percentage" office:value="-0.111035848115518">
            <text:p>-11.10%</text:p>
          </table:table-cell>
          <table:table-cell office:value-type="percentage" office:value="0.0823695834409907">
            <text:p>8.24%</text:p>
          </table:table-cell>
          <table:table-cell office:value-type="percentage" office:value="0.267162430749496">
            <text:p>26.72%</text:p>
          </table:table-cell>
          <table:table-cell office:value-type="percentage" office:value="0.0667553705703434">
            <text:p>6.68%</text:p>
          </table:table-cell>
          <table:table-cell office:value-type="percentage" office:value="-0.00029513885193061">
            <text:p>-0.03%</text:p>
          </table:table-cell>
          <table:table-cell office:value-type="percentage" office:value="0.102592195682499">
            <text:p>10.26%</text:p>
          </table:table-cell>
          <table:table-cell office:value-type="percentage" office:value="-0.056098241606765">
            <text:p>-5.61%</text:p>
          </table:table-cell>
          <table:table-cell office:value-type="percentage" office:value="0.129918991271377">
            <text:p>12.99%</text:p>
          </table:table-cell>
          <table:table-cell office:value-type="percentage" office:value="0.239887280901973">
            <text:p>23.99%</text:p>
          </table:table-cell>
          <table:table-cell office:value-type="percentage" office:value="0.285039417271393">
            <text:p>28.50%</text:p>
          </table:table-cell>
          <table:table-cell office:value-type="percentage" office:value="-0.125804342641256">
            <text:p>-12.58%</text:p>
          </table:table-cell>
          <table:table-cell office:value-type="percentage" office:value="-0.152150451875272">
            <text:p>-15.22%</text:p>
          </table:table-cell>
          <table:table-cell office:value-type="percentage" office:value="0.222364071926499">
            <text:p>22.24%</text:p>
          </table:table-cell>
          <table:table-cell office:value-type="percentage" office:value="0.0153463818949781">
            <text:p>1.53%</text:p>
          </table:table-cell>
          <table:table-cell office:value-type="percentage" office:value="0.280522859119293">
            <text:p>28.05%</text:p>
          </table:table-cell>
          <table:table-cell office:value-type="percentage" office:value="0.0468223499484594">
            <text:p>4.68%</text:p>
          </table:table-cell>
          <table:table-cell office:value-type="percentage" office:value="-0.00178109227987351">
            <text:p>-0.18%</text:p>
          </table:table-cell>
          <table:table-cell office:value-type="percentage" office:value="0.123751176588746">
            <text:p>12.38%</text:p>
          </table:table-cell>
          <table:table-cell office:value-type="percentage" office:value="-0.0629106535898086">
            <text:p>-6.29%</text:p>
          </table:table-cell>
          <table:table-cell office:value-type="percentage" office:value="0.0737505724256711">
            <text:p>7.38%</text:p>
          </table:table-cell>
          <table:table-cell office:value-type="percentage" office:value="-0.00128611722003421">
            <text:p>-0.13%</text:p>
          </table:table-cell>
          <table:table-cell office:value-type="percentage" office:value="-0.0755562083196504">
            <text:p>-7.56%</text:p>
          </table:table-cell>
          <table:table-cell office:value-type="percentage" office:value="-0.224044557531407">
            <text:p>-22.40%</text:p>
          </table:table-cell>
          <table:table-cell office:value-type="percentage" office:value="-0.161465798876745">
            <text:p>-16.15%</text:p>
          </table:table-cell>
          <table:table-cell office:value-type="percentage" office:value="-0.142350905730507">
            <text:p>-14.24%</text:p>
          </table:table-cell>
          <table:table-cell office:value-type="percentage" office:value="0.0204701688935145">
            <text:p>2.05%</text:p>
          </table:table-cell>
          <table:table-cell office:value-type="percentage" office:value="0.0978453877279362">
            <text:p>9.78%</text:p>
          </table:table-cell>
          <table:table-cell office:value-type="percentage" office:value="0.050856016847439">
            <text:p>5.09%</text:p>
          </table:table-cell>
          <table:table-cell office:value-type="percentage" office:value="0.148010976250746">
            <text:p>14.80%</text:p>
          </table:table-cell>
          <table:table-cell office:value-type="percentage" office:value="0.00646455017579398">
            <text:p>0.65%</text:p>
          </table:table-cell>
          <table:table-cell office:value-type="percentage" office:value="0.0165341040681057">
            <text:p>1.65%</text:p>
          </table:table-cell>
          <table:table-cell office:value-type="percentage" office:value="0.148146301975571">
            <text:p>14.81%</text:p>
          </table:table-cell>
          <table:table-cell office:value-type="percentage" office:value="0.065518382149672">
            <text:p>6.55%</text:p>
          </table:table-cell>
          <table:table-cell office:value-type="percentage" office:value="-0.00368163277955572">
            <text:p>-0.37%</text:p>
          </table:table-cell>
          <table:table-cell office:value-type="percentage" office:value="-0.00373748610146457">
            <text:p>-0.37%</text:p>
          </table:table-cell>
          <table:table-cell office:value-type="percentage" office:value="0.0222971621590694">
            <text:p>2.23%</text:p>
          </table:table-cell>
          <table:table-cell office:value-type="percentage" office:value="0.0664918167068261">
            <text:p>6.65%</text:p>
          </table:table-cell>
          <table:table-cell office:value-type="percentage" office:value="-0.168153932860974">
            <text:p>-16.82%</text:p>
          </table:table-cell>
          <table:table-cell office:value-type="percentage" office:value="-0.0522747939798937">
            <text:p>-5.23%</text:p>
          </table:table-cell>
          <table:table-cell office:value-type="percentage" office:value="0.0237168912962443">
            <text:p>2.37%</text:p>
          </table:table-cell>
          <table:table-cell office:value-type="percentage" office:value="-0.0511738763075225">
            <text:p>-5.12%</text:p>
          </table:table-cell>
          <table:table-cell office:value-type="percentage" office:value="0.126431506723268">
            <text:p>12.64%</text:p>
          </table:table-cell>
          <table:table-cell office:value-type="percentage" office:value="-0.0221819628286275">
            <text:p>-2.22%</text:p>
          </table:table-cell>
          <table:table-cell office:value-type="percentage" office:value="-0.000195709373885147">
            <text:p>-0.02%</text:p>
          </table:table-cell>
          <table:table-cell office:value-type="percentage" office:value="-0.0945586229519463">
            <text:p>-9.46%</text:p>
          </table:table-cell>
          <table:table-cell office:value-type="percentage" office:value="-0.085894797719788">
            <text:p>-8.59%</text:p>
          </table:table-cell>
          <table:table-cell office:value-type="percentage" office:value="-0.0639159737224944">
            <text:p>-6.39%</text:p>
          </table:table-cell>
          <table:table-cell office:value-type="percentage" office:value="0.0758678391252326">
            <text:p>7.59%</text:p>
          </table:table-cell>
          <table:table-cell office:value-type="percentage" office:value="0.0497839864255402">
            <text:p>4.98%</text:p>
          </table:table-cell>
          <table:table-cell office:value-type="percentage" office:value="-0.0306620171801971">
            <text:p>-3.07%</text:p>
          </table:table-cell>
          <table:table-cell office:value-type="percentage" office:value="0.0727376502527784">
            <text:p>7.27%</text:p>
          </table:table-cell>
          <table:table-cell office:value-type="percentage" office:value="-0.0029454562652087">
            <text:p>-0.29%</text:p>
          </table:table-cell>
          <table:table-cell office:value-type="percentage" office:value="0.02514507880081">
            <text:p>2.51%</text:p>
          </table:table-cell>
          <table:table-cell office:value-type="percentage" office:value="0.15175463226957">
            <text:p>15.18%</text:p>
          </table:table-cell>
          <table:table-cell office:value-type="percentage" office:value="0.000544665494320501">
            <text:p>0.05%</text:p>
          </table:table-cell>
          <table:table-cell office:value-type="percentage" office:value="-0.0291346973136987">
            <text:p>-2.91%</text:p>
          </table:table-cell>
          <table:table-cell office:value-type="percentage" office:value="0.0781274273542855">
            <text:p>7.81%</text:p>
          </table:table-cell>
          <table:table-cell office:value-type="percentage" office:value="-0.0662113940746178">
            <text:p>-6.62%</text:p>
          </table:table-cell>
          <table:table-cell office:value-type="percentage" office:value="0.0289512458745318">
            <text:p>2.90%</text:p>
          </table:table-cell>
          <table:table-cell office:value-type="percentage" office:value="0.00218398739639425">
            <text:p>0.22%</text:p>
          </table:table-cell>
          <table:table-cell office:value-type="percentage" office:value="-0.00373831127170301">
            <text:p>-0.37%</text:p>
          </table:table-cell>
          <table:table-cell office:value-type="percentage" office:value="0.00381578956461027">
            <text:p>0.38%</text:p>
          </table:table-cell>
          <table:table-cell office:value-type="percentage" office:value="0.00839592006917173">
            <text:p>0.84%</text:p>
          </table:table-cell>
          <table:table-cell office:value-type="percentage" office:value="0.00741759851108398">
            <text:p>0.74%</text:p>
          </table:table-cell>
          <table:table-cell office:value-type="percentage" office:value="-0.00509401334799108">
            <text:p>-0.51%</text:p>
          </table:table-cell>
          <table:table-cell office:value-type="percentage" office:value="0.000461098431188899">
            <text:p>0.05%</text:p>
          </table:table-cell>
        </table:table-row>
        <table:table-row table:style-name="ro2">
          <table:table-cell office:value-type="float" office:value="19017">
            <text:p>19017</text:p>
          </table:table-cell>
          <table:table-cell office:value-type="string">
            <text:p>Hamer Trading, Inc.</text:p>
          </table:table-cell>
          <table:table-cell office:value-type="string">
            <text:p>Diversified Systematic Program <text:s/>*PROP*</text:p>
          </table:table-cell>
          <table:table-cell office:value-type="float" office:value="19017">
            <text:p>19017</text:p>
          </table:table-cell>
          <table:table-cell office:value-type="percentage" office:value="0.127472527930171">
            <text:p>12.75%</text:p>
          </table:table-cell>
          <table:table-cell office:value-type="percentage" office:value="-0.0261295697271502">
            <text:p>-2.61%</text:p>
          </table:table-cell>
          <table:table-cell office:value-type="percentage" office:value="-0.0283830230085763">
            <text:p>-2.84%</text:p>
          </table:table-cell>
          <table:table-cell office:value-type="percentage" office:value="-0.0831517876481235">
            <text:p>-8.32%</text:p>
          </table:table-cell>
          <table:table-cell office:value-type="percentage" office:value="-0.0626091021313487">
            <text:p>-6.26%</text:p>
          </table:table-cell>
          <table:table-cell office:value-type="percentage" office:value="-0.0334011556530688">
            <text:p>-3.34%</text:p>
          </table:table-cell>
          <table:table-cell office:value-type="percentage" office:value="-0.118749006858369">
            <text:p>-11.87%</text:p>
          </table:table-cell>
          <table:table-cell office:value-type="percentage" office:value="0.0323570321087591">
            <text:p>3.24%</text:p>
          </table:table-cell>
          <table:table-cell office:value-type="percentage" office:value="-0.038063999299999">
            <text:p>-3.81%</text:p>
          </table:table-cell>
          <table:table-cell office:value-type="percentage" office:value="-0.270884125776501">
            <text:p>-27.09%</text:p>
          </table:table-cell>
          <table:table-cell office:value-type="percentage" office:value="0.0897363956603647">
            <text:p>8.97%</text:p>
          </table:table-cell>
          <table:table-cell office:value-type="percentage" office:value="0.16253429161736">
            <text:p>16.25%</text:p>
          </table:table-cell>
          <table:table-cell office:value-type="percentage" office:value="0.120754564011477">
            <text:p>12.08%</text:p>
          </table:table-cell>
          <table:table-cell office:value-type="percentage" office:value="0.168023798491811">
            <text:p>16.80%</text:p>
          </table:table-cell>
          <table:table-cell office:value-type="percentage" office:value="-0.175633703590209">
            <text:p>-17.56%</text:p>
          </table:table-cell>
          <table:table-cell office:value-type="percentage" office:value="-0.0287392990959924">
            <text:p>-2.87%</text:p>
          </table:table-cell>
          <table:table-cell office:value-type="percentage" office:value="0.177678266214796">
            <text:p>17.77%</text:p>
          </table:table-cell>
          <table:table-cell office:value-type="percentage" office:value="0.0331281404855325">
            <text:p>3.31%</text:p>
          </table:table-cell>
          <table:table-cell office:value-type="percentage" office:value="0.0589522562528586">
            <text:p>5.90%</text:p>
          </table:table-cell>
          <table:table-cell office:value-type="percentage" office:value="-0.0788287823536949">
            <text:p>-7.88%</text:p>
          </table:table-cell>
          <table:table-cell office:value-type="percentage" office:value="-0.236138280349488">
            <text:p>-23.61%</text:p>
          </table:table-cell>
          <table:table-cell office:value-type="percentage" office:value="0.0202879394380799">
            <text:p>2.03%</text:p>
          </table:table-cell>
          <table:table-cell office:value-type="percentage" office:value="-0.0211194485214008">
            <text:p>-2.11%</text:p>
          </table:table-cell>
          <table:table-cell office:value-type="percentage" office:value="0.0988077355424928">
            <text:p>9.88%</text:p>
          </table:table-cell>
          <table:table-cell office:value-type="percentage" office:value="-0.0811159204900146">
            <text:p>-8.11%</text:p>
          </table:table-cell>
          <table:table-cell office:value-type="percentage" office:value="-0.0132998496825498">
            <text:p>-1.33%</text:p>
          </table:table-cell>
          <table:table-cell office:value-type="percentage" office:value="-0.373528696601598">
            <text:p>-37.35%</text:p>
          </table:table-cell>
          <table:table-cell office:value-type="percentage" office:value="-0.0261298484363059">
            <text:p>-2.61%</text:p>
          </table:table-cell>
          <table:table-cell office:value-type="percentage" office:value="-0.0133014021987663">
            <text:p>-1.33%</text:p>
          </table:table-cell>
          <table:table-cell office:value-type="percentage" office:value="-0.0916067821191412">
            <text:p>-9.16%</text:p>
          </table:table-cell>
          <table:table-cell office:value-type="percentage" office:value="-0.0707374888081076">
            <text:p>-7.07%</text:p>
          </table:table-cell>
          <table:table-cell office:value-type="percentage" office:value="0.217493041316435">
            <text:p>21.75%</text:p>
          </table:table-cell>
          <table:table-cell office:value-type="percentage" office:value="0.0638971737378149">
            <text:p>6.39%</text:p>
          </table:table-cell>
          <table:table-cell office:value-type="percentage" office:value="-0.112469298415332">
            <text:p>-11.25%</text:p>
          </table:table-cell>
          <table:table-cell office:value-type="percentage" office:value="0.0165240534618386">
            <text:p>1.65%</text:p>
          </table:table-cell>
          <table:table-cell office:value-type="percentage" office:value="0.0702709521762798">
            <text:p>7.03%</text:p>
          </table:table-cell>
          <table:table-cell office:value-type="percentage" office:value="-0.08906680030085">
            <text:p>-8.91%</text:p>
          </table:table-cell>
          <table:table-cell office:value-type="percentage" office:value="0.156561641656323">
            <text:p>15.66%</text:p>
          </table:table-cell>
          <table:table-cell office:value-type="percentage" office:value="-0.0593663504229029">
            <text:p>-5.94%</text:p>
          </table:table-cell>
          <table:table-cell office:value-type="percentage" office:value="0.111980347758544">
            <text:p>11.20%</text:p>
          </table:table-cell>
          <table:table-cell office:value-type="percentage" office:value="0.00605980741575405">
            <text:p>0.61%</text:p>
          </table:table-cell>
          <table:table-cell office:value-type="percentage" office:value="-0.0149674093017627">
            <text:p>-1.50%</text:p>
          </table:table-cell>
          <table:table-cell office:value-type="percentage" office:value="0.137811243833439">
            <text:p>13.78%</text:p>
          </table:table-cell>
          <table:table-cell office:value-type="percentage" office:value="-0.0672363672076761">
            <text:p>-6.72%</text:p>
          </table:table-cell>
          <table:table-cell office:value-type="percentage" office:value="0.0984172595493659">
            <text:p>9.84%</text:p>
          </table:table-cell>
          <table:table-cell office:value-type="percentage" office:value="-0.119827727934757">
            <text:p>-11.98%</text:p>
          </table:table-cell>
          <table:table-cell office:value-type="percentage" office:value="0.0916163634129794">
            <text:p>9.16%</text:p>
          </table:table-cell>
          <table:table-cell office:value-type="percentage" office:value="-0.0979130725558134">
            <text:p>-9.79%</text:p>
          </table:table-cell>
          <table:table-cell office:value-type="percentage" office:value="-0.108628492632542">
            <text:p>-10.86%</text:p>
          </table:table-cell>
          <table:table-cell office:value-type="percentage" office:value="0.0230718761043215">
            <text:p>2.31%</text:p>
          </table:table-cell>
          <table:table-cell office:value-type="percentage" office:value="-0.291856867853132">
            <text:p>-29.19%</text:p>
          </table:table-cell>
          <table:table-cell office:value-type="percentage" office:value="-0.175608597115592">
            <text:p>-17.56%</text:p>
          </table:table-cell>
          <table:table-cell office:value-type="percentage" office:value="0.0741709128840414">
            <text:p>7.42%</text:p>
          </table:table-cell>
          <table:table-cell office:value-type="percentage" office:value="-0.0572137475674293">
            <text:p>-5.72%</text:p>
          </table:table-cell>
          <table:table-cell office:value-type="percentage" office:value="0.175807996454432">
            <text:p>17.58%</text:p>
          </table:table-cell>
          <table:table-cell office:value-type="percentage" office:value="-0.151012702017463">
            <text:p>-15.10%</text:p>
          </table:table-cell>
          <table:table-cell office:value-type="percentage" office:value="0.0135553011509173">
            <text:p>1.36%</text:p>
          </table:table-cell>
          <table:table-cell office:value-type="percentage" office:value="-0.102302817002395">
            <text:p>-10.23%</text:p>
          </table:table-cell>
          <table:table-cell office:value-type="percentage" office:value="0.169383474805534">
            <text:p>16.94%</text:p>
          </table:table-cell>
          <table:table-cell office:value-type="percentage" office:value="-0.00544361008814596">
            <text:p>-0.54%</text:p>
          </table:table-cell>
          <table:table-cell office:value-type="percentage" office:value="-0.0197647904179703">
            <text:p>-1.98%</text:p>
          </table:table-cell>
          <table:table-cell office:value-type="percentage" office:value="0.235219873230873">
            <text:p>23.52%</text:p>
          </table:table-cell>
          <table:table-cell office:value-type="percentage" office:value="-0.0660235489754013">
            <text:p>-6.60%</text:p>
          </table:table-cell>
          <table:table-cell office:value-type="percentage" office:value="0.0491631382602114">
            <text:p>4.92%</text:p>
          </table:table-cell>
          <table:table-cell office:value-type="percentage" office:value="-0.0165809254473105">
            <text:p>-1.66%</text:p>
          </table:table-cell>
          <table:table-cell office:value-type="percentage" office:value="0.00995319233780707">
            <text:p>1.00%</text:p>
          </table:table-cell>
          <table:table-cell office:value-type="percentage" office:value="-0.0572932799103674">
            <text:p>-5.73%</text:p>
          </table:table-cell>
          <table:table-cell office:value-type="percentage" office:value="0.142923184686815">
            <text:p>14.29%</text:p>
          </table:table-cell>
          <table:table-cell office:value-type="percentage" office:value="0.0249658541854852">
            <text:p>2.50%</text:p>
          </table:table-cell>
          <table:table-cell office:value-type="percentage" office:value="0.0155372619191762">
            <text:p>1.55%</text:p>
          </table:table-cell>
          <table:table-cell office:value-type="percentage" office:value="-0.00770812061229144">
            <text:p>-0.77%</text:p>
          </table:table-cell>
          <table:table-cell office:value-type="percentage" office:value="0.0220034469065658">
            <text:p>2.20%</text:p>
          </table:table-cell>
          <table:table-cell office:value-type="percentage" office:value="0.00521793975618315">
            <text:p>0.52%</text:p>
          </table:table-cell>
          <table:table-cell office:value-type="percentage" office:value="0.0165952178506526">
            <text:p>1.66%</text:p>
          </table:table-cell>
          <table:table-cell office:value-type="percentage" office:value="-0.00342731243387252">
            <text:p>-0.34%</text:p>
          </table:table-cell>
          <table:table-cell office:value-type="percentage" office:value="-0.00651200559706785">
            <text:p>-0.65%</text:p>
          </table:table-cell>
        </table:table-row>
        <table:table-row table:style-name="ro2">
          <table:table-cell office:value-type="float" office:value="18642">
            <text:p>18642</text:p>
          </table:table-cell>
          <table:table-cell office:value-type="string">
            <text:p>Hawksbill Capital Management</text:p>
          </table:table-cell>
          <table:table-cell office:value-type="string">
            <text:p>Global Diversified Program *QEP*</text:p>
          </table:table-cell>
          <table:table-cell office:value-type="float" office:value="18642">
            <text:p>18642</text:p>
          </table:table-cell>
          <table:table-cell office:value-type="percentage" office:value="0.13434721753721">
            <text:p>13.43%</text:p>
          </table:table-cell>
          <table:table-cell office:value-type="percentage" office:value="-0.144645118540601">
            <text:p>-14.46%</text:p>
          </table:table-cell>
          <table:table-cell office:value-type="percentage" office:value="-0.0958580835960307">
            <text:p>-9.59%</text:p>
          </table:table-cell>
          <table:table-cell office:value-type="percentage" office:value="-0.0373299969459147">
            <text:p>-3.73%</text:p>
          </table:table-cell>
          <table:table-cell office:value-type="percentage" office:value="0.0731278480370294">
            <text:p>7.31%</text:p>
          </table:table-cell>
          <table:table-cell office:value-type="percentage" office:value="-0.0394664708775162">
            <text:p>-3.95%</text:p>
          </table:table-cell>
          <table:table-cell office:value-type="percentage" office:value="0.0235091588331344">
            <text:p>2.35%</text:p>
          </table:table-cell>
          <table:table-cell office:value-type="percentage" office:value="0.070887053209041">
            <text:p>7.09%</text:p>
          </table:table-cell>
          <table:table-cell office:value-type="percentage" office:value="-0.0718324808327749">
            <text:p>-7.18%</text:p>
          </table:table-cell>
          <table:table-cell office:value-type="percentage" office:value="0.0790247025639079">
            <text:p>7.90%</text:p>
          </table:table-cell>
          <table:table-cell office:value-type="percentage" office:value="-0.0109826598708396">
            <text:p>-1.10%</text:p>
          </table:table-cell>
          <table:table-cell office:value-type="percentage" office:value="-0.0992379392305868">
            <text:p>-9.92%</text:p>
          </table:table-cell>
          <table:table-cell office:value-type="percentage" office:value="0.130356583473329">
            <text:p>13.04%</text:p>
          </table:table-cell>
          <table:table-cell office:value-type="percentage" office:value="0.0991791763943566">
            <text:p>9.92%</text:p>
          </table:table-cell>
          <table:table-cell office:value-type="percentage" office:value="0.0339515526427552">
            <text:p>3.40%</text:p>
          </table:table-cell>
          <table:table-cell office:value-type="percentage" office:value="-0.137206011461336">
            <text:p>-13.72%</text:p>
          </table:table-cell>
          <table:table-cell office:value-type="percentage" office:value="-0.0421294568133676">
            <text:p>-4.21%</text:p>
          </table:table-cell>
          <table:table-cell office:value-type="percentage" office:value="-0.120429878863053">
            <text:p>-12.04%</text:p>
          </table:table-cell>
          <table:table-cell office:value-type="percentage" office:value="0.0778099001563981">
            <text:p>7.78%</text:p>
          </table:table-cell>
          <table:table-cell office:value-type="percentage" office:value="0.000471740692232254">
            <text:p>0.05%</text:p>
          </table:table-cell>
          <table:table-cell office:value-type="percentage" office:value="-0.21535967782932">
            <text:p>-21.54%</text:p>
          </table:table-cell>
          <table:table-cell office:value-type="percentage" office:value="-0.0255236539480875">
            <text:p>-2.55%</text:p>
          </table:table-cell>
          <table:table-cell office:value-type="percentage" office:value="0.0117929149981161">
            <text:p>1.18%</text:p>
          </table:table-cell>
          <table:table-cell office:value-type="percentage" office:value="0.147522177198994">
            <text:p>14.75%</text:p>
          </table:table-cell>
          <table:table-cell office:value-type="percentage" office:value="-0.05276761306998">
            <text:p>-5.28%</text:p>
          </table:table-cell>
          <table:table-cell office:value-type="percentage" office:value="-0.0486375553339748">
            <text:p>-4.86%</text:p>
          </table:table-cell>
          <table:table-cell office:value-type="percentage" office:value="-0.137050740129071">
            <text:p>-13.71%</text:p>
          </table:table-cell>
          <table:table-cell office:value-type="percentage" office:value="-0.0179337554748249">
            <text:p>-1.79%</text:p>
          </table:table-cell>
          <table:table-cell office:value-type="percentage" office:value="-0.0614759626959042">
            <text:p>-6.15%</text:p>
          </table:table-cell>
          <table:table-cell office:value-type="percentage" office:value="0.16231743632134">
            <text:p>16.23%</text:p>
          </table:table-cell>
          <table:table-cell office:value-type="percentage" office:value="-0.00122247164031218">
            <text:p>-0.12%</text:p>
          </table:table-cell>
          <table:table-cell office:value-type="percentage" office:value="-0.0852840855184071">
            <text:p>-8.53%</text:p>
          </table:table-cell>
          <table:table-cell office:value-type="percentage" office:value="-0.123883610520865">
            <text:p>-12.39%</text:p>
          </table:table-cell>
          <table:table-cell office:value-type="percentage" office:value="0.0973587969590411">
            <text:p>9.74%</text:p>
          </table:table-cell>
          <table:table-cell office:value-type="percentage" office:value="-0.00246518842293156">
            <text:p>-0.25%</text:p>
          </table:table-cell>
          <table:table-cell office:value-type="percentage" office:value="0.0528747909314831">
            <text:p>5.29%</text:p>
          </table:table-cell>
          <table:table-cell office:value-type="percentage" office:value="-0.260646775890552">
            <text:p>-26.06%</text:p>
          </table:table-cell>
          <table:table-cell office:value-type="percentage" office:value="0.0272933011506272">
            <text:p>2.73%</text:p>
          </table:table-cell>
          <table:table-cell office:value-type="percentage" office:value="0.23637483119339">
            <text:p>23.64%</text:p>
          </table:table-cell>
          <table:table-cell office:value-type="percentage" office:value="-0.050481987427672">
            <text:p>-5.05%</text:p>
          </table:table-cell>
          <table:table-cell office:value-type="percentage" office:value="0.0317898976583386">
            <text:p>3.18%</text:p>
          </table:table-cell>
          <table:table-cell office:value-type="percentage" office:value="-0.0840310388090302">
            <text:p>-8.40%</text:p>
          </table:table-cell>
          <table:table-cell office:value-type="percentage" office:value="-0.261760985797318">
            <text:p>-26.18%</text:p>
          </table:table-cell>
          <table:table-cell office:value-type="percentage" office:value="-0.137169685120829">
            <text:p>-13.72%</text:p>
          </table:table-cell>
          <table:table-cell office:value-type="percentage" office:value="-0.108793393100067">
            <text:p>-10.88%</text:p>
          </table:table-cell>
          <table:table-cell office:value-type="percentage" office:value="0.11200180453157">
            <text:p>11.20%</text:p>
          </table:table-cell>
          <table:table-cell office:value-type="percentage" office:value="0.00495943701180244">
            <text:p>0.50%</text:p>
          </table:table-cell>
          <table:table-cell office:value-type="percentage" office:value="-0.0571157044039222">
            <text:p>-5.71%</text:p>
          </table:table-cell>
          <table:table-cell office:value-type="percentage" office:value="0.236382403329529">
            <text:p>23.64%</text:p>
          </table:table-cell>
          <table:table-cell office:value-type="percentage" office:value="-0.168569548108333">
            <text:p>-16.86%</text:p>
          </table:table-cell>
          <table:table-cell office:value-type="percentage" office:value="0.25249140213266">
            <text:p>25.25%</text:p>
          </table:table-cell>
          <table:table-cell office:value-type="percentage" office:value="-0.363016557285435">
            <text:p>-36.30%</text:p>
          </table:table-cell>
          <table:table-cell office:value-type="percentage" office:value="0.030454833099664">
            <text:p>3.05%</text:p>
          </table:table-cell>
          <table:table-cell office:value-type="percentage" office:value="-0.0585833886147695">
            <text:p>-5.86%</text:p>
          </table:table-cell>
          <table:table-cell office:value-type="percentage" office:value="0.0816255044279196">
            <text:p>8.16%</text:p>
          </table:table-cell>
          <table:table-cell office:value-type="percentage" office:value="-0.106239177007718">
            <text:p>-10.62%</text:p>
          </table:table-cell>
          <table:table-cell office:value-type="percentage" office:value="0.0727463348920298">
            <text:p>7.27%</text:p>
          </table:table-cell>
          <table:table-cell office:value-type="percentage" office:value="0.0486197511631183">
            <text:p>4.86%</text:p>
          </table:table-cell>
          <table:table-cell office:value-type="percentage" office:value="0.00418344548357917">
            <text:p>0.42%</text:p>
          </table:table-cell>
          <table:table-cell office:value-type="percentage" office:value="0.147142802505787">
            <text:p>14.71%</text:p>
          </table:table-cell>
          <table:table-cell office:value-type="percentage" office:value="-0.10628740022784">
            <text:p>-10.63%</text:p>
          </table:table-cell>
          <table:table-cell office:value-type="percentage" office:value="-0.12537642631069">
            <text:p>-12.54%</text:p>
          </table:table-cell>
          <table:table-cell office:value-type="percentage" office:value="0.0999089955819434">
            <text:p>9.99%</text:p>
          </table:table-cell>
          <table:table-cell office:value-type="percentage" office:value="-0.00491839552217581">
            <text:p>-0.49%</text:p>
          </table:table-cell>
          <table:table-cell office:value-type="percentage" office:value="0.0862522213865245">
            <text:p>8.63%</text:p>
          </table:table-cell>
          <table:table-cell office:value-type="percentage" office:value="-0.0696693933544885">
            <text:p>-6.97%</text:p>
          </table:table-cell>
          <table:table-cell office:value-type="percentage" office:value="-0.210934645492527">
            <text:p>-21.09%</text:p>
          </table:table-cell>
          <table:table-cell office:value-type="percentage" office:value="-0.110260591605069">
            <text:p>-11.03%</text:p>
          </table:table-cell>
          <table:table-cell office:value-type="percentage" office:value="-0.00689549074908379">
            <text:p>-0.69%</text:p>
          </table:table-cell>
          <table:table-cell office:value-type="percentage" office:value="-0.0373937119033417">
            <text:p>-3.74%</text:p>
          </table:table-cell>
          <table:table-cell office:value-type="percentage" office:value="0.000272686194352626">
            <text:p>0.03%</text:p>
          </table:table-cell>
          <table:table-cell office:value-type="percentage" office:value="-0.00872676184692208">
            <text:p>-0.87%</text:p>
          </table:table-cell>
          <table:table-cell office:value-type="percentage" office:value="0.0077574974692005">
            <text:p>0.78%</text:p>
          </table:table-cell>
          <table:table-cell office:value-type="percentage" office:value="0.00151788342161313">
            <text:p>0.15%</text:p>
          </table:table-cell>
          <table:table-cell office:value-type="percentage" office:value="0.00682529487130831">
            <text:p>0.68%</text:p>
          </table:table-cell>
          <table:table-cell office:value-type="percentage" office:value="-0.000469345944688694">
            <text:p>-0.05%</text:p>
          </table:table-cell>
        </table:table-row>
        <table:table-row table:style-name="ro2">
          <table:table-cell office:value-type="float" office:value="18649">
            <text:p>18649</text:p>
          </table:table-cell>
          <table:table-cell office:value-type="string">
            <text:p>Hyman Beck &amp; Company, Inc.</text:p>
          </table:table-cell>
          <table:table-cell office:value-type="string">
            <text:p>Global Portfolio *QEP*</text:p>
          </table:table-cell>
          <table:table-cell office:value-type="float" office:value="18649">
            <text:p>18649</text:p>
          </table:table-cell>
          <table:table-cell office:value-type="percentage" office:value="0.14529749501358">
            <text:p>14.53%</text:p>
          </table:table-cell>
          <table:table-cell office:value-type="percentage" office:value="-0.0526396062186546">
            <text:p>-5.26%</text:p>
          </table:table-cell>
          <table:table-cell office:value-type="percentage" office:value="0.120149338597494">
            <text:p>12.01%</text:p>
          </table:table-cell>
          <table:table-cell office:value-type="percentage" office:value="0.057567647021933">
            <text:p>5.76%</text:p>
          </table:table-cell>
          <table:table-cell office:value-type="percentage" office:value="-0.0455716583960326">
            <text:p>-4.56%</text:p>
          </table:table-cell>
          <table:table-cell office:value-type="percentage" office:value="-0.0472797528104074">
            <text:p>-4.73%</text:p>
          </table:table-cell>
          <table:table-cell office:value-type="percentage" office:value="-0.0685057683737578">
            <text:p>-6.85%</text:p>
          </table:table-cell>
          <table:table-cell office:value-type="percentage" office:value="0.0563524317946104">
            <text:p>5.64%</text:p>
          </table:table-cell>
          <table:table-cell office:value-type="percentage" office:value="-0.107945439888493">
            <text:p>-10.79%</text:p>
          </table:table-cell>
          <table:table-cell office:value-type="percentage" office:value="-0.141172539083115">
            <text:p>-14.12%</text:p>
          </table:table-cell>
          <table:table-cell office:value-type="percentage" office:value="-0.00399233486294702">
            <text:p>-0.40%</text:p>
          </table:table-cell>
          <table:table-cell office:value-type="percentage" office:value="0.00493843147741475">
            <text:p>0.49%</text:p>
          </table:table-cell>
          <table:table-cell office:value-type="percentage" office:value="0.0647082058348673">
            <text:p>6.47%</text:p>
          </table:table-cell>
          <table:table-cell office:value-type="percentage" office:value="0.0119640648611489">
            <text:p>1.20%</text:p>
          </table:table-cell>
          <table:table-cell office:value-type="percentage" office:value="-0.180671238457149">
            <text:p>-18.07%</text:p>
          </table:table-cell>
          <table:table-cell office:value-type="percentage" office:value="0.117963082759337">
            <text:p>11.80%</text:p>
          </table:table-cell>
          <table:table-cell office:value-type="percentage" office:value="0.0283066044120687">
            <text:p>2.83%</text:p>
          </table:table-cell>
          <table:table-cell office:value-type="percentage" office:value="-0.042256685546198">
            <text:p>-4.23%</text:p>
          </table:table-cell>
          <table:table-cell office:value-type="percentage" office:value="-0.211162336694665">
            <text:p>-21.12%</text:p>
          </table:table-cell>
          <table:table-cell office:value-type="percentage" office:value="0.00437640644047937">
            <text:p>0.44%</text:p>
          </table:table-cell>
          <table:table-cell office:value-type="percentage" office:value="0.149426307250178">
            <text:p>14.94%</text:p>
          </table:table-cell>
          <table:table-cell office:value-type="percentage" office:value="0.0422945181350033">
            <text:p>4.23%</text:p>
          </table:table-cell>
          <table:table-cell office:value-type="percentage" office:value="0.0863372339992955">
            <text:p>8.63%</text:p>
          </table:table-cell>
          <table:table-cell office:value-type="percentage" office:value="-0.0338188637460938">
            <text:p>-3.38%</text:p>
          </table:table-cell>
          <table:table-cell office:value-type="percentage" office:value="-0.0984686896343619">
            <text:p>-9.85%</text:p>
          </table:table-cell>
          <table:table-cell office:value-type="percentage" office:value="-0.0270094209001523">
            <text:p>-2.70%</text:p>
          </table:table-cell>
          <table:table-cell office:value-type="percentage" office:value="0.0872016603529776">
            <text:p>8.72%</text:p>
          </table:table-cell>
          <table:table-cell office:value-type="percentage" office:value="0.000304639233066209">
            <text:p>0.03%</text:p>
          </table:table-cell>
          <table:table-cell office:value-type="percentage" office:value="0.0985216429258374">
            <text:p>9.85%</text:p>
          </table:table-cell>
          <table:table-cell office:value-type="percentage" office:value="0.0706385071410166">
            <text:p>7.06%</text:p>
          </table:table-cell>
          <table:table-cell office:value-type="percentage" office:value="0.0646622502623838">
            <text:p>6.47%</text:p>
          </table:table-cell>
          <table:table-cell office:value-type="percentage" office:value="0.110072792103313">
            <text:p>11.01%</text:p>
          </table:table-cell>
          <table:table-cell office:value-type="percentage" office:value="-0.0957366130494148">
            <text:p>-9.57%</text:p>
          </table:table-cell>
          <table:table-cell office:value-type="percentage" office:value="-0.140124997924101">
            <text:p>-14.01%</text:p>
          </table:table-cell>
          <table:table-cell office:value-type="percentage" office:value="0.129484737242075">
            <text:p>12.95%</text:p>
          </table:table-cell>
          <table:table-cell office:value-type="percentage" office:value="0.191820560084282">
            <text:p>19.18%</text:p>
          </table:table-cell>
          <table:table-cell office:value-type="percentage" office:value="-0.0179208438822841">
            <text:p>-1.79%</text:p>
          </table:table-cell>
          <table:table-cell office:value-type="percentage" office:value="-0.170112961351908">
            <text:p>-17.01%</text:p>
          </table:table-cell>
          <table:table-cell office:value-type="percentage" office:value="0.316816193806714">
            <text:p>31.68%</text:p>
          </table:table-cell>
          <table:table-cell office:value-type="percentage" office:value="0.0208863127718375">
            <text:p>2.09%</text:p>
          </table:table-cell>
          <table:table-cell office:value-type="percentage" office:value="0.109771582214163">
            <text:p>10.98%</text:p>
          </table:table-cell>
          <table:table-cell office:value-type="percentage" office:value="0.195985846806151">
            <text:p>19.60%</text:p>
          </table:table-cell>
          <table:table-cell office:value-type="percentage" office:value="-0.0516740868804712">
            <text:p>-5.17%</text:p>
          </table:table-cell>
          <table:table-cell office:value-type="percentage" office:value="0.0126555456658916">
            <text:p>1.27%</text:p>
          </table:table-cell>
          <table:table-cell office:value-type="percentage" office:value="-0.0377728058690617">
            <text:p>-3.78%</text:p>
          </table:table-cell>
          <table:table-cell office:value-type="percentage" office:value="-0.0291375797697291">
            <text:p>-2.91%</text:p>
          </table:table-cell>
          <table:table-cell office:value-type="percentage" office:value="-0.0125374657398703">
            <text:p>-1.25%</text:p>
          </table:table-cell>
          <table:table-cell office:value-type="percentage" office:value="0.0862124312197955">
            <text:p>8.62%</text:p>
          </table:table-cell>
          <table:table-cell office:value-type="percentage" office:value="-0.00475847388754294">
            <text:p>-0.48%</text:p>
          </table:table-cell>
          <table:table-cell office:value-type="percentage" office:value="-0.1798943207011">
            <text:p>-17.99%</text:p>
          </table:table-cell>
          <table:table-cell office:value-type="percentage" office:value="-0.13312733876006">
            <text:p>-13.31%</text:p>
          </table:table-cell>
          <table:table-cell office:value-type="percentage" office:value="-0.136513811827814">
            <text:p>-13.65%</text:p>
          </table:table-cell>
          <table:table-cell office:value-type="percentage" office:value="0.117180543169722">
            <text:p>11.72%</text:p>
          </table:table-cell>
          <table:table-cell office:value-type="percentage" office:value="0.291795577091597">
            <text:p>29.18%</text:p>
          </table:table-cell>
          <table:table-cell office:value-type="percentage" office:value="-0.111023847523453">
            <text:p>-11.10%</text:p>
          </table:table-cell>
          <table:table-cell office:value-type="percentage" office:value="0.0811958089482405">
            <text:p>8.12%</text:p>
          </table:table-cell>
          <table:table-cell office:value-type="percentage" office:value="0.0226619975335498">
            <text:p>2.27%</text:p>
          </table:table-cell>
          <table:table-cell office:value-type="percentage" office:value="0.016542695916983">
            <text:p>1.65%</text:p>
          </table:table-cell>
          <table:table-cell office:value-type="percentage" office:value="0.125456118500516">
            <text:p>12.55%</text:p>
          </table:table-cell>
          <table:table-cell office:value-type="percentage" office:value="-0.198667540536598">
            <text:p>-19.87%</text:p>
          </table:table-cell>
          <table:table-cell office:value-type="percentage" office:value="0.0830567556004784">
            <text:p>8.31%</text:p>
          </table:table-cell>
          <table:table-cell office:value-type="percentage" office:value="-0.293422339424286">
            <text:p>-29.34%</text:p>
          </table:table-cell>
          <table:table-cell office:value-type="percentage" office:value="-0.107519823328199">
            <text:p>-10.75%</text:p>
          </table:table-cell>
          <table:table-cell office:value-type="percentage" office:value="-0.184859332924887">
            <text:p>-18.49%</text:p>
          </table:table-cell>
          <table:table-cell office:value-type="percentage" office:value="-0.179366969080128">
            <text:p>-17.94%</text:p>
          </table:table-cell>
          <table:table-cell office:value-type="percentage" office:value="0.118705413940968">
            <text:p>11.87%</text:p>
          </table:table-cell>
          <table:table-cell office:value-type="percentage" office:value="-0.0617357462056217">
            <text:p>-6.17%</text:p>
          </table:table-cell>
          <table:table-cell office:value-type="percentage" office:value="0.094086358131887">
            <text:p>9.41%</text:p>
          </table:table-cell>
          <table:table-cell office:value-type="percentage" office:value="0.120099348861344">
            <text:p>12.01%</text:p>
          </table:table-cell>
          <table:table-cell office:value-type="percentage" office:value="-0.0241964366856277">
            <text:p>-2.42%</text:p>
          </table:table-cell>
          <table:table-cell office:value-type="percentage" office:value="0.0449363327147752">
            <text:p>4.49%</text:p>
          </table:table-cell>
          <table:table-cell office:value-type="percentage" office:value="-0.0294284030848123">
            <text:p>-2.94%</text:p>
          </table:table-cell>
          <table:table-cell office:value-type="percentage" office:value="-0.0274243469646088">
            <text:p>-2.74%</text:p>
          </table:table-cell>
          <table:table-cell office:value-type="percentage" office:value="0.0169522990252641">
            <text:p>1.70%</text:p>
          </table:table-cell>
          <table:table-cell office:value-type="percentage" office:value="-0.00227021132539135">
            <text:p>-0.23%</text:p>
          </table:table-cell>
          <table:table-cell office:value-type="percentage" office:value="-0.00531411342277881">
            <text:p>-0.53%</text:p>
          </table:table-cell>
        </table:table-row>
        <table:table-row table:style-name="ro2">
          <table:table-cell office:value-type="float" office:value="39209">
            <text:p>39209</text:p>
          </table:table-cell>
          <table:table-cell office:value-type="string">
            <text:p>Insch Capital Management SA</text:p>
          </table:table-cell>
          <table:table-cell office:value-type="string">
            <text:p>INSCH ICP No Leverage *QEP**FX*</text:p>
          </table:table-cell>
          <table:table-cell office:value-type="float" office:value="39209">
            <text:p>39209</text:p>
          </table:table-cell>
          <table:table-cell office:value-type="percentage" office:value="0.0785265871136822">
            <text:p>7.85%</text:p>
          </table:table-cell>
          <table:table-cell office:value-type="percentage" office:value="-0.225522531383442">
            <text:p>-22.55%</text:p>
          </table:table-cell>
          <table:table-cell office:value-type="percentage" office:value="0.144076765444488">
            <text:p>14.41%</text:p>
          </table:table-cell>
          <table:table-cell office:value-type="percentage" office:value="0.0830586412084782">
            <text:p>8.31%</text:p>
          </table:table-cell>
          <table:table-cell office:value-type="percentage" office:value="0.0517058691391458">
            <text:p>5.17%</text:p>
          </table:table-cell>
          <table:table-cell office:value-type="percentage" office:value="-0.189789840313777">
            <text:p>-18.98%</text:p>
          </table:table-cell>
          <table:table-cell office:value-type="percentage" office:value="0.0588164425960197">
            <text:p>5.88%</text:p>
          </table:table-cell>
          <table:table-cell office:value-type="percentage" office:value="-0.163679645732371">
            <text:p>-16.37%</text:p>
          </table:table-cell>
          <table:table-cell office:value-type="percentage" office:value="-0.0335814245521565">
            <text:p>-3.36%</text:p>
          </table:table-cell>
          <table:table-cell office:value-type="percentage" office:value="0.072081385659456">
            <text:p>7.21%</text:p>
          </table:table-cell>
          <table:table-cell office:value-type="percentage" office:value="0.14532666422776">
            <text:p>14.53%</text:p>
          </table:table-cell>
          <table:table-cell office:value-type="percentage" office:value="0.0302105936846881">
            <text:p>3.02%</text:p>
          </table:table-cell>
          <table:table-cell office:value-type="percentage" office:value="-0.0325488288418974">
            <text:p>-3.25%</text:p>
          </table:table-cell>
          <table:table-cell office:value-type="percentage" office:value="-0.170867110711036">
            <text:p>-17.09%</text:p>
          </table:table-cell>
          <table:table-cell office:value-type="percentage" office:value="0.178294587654194">
            <text:p>17.83%</text:p>
          </table:table-cell>
          <table:table-cell office:value-type="percentage" office:value="0.129924042642763">
            <text:p>12.99%</text:p>
          </table:table-cell>
          <table:table-cell office:value-type="percentage" office:value="-0.0803928158296838">
            <text:p>-8.04%</text:p>
          </table:table-cell>
          <table:table-cell office:value-type="percentage" office:value="-0.0522431493862535">
            <text:p>-5.22%</text:p>
          </table:table-cell>
          <table:table-cell office:value-type="percentage" office:value="-0.0857926996405635">
            <text:p>-8.58%</text:p>
          </table:table-cell>
          <table:table-cell office:value-type="percentage" office:value="-0.119357250777366">
            <text:p>-11.94%</text:p>
          </table:table-cell>
          <table:table-cell office:value-type="percentage" office:value="0.0766396318643113">
            <text:p>7.66%</text:p>
          </table:table-cell>
          <table:table-cell office:value-type="percentage" office:value="-0.123056603756681">
            <text:p>-12.31%</text:p>
          </table:table-cell>
          <table:table-cell office:value-type="percentage" office:value="-0.0601988866940129">
            <text:p>-6.02%</text:p>
          </table:table-cell>
          <table:table-cell office:value-type="percentage" office:value="-0.0633679738137326">
            <text:p>-6.34%</text:p>
          </table:table-cell>
          <table:table-cell office:value-type="percentage" office:value="-0.0354008692402331">
            <text:p>-3.54%</text:p>
          </table:table-cell>
          <table:table-cell office:value-type="percentage" office:value="0.00788231354633844">
            <text:p>0.79%</text:p>
          </table:table-cell>
          <table:table-cell office:value-type="percentage" office:value="-0.182426720987151">
            <text:p>-18.24%</text:p>
          </table:table-cell>
          <table:table-cell office:value-type="percentage" office:value="0.100878040667913">
            <text:p>10.09%</text:p>
          </table:table-cell>
          <table:table-cell office:value-type="percentage" office:value="0.0317265755069394">
            <text:p>3.17%</text:p>
          </table:table-cell>
          <table:table-cell office:value-type="percentage" office:value="-0.0341434262699965">
            <text:p>-3.41%</text:p>
          </table:table-cell>
          <table:table-cell office:value-type="percentage" office:value="0.00182407051220611">
            <text:p>0.18%</text:p>
          </table:table-cell>
          <table:table-cell office:value-type="percentage" office:value="-0.0346579516108253">
            <text:p>-3.47%</text:p>
          </table:table-cell>
          <table:table-cell office:value-type="percentage" office:value="-0.105602052954906">
            <text:p>-10.56%</text:p>
          </table:table-cell>
          <table:table-cell office:value-type="percentage" office:value="-0.0261801937248385">
            <text:p>-2.62%</text:p>
          </table:table-cell>
          <table:table-cell office:value-type="percentage" office:value="0.0292806195661352">
            <text:p>2.93%</text:p>
          </table:table-cell>
          <table:table-cell office:value-type="percentage" office:value="0.0926192786812145">
            <text:p>9.26%</text:p>
          </table:table-cell>
          <table:table-cell office:value-type="percentage" office:value="0.094698045339814">
            <text:p>9.47%</text:p>
          </table:table-cell>
          <table:table-cell office:value-type="percentage" office:value="0.0501756007737389">
            <text:p>5.02%</text:p>
          </table:table-cell>
          <table:table-cell office:value-type="percentage" office:value="-0.0256995078971743">
            <text:p>-2.57%</text:p>
          </table:table-cell>
          <table:table-cell office:value-type="percentage" office:value="0.167535619510175">
            <text:p>16.75%</text:p>
          </table:table-cell>
          <table:table-cell office:value-type="percentage" office:value="-0.0821509696404894">
            <text:p>-8.22%</text:p>
          </table:table-cell>
          <table:table-cell office:value-type="percentage" office:value="0.0248668640638212">
            <text:p>2.49%</text:p>
          </table:table-cell>
          <table:table-cell office:value-type="percentage" office:value="0.0319661390299281">
            <text:p>3.20%</text:p>
          </table:table-cell>
          <table:table-cell office:value-type="percentage" office:value="-0.147236905140688">
            <text:p>-14.72%</text:p>
          </table:table-cell>
          <table:table-cell office:value-type="percentage" office:value="0.0216145456693447">
            <text:p>2.16%</text:p>
          </table:table-cell>
          <table:table-cell office:value-type="percentage" office:value="-0.0880722261754767">
            <text:p>-8.81%</text:p>
          </table:table-cell>
          <table:table-cell office:value-type="percentage" office:value="-0.0272155250889821">
            <text:p>-2.72%</text:p>
          </table:table-cell>
          <table:table-cell office:value-type="percentage" office:value="-0.0427488222810924">
            <text:p>-4.27%</text:p>
          </table:table-cell>
          <table:table-cell office:value-type="percentage" office:value="-0.0753682448359477">
            <text:p>-7.54%</text:p>
          </table:table-cell>
          <table:table-cell office:value-type="percentage" office:value="-0.0958708867243615">
            <text:p>-9.59%</text:p>
          </table:table-cell>
          <table:table-cell office:value-type="percentage" office:value="0.0700584363672425">
            <text:p>7.01%</text:p>
          </table:table-cell>
          <table:table-cell office:value-type="percentage" office:value="0.0145203793458417">
            <text:p>1.45%</text:p>
          </table:table-cell>
          <table:table-cell office:value-type="percentage" office:value="-0.0612981484006881">
            <text:p>-6.13%</text:p>
          </table:table-cell>
          <table:table-cell office:value-type="percentage" office:value="-0.07944693006308">
            <text:p>-7.94%</text:p>
          </table:table-cell>
          <table:table-cell office:value-type="percentage" office:value="0.120441059384505">
            <text:p>12.04%</text:p>
          </table:table-cell>
          <table:table-cell office:value-type="percentage" office:value="0.0046044505068341">
            <text:p>0.46%</text:p>
          </table:table-cell>
          <table:table-cell office:value-type="percentage" office:value="0.0318227796915804">
            <text:p>3.18%</text:p>
          </table:table-cell>
          <table:table-cell office:value-type="percentage" office:value="-0.0804971086409637">
            <text:p>-8.05%</text:p>
          </table:table-cell>
          <table:table-cell office:value-type="percentage" office:value="-0.1402645330683">
            <text:p>-14.03%</text:p>
          </table:table-cell>
          <table:table-cell office:value-type="percentage" office:value="-0.0551499354155196">
            <text:p>-5.51%</text:p>
          </table:table-cell>
          <table:table-cell office:value-type="percentage" office:value="0.0220234399746565">
            <text:p>2.20%</text:p>
          </table:table-cell>
          <table:table-cell office:value-type="percentage" office:value="0.000901897522143091">
            <text:p>0.09%</text:p>
          </table:table-cell>
          <table:table-cell office:value-type="percentage" office:value="-0.0311731097834791">
            <text:p>-3.12%</text:p>
          </table:table-cell>
          <table:table-cell office:value-type="percentage" office:value="0.0467516455042745">
            <text:p>4.68%</text:p>
          </table:table-cell>
          <table:table-cell office:value-type="percentage" office:value="0.117537192543087">
            <text:p>11.75%</text:p>
          </table:table-cell>
          <table:table-cell office:value-type="percentage" office:value="0.00456334117707249">
            <text:p>0.46%</text:p>
          </table:table-cell>
          <table:table-cell office:value-type="percentage" office:value="0.0174204603042553">
            <text:p>1.74%</text:p>
          </table:table-cell>
          <table:table-cell office:value-type="percentage" office:value="0.00274914604814325">
            <text:p>0.27%</text:p>
          </table:table-cell>
          <table:table-cell office:value-type="percentage" office:value="0.355078025084564">
            <text:p>35.51%</text:p>
          </table:table-cell>
          <table:table-cell office:value-type="percentage" office:value="-0.481765664997615">
            <text:p>-48.18%</text:p>
          </table:table-cell>
          <table:table-cell office:value-type="percentage" office:value="-0.265551152340494">
            <text:p>-26.56%</text:p>
          </table:table-cell>
          <table:table-cell office:value-type="percentage" office:value="0.0541216032548067">
            <text:p>5.41%</text:p>
          </table:table-cell>
          <table:table-cell office:value-type="percentage" office:value="-0.0281291870314817">
            <text:p>-2.81%</text:p>
          </table:table-cell>
          <table:table-cell office:value-type="percentage" office:value="0.0544119916604804">
            <text:p>5.44%</text:p>
          </table:table-cell>
          <table:table-cell office:value-type="percentage" office:value="0.0330296844346422">
            <text:p>3.30%</text:p>
          </table:table-cell>
          <table:table-cell office:value-type="percentage" office:value="0.00943847714632725">
            <text:p>0.94%</text:p>
          </table:table-cell>
        </table:table-row>
        <table:table-row table:style-name="ro2">
          <table:table-cell office:value-type="float" office:value="38634">
            <text:p>38634</text:p>
          </table:table-cell>
          <table:table-cell office:value-type="string">
            <text:p>Insch Capital Management SA</text:p>
          </table:table-cell>
          <table:table-cell office:value-type="string">
            <text:p>INSCH ICP x3 Net *FRN**FX*</text:p>
          </table:table-cell>
          <table:table-cell office:value-type="float" office:value="38634">
            <text:p>38634</text:p>
          </table:table-cell>
          <table:table-cell office:value-type="percentage" office:value="0.0820610152838267">
            <text:p>8.21%</text:p>
          </table:table-cell>
          <table:table-cell office:value-type="percentage" office:value="-0.225083848020895">
            <text:p>-22.51%</text:p>
          </table:table-cell>
          <table:table-cell office:value-type="percentage" office:value="0.14816086123785">
            <text:p>14.82%</text:p>
          </table:table-cell>
          <table:table-cell office:value-type="percentage" office:value="0.0839412900695714">
            <text:p>8.39%</text:p>
          </table:table-cell>
          <table:table-cell office:value-type="percentage" office:value="0.0640729840567966">
            <text:p>6.41%</text:p>
          </table:table-cell>
          <table:table-cell office:value-type="percentage" office:value="-0.177308694113452">
            <text:p>-17.73%</text:p>
          </table:table-cell>
          <table:table-cell office:value-type="percentage" office:value="0.0420904312212176">
            <text:p>4.21%</text:p>
          </table:table-cell>
          <table:table-cell office:value-type="percentage" office:value="-0.15446321778879">
            <text:p>-15.45%</text:p>
          </table:table-cell>
          <table:table-cell office:value-type="percentage" office:value="-0.0338893374091839">
            <text:p>-3.39%</text:p>
          </table:table-cell>
          <table:table-cell office:value-type="percentage" office:value="0.0733524311131046">
            <text:p>7.34%</text:p>
          </table:table-cell>
          <table:table-cell office:value-type="percentage" office:value="0.136798147666466">
            <text:p>13.68%</text:p>
          </table:table-cell>
          <table:table-cell office:value-type="percentage" office:value="0.0350743884413475">
            <text:p>3.51%</text:p>
          </table:table-cell>
          <table:table-cell office:value-type="percentage" office:value="-0.0449170264067928">
            <text:p>-4.49%</text:p>
          </table:table-cell>
          <table:table-cell office:value-type="percentage" office:value="-0.187005319798333">
            <text:p>-18.70%</text:p>
          </table:table-cell>
          <table:table-cell office:value-type="percentage" office:value="0.166826606595149">
            <text:p>16.68%</text:p>
          </table:table-cell>
          <table:table-cell office:value-type="percentage" office:value="0.127136677034757">
            <text:p>12.71%</text:p>
          </table:table-cell>
          <table:table-cell office:value-type="percentage" office:value="-0.0669318265479105">
            <text:p>-6.69%</text:p>
          </table:table-cell>
          <table:table-cell office:value-type="percentage" office:value="-0.0320401935070928">
            <text:p>-3.20%</text:p>
          </table:table-cell>
          <table:table-cell office:value-type="percentage" office:value="-0.0845400108349942">
            <text:p>-8.45%</text:p>
          </table:table-cell>
          <table:table-cell office:value-type="percentage" office:value="-0.125592671534501">
            <text:p>-12.56%</text:p>
          </table:table-cell>
          <table:table-cell office:value-type="percentage" office:value="0.0410294273586847">
            <text:p>4.10%</text:p>
          </table:table-cell>
          <table:table-cell office:value-type="percentage" office:value="-0.104145243628271">
            <text:p>-10.41%</text:p>
          </table:table-cell>
          <table:table-cell office:value-type="percentage" office:value="-0.0807631430911058">
            <text:p>-8.08%</text:p>
          </table:table-cell>
          <table:table-cell office:value-type="percentage" office:value="-0.0699800892138413">
            <text:p>-7.00%</text:p>
          </table:table-cell>
          <table:table-cell office:value-type="percentage" office:value="-0.0288679959120064">
            <text:p>-2.89%</text:p>
          </table:table-cell>
          <table:table-cell office:value-type="percentage" office:value="-0.0151097306103082">
            <text:p>-1.51%</text:p>
          </table:table-cell>
          <table:table-cell office:value-type="percentage" office:value="-0.1900225370589">
            <text:p>-19.00%</text:p>
          </table:table-cell>
          <table:table-cell office:value-type="percentage" office:value="0.0817636306222691">
            <text:p>8.18%</text:p>
          </table:table-cell>
          <table:table-cell office:value-type="percentage" office:value="-0.0234218879624374">
            <text:p>-2.34%</text:p>
          </table:table-cell>
          <table:table-cell office:value-type="percentage" office:value="-0.0268372474493428">
            <text:p>-2.68%</text:p>
          </table:table-cell>
          <table:table-cell office:value-type="percentage" office:value="-0.00225927861357907">
            <text:p>-0.23%</text:p>
          </table:table-cell>
          <table:table-cell office:value-type="percentage" office:value="-0.060332671319638">
            <text:p>-6.03%</text:p>
          </table:table-cell>
          <table:table-cell office:value-type="percentage" office:value="-0.114693912265127">
            <text:p>-11.47%</text:p>
          </table:table-cell>
          <table:table-cell office:value-type="percentage" office:value="-0.0340304388345057">
            <text:p>-3.40%</text:p>
          </table:table-cell>
          <table:table-cell office:value-type="percentage" office:value="0.0324893751041488">
            <text:p>3.25%</text:p>
          </table:table-cell>
          <table:table-cell office:value-type="percentage" office:value="0.111135663189881">
            <text:p>11.11%</text:p>
          </table:table-cell>
          <table:table-cell office:value-type="percentage" office:value="0.106566921815993">
            <text:p>10.66%</text:p>
          </table:table-cell>
          <table:table-cell office:value-type="percentage" office:value="0.0307205119588141">
            <text:p>3.07%</text:p>
          </table:table-cell>
          <table:table-cell office:value-type="percentage" office:value="0.0330144910137163">
            <text:p>3.30%</text:p>
          </table:table-cell>
          <table:table-cell office:value-type="percentage" office:value="0.165945391954215">
            <text:p>16.59%</text:p>
          </table:table-cell>
          <table:table-cell office:value-type="percentage" office:value="-0.0113706423496826">
            <text:p>-1.14%</text:p>
          </table:table-cell>
          <table:table-cell office:value-type="percentage" office:value="0.0313431414748822">
            <text:p>3.13%</text:p>
          </table:table-cell>
          <table:table-cell office:value-type="percentage" office:value="0.0423685714135383">
            <text:p>4.24%</text:p>
          </table:table-cell>
          <table:table-cell office:value-type="percentage" office:value="-0.120710451667394">
            <text:p>-12.07%</text:p>
          </table:table-cell>
          <table:table-cell office:value-type="percentage" office:value="0.0510552457823182">
            <text:p>5.11%</text:p>
          </table:table-cell>
          <table:table-cell office:value-type="percentage" office:value="-0.120625026225199">
            <text:p>-12.06%</text:p>
          </table:table-cell>
          <table:table-cell office:value-type="percentage" office:value="-0.0854670225198284">
            <text:p>-8.55%</text:p>
          </table:table-cell>
          <table:table-cell office:value-type="percentage" office:value="-0.0762988983299575">
            <text:p>-7.63%</text:p>
          </table:table-cell>
          <table:table-cell office:value-type="percentage" office:value="-0.0106130311038418">
            <text:p>-1.06%</text:p>
          </table:table-cell>
          <table:table-cell office:value-type="percentage" office:value="0.011207247089512">
            <text:p>1.12%</text:p>
          </table:table-cell>
          <table:table-cell office:value-type="percentage" office:value="0.0762000683816804">
            <text:p>7.62%</text:p>
          </table:table-cell>
          <table:table-cell office:value-type="percentage" office:value="-0.0169822166674729">
            <text:p>-1.70%</text:p>
          </table:table-cell>
          <table:table-cell office:value-type="percentage" office:value="0.00342599541488863">
            <text:p>0.34%</text:p>
          </table:table-cell>
          <table:table-cell office:value-type="percentage" office:value="-0.0520900369214394">
            <text:p>-5.21%</text:p>
          </table:table-cell>
          <table:table-cell office:value-type="percentage" office:value="0.0218972764675963">
            <text:p>2.19%</text:p>
          </table:table-cell>
          <table:table-cell office:value-type="percentage" office:value="-0.0336418109624441">
            <text:p>-3.36%</text:p>
          </table:table-cell>
          <table:table-cell office:value-type="percentage" office:value="0.0103072871725289">
            <text:p>1.03%</text:p>
          </table:table-cell>
          <table:table-cell office:value-type="percentage" office:value="-0.0449449256153241">
            <text:p>-4.49%</text:p>
          </table:table-cell>
          <table:table-cell office:value-type="percentage" office:value="0.0316544562618703">
            <text:p>3.17%</text:p>
          </table:table-cell>
          <table:table-cell office:value-type="percentage" office:value="0.0683378677861942">
            <text:p>6.83%</text:p>
          </table:table-cell>
          <table:table-cell office:value-type="percentage" office:value="0.114887114120643">
            <text:p>11.49%</text:p>
          </table:table-cell>
          <table:table-cell office:value-type="percentage" office:value="-0.00838040480043416">
            <text:p>-0.84%</text:p>
          </table:table-cell>
          <table:table-cell office:value-type="percentage" office:value="0.0331502839952667">
            <text:p>3.32%</text:p>
          </table:table-cell>
          <table:table-cell office:value-type="percentage" office:value="-0.0821485839211164">
            <text:p>-8.21%</text:p>
          </table:table-cell>
          <table:table-cell office:value-type="percentage" office:value="-0.110800269495632">
            <text:p>-11.08%</text:p>
          </table:table-cell>
          <table:table-cell office:value-type="percentage" office:value="-0.0849726133785727">
            <text:p>-8.50%</text:p>
          </table:table-cell>
          <table:table-cell office:value-type="percentage" office:value="-0.0148176303730211">
            <text:p>-1.48%</text:p>
          </table:table-cell>
          <table:table-cell office:value-type="percentage" office:value="-0.00114907833409014">
            <text:p>-0.11%</text:p>
          </table:table-cell>
          <table:table-cell office:value-type="percentage" office:value="-0.381918566110694">
            <text:p>-38.19%</text:p>
          </table:table-cell>
          <table:table-cell office:value-type="percentage" office:value="0.457568807699204">
            <text:p>45.76%</text:p>
          </table:table-cell>
          <table:table-cell office:value-type="percentage" office:value="0.313441972044286">
            <text:p>31.34%</text:p>
          </table:table-cell>
          <table:table-cell office:value-type="percentage" office:value="-0.088202218869389">
            <text:p>-8.82%</text:p>
          </table:table-cell>
          <table:table-cell office:value-type="percentage" office:value="0.0380220062653931">
            <text:p>3.80%</text:p>
          </table:table-cell>
          <table:table-cell office:value-type="percentage" office:value="-0.0622132330055667">
            <text:p>-6.22%</text:p>
          </table:table-cell>
          <table:table-cell office:value-type="percentage" office:value="-0.0358788381002528">
            <text:p>-3.59%</text:p>
          </table:table-cell>
          <table:table-cell office:value-type="percentage" office:value="-0.0160639838756384">
            <text:p>-1.61%</text:p>
          </table:table-cell>
        </table:table-row>
        <table:table-row table:style-name="ro1">
          <table:table-cell office:value-type="float" office:value="44500">
            <text:p>44500</text:p>
          </table:table-cell>
          <table:table-cell office:value-type="string">
            <text:p>ISAM - International Standard Asset Management</text:p>
          </table:table-cell>
          <table:table-cell office:value-type="string">
            <text:p>Systematic Program</text:p>
          </table:table-cell>
          <table:table-cell office:value-type="float" office:value="44500">
            <text:p>44500</text:p>
          </table:table-cell>
          <table:table-cell office:value-type="percentage" office:value="0.156274387520026">
            <text:p>15.63%</text:p>
          </table:table-cell>
          <table:table-cell office:value-type="percentage" office:value="-0.00765884321949755">
            <text:p>-0.77%</text:p>
          </table:table-cell>
          <table:table-cell office:value-type="percentage" office:value="0.127444296394479">
            <text:p>12.74%</text:p>
          </table:table-cell>
          <table:table-cell office:value-type="percentage" office:value="-0.0214022077910925">
            <text:p>-2.14%</text:p>
          </table:table-cell>
          <table:table-cell office:value-type="percentage" office:value="-0.0669729777242548">
            <text:p>-6.70%</text:p>
          </table:table-cell>
          <table:table-cell office:value-type="percentage" office:value="0.0104243591354496">
            <text:p>1.04%</text:p>
          </table:table-cell>
          <table:table-cell office:value-type="percentage" office:value="-0.104283264664645">
            <text:p>-10.43%</text:p>
          </table:table-cell>
          <table:table-cell office:value-type="percentage" office:value="0.100094631875281">
            <text:p>10.01%</text:p>
          </table:table-cell>
          <table:table-cell office:value-type="percentage" office:value="-0.062670970435085">
            <text:p>-6.27%</text:p>
          </table:table-cell>
          <table:table-cell office:value-type="percentage" office:value="-0.0863109383230682">
            <text:p>-8.63%</text:p>
          </table:table-cell>
          <table:table-cell office:value-type="percentage" office:value="-0.104285352783944">
            <text:p>-10.43%</text:p>
          </table:table-cell>
          <table:table-cell office:value-type="percentage" office:value="-0.058028444284967">
            <text:p>-5.80%</text:p>
          </table:table-cell>
          <table:table-cell office:value-type="percentage" office:value="-0.0682634209499032">
            <text:p>-6.83%</text:p>
          </table:table-cell>
          <table:table-cell office:value-type="percentage" office:value="-0.0843764020787155">
            <text:p>-8.44%</text:p>
          </table:table-cell>
          <table:table-cell office:value-type="percentage" office:value="0.00378770264921906">
            <text:p>0.38%</text:p>
          </table:table-cell>
          <table:table-cell office:value-type="percentage" office:value="-0.00175443797467448">
            <text:p>-0.18%</text:p>
          </table:table-cell>
          <table:table-cell office:value-type="percentage" office:value="0.041059894569818">
            <text:p>4.11%</text:p>
          </table:table-cell>
          <table:table-cell office:value-type="percentage" office:value="-0.0450445980129392">
            <text:p>-4.50%</text:p>
          </table:table-cell>
          <table:table-cell office:value-type="percentage" office:value="0.0423404569577063">
            <text:p>4.23%</text:p>
          </table:table-cell>
          <table:table-cell office:value-type="percentage" office:value="0.0170445618486362">
            <text:p>1.70%</text:p>
          </table:table-cell>
          <table:table-cell office:value-type="percentage" office:value="-0.139644249240146">
            <text:p>-13.96%</text:p>
          </table:table-cell>
          <table:table-cell office:value-type="percentage" office:value="0.118677541647215">
            <text:p>11.87%</text:p>
          </table:table-cell>
          <table:table-cell office:value-type="percentage" office:value="0.0446299844753785">
            <text:p>4.46%</text:p>
          </table:table-cell>
          <table:table-cell office:value-type="percentage" office:value="-0.0767910505551877">
            <text:p>-7.68%</text:p>
          </table:table-cell>
          <table:table-cell office:value-type="percentage" office:value="0.0228964689835651">
            <text:p>2.29%</text:p>
          </table:table-cell>
          <table:table-cell office:value-type="percentage" office:value="-0.00416558317963177">
            <text:p>-0.42%</text:p>
          </table:table-cell>
          <table:table-cell office:value-type="percentage" office:value="0.083298412635372">
            <text:p>8.33%</text:p>
          </table:table-cell>
          <table:table-cell office:value-type="percentage" office:value="0.104667189536838">
            <text:p>10.47%</text:p>
          </table:table-cell>
          <table:table-cell office:value-type="percentage" office:value="-0.0287124271934258">
            <text:p>-2.87%</text:p>
          </table:table-cell>
          <table:table-cell office:value-type="percentage" office:value="0.048292500869268">
            <text:p>4.83%</text:p>
          </table:table-cell>
          <table:table-cell office:value-type="percentage" office:value="-0.0151543255779074">
            <text:p>-1.52%</text:p>
          </table:table-cell>
          <table:table-cell office:value-type="percentage" office:value="0.127968422511746">
            <text:p>12.80%</text:p>
          </table:table-cell>
          <table:table-cell office:value-type="percentage" office:value="-0.110138569363253">
            <text:p>-11.01%</text:p>
          </table:table-cell>
          <table:table-cell office:value-type="percentage" office:value="0.0209450207021075">
            <text:p>2.09%</text:p>
          </table:table-cell>
          <table:table-cell office:value-type="percentage" office:value="0.220133661941883">
            <text:p>22.01%</text:p>
          </table:table-cell>
          <table:table-cell office:value-type="percentage" office:value="-0.1134340729783">
            <text:p>-11.34%</text:p>
          </table:table-cell>
          <table:table-cell office:value-type="percentage" office:value="0.108311760057487">
            <text:p>10.83%</text:p>
          </table:table-cell>
          <table:table-cell office:value-type="percentage" office:value="0.0759614158674744">
            <text:p>7.60%</text:p>
          </table:table-cell>
          <table:table-cell office:value-type="percentage" office:value="0.0534866607777672">
            <text:p>5.35%</text:p>
          </table:table-cell>
          <table:table-cell office:value-type="percentage" office:value="-0.0517772794921317">
            <text:p>-5.18%</text:p>
          </table:table-cell>
          <table:table-cell office:value-type="percentage" office:value="-0.0176366823878744">
            <text:p>-1.76%</text:p>
          </table:table-cell>
          <table:table-cell office:value-type="percentage" office:value="0.196771264878883">
            <text:p>19.68%</text:p>
          </table:table-cell>
          <table:table-cell office:value-type="percentage" office:value="-0.170836699498861">
            <text:p>-17.08%</text:p>
          </table:table-cell>
          <table:table-cell office:value-type="percentage" office:value="0.0429974625152468">
            <text:p>4.30%</text:p>
          </table:table-cell>
          <table:table-cell office:value-type="percentage" office:value="0.00564880953404883">
            <text:p>0.56%</text:p>
          </table:table-cell>
          <table:table-cell office:value-type="percentage" office:value="-0.160403983247818">
            <text:p>-16.04%</text:p>
          </table:table-cell>
          <table:table-cell office:value-type="percentage" office:value="-0.0592450621444929">
            <text:p>-5.92%</text:p>
          </table:table-cell>
          <table:table-cell office:value-type="percentage" office:value="-0.0416927854564366">
            <text:p>-4.17%</text:p>
          </table:table-cell>
          <table:table-cell office:value-type="percentage" office:value="-0.213422009432436">
            <text:p>-21.34%</text:p>
          </table:table-cell>
          <table:table-cell office:value-type="percentage" office:value="-0.0507633928619982">
            <text:p>-5.08%</text:p>
          </table:table-cell>
          <table:table-cell office:value-type="percentage" office:value="0.219522819421635">
            <text:p>21.95%</text:p>
          </table:table-cell>
          <table:table-cell office:value-type="percentage" office:value="-0.0114492488447873">
            <text:p>-1.14%</text:p>
          </table:table-cell>
          <table:table-cell office:value-type="percentage" office:value="-0.0561360340113152">
            <text:p>-5.61%</text:p>
          </table:table-cell>
          <table:table-cell office:value-type="percentage" office:value="-0.187151032030574">
            <text:p>-18.72%</text:p>
          </table:table-cell>
          <table:table-cell office:value-type="percentage" office:value="-0.219283321446041">
            <text:p>-21.93%</text:p>
          </table:table-cell>
          <table:table-cell office:value-type="percentage" office:value="0.155102119063762">
            <text:p>15.51%</text:p>
          </table:table-cell>
          <table:table-cell office:value-type="percentage" office:value="0.0236631948070977">
            <text:p>2.37%</text:p>
          </table:table-cell>
          <table:table-cell office:value-type="percentage" office:value="-0.192128854129146">
            <text:p>-19.21%</text:p>
          </table:table-cell>
          <table:table-cell office:value-type="percentage" office:value="-0.102961730486165">
            <text:p>-10.30%</text:p>
          </table:table-cell>
          <table:table-cell office:value-type="percentage" office:value="0.0821532915114044">
            <text:p>8.22%</text:p>
          </table:table-cell>
          <table:table-cell office:value-type="percentage" office:value="-0.199172370887457">
            <text:p>-19.92%</text:p>
          </table:table-cell>
          <table:table-cell office:value-type="percentage" office:value="0.170897114546027">
            <text:p>17.09%</text:p>
          </table:table-cell>
          <table:table-cell office:value-type="percentage" office:value="0.0311961933506067">
            <text:p>3.12%</text:p>
          </table:table-cell>
          <table:table-cell office:value-type="percentage" office:value="0.075288336640945">
            <text:p>7.53%</text:p>
          </table:table-cell>
          <table:table-cell office:value-type="percentage" office:value="0.233092040493208">
            <text:p>23.31%</text:p>
          </table:table-cell>
          <table:table-cell office:value-type="percentage" office:value="0.398929800183442">
            <text:p>39.89%</text:p>
          </table:table-cell>
          <table:table-cell office:value-type="percentage" office:value="-0.112526001715539">
            <text:p>-11.25%</text:p>
          </table:table-cell>
          <table:table-cell office:value-type="percentage" office:value="0.176373614988498">
            <text:p>17.64%</text:p>
          </table:table-cell>
          <table:table-cell office:value-type="percentage" office:value="0.0050892784195102">
            <text:p>0.51%</text:p>
          </table:table-cell>
          <table:table-cell office:value-type="percentage" office:value="0.113160710042412">
            <text:p>11.32%</text:p>
          </table:table-cell>
          <table:table-cell office:value-type="percentage" office:value="0.0305803719764468">
            <text:p>3.06%</text:p>
          </table:table-cell>
          <table:table-cell office:value-type="percentage" office:value="0.0501224887853367">
            <text:p>5.01%</text:p>
          </table:table-cell>
          <table:table-cell office:value-type="percentage" office:value="0.0313518011661714">
            <text:p>3.14%</text:p>
          </table:table-cell>
          <table:table-cell office:value-type="percentage" office:value="-0.0233957329980533">
            <text:p>-2.34%</text:p>
          </table:table-cell>
          <table:table-cell office:value-type="percentage" office:value="-0.00689642614966855">
            <text:p>-0.69%</text:p>
          </table:table-cell>
          <table:table-cell office:value-type="percentage" office:value="-0.0149571042662164">
            <text:p>-1.50%</text:p>
          </table:table-cell>
        </table:table-row>
        <table:table-row table:style-name="ro1">
          <table:table-cell office:value-type="float" office:value="34489">
            <text:p>34489</text:p>
          </table:table-cell>
          <table:table-cell office:value-type="string">
            <text:p>John Locke Investments</text:p>
          </table:table-cell>
          <table:table-cell office:value-type="string">
            <text:p>Cyril Systematic Program *PROP* *QEP*</text:p>
          </table:table-cell>
          <table:table-cell office:value-type="float" office:value="34489">
            <text:p>34489</text:p>
          </table:table-cell>
          <table:table-cell office:value-type="percentage" office:value="0.150453191377248">
            <text:p>15.05%</text:p>
          </table:table-cell>
          <table:table-cell office:value-type="percentage" office:value="-0.0978910436914044">
            <text:p>-9.79%</text:p>
          </table:table-cell>
          <table:table-cell office:value-type="percentage" office:value="-0.0920338578001266">
            <text:p>-9.20%</text:p>
          </table:table-cell>
          <table:table-cell office:value-type="percentage" office:value="-0.0281516265090182">
            <text:p>-2.82%</text:p>
          </table:table-cell>
          <table:table-cell office:value-type="percentage" office:value="-0.00555843149865781">
            <text:p>-0.56%</text:p>
          </table:table-cell>
          <table:table-cell office:value-type="percentage" office:value="-0.00899286589302626">
            <text:p>-0.90%</text:p>
          </table:table-cell>
          <table:table-cell office:value-type="percentage" office:value="-0.0224897322421633">
            <text:p>-2.25%</text:p>
          </table:table-cell>
          <table:table-cell office:value-type="percentage" office:value="0.050780084913951">
            <text:p>5.08%</text:p>
          </table:table-cell>
          <table:table-cell office:value-type="percentage" office:value="-0.0913643575208989">
            <text:p>-9.14%</text:p>
          </table:table-cell>
          <table:table-cell office:value-type="percentage" office:value="0.00238536304741628">
            <text:p>0.24%</text:p>
          </table:table-cell>
          <table:table-cell office:value-type="percentage" office:value="-0.0493016761935114">
            <text:p>-4.93%</text:p>
          </table:table-cell>
          <table:table-cell office:value-type="percentage" office:value="-0.0463085212029644">
            <text:p>-4.63%</text:p>
          </table:table-cell>
          <table:table-cell office:value-type="percentage" office:value="0.0148964095293307">
            <text:p>1.49%</text:p>
          </table:table-cell>
          <table:table-cell office:value-type="percentage" office:value="-0.0545593637997107">
            <text:p>-5.46%</text:p>
          </table:table-cell>
          <table:table-cell office:value-type="percentage" office:value="-0.0522529575417836">
            <text:p>-5.23%</text:p>
          </table:table-cell>
          <table:table-cell office:value-type="percentage" office:value="-0.152108741636432">
            <text:p>-15.21%</text:p>
          </table:table-cell>
          <table:table-cell office:value-type="percentage" office:value="0.0257381155704564">
            <text:p>2.57%</text:p>
          </table:table-cell>
          <table:table-cell office:value-type="percentage" office:value="-0.131904105410983">
            <text:p>-13.19%</text:p>
          </table:table-cell>
          <table:table-cell office:value-type="percentage" office:value="-0.00925153572698021">
            <text:p>-0.93%</text:p>
          </table:table-cell>
          <table:table-cell office:value-type="percentage" office:value="-0.0360592161764534">
            <text:p>-3.61%</text:p>
          </table:table-cell>
          <table:table-cell office:value-type="percentage" office:value="-0.0447134568185994">
            <text:p>-4.47%</text:p>
          </table:table-cell>
          <table:table-cell office:value-type="percentage" office:value="0.123902538038875">
            <text:p>12.39%</text:p>
          </table:table-cell>
          <table:table-cell office:value-type="percentage" office:value="0.165874149898375">
            <text:p>16.59%</text:p>
          </table:table-cell>
          <table:table-cell office:value-type="percentage" office:value="-0.0739854049699361">
            <text:p>-7.40%</text:p>
          </table:table-cell>
          <table:table-cell office:value-type="percentage" office:value="0.0207559053708237">
            <text:p>2.08%</text:p>
          </table:table-cell>
          <table:table-cell office:value-type="percentage" office:value="0.123899514959819">
            <text:p>12.39%</text:p>
          </table:table-cell>
          <table:table-cell office:value-type="percentage" office:value="-0.00950839297111175">
            <text:p>-0.95%</text:p>
          </table:table-cell>
          <table:table-cell office:value-type="percentage" office:value="0.174546765763543">
            <text:p>17.45%</text:p>
          </table:table-cell>
          <table:table-cell office:value-type="percentage" office:value="0.241673665084275">
            <text:p>24.17%</text:p>
          </table:table-cell>
          <table:table-cell office:value-type="percentage" office:value="-0.0433164884478089">
            <text:p>-4.33%</text:p>
          </table:table-cell>
          <table:table-cell office:value-type="percentage" office:value="0.0337845982174726">
            <text:p>3.38%</text:p>
          </table:table-cell>
          <table:table-cell office:value-type="percentage" office:value="0.0637789067808068">
            <text:p>6.38%</text:p>
          </table:table-cell>
          <table:table-cell office:value-type="percentage" office:value="0.153942202162542">
            <text:p>15.39%</text:p>
          </table:table-cell>
          <table:table-cell office:value-type="percentage" office:value="-0.0153609777128649">
            <text:p>-1.54%</text:p>
          </table:table-cell>
          <table:table-cell office:value-type="percentage" office:value="-0.0740585665668656">
            <text:p>-7.41%</text:p>
          </table:table-cell>
          <table:table-cell office:value-type="percentage" office:value="0.160827965998807">
            <text:p>16.08%</text:p>
          </table:table-cell>
          <table:table-cell office:value-type="percentage" office:value="0.0556875131983187">
            <text:p>5.57%</text:p>
          </table:table-cell>
          <table:table-cell office:value-type="percentage" office:value="0.033731999293779">
            <text:p>3.37%</text:p>
          </table:table-cell>
          <table:table-cell office:value-type="percentage" office:value="0.218771471645338">
            <text:p>21.88%</text:p>
          </table:table-cell>
          <table:table-cell office:value-type="percentage" office:value="-0.049815988061764">
            <text:p>-4.98%</text:p>
          </table:table-cell>
          <table:table-cell office:value-type="percentage" office:value="-0.223329787693884">
            <text:p>-22.33%</text:p>
          </table:table-cell>
          <table:table-cell office:value-type="percentage" office:value="-0.239954511089461">
            <text:p>-24.00%</text:p>
          </table:table-cell>
          <table:table-cell office:value-type="percentage" office:value="0.145240515782224">
            <text:p>14.52%</text:p>
          </table:table-cell>
          <table:table-cell office:value-type="percentage" office:value="0.0841581197624425">
            <text:p>8.42%</text:p>
          </table:table-cell>
          <table:table-cell office:value-type="percentage" office:value="0.0879015499097201">
            <text:p>8.79%</text:p>
          </table:table-cell>
          <table:table-cell office:value-type="percentage" office:value="-0.329763756150135">
            <text:p>-32.98%</text:p>
          </table:table-cell>
          <table:table-cell office:value-type="percentage" office:value="-0.105856850442728">
            <text:p>-10.59%</text:p>
          </table:table-cell>
          <table:table-cell office:value-type="percentage" office:value="0.142833012908176">
            <text:p>14.28%</text:p>
          </table:table-cell>
          <table:table-cell office:value-type="percentage" office:value="0.211490769973267">
            <text:p>21.15%</text:p>
          </table:table-cell>
          <table:table-cell office:value-type="percentage" office:value="0.0550381363511622">
            <text:p>5.50%</text:p>
          </table:table-cell>
          <table:table-cell office:value-type="percentage" office:value="0.0940078810297511">
            <text:p>9.40%</text:p>
          </table:table-cell>
          <table:table-cell office:value-type="percentage" office:value="0.282579388219017">
            <text:p>28.26%</text:p>
          </table:table-cell>
          <table:table-cell office:value-type="percentage" office:value="-0.0422554420636114">
            <text:p>-4.23%</text:p>
          </table:table-cell>
          <table:table-cell office:value-type="percentage" office:value="0.0989403521448171">
            <text:p>9.89%</text:p>
          </table:table-cell>
          <table:table-cell office:value-type="percentage" office:value="0.0111572312130205">
            <text:p>1.12%</text:p>
          </table:table-cell>
          <table:table-cell office:value-type="percentage" office:value="-0.153208620540068">
            <text:p>-15.32%</text:p>
          </table:table-cell>
          <table:table-cell office:value-type="percentage" office:value="-0.0611493118300922">
            <text:p>-6.11%</text:p>
          </table:table-cell>
          <table:table-cell office:value-type="percentage" office:value="0.12095618447741">
            <text:p>12.10%</text:p>
          </table:table-cell>
          <table:table-cell office:value-type="percentage" office:value="-0.038696010010423">
            <text:p>-3.87%</text:p>
          </table:table-cell>
          <table:table-cell office:value-type="percentage" office:value="0.140907772129625">
            <text:p>14.09%</text:p>
          </table:table-cell>
          <table:table-cell office:value-type="percentage" office:value="0.060692590631954">
            <text:p>6.07%</text:p>
          </table:table-cell>
          <table:table-cell office:value-type="percentage" office:value="0.0718386116409781">
            <text:p>7.18%</text:p>
          </table:table-cell>
          <table:table-cell office:value-type="percentage" office:value="-0.098760682744052">
            <text:p>-9.88%</text:p>
          </table:table-cell>
          <table:table-cell office:value-type="percentage" office:value="0.0892045747865728">
            <text:p>8.92%</text:p>
          </table:table-cell>
          <table:table-cell office:value-type="percentage" office:value="-0.0917752102376971">
            <text:p>-9.18%</text:p>
          </table:table-cell>
          <table:table-cell office:value-type="percentage" office:value="0.141083007459066">
            <text:p>14.11%</text:p>
          </table:table-cell>
          <table:table-cell office:value-type="percentage" office:value="-0.205349786291382">
            <text:p>-20.53%</text:p>
          </table:table-cell>
          <table:table-cell office:value-type="percentage" office:value="-0.158167143293718">
            <text:p>-15.82%</text:p>
          </table:table-cell>
          <table:table-cell office:value-type="percentage" office:value="-0.03858630338202">
            <text:p>-3.86%</text:p>
          </table:table-cell>
          <table:table-cell office:value-type="percentage" office:value="-0.0402963536581153">
            <text:p>-4.03%</text:p>
          </table:table-cell>
          <table:table-cell office:value-type="percentage" office:value="-0.0368209462342187">
            <text:p>-3.68%</text:p>
          </table:table-cell>
          <table:table-cell office:value-type="percentage" office:value="0.000326455687373905">
            <text:p>0.03%</text:p>
          </table:table-cell>
          <table:table-cell office:value-type="percentage" office:value="-0.00965928980670142">
            <text:p>-0.97%</text:p>
          </table:table-cell>
          <table:table-cell office:value-type="percentage" office:value="-0.00797198932405972">
            <text:p>-0.80%</text:p>
          </table:table-cell>
          <table:table-cell office:value-type="percentage" office:value="-0.000441306590511219">
            <text:p>-0.04%</text:p>
          </table:table-cell>
          <table:table-cell office:value-type="percentage" office:value="0.0100910233927395">
            <text:p>1.01%</text:p>
          </table:table-cell>
        </table:table-row>
        <table:table-row table:style-name="ro1">
          <table:table-cell office:value-type="float" office:value="32538">
            <text:p>32538</text:p>
          </table:table-cell>
          <table:table-cell office:value-type="string">
            <text:p>Keck Capital Management, LLC</text:p>
          </table:table-cell>
          <table:table-cell office:value-type="string">
            <text:p>Keck Program *QEP*</text:p>
          </table:table-cell>
          <table:table-cell office:value-type="float" office:value="32538">
            <text:p>32538</text:p>
          </table:table-cell>
          <table:table-cell office:value-type="percentage" office:value="0.145761819920505">
            <text:p>14.58%</text:p>
          </table:table-cell>
          <table:table-cell office:value-type="percentage" office:value="0.0115144108637021">
            <text:p>1.15%</text:p>
          </table:table-cell>
          <table:table-cell office:value-type="percentage" office:value="0.0966074262807463">
            <text:p>9.66%</text:p>
          </table:table-cell>
          <table:table-cell office:value-type="percentage" office:value="-0.0759821284860026">
            <text:p>-7.60%</text:p>
          </table:table-cell>
          <table:table-cell office:value-type="percentage" office:value="-0.106607610481482">
            <text:p>-10.66%</text:p>
          </table:table-cell>
          <table:table-cell office:value-type="percentage" office:value="-0.0416050685413235">
            <text:p>-4.16%</text:p>
          </table:table-cell>
          <table:table-cell office:value-type="percentage" office:value="-0.00329582035153919">
            <text:p>-0.33%</text:p>
          </table:table-cell>
          <table:table-cell office:value-type="percentage" office:value="0.011909888845547">
            <text:p>1.19%</text:p>
          </table:table-cell>
          <table:table-cell office:value-type="percentage" office:value="-0.0445088439835404">
            <text:p>-4.45%</text:p>
          </table:table-cell>
          <table:table-cell office:value-type="percentage" office:value="-0.0223264923650547">
            <text:p>-2.23%</text:p>
          </table:table-cell>
          <table:table-cell office:value-type="percentage" office:value="-0.0950881296827003">
            <text:p>-9.51%</text:p>
          </table:table-cell>
          <table:table-cell office:value-type="percentage" office:value="0.046435825323704">
            <text:p>4.64%</text:p>
          </table:table-cell>
          <table:table-cell office:value-type="percentage" office:value="-0.0842094823243011">
            <text:p>-8.42%</text:p>
          </table:table-cell>
          <table:table-cell office:value-type="percentage" office:value="0.161864019993825">
            <text:p>16.19%</text:p>
          </table:table-cell>
          <table:table-cell office:value-type="percentage" office:value="0.115499766443965">
            <text:p>11.55%</text:p>
          </table:table-cell>
          <table:table-cell office:value-type="percentage" office:value="0.0604464345722061">
            <text:p>6.04%</text:p>
          </table:table-cell>
          <table:table-cell office:value-type="percentage" office:value="0.107497303451642">
            <text:p>10.75%</text:p>
          </table:table-cell>
          <table:table-cell office:value-type="percentage" office:value="0.0977748847054035">
            <text:p>9.78%</text:p>
          </table:table-cell>
          <table:table-cell office:value-type="percentage" office:value="-0.00769761052031461">
            <text:p>-0.77%</text:p>
          </table:table-cell>
          <table:table-cell office:value-type="percentage" office:value="0.0623317777709462">
            <text:p>6.23%</text:p>
          </table:table-cell>
          <table:table-cell office:value-type="percentage" office:value="-0.0689297604523502">
            <text:p>-6.89%</text:p>
          </table:table-cell>
          <table:table-cell office:value-type="percentage" office:value="-0.0874269657140873">
            <text:p>-8.74%</text:p>
          </table:table-cell>
          <table:table-cell office:value-type="percentage" office:value="-0.0729072715812112">
            <text:p>-7.29%</text:p>
          </table:table-cell>
          <table:table-cell office:value-type="percentage" office:value="-0.0128175850213316">
            <text:p>-1.28%</text:p>
          </table:table-cell>
          <table:table-cell office:value-type="percentage" office:value="-0.15924377465897">
            <text:p>-15.92%</text:p>
          </table:table-cell>
          <table:table-cell office:value-type="percentage" office:value="0.113968680985926">
            <text:p>11.40%</text:p>
          </table:table-cell>
          <table:table-cell office:value-type="percentage" office:value="-0.211992442503992">
            <text:p>-21.20%</text:p>
          </table:table-cell>
          <table:table-cell office:value-type="percentage" office:value="-0.208519401847617">
            <text:p>-20.85%</text:p>
          </table:table-cell>
          <table:table-cell office:value-type="percentage" office:value="0.0469809303394994">
            <text:p>4.70%</text:p>
          </table:table-cell>
          <table:table-cell office:value-type="percentage" office:value="-0.232310964432318">
            <text:p>-23.23%</text:p>
          </table:table-cell>
          <table:table-cell office:value-type="percentage" office:value="-0.0437731860346594">
            <text:p>-4.38%</text:p>
          </table:table-cell>
          <table:table-cell office:value-type="percentage" office:value="-0.126644133279426">
            <text:p>-12.66%</text:p>
          </table:table-cell>
          <table:table-cell office:value-type="percentage" office:value="-0.15439379727663">
            <text:p>-15.44%</text:p>
          </table:table-cell>
          <table:table-cell office:value-type="percentage" office:value="0.163442443802525">
            <text:p>16.34%</text:p>
          </table:table-cell>
          <table:table-cell office:value-type="percentage" office:value="-0.129836409114241">
            <text:p>-12.98%</text:p>
          </table:table-cell>
          <table:table-cell office:value-type="percentage" office:value="0.0904085026504438">
            <text:p>9.04%</text:p>
          </table:table-cell>
          <table:table-cell office:value-type="percentage" office:value="0.12823498189744">
            <text:p>12.82%</text:p>
          </table:table-cell>
          <table:table-cell office:value-type="percentage" office:value="-0.000168218188305397">
            <text:p>-0.02%</text:p>
          </table:table-cell>
          <table:table-cell office:value-type="percentage" office:value="0.220976596087499">
            <text:p>22.10%</text:p>
          </table:table-cell>
          <table:table-cell office:value-type="percentage" office:value="-0.151964451198844">
            <text:p>-15.20%</text:p>
          </table:table-cell>
          <table:table-cell office:value-type="percentage" office:value="0.0319471380586323">
            <text:p>3.19%</text:p>
          </table:table-cell>
          <table:table-cell office:value-type="percentage" office:value="0.0744704617804003">
            <text:p>7.45%</text:p>
          </table:table-cell>
          <table:table-cell office:value-type="percentage" office:value="0.331769064048403">
            <text:p>33.18%</text:p>
          </table:table-cell>
          <table:table-cell office:value-type="percentage" office:value="0.0952408214960438">
            <text:p>9.52%</text:p>
          </table:table-cell>
          <table:table-cell office:value-type="percentage" office:value="-0.155482164840001">
            <text:p>-15.55%</text:p>
          </table:table-cell>
          <table:table-cell office:value-type="percentage" office:value="0.196385563553188">
            <text:p>19.64%</text:p>
          </table:table-cell>
          <table:table-cell office:value-type="percentage" office:value="-0.19506853805911">
            <text:p>-19.51%</text:p>
          </table:table-cell>
          <table:table-cell office:value-type="percentage" office:value="0.135755731805082">
            <text:p>13.58%</text:p>
          </table:table-cell>
          <table:table-cell office:value-type="percentage" office:value="-0.0467151158237257">
            <text:p>-4.67%</text:p>
          </table:table-cell>
          <table:table-cell office:value-type="percentage" office:value="0.033457677301267">
            <text:p>3.35%</text:p>
          </table:table-cell>
          <table:table-cell office:value-type="percentage" office:value="0.102851869612158">
            <text:p>10.29%</text:p>
          </table:table-cell>
          <table:table-cell office:value-type="percentage" office:value="0.0367769472263723">
            <text:p>3.68%</text:p>
          </table:table-cell>
          <table:table-cell office:value-type="percentage" office:value="-0.00817722156750693">
            <text:p>-0.82%</text:p>
          </table:table-cell>
          <table:table-cell office:value-type="percentage" office:value="0.100304779048759">
            <text:p>10.03%</text:p>
          </table:table-cell>
          <table:table-cell office:value-type="percentage" office:value="-0.00950215730286764">
            <text:p>-0.95%</text:p>
          </table:table-cell>
          <table:table-cell office:value-type="percentage" office:value="0.32485655087272">
            <text:p>32.49%</text:p>
          </table:table-cell>
          <table:table-cell office:value-type="percentage" office:value="-0.0387809286092578">
            <text:p>-3.88%</text:p>
          </table:table-cell>
          <table:table-cell office:value-type="percentage" office:value="0.0263581444192063">
            <text:p>2.64%</text:p>
          </table:table-cell>
          <table:table-cell office:value-type="percentage" office:value="0.0528327345466164">
            <text:p>5.28%</text:p>
          </table:table-cell>
          <table:table-cell office:value-type="percentage" office:value="0.0140892105249172">
            <text:p>1.41%</text:p>
          </table:table-cell>
          <table:table-cell office:value-type="percentage" office:value="-0.216855150074201">
            <text:p>-21.69%</text:p>
          </table:table-cell>
          <table:table-cell office:value-type="percentage" office:value="0.141925444507894">
            <text:p>14.19%</text:p>
          </table:table-cell>
          <table:table-cell office:value-type="percentage" office:value="0.0315038254749284">
            <text:p>3.15%</text:p>
          </table:table-cell>
          <table:table-cell office:value-type="percentage" office:value="0.0143115664133986">
            <text:p>1.43%</text:p>
          </table:table-cell>
          <table:table-cell office:value-type="percentage" office:value="0.0120747012305236">
            <text:p>1.21%</text:p>
          </table:table-cell>
          <table:table-cell office:value-type="percentage" office:value="-0.0931695264652398">
            <text:p>-9.32%</text:p>
          </table:table-cell>
          <table:table-cell office:value-type="percentage" office:value="-0.0763410388111473">
            <text:p>-7.63%</text:p>
          </table:table-cell>
          <table:table-cell office:value-type="percentage" office:value="-0.111554100084677">
            <text:p>-11.16%</text:p>
          </table:table-cell>
          <table:table-cell office:value-type="percentage" office:value="0.0105570852383002">
            <text:p>1.06%</text:p>
          </table:table-cell>
          <table:table-cell office:value-type="percentage" office:value="-0.0164610845159122">
            <text:p>-1.65%</text:p>
          </table:table-cell>
          <table:table-cell office:value-type="percentage" office:value="0.00685766710173266">
            <text:p>0.69%</text:p>
          </table:table-cell>
          <table:table-cell office:value-type="percentage" office:value="-0.0364405490363506">
            <text:p>-3.64%</text:p>
          </table:table-cell>
          <table:table-cell office:value-type="percentage" office:value="-0.00676925097633986">
            <text:p>-0.68%</text:p>
          </table:table-cell>
          <table:table-cell office:value-type="percentage" office:value="0.00690570464110585">
            <text:p>0.69%</text:p>
          </table:table-cell>
          <table:table-cell office:value-type="percentage" office:value="-0.008790568373808">
            <text:p>-0.88%</text:p>
          </table:table-cell>
          <table:table-cell office:value-type="percentage" office:value="0.00485332814989483">
            <text:p>0.49%</text:p>
          </table:table-cell>
        </table:table-row>
        <table:table-row table:style-name="ro1">
          <table:table-cell office:value-type="float" office:value="32537">
            <text:p>32537</text:p>
          </table:table-cell>
          <table:table-cell office:value-type="string">
            <text:p>Kelly Angle Inc.</text:p>
          </table:table-cell>
          <table:table-cell office:value-type="string">
            <text:p>Genesis Program *QEP*</text:p>
          </table:table-cell>
          <table:table-cell office:value-type="float" office:value="32537">
            <text:p>32537</text:p>
          </table:table-cell>
          <table:table-cell office:value-type="percentage" office:value="0.1516459559905">
            <text:p>15.16%</text:p>
          </table:table-cell>
          <table:table-cell office:value-type="percentage" office:value="-0.084544688865025">
            <text:p>-8.45%</text:p>
          </table:table-cell>
          <table:table-cell office:value-type="percentage" office:value="0.0704593861737787">
            <text:p>7.05%</text:p>
          </table:table-cell>
          <table:table-cell office:value-type="percentage" office:value="-0.0977473109934558">
            <text:p>-9.77%</text:p>
          </table:table-cell>
          <table:table-cell office:value-type="percentage" office:value="-0.0680404378984659">
            <text:p>-6.80%</text:p>
          </table:table-cell>
          <table:table-cell office:value-type="percentage" office:value="-0.0184705199118095">
            <text:p>-1.85%</text:p>
          </table:table-cell>
          <table:table-cell office:value-type="percentage" office:value="-0.00188495782385389">
            <text:p>-0.19%</text:p>
          </table:table-cell>
          <table:table-cell office:value-type="percentage" office:value="0.152018478328429">
            <text:p>15.20%</text:p>
          </table:table-cell>
          <table:table-cell office:value-type="percentage" office:value="-0.11929054832722">
            <text:p>-11.93%</text:p>
          </table:table-cell>
          <table:table-cell office:value-type="percentage" office:value="-0.0209861181493442">
            <text:p>-2.10%</text:p>
          </table:table-cell>
          <table:table-cell office:value-type="percentage" office:value="-0.0256524789103991">
            <text:p>-2.57%</text:p>
          </table:table-cell>
          <table:table-cell office:value-type="percentage" office:value="-0.0433337784124513">
            <text:p>-4.33%</text:p>
          </table:table-cell>
          <table:table-cell office:value-type="percentage" office:value="-0.138535884225863">
            <text:p>-13.85%</text:p>
          </table:table-cell>
          <table:table-cell office:value-type="percentage" office:value="-0.0334434279277894">
            <text:p>-3.34%</text:p>
          </table:table-cell>
          <table:table-cell office:value-type="percentage" office:value="0.121840049966611">
            <text:p>12.18%</text:p>
          </table:table-cell>
          <table:table-cell office:value-type="percentage" office:value="-0.00243037289105499">
            <text:p>-0.24%</text:p>
          </table:table-cell>
          <table:table-cell office:value-type="percentage" office:value="0.104268099152344">
            <text:p>10.43%</text:p>
          </table:table-cell>
          <table:table-cell office:value-type="percentage" office:value="0.0283218371569042">
            <text:p>2.83%</text:p>
          </table:table-cell>
          <table:table-cell office:value-type="percentage" office:value="-0.00410672482285179">
            <text:p>-0.41%</text:p>
          </table:table-cell>
          <table:table-cell office:value-type="percentage" office:value="0.012426328739896">
            <text:p>1.24%</text:p>
          </table:table-cell>
          <table:table-cell office:value-type="percentage" office:value="-0.100887034265774">
            <text:p>-10.09%</text:p>
          </table:table-cell>
          <table:table-cell office:value-type="percentage" office:value="0.0134554858306378">
            <text:p>1.35%</text:p>
          </table:table-cell>
          <table:table-cell office:value-type="percentage" office:value="0.0638077238300947">
            <text:p>6.38%</text:p>
          </table:table-cell>
          <table:table-cell office:value-type="percentage" office:value="0.0453727658599716">
            <text:p>4.54%</text:p>
          </table:table-cell>
          <table:table-cell office:value-type="percentage" office:value="0.113221938829854">
            <text:p>11.32%</text:p>
          </table:table-cell>
          <table:table-cell office:value-type="percentage" office:value="0.00621701248119181">
            <text:p>0.62%</text:p>
          </table:table-cell>
          <table:table-cell office:value-type="percentage" office:value="0.105348906798302">
            <text:p>10.53%</text:p>
          </table:table-cell>
          <table:table-cell office:value-type="percentage" office:value="0.140450784978938">
            <text:p>14.05%</text:p>
          </table:table-cell>
          <table:table-cell office:value-type="percentage" office:value="-0.0204901565464033">
            <text:p>-2.05%</text:p>
          </table:table-cell>
          <table:table-cell office:value-type="percentage" office:value="-0.0697689139083497">
            <text:p>-6.98%</text:p>
          </table:table-cell>
          <table:table-cell office:value-type="percentage" office:value="-0.105098801935708">
            <text:p>-10.51%</text:p>
          </table:table-cell>
          <table:table-cell office:value-type="percentage" office:value="-0.103754717919936">
            <text:p>-10.38%</text:p>
          </table:table-cell>
          <table:table-cell office:value-type="percentage" office:value="-0.0535131639828937">
            <text:p>-5.35%</text:p>
          </table:table-cell>
          <table:table-cell office:value-type="percentage" office:value="0.113167833076464">
            <text:p>11.32%</text:p>
          </table:table-cell>
          <table:table-cell office:value-type="percentage" office:value="0.29172425591158">
            <text:p>29.17%</text:p>
          </table:table-cell>
          <table:table-cell office:value-type="percentage" office:value="0.0383748461020949">
            <text:p>3.84%</text:p>
          </table:table-cell>
          <table:table-cell office:value-type="percentage" office:value="-0.0885007290001711">
            <text:p>-8.85%</text:p>
          </table:table-cell>
          <table:table-cell office:value-type="percentage" office:value="0.0589685465781677">
            <text:p>5.90%</text:p>
          </table:table-cell>
          <table:table-cell office:value-type="percentage" office:value="-0.137803152389824">
            <text:p>-13.78%</text:p>
          </table:table-cell>
          <table:table-cell office:value-type="percentage" office:value="-0.10029543163701">
            <text:p>-10.03%</text:p>
          </table:table-cell>
          <table:table-cell office:value-type="percentage" office:value="-0.0238597981982615">
            <text:p>-2.39%</text:p>
          </table:table-cell>
          <table:table-cell office:value-type="percentage" office:value="-0.101069762563369">
            <text:p>-10.11%</text:p>
          </table:table-cell>
          <table:table-cell office:value-type="percentage" office:value="0.0990006309606904">
            <text:p>9.90%</text:p>
          </table:table-cell>
          <table:table-cell office:value-type="percentage" office:value="0.130922886445214">
            <text:p>13.09%</text:p>
          </table:table-cell>
          <table:table-cell office:value-type="percentage" office:value="-0.0527214518732125">
            <text:p>-5.27%</text:p>
          </table:table-cell>
          <table:table-cell office:value-type="percentage" office:value="0.118690460136993">
            <text:p>11.87%</text:p>
          </table:table-cell>
          <table:table-cell office:value-type="percentage" office:value="0.0944675409660307">
            <text:p>9.45%</text:p>
          </table:table-cell>
          <table:table-cell office:value-type="percentage" office:value="-0.0671460428932945">
            <text:p>-6.71%</text:p>
          </table:table-cell>
          <table:table-cell office:value-type="percentage" office:value="0.0259391216064678">
            <text:p>2.59%</text:p>
          </table:table-cell>
          <table:table-cell office:value-type="percentage" office:value="-0.130094758400226">
            <text:p>-13.01%</text:p>
          </table:table-cell>
          <table:table-cell office:value-type="percentage" office:value="0.0611571749858588">
            <text:p>6.12%</text:p>
          </table:table-cell>
          <table:table-cell office:value-type="percentage" office:value="0.0260508687813698">
            <text:p>2.61%</text:p>
          </table:table-cell>
          <table:table-cell office:value-type="percentage" office:value="0.0429776060385073">
            <text:p>4.30%</text:p>
          </table:table-cell>
          <table:table-cell office:value-type="percentage" office:value="0.0789631623915197">
            <text:p>7.90%</text:p>
          </table:table-cell>
          <table:table-cell office:value-type="percentage" office:value="0.0676382013674579">
            <text:p>6.76%</text:p>
          </table:table-cell>
          <table:table-cell office:value-type="percentage" office:value="-0.0523417041268143">
            <text:p>-5.23%</text:p>
          </table:table-cell>
          <table:table-cell office:value-type="percentage" office:value="0.0147744855119576">
            <text:p>1.48%</text:p>
          </table:table-cell>
          <table:table-cell office:value-type="percentage" office:value="0.112320458272865">
            <text:p>11.23%</text:p>
          </table:table-cell>
          <table:table-cell office:value-type="percentage" office:value="-0.225575845536678">
            <text:p>-22.56%</text:p>
          </table:table-cell>
          <table:table-cell office:value-type="percentage" office:value="-0.351655792256122">
            <text:p>-35.17%</text:p>
          </table:table-cell>
          <table:table-cell office:value-type="percentage" office:value="0.195000626782168">
            <text:p>19.50%</text:p>
          </table:table-cell>
          <table:table-cell office:value-type="percentage" office:value="0.0124957374151872">
            <text:p>1.25%</text:p>
          </table:table-cell>
          <table:table-cell office:value-type="percentage" office:value="-0.127379939126384">
            <text:p>-12.74%</text:p>
          </table:table-cell>
          <table:table-cell office:value-type="percentage" office:value="0.285018995215142">
            <text:p>28.50%</text:p>
          </table:table-cell>
          <table:table-cell office:value-type="percentage" office:value="-0.0560881483462536">
            <text:p>-5.61%</text:p>
          </table:table-cell>
          <table:table-cell office:value-type="percentage" office:value="-0.284976007960836">
            <text:p>-28.50%</text:p>
          </table:table-cell>
          <table:table-cell office:value-type="percentage" office:value="-0.147308741817536">
            <text:p>-14.73%</text:p>
          </table:table-cell>
          <table:table-cell office:value-type="percentage" office:value="0.2849765826724">
            <text:p>28.50%</text:p>
          </table:table-cell>
          <table:table-cell office:value-type="percentage" office:value="0.0537238583707922">
            <text:p>5.37%</text:p>
          </table:table-cell>
          <table:table-cell office:value-type="percentage" office:value="0.105980879557992">
            <text:p>10.60%</text:p>
          </table:table-cell>
          <table:table-cell office:value-type="percentage" office:value="0.025457115468576">
            <text:p>2.55%</text:p>
          </table:table-cell>
          <table:table-cell office:value-type="percentage" office:value="-0.0374106872997085">
            <text:p>-3.74%</text:p>
          </table:table-cell>
          <table:table-cell office:value-type="percentage" office:value="-0.00597102802120362">
            <text:p>-0.60%</text:p>
          </table:table-cell>
          <table:table-cell office:value-type="percentage" office:value="-0.0312029809302512">
            <text:p>-3.12%</text:p>
          </table:table-cell>
          <table:table-cell office:value-type="percentage" office:value="-0.0137081094812707">
            <text:p>-1.37%</text:p>
          </table:table-cell>
          <table:table-cell office:value-type="percentage" office:value="-0.00837086428641813">
            <text:p>-0.84%</text:p>
          </table:table-cell>
        </table:table-row>
        <table:table-row table:style-name="ro2">
          <table:table-cell office:value-type="float" office:value="30327">
            <text:p>30327</text:p>
          </table:table-cell>
          <table:table-cell office:value-type="string">
            <text:p>Kinkopf Capital Management, LLC</text:p>
          </table:table-cell>
          <table:table-cell office:value-type="string">
            <text:p>Kinkopf S&amp;P Program <text:s/>*PROP*</text:p>
          </table:table-cell>
          <table:table-cell office:value-type="float" office:value="30327">
            <text:p>30327</text:p>
          </table:table-cell>
          <table:table-cell office:value-type="percentage" office:value="0.00341534974455601">
            <text:p>0.34%</text:p>
          </table:table-cell>
          <table:table-cell office:value-type="percentage" office:value="0.0638208436073581">
            <text:p>6.38%</text:p>
          </table:table-cell>
          <table:table-cell office:value-type="percentage" office:value="0.0202482278135894">
            <text:p>2.02%</text:p>
          </table:table-cell>
          <table:table-cell office:value-type="percentage" office:value="-0.113309975386355">
            <text:p>-11.33%</text:p>
          </table:table-cell>
          <table:table-cell office:value-type="percentage" office:value="0.125160343651489">
            <text:p>12.52%</text:p>
          </table:table-cell>
          <table:table-cell office:value-type="percentage" office:value="0.0402647570230668">
            <text:p>4.03%</text:p>
          </table:table-cell>
          <table:table-cell office:value-type="percentage" office:value="-0.397719430725811">
            <text:p>-39.77%</text:p>
          </table:table-cell>
          <table:table-cell office:value-type="percentage" office:value="-0.047884779066556">
            <text:p>-4.79%</text:p>
          </table:table-cell>
          <table:table-cell office:value-type="percentage" office:value="0.134500353078747">
            <text:p>13.45%</text:p>
          </table:table-cell>
          <table:table-cell office:value-type="percentage" office:value="0.222196302208412">
            <text:p>22.22%</text:p>
          </table:table-cell>
          <table:table-cell office:value-type="percentage" office:value="0.125462351794379">
            <text:p>12.55%</text:p>
          </table:table-cell>
          <table:table-cell office:value-type="percentage" office:value="-0.209018944499602">
            <text:p>-20.90%</text:p>
          </table:table-cell>
          <table:table-cell office:value-type="percentage" office:value="0.139365331418988">
            <text:p>13.94%</text:p>
          </table:table-cell>
          <table:table-cell office:value-type="percentage" office:value="0.132705785975681">
            <text:p>13.27%</text:p>
          </table:table-cell>
          <table:table-cell office:value-type="percentage" office:value="-0.0911562779417553">
            <text:p>-9.12%</text:p>
          </table:table-cell>
          <table:table-cell office:value-type="percentage" office:value="-0.0746910192374227">
            <text:p>-7.47%</text:p>
          </table:table-cell>
          <table:table-cell office:value-type="percentage" office:value="0.264928635229436">
            <text:p>26.49%</text:p>
          </table:table-cell>
          <table:table-cell office:value-type="percentage" office:value="-0.325186032100003">
            <text:p>-32.52%</text:p>
          </table:table-cell>
          <table:table-cell office:value-type="percentage" office:value="-0.342681861663491">
            <text:p>-34.27%</text:p>
          </table:table-cell>
          <table:table-cell office:value-type="percentage" office:value="-0.00317420457264689">
            <text:p>-0.32%</text:p>
          </table:table-cell>
          <table:table-cell office:value-type="percentage" office:value="-0.0930984894913341">
            <text:p>-9.31%</text:p>
          </table:table-cell>
          <table:table-cell office:value-type="percentage" office:value="-0.144578409381617">
            <text:p>-14.46%</text:p>
          </table:table-cell>
          <table:table-cell office:value-type="percentage" office:value="0.0550503245786556">
            <text:p>5.51%</text:p>
          </table:table-cell>
          <table:table-cell office:value-type="percentage" office:value="-0.171360340613897">
            <text:p>-17.14%</text:p>
          </table:table-cell>
          <table:table-cell office:value-type="percentage" office:value="0.0736012277441783">
            <text:p>7.36%</text:p>
          </table:table-cell>
          <table:table-cell office:value-type="percentage" office:value="0.111952296502818">
            <text:p>11.20%</text:p>
          </table:table-cell>
          <table:table-cell office:value-type="percentage" office:value="-0.0137367145763523">
            <text:p>-1.37%</text:p>
          </table:table-cell>
          <table:table-cell office:value-type="percentage" office:value="-0.0317167019865387">
            <text:p>-3.17%</text:p>
          </table:table-cell>
          <table:table-cell office:value-type="percentage" office:value="-0.0267494882281928">
            <text:p>-2.67%</text:p>
          </table:table-cell>
          <table:table-cell office:value-type="percentage" office:value="0.0137979629380224">
            <text:p>1.38%</text:p>
          </table:table-cell>
          <table:table-cell office:value-type="percentage" office:value="0.0132570134635529">
            <text:p>1.33%</text:p>
          </table:table-cell>
          <table:table-cell office:value-type="percentage" office:value="-0.0595942036044591">
            <text:p>-5.96%</text:p>
          </table:table-cell>
          <table:table-cell office:value-type="percentage" office:value="0.0854752172942057">
            <text:p>8.55%</text:p>
          </table:table-cell>
          <table:table-cell office:value-type="percentage" office:value="0.0875269244474672">
            <text:p>8.75%</text:p>
          </table:table-cell>
          <table:table-cell office:value-type="percentage" office:value="0.115182318886827">
            <text:p>11.52%</text:p>
          </table:table-cell>
          <table:table-cell office:value-type="percentage" office:value="0.116427231995924">
            <text:p>11.64%</text:p>
          </table:table-cell>
          <table:table-cell office:value-type="percentage" office:value="0.0348155509490107">
            <text:p>3.48%</text:p>
          </table:table-cell>
          <table:table-cell office:value-type="percentage" office:value="-0.0130411852995451">
            <text:p>-1.30%</text:p>
          </table:table-cell>
          <table:table-cell office:value-type="percentage" office:value="-0.169678736353097">
            <text:p>-16.97%</text:p>
          </table:table-cell>
          <table:table-cell office:value-type="percentage" office:value="-0.0704343153523903">
            <text:p>-7.04%</text:p>
          </table:table-cell>
          <table:table-cell office:value-type="percentage" office:value="0.0409429231233016">
            <text:p>4.09%</text:p>
          </table:table-cell>
          <table:table-cell office:value-type="percentage" office:value="0.100978075053947">
            <text:p>10.10%</text:p>
          </table:table-cell>
          <table:table-cell office:value-type="percentage" office:value="0.0793038412977011">
            <text:p>7.93%</text:p>
          </table:table-cell>
          <table:table-cell office:value-type="percentage" office:value="-0.173386445007536">
            <text:p>-17.34%</text:p>
          </table:table-cell>
          <table:table-cell office:value-type="percentage" office:value="0.216075606683393">
            <text:p>21.61%</text:p>
          </table:table-cell>
          <table:table-cell office:value-type="percentage" office:value="0.0879500892559944">
            <text:p>8.80%</text:p>
          </table:table-cell>
          <table:table-cell office:value-type="percentage" office:value="-0.0581185017604431">
            <text:p>-5.81%</text:p>
          </table:table-cell>
          <table:table-cell office:value-type="percentage" office:value="0.0737571212424629">
            <text:p>7.38%</text:p>
          </table:table-cell>
          <table:table-cell office:value-type="percentage" office:value="-0.0541472345083114">
            <text:p>-5.41%</text:p>
          </table:table-cell>
          <table:table-cell office:value-type="percentage" office:value="-0.0318771763366552">
            <text:p>-3.19%</text:p>
          </table:table-cell>
          <table:table-cell office:value-type="percentage" office:value="0.0435091185004298">
            <text:p>4.35%</text:p>
          </table:table-cell>
          <table:table-cell office:value-type="percentage" office:value="-0.079678802969227">
            <text:p>-7.97%</text:p>
          </table:table-cell>
          <table:table-cell office:value-type="percentage" office:value="-0.0746580103075529">
            <text:p>-7.47%</text:p>
          </table:table-cell>
          <table:table-cell office:value-type="percentage" office:value="-0.0362908353247467">
            <text:p>-3.63%</text:p>
          </table:table-cell>
          <table:table-cell office:value-type="percentage" office:value="-0.0796565299100517">
            <text:p>-7.97%</text:p>
          </table:table-cell>
          <table:table-cell office:value-type="percentage" office:value="0.0197255427283821">
            <text:p>1.97%</text:p>
          </table:table-cell>
          <table:table-cell office:value-type="percentage" office:value="-0.030964687138005">
            <text:p>-3.10%</text:p>
          </table:table-cell>
          <table:table-cell office:value-type="percentage" office:value="0.0922068602015613">
            <text:p>9.22%</text:p>
          </table:table-cell>
          <table:table-cell office:value-type="percentage" office:value="-0.0836496071858125">
            <text:p>-8.36%</text:p>
          </table:table-cell>
          <table:table-cell office:value-type="percentage" office:value="0.0346259506953014">
            <text:p>3.46%</text:p>
          </table:table-cell>
          <table:table-cell office:value-type="percentage" office:value="-0.000562712322978415">
            <text:p>-0.06%</text:p>
          </table:table-cell>
          <table:table-cell office:value-type="percentage" office:value="0.0466449827013727">
            <text:p>4.66%</text:p>
          </table:table-cell>
          <table:table-cell office:value-type="percentage" office:value="0.00847566574240214">
            <text:p>0.85%</text:p>
          </table:table-cell>
          <table:table-cell office:value-type="percentage" office:value="-0.00939480333368418">
            <text:p>-0.94%</text:p>
          </table:table-cell>
          <table:table-cell office:value-type="percentage" office:value="-0.0642542173282427">
            <text:p>-6.43%</text:p>
          </table:table-cell>
          <table:table-cell office:value-type="percentage" office:value="-0.0260390992671199">
            <text:p>-2.60%</text:p>
          </table:table-cell>
          <table:table-cell office:value-type="percentage" office:value="0.0841540121194882">
            <text:p>8.42%</text:p>
          </table:table-cell>
          <table:table-cell office:value-type="percentage" office:value="-0.031616065729049">
            <text:p>-3.16%</text:p>
          </table:table-cell>
          <table:table-cell office:value-type="percentage" office:value="0.0177248925485753">
            <text:p>1.77%</text:p>
          </table:table-cell>
          <table:table-cell office:value-type="percentage" office:value="-0.00525241860631105">
            <text:p>-0.53%</text:p>
          </table:table-cell>
          <table:table-cell office:value-type="percentage" office:value="0.022855461965566">
            <text:p>2.29%</text:p>
          </table:table-cell>
          <table:table-cell office:value-type="string">
            <text:p>-1.69721221000424e-05</text:p>
          </table:table-cell>
          <table:table-cell office:value-type="percentage" office:value="-0.00359367897234021">
            <text:p>-0.36%</text:p>
          </table:table-cell>
          <table:table-cell office:value-type="percentage" office:value="0.00133977026466607">
            <text:p>0.13%</text:p>
          </table:table-cell>
          <table:table-cell office:value-type="percentage" office:value="0.00252876157022401">
            <text:p>0.25%</text:p>
          </table:table-cell>
          <table:table-cell office:value-type="percentage" office:value="0.00201817564558035">
            <text:p>0.20%</text:p>
          </table:table-cell>
        </table:table-row>
        <table:table-row table:style-name="ro1">
          <table:table-cell office:value-type="float" office:value="18683">
            <text:p>18683</text:p>
          </table:table-cell>
          <table:table-cell office:value-type="string">
            <text:p>Mark J. Walsh &amp; Company</text:p>
          </table:table-cell>
          <table:table-cell office:value-type="string">
            <text:p>Standard Program</text:p>
          </table:table-cell>
          <table:table-cell office:value-type="float" office:value="18683">
            <text:p>18683</text:p>
          </table:table-cell>
          <table:table-cell office:value-type="percentage" office:value="0.14438300305961">
            <text:p>14.44%</text:p>
          </table:table-cell>
          <table:table-cell office:value-type="percentage" office:value="-0.11981759620427">
            <text:p>-11.98%</text:p>
          </table:table-cell>
          <table:table-cell office:value-type="percentage" office:value="-0.100948987422638">
            <text:p>-10.09%</text:p>
          </table:table-cell>
          <table:table-cell office:value-type="percentage" office:value="-0.0389837103728587">
            <text:p>-3.90%</text:p>
          </table:table-cell>
          <table:table-cell office:value-type="percentage" office:value="0.0695608812177463">
            <text:p>6.96%</text:p>
          </table:table-cell>
          <table:table-cell office:value-type="percentage" office:value="0.0903173548674162">
            <text:p>9.03%</text:p>
          </table:table-cell>
          <table:table-cell office:value-type="percentage" office:value="0.00820630341174092">
            <text:p>0.82%</text:p>
          </table:table-cell>
          <table:table-cell office:value-type="percentage" office:value="0.130066407106125">
            <text:p>13.01%</text:p>
          </table:table-cell>
          <table:table-cell office:value-type="percentage" office:value="0.0138867088291143">
            <text:p>1.39%</text:p>
          </table:table-cell>
          <table:table-cell office:value-type="percentage" office:value="-0.0290787063848808">
            <text:p>-2.91%</text:p>
          </table:table-cell>
          <table:table-cell office:value-type="percentage" office:value="-0.103958112804414">
            <text:p>-10.40%</text:p>
          </table:table-cell>
          <table:table-cell office:value-type="percentage" office:value="-0.0588331148310759">
            <text:p>-5.88%</text:p>
          </table:table-cell>
          <table:table-cell office:value-type="percentage" office:value="-0.0537855657384212">
            <text:p>-5.38%</text:p>
          </table:table-cell>
          <table:table-cell office:value-type="percentage" office:value="0.0696256601723395">
            <text:p>6.96%</text:p>
          </table:table-cell>
          <table:table-cell office:value-type="percentage" office:value="-0.0702655364357015">
            <text:p>-7.03%</text:p>
          </table:table-cell>
          <table:table-cell office:value-type="percentage" office:value="-0.00701021068625196">
            <text:p>-0.70%</text:p>
          </table:table-cell>
          <table:table-cell office:value-type="percentage" office:value="-0.163759840515227">
            <text:p>-16.38%</text:p>
          </table:table-cell>
          <table:table-cell office:value-type="percentage" office:value="0.0314010294566003">
            <text:p>3.14%</text:p>
          </table:table-cell>
          <table:table-cell office:value-type="percentage" office:value="-0.0620306534687926">
            <text:p>-6.20%</text:p>
          </table:table-cell>
          <table:table-cell office:value-type="percentage" office:value="-0.00829855864839389">
            <text:p>-0.83%</text:p>
          </table:table-cell>
          <table:table-cell office:value-type="percentage" office:value="0.0321504018740373">
            <text:p>3.22%</text:p>
          </table:table-cell>
          <table:table-cell office:value-type="percentage" office:value="-0.0248028834784058">
            <text:p>-2.48%</text:p>
          </table:table-cell>
          <table:table-cell office:value-type="percentage" office:value="0.0507096849122272">
            <text:p>5.07%</text:p>
          </table:table-cell>
          <table:table-cell office:value-type="percentage" office:value="0.0744752450796819">
            <text:p>7.45%</text:p>
          </table:table-cell>
          <table:table-cell office:value-type="percentage" office:value="-0.0551564681033201">
            <text:p>-5.52%</text:p>
          </table:table-cell>
          <table:table-cell office:value-type="percentage" office:value="-0.00460065553765809">
            <text:p>-0.46%</text:p>
          </table:table-cell>
          <table:table-cell office:value-type="percentage" office:value="-0.0859485302748387">
            <text:p>-8.59%</text:p>
          </table:table-cell>
          <table:table-cell office:value-type="percentage" office:value="0.239387672387931">
            <text:p>23.94%</text:p>
          </table:table-cell>
          <table:table-cell office:value-type="percentage" office:value="0.113554156646218">
            <text:p>11.36%</text:p>
          </table:table-cell>
          <table:table-cell office:value-type="percentage" office:value="-0.0321963963264948">
            <text:p>-3.22%</text:p>
          </table:table-cell>
          <table:table-cell office:value-type="percentage" office:value="0.0284149081674237">
            <text:p>2.84%</text:p>
          </table:table-cell>
          <table:table-cell office:value-type="percentage" office:value="-0.133372327092375">
            <text:p>-13.34%</text:p>
          </table:table-cell>
          <table:table-cell office:value-type="percentage" office:value="0.213159617764499">
            <text:p>21.32%</text:p>
          </table:table-cell>
          <table:table-cell office:value-type="percentage" office:value="-0.0502771314458264">
            <text:p>-5.03%</text:p>
          </table:table-cell>
          <table:table-cell office:value-type="percentage" office:value="-0.00878054720072562">
            <text:p>-0.88%</text:p>
          </table:table-cell>
          <table:table-cell office:value-type="percentage" office:value="0.085843228113506">
            <text:p>8.58%</text:p>
          </table:table-cell>
          <table:table-cell office:value-type="percentage" office:value="-0.0437926047560642">
            <text:p>-4.38%</text:p>
          </table:table-cell>
          <table:table-cell office:value-type="percentage" office:value="0.0808689040851156">
            <text:p>8.09%</text:p>
          </table:table-cell>
          <table:table-cell office:value-type="percentage" office:value="0.0999580526306408">
            <text:p>10.00%</text:p>
          </table:table-cell>
          <table:table-cell office:value-type="percentage" office:value="0.132528725427859">
            <text:p>13.25%</text:p>
          </table:table-cell>
          <table:table-cell office:value-type="percentage" office:value="-0.0758406775444016">
            <text:p>-7.58%</text:p>
          </table:table-cell>
          <table:table-cell office:value-type="percentage" office:value="0.117953495299877">
            <text:p>11.80%</text:p>
          </table:table-cell>
          <table:table-cell office:value-type="percentage" office:value="0.106310621761799">
            <text:p>10.63%</text:p>
          </table:table-cell>
          <table:table-cell office:value-type="percentage" office:value="0.0652384791028777">
            <text:p>6.52%</text:p>
          </table:table-cell>
          <table:table-cell office:value-type="percentage" office:value="-0.0446119953353107">
            <text:p>-4.46%</text:p>
          </table:table-cell>
          <table:table-cell office:value-type="percentage" office:value="0.409670491530276">
            <text:p>40.97%</text:p>
          </table:table-cell>
          <table:table-cell office:value-type="percentage" office:value="0.186953685965379">
            <text:p>18.70%</text:p>
          </table:table-cell>
          <table:table-cell office:value-type="percentage" office:value="0.0346088980730191">
            <text:p>3.46%</text:p>
          </table:table-cell>
          <table:table-cell office:value-type="percentage" office:value="-0.191698683596566">
            <text:p>-19.17%</text:p>
          </table:table-cell>
          <table:table-cell office:value-type="percentage" office:value="-0.0209105711128213">
            <text:p>-2.09%</text:p>
          </table:table-cell>
          <table:table-cell office:value-type="percentage" office:value="0.0771035778810624">
            <text:p>7.71%</text:p>
          </table:table-cell>
          <table:table-cell office:value-type="percentage" office:value="-0.0403909366831741">
            <text:p>-4.04%</text:p>
          </table:table-cell>
          <table:table-cell office:value-type="percentage" office:value="0.124551348341942">
            <text:p>12.46%</text:p>
          </table:table-cell>
          <table:table-cell office:value-type="percentage" office:value="0.00765058724362557">
            <text:p>0.77%</text:p>
          </table:table-cell>
          <table:table-cell office:value-type="percentage" office:value="0.0595194574460619">
            <text:p>5.95%</text:p>
          </table:table-cell>
          <table:table-cell office:value-type="percentage" office:value="-0.0934724215944529">
            <text:p>-9.35%</text:p>
          </table:table-cell>
          <table:table-cell office:value-type="percentage" office:value="-0.239315337832431">
            <text:p>-23.93%</text:p>
          </table:table-cell>
          <table:table-cell office:value-type="percentage" office:value="-0.247261465174321">
            <text:p>-24.73%</text:p>
          </table:table-cell>
          <table:table-cell office:value-type="percentage" office:value="-0.25539369987049">
            <text:p>-25.54%</text:p>
          </table:table-cell>
          <table:table-cell office:value-type="percentage" office:value="0.0825744734487995">
            <text:p>8.26%</text:p>
          </table:table-cell>
          <table:table-cell office:value-type="percentage" office:value="0.078311343579883">
            <text:p>7.83%</text:p>
          </table:table-cell>
          <table:table-cell office:value-type="percentage" office:value="-0.00509040234505566">
            <text:p>-0.51%</text:p>
          </table:table-cell>
          <table:table-cell office:value-type="percentage" office:value="-0.123219585089416">
            <text:p>-12.32%</text:p>
          </table:table-cell>
          <table:table-cell office:value-type="percentage" office:value="-0.0468317756224036">
            <text:p>-4.68%</text:p>
          </table:table-cell>
          <table:table-cell office:value-type="percentage" office:value="0.0352284172878672">
            <text:p>3.52%</text:p>
          </table:table-cell>
          <table:table-cell office:value-type="percentage" office:value="0.165899277857782">
            <text:p>16.59%</text:p>
          </table:table-cell>
          <table:table-cell office:value-type="percentage" office:value="0.271482871988763">
            <text:p>27.15%</text:p>
          </table:table-cell>
          <table:table-cell office:value-type="percentage" office:value="-0.144149005087916">
            <text:p>-14.41%</text:p>
          </table:table-cell>
          <table:table-cell office:value-type="percentage" office:value="-0.083208935713766">
            <text:p>-8.32%</text:p>
          </table:table-cell>
          <table:table-cell office:value-type="percentage" office:value="0.0455353628404612">
            <text:p>4.55%</text:p>
          </table:table-cell>
          <table:table-cell office:value-type="percentage" office:value="0.000444911878069106">
            <text:p>0.04%</text:p>
          </table:table-cell>
          <table:table-cell office:value-type="percentage" office:value="0.0256350257647915">
            <text:p>2.56%</text:p>
          </table:table-cell>
          <table:table-cell office:value-type="percentage" office:value="0.011255889744915">
            <text:p>1.13%</text:p>
          </table:table-cell>
          <table:table-cell office:value-type="percentage" office:value="-0.024902146819042">
            <text:p>-2.49%</text:p>
          </table:table-cell>
          <table:table-cell office:value-type="percentage" office:value="0.0208451669380812">
            <text:p>2.08%</text:p>
          </table:table-cell>
          <table:table-cell office:value-type="percentage" office:value="-0.00108177826565367">
            <text:p>-0.11%</text:p>
          </table:table-cell>
        </table:table-row>
        <table:table-row table:style-name="ro2">
          <table:table-cell office:value-type="float" office:value="18702">
            <text:p>18702</text:p>
          </table:table-cell>
          <table:table-cell office:value-type="string">
            <text:p>Michael J. Frischmeyer, CTA</text:p>
          </table:table-cell>
          <table:table-cell office:value-type="string">
            <text:p>Michael J. Frischmeyer, CTA *CLSD*</text:p>
          </table:table-cell>
          <table:table-cell office:value-type="float" office:value="18702">
            <text:p>18702</text:p>
          </table:table-cell>
          <table:table-cell office:value-type="percentage" office:value="0.00822561656349248">
            <text:p>0.82%</text:p>
          </table:table-cell>
          <table:table-cell office:value-type="percentage" office:value="0.0167243935354752">
            <text:p>1.67%</text:p>
          </table:table-cell>
          <table:table-cell office:value-type="percentage" office:value="-0.165441679221026">
            <text:p>-16.54%</text:p>
          </table:table-cell>
          <table:table-cell office:value-type="percentage" office:value="0.150334734675189">
            <text:p>15.03%</text:p>
          </table:table-cell>
          <table:table-cell office:value-type="percentage" office:value="0.240492372492473">
            <text:p>24.05%</text:p>
          </table:table-cell>
          <table:table-cell office:value-type="percentage" office:value="-0.00666402834037439">
            <text:p>-0.67%</text:p>
          </table:table-cell>
          <table:table-cell office:value-type="percentage" office:value="0.0418051895216571">
            <text:p>4.18%</text:p>
          </table:table-cell>
          <table:table-cell office:value-type="percentage" office:value="0.0627890178594726">
            <text:p>6.28%</text:p>
          </table:table-cell>
          <table:table-cell office:value-type="percentage" office:value="0.139184104336582">
            <text:p>13.92%</text:p>
          </table:table-cell>
          <table:table-cell office:value-type="percentage" office:value="0.000620109599422997">
            <text:p>0.06%</text:p>
          </table:table-cell>
          <table:table-cell office:value-type="percentage" office:value="0.0983494763257082">
            <text:p>9.83%</text:p>
          </table:table-cell>
          <table:table-cell office:value-type="percentage" office:value="0.35144340212637">
            <text:p>35.14%</text:p>
          </table:table-cell>
          <table:table-cell office:value-type="percentage" office:value="0.0500759110464795">
            <text:p>5.01%</text:p>
          </table:table-cell>
          <table:table-cell office:value-type="percentage" office:value="-0.0947300987759345">
            <text:p>-9.47%</text:p>
          </table:table-cell>
          <table:table-cell office:value-type="percentage" office:value="-0.198042603271647">
            <text:p>-19.80%</text:p>
          </table:table-cell>
          <table:table-cell office:value-type="percentage" office:value="0.0928531818157383">
            <text:p>9.29%</text:p>
          </table:table-cell>
          <table:table-cell office:value-type="percentage" office:value="-0.244831705317772">
            <text:p>-24.48%</text:p>
          </table:table-cell>
          <table:table-cell office:value-type="percentage" office:value="-0.226767780659477">
            <text:p>-22.68%</text:p>
          </table:table-cell>
          <table:table-cell office:value-type="percentage" office:value="-0.107489688163905">
            <text:p>-10.75%</text:p>
          </table:table-cell>
          <table:table-cell office:value-type="percentage" office:value="0.424160364610986">
            <text:p>42.42%</text:p>
          </table:table-cell>
          <table:table-cell office:value-type="percentage" office:value="-0.0880768828086734">
            <text:p>-8.81%</text:p>
          </table:table-cell>
          <table:table-cell office:value-type="percentage" office:value="0.0304597012986445">
            <text:p>3.05%</text:p>
          </table:table-cell>
          <table:table-cell office:value-type="percentage" office:value="-0.216012885410369">
            <text:p>-21.60%</text:p>
          </table:table-cell>
          <table:table-cell office:value-type="percentage" office:value="0.0266891411041975">
            <text:p>2.67%</text:p>
          </table:table-cell>
          <table:table-cell office:value-type="percentage" office:value="-0.0272234346005091">
            <text:p>-2.72%</text:p>
          </table:table-cell>
          <table:table-cell office:value-type="percentage" office:value="-0.105508905463799">
            <text:p>-10.55%</text:p>
          </table:table-cell>
          <table:table-cell office:value-type="percentage" office:value="-0.0883637329248117">
            <text:p>-8.84%</text:p>
          </table:table-cell>
          <table:table-cell office:value-type="percentage" office:value="-0.0993346043060802">
            <text:p>-9.93%</text:p>
          </table:table-cell>
          <table:table-cell office:value-type="percentage" office:value="0.222952187186937">
            <text:p>22.30%</text:p>
          </table:table-cell>
          <table:table-cell office:value-type="percentage" office:value="-0.0188338582419476">
            <text:p>-1.88%</text:p>
          </table:table-cell>
          <table:table-cell office:value-type="percentage" office:value="-0.138716121926217">
            <text:p>-13.87%</text:p>
          </table:table-cell>
          <table:table-cell office:value-type="percentage" office:value="0.148786517719659">
            <text:p>14.88%</text:p>
          </table:table-cell>
          <table:table-cell office:value-type="percentage" office:value="0.000416506402841767">
            <text:p>0.04%</text:p>
          </table:table-cell>
          <table:table-cell office:value-type="percentage" office:value="0.190964391649153">
            <text:p>19.10%</text:p>
          </table:table-cell>
          <table:table-cell office:value-type="percentage" office:value="0.08624044981626">
            <text:p>8.62%</text:p>
          </table:table-cell>
          <table:table-cell office:value-type="percentage" office:value="0.120727051781649">
            <text:p>12.07%</text:p>
          </table:table-cell>
          <table:table-cell office:value-type="percentage" office:value="-0.0514008078669791">
            <text:p>-5.14%</text:p>
          </table:table-cell>
          <table:table-cell office:value-type="percentage" office:value="0.010412583859924">
            <text:p>1.04%</text:p>
          </table:table-cell>
          <table:table-cell office:value-type="percentage" office:value="-0.090986267843717">
            <text:p>-9.10%</text:p>
          </table:table-cell>
          <table:table-cell office:value-type="percentage" office:value="-0.124470688498369">
            <text:p>-12.45%</text:p>
          </table:table-cell>
          <table:table-cell office:value-type="percentage" office:value="0.0206113779735702">
            <text:p>2.06%</text:p>
          </table:table-cell>
          <table:table-cell office:value-type="percentage" office:value="0.013087016126956">
            <text:p>1.31%</text:p>
          </table:table-cell>
          <table:table-cell office:value-type="percentage" office:value="0.0787782974853881">
            <text:p>7.88%</text:p>
          </table:table-cell>
          <table:table-cell office:value-type="percentage" office:value="0.1049028841297">
            <text:p>10.49%</text:p>
          </table:table-cell>
          <table:table-cell office:value-type="percentage" office:value="-0.0106414570265317">
            <text:p>-1.06%</text:p>
          </table:table-cell>
          <table:table-cell office:value-type="percentage" office:value="-0.0341580594078956">
            <text:p>-3.42%</text:p>
          </table:table-cell>
          <table:table-cell office:value-type="percentage" office:value="-0.000919394227506725">
            <text:p>-0.09%</text:p>
          </table:table-cell>
          <table:table-cell office:value-type="percentage" office:value="-0.0525559650064254">
            <text:p>-5.26%</text:p>
          </table:table-cell>
          <table:table-cell office:value-type="percentage" office:value="-0.0300228714249744">
            <text:p>-3.00%</text:p>
          </table:table-cell>
          <table:table-cell office:value-type="percentage" office:value="-0.0259473321882148">
            <text:p>-2.59%</text:p>
          </table:table-cell>
          <table:table-cell office:value-type="percentage" office:value="0.21933608672967">
            <text:p>21.93%</text:p>
          </table:table-cell>
          <table:table-cell office:value-type="percentage" office:value="0.0994331901087914">
            <text:p>9.94%</text:p>
          </table:table-cell>
          <table:table-cell office:value-type="percentage" office:value="-0.00768088295091307">
            <text:p>-0.77%</text:p>
          </table:table-cell>
          <table:table-cell office:value-type="percentage" office:value="-0.0502534346636171">
            <text:p>-5.03%</text:p>
          </table:table-cell>
          <table:table-cell office:value-type="percentage" office:value="-0.0281753707481649">
            <text:p>-2.82%</text:p>
          </table:table-cell>
          <table:table-cell office:value-type="percentage" office:value="-0.0281963107788993">
            <text:p>-2.82%</text:p>
          </table:table-cell>
          <table:table-cell office:value-type="percentage" office:value="0.0129246984755673">
            <text:p>1.29%</text:p>
          </table:table-cell>
          <table:table-cell office:value-type="percentage" office:value="-0.0471134622771">
            <text:p>-4.71%</text:p>
          </table:table-cell>
          <table:table-cell office:value-type="percentage" office:value="0.0104934576699544">
            <text:p>1.05%</text:p>
          </table:table-cell>
          <table:table-cell office:value-type="percentage" office:value="-0.119390074334704">
            <text:p>-11.94%</text:p>
          </table:table-cell>
          <table:table-cell office:value-type="percentage" office:value="-0.000675380689817264">
            <text:p>-0.07%</text:p>
          </table:table-cell>
          <table:table-cell office:value-type="percentage" office:value="-0.0266326578056401">
            <text:p>-2.66%</text:p>
          </table:table-cell>
          <table:table-cell office:value-type="percentage" office:value="0.0189335483238442">
            <text:p>1.89%</text:p>
          </table:table-cell>
          <table:table-cell office:value-type="percentage" office:value="-0.0409200780616187">
            <text:p>-4.09%</text:p>
          </table:table-cell>
          <table:table-cell office:value-type="percentage" office:value="0.00592088293709325">
            <text:p>0.59%</text:p>
          </table:table-cell>
          <table:table-cell office:value-type="percentage" office:value="-0.0182998164125318">
            <text:p>-1.83%</text:p>
          </table:table-cell>
          <table:table-cell office:value-type="percentage" office:value="-0.0180228063407299">
            <text:p>-1.80%</text:p>
          </table:table-cell>
          <table:table-cell office:value-type="percentage" office:value="0.0267016382201229">
            <text:p>2.67%</text:p>
          </table:table-cell>
          <table:table-cell office:value-type="percentage" office:value="0.0356939366615323">
            <text:p>3.57%</text:p>
          </table:table-cell>
          <table:table-cell office:value-type="percentage" office:value="0.0316141340368948">
            <text:p>3.16%</text:p>
          </table:table-cell>
          <table:table-cell office:value-type="percentage" office:value="0.0211887533055208">
            <text:p>2.12%</text:p>
          </table:table-cell>
          <table:table-cell office:value-type="percentage" office:value="-0.000436585840006895">
            <text:p>-0.04%</text:p>
          </table:table-cell>
          <table:table-cell office:value-type="percentage" office:value="-0.00452436509466532">
            <text:p>-0.45%</text:p>
          </table:table-cell>
          <table:table-cell office:value-type="percentage" office:value="-0.0101268899117016">
            <text:p>-1.01%</text:p>
          </table:table-cell>
          <table:table-cell office:value-type="percentage" office:value="-0.00177593820240075">
            <text:p>-0.18%</text:p>
          </table:table-cell>
          <table:table-cell office:value-type="percentage" office:value="0.0011112764791483">
            <text:p>0.11%</text:p>
          </table:table-cell>
        </table:table-row>
        <table:table-row table:style-name="ro2">
          <table:table-cell office:value-type="float" office:value="18659">
            <text:p>18659</text:p>
          </table:table-cell>
          <table:table-cell office:value-type="string">
            <text:p>Millburn Corporation</text:p>
          </table:table-cell>
          <table:table-cell office:value-type="string">
            <text:p>Diversified Program</text:p>
          </table:table-cell>
          <table:table-cell office:value-type="float" office:value="18659">
            <text:p>18659</text:p>
          </table:table-cell>
          <table:table-cell office:value-type="percentage" office:value="0.143385950675536">
            <text:p>14.34%</text:p>
          </table:table-cell>
          <table:table-cell office:value-type="percentage" office:value="0.185581765897708">
            <text:p>18.56%</text:p>
          </table:table-cell>
          <table:table-cell office:value-type="percentage" office:value="0.0363520584747717">
            <text:p>3.64%</text:p>
          </table:table-cell>
          <table:table-cell office:value-type="percentage" office:value="0.00134252542157939">
            <text:p>0.13%</text:p>
          </table:table-cell>
          <table:table-cell office:value-type="percentage" office:value="-0.03680572722205">
            <text:p>-3.68%</text:p>
          </table:table-cell>
          <table:table-cell office:value-type="percentage" office:value="-0.0333067957340237">
            <text:p>-3.33%</text:p>
          </table:table-cell>
          <table:table-cell office:value-type="percentage" office:value="-0.0104595507691822">
            <text:p>-1.05%</text:p>
          </table:table-cell>
          <table:table-cell office:value-type="percentage" office:value="-0.0828137255674654">
            <text:p>-8.28%</text:p>
          </table:table-cell>
          <table:table-cell office:value-type="percentage" office:value="0.0594440169632218">
            <text:p>5.94%</text:p>
          </table:table-cell>
          <table:table-cell office:value-type="percentage" office:value="-0.0362581995432174">
            <text:p>-3.63%</text:p>
          </table:table-cell>
          <table:table-cell office:value-type="percentage" office:value="0.0368462750837725">
            <text:p>3.68%</text:p>
          </table:table-cell>
          <table:table-cell office:value-type="percentage" office:value="0.0914793557604707">
            <text:p>9.15%</text:p>
          </table:table-cell>
          <table:table-cell office:value-type="percentage" office:value="0.0917133118705271">
            <text:p>9.17%</text:p>
          </table:table-cell>
          <table:table-cell office:value-type="percentage" office:value="-0.0122462507345279">
            <text:p>-1.22%</text:p>
          </table:table-cell>
          <table:table-cell office:value-type="percentage" office:value="0.131059649337379">
            <text:p>13.11%</text:p>
          </table:table-cell>
          <table:table-cell office:value-type="percentage" office:value="-0.0390763568881099">
            <text:p>-3.91%</text:p>
          </table:table-cell>
          <table:table-cell office:value-type="percentage" office:value="-0.011889148857997">
            <text:p>-1.19%</text:p>
          </table:table-cell>
          <table:table-cell office:value-type="percentage" office:value="-0.0618419819909614">
            <text:p>-6.18%</text:p>
          </table:table-cell>
          <table:table-cell office:value-type="percentage" office:value="0.037005314597602">
            <text:p>3.70%</text:p>
          </table:table-cell>
          <table:table-cell office:value-type="percentage" office:value="-0.0379053713883379">
            <text:p>-3.79%</text:p>
          </table:table-cell>
          <table:table-cell office:value-type="percentage" office:value="-0.00916079369946086">
            <text:p>-0.92%</text:p>
          </table:table-cell>
          <table:table-cell office:value-type="percentage" office:value="-0.0694193766993215">
            <text:p>-6.94%</text:p>
          </table:table-cell>
          <table:table-cell office:value-type="percentage" office:value="-0.045017774941254">
            <text:p>-4.50%</text:p>
          </table:table-cell>
          <table:table-cell office:value-type="percentage" office:value="-0.150574346473057">
            <text:p>-15.06%</text:p>
          </table:table-cell>
          <table:table-cell office:value-type="percentage" office:value="-0.147853470385392">
            <text:p>-14.79%</text:p>
          </table:table-cell>
          <table:table-cell office:value-type="percentage" office:value="-0.161845026419883">
            <text:p>-16.18%</text:p>
          </table:table-cell>
          <table:table-cell office:value-type="percentage" office:value="-0.00635516319349064">
            <text:p>-0.64%</text:p>
          </table:table-cell>
          <table:table-cell office:value-type="percentage" office:value="-0.095581061856085">
            <text:p>-9.56%</text:p>
          </table:table-cell>
          <table:table-cell office:value-type="percentage" office:value="-0.120629142109982">
            <text:p>-12.06%</text:p>
          </table:table-cell>
          <table:table-cell office:value-type="percentage" office:value="0.0763676307495593">
            <text:p>7.64%</text:p>
          </table:table-cell>
          <table:table-cell office:value-type="percentage" office:value="-0.0228327067411573">
            <text:p>-2.28%</text:p>
          </table:table-cell>
          <table:table-cell office:value-type="percentage" office:value="-0.0177280381605783">
            <text:p>-1.77%</text:p>
          </table:table-cell>
          <table:table-cell office:value-type="percentage" office:value="0.178335920288993">
            <text:p>17.83%</text:p>
          </table:table-cell>
          <table:table-cell office:value-type="percentage" office:value="-0.052391907011755">
            <text:p>-5.24%</text:p>
          </table:table-cell>
          <table:table-cell office:value-type="percentage" office:value="-0.190569577032745">
            <text:p>-19.06%</text:p>
          </table:table-cell>
          <table:table-cell office:value-type="percentage" office:value="0.0708900636118211">
            <text:p>7.09%</text:p>
          </table:table-cell>
          <table:table-cell office:value-type="percentage" office:value="-0.0651232762921076">
            <text:p>-6.51%</text:p>
          </table:table-cell>
          <table:table-cell office:value-type="percentage" office:value="-0.0654157814155139">
            <text:p>-6.54%</text:p>
          </table:table-cell>
          <table:table-cell office:value-type="percentage" office:value="0.128757276520089">
            <text:p>12.88%</text:p>
          </table:table-cell>
          <table:table-cell office:value-type="percentage" office:value="-0.0792661894619306">
            <text:p>-7.93%</text:p>
          </table:table-cell>
          <table:table-cell office:value-type="percentage" office:value="-0.160591925353403">
            <text:p>-16.06%</text:p>
          </table:table-cell>
          <table:table-cell office:value-type="percentage" office:value="-0.0480052484527583">
            <text:p>-4.80%</text:p>
          </table:table-cell>
          <table:table-cell office:value-type="percentage" office:value="-0.132808848790317">
            <text:p>-13.28%</text:p>
          </table:table-cell>
          <table:table-cell office:value-type="percentage" office:value="0.0854279868875226">
            <text:p>8.54%</text:p>
          </table:table-cell>
          <table:table-cell office:value-type="percentage" office:value="0.0173030046356478">
            <text:p>1.73%</text:p>
          </table:table-cell>
          <table:table-cell office:value-type="percentage" office:value="-0.0329136388491931">
            <text:p>-3.29%</text:p>
          </table:table-cell>
          <table:table-cell office:value-type="percentage" office:value="-0.0451437489422913">
            <text:p>-4.51%</text:p>
          </table:table-cell>
          <table:table-cell office:value-type="percentage" office:value="0.00136377664687845">
            <text:p>0.14%</text:p>
          </table:table-cell>
          <table:table-cell office:value-type="percentage" office:value="-0.0331812945098714">
            <text:p>-3.32%</text:p>
          </table:table-cell>
          <table:table-cell office:value-type="percentage" office:value="0.116893284240565">
            <text:p>11.69%</text:p>
          </table:table-cell>
          <table:table-cell office:value-type="percentage" office:value="-0.0154848487632124">
            <text:p>-1.55%</text:p>
          </table:table-cell>
          <table:table-cell office:value-type="percentage" office:value="0.00152150765085753">
            <text:p>0.15%</text:p>
          </table:table-cell>
          <table:table-cell office:value-type="percentage" office:value="0.163782425125352">
            <text:p>16.38%</text:p>
          </table:table-cell>
          <table:table-cell office:value-type="percentage" office:value="-0.0931540430790941">
            <text:p>-9.32%</text:p>
          </table:table-cell>
          <table:table-cell office:value-type="percentage" office:value="0.00105371744838948">
            <text:p>0.11%</text:p>
          </table:table-cell>
          <table:table-cell office:value-type="percentage" office:value="-0.0288862948177968">
            <text:p>-2.89%</text:p>
          </table:table-cell>
          <table:table-cell office:value-type="percentage" office:value="-0.0320834427157818">
            <text:p>-3.21%</text:p>
          </table:table-cell>
          <table:table-cell office:value-type="percentage" office:value="0.0329972997950639">
            <text:p>3.30%</text:p>
          </table:table-cell>
          <table:table-cell office:value-type="percentage" office:value="-0.225236190678422">
            <text:p>-22.52%</text:p>
          </table:table-cell>
          <table:table-cell office:value-type="percentage" office:value="-0.0683437924314803">
            <text:p>-6.83%</text:p>
          </table:table-cell>
          <table:table-cell office:value-type="percentage" office:value="-0.0557188608389535">
            <text:p>-5.57%</text:p>
          </table:table-cell>
          <table:table-cell office:value-type="percentage" office:value="-0.0317405773195698">
            <text:p>-3.17%</text:p>
          </table:table-cell>
          <table:table-cell office:value-type="percentage" office:value="-0.0107897616009908">
            <text:p>-1.08%</text:p>
          </table:table-cell>
          <table:table-cell office:value-type="percentage" office:value="0.222367750675961">
            <text:p>22.24%</text:p>
          </table:table-cell>
          <table:table-cell office:value-type="percentage" office:value="-0.0403140292564351">
            <text:p>-4.03%</text:p>
          </table:table-cell>
          <table:table-cell office:value-type="percentage" office:value="0.0391779996658231">
            <text:p>3.92%</text:p>
          </table:table-cell>
          <table:table-cell office:value-type="percentage" office:value="0.127223615064646">
            <text:p>12.72%</text:p>
          </table:table-cell>
          <table:table-cell office:value-type="percentage" office:value="0.0557634168184622">
            <text:p>5.58%</text:p>
          </table:table-cell>
          <table:table-cell office:value-type="percentage" office:value="0.306135707309406">
            <text:p>30.61%</text:p>
          </table:table-cell>
          <table:table-cell office:value-type="percentage" office:value="-0.0695559041221887">
            <text:p>-6.96%</text:p>
          </table:table-cell>
          <table:table-cell office:value-type="percentage" office:value="0.554992019035676">
            <text:p>55.50%</text:p>
          </table:table-cell>
          <table:table-cell office:value-type="percentage" office:value="-0.133284946867166">
            <text:p>-13.33%</text:p>
          </table:table-cell>
          <table:table-cell office:value-type="percentage" office:value="0.0463067354269082">
            <text:p>4.63%</text:p>
          </table:table-cell>
          <table:table-cell office:value-type="percentage" office:value="0.0445955432017387">
            <text:p>4.46%</text:p>
          </table:table-cell>
          <table:table-cell office:value-type="percentage" office:value="-0.0195745143924435">
            <text:p>-1.96%</text:p>
          </table:table-cell>
          <table:table-cell office:value-type="percentage" office:value="-0.00230050500266764">
            <text:p>-0.23%</text:p>
          </table:table-cell>
        </table:table-row>
        <table:table-row table:style-name="ro2">
          <table:table-cell office:value-type="float" office:value="38631">
            <text:p>38631</text:p>
          </table:table-cell>
          <table:table-cell office:value-type="string">
            <text:p>Millburn Corporation</text:p>
          </table:table-cell>
          <table:table-cell office:value-type="string">
            <text:p>Millburn Multi-Markets Program</text:p>
          </table:table-cell>
          <table:table-cell office:value-type="float" office:value="38631">
            <text:p>38631</text:p>
          </table:table-cell>
          <table:table-cell office:value-type="percentage" office:value="0.150043373738247">
            <text:p>15.00%</text:p>
          </table:table-cell>
          <table:table-cell office:value-type="percentage" office:value="0.164584874015091">
            <text:p>16.46%</text:p>
          </table:table-cell>
          <table:table-cell office:value-type="percentage" office:value="0.0492461656881299">
            <text:p>4.92%</text:p>
          </table:table-cell>
          <table:table-cell office:value-type="percentage" office:value="-0.0259949335488788">
            <text:p>-2.60%</text:p>
          </table:table-cell>
          <table:table-cell office:value-type="percentage" office:value="-0.0309989361864166">
            <text:p>-3.10%</text:p>
          </table:table-cell>
          <table:table-cell office:value-type="percentage" office:value="-0.00175451387154561">
            <text:p>-0.18%</text:p>
          </table:table-cell>
          <table:table-cell office:value-type="percentage" office:value="-0.0311767690016285">
            <text:p>-3.12%</text:p>
          </table:table-cell>
          <table:table-cell office:value-type="percentage" office:value="-0.0638343378969315">
            <text:p>-6.38%</text:p>
          </table:table-cell>
          <table:table-cell office:value-type="percentage" office:value="0.0351747158498876">
            <text:p>3.52%</text:p>
          </table:table-cell>
          <table:table-cell office:value-type="percentage" office:value="-0.0957016975094482">
            <text:p>-9.57%</text:p>
          </table:table-cell>
          <table:table-cell office:value-type="percentage" office:value="0.0184329129707984">
            <text:p>1.84%</text:p>
          </table:table-cell>
          <table:table-cell office:value-type="percentage" office:value="0.0914326960393565">
            <text:p>9.14%</text:p>
          </table:table-cell>
          <table:table-cell office:value-type="percentage" office:value="0.102994560410091">
            <text:p>10.30%</text:p>
          </table:table-cell>
          <table:table-cell office:value-type="percentage" office:value="-0.023126701144454">
            <text:p>-2.31%</text:p>
          </table:table-cell>
          <table:table-cell office:value-type="percentage" office:value="0.124639674515221">
            <text:p>12.46%</text:p>
          </table:table-cell>
          <table:table-cell office:value-type="percentage" office:value="0.0428836931940968">
            <text:p>4.29%</text:p>
          </table:table-cell>
          <table:table-cell office:value-type="percentage" office:value="0.00739700039256231">
            <text:p>0.74%</text:p>
          </table:table-cell>
          <table:table-cell office:value-type="percentage" office:value="-0.0928919834129973">
            <text:p>-9.29%</text:p>
          </table:table-cell>
          <table:table-cell office:value-type="percentage" office:value="0.00670641650031579">
            <text:p>0.67%</text:p>
          </table:table-cell>
          <table:table-cell office:value-type="percentage" office:value="-0.0680203338523538">
            <text:p>-6.80%</text:p>
          </table:table-cell>
          <table:table-cell office:value-type="percentage" office:value="-0.02144618939078">
            <text:p>-2.14%</text:p>
          </table:table-cell>
          <table:table-cell office:value-type="percentage" office:value="-0.0476926979738185">
            <text:p>-4.77%</text:p>
          </table:table-cell>
          <table:table-cell office:value-type="percentage" office:value="-0.0373717278713112">
            <text:p>-3.74%</text:p>
          </table:table-cell>
          <table:table-cell office:value-type="percentage" office:value="-0.154009507531421">
            <text:p>-15.40%</text:p>
          </table:table-cell>
          <table:table-cell office:value-type="percentage" office:value="-0.155593140852455">
            <text:p>-15.56%</text:p>
          </table:table-cell>
          <table:table-cell office:value-type="percentage" office:value="-0.131004993452424">
            <text:p>-13.10%</text:p>
          </table:table-cell>
          <table:table-cell office:value-type="percentage" office:value="0.00901195191352519">
            <text:p>0.90%</text:p>
          </table:table-cell>
          <table:table-cell office:value-type="percentage" office:value="-0.063874284069902">
            <text:p>-6.39%</text:p>
          </table:table-cell>
          <table:table-cell office:value-type="percentage" office:value="-0.0840027589090179">
            <text:p>-8.40%</text:p>
          </table:table-cell>
          <table:table-cell office:value-type="percentage" office:value="0.0612951739417611">
            <text:p>6.13%</text:p>
          </table:table-cell>
          <table:table-cell office:value-type="percentage" office:value="-0.0121829045720088">
            <text:p>-1.22%</text:p>
          </table:table-cell>
          <table:table-cell office:value-type="percentage" office:value="-0.0313662975678241">
            <text:p>-3.14%</text:p>
          </table:table-cell>
          <table:table-cell office:value-type="percentage" office:value="0.133199255051384">
            <text:p>13.32%</text:p>
          </table:table-cell>
          <table:table-cell office:value-type="percentage" office:value="-0.0355432058051597">
            <text:p>-3.55%</text:p>
          </table:table-cell>
          <table:table-cell office:value-type="percentage" office:value="-0.129521952200919">
            <text:p>-12.95%</text:p>
          </table:table-cell>
          <table:table-cell office:value-type="percentage" office:value="0.143731383776527">
            <text:p>14.37%</text:p>
          </table:table-cell>
          <table:table-cell office:value-type="percentage" office:value="-0.105962726858047">
            <text:p>-10.60%</text:p>
          </table:table-cell>
          <table:table-cell office:value-type="percentage" office:value="-0.0871417041632826">
            <text:p>-8.71%</text:p>
          </table:table-cell>
          <table:table-cell office:value-type="percentage" office:value="0.136138318472175">
            <text:p>13.61%</text:p>
          </table:table-cell>
          <table:table-cell office:value-type="percentage" office:value="-0.0657392074816724">
            <text:p>-6.57%</text:p>
          </table:table-cell>
          <table:table-cell office:value-type="percentage" office:value="-0.0676069330477067">
            <text:p>-6.76%</text:p>
          </table:table-cell>
          <table:table-cell office:value-type="percentage" office:value="0.012529972863627">
            <text:p>1.25%</text:p>
          </table:table-cell>
          <table:table-cell office:value-type="percentage" office:value="-0.145864403384876">
            <text:p>-14.59%</text:p>
          </table:table-cell>
          <table:table-cell office:value-type="percentage" office:value="0.055473814145453">
            <text:p>5.55%</text:p>
          </table:table-cell>
          <table:table-cell office:value-type="percentage" office:value="0.0739116024113357">
            <text:p>7.39%</text:p>
          </table:table-cell>
          <table:table-cell office:value-type="percentage" office:value="-0.0781213428548468">
            <text:p>-7.81%</text:p>
          </table:table-cell>
          <table:table-cell office:value-type="percentage" office:value="-0.0608687136378811">
            <text:p>-6.09%</text:p>
          </table:table-cell>
          <table:table-cell office:value-type="percentage" office:value="-0.0587895618718367">
            <text:p>-5.88%</text:p>
          </table:table-cell>
          <table:table-cell office:value-type="percentage" office:value="-0.0749594237865506">
            <text:p>-7.50%</text:p>
          </table:table-cell>
          <table:table-cell office:value-type="percentage" office:value="0.0646936338238878">
            <text:p>6.47%</text:p>
          </table:table-cell>
          <table:table-cell office:value-type="percentage" office:value="0.00810771049078492">
            <text:p>0.81%</text:p>
          </table:table-cell>
          <table:table-cell office:value-type="percentage" office:value="0.0101439521533947">
            <text:p>1.01%</text:p>
          </table:table-cell>
          <table:table-cell office:value-type="percentage" office:value="0.124129399235711">
            <text:p>12.41%</text:p>
          </table:table-cell>
          <table:table-cell office:value-type="percentage" office:value="-0.0727239286687388">
            <text:p>-7.27%</text:p>
          </table:table-cell>
          <table:table-cell office:value-type="percentage" office:value="-0.0639834387489473">
            <text:p>-6.40%</text:p>
          </table:table-cell>
          <table:table-cell office:value-type="percentage" office:value="0.0453781254543573">
            <text:p>4.54%</text:p>
          </table:table-cell>
          <table:table-cell office:value-type="percentage" office:value="-0.10637000470957">
            <text:p>-10.64%</text:p>
          </table:table-cell>
          <table:table-cell office:value-type="percentage" office:value="0.0237035429459231">
            <text:p>2.37%</text:p>
          </table:table-cell>
          <table:table-cell office:value-type="percentage" office:value="-0.0832954331013596">
            <text:p>-8.33%</text:p>
          </table:table-cell>
          <table:table-cell office:value-type="percentage" office:value="-0.156764981276593">
            <text:p>-15.68%</text:p>
          </table:table-cell>
          <table:table-cell office:value-type="percentage" office:value="-0.0137469042801995">
            <text:p>-1.37%</text:p>
          </table:table-cell>
          <table:table-cell office:value-type="percentage" office:value="-0.0977522871644647">
            <text:p>-9.78%</text:p>
          </table:table-cell>
          <table:table-cell office:value-type="percentage" office:value="0.0516073892466059">
            <text:p>5.16%</text:p>
          </table:table-cell>
          <table:table-cell office:value-type="percentage" office:value="0.177593399185615">
            <text:p>17.76%</text:p>
          </table:table-cell>
          <table:table-cell office:value-type="percentage" office:value="0.00396050622432461">
            <text:p>0.40%</text:p>
          </table:table-cell>
          <table:table-cell office:value-type="percentage" office:value="-0.1029519164736">
            <text:p>-10.30%</text:p>
          </table:table-cell>
          <table:table-cell office:value-type="percentage" office:value="0.0871354585252732">
            <text:p>8.71%</text:p>
          </table:table-cell>
          <table:table-cell office:value-type="percentage" office:value="0.0194454147476969">
            <text:p>1.94%</text:p>
          </table:table-cell>
          <table:table-cell office:value-type="percentage" office:value="-0.281076884008943">
            <text:p>-28.11%</text:p>
          </table:table-cell>
          <table:table-cell office:value-type="percentage" office:value="0.183668700442239">
            <text:p>18.37%</text:p>
          </table:table-cell>
          <table:table-cell office:value-type="percentage" office:value="-0.609100594625483">
            <text:p>-60.91%</text:p>
          </table:table-cell>
          <table:table-cell office:value-type="percentage" office:value="0.131222289218598">
            <text:p>13.12%</text:p>
          </table:table-cell>
          <table:table-cell office:value-type="percentage" office:value="-0.051918771609931">
            <text:p>-5.19%</text:p>
          </table:table-cell>
          <table:table-cell office:value-type="percentage" office:value="-0.050213204125242">
            <text:p>-5.02%</text:p>
          </table:table-cell>
          <table:table-cell office:value-type="percentage" office:value="0.0100756151665775">
            <text:p>1.01%</text:p>
          </table:table-cell>
          <table:table-cell office:value-type="percentage" office:value="0.0063181057163441">
            <text:p>0.63%</text:p>
          </table:table-cell>
        </table:table-row>
        <table:table-row table:style-name="ro2">
          <table:table-cell office:value-type="float" office:value="19038">
            <text:p>19038</text:p>
          </table:table-cell>
          <table:table-cell office:value-type="string">
            <text:p>Mount Lucas Management LP</text:p>
          </table:table-cell>
          <table:table-cell office:value-type="string">
            <text:p>MLM Index - Unleveraged <text:s/>*QEP*</text:p>
          </table:table-cell>
          <table:table-cell office:value-type="float" office:value="19038">
            <text:p>19038</text:p>
          </table:table-cell>
          <table:table-cell office:value-type="percentage" office:value="0.120970520042786">
            <text:p>12.10%</text:p>
          </table:table-cell>
          <table:table-cell office:value-type="percentage" office:value="0.0793920077869125">
            <text:p>7.94%</text:p>
          </table:table-cell>
          <table:table-cell office:value-type="percentage" office:value="0.186662981786443">
            <text:p>18.67%</text:p>
          </table:table-cell>
          <table:table-cell office:value-type="percentage" office:value="-0.0675201169809691">
            <text:p>-6.75%</text:p>
          </table:table-cell>
          <table:table-cell office:value-type="percentage" office:value="-0.0980024386849814">
            <text:p>-9.80%</text:p>
          </table:table-cell>
          <table:table-cell office:value-type="percentage" office:value="0.203389255814818">
            <text:p>20.34%</text:p>
          </table:table-cell>
          <table:table-cell office:value-type="percentage" office:value="0.170004434212365">
            <text:p>17.00%</text:p>
          </table:table-cell>
          <table:table-cell office:value-type="percentage" office:value="0.0436499131230531">
            <text:p>4.36%</text:p>
          </table:table-cell>
          <table:table-cell office:value-type="percentage" office:value="0.0498627280790045">
            <text:p>4.99%</text:p>
          </table:table-cell>
          <table:table-cell office:value-type="percentage" office:value="0.195671211786057">
            <text:p>19.57%</text:p>
          </table:table-cell>
          <table:table-cell office:value-type="percentage" office:value="0.0852416230654549">
            <text:p>8.52%</text:p>
          </table:table-cell>
          <table:table-cell office:value-type="percentage" office:value="-0.015634787168667">
            <text:p>-1.56%</text:p>
          </table:table-cell>
          <table:table-cell office:value-type="percentage" office:value="-0.00307641089150935">
            <text:p>-0.31%</text:p>
          </table:table-cell>
          <table:table-cell office:value-type="percentage" office:value="-0.0533568516678318">
            <text:p>-5.34%</text:p>
          </table:table-cell>
          <table:table-cell office:value-type="percentage" office:value="-0.0055089188945196">
            <text:p>-0.55%</text:p>
          </table:table-cell>
          <table:table-cell office:value-type="percentage" office:value="0.0207269111422106">
            <text:p>2.07%</text:p>
          </table:table-cell>
          <table:table-cell office:value-type="percentage" office:value="-0.0715576323487649">
            <text:p>-7.16%</text:p>
          </table:table-cell>
          <table:table-cell office:value-type="percentage" office:value="-0.0064412788542429">
            <text:p>-0.64%</text:p>
          </table:table-cell>
          <table:table-cell office:value-type="percentage" office:value="-0.0390112842405511">
            <text:p>-3.90%</text:p>
          </table:table-cell>
          <table:table-cell office:value-type="percentage" office:value="0.136542686030383">
            <text:p>13.65%</text:p>
          </table:table-cell>
          <table:table-cell office:value-type="percentage" office:value="-0.114206975666578">
            <text:p>-11.42%</text:p>
          </table:table-cell>
          <table:table-cell office:value-type="percentage" office:value="0.00582226591293093">
            <text:p>0.58%</text:p>
          </table:table-cell>
          <table:table-cell office:value-type="percentage" office:value="0.0409533555243222">
            <text:p>4.10%</text:p>
          </table:table-cell>
          <table:table-cell office:value-type="percentage" office:value="-0.048226457523393">
            <text:p>-4.82%</text:p>
          </table:table-cell>
          <table:table-cell office:value-type="percentage" office:value="0.166484510177663">
            <text:p>16.65%</text:p>
          </table:table-cell>
          <table:table-cell office:value-type="percentage" office:value="-0.078461250453263">
            <text:p>-7.85%</text:p>
          </table:table-cell>
          <table:table-cell office:value-type="percentage" office:value="-0.16317869048311">
            <text:p>-16.32%</text:p>
          </table:table-cell>
          <table:table-cell office:value-type="percentage" office:value="0.0362843636633522">
            <text:p>3.63%</text:p>
          </table:table-cell>
          <table:table-cell office:value-type="percentage" office:value="-0.0419041200841451">
            <text:p>-4.19%</text:p>
          </table:table-cell>
          <table:table-cell office:value-type="percentage" office:value="0.0913617300470131">
            <text:p>9.14%</text:p>
          </table:table-cell>
          <table:table-cell office:value-type="percentage" office:value="-0.044504548633756">
            <text:p>-4.45%</text:p>
          </table:table-cell>
          <table:table-cell office:value-type="percentage" office:value="0.0665600113848407">
            <text:p>6.66%</text:p>
          </table:table-cell>
          <table:table-cell office:value-type="percentage" office:value="0.0707649811861259">
            <text:p>7.08%</text:p>
          </table:table-cell>
          <table:table-cell office:value-type="percentage" office:value="0.0515578895218185">
            <text:p>5.16%</text:p>
          </table:table-cell>
          <table:table-cell office:value-type="percentage" office:value="0.102000907733709">
            <text:p>10.20%</text:p>
          </table:table-cell>
          <table:table-cell office:value-type="percentage" office:value="-0.136339606754032">
            <text:p>-13.63%</text:p>
          </table:table-cell>
          <table:table-cell office:value-type="percentage" office:value="0.0149780169308518">
            <text:p>1.50%</text:p>
          </table:table-cell>
          <table:table-cell office:value-type="percentage" office:value="-0.0794030261974541">
            <text:p>-7.94%</text:p>
          </table:table-cell>
          <table:table-cell office:value-type="percentage" office:value="0.142442324409955">
            <text:p>14.24%</text:p>
          </table:table-cell>
          <table:table-cell office:value-type="percentage" office:value="0.0987546324844133">
            <text:p>9.88%</text:p>
          </table:table-cell>
          <table:table-cell office:value-type="percentage" office:value="0.143328484132323">
            <text:p>14.33%</text:p>
          </table:table-cell>
          <table:table-cell office:value-type="percentage" office:value="0.02851147716967">
            <text:p>2.85%</text:p>
          </table:table-cell>
          <table:table-cell office:value-type="percentage" office:value="0.0279800910366032">
            <text:p>2.80%</text:p>
          </table:table-cell>
          <table:table-cell office:value-type="percentage" office:value="0.00801096224518927">
            <text:p>0.80%</text:p>
          </table:table-cell>
          <table:table-cell office:value-type="percentage" office:value="-0.0628550922846877">
            <text:p>-6.29%</text:p>
          </table:table-cell>
          <table:table-cell office:value-type="percentage" office:value="-0.0436453153215801">
            <text:p>-4.36%</text:p>
          </table:table-cell>
          <table:table-cell office:value-type="percentage" office:value="-0.109755487849309">
            <text:p>-10.98%</text:p>
          </table:table-cell>
          <table:table-cell office:value-type="percentage" office:value="-0.00449384802529262">
            <text:p>-0.45%</text:p>
          </table:table-cell>
          <table:table-cell office:value-type="percentage" office:value="-0.0378087466854788">
            <text:p>-3.78%</text:p>
          </table:table-cell>
          <table:table-cell office:value-type="percentage" office:value="0.134169750077767">
            <text:p>13.42%</text:p>
          </table:table-cell>
          <table:table-cell office:value-type="percentage" office:value="-0.127394844473677">
            <text:p>-12.74%</text:p>
          </table:table-cell>
          <table:table-cell office:value-type="percentage" office:value="-0.0483241923818698">
            <text:p>-4.83%</text:p>
          </table:table-cell>
          <table:table-cell office:value-type="percentage" office:value="0.0288032269328669">
            <text:p>2.88%</text:p>
          </table:table-cell>
          <table:table-cell office:value-type="percentage" office:value="0.0437576976290733">
            <text:p>4.38%</text:p>
          </table:table-cell>
          <table:table-cell office:value-type="percentage" office:value="0.00722223885441532">
            <text:p>0.72%</text:p>
          </table:table-cell>
          <table:table-cell office:value-type="percentage" office:value="0.00550149305615505">
            <text:p>0.55%</text:p>
          </table:table-cell>
          <table:table-cell office:value-type="percentage" office:value="-0.0624624313414405">
            <text:p>-6.25%</text:p>
          </table:table-cell>
          <table:table-cell office:value-type="percentage" office:value="0.0628217256318148">
            <text:p>6.28%</text:p>
          </table:table-cell>
          <table:table-cell office:value-type="percentage" office:value="0.00859774064347307">
            <text:p>0.86%</text:p>
          </table:table-cell>
          <table:table-cell office:value-type="percentage" office:value="0.0573764524307487">
            <text:p>5.74%</text:p>
          </table:table-cell>
          <table:table-cell office:value-type="percentage" office:value="0.103030630132343">
            <text:p>10.30%</text:p>
          </table:table-cell>
          <table:table-cell office:value-type="percentage" office:value="0.0157454351679251">
            <text:p>1.57%</text:p>
          </table:table-cell>
          <table:table-cell office:value-type="percentage" office:value="-0.0193160344138659">
            <text:p>-1.93%</text:p>
          </table:table-cell>
          <table:table-cell office:value-type="percentage" office:value="0.0422748749515577">
            <text:p>4.23%</text:p>
          </table:table-cell>
          <table:table-cell office:value-type="percentage" office:value="-0.0316251648266525">
            <text:p>-3.16%</text:p>
          </table:table-cell>
          <table:table-cell office:value-type="percentage" office:value="-0.0673268730659219">
            <text:p>-6.73%</text:p>
          </table:table-cell>
          <table:table-cell office:value-type="percentage" office:value="-0.0204788113247289">
            <text:p>-2.05%</text:p>
          </table:table-cell>
          <table:table-cell office:value-type="percentage" office:value="-0.0794980448340784">
            <text:p>-7.95%</text:p>
          </table:table-cell>
          <table:table-cell office:value-type="percentage" office:value="0.00697828844875366">
            <text:p>0.70%</text:p>
          </table:table-cell>
          <table:table-cell office:value-type="percentage" office:value="-0.144995531161241">
            <text:p>-14.50%</text:p>
          </table:table-cell>
          <table:table-cell office:value-type="percentage" office:value="0.090879287131434">
            <text:p>9.09%</text:p>
          </table:table-cell>
          <table:table-cell office:value-type="percentage" office:value="0.381408948395643">
            <text:p>38.14%</text:p>
          </table:table-cell>
          <table:table-cell office:value-type="percentage" office:value="0.0488468719217421">
            <text:p>4.88%</text:p>
          </table:table-cell>
          <table:table-cell office:value-type="percentage" office:value="-0.551506479699813">
            <text:p>-55.15%</text:p>
          </table:table-cell>
          <table:table-cell office:value-type="percentage" office:value="0.0272474449632904">
            <text:p>2.72%</text:p>
          </table:table-cell>
          <table:table-cell office:value-type="percentage" office:value="-0.112975763837534">
            <text:p>-11.30%</text:p>
          </table:table-cell>
        </table:table-row>
        <table:table-row table:style-name="ro1">
          <table:table-cell office:value-type="float" office:value="19039">
            <text:p>19039</text:p>
          </table:table-cell>
          <table:table-cell office:value-type="string">
            <text:p>Mount Lucas Management LP</text:p>
          </table:table-cell>
          <table:table-cell office:value-type="string">
            <text:p>MLM Index - Enhanced <text:s/>*QEP*</text:p>
          </table:table-cell>
          <table:table-cell office:value-type="float" office:value="19039">
            <text:p>19039</text:p>
          </table:table-cell>
          <table:table-cell office:value-type="percentage" office:value="0.119580485157571">
            <text:p>11.96%</text:p>
          </table:table-cell>
          <table:table-cell office:value-type="percentage" office:value="0.0811289606097172">
            <text:p>8.11%</text:p>
          </table:table-cell>
          <table:table-cell office:value-type="percentage" office:value="0.191858021451128">
            <text:p>19.19%</text:p>
          </table:table-cell>
          <table:table-cell office:value-type="percentage" office:value="-0.0680914669700926">
            <text:p>-6.81%</text:p>
          </table:table-cell>
          <table:table-cell office:value-type="percentage" office:value="-0.0987267613757238">
            <text:p>-9.87%</text:p>
          </table:table-cell>
          <table:table-cell office:value-type="percentage" office:value="0.193210219332277">
            <text:p>19.32%</text:p>
          </table:table-cell>
          <table:table-cell office:value-type="percentage" office:value="0.175855554596027">
            <text:p>17.59%</text:p>
          </table:table-cell>
          <table:table-cell office:value-type="percentage" office:value="0.0517615980905405">
            <text:p>5.18%</text:p>
          </table:table-cell>
          <table:table-cell office:value-type="percentage" office:value="0.0477251210901641">
            <text:p>4.77%</text:p>
          </table:table-cell>
          <table:table-cell office:value-type="percentage" office:value="0.189926893516386">
            <text:p>18.99%</text:p>
          </table:table-cell>
          <table:table-cell office:value-type="percentage" office:value="0.0970521910890766">
            <text:p>9.71%</text:p>
          </table:table-cell>
          <table:table-cell office:value-type="percentage" office:value="-0.0166285225030114">
            <text:p>-1.66%</text:p>
          </table:table-cell>
          <table:table-cell office:value-type="percentage" office:value="-0.00311863734262435">
            <text:p>-0.31%</text:p>
          </table:table-cell>
          <table:table-cell office:value-type="percentage" office:value="-0.0376679102971182">
            <text:p>-3.77%</text:p>
          </table:table-cell>
          <table:table-cell office:value-type="percentage" office:value="-0.00943279544515033">
            <text:p>-0.94%</text:p>
          </table:table-cell>
          <table:table-cell office:value-type="percentage" office:value="0.0128548134452224">
            <text:p>1.29%</text:p>
          </table:table-cell>
          <table:table-cell office:value-type="percentage" office:value="-0.0736832260541274">
            <text:p>-7.37%</text:p>
          </table:table-cell>
          <table:table-cell office:value-type="percentage" office:value="-0.000589982288317529">
            <text:p>-0.06%</text:p>
          </table:table-cell>
          <table:table-cell office:value-type="percentage" office:value="-0.0548082455714259">
            <text:p>-5.48%</text:p>
          </table:table-cell>
          <table:table-cell office:value-type="percentage" office:value="0.131698150861208">
            <text:p>13.17%</text:p>
          </table:table-cell>
          <table:table-cell office:value-type="percentage" office:value="-0.124917956889712">
            <text:p>-12.49%</text:p>
          </table:table-cell>
          <table:table-cell office:value-type="percentage" office:value="-0.00549733901229992">
            <text:p>-0.55%</text:p>
          </table:table-cell>
          <table:table-cell office:value-type="percentage" office:value="0.0390662706073942">
            <text:p>3.91%</text:p>
          </table:table-cell>
          <table:table-cell office:value-type="percentage" office:value="-0.0288770166994527">
            <text:p>-2.89%</text:p>
          </table:table-cell>
          <table:table-cell office:value-type="percentage" office:value="0.184515401027398">
            <text:p>18.45%</text:p>
          </table:table-cell>
          <table:table-cell office:value-type="percentage" office:value="-0.0641202360959815">
            <text:p>-6.41%</text:p>
          </table:table-cell>
          <table:table-cell office:value-type="percentage" office:value="-0.15770607665295">
            <text:p>-15.77%</text:p>
          </table:table-cell>
          <table:table-cell office:value-type="percentage" office:value="0.0419232316881241">
            <text:p>4.19%</text:p>
          </table:table-cell>
          <table:table-cell office:value-type="percentage" office:value="-0.0288934427502789">
            <text:p>-2.89%</text:p>
          </table:table-cell>
          <table:table-cell office:value-type="percentage" office:value="0.0880068646996263">
            <text:p>8.80%</text:p>
          </table:table-cell>
          <table:table-cell office:value-type="percentage" office:value="-0.0544792216592031">
            <text:p>-5.45%</text:p>
          </table:table-cell>
          <table:table-cell office:value-type="percentage" office:value="0.0513894735516573">
            <text:p>5.14%</text:p>
          </table:table-cell>
          <table:table-cell office:value-type="percentage" office:value="0.0795390820235375">
            <text:p>7.95%</text:p>
          </table:table-cell>
          <table:table-cell office:value-type="percentage" office:value="0.0795783195891418">
            <text:p>7.96%</text:p>
          </table:table-cell>
          <table:table-cell office:value-type="percentage" office:value="0.107330882512746">
            <text:p>10.73%</text:p>
          </table:table-cell>
          <table:table-cell office:value-type="percentage" office:value="-0.139790629047444">
            <text:p>-13.98%</text:p>
          </table:table-cell>
          <table:table-cell office:value-type="percentage" office:value="0.00950557180380087">
            <text:p>0.95%</text:p>
          </table:table-cell>
          <table:table-cell office:value-type="percentage" office:value="-0.0688071797329549">
            <text:p>-6.88%</text:p>
          </table:table-cell>
          <table:table-cell office:value-type="percentage" office:value="0.138895257041831">
            <text:p>13.89%</text:p>
          </table:table-cell>
          <table:table-cell office:value-type="percentage" office:value="0.109376762933457">
            <text:p>10.94%</text:p>
          </table:table-cell>
          <table:table-cell office:value-type="percentage" office:value="0.160414059302375">
            <text:p>16.04%</text:p>
          </table:table-cell>
          <table:table-cell office:value-type="percentage" office:value="0.0305925376702617">
            <text:p>3.06%</text:p>
          </table:table-cell>
          <table:table-cell office:value-type="percentage" office:value="0.0151144908614555">
            <text:p>1.51%</text:p>
          </table:table-cell>
          <table:table-cell office:value-type="percentage" office:value="0.00504511972467359">
            <text:p>0.50%</text:p>
          </table:table-cell>
          <table:table-cell office:value-type="percentage" office:value="-0.0727297786602931">
            <text:p>-7.27%</text:p>
          </table:table-cell>
          <table:table-cell office:value-type="percentage" office:value="-0.0393728680880227">
            <text:p>-3.94%</text:p>
          </table:table-cell>
          <table:table-cell office:value-type="percentage" office:value="-0.088849290377757">
            <text:p>-8.88%</text:p>
          </table:table-cell>
          <table:table-cell office:value-type="percentage" office:value="-0.0181171383834137">
            <text:p>-1.81%</text:p>
          </table:table-cell>
          <table:table-cell office:value-type="percentage" office:value="-0.0264002885592204">
            <text:p>-2.64%</text:p>
          </table:table-cell>
          <table:table-cell office:value-type="percentage" office:value="0.141212363362574">
            <text:p>14.12%</text:p>
          </table:table-cell>
          <table:table-cell office:value-type="percentage" office:value="-0.0931190484286334">
            <text:p>-9.31%</text:p>
          </table:table-cell>
          <table:table-cell office:value-type="percentage" office:value="-0.0199923488779836">
            <text:p>-2.00%</text:p>
          </table:table-cell>
          <table:table-cell office:value-type="percentage" office:value="-0.000678734592868852">
            <text:p>-0.07%</text:p>
          </table:table-cell>
          <table:table-cell office:value-type="percentage" office:value="0.00912080796515328">
            <text:p>0.91%</text:p>
          </table:table-cell>
          <table:table-cell office:value-type="percentage" office:value="0.0216921541285983">
            <text:p>2.17%</text:p>
          </table:table-cell>
          <table:table-cell office:value-type="percentage" office:value="-0.0202486400829072">
            <text:p>-2.02%</text:p>
          </table:table-cell>
          <table:table-cell office:value-type="percentage" office:value="-0.0768113471729332">
            <text:p>-7.68%</text:p>
          </table:table-cell>
          <table:table-cell office:value-type="percentage" office:value="0.0750589903512818">
            <text:p>7.51%</text:p>
          </table:table-cell>
          <table:table-cell office:value-type="percentage" office:value="-0.0145373450091069">
            <text:p>-1.45%</text:p>
          </table:table-cell>
          <table:table-cell office:value-type="percentage" office:value="0.0774421049787893">
            <text:p>7.74%</text:p>
          </table:table-cell>
          <table:table-cell office:value-type="percentage" office:value="0.0996543990414893">
            <text:p>9.97%</text:p>
          </table:table-cell>
          <table:table-cell office:value-type="percentage" office:value="0.00896142550125028">
            <text:p>0.90%</text:p>
          </table:table-cell>
          <table:table-cell office:value-type="percentage" office:value="-0.0486728891761839">
            <text:p>-4.87%</text:p>
          </table:table-cell>
          <table:table-cell office:value-type="percentage" office:value="0.0305569527427199">
            <text:p>3.06%</text:p>
          </table:table-cell>
          <table:table-cell office:value-type="percentage" office:value="0.00969559215209354">
            <text:p>0.97%</text:p>
          </table:table-cell>
          <table:table-cell office:value-type="percentage" office:value="0.0332851833308478">
            <text:p>3.33%</text:p>
          </table:table-cell>
          <table:table-cell office:value-type="percentage" office:value="0.0146813135515873">
            <text:p>1.47%</text:p>
          </table:table-cell>
          <table:table-cell office:value-type="percentage" office:value="-0.0095517906916131">
            <text:p>-0.96%</text:p>
          </table:table-cell>
          <table:table-cell office:value-type="percentage" office:value="-0.0357799709961853">
            <text:p>-3.58%</text:p>
          </table:table-cell>
          <table:table-cell office:value-type="percentage" office:value="0.0168843558230646">
            <text:p>1.69%</text:p>
          </table:table-cell>
          <table:table-cell office:value-type="percentage" office:value="-0.123153010180336">
            <text:p>-12.32%</text:p>
          </table:table-cell>
          <table:table-cell office:value-type="percentage" office:value="-0.37394562890669">
            <text:p>-37.39%</text:p>
          </table:table-cell>
          <table:table-cell office:value-type="percentage" office:value="-0.0678065268731525">
            <text:p>-6.78%</text:p>
          </table:table-cell>
          <table:table-cell office:value-type="percentage" office:value="0.570856559636395">
            <text:p>57.09%</text:p>
          </table:table-cell>
          <table:table-cell office:value-type="percentage" office:value="-0.0139838131440416">
            <text:p>-1.40%</text:p>
          </table:table-cell>
          <table:table-cell office:value-type="percentage" office:value="0.110697010446175">
            <text:p>11.07%</text:p>
          </table:table-cell>
        </table:table-row>
        <table:table-row table:style-name="ro2">
          <table:table-cell office:value-type="float" office:value="20023">
            <text:p>20023</text:p>
          </table:table-cell>
          <table:table-cell office:value-type="string">
            <text:p>Mulvaney Capital Management Ltd</text:p>
          </table:table-cell>
          <table:table-cell office:value-type="string">
            <text:p>Global Diversified Program <text:s/>*QEP*</text:p>
          </table:table-cell>
          <table:table-cell office:value-type="float" office:value="20023">
            <text:p>20023</text:p>
          </table:table-cell>
          <table:table-cell office:value-type="percentage" office:value="0.155018047449863">
            <text:p>15.50%</text:p>
          </table:table-cell>
          <table:table-cell office:value-type="percentage" office:value="0.0698072783057876">
            <text:p>6.98%</text:p>
          </table:table-cell>
          <table:table-cell office:value-type="percentage" office:value="0.125649197713929">
            <text:p>12.56%</text:p>
          </table:table-cell>
          <table:table-cell office:value-type="percentage" office:value="0.014687377683106">
            <text:p>1.47%</text:p>
          </table:table-cell>
          <table:table-cell office:value-type="percentage" office:value="0.0200857090137292">
            <text:p>2.01%</text:p>
          </table:table-cell>
          <table:table-cell office:value-type="percentage" office:value="0.0618080868606824">
            <text:p>6.18%</text:p>
          </table:table-cell>
          <table:table-cell office:value-type="percentage" office:value="0.0567546930545431">
            <text:p>5.68%</text:p>
          </table:table-cell>
          <table:table-cell office:value-type="percentage" office:value="0.0823618020335427">
            <text:p>8.24%</text:p>
          </table:table-cell>
          <table:table-cell office:value-type="percentage" office:value="-0.117286629435">
            <text:p>-11.73%</text:p>
          </table:table-cell>
          <table:table-cell office:value-type="percentage" office:value="-0.0709209475685177">
            <text:p>-7.09%</text:p>
          </table:table-cell>
          <table:table-cell office:value-type="percentage" office:value="0.033985988777027">
            <text:p>3.40%</text:p>
          </table:table-cell>
          <table:table-cell office:value-type="percentage" office:value="0.051989672751726">
            <text:p>5.20%</text:p>
          </table:table-cell>
          <table:table-cell office:value-type="percentage" office:value="0.0103255658122877">
            <text:p>1.03%</text:p>
          </table:table-cell>
          <table:table-cell office:value-type="percentage" office:value="-0.000181565313762269">
            <text:p>-0.02%</text:p>
          </table:table-cell>
          <table:table-cell office:value-type="percentage" office:value="-0.108415286281655">
            <text:p>-10.84%</text:p>
          </table:table-cell>
          <table:table-cell office:value-type="percentage" office:value="0.127499755417134">
            <text:p>12.75%</text:p>
          </table:table-cell>
          <table:table-cell office:value-type="percentage" office:value="-0.0796879585625625">
            <text:p>-7.97%</text:p>
          </table:table-cell>
          <table:table-cell office:value-type="percentage" office:value="0.0138349389549097">
            <text:p>1.38%</text:p>
          </table:table-cell>
          <table:table-cell office:value-type="percentage" office:value="-0.108372679834955">
            <text:p>-10.84%</text:p>
          </table:table-cell>
          <table:table-cell office:value-type="percentage" office:value="-0.00757519822218303">
            <text:p>-0.76%</text:p>
          </table:table-cell>
          <table:table-cell office:value-type="percentage" office:value="0.109413090033389">
            <text:p>10.94%</text:p>
          </table:table-cell>
          <table:table-cell office:value-type="percentage" office:value="0.0603889215437202">
            <text:p>6.04%</text:p>
          </table:table-cell>
          <table:table-cell office:value-type="percentage" office:value="0.0414971315403193">
            <text:p>4.15%</text:p>
          </table:table-cell>
          <table:table-cell office:value-type="percentage" office:value="0.210967109365406">
            <text:p>21.10%</text:p>
          </table:table-cell>
          <table:table-cell office:value-type="percentage" office:value="-0.011768936568787">
            <text:p>-1.18%</text:p>
          </table:table-cell>
          <table:table-cell office:value-type="percentage" office:value="-0.0327481203614845">
            <text:p>-3.27%</text:p>
          </table:table-cell>
          <table:table-cell office:value-type="percentage" office:value="0.0863974454685867">
            <text:p>8.64%</text:p>
          </table:table-cell>
          <table:table-cell office:value-type="percentage" office:value="-0.00280406383863947">
            <text:p>-0.28%</text:p>
          </table:table-cell>
          <table:table-cell office:value-type="percentage" office:value="-0.0593822454808514">
            <text:p>-5.94%</text:p>
          </table:table-cell>
          <table:table-cell office:value-type="percentage" office:value="-0.0885153124384646">
            <text:p>-8.85%</text:p>
          </table:table-cell>
          <table:table-cell office:value-type="percentage" office:value="0.0602075434659216">
            <text:p>6.02%</text:p>
          </table:table-cell>
          <table:table-cell office:value-type="percentage" office:value="-0.0956396387866038">
            <text:p>-9.56%</text:p>
          </table:table-cell>
          <table:table-cell office:value-type="percentage" office:value="0.0445359390790525">
            <text:p>4.45%</text:p>
          </table:table-cell>
          <table:table-cell office:value-type="percentage" office:value="0.05351174882775">
            <text:p>5.35%</text:p>
          </table:table-cell>
          <table:table-cell office:value-type="percentage" office:value="-0.022256833397147">
            <text:p>-2.23%</text:p>
          </table:table-cell>
          <table:table-cell office:value-type="percentage" office:value="0.0741982569586722">
            <text:p>7.42%</text:p>
          </table:table-cell>
          <table:table-cell office:value-type="percentage" office:value="0.0641024090582471">
            <text:p>6.41%</text:p>
          </table:table-cell>
          <table:table-cell office:value-type="percentage" office:value="-0.0219782970872761">
            <text:p>-2.20%</text:p>
          </table:table-cell>
          <table:table-cell office:value-type="percentage" office:value="-0.0635116667646286">
            <text:p>-6.35%</text:p>
          </table:table-cell>
          <table:table-cell office:value-type="percentage" office:value="0.119776251739499">
            <text:p>11.98%</text:p>
          </table:table-cell>
          <table:table-cell office:value-type="percentage" office:value="-0.0290909636760321">
            <text:p>-2.91%</text:p>
          </table:table-cell>
          <table:table-cell office:value-type="percentage" office:value="0.0420091183726799">
            <text:p>4.20%</text:p>
          </table:table-cell>
          <table:table-cell office:value-type="percentage" office:value="-0.00679883194952738">
            <text:p>-0.68%</text:p>
          </table:table-cell>
          <table:table-cell office:value-type="percentage" office:value="0.110293326641136">
            <text:p>11.03%</text:p>
          </table:table-cell>
          <table:table-cell office:value-type="percentage" office:value="0.103036683887825">
            <text:p>10.30%</text:p>
          </table:table-cell>
          <table:table-cell office:value-type="percentage" office:value="-0.17239768986278">
            <text:p>-17.24%</text:p>
          </table:table-cell>
          <table:table-cell office:value-type="percentage" office:value="0.151848435362087">
            <text:p>15.18%</text:p>
          </table:table-cell>
          <table:table-cell office:value-type="percentage" office:value="-0.103826023723208">
            <text:p>-10.38%</text:p>
          </table:table-cell>
          <table:table-cell office:value-type="percentage" office:value="0.130546720531728">
            <text:p>13.05%</text:p>
          </table:table-cell>
          <table:table-cell office:value-type="percentage" office:value="-0.0654373234633502">
            <text:p>-6.54%</text:p>
          </table:table-cell>
          <table:table-cell office:value-type="percentage" office:value="0.214418887088394">
            <text:p>21.44%</text:p>
          </table:table-cell>
          <table:table-cell office:value-type="percentage" office:value="-0.171590951538383">
            <text:p>-17.16%</text:p>
          </table:table-cell>
          <table:table-cell office:value-type="percentage" office:value="-0.137691827165324">
            <text:p>-13.77%</text:p>
          </table:table-cell>
          <table:table-cell office:value-type="percentage" office:value="0.0918506801164736">
            <text:p>9.19%</text:p>
          </table:table-cell>
          <table:table-cell office:value-type="percentage" office:value="-0.149340068487633">
            <text:p>-14.93%</text:p>
          </table:table-cell>
          <table:table-cell office:value-type="percentage" office:value="0.0403007419039521">
            <text:p>4.03%</text:p>
          </table:table-cell>
          <table:table-cell office:value-type="percentage" office:value="-0.0458884510603109">
            <text:p>-4.59%</text:p>
          </table:table-cell>
          <table:table-cell office:value-type="percentage" office:value="0.120454387299717">
            <text:p>12.05%</text:p>
          </table:table-cell>
          <table:table-cell office:value-type="percentage" office:value="0.103414613617436">
            <text:p>10.34%</text:p>
          </table:table-cell>
          <table:table-cell office:value-type="percentage" office:value="0.404520479507209">
            <text:p>40.45%</text:p>
          </table:table-cell>
          <table:table-cell office:value-type="percentage" office:value="-0.190216553241002">
            <text:p>-19.02%</text:p>
          </table:table-cell>
          <table:table-cell office:value-type="percentage" office:value="0.112349488579064">
            <text:p>11.23%</text:p>
          </table:table-cell>
          <table:table-cell office:value-type="percentage" office:value="-0.0751623914923523">
            <text:p>-7.52%</text:p>
          </table:table-cell>
          <table:table-cell office:value-type="percentage" office:value="0.194207793153377">
            <text:p>19.42%</text:p>
          </table:table-cell>
          <table:table-cell office:value-type="percentage" office:value="-0.183216734356929">
            <text:p>-18.32%</text:p>
          </table:table-cell>
          <table:table-cell office:value-type="percentage" office:value="-0.226106365417118">
            <text:p>-22.61%</text:p>
          </table:table-cell>
          <table:table-cell office:value-type="percentage" office:value="0.322401712970544">
            <text:p>32.24%</text:p>
          </table:table-cell>
          <table:table-cell office:value-type="percentage" office:value="0.16978067676532">
            <text:p>16.98%</text:p>
          </table:table-cell>
          <table:table-cell office:value-type="percentage" office:value="0.0532163005003311">
            <text:p>5.32%</text:p>
          </table:table-cell>
          <table:table-cell office:value-type="percentage" office:value="-0.0468884851432646">
            <text:p>-4.69%</text:p>
          </table:table-cell>
          <table:table-cell office:value-type="percentage" office:value="-0.020850564989466">
            <text:p>-2.09%</text:p>
          </table:table-cell>
          <table:table-cell office:value-type="percentage" office:value="-0.00479483615680874">
            <text:p>-0.48%</text:p>
          </table:table-cell>
          <table:table-cell office:value-type="percentage" office:value="-0.00710975135464557">
            <text:p>-0.71%</text:p>
          </table:table-cell>
          <table:table-cell office:value-type="percentage" office:value="-0.00960571168140241">
            <text:p>-0.96%</text:p>
          </table:table-cell>
          <table:table-cell office:value-type="percentage" office:value="0.00209040100632679">
            <text:p>0.21%</text:p>
          </table:table-cell>
          <table:table-cell office:value-type="percentage" office:value="-0.000809348851225258">
            <text:p>-0.08%</text:p>
          </table:table-cell>
        </table:table-row>
        <table:table-row table:style-name="ro2">
          <table:table-cell office:value-type="float" office:value="83514">
            <text:p>83514</text:p>
          </table:table-cell>
          <table:table-cell office:value-type="string">
            <text:p>Omni Trading, LLC</text:p>
          </table:table-cell>
          <table:table-cell office:value-type="string">
            <text:p>S&amp;P 500 Option Overwriting Program</text:p>
          </table:table-cell>
          <table:table-cell office:value-type="float" office:value="83514">
            <text:p>83514</text:p>
          </table:table-cell>
          <table:table-cell office:value-type="percentage" office:value="-0.00392338944923096">
            <text:p>-0.39%</text:p>
          </table:table-cell>
          <table:table-cell office:value-type="percentage" office:value="0.122404555774058">
            <text:p>12.24%</text:p>
          </table:table-cell>
          <table:table-cell office:value-type="percentage" office:value="-0.187816971517766">
            <text:p>-18.78%</text:p>
          </table:table-cell>
          <table:table-cell office:value-type="percentage" office:value="0.140126071255785">
            <text:p>14.01%</text:p>
          </table:table-cell>
          <table:table-cell office:value-type="percentage" office:value="0.137601136099173">
            <text:p>13.76%</text:p>
          </table:table-cell>
          <table:table-cell office:value-type="percentage" office:value="-0.173056306073628">
            <text:p>-17.31%</text:p>
          </table:table-cell>
          <table:table-cell office:value-type="percentage" office:value="0.0108248048373601">
            <text:p>1.08%</text:p>
          </table:table-cell>
          <table:table-cell office:value-type="percentage" office:value="0.1862191122264">
            <text:p>18.62%</text:p>
          </table:table-cell>
          <table:table-cell office:value-type="percentage" office:value="-0.0196001207118624">
            <text:p>-1.96%</text:p>
          </table:table-cell>
          <table:table-cell office:value-type="percentage" office:value="0.176955587805984">
            <text:p>17.70%</text:p>
          </table:table-cell>
          <table:table-cell office:value-type="percentage" office:value="0.220941576670907">
            <text:p>22.09%</text:p>
          </table:table-cell>
          <table:table-cell office:value-type="percentage" office:value="0.0558875126614381">
            <text:p>5.59%</text:p>
          </table:table-cell>
          <table:table-cell office:value-type="percentage" office:value="-0.259055142675211">
            <text:p>-25.91%</text:p>
          </table:table-cell>
          <table:table-cell office:value-type="percentage" office:value="0.00588274404893886">
            <text:p>0.59%</text:p>
          </table:table-cell>
          <table:table-cell office:value-type="percentage" office:value="0.256170968454852">
            <text:p>25.62%</text:p>
          </table:table-cell>
          <table:table-cell office:value-type="percentage" office:value="0.0700511227137039">
            <text:p>7.01%</text:p>
          </table:table-cell>
          <table:table-cell office:value-type="percentage" office:value="-0.0700190506648442">
            <text:p>-7.00%</text:p>
          </table:table-cell>
          <table:table-cell office:value-type="percentage" office:value="0.0256362686909169">
            <text:p>2.56%</text:p>
          </table:table-cell>
          <table:table-cell office:value-type="percentage" office:value="-0.0509788265352878">
            <text:p>-5.10%</text:p>
          </table:table-cell>
          <table:table-cell office:value-type="percentage" office:value="-0.013607857725819">
            <text:p>-1.36%</text:p>
          </table:table-cell>
          <table:table-cell office:value-type="percentage" office:value="-0.224124244719568">
            <text:p>-22.41%</text:p>
          </table:table-cell>
          <table:table-cell office:value-type="percentage" office:value="0.0495451196464081">
            <text:p>4.95%</text:p>
          </table:table-cell>
          <table:table-cell office:value-type="percentage" office:value="0.183519136110868">
            <text:p>18.35%</text:p>
          </table:table-cell>
          <table:table-cell office:value-type="percentage" office:value="0.235569857996769">
            <text:p>23.56%</text:p>
          </table:table-cell>
          <table:table-cell office:value-type="percentage" office:value="-0.0135752445149463">
            <text:p>-1.36%</text:p>
          </table:table-cell>
          <table:table-cell office:value-type="percentage" office:value="0.0893931547435524">
            <text:p>8.94%</text:p>
          </table:table-cell>
          <table:table-cell office:value-type="percentage" office:value="0.0525666285195529">
            <text:p>5.26%</text:p>
          </table:table-cell>
          <table:table-cell office:value-type="percentage" office:value="-0.17996458826928">
            <text:p>-18.00%</text:p>
          </table:table-cell>
          <table:table-cell office:value-type="percentage" office:value="-0.106548431334834">
            <text:p>-10.65%</text:p>
          </table:table-cell>
          <table:table-cell office:value-type="percentage" office:value="-0.171580946566281">
            <text:p>-17.16%</text:p>
          </table:table-cell>
          <table:table-cell office:value-type="percentage" office:value="0.0923513965327608">
            <text:p>9.24%</text:p>
          </table:table-cell>
          <table:table-cell office:value-type="percentage" office:value="0.0204946194455636">
            <text:p>2.05%</text:p>
          </table:table-cell>
          <table:table-cell office:value-type="percentage" office:value="0.214934404021913">
            <text:p>21.49%</text:p>
          </table:table-cell>
          <table:table-cell office:value-type="percentage" office:value="-0.19886905464776">
            <text:p>-19.89%</text:p>
          </table:table-cell>
          <table:table-cell office:value-type="percentage" office:value="0.0936094483528388">
            <text:p>9.36%</text:p>
          </table:table-cell>
          <table:table-cell office:value-type="percentage" office:value="0.179397755114944">
            <text:p>17.94%</text:p>
          </table:table-cell>
          <table:table-cell office:value-type="percentage" office:value="0.0380753057534937">
            <text:p>3.81%</text:p>
          </table:table-cell>
          <table:table-cell office:value-type="percentage" office:value="0.0820817432654946">
            <text:p>8.21%</text:p>
          </table:table-cell>
          <table:table-cell office:value-type="percentage" office:value="0.0269281461240007">
            <text:p>2.69%</text:p>
          </table:table-cell>
          <table:table-cell office:value-type="percentage" office:value="-0.0306692418182871">
            <text:p>-3.07%</text:p>
          </table:table-cell>
          <table:table-cell office:value-type="percentage" office:value="0.13765046730853">
            <text:p>13.77%</text:p>
          </table:table-cell>
          <table:table-cell office:value-type="percentage" office:value="-0.1104218546949">
            <text:p>-11.04%</text:p>
          </table:table-cell>
          <table:table-cell office:value-type="percentage" office:value="-0.0790992002249649">
            <text:p>-7.91%</text:p>
          </table:table-cell>
          <table:table-cell office:value-type="percentage" office:value="0.0197507155951998">
            <text:p>1.98%</text:p>
          </table:table-cell>
          <table:table-cell office:value-type="percentage" office:value="-0.0284752001710442">
            <text:p>-2.85%</text:p>
          </table:table-cell>
          <table:table-cell office:value-type="percentage" office:value="-0.04643433816569">
            <text:p>-4.64%</text:p>
          </table:table-cell>
          <table:table-cell office:value-type="percentage" office:value="-0.161181412481419">
            <text:p>-16.12%</text:p>
          </table:table-cell>
          <table:table-cell office:value-type="percentage" office:value="0.156671245357006">
            <text:p>15.67%</text:p>
          </table:table-cell>
          <table:table-cell office:value-type="percentage" office:value="-0.0102852659504935">
            <text:p>-1.03%</text:p>
          </table:table-cell>
          <table:table-cell office:value-type="percentage" office:value="-0.0199936494681628">
            <text:p>-2.00%</text:p>
          </table:table-cell>
          <table:table-cell office:value-type="percentage" office:value="-0.178473322370041">
            <text:p>-17.85%</text:p>
          </table:table-cell>
          <table:table-cell office:value-type="percentage" office:value="-0.117240121587481">
            <text:p>-11.72%</text:p>
          </table:table-cell>
          <table:table-cell office:value-type="percentage" office:value="-0.112316688756571">
            <text:p>-11.23%</text:p>
          </table:table-cell>
          <table:table-cell office:value-type="percentage" office:value="0.0428307236116217">
            <text:p>4.28%</text:p>
          </table:table-cell>
          <table:table-cell office:value-type="percentage" office:value="-0.201254090976467">
            <text:p>-20.13%</text:p>
          </table:table-cell>
          <table:table-cell office:value-type="percentage" office:value="0.00536146780401984">
            <text:p>0.54%</text:p>
          </table:table-cell>
          <table:table-cell office:value-type="percentage" office:value="-0.0727425731855747">
            <text:p>-7.27%</text:p>
          </table:table-cell>
          <table:table-cell office:value-type="percentage" office:value="-0.185241593936277">
            <text:p>-18.52%</text:p>
          </table:table-cell>
          <table:table-cell office:value-type="percentage" office:value="-0.0578320121627958">
            <text:p>-5.78%</text:p>
          </table:table-cell>
          <table:table-cell office:value-type="percentage" office:value="0.00871259181985432">
            <text:p>0.87%</text:p>
          </table:table-cell>
          <table:table-cell office:value-type="percentage" office:value="0.0433476608465023">
            <text:p>4.33%</text:p>
          </table:table-cell>
          <table:table-cell office:value-type="percentage" office:value="-0.0260453742098752">
            <text:p>-2.60%</text:p>
          </table:table-cell>
          <table:table-cell office:value-type="percentage" office:value="0.0689336222256684">
            <text:p>6.89%</text:p>
          </table:table-cell>
          <table:table-cell office:value-type="percentage" office:value="0.0123920247053265">
            <text:p>1.24%</text:p>
          </table:table-cell>
          <table:table-cell office:value-type="percentage" office:value="0.0368458185459544">
            <text:p>3.68%</text:p>
          </table:table-cell>
          <table:table-cell office:value-type="percentage" office:value="0.0142193018704274">
            <text:p>1.42%</text:p>
          </table:table-cell>
          <table:table-cell office:value-type="percentage" office:value="-0.00582575926410952">
            <text:p>-0.58%</text:p>
          </table:table-cell>
          <table:table-cell office:value-type="percentage" office:value="0.0169721780896583">
            <text:p>1.70%</text:p>
          </table:table-cell>
          <table:table-cell office:value-type="percentage" office:value="0.0159673436981633">
            <text:p>1.60%</text:p>
          </table:table-cell>
          <table:table-cell office:value-type="percentage" office:value="-0.00435387737556601">
            <text:p>-0.44%</text:p>
          </table:table-cell>
          <table:table-cell office:value-type="percentage" office:value="-0.010952019605834">
            <text:p>-1.10%</text:p>
          </table:table-cell>
          <table:table-cell office:value-type="percentage" office:value="-0.00640549647627238">
            <text:p>-0.64%</text:p>
          </table:table-cell>
          <table:table-cell office:value-type="percentage" office:value="0.00706279476306726">
            <text:p>0.71%</text:p>
          </table:table-cell>
          <table:table-cell office:value-type="percentage" office:value="0.00310725050280355">
            <text:p>0.31%</text:p>
          </table:table-cell>
          <table:table-cell office:value-type="percentage" office:value="0.00139112458972349">
            <text:p>0.14%</text:p>
          </table:table-cell>
          <table:table-cell office:value-type="percentage" office:value="-0.0074863479953452">
            <text:p>-0.75%</text:p>
          </table:table-cell>
        </table:table-row>
        <table:table-row table:style-name="ro2">
          <table:table-cell office:value-type="float" office:value="31886">
            <text:p>31886</text:p>
          </table:table-cell>
          <table:table-cell office:value-type="string">
            <text:p>Parizek Capital Inc.</text:p>
          </table:table-cell>
          <table:table-cell office:value-type="string">
            <text:p>Parizek Capital Futures Program</text:p>
          </table:table-cell>
          <table:table-cell office:value-type="float" office:value="31886">
            <text:p>31886</text:p>
          </table:table-cell>
          <table:table-cell office:value-type="percentage" office:value="0.135587987246839">
            <text:p>13.56%</text:p>
          </table:table-cell>
          <table:table-cell office:value-type="percentage" office:value="-0.114376560033553">
            <text:p>-11.44%</text:p>
          </table:table-cell>
          <table:table-cell office:value-type="percentage" office:value="0.0995641651673866">
            <text:p>9.96%</text:p>
          </table:table-cell>
          <table:table-cell office:value-type="percentage" office:value="0.00315875831507504">
            <text:p>0.32%</text:p>
          </table:table-cell>
          <table:table-cell office:value-type="percentage" office:value="0.0323462668386732">
            <text:p>3.23%</text:p>
          </table:table-cell>
          <table:table-cell office:value-type="percentage" office:value="0.129327242232727">
            <text:p>12.93%</text:p>
          </table:table-cell>
          <table:table-cell office:value-type="percentage" office:value="-0.128779127112153">
            <text:p>-12.88%</text:p>
          </table:table-cell>
          <table:table-cell office:value-type="percentage" office:value="-0.0561751978208724">
            <text:p>-5.62%</text:p>
          </table:table-cell>
          <table:table-cell office:value-type="percentage" office:value="-0.0324610594389412">
            <text:p>-3.25%</text:p>
          </table:table-cell>
          <table:table-cell office:value-type="percentage" office:value="-0.100919071388501">
            <text:p>-10.09%</text:p>
          </table:table-cell>
          <table:table-cell office:value-type="percentage" office:value="0.0801707247282739">
            <text:p>8.02%</text:p>
          </table:table-cell>
          <table:table-cell office:value-type="percentage" office:value="0.159098304646761">
            <text:p>15.91%</text:p>
          </table:table-cell>
          <table:table-cell office:value-type="percentage" office:value="-0.0200611988374068">
            <text:p>-2.01%</text:p>
          </table:table-cell>
          <table:table-cell office:value-type="percentage" office:value="-0.0558367954566473">
            <text:p>-5.58%</text:p>
          </table:table-cell>
          <table:table-cell office:value-type="percentage" office:value="-0.0162041158571086">
            <text:p>-1.62%</text:p>
          </table:table-cell>
          <table:table-cell office:value-type="percentage" office:value="0.0531983159623999">
            <text:p>5.32%</text:p>
          </table:table-cell>
          <table:table-cell office:value-type="percentage" office:value="0.113860503170373">
            <text:p>11.39%</text:p>
          </table:table-cell>
          <table:table-cell office:value-type="percentage" office:value="0.197704813049226">
            <text:p>19.77%</text:p>
          </table:table-cell>
          <table:table-cell office:value-type="percentage" office:value="0.000315646141225569">
            <text:p>0.03%</text:p>
          </table:table-cell>
          <table:table-cell office:value-type="percentage" office:value="-0.0142362125635553">
            <text:p>-1.42%</text:p>
          </table:table-cell>
          <table:table-cell office:value-type="percentage" office:value="-0.0856335234292086">
            <text:p>-8.56%</text:p>
          </table:table-cell>
          <table:table-cell office:value-type="percentage" office:value="-0.0651918837824311">
            <text:p>-6.52%</text:p>
          </table:table-cell>
          <table:table-cell office:value-type="percentage" office:value="0.0258812312046172">
            <text:p>2.59%</text:p>
          </table:table-cell>
          <table:table-cell office:value-type="percentage" office:value="0.12710267199002">
            <text:p>12.71%</text:p>
          </table:table-cell>
          <table:table-cell office:value-type="percentage" office:value="0.0612033086727189">
            <text:p>6.12%</text:p>
          </table:table-cell>
          <table:table-cell office:value-type="percentage" office:value="-0.119976614523201">
            <text:p>-12.00%</text:p>
          </table:table-cell>
          <table:table-cell office:value-type="percentage" office:value="-0.0769386836719313">
            <text:p>-7.69%</text:p>
          </table:table-cell>
          <table:table-cell office:value-type="percentage" office:value="0.145160035672767">
            <text:p>14.52%</text:p>
          </table:table-cell>
          <table:table-cell office:value-type="percentage" office:value="0.043526077329859">
            <text:p>4.35%</text:p>
          </table:table-cell>
          <table:table-cell office:value-type="percentage" office:value="0.0678126810242557">
            <text:p>6.78%</text:p>
          </table:table-cell>
          <table:table-cell office:value-type="percentage" office:value="-0.0493405569633429">
            <text:p>-4.93%</text:p>
          </table:table-cell>
          <table:table-cell office:value-type="percentage" office:value="0.0824054481872418">
            <text:p>8.24%</text:p>
          </table:table-cell>
          <table:table-cell office:value-type="percentage" office:value="0.0293898916660864">
            <text:p>2.94%</text:p>
          </table:table-cell>
          <table:table-cell office:value-type="percentage" office:value="0.115603010194252">
            <text:p>11.56%</text:p>
          </table:table-cell>
          <table:table-cell office:value-type="percentage" office:value="-0.141771888364745">
            <text:p>-14.18%</text:p>
          </table:table-cell>
          <table:table-cell office:value-type="percentage" office:value="-0.105911597349468">
            <text:p>-10.59%</text:p>
          </table:table-cell>
          <table:table-cell office:value-type="percentage" office:value="0.196963420997614">
            <text:p>19.70%</text:p>
          </table:table-cell>
          <table:table-cell office:value-type="percentage" office:value="0.16516972974284">
            <text:p>16.52%</text:p>
          </table:table-cell>
          <table:table-cell office:value-type="percentage" office:value="-0.191977652297731">
            <text:p>-19.20%</text:p>
          </table:table-cell>
          <table:table-cell office:value-type="percentage" office:value="-0.235064834357858">
            <text:p>-23.51%</text:p>
          </table:table-cell>
          <table:table-cell office:value-type="percentage" office:value="-0.119132924459688">
            <text:p>-11.91%</text:p>
          </table:table-cell>
          <table:table-cell office:value-type="percentage" office:value="-0.210858680338065">
            <text:p>-21.09%</text:p>
          </table:table-cell>
          <table:table-cell office:value-type="percentage" office:value="-0.253499065660503">
            <text:p>-25.35%</text:p>
          </table:table-cell>
          <table:table-cell office:value-type="percentage" office:value="-0.0425729995098988">
            <text:p>-4.26%</text:p>
          </table:table-cell>
          <table:table-cell office:value-type="percentage" office:value="-0.130366308541586">
            <text:p>-13.04%</text:p>
          </table:table-cell>
          <table:table-cell office:value-type="percentage" office:value="0.054836720053917">
            <text:p>5.48%</text:p>
          </table:table-cell>
          <table:table-cell office:value-type="percentage" office:value="-0.220557657865609">
            <text:p>-22.06%</text:p>
          </table:table-cell>
          <table:table-cell office:value-type="percentage" office:value="0.0932179555953451">
            <text:p>9.32%</text:p>
          </table:table-cell>
          <table:table-cell office:value-type="percentage" office:value="-0.00733729309249044">
            <text:p>-0.73%</text:p>
          </table:table-cell>
          <table:table-cell office:value-type="percentage" office:value="-0.285424904246459">
            <text:p>-28.54%</text:p>
          </table:table-cell>
          <table:table-cell office:value-type="percentage" office:value="-0.0487704203600309">
            <text:p>-4.88%</text:p>
          </table:table-cell>
          <table:table-cell office:value-type="percentage" office:value="-0.029313503679011">
            <text:p>-2.93%</text:p>
          </table:table-cell>
          <table:table-cell office:value-type="percentage" office:value="0.00576119128669728">
            <text:p>0.58%</text:p>
          </table:table-cell>
          <table:table-cell office:value-type="percentage" office:value="-0.0622635803567724">
            <text:p>-6.23%</text:p>
          </table:table-cell>
          <table:table-cell office:value-type="percentage" office:value="-0.0907767791022681">
            <text:p>-9.08%</text:p>
          </table:table-cell>
          <table:table-cell office:value-type="percentage" office:value="0.0675611755889435">
            <text:p>6.76%</text:p>
          </table:table-cell>
          <table:table-cell office:value-type="percentage" office:value="-0.296069550088413">
            <text:p>-29.61%</text:p>
          </table:table-cell>
          <table:table-cell office:value-type="percentage" office:value="0.207212486318457">
            <text:p>20.72%</text:p>
          </table:table-cell>
          <table:table-cell office:value-type="percentage" office:value="0.0339953439191792">
            <text:p>3.40%</text:p>
          </table:table-cell>
          <table:table-cell office:value-type="percentage" office:value="-0.0352572357876613">
            <text:p>-3.53%</text:p>
          </table:table-cell>
          <table:table-cell office:value-type="percentage" office:value="0.0643881198619401">
            <text:p>6.44%</text:p>
          </table:table-cell>
          <table:table-cell office:value-type="percentage" office:value="-0.0496353124734401">
            <text:p>-4.96%</text:p>
          </table:table-cell>
          <table:table-cell office:value-type="percentage" office:value="0.000489677224396803">
            <text:p>0.05%</text:p>
          </table:table-cell>
          <table:table-cell office:value-type="percentage" office:value="-0.188308115559835">
            <text:p>-18.83%</text:p>
          </table:table-cell>
          <table:table-cell office:value-type="percentage" office:value="-0.126940568732789">
            <text:p>-12.69%</text:p>
          </table:table-cell>
          <table:table-cell office:value-type="percentage" office:value="0.0666966197849186">
            <text:p>6.67%</text:p>
          </table:table-cell>
          <table:table-cell office:value-type="percentage" office:value="0.14760480696336">
            <text:p>14.76%</text:p>
          </table:table-cell>
          <table:table-cell office:value-type="percentage" office:value="-0.0652049242227139">
            <text:p>-6.52%</text:p>
          </table:table-cell>
          <table:table-cell office:value-type="percentage" office:value="0.00645522800916471">
            <text:p>0.65%</text:p>
          </table:table-cell>
          <table:table-cell office:value-type="percentage" office:value="-0.012398548531672">
            <text:p>-1.24%</text:p>
          </table:table-cell>
          <table:table-cell office:value-type="percentage" office:value="-0.00191281671357527">
            <text:p>-0.19%</text:p>
          </table:table-cell>
          <table:table-cell office:value-type="percentage" office:value="0.0226567261949365">
            <text:p>2.27%</text:p>
          </table:table-cell>
          <table:table-cell office:value-type="percentage" office:value="-0.0104301509043559">
            <text:p>-1.04%</text:p>
          </table:table-cell>
          <table:table-cell office:value-type="percentage" office:value="0.00947262423050265">
            <text:p>0.95%</text:p>
          </table:table-cell>
          <table:table-cell office:value-type="percentage" office:value="0.0043405706378639">
            <text:p>0.43%</text:p>
          </table:table-cell>
          <table:table-cell office:value-type="percentage" office:value="0.0115120456429271">
            <text:p>1.15%</text:p>
          </table:table-cell>
        </table:table-row>
        <table:table-row table:style-name="ro2">
          <table:table-cell office:value-type="float" office:value="32812">
            <text:p>32812</text:p>
          </table:table-cell>
          <table:table-cell office:value-type="string">
            <text:p>Paskewitz Asset Management, LLC</text:p>
          </table:table-cell>
          <table:table-cell office:value-type="string">
            <text:p>Contrarian 3X Stock Index Program</text:p>
          </table:table-cell>
          <table:table-cell office:value-type="float" office:value="32812">
            <text:p>32812</text:p>
          </table:table-cell>
          <table:table-cell office:value-type="percentage" office:value="-0.0208689279847859">
            <text:p>-2.09%</text:p>
          </table:table-cell>
          <table:table-cell office:value-type="percentage" office:value="-0.0177677058503315">
            <text:p>-1.78%</text:p>
          </table:table-cell>
          <table:table-cell office:value-type="percentage" office:value="-0.103515691137892">
            <text:p>-10.35%</text:p>
          </table:table-cell>
          <table:table-cell office:value-type="percentage" office:value="0.113819551867253">
            <text:p>11.38%</text:p>
          </table:table-cell>
          <table:table-cell office:value-type="percentage" office:value="-0.173104502230107">
            <text:p>-17.31%</text:p>
          </table:table-cell>
          <table:table-cell office:value-type="percentage" office:value="0.180562787894111">
            <text:p>18.06%</text:p>
          </table:table-cell>
          <table:table-cell office:value-type="percentage" office:value="-0.302206156316617">
            <text:p>-30.22%</text:p>
          </table:table-cell>
          <table:table-cell office:value-type="percentage" office:value="0.0757361741331477">
            <text:p>7.57%</text:p>
          </table:table-cell>
          <table:table-cell office:value-type="percentage" office:value="-0.208222362853024">
            <text:p>-20.82%</text:p>
          </table:table-cell>
          <table:table-cell office:value-type="percentage" office:value="0.013489370546164">
            <text:p>1.35%</text:p>
          </table:table-cell>
          <table:table-cell office:value-type="percentage" office:value="-0.201444094340348">
            <text:p>-20.14%</text:p>
          </table:table-cell>
          <table:table-cell office:value-type="percentage" office:value="-0.284920721795055">
            <text:p>-28.49%</text:p>
          </table:table-cell>
          <table:table-cell office:value-type="percentage" office:value="0.0809058030011391">
            <text:p>8.09%</text:p>
          </table:table-cell>
          <table:table-cell office:value-type="percentage" office:value="-0.197388750154875">
            <text:p>-19.74%</text:p>
          </table:table-cell>
          <table:table-cell office:value-type="percentage" office:value="0.10097709306034">
            <text:p>10.10%</text:p>
          </table:table-cell>
          <table:table-cell office:value-type="percentage" office:value="-0.00918746504435654">
            <text:p>-0.92%</text:p>
          </table:table-cell>
          <table:table-cell office:value-type="percentage" office:value="-0.177344276607703">
            <text:p>-17.73%</text:p>
          </table:table-cell>
          <table:table-cell office:value-type="percentage" office:value="-0.235698334456423">
            <text:p>-23.57%</text:p>
          </table:table-cell>
          <table:table-cell office:value-type="percentage" office:value="0.181708564845027">
            <text:p>18.17%</text:p>
          </table:table-cell>
          <table:table-cell office:value-type="percentage" office:value="-0.0264543524067325">
            <text:p>-2.65%</text:p>
          </table:table-cell>
          <table:table-cell office:value-type="percentage" office:value="0.0687482353398979">
            <text:p>6.87%</text:p>
          </table:table-cell>
          <table:table-cell office:value-type="percentage" office:value="-0.0472676954996838">
            <text:p>-4.73%</text:p>
          </table:table-cell>
          <table:table-cell office:value-type="percentage" office:value="-0.146147726937357">
            <text:p>-14.61%</text:p>
          </table:table-cell>
          <table:table-cell office:value-type="percentage" office:value="0.273931000847696">
            <text:p>27.39%</text:p>
          </table:table-cell>
          <table:table-cell office:value-type="percentage" office:value="0.00011880878790267">
            <text:p>0.01%</text:p>
          </table:table-cell>
          <table:table-cell office:value-type="percentage" office:value="-0.188234078915231">
            <text:p>-18.82%</text:p>
          </table:table-cell>
          <table:table-cell office:value-type="percentage" office:value="-0.131580414947872">
            <text:p>-13.16%</text:p>
          </table:table-cell>
          <table:table-cell office:value-type="percentage" office:value="-0.178586171549043">
            <text:p>-17.86%</text:p>
          </table:table-cell>
          <table:table-cell office:value-type="percentage" office:value="-0.0171477777949468">
            <text:p>-1.71%</text:p>
          </table:table-cell>
          <table:table-cell office:value-type="percentage" office:value="-0.0265076903813991">
            <text:p>-2.65%</text:p>
          </table:table-cell>
          <table:table-cell office:value-type="percentage" office:value="-0.079371698211433">
            <text:p>-7.94%</text:p>
          </table:table-cell>
          <table:table-cell office:value-type="percentage" office:value="-0.1819315534661">
            <text:p>-18.19%</text:p>
          </table:table-cell>
          <table:table-cell office:value-type="percentage" office:value="0.072780106738289">
            <text:p>7.28%</text:p>
          </table:table-cell>
          <table:table-cell office:value-type="percentage" office:value="0.151514388439605">
            <text:p>15.15%</text:p>
          </table:table-cell>
          <table:table-cell office:value-type="percentage" office:value="0.0495792525565609">
            <text:p>4.96%</text:p>
          </table:table-cell>
          <table:table-cell office:value-type="percentage" office:value="0.0691562014973261">
            <text:p>6.92%</text:p>
          </table:table-cell>
          <table:table-cell office:value-type="percentage" office:value="0.162065195670063">
            <text:p>16.21%</text:p>
          </table:table-cell>
          <table:table-cell office:value-type="percentage" office:value="-0.149151146882746">
            <text:p>-14.92%</text:p>
          </table:table-cell>
          <table:table-cell office:value-type="percentage" office:value="0.00567156061162609">
            <text:p>0.57%</text:p>
          </table:table-cell>
          <table:table-cell office:value-type="percentage" office:value="-0.0677530796090128">
            <text:p>-6.78%</text:p>
          </table:table-cell>
          <table:table-cell office:value-type="percentage" office:value="0.0419198425914619">
            <text:p>4.19%</text:p>
          </table:table-cell>
          <table:table-cell office:value-type="percentage" office:value="-0.0621333881932127">
            <text:p>-6.21%</text:p>
          </table:table-cell>
          <table:table-cell office:value-type="percentage" office:value="0.0405334156341546">
            <text:p>4.05%</text:p>
          </table:table-cell>
          <table:table-cell office:value-type="percentage" office:value="-0.00577241971555788">
            <text:p>-0.58%</text:p>
          </table:table-cell>
          <table:table-cell office:value-type="percentage" office:value="-0.012864871171196">
            <text:p>-1.29%</text:p>
          </table:table-cell>
          <table:table-cell office:value-type="percentage" office:value="-0.219969730709958">
            <text:p>-22.00%</text:p>
          </table:table-cell>
          <table:table-cell office:value-type="percentage" office:value="0.0424116373507875">
            <text:p>4.24%</text:p>
          </table:table-cell>
          <table:table-cell office:value-type="percentage" office:value="-0.0231408300663959">
            <text:p>-2.31%</text:p>
          </table:table-cell>
          <table:table-cell office:value-type="percentage" office:value="-0.0384131952112586">
            <text:p>-3.84%</text:p>
          </table:table-cell>
          <table:table-cell office:value-type="percentage" office:value="-0.00372922082102318">
            <text:p>-0.37%</text:p>
          </table:table-cell>
          <table:table-cell office:value-type="percentage" office:value="-0.102319790641029">
            <text:p>-10.23%</text:p>
          </table:table-cell>
          <table:table-cell office:value-type="percentage" office:value="-0.0593544749086109">
            <text:p>-5.94%</text:p>
          </table:table-cell>
          <table:table-cell office:value-type="percentage" office:value="-0.00217295310218801">
            <text:p>-0.22%</text:p>
          </table:table-cell>
          <table:table-cell office:value-type="percentage" office:value="0.0118805258307697">
            <text:p>1.19%</text:p>
          </table:table-cell>
          <table:table-cell office:value-type="percentage" office:value="0.058895775590608">
            <text:p>5.89%</text:p>
          </table:table-cell>
          <table:table-cell office:value-type="percentage" office:value="0.0538185169636123">
            <text:p>5.38%</text:p>
          </table:table-cell>
          <table:table-cell office:value-type="percentage" office:value="-0.0413944383403201">
            <text:p>-4.14%</text:p>
          </table:table-cell>
          <table:table-cell office:value-type="percentage" office:value="-0.0849433407440615">
            <text:p>-8.49%</text:p>
          </table:table-cell>
          <table:table-cell office:value-type="percentage" office:value="0.00961320689994787">
            <text:p>0.96%</text:p>
          </table:table-cell>
          <table:table-cell office:value-type="percentage" office:value="-0.120257757970964">
            <text:p>-12.03%</text:p>
          </table:table-cell>
          <table:table-cell office:value-type="percentage" office:value="0.128364167280216">
            <text:p>12.84%</text:p>
          </table:table-cell>
          <table:table-cell office:value-type="percentage" office:value="0.110944427201235">
            <text:p>11.09%</text:p>
          </table:table-cell>
          <table:table-cell office:value-type="percentage" office:value="0.00219055698380855">
            <text:p>0.22%</text:p>
          </table:table-cell>
          <table:table-cell office:value-type="percentage" office:value="-0.117390416762719">
            <text:p>-11.74%</text:p>
          </table:table-cell>
          <table:table-cell office:value-type="percentage" office:value="-0.0274531305050227">
            <text:p>-2.75%</text:p>
          </table:table-cell>
          <table:table-cell office:value-type="percentage" office:value="0.0468487584045041">
            <text:p>4.68%</text:p>
          </table:table-cell>
          <table:table-cell office:value-type="percentage" office:value="0.0783026927765834">
            <text:p>7.83%</text:p>
          </table:table-cell>
          <table:table-cell office:value-type="percentage" office:value="-0.00184909803161378">
            <text:p>-0.18%</text:p>
          </table:table-cell>
          <table:table-cell office:value-type="percentage" office:value="-0.000892764197590717">
            <text:p>-0.09%</text:p>
          </table:table-cell>
          <table:table-cell office:value-type="percentage" office:value="-0.034158970823874">
            <text:p>-3.42%</text:p>
          </table:table-cell>
          <table:table-cell office:value-type="percentage" office:value="0.0106683063883098">
            <text:p>1.07%</text:p>
          </table:table-cell>
          <table:table-cell office:value-type="percentage" office:value="-0.00909179676979139">
            <text:p>-0.91%</text:p>
          </table:table-cell>
          <table:table-cell office:value-type="percentage" office:value="-0.0193438494839747">
            <text:p>-1.93%</text:p>
          </table:table-cell>
          <table:table-cell office:value-type="percentage" office:value="0.00660263916142548">
            <text:p>0.66%</text:p>
          </table:table-cell>
          <table:table-cell office:value-type="percentage" office:value="0.00420543010811782">
            <text:p>0.42%</text:p>
          </table:table-cell>
          <table:table-cell office:value-type="percentage" office:value="0.00235394188814717">
            <text:p>0.24%</text:p>
          </table:table-cell>
        </table:table-row>
        <table:table-row table:style-name="ro2">
          <table:table-cell office:value-type="float" office:value="19203">
            <text:p>19203</text:p>
          </table:table-cell>
          <table:table-cell office:value-type="string">
            <text:p>Quality Capital Management Ltd</text:p>
          </table:table-cell>
          <table:table-cell office:value-type="string">
            <text:p>Global Diversified Programme *QEP*</text:p>
          </table:table-cell>
          <table:table-cell office:value-type="float" office:value="19203">
            <text:p>19203</text:p>
          </table:table-cell>
          <table:table-cell office:value-type="percentage" office:value="0.149390702057443">
            <text:p>14.94%</text:p>
          </table:table-cell>
          <table:table-cell office:value-type="percentage" office:value="0.0887158620226453">
            <text:p>8.87%</text:p>
          </table:table-cell>
          <table:table-cell office:value-type="percentage" office:value="-0.0870424743959462">
            <text:p>-8.70%</text:p>
          </table:table-cell>
          <table:table-cell office:value-type="percentage" office:value="-0.0277768387263971">
            <text:p>-2.78%</text:p>
          </table:table-cell>
          <table:table-cell office:value-type="percentage" office:value="0.124596176659285">
            <text:p>12.46%</text:p>
          </table:table-cell>
          <table:table-cell office:value-type="percentage" office:value="0.000682869242070677">
            <text:p>0.07%</text:p>
          </table:table-cell>
          <table:table-cell office:value-type="percentage" office:value="-0.00627425572252624">
            <text:p>-0.63%</text:p>
          </table:table-cell>
          <table:table-cell office:value-type="percentage" office:value="0.108583267511136">
            <text:p>10.86%</text:p>
          </table:table-cell>
          <table:table-cell office:value-type="percentage" office:value="-0.0213347927143435">
            <text:p>-2.13%</text:p>
          </table:table-cell>
          <table:table-cell office:value-type="percentage" office:value="0.0860264730652354">
            <text:p>8.60%</text:p>
          </table:table-cell>
          <table:table-cell office:value-type="percentage" office:value="-0.0728443291762686">
            <text:p>-7.28%</text:p>
          </table:table-cell>
          <table:table-cell office:value-type="percentage" office:value="0.0410751852174065">
            <text:p>4.11%</text:p>
          </table:table-cell>
          <table:table-cell office:value-type="percentage" office:value="-0.196757316566652">
            <text:p>-19.68%</text:p>
          </table:table-cell>
          <table:table-cell office:value-type="percentage" office:value="-0.10037996021936">
            <text:p>-10.04%</text:p>
          </table:table-cell>
          <table:table-cell office:value-type="percentage" office:value="0.0230824179548851">
            <text:p>2.31%</text:p>
          </table:table-cell>
          <table:table-cell office:value-type="percentage" office:value="0.00870790128901269">
            <text:p>0.87%</text:p>
          </table:table-cell>
          <table:table-cell office:value-type="percentage" office:value="-0.0335144053931909">
            <text:p>-3.35%</text:p>
          </table:table-cell>
          <table:table-cell office:value-type="percentage" office:value="-0.0667363572569504">
            <text:p>-6.67%</text:p>
          </table:table-cell>
          <table:table-cell office:value-type="percentage" office:value="0.0699563253448943">
            <text:p>7.00%</text:p>
          </table:table-cell>
          <table:table-cell office:value-type="percentage" office:value="0.012807486766362">
            <text:p>1.28%</text:p>
          </table:table-cell>
          <table:table-cell office:value-type="percentage" office:value="-0.0874626678203212">
            <text:p>-8.75%</text:p>
          </table:table-cell>
          <table:table-cell office:value-type="percentage" office:value="0.0678485541187158">
            <text:p>6.78%</text:p>
          </table:table-cell>
          <table:table-cell office:value-type="percentage" office:value="-0.0209616151163022">
            <text:p>-2.10%</text:p>
          </table:table-cell>
          <table:table-cell office:value-type="percentage" office:value="-0.125801062084214">
            <text:p>-12.58%</text:p>
          </table:table-cell>
          <table:table-cell office:value-type="percentage" office:value="0.117325629632953">
            <text:p>11.73%</text:p>
          </table:table-cell>
          <table:table-cell office:value-type="percentage" office:value="0.0312652488773448">
            <text:p>3.13%</text:p>
          </table:table-cell>
          <table:table-cell office:value-type="percentage" office:value="-0.0200220025001568">
            <text:p>-2.00%</text:p>
          </table:table-cell>
          <table:table-cell office:value-type="percentage" office:value="-0.0732137886074755">
            <text:p>-7.32%</text:p>
          </table:table-cell>
          <table:table-cell office:value-type="percentage" office:value="-0.0155334700242135">
            <text:p>-1.55%</text:p>
          </table:table-cell>
          <table:table-cell office:value-type="percentage" office:value="-0.00236986362676982">
            <text:p>-0.24%</text:p>
          </table:table-cell>
          <table:table-cell office:value-type="percentage" office:value="0.140969618750089">
            <text:p>14.10%</text:p>
          </table:table-cell>
          <table:table-cell office:value-type="percentage" office:value="-0.0554858995075561">
            <text:p>-5.55%</text:p>
          </table:table-cell>
          <table:table-cell office:value-type="percentage" office:value="-0.0147727721297947">
            <text:p>-1.48%</text:p>
          </table:table-cell>
          <table:table-cell office:value-type="percentage" office:value="0.0301648188080542">
            <text:p>3.02%</text:p>
          </table:table-cell>
          <table:table-cell office:value-type="percentage" office:value="-0.0884233664709792">
            <text:p>-8.84%</text:p>
          </table:table-cell>
          <table:table-cell office:value-type="percentage" office:value="-0.281507541493293">
            <text:p>-28.15%</text:p>
          </table:table-cell>
          <table:table-cell office:value-type="percentage" office:value="0.0810061324462753">
            <text:p>8.10%</text:p>
          </table:table-cell>
          <table:table-cell office:value-type="percentage" office:value="0.0256321566918388">
            <text:p>2.56%</text:p>
          </table:table-cell>
          <table:table-cell office:value-type="percentage" office:value="-0.0479929926476001">
            <text:p>-4.80%</text:p>
          </table:table-cell>
          <table:table-cell office:value-type="percentage" office:value="0.0385466705812148">
            <text:p>3.85%</text:p>
          </table:table-cell>
          <table:table-cell office:value-type="percentage" office:value="-0.00228715019962135">
            <text:p>-0.23%</text:p>
          </table:table-cell>
          <table:table-cell office:value-type="percentage" office:value="-0.089870208993883">
            <text:p>-8.99%</text:p>
          </table:table-cell>
          <table:table-cell office:value-type="percentage" office:value="-0.0037868640926038">
            <text:p>-0.38%</text:p>
          </table:table-cell>
          <table:table-cell office:value-type="percentage" office:value="-0.334444599474361">
            <text:p>-33.44%</text:p>
          </table:table-cell>
          <table:table-cell office:value-type="percentage" office:value="0.0447862927756368">
            <text:p>4.48%</text:p>
          </table:table-cell>
          <table:table-cell office:value-type="percentage" office:value="-0.0649294842430678">
            <text:p>-6.49%</text:p>
          </table:table-cell>
          <table:table-cell office:value-type="percentage" office:value="0.0615936384236616">
            <text:p>6.16%</text:p>
          </table:table-cell>
          <table:table-cell office:value-type="percentage" office:value="0.165133968692758">
            <text:p>16.51%</text:p>
          </table:table-cell>
          <table:table-cell office:value-type="percentage" office:value="-0.192720712937306">
            <text:p>-19.27%</text:p>
          </table:table-cell>
          <table:table-cell office:value-type="percentage" office:value="-0.136918963981849">
            <text:p>-13.69%</text:p>
          </table:table-cell>
          <table:table-cell office:value-type="percentage" office:value="0.119722760276601">
            <text:p>11.97%</text:p>
          </table:table-cell>
          <table:table-cell office:value-type="percentage" office:value="-0.0164024911549281">
            <text:p>-1.64%</text:p>
          </table:table-cell>
          <table:table-cell office:value-type="percentage" office:value="0.259000437310773">
            <text:p>25.90%</text:p>
          </table:table-cell>
          <table:table-cell office:value-type="percentage" office:value="0.20434347929332">
            <text:p>20.43%</text:p>
          </table:table-cell>
          <table:table-cell office:value-type="percentage" office:value="0.157689217682591">
            <text:p>15.77%</text:p>
          </table:table-cell>
          <table:table-cell office:value-type="percentage" office:value="-0.0379404807902938">
            <text:p>-3.79%</text:p>
          </table:table-cell>
          <table:table-cell office:value-type="percentage" office:value="0.180455780258455">
            <text:p>18.05%</text:p>
          </table:table-cell>
          <table:table-cell office:value-type="percentage" office:value="-0.133462104869703">
            <text:p>-13.35%</text:p>
          </table:table-cell>
          <table:table-cell office:value-type="percentage" office:value="0.164702662455327">
            <text:p>16.47%</text:p>
          </table:table-cell>
          <table:table-cell office:value-type="percentage" office:value="-0.131814352847148">
            <text:p>-13.18%</text:p>
          </table:table-cell>
          <table:table-cell office:value-type="percentage" office:value="-0.210863160864218">
            <text:p>-21.09%</text:p>
          </table:table-cell>
          <table:table-cell office:value-type="percentage" office:value="-0.0622755578202228">
            <text:p>-6.23%</text:p>
          </table:table-cell>
          <table:table-cell office:value-type="percentage" office:value="-0.0564342845221058">
            <text:p>-5.64%</text:p>
          </table:table-cell>
          <table:table-cell office:value-type="percentage" office:value="0.206096081799336">
            <text:p>20.61%</text:p>
          </table:table-cell>
          <table:table-cell office:value-type="percentage" office:value="-0.326997331987076">
            <text:p>-32.70%</text:p>
          </table:table-cell>
          <table:table-cell office:value-type="percentage" office:value="0.0704375257893969">
            <text:p>7.04%</text:p>
          </table:table-cell>
          <table:table-cell office:value-type="percentage" office:value="0.0937765147941657">
            <text:p>9.38%</text:p>
          </table:table-cell>
          <table:table-cell office:value-type="percentage" office:value="-0.0972836724708977">
            <text:p>-9.73%</text:p>
          </table:table-cell>
          <table:table-cell office:value-type="percentage" office:value="0.0170806504100648">
            <text:p>1.71%</text:p>
          </table:table-cell>
          <table:table-cell office:value-type="percentage" office:value="0.0488301126558263">
            <text:p>4.88%</text:p>
          </table:table-cell>
          <table:table-cell office:value-type="percentage" office:value="-0.0396572556119897">
            <text:p>-3.97%</text:p>
          </table:table-cell>
          <table:table-cell office:value-type="percentage" office:value="0.00384006441352724">
            <text:p>0.38%</text:p>
          </table:table-cell>
          <table:table-cell office:value-type="percentage" office:value="-0.0321131744082368">
            <text:p>-3.21%</text:p>
          </table:table-cell>
          <table:table-cell office:value-type="percentage" office:value="0.0130522738324588">
            <text:p>1.31%</text:p>
          </table:table-cell>
          <table:table-cell office:value-type="percentage" office:value="-0.0102750399999129">
            <text:p>-1.03%</text:p>
          </table:table-cell>
          <table:table-cell office:value-type="percentage" office:value="0.0184348657376116">
            <text:p>1.84%</text:p>
          </table:table-cell>
        </table:table-row>
        <table:table-row table:style-name="ro1">
          <table:table-cell office:value-type="float" office:value="20167">
            <text:p>20167</text:p>
          </table:table-cell>
          <table:table-cell office:value-type="string">
            <text:p>Quantitative Investment Management, LLC</text:p>
          </table:table-cell>
          <table:table-cell office:value-type="string">
            <text:p>Global Program *QEP*</text:p>
          </table:table-cell>
          <table:table-cell office:value-type="float" office:value="20167">
            <text:p>20167</text:p>
          </table:table-cell>
          <table:table-cell office:value-type="percentage" office:value="0.00233190425861296">
            <text:p>0.23%</text:p>
          </table:table-cell>
          <table:table-cell office:value-type="percentage" office:value="-0.0896283746822216">
            <text:p>-8.96%</text:p>
          </table:table-cell>
          <table:table-cell office:value-type="percentage" office:value="-0.137707201109585">
            <text:p>-13.77%</text:p>
          </table:table-cell>
          <table:table-cell office:value-type="percentage" office:value="0.0676898204245015">
            <text:p>6.77%</text:p>
          </table:table-cell>
          <table:table-cell office:value-type="percentage" office:value="-0.0894265001503278">
            <text:p>-8.94%</text:p>
          </table:table-cell>
          <table:table-cell office:value-type="percentage" office:value="0.297109417656569">
            <text:p>29.71%</text:p>
          </table:table-cell>
          <table:table-cell office:value-type="percentage" office:value="-0.122368682665458">
            <text:p>-12.24%</text:p>
          </table:table-cell>
          <table:table-cell office:value-type="percentage" office:value="-0.252753121201085">
            <text:p>-25.28%</text:p>
          </table:table-cell>
          <table:table-cell office:value-type="percentage" office:value="-0.0531549941592681">
            <text:p>-5.32%</text:p>
          </table:table-cell>
          <table:table-cell office:value-type="percentage" office:value="0.0733570632233054">
            <text:p>7.34%</text:p>
          </table:table-cell>
          <table:table-cell office:value-type="percentage" office:value="0.143040471376994">
            <text:p>14.30%</text:p>
          </table:table-cell>
          <table:table-cell office:value-type="percentage" office:value="0.253102825161944">
            <text:p>25.31%</text:p>
          </table:table-cell>
          <table:table-cell office:value-type="percentage" office:value="0.0941580547238327">
            <text:p>9.42%</text:p>
          </table:table-cell>
          <table:table-cell office:value-type="percentage" office:value="-0.170154812588834">
            <text:p>-17.02%</text:p>
          </table:table-cell>
          <table:table-cell office:value-type="percentage" office:value="-0.0918604195604835">
            <text:p>-9.19%</text:p>
          </table:table-cell>
          <table:table-cell office:value-type="percentage" office:value="-0.0392513618395834">
            <text:p>-3.93%</text:p>
          </table:table-cell>
          <table:table-cell office:value-type="percentage" office:value="0.294563225337328">
            <text:p>29.46%</text:p>
          </table:table-cell>
          <table:table-cell office:value-type="percentage" office:value="0.0762803286606626">
            <text:p>7.63%</text:p>
          </table:table-cell>
          <table:table-cell office:value-type="percentage" office:value="0.119401549195772">
            <text:p>11.94%</text:p>
          </table:table-cell>
          <table:table-cell office:value-type="percentage" office:value="0.0771711823240476">
            <text:p>7.72%</text:p>
          </table:table-cell>
          <table:table-cell office:value-type="percentage" office:value="0.248229454179571">
            <text:p>24.82%</text:p>
          </table:table-cell>
          <table:table-cell office:value-type="percentage" office:value="0.239405015523004">
            <text:p>23.94%</text:p>
          </table:table-cell>
          <table:table-cell office:value-type="percentage" office:value="0.111070456097959">
            <text:p>11.11%</text:p>
          </table:table-cell>
          <table:table-cell office:value-type="percentage" office:value="-0.0108848596265411">
            <text:p>-1.09%</text:p>
          </table:table-cell>
          <table:table-cell office:value-type="percentage" office:value="0.1735994249218">
            <text:p>17.36%</text:p>
          </table:table-cell>
          <table:table-cell office:value-type="percentage" office:value="0.0523506885778129">
            <text:p>5.24%</text:p>
          </table:table-cell>
          <table:table-cell office:value-type="percentage" office:value="-0.0744488087089183">
            <text:p>-7.44%</text:p>
          </table:table-cell>
          <table:table-cell office:value-type="percentage" office:value="-0.102516140213058">
            <text:p>-10.25%</text:p>
          </table:table-cell>
          <table:table-cell office:value-type="percentage" office:value="-0.119500220402887">
            <text:p>-11.95%</text:p>
          </table:table-cell>
          <table:table-cell office:value-type="percentage" office:value="-0.183661378411844">
            <text:p>-18.37%</text:p>
          </table:table-cell>
          <table:table-cell office:value-type="percentage" office:value="-0.104697400660317">
            <text:p>-10.47%</text:p>
          </table:table-cell>
          <table:table-cell office:value-type="percentage" office:value="-0.270546225572852">
            <text:p>-27.05%</text:p>
          </table:table-cell>
          <table:table-cell office:value-type="percentage" office:value="-0.0232776316002538">
            <text:p>-2.33%</text:p>
          </table:table-cell>
          <table:table-cell office:value-type="percentage" office:value="0.00854325401890994">
            <text:p>0.85%</text:p>
          </table:table-cell>
          <table:table-cell office:value-type="percentage" office:value="0.115143380223267">
            <text:p>11.51%</text:p>
          </table:table-cell>
          <table:table-cell office:value-type="percentage" office:value="0.124744010832566">
            <text:p>12.47%</text:p>
          </table:table-cell>
          <table:table-cell office:value-type="percentage" office:value="-0.170111993945019">
            <text:p>-17.01%</text:p>
          </table:table-cell>
          <table:table-cell office:value-type="percentage" office:value="0.0571760405065586">
            <text:p>5.72%</text:p>
          </table:table-cell>
          <table:table-cell office:value-type="percentage" office:value="0.0146225387402561">
            <text:p>1.46%</text:p>
          </table:table-cell>
          <table:table-cell office:value-type="percentage" office:value="0.152332120059942">
            <text:p>15.23%</text:p>
          </table:table-cell>
          <table:table-cell office:value-type="percentage" office:value="0.0165958391375617">
            <text:p>1.66%</text:p>
          </table:table-cell>
          <table:table-cell office:value-type="percentage" office:value="0.0253941786944111">
            <text:p>2.54%</text:p>
          </table:table-cell>
          <table:table-cell office:value-type="percentage" office:value="-0.0701884885692034">
            <text:p>-7.02%</text:p>
          </table:table-cell>
          <table:table-cell office:value-type="percentage" office:value="0.0891410705084136">
            <text:p>8.91%</text:p>
          </table:table-cell>
          <table:table-cell office:value-type="percentage" office:value="-0.0642927954144736">
            <text:p>-6.43%</text:p>
          </table:table-cell>
          <table:table-cell office:value-type="percentage" office:value="-0.00959736361653998">
            <text:p>-0.96%</text:p>
          </table:table-cell>
          <table:table-cell office:value-type="percentage" office:value="-0.168668328440674">
            <text:p>-16.87%</text:p>
          </table:table-cell>
          <table:table-cell office:value-type="percentage" office:value="0.12836644861485">
            <text:p>12.84%</text:p>
          </table:table-cell>
          <table:table-cell office:value-type="percentage" office:value="-0.0587954487329805">
            <text:p>-5.88%</text:p>
          </table:table-cell>
          <table:table-cell office:value-type="percentage" office:value="-0.0450686859476999">
            <text:p>-4.51%</text:p>
          </table:table-cell>
          <table:table-cell office:value-type="percentage" office:value="0.082255919580593">
            <text:p>8.23%</text:p>
          </table:table-cell>
          <table:table-cell office:value-type="percentage" office:value="-0.0125390589535811">
            <text:p>-1.25%</text:p>
          </table:table-cell>
          <table:table-cell office:value-type="percentage" office:value="0.0979125781958761">
            <text:p>9.79%</text:p>
          </table:table-cell>
          <table:table-cell office:value-type="percentage" office:value="0.0565149002371172">
            <text:p>5.65%</text:p>
          </table:table-cell>
          <table:table-cell office:value-type="percentage" office:value="-0.015278522530955">
            <text:p>-1.53%</text:p>
          </table:table-cell>
          <table:table-cell office:value-type="percentage" office:value="-0.0787257111627138">
            <text:p>-7.87%</text:p>
          </table:table-cell>
          <table:table-cell office:value-type="percentage" office:value="0.0709898270262021">
            <text:p>7.10%</text:p>
          </table:table-cell>
          <table:table-cell office:value-type="percentage" office:value="-0.115247680004175">
            <text:p>-11.52%</text:p>
          </table:table-cell>
          <table:table-cell office:value-type="percentage" office:value="-0.0331020745777549">
            <text:p>-3.31%</text:p>
          </table:table-cell>
          <table:table-cell office:value-type="percentage" office:value="0.0472035027080178">
            <text:p>4.72%</text:p>
          </table:table-cell>
          <table:table-cell office:value-type="percentage" office:value="-0.0229498460238208">
            <text:p>-2.29%</text:p>
          </table:table-cell>
          <table:table-cell office:value-type="percentage" office:value="-0.0711892494048525">
            <text:p>-7.12%</text:p>
          </table:table-cell>
          <table:table-cell office:value-type="percentage" office:value="0.0423873791526073">
            <text:p>4.24%</text:p>
          </table:table-cell>
          <table:table-cell office:value-type="percentage" office:value="0.0767382261522173">
            <text:p>7.67%</text:p>
          </table:table-cell>
          <table:table-cell office:value-type="percentage" office:value="0.0895937124546405">
            <text:p>8.96%</text:p>
          </table:table-cell>
          <table:table-cell office:value-type="percentage" office:value="0.0319385956606431">
            <text:p>3.19%</text:p>
          </table:table-cell>
          <table:table-cell office:value-type="percentage" office:value="0.0258762349341425">
            <text:p>2.59%</text:p>
          </table:table-cell>
          <table:table-cell office:value-type="percentage" office:value="-0.0458968254974627">
            <text:p>-4.59%</text:p>
          </table:table-cell>
          <table:table-cell office:value-type="percentage" office:value="0.0171966198597046">
            <text:p>1.72%</text:p>
          </table:table-cell>
          <table:table-cell office:value-type="percentage" office:value="0.0225908934031762">
            <text:p>2.26%</text:p>
          </table:table-cell>
          <table:table-cell office:value-type="percentage" office:value="-0.00200132697172264">
            <text:p>-0.20%</text:p>
          </table:table-cell>
          <table:table-cell office:value-type="percentage" office:value="0.0013408608325389">
            <text:p>0.13%</text:p>
          </table:table-cell>
          <table:table-cell office:value-type="percentage" office:value="0.0134220322279128">
            <text:p>1.34%</text:p>
          </table:table-cell>
          <table:table-cell office:value-type="percentage" office:value="0.00700395688900099">
            <text:p>0.70%</text:p>
          </table:table-cell>
          <table:table-cell office:value-type="percentage" office:value="-0.00704508308130609">
            <text:p>-0.70%</text:p>
          </table:table-cell>
          <table:table-cell office:value-type="percentage" office:value="-0.00293276600933002">
            <text:p>-0.29%</text:p>
          </table:table-cell>
        </table:table-row>
        <table:table-row table:style-name="ro2">
          <table:table-cell office:value-type="float" office:value="86118">
            <text:p>86118</text:p>
          </table:table-cell>
          <table:table-cell office:value-type="string">
            <text:p>Quantmetrics Capital Management, LLP</text:p>
          </table:table-cell>
          <table:table-cell office:value-type="string">
            <text:p>QM Premier (12V) Strategy *QEP*</text:p>
          </table:table-cell>
          <table:table-cell office:value-type="float" office:value="86118">
            <text:p>86118</text:p>
          </table:table-cell>
          <table:table-cell office:value-type="percentage" office:value="0.0125597275282506">
            <text:p>1.26%</text:p>
          </table:table-cell>
          <table:table-cell office:value-type="percentage" office:value="-0.09592200894404">
            <text:p>-9.59%</text:p>
          </table:table-cell>
          <table:table-cell office:value-type="percentage" office:value="0.202044647411229">
            <text:p>20.20%</text:p>
          </table:table-cell>
          <table:table-cell office:value-type="percentage" office:value="-0.157431351755534">
            <text:p>-15.74%</text:p>
          </table:table-cell>
          <table:table-cell office:value-type="percentage" office:value="0.137304954169458">
            <text:p>13.73%</text:p>
          </table:table-cell>
          <table:table-cell office:value-type="percentage" office:value="0.185749515395001">
            <text:p>18.57%</text:p>
          </table:table-cell>
          <table:table-cell office:value-type="percentage" office:value="-0.0136480394323256">
            <text:p>-1.36%</text:p>
          </table:table-cell>
          <table:table-cell office:value-type="percentage" office:value="-0.100485118824258">
            <text:p>-10.05%</text:p>
          </table:table-cell>
          <table:table-cell office:value-type="percentage" office:value="0.135143548928332">
            <text:p>13.51%</text:p>
          </table:table-cell>
          <table:table-cell office:value-type="percentage" office:value="0.252655337759774">
            <text:p>25.27%</text:p>
          </table:table-cell>
          <table:table-cell office:value-type="percentage" office:value="-0.254486283409409">
            <text:p>-25.45%</text:p>
          </table:table-cell>
          <table:table-cell office:value-type="percentage" office:value="0.00431182247046694">
            <text:p>0.43%</text:p>
          </table:table-cell>
          <table:table-cell office:value-type="percentage" office:value="-0.105291707339512">
            <text:p>-10.53%</text:p>
          </table:table-cell>
          <table:table-cell office:value-type="percentage" office:value="-0.119392762544231">
            <text:p>-11.94%</text:p>
          </table:table-cell>
          <table:table-cell office:value-type="percentage" office:value="0.0878703282052237">
            <text:p>8.79%</text:p>
          </table:table-cell>
          <table:table-cell office:value-type="percentage" office:value="0.107264529657154">
            <text:p>10.73%</text:p>
          </table:table-cell>
          <table:table-cell office:value-type="percentage" office:value="0.0673418835604122">
            <text:p>6.73%</text:p>
          </table:table-cell>
          <table:table-cell office:value-type="percentage" office:value="0.0316226673707521">
            <text:p>3.16%</text:p>
          </table:table-cell>
          <table:table-cell office:value-type="percentage" office:value="0.0939068401096683">
            <text:p>9.39%</text:p>
          </table:table-cell>
          <table:table-cell office:value-type="percentage" office:value="0.0942082339381841">
            <text:p>9.42%</text:p>
          </table:table-cell>
          <table:table-cell office:value-type="percentage" office:value="0.00709401581636113">
            <text:p>0.71%</text:p>
          </table:table-cell>
          <table:table-cell office:value-type="percentage" office:value="0.122189824189658">
            <text:p>12.22%</text:p>
          </table:table-cell>
          <table:table-cell office:value-type="percentage" office:value="0.189748068238921">
            <text:p>18.97%</text:p>
          </table:table-cell>
          <table:table-cell office:value-type="percentage" office:value="0.079725589865631">
            <text:p>7.97%</text:p>
          </table:table-cell>
          <table:table-cell office:value-type="percentage" office:value="-0.214212706435743">
            <text:p>-21.42%</text:p>
          </table:table-cell>
          <table:table-cell office:value-type="percentage" office:value="-0.253218858978835">
            <text:p>-25.32%</text:p>
          </table:table-cell>
          <table:table-cell office:value-type="percentage" office:value="0.150120929109225">
            <text:p>15.01%</text:p>
          </table:table-cell>
          <table:table-cell office:value-type="percentage" office:value="0.0889757723163093">
            <text:p>8.90%</text:p>
          </table:table-cell>
          <table:table-cell office:value-type="percentage" office:value="-0.0918727677861839">
            <text:p>-9.19%</text:p>
          </table:table-cell>
          <table:table-cell office:value-type="percentage" office:value="-0.168893781369291">
            <text:p>-16.89%</text:p>
          </table:table-cell>
          <table:table-cell office:value-type="percentage" office:value="0.147662008598909">
            <text:p>14.77%</text:p>
          </table:table-cell>
          <table:table-cell office:value-type="percentage" office:value="0.244234947247872">
            <text:p>24.42%</text:p>
          </table:table-cell>
          <table:table-cell office:value-type="percentage" office:value="-0.125323354243225">
            <text:p>-12.53%</text:p>
          </table:table-cell>
          <table:table-cell office:value-type="percentage" office:value="0.069658218500401">
            <text:p>6.97%</text:p>
          </table:table-cell>
          <table:table-cell office:value-type="percentage" office:value="-0.0815686610482588">
            <text:p>-8.16%</text:p>
          </table:table-cell>
          <table:table-cell office:value-type="percentage" office:value="0.296770010625513">
            <text:p>29.68%</text:p>
          </table:table-cell>
          <table:table-cell office:value-type="percentage" office:value="-0.077477769983328">
            <text:p>-7.75%</text:p>
          </table:table-cell>
          <table:table-cell office:value-type="percentage" office:value="0.094649623504516">
            <text:p>9.46%</text:p>
          </table:table-cell>
          <table:table-cell office:value-type="percentage" office:value="0.043790457908107">
            <text:p>4.38%</text:p>
          </table:table-cell>
          <table:table-cell office:value-type="percentage" office:value="-0.175236947331285">
            <text:p>-17.52%</text:p>
          </table:table-cell>
          <table:table-cell office:value-type="percentage" office:value="0.13753181772392">
            <text:p>13.75%</text:p>
          </table:table-cell>
          <table:table-cell office:value-type="percentage" office:value="-0.0905277075857586">
            <text:p>-9.05%</text:p>
          </table:table-cell>
          <table:table-cell office:value-type="percentage" office:value="0.108508549804872">
            <text:p>10.85%</text:p>
          </table:table-cell>
          <table:table-cell office:value-type="percentage" office:value="-0.0551432473939672">
            <text:p>-5.51%</text:p>
          </table:table-cell>
          <table:table-cell office:value-type="percentage" office:value="0.151584953195237">
            <text:p>15.16%</text:p>
          </table:table-cell>
          <table:table-cell office:value-type="percentage" office:value="0.00263622849862059">
            <text:p>0.26%</text:p>
          </table:table-cell>
          <table:table-cell office:value-type="percentage" office:value="0.083144816548244">
            <text:p>8.31%</text:p>
          </table:table-cell>
          <table:table-cell office:value-type="percentage" office:value="-0.0312352604287472">
            <text:p>-3.12%</text:p>
          </table:table-cell>
          <table:table-cell office:value-type="percentage" office:value="-0.113131039075758">
            <text:p>-11.31%</text:p>
          </table:table-cell>
          <table:table-cell office:value-type="percentage" office:value="0.0374393539438006">
            <text:p>3.74%</text:p>
          </table:table-cell>
          <table:table-cell office:value-type="percentage" office:value="-0.032315520956597">
            <text:p>-3.23%</text:p>
          </table:table-cell>
          <table:table-cell office:value-type="percentage" office:value="-0.0518802728351386">
            <text:p>-5.19%</text:p>
          </table:table-cell>
          <table:table-cell office:value-type="percentage" office:value="0.0280463789917736">
            <text:p>2.80%</text:p>
          </table:table-cell>
          <table:table-cell office:value-type="percentage" office:value="-0.0360596463505487">
            <text:p>-3.61%</text:p>
          </table:table-cell>
          <table:table-cell office:value-type="percentage" office:value="0.0783092244790005">
            <text:p>7.83%</text:p>
          </table:table-cell>
          <table:table-cell office:value-type="percentage" office:value="-0.122437986340888">
            <text:p>-12.24%</text:p>
          </table:table-cell>
          <table:table-cell office:value-type="percentage" office:value="0.124099324012282">
            <text:p>12.41%</text:p>
          </table:table-cell>
          <table:table-cell office:value-type="percentage" office:value="0.0692859844999311">
            <text:p>6.93%</text:p>
          </table:table-cell>
          <table:table-cell office:value-type="percentage" office:value="0.0852536545430118">
            <text:p>8.53%</text:p>
          </table:table-cell>
          <table:table-cell office:value-type="percentage" office:value="0.0104838056730213">
            <text:p>1.05%</text:p>
          </table:table-cell>
          <table:table-cell office:value-type="percentage" office:value="0.0381650917476403">
            <text:p>3.82%</text:p>
          </table:table-cell>
          <table:table-cell office:value-type="percentage" office:value="0.025330655998833">
            <text:p>2.53%</text:p>
          </table:table-cell>
          <table:table-cell office:value-type="percentage" office:value="0.0490847981247931">
            <text:p>4.91%</text:p>
          </table:table-cell>
          <table:table-cell office:value-type="percentage" office:value="-0.0370790911698502">
            <text:p>-3.71%</text:p>
          </table:table-cell>
          <table:table-cell office:value-type="percentage" office:value="0.0745369579421861">
            <text:p>7.45%</text:p>
          </table:table-cell>
          <table:table-cell office:value-type="percentage" office:value="0.040185933652088">
            <text:p>4.02%</text:p>
          </table:table-cell>
          <table:table-cell office:value-type="percentage" office:value="0.0922442248246599">
            <text:p>9.22%</text:p>
          </table:table-cell>
          <table:table-cell office:value-type="percentage" office:value="-0.049106671075907">
            <text:p>-4.91%</text:p>
          </table:table-cell>
          <table:table-cell office:value-type="percentage" office:value="0.0396711528590377">
            <text:p>3.97%</text:p>
          </table:table-cell>
          <table:table-cell office:value-type="percentage" office:value="0.0074597665715496">
            <text:p>0.75%</text:p>
          </table:table-cell>
          <table:table-cell office:value-type="percentage" office:value="0.00467096129887033">
            <text:p>0.47%</text:p>
          </table:table-cell>
          <table:table-cell office:value-type="percentage" office:value="-0.00485505116028469">
            <text:p>-0.49%</text:p>
          </table:table-cell>
          <table:table-cell office:value-type="percentage" office:value="0.00651366735155868">
            <text:p>0.65%</text:p>
          </table:table-cell>
          <table:table-cell office:value-type="percentage" office:value="0.0130748141715952">
            <text:p>1.31%</text:p>
          </table:table-cell>
          <table:table-cell office:value-type="percentage" office:value="0.0020305863753324">
            <text:p>0.20%</text:p>
          </table:table-cell>
          <table:table-cell office:value-type="percentage" office:value="0.0153515836277161">
            <text:p>1.54%</text:p>
          </table:table-cell>
        </table:table-row>
        <table:table-row table:style-name="ro2">
          <table:table-cell office:value-type="float" office:value="19636">
            <text:p>19636</text:p>
          </table:table-cell>
          <table:table-cell office:value-type="string">
            <text:p>Quest Partners LLC</text:p>
          </table:table-cell>
          <table:table-cell office:value-type="string">
            <text:p>AlphaQuest Original Program (AQO) *QEP*</text:p>
          </table:table-cell>
          <table:table-cell office:value-type="float" office:value="19636">
            <text:p>19636</text:p>
          </table:table-cell>
          <table:table-cell office:value-type="percentage" office:value="0.158587068797096">
            <text:p>15.86%</text:p>
          </table:table-cell>
          <table:table-cell office:value-type="percentage" office:value="-0.0105221387652309">
            <text:p>-1.05%</text:p>
          </table:table-cell>
          <table:table-cell office:value-type="percentage" office:value="-0.0296425878868807">
            <text:p>-2.96%</text:p>
          </table:table-cell>
          <table:table-cell office:value-type="percentage" office:value="0.0231060726042087">
            <text:p>2.31%</text:p>
          </table:table-cell>
          <table:table-cell office:value-type="percentage" office:value="0.0501625940819588">
            <text:p>5.02%</text:p>
          </table:table-cell>
          <table:table-cell office:value-type="percentage" office:value="-0.019364069550549">
            <text:p>-1.94%</text:p>
          </table:table-cell>
          <table:table-cell office:value-type="percentage" office:value="0.0949770119066597">
            <text:p>9.50%</text:p>
          </table:table-cell>
          <table:table-cell office:value-type="percentage" office:value="-0.148766790131581">
            <text:p>-14.88%</text:p>
          </table:table-cell>
          <table:table-cell office:value-type="percentage" office:value="0.0480508335674088">
            <text:p>4.81%</text:p>
          </table:table-cell>
          <table:table-cell office:value-type="percentage" office:value="0.0777725388952032">
            <text:p>7.78%</text:p>
          </table:table-cell>
          <table:table-cell office:value-type="percentage" office:value="-0.0341918166364536">
            <text:p>-3.42%</text:p>
          </table:table-cell>
          <table:table-cell office:value-type="percentage" office:value="0.0276191286783486">
            <text:p>2.76%</text:p>
          </table:table-cell>
          <table:table-cell office:value-type="percentage" office:value="-0.11422389788066">
            <text:p>-11.42%</text:p>
          </table:table-cell>
          <table:table-cell office:value-type="percentage" office:value="-0.0597993783542173">
            <text:p>-5.98%</text:p>
          </table:table-cell>
          <table:table-cell office:value-type="percentage" office:value="0.04762400730988">
            <text:p>4.76%</text:p>
          </table:table-cell>
          <table:table-cell office:value-type="percentage" office:value="-0.0277120978019306">
            <text:p>-2.77%</text:p>
          </table:table-cell>
          <table:table-cell office:value-type="percentage" office:value="-0.00136468476575734">
            <text:p>-0.14%</text:p>
          </table:table-cell>
          <table:table-cell office:value-type="percentage" office:value="-0.178359476754485">
            <text:p>-17.84%</text:p>
          </table:table-cell>
          <table:table-cell office:value-type="percentage" office:value="0.0317216088422825">
            <text:p>3.17%</text:p>
          </table:table-cell>
          <table:table-cell office:value-type="percentage" office:value="0.0697103068643524">
            <text:p>6.97%</text:p>
          </table:table-cell>
          <table:table-cell office:value-type="percentage" office:value="0.00691247385999337">
            <text:p>0.69%</text:p>
          </table:table-cell>
          <table:table-cell office:value-type="percentage" office:value="0.148702923537487">
            <text:p>14.87%</text:p>
          </table:table-cell>
          <table:table-cell office:value-type="percentage" office:value="0.170629266537344">
            <text:p>17.06%</text:p>
          </table:table-cell>
          <table:table-cell office:value-type="percentage" office:value="0.079490970939001">
            <text:p>7.95%</text:p>
          </table:table-cell>
          <table:table-cell office:value-type="percentage" office:value="0.122880250365742">
            <text:p>12.29%</text:p>
          </table:table-cell>
          <table:table-cell office:value-type="percentage" office:value="0.0313682547475542">
            <text:p>3.14%</text:p>
          </table:table-cell>
          <table:table-cell office:value-type="percentage" office:value="0.0162404895494593">
            <text:p>1.62%</text:p>
          </table:table-cell>
          <table:table-cell office:value-type="percentage" office:value="-0.079033108515031">
            <text:p>-7.90%</text:p>
          </table:table-cell>
          <table:table-cell office:value-type="percentage" office:value="0.103442286864955">
            <text:p>10.34%</text:p>
          </table:table-cell>
          <table:table-cell office:value-type="percentage" office:value="0.134441005407598">
            <text:p>13.44%</text:p>
          </table:table-cell>
          <table:table-cell office:value-type="percentage" office:value="-0.189207108169322">
            <text:p>-18.92%</text:p>
          </table:table-cell>
          <table:table-cell office:value-type="percentage" office:value="-0.144651244078427">
            <text:p>-14.47%</text:p>
          </table:table-cell>
          <table:table-cell office:value-type="percentage" office:value="0.0684977689502155">
            <text:p>6.85%</text:p>
          </table:table-cell>
          <table:table-cell office:value-type="percentage" office:value="-0.0776036980528329">
            <text:p>-7.76%</text:p>
          </table:table-cell>
          <table:table-cell office:value-type="percentage" office:value="-0.114722063308213">
            <text:p>-11.47%</text:p>
          </table:table-cell>
          <table:table-cell office:value-type="percentage" office:value="0.0899508055071118">
            <text:p>9.00%</text:p>
          </table:table-cell>
          <table:table-cell office:value-type="percentage" office:value="0.155066388220217">
            <text:p>15.51%</text:p>
          </table:table-cell>
          <table:table-cell office:value-type="percentage" office:value="0.010213106220298">
            <text:p>1.02%</text:p>
          </table:table-cell>
          <table:table-cell office:value-type="percentage" office:value="-0.0429440291640416">
            <text:p>-4.29%</text:p>
          </table:table-cell>
          <table:table-cell office:value-type="percentage" office:value="-0.0919186661870259">
            <text:p>-9.19%</text:p>
          </table:table-cell>
          <table:table-cell office:value-type="percentage" office:value="-0.200475776832468">
            <text:p>-20.05%</text:p>
          </table:table-cell>
          <table:table-cell office:value-type="percentage" office:value="0.133874882352042">
            <text:p>13.39%</text:p>
          </table:table-cell>
          <table:table-cell office:value-type="percentage" office:value="0.145475748414823">
            <text:p>14.55%</text:p>
          </table:table-cell>
          <table:table-cell office:value-type="percentage" office:value="-0.123715903610969">
            <text:p>-12.37%</text:p>
          </table:table-cell>
          <table:table-cell office:value-type="percentage" office:value="-0.152516905582645">
            <text:p>-15.25%</text:p>
          </table:table-cell>
          <table:table-cell office:value-type="percentage" office:value="0.135145073420158">
            <text:p>13.51%</text:p>
          </table:table-cell>
          <table:table-cell office:value-type="percentage" office:value="0.154011128082616">
            <text:p>15.40%</text:p>
          </table:table-cell>
          <table:table-cell office:value-type="percentage" office:value="0.0835833139859457">
            <text:p>8.36%</text:p>
          </table:table-cell>
          <table:table-cell office:value-type="percentage" office:value="0.0777617946894542">
            <text:p>7.78%</text:p>
          </table:table-cell>
          <table:table-cell office:value-type="percentage" office:value="0.0959782726090252">
            <text:p>9.60%</text:p>
          </table:table-cell>
          <table:table-cell office:value-type="percentage" office:value="-0.202380467449857">
            <text:p>-20.24%</text:p>
          </table:table-cell>
          <table:table-cell office:value-type="percentage" office:value="-0.0568366627717933">
            <text:p>-5.68%</text:p>
          </table:table-cell>
          <table:table-cell office:value-type="percentage" office:value="0.0864435557417275">
            <text:p>8.64%</text:p>
          </table:table-cell>
          <table:table-cell office:value-type="percentage" office:value="-0.182551582628008">
            <text:p>-18.26%</text:p>
          </table:table-cell>
          <table:table-cell office:value-type="percentage" office:value="0.14462325306715">
            <text:p>14.46%</text:p>
          </table:table-cell>
          <table:table-cell office:value-type="percentage" office:value="0.109411533512921">
            <text:p>10.94%</text:p>
          </table:table-cell>
          <table:table-cell office:value-type="percentage" office:value="0.075461134813904">
            <text:p>7.55%</text:p>
          </table:table-cell>
          <table:table-cell office:value-type="percentage" office:value="0.150877441358329">
            <text:p>15.09%</text:p>
          </table:table-cell>
          <table:table-cell office:value-type="percentage" office:value="0.0193879261779424">
            <text:p>1.94%</text:p>
          </table:table-cell>
          <table:table-cell office:value-type="percentage" office:value="0.183518287128585">
            <text:p>18.35%</text:p>
          </table:table-cell>
          <table:table-cell office:value-type="percentage" office:value="-0.0465894493864258">
            <text:p>-4.66%</text:p>
          </table:table-cell>
          <table:table-cell office:value-type="percentage" office:value="-0.130313125895699">
            <text:p>-13.03%</text:p>
          </table:table-cell>
          <table:table-cell office:value-type="percentage" office:value="0.14065139535539">
            <text:p>14.07%</text:p>
          </table:table-cell>
          <table:table-cell office:value-type="percentage" office:value="-0.0870817430434958">
            <text:p>-8.71%</text:p>
          </table:table-cell>
          <table:table-cell office:value-type="percentage" office:value="-0.0704647891963599">
            <text:p>-7.05%</text:p>
          </table:table-cell>
          <table:table-cell office:value-type="percentage" office:value="0.135369504506913">
            <text:p>13.54%</text:p>
          </table:table-cell>
          <table:table-cell office:value-type="percentage" office:value="-0.0723138454776846">
            <text:p>-7.23%</text:p>
          </table:table-cell>
          <table:table-cell office:value-type="percentage" office:value="0.434303689223345">
            <text:p>43.43%</text:p>
          </table:table-cell>
          <table:table-cell office:value-type="percentage" office:value="0.0186345096191363">
            <text:p>1.86%</text:p>
          </table:table-cell>
          <table:table-cell office:value-type="percentage" office:value="0.0583542407341705">
            <text:p>5.84%</text:p>
          </table:table-cell>
          <table:table-cell office:value-type="percentage" office:value="-0.077343797978325">
            <text:p>-7.73%</text:p>
          </table:table-cell>
          <table:table-cell office:value-type="percentage" office:value="0.057149861167115">
            <text:p>5.71%</text:p>
          </table:table-cell>
          <table:table-cell office:value-type="percentage" office:value="0.0120913122116296">
            <text:p>1.21%</text:p>
          </table:table-cell>
          <table:table-cell office:value-type="percentage" office:value="-0.012789878800924">
            <text:p>-1.28%</text:p>
          </table:table-cell>
          <table:table-cell office:value-type="percentage" office:value="0.0116131186563354">
            <text:p>1.16%</text:p>
          </table:table-cell>
          <table:table-cell office:value-type="percentage" office:value="0.00058365262392144">
            <text:p>0.06%</text:p>
          </table:table-cell>
        </table:table-row>
        <table:table-row table:style-name="ro2">
          <table:table-cell office:value-type="float" office:value="18665">
            <text:p>18665</text:p>
          </table:table-cell>
          <table:table-cell office:value-type="string">
            <text:p>Rabar Market Research, Inc.</text:p>
          </table:table-cell>
          <table:table-cell office:value-type="string">
            <text:p>Diversified Program *QEP*</text:p>
          </table:table-cell>
          <table:table-cell office:value-type="float" office:value="18665">
            <text:p>18665</text:p>
          </table:table-cell>
          <table:table-cell office:value-type="percentage" office:value="0.147878487219627">
            <text:p>14.79%</text:p>
          </table:table-cell>
          <table:table-cell office:value-type="percentage" office:value="0.117221071738585">
            <text:p>11.72%</text:p>
          </table:table-cell>
          <table:table-cell office:value-type="percentage" office:value="-0.13987364944304">
            <text:p>-13.99%</text:p>
          </table:table-cell>
          <table:table-cell office:value-type="percentage" office:value="0.027916288462468">
            <text:p>2.79%</text:p>
          </table:table-cell>
          <table:table-cell office:value-type="percentage" office:value="0.0818696794592478">
            <text:p>8.19%</text:p>
          </table:table-cell>
          <table:table-cell office:value-type="percentage" office:value="-0.00833380665175825">
            <text:p>-0.83%</text:p>
          </table:table-cell>
          <table:table-cell office:value-type="percentage" office:value="-0.0510898917628854">
            <text:p>-5.11%</text:p>
          </table:table-cell>
          <table:table-cell office:value-type="percentage" office:value="-0.0845227446236635">
            <text:p>-8.45%</text:p>
          </table:table-cell>
          <table:table-cell office:value-type="percentage" office:value="-0.00391517164188427">
            <text:p>-0.39%</text:p>
          </table:table-cell>
          <table:table-cell office:value-type="percentage" office:value="0.0809469389554328">
            <text:p>8.09%</text:p>
          </table:table-cell>
          <table:table-cell office:value-type="percentage" office:value="0.0522841764688899">
            <text:p>5.23%</text:p>
          </table:table-cell>
          <table:table-cell office:value-type="percentage" office:value="-0.00889051371602575">
            <text:p>-0.89%</text:p>
          </table:table-cell>
          <table:table-cell office:value-type="percentage" office:value="0.0629721703358282">
            <text:p>6.30%</text:p>
          </table:table-cell>
          <table:table-cell office:value-type="percentage" office:value="0.0816292722781697">
            <text:p>8.16%</text:p>
          </table:table-cell>
          <table:table-cell office:value-type="percentage" office:value="-0.0561348091949089">
            <text:p>-5.61%</text:p>
          </table:table-cell>
          <table:table-cell office:value-type="percentage" office:value="-0.0746878380740309">
            <text:p>-7.47%</text:p>
          </table:table-cell>
          <table:table-cell office:value-type="percentage" office:value="-0.0621981199009506">
            <text:p>-6.22%</text:p>
          </table:table-cell>
          <table:table-cell office:value-type="percentage" office:value="0.0767768743433285">
            <text:p>7.68%</text:p>
          </table:table-cell>
          <table:table-cell office:value-type="percentage" office:value="-0.0113270416737821">
            <text:p>-1.13%</text:p>
          </table:table-cell>
          <table:table-cell office:value-type="percentage" office:value="0.0199527257426976">
            <text:p>2.00%</text:p>
          </table:table-cell>
          <table:table-cell office:value-type="percentage" office:value="-0.0193890939211669">
            <text:p>-1.94%</text:p>
          </table:table-cell>
          <table:table-cell office:value-type="percentage" office:value="-0.039033140083553">
            <text:p>-3.90%</text:p>
          </table:table-cell>
          <table:table-cell office:value-type="percentage" office:value="0.116368290955211">
            <text:p>11.64%</text:p>
          </table:table-cell>
          <table:table-cell office:value-type="percentage" office:value="0.0259081510006902">
            <text:p>2.59%</text:p>
          </table:table-cell>
          <table:table-cell office:value-type="percentage" office:value="-0.0585338228450694">
            <text:p>-5.85%</text:p>
          </table:table-cell>
          <table:table-cell office:value-type="percentage" office:value="-0.093418042783249">
            <text:p>-9.34%</text:p>
          </table:table-cell>
          <table:table-cell office:value-type="percentage" office:value="0.0397190125929334">
            <text:p>3.97%</text:p>
          </table:table-cell>
          <table:table-cell office:value-type="percentage" office:value="0.192028382769726">
            <text:p>19.20%</text:p>
          </table:table-cell>
          <table:table-cell office:value-type="percentage" office:value="0.00779851627578308">
            <text:p>0.78%</text:p>
          </table:table-cell>
          <table:table-cell office:value-type="percentage" office:value="0.0273281600221408">
            <text:p>2.73%</text:p>
          </table:table-cell>
          <table:table-cell office:value-type="percentage" office:value="-0.00588433565989423">
            <text:p>-0.59%</text:p>
          </table:table-cell>
          <table:table-cell office:value-type="percentage" office:value="-0.110391472333189">
            <text:p>-11.04%</text:p>
          </table:table-cell>
          <table:table-cell office:value-type="percentage" office:value="-0.115503310362258">
            <text:p>-11.55%</text:p>
          </table:table-cell>
          <table:table-cell office:value-type="percentage" office:value="-0.0335619145826785">
            <text:p>-3.36%</text:p>
          </table:table-cell>
          <table:table-cell office:value-type="percentage" office:value="0.0168331668199642">
            <text:p>1.68%</text:p>
          </table:table-cell>
          <table:table-cell office:value-type="percentage" office:value="0.0621094248839652">
            <text:p>6.21%</text:p>
          </table:table-cell>
          <table:table-cell office:value-type="percentage" office:value="-0.0684998317485742">
            <text:p>-6.85%</text:p>
          </table:table-cell>
          <table:table-cell office:value-type="percentage" office:value="-0.122097911902955">
            <text:p>-12.21%</text:p>
          </table:table-cell>
          <table:table-cell office:value-type="percentage" office:value="0.0237784138145712">
            <text:p>2.38%</text:p>
          </table:table-cell>
          <table:table-cell office:value-type="percentage" office:value="0.0776311808023413">
            <text:p>7.76%</text:p>
          </table:table-cell>
          <table:table-cell office:value-type="percentage" office:value="0.235448016816682">
            <text:p>23.54%</text:p>
          </table:table-cell>
          <table:table-cell office:value-type="percentage" office:value="-0.258059975067088">
            <text:p>-25.81%</text:p>
          </table:table-cell>
          <table:table-cell office:value-type="percentage" office:value="-0.113243897732168">
            <text:p>-11.32%</text:p>
          </table:table-cell>
          <table:table-cell office:value-type="percentage" office:value="-0.0534389293211472">
            <text:p>-5.34%</text:p>
          </table:table-cell>
          <table:table-cell office:value-type="percentage" office:value="-0.00877698481413567">
            <text:p>-0.88%</text:p>
          </table:table-cell>
          <table:table-cell office:value-type="percentage" office:value="0.000298230359678228">
            <text:p>0.03%</text:p>
          </table:table-cell>
          <table:table-cell office:value-type="percentage" office:value="-0.180677945188829">
            <text:p>-18.07%</text:p>
          </table:table-cell>
          <table:table-cell office:value-type="percentage" office:value="-0.00406557231686778">
            <text:p>-0.41%</text:p>
          </table:table-cell>
          <table:table-cell office:value-type="percentage" office:value="0.0506560900253315">
            <text:p>5.07%</text:p>
          </table:table-cell>
          <table:table-cell office:value-type="percentage" office:value="0.0859998479507209">
            <text:p>8.60%</text:p>
          </table:table-cell>
          <table:table-cell office:value-type="percentage" office:value="-0.0198105697880759">
            <text:p>-1.98%</text:p>
          </table:table-cell>
          <table:table-cell office:value-type="percentage" office:value="0.194613486629652">
            <text:p>19.46%</text:p>
          </table:table-cell>
          <table:table-cell office:value-type="percentage" office:value="-0.120500504730225">
            <text:p>-12.05%</text:p>
          </table:table-cell>
          <table:table-cell office:value-type="percentage" office:value="-0.067870504852076">
            <text:p>-6.79%</text:p>
          </table:table-cell>
          <table:table-cell office:value-type="percentage" office:value="0.267840650655752">
            <text:p>26.78%</text:p>
          </table:table-cell>
          <table:table-cell office:value-type="percentage" office:value="0.214236575687099">
            <text:p>21.42%</text:p>
          </table:table-cell>
          <table:table-cell office:value-type="percentage" office:value="0.103466784995221">
            <text:p>10.35%</text:p>
          </table:table-cell>
          <table:table-cell office:value-type="percentage" office:value="-0.07849357579148">
            <text:p>-7.85%</text:p>
          </table:table-cell>
          <table:table-cell office:value-type="percentage" office:value="-0.0790824894106364">
            <text:p>-7.91%</text:p>
          </table:table-cell>
          <table:table-cell office:value-type="percentage" office:value="-0.0480732239719004">
            <text:p>-4.81%</text:p>
          </table:table-cell>
          <table:table-cell office:value-type="percentage" office:value="-0.259494497538016">
            <text:p>-25.95%</text:p>
          </table:table-cell>
          <table:table-cell office:value-type="percentage" office:value="0.0913538964325777">
            <text:p>9.14%</text:p>
          </table:table-cell>
          <table:table-cell office:value-type="percentage" office:value="-0.425700358197504">
            <text:p>-42.57%</text:p>
          </table:table-cell>
          <table:table-cell office:value-type="percentage" office:value="-0.230698679660261">
            <text:p>-23.07%</text:p>
          </table:table-cell>
          <table:table-cell office:value-type="percentage" office:value="0.00349165262453599">
            <text:p>0.35%</text:p>
          </table:table-cell>
          <table:table-cell office:value-type="percentage" office:value="-0.0201927486216355">
            <text:p>-2.02%</text:p>
          </table:table-cell>
          <table:table-cell office:value-type="percentage" office:value="0.113495830368281">
            <text:p>11.35%</text:p>
          </table:table-cell>
          <table:table-cell office:value-type="percentage" office:value="0.22359358560633">
            <text:p>22.36%</text:p>
          </table:table-cell>
          <table:table-cell office:value-type="percentage" office:value="-0.00426574708531155">
            <text:p>-0.43%</text:p>
          </table:table-cell>
          <table:table-cell office:value-type="percentage" office:value="0.0751316979426661">
            <text:p>7.51%</text:p>
          </table:table-cell>
          <table:table-cell office:value-type="percentage" office:value="-0.00473274115920873">
            <text:p>-0.47%</text:p>
          </table:table-cell>
          <table:table-cell office:value-type="percentage" office:value="0.0593852287772601">
            <text:p>5.94%</text:p>
          </table:table-cell>
          <table:table-cell office:value-type="percentage" office:value="-0.0124374454964584">
            <text:p>-1.24%</text:p>
          </table:table-cell>
          <table:table-cell office:value-type="percentage" office:value="-0.0138241518729774">
            <text:p>-1.38%</text:p>
          </table:table-cell>
          <table:table-cell office:value-type="percentage" office:value="0.00501806524876983">
            <text:p>0.50%</text:p>
          </table:table-cell>
          <table:table-cell office:value-type="percentage" office:value="0.00833882921139843">
            <text:p>0.83%</text:p>
          </table:table-cell>
        </table:table-row>
        <table:table-row table:style-name="ro1">
          <table:table-cell office:value-type="float" office:value="18850">
            <text:p>18850</text:p>
          </table:table-cell>
          <table:table-cell office:value-type="string">
            <text:p>RAM Management Group, Ltd</text:p>
          </table:table-cell>
          <table:table-cell office:value-type="string">
            <text:p>RAM Aggressive</text:p>
          </table:table-cell>
          <table:table-cell office:value-type="float" office:value="18850">
            <text:p>18850</text:p>
          </table:table-cell>
          <table:table-cell office:value-type="percentage" office:value="0.0441520194407998">
            <text:p>4.42%</text:p>
          </table:table-cell>
          <table:table-cell office:value-type="percentage" office:value="-0.196944190064326">
            <text:p>-19.69%</text:p>
          </table:table-cell>
          <table:table-cell office:value-type="percentage" office:value="-0.0742704951838675">
            <text:p>-7.43%</text:p>
          </table:table-cell>
          <table:table-cell office:value-type="percentage" office:value="-0.254801490112786">
            <text:p>-25.48%</text:p>
          </table:table-cell>
          <table:table-cell office:value-type="percentage" office:value="0.0910091980604982">
            <text:p>9.10%</text:p>
          </table:table-cell>
          <table:table-cell office:value-type="percentage" office:value="-0.109856237243022">
            <text:p>-10.99%</text:p>
          </table:table-cell>
          <table:table-cell office:value-type="percentage" office:value="-0.194957956124066">
            <text:p>-19.50%</text:p>
          </table:table-cell>
          <table:table-cell office:value-type="percentage" office:value="0.207583127277829">
            <text:p>20.76%</text:p>
          </table:table-cell>
          <table:table-cell office:value-type="percentage" office:value="0.280705851873598">
            <text:p>28.07%</text:p>
          </table:table-cell>
          <table:table-cell office:value-type="percentage" office:value="-0.0013364520863075">
            <text:p>-0.13%</text:p>
          </table:table-cell>
          <table:table-cell office:value-type="percentage" office:value="0.00810884078748119">
            <text:p>0.81%</text:p>
          </table:table-cell>
          <table:table-cell office:value-type="percentage" office:value="0.0621862681720295">
            <text:p>6.22%</text:p>
          </table:table-cell>
          <table:table-cell office:value-type="percentage" office:value="0.0992002395284206">
            <text:p>9.92%</text:p>
          </table:table-cell>
          <table:table-cell office:value-type="percentage" office:value="-0.212866720524215">
            <text:p>-21.29%</text:p>
          </table:table-cell>
          <table:table-cell office:value-type="percentage" office:value="0.0264838182203854">
            <text:p>2.65%</text:p>
          </table:table-cell>
          <table:table-cell office:value-type="percentage" office:value="-0.0449661367248927">
            <text:p>-4.50%</text:p>
          </table:table-cell>
          <table:table-cell office:value-type="percentage" office:value="-0.0459491969821553">
            <text:p>-4.59%</text:p>
          </table:table-cell>
          <table:table-cell office:value-type="percentage" office:value="0.172898960925021">
            <text:p>17.29%</text:p>
          </table:table-cell>
          <table:table-cell office:value-type="percentage" office:value="-0.02373606489317">
            <text:p>-2.37%</text:p>
          </table:table-cell>
          <table:table-cell office:value-type="percentage" office:value="-0.0385695491755064">
            <text:p>-3.86%</text:p>
          </table:table-cell>
          <table:table-cell office:value-type="percentage" office:value="-0.0218251850251481">
            <text:p>-2.18%</text:p>
          </table:table-cell>
          <table:table-cell office:value-type="percentage" office:value="-0.0101489757929081">
            <text:p>-1.01%</text:p>
          </table:table-cell>
          <table:table-cell office:value-type="percentage" office:value="-0.0130199549554423">
            <text:p>-1.30%</text:p>
          </table:table-cell>
          <table:table-cell office:value-type="percentage" office:value="0.0340603088472563">
            <text:p>3.41%</text:p>
          </table:table-cell>
          <table:table-cell office:value-type="percentage" office:value="-0.0311191305960066">
            <text:p>-3.11%</text:p>
          </table:table-cell>
          <table:table-cell office:value-type="percentage" office:value="0.00117961728646981">
            <text:p>0.12%</text:p>
          </table:table-cell>
          <table:table-cell office:value-type="percentage" office:value="0.0635130508739622">
            <text:p>6.35%</text:p>
          </table:table-cell>
          <table:table-cell office:value-type="percentage" office:value="0.00946128051267638">
            <text:p>0.95%</text:p>
          </table:table-cell>
          <table:table-cell office:value-type="percentage" office:value="-0.0313254574248246">
            <text:p>-3.13%</text:p>
          </table:table-cell>
          <table:table-cell office:value-type="percentage" office:value="-0.00275783236853722">
            <text:p>-0.28%</text:p>
          </table:table-cell>
          <table:table-cell office:value-type="percentage" office:value="-0.0607578828099545">
            <text:p>-6.08%</text:p>
          </table:table-cell>
          <table:table-cell office:value-type="percentage" office:value="-0.0721643909086041">
            <text:p>-7.22%</text:p>
          </table:table-cell>
          <table:table-cell office:value-type="percentage" office:value="0.00987054062170986">
            <text:p>0.99%</text:p>
          </table:table-cell>
          <table:table-cell office:value-type="percentage" office:value="0.0338909806618985">
            <text:p>3.39%</text:p>
          </table:table-cell>
          <table:table-cell office:value-type="percentage" office:value="-0.0325546843458231">
            <text:p>-3.26%</text:p>
          </table:table-cell>
          <table:table-cell office:value-type="percentage" office:value="-0.076350418999701">
            <text:p>-7.64%</text:p>
          </table:table-cell>
          <table:table-cell office:value-type="percentage" office:value="0.0740214054120267">
            <text:p>7.40%</text:p>
          </table:table-cell>
          <table:table-cell office:value-type="percentage" office:value="-0.208946776045391">
            <text:p>-20.89%</text:p>
          </table:table-cell>
          <table:table-cell office:value-type="percentage" office:value="-0.00778304719049757">
            <text:p>-0.78%</text:p>
          </table:table-cell>
          <table:table-cell office:value-type="percentage" office:value="0.114719379826181">
            <text:p>11.47%</text:p>
          </table:table-cell>
          <table:table-cell office:value-type="percentage" office:value="-0.00142628035521499">
            <text:p>-0.14%</text:p>
          </table:table-cell>
          <table:table-cell office:value-type="percentage" office:value="0.0403218957794899">
            <text:p>4.03%</text:p>
          </table:table-cell>
          <table:table-cell office:value-type="percentage" office:value="-0.0116727575595279">
            <text:p>-1.17%</text:p>
          </table:table-cell>
          <table:table-cell office:value-type="percentage" office:value="0.0926490311319514">
            <text:p>9.26%</text:p>
          </table:table-cell>
          <table:table-cell office:value-type="percentage" office:value="-0.0499684999287087">
            <text:p>-5.00%</text:p>
          </table:table-cell>
          <table:table-cell office:value-type="percentage" office:value="-0.0622437527617221">
            <text:p>-6.22%</text:p>
          </table:table-cell>
          <table:table-cell office:value-type="percentage" office:value="-0.0033877476303269">
            <text:p>-0.34%</text:p>
          </table:table-cell>
          <table:table-cell office:value-type="percentage" office:value="0.033277691990596">
            <text:p>3.33%</text:p>
          </table:table-cell>
          <table:table-cell office:value-type="percentage" office:value="0.00335273843975115">
            <text:p>0.34%</text:p>
          </table:table-cell>
          <table:table-cell office:value-type="percentage" office:value="0.100004441832365">
            <text:p>10.00%</text:p>
          </table:table-cell>
          <table:table-cell office:value-type="percentage" office:value="-0.0671676446796035">
            <text:p>-6.72%</text:p>
          </table:table-cell>
          <table:table-cell office:value-type="percentage" office:value="-0.0342285279427949">
            <text:p>-3.42%</text:p>
          </table:table-cell>
          <table:table-cell office:value-type="percentage" office:value="0.0144623521820553">
            <text:p>1.45%</text:p>
          </table:table-cell>
          <table:table-cell office:value-type="percentage" office:value="-0.0049136493598357">
            <text:p>-0.49%</text:p>
          </table:table-cell>
          <table:table-cell office:value-type="percentage" office:value="0.0279148346690564">
            <text:p>2.79%</text:p>
          </table:table-cell>
          <table:table-cell office:value-type="percentage" office:value="0.0412333263310391">
            <text:p>4.12%</text:p>
          </table:table-cell>
          <table:table-cell office:value-type="percentage" office:value="-0.0106193028213804">
            <text:p>-1.06%</text:p>
          </table:table-cell>
          <table:table-cell office:value-type="percentage" office:value="-0.00219368834752738">
            <text:p>-0.22%</text:p>
          </table:table-cell>
          <table:table-cell office:value-type="percentage" office:value="0.0376757568481362">
            <text:p>3.77%</text:p>
          </table:table-cell>
          <table:table-cell office:value-type="percentage" office:value="0.137712762478487">
            <text:p>13.77%</text:p>
          </table:table-cell>
          <table:table-cell office:value-type="percentage" office:value="0.0491855764415177">
            <text:p>4.92%</text:p>
          </table:table-cell>
          <table:table-cell office:value-type="percentage" office:value="-0.0108590616937685">
            <text:p>-1.09%</text:p>
          </table:table-cell>
          <table:table-cell office:value-type="percentage" office:value="0.0244131017249832">
            <text:p>2.44%</text:p>
          </table:table-cell>
          <table:table-cell office:value-type="percentage" office:value="-0.027699423418501">
            <text:p>-2.77%</text:p>
          </table:table-cell>
          <table:table-cell office:value-type="percentage" office:value="0.00203347724338885">
            <text:p>0.20%</text:p>
          </table:table-cell>
          <table:table-cell office:value-type="percentage" office:value="-0.0821264691816264">
            <text:p>-8.21%</text:p>
          </table:table-cell>
          <table:table-cell office:value-type="percentage" office:value="-0.0938693798917171">
            <text:p>-9.39%</text:p>
          </table:table-cell>
          <table:table-cell office:value-type="percentage" office:value="-0.132155144972669">
            <text:p>-13.22%</text:p>
          </table:table-cell>
          <table:table-cell office:value-type="percentage" office:value="0.492209960398105">
            <text:p>49.22%</text:p>
          </table:table-cell>
          <table:table-cell office:value-type="percentage" office:value="0.404296048942292">
            <text:p>40.43%</text:p>
          </table:table-cell>
          <table:table-cell office:value-type="percentage" office:value="-0.133769769117241">
            <text:p>-13.38%</text:p>
          </table:table-cell>
          <table:table-cell office:value-type="percentage" office:value="0.0772998586082265">
            <text:p>7.73%</text:p>
          </table:table-cell>
          <table:table-cell office:value-type="percentage" office:value="-0.00466379517536043">
            <text:p>-0.47%</text:p>
          </table:table-cell>
          <table:table-cell office:value-type="percentage" office:value="-0.000216750322279496">
            <text:p>-0.02%</text:p>
          </table:table-cell>
          <table:table-cell office:value-type="percentage" office:value="-0.0375604245373355">
            <text:p>-3.76%</text:p>
          </table:table-cell>
          <table:table-cell office:value-type="percentage" office:value="0.0249785134839861">
            <text:p>2.50%</text:p>
          </table:table-cell>
        </table:table-row>
        <table:table-row table:style-name="ro1">
          <table:table-cell office:value-type="float" office:value="18666">
            <text:p>18666</text:p>
          </table:table-cell>
          <table:table-cell office:value-type="string">
            <text:p>RAM Management Group, Ltd</text:p>
          </table:table-cell>
          <table:table-cell office:value-type="string">
            <text:p>RAM Conservative</text:p>
          </table:table-cell>
          <table:table-cell office:value-type="float" office:value="18666">
            <text:p>18666</text:p>
          </table:table-cell>
          <table:table-cell office:value-type="percentage" office:value="0.0475046119355511">
            <text:p>4.75%</text:p>
          </table:table-cell>
          <table:table-cell office:value-type="percentage" office:value="-0.188597258758">
            <text:p>-18.86%</text:p>
          </table:table-cell>
          <table:table-cell office:value-type="percentage" office:value="-0.080286453134368">
            <text:p>-8.03%</text:p>
          </table:table-cell>
          <table:table-cell office:value-type="percentage" office:value="-0.263299157057504">
            <text:p>-26.33%</text:p>
          </table:table-cell>
          <table:table-cell office:value-type="percentage" office:value="0.0947549453294296">
            <text:p>9.48%</text:p>
          </table:table-cell>
          <table:table-cell office:value-type="percentage" office:value="-0.0877327382265332">
            <text:p>-8.77%</text:p>
          </table:table-cell>
          <table:table-cell office:value-type="percentage" office:value="-0.211379470444297">
            <text:p>-21.14%</text:p>
          </table:table-cell>
          <table:table-cell office:value-type="percentage" office:value="0.207697572664328">
            <text:p>20.77%</text:p>
          </table:table-cell>
          <table:table-cell office:value-type="percentage" office:value="0.277918514169683">
            <text:p>27.79%</text:p>
          </table:table-cell>
          <table:table-cell office:value-type="percentage" office:value="0.00130270821908859">
            <text:p>0.13%</text:p>
          </table:table-cell>
          <table:table-cell office:value-type="percentage" office:value="0.0237837973154964">
            <text:p>2.38%</text:p>
          </table:table-cell>
          <table:table-cell office:value-type="percentage" office:value="0.0702526756578396">
            <text:p>7.03%</text:p>
          </table:table-cell>
          <table:table-cell office:value-type="percentage" office:value="0.0865517020247152">
            <text:p>8.66%</text:p>
          </table:table-cell>
          <table:table-cell office:value-type="percentage" office:value="-0.189584971552591">
            <text:p>-18.96%</text:p>
          </table:table-cell>
          <table:table-cell office:value-type="percentage" office:value="0.0321867045512073">
            <text:p>3.22%</text:p>
          </table:table-cell>
          <table:table-cell office:value-type="percentage" office:value="-0.0526123178958066">
            <text:p>-5.26%</text:p>
          </table:table-cell>
          <table:table-cell office:value-type="percentage" office:value="-0.0493476002118861">
            <text:p>-4.93%</text:p>
          </table:table-cell>
          <table:table-cell office:value-type="percentage" office:value="0.1845522749239">
            <text:p>18.46%</text:p>
          </table:table-cell>
          <table:table-cell office:value-type="percentage" office:value="-0.00294428711991278">
            <text:p>-0.29%</text:p>
          </table:table-cell>
          <table:table-cell office:value-type="percentage" office:value="-0.060834740893311">
            <text:p>-6.08%</text:p>
          </table:table-cell>
          <table:table-cell office:value-type="percentage" office:value="-0.0262447081861026">
            <text:p>-2.62%</text:p>
          </table:table-cell>
          <table:table-cell office:value-type="percentage" office:value="0.0144403658142151">
            <text:p>1.44%</text:p>
          </table:table-cell>
          <table:table-cell office:value-type="percentage" office:value="0.0166328268710069">
            <text:p>1.66%</text:p>
          </table:table-cell>
          <table:table-cell office:value-type="percentage" office:value="0.0619954396207644">
            <text:p>6.20%</text:p>
          </table:table-cell>
          <table:table-cell office:value-type="percentage" office:value="0.020949007586982">
            <text:p>2.09%</text:p>
          </table:table-cell>
          <table:table-cell office:value-type="percentage" office:value="-0.012461029085403">
            <text:p>-1.25%</text:p>
          </table:table-cell>
          <table:table-cell office:value-type="percentage" office:value="0.0634288713267067">
            <text:p>6.34%</text:p>
          </table:table-cell>
          <table:table-cell office:value-type="percentage" office:value="0.00183509379198446">
            <text:p>0.18%</text:p>
          </table:table-cell>
          <table:table-cell office:value-type="percentage" office:value="-0.0389317444585123">
            <text:p>-3.89%</text:p>
          </table:table-cell>
          <table:table-cell office:value-type="percentage" office:value="0.0228400646633105">
            <text:p>2.28%</text:p>
          </table:table-cell>
          <table:table-cell office:value-type="percentage" office:value="-0.116177363746948">
            <text:p>-11.62%</text:p>
          </table:table-cell>
          <table:table-cell office:value-type="percentage" office:value="-0.027218545793548">
            <text:p>-2.72%</text:p>
          </table:table-cell>
          <table:table-cell office:value-type="percentage" office:value="0.0319065628182284">
            <text:p>3.19%</text:p>
          </table:table-cell>
          <table:table-cell office:value-type="percentage" office:value="0.0487860199909153">
            <text:p>4.88%</text:p>
          </table:table-cell>
          <table:table-cell office:value-type="percentage" office:value="-0.0720522345456055">
            <text:p>-7.21%</text:p>
          </table:table-cell>
          <table:table-cell office:value-type="percentage" office:value="0.0407653087742074">
            <text:p>4.08%</text:p>
          </table:table-cell>
          <table:table-cell office:value-type="percentage" office:value="0.033516639852109">
            <text:p>3.35%</text:p>
          </table:table-cell>
          <table:table-cell office:value-type="percentage" office:value="-0.125743844448328">
            <text:p>-12.57%</text:p>
          </table:table-cell>
          <table:table-cell office:value-type="percentage" office:value="-0.0012221650096729">
            <text:p>-0.12%</text:p>
          </table:table-cell>
          <table:table-cell office:value-type="percentage" office:value="0.105854381848631">
            <text:p>10.59%</text:p>
          </table:table-cell>
          <table:table-cell office:value-type="percentage" office:value="0.0256899560384019">
            <text:p>2.57%</text:p>
          </table:table-cell>
          <table:table-cell office:value-type="percentage" office:value="0.0796084153076581">
            <text:p>7.96%</text:p>
          </table:table-cell>
          <table:table-cell office:value-type="percentage" office:value="-0.00832845730519024">
            <text:p>-0.83%</text:p>
          </table:table-cell>
          <table:table-cell office:value-type="percentage" office:value="0.132424666101432">
            <text:p>13.24%</text:p>
          </table:table-cell>
          <table:table-cell office:value-type="percentage" office:value="-0.0200300921278691">
            <text:p>-2.00%</text:p>
          </table:table-cell>
          <table:table-cell office:value-type="percentage" office:value="-0.0145547246379888">
            <text:p>-1.46%</text:p>
          </table:table-cell>
          <table:table-cell office:value-type="percentage" office:value="-0.0270380227934615">
            <text:p>-2.70%</text:p>
          </table:table-cell>
          <table:table-cell office:value-type="percentage" office:value="-0.025069957909119">
            <text:p>-2.51%</text:p>
          </table:table-cell>
          <table:table-cell office:value-type="percentage" office:value="-0.0436916425919999">
            <text:p>-4.37%</text:p>
          </table:table-cell>
          <table:table-cell office:value-type="percentage" office:value="0.00505658642296149">
            <text:p>0.51%</text:p>
          </table:table-cell>
          <table:table-cell office:value-type="percentage" office:value="-0.0467611319410739">
            <text:p>-4.68%</text:p>
          </table:table-cell>
          <table:table-cell office:value-type="percentage" office:value="0.0138760591156681">
            <text:p>1.39%</text:p>
          </table:table-cell>
          <table:table-cell office:value-type="percentage" office:value="-0.0102303895495859">
            <text:p>-1.02%</text:p>
          </table:table-cell>
          <table:table-cell office:value-type="percentage" office:value="-0.0179668025091209">
            <text:p>-1.80%</text:p>
          </table:table-cell>
          <table:table-cell office:value-type="percentage" office:value="-0.0143252989051606">
            <text:p>-1.43%</text:p>
          </table:table-cell>
          <table:table-cell office:value-type="percentage" office:value="0.0547529525748307">
            <text:p>5.48%</text:p>
          </table:table-cell>
          <table:table-cell office:value-type="percentage" office:value="0.118309848270484">
            <text:p>11.83%</text:p>
          </table:table-cell>
          <table:table-cell office:value-type="percentage" office:value="0.0380611796347488">
            <text:p>3.81%</text:p>
          </table:table-cell>
          <table:table-cell office:value-type="percentage" office:value="0.027524129665522">
            <text:p>2.75%</text:p>
          </table:table-cell>
          <table:table-cell office:value-type="percentage" office:value="-0.0703139690214621">
            <text:p>-7.03%</text:p>
          </table:table-cell>
          <table:table-cell office:value-type="percentage" office:value="-0.113856007000457">
            <text:p>-11.39%</text:p>
          </table:table-cell>
          <table:table-cell office:value-type="percentage" office:value="-0.0648977443232847">
            <text:p>-6.49%</text:p>
          </table:table-cell>
          <table:table-cell office:value-type="percentage" office:value="0.0294400347658377">
            <text:p>2.94%</text:p>
          </table:table-cell>
          <table:table-cell office:value-type="percentage" office:value="0.0871577811591343">
            <text:p>8.72%</text:p>
          </table:table-cell>
          <table:table-cell office:value-type="percentage" office:value="-0.0882344954498831">
            <text:p>-8.82%</text:p>
          </table:table-cell>
          <table:table-cell office:value-type="percentage" office:value="0.0520482223432597">
            <text:p>5.20%</text:p>
          </table:table-cell>
          <table:table-cell office:value-type="percentage" office:value="-0.0353376093078998">
            <text:p>-3.53%</text:p>
          </table:table-cell>
          <table:table-cell office:value-type="percentage" office:value="0.0937151383316402">
            <text:p>9.37%</text:p>
          </table:table-cell>
          <table:table-cell office:value-type="percentage" office:value="-0.459849835438208">
            <text:p>-45.98%</text:p>
          </table:table-cell>
          <table:table-cell office:value-type="percentage" office:value="-0.454564258813199">
            <text:p>-45.46%</text:p>
          </table:table-cell>
          <table:table-cell office:value-type="percentage" office:value="0.10584757192835">
            <text:p>10.58%</text:p>
          </table:table-cell>
          <table:table-cell office:value-type="percentage" office:value="-0.116276942578471">
            <text:p>-11.63%</text:p>
          </table:table-cell>
          <table:table-cell office:value-type="percentage" office:value="0.000306134586923633">
            <text:p>0.03%</text:p>
          </table:table-cell>
          <table:table-cell office:value-type="percentage" office:value="-0.00459363674701103">
            <text:p>-0.46%</text:p>
          </table:table-cell>
          <table:table-cell office:value-type="percentage" office:value="0.0405343397824666">
            <text:p>4.05%</text:p>
          </table:table-cell>
          <table:table-cell office:value-type="percentage" office:value="-0.0332716195477843">
            <text:p>-3.33%</text:p>
          </table:table-cell>
        </table:table-row>
        <table:table-row table:style-name="ro2">
          <table:table-cell office:value-type="float" office:value="18668">
            <text:p>18668</text:p>
          </table:table-cell>
          <table:table-cell office:value-type="string">
            <text:p>Red Oak Commodity Advisors, Inc.</text:p>
          </table:table-cell>
          <table:table-cell office:value-type="string">
            <text:p>Fundamental Trading Program *QEP*</text:p>
          </table:table-cell>
          <table:table-cell office:value-type="float" office:value="18668">
            <text:p>18668</text:p>
          </table:table-cell>
          <table:table-cell office:value-type="percentage" office:value="0.099670995316975">
            <text:p>9.97%</text:p>
          </table:table-cell>
          <table:table-cell office:value-type="percentage" office:value="0.0131609799469369">
            <text:p>1.32%</text:p>
          </table:table-cell>
          <table:table-cell office:value-type="percentage" office:value="0.0301996444958503">
            <text:p>3.02%</text:p>
          </table:table-cell>
          <table:table-cell office:value-type="percentage" office:value="0.178457667710013">
            <text:p>17.85%</text:p>
          </table:table-cell>
          <table:table-cell office:value-type="percentage" office:value="0.217340791099174">
            <text:p>21.73%</text:p>
          </table:table-cell>
          <table:table-cell office:value-type="percentage" office:value="-0.0387713611992226">
            <text:p>-3.88%</text:p>
          </table:table-cell>
          <table:table-cell office:value-type="percentage" office:value="0.0157891911053528">
            <text:p>1.58%</text:p>
          </table:table-cell>
          <table:table-cell office:value-type="percentage" office:value="0.161008164616126">
            <text:p>16.10%</text:p>
          </table:table-cell>
          <table:table-cell office:value-type="percentage" office:value="-0.111583799224386">
            <text:p>-11.16%</text:p>
          </table:table-cell>
          <table:table-cell office:value-type="percentage" office:value="0.113351081144325">
            <text:p>11.34%</text:p>
          </table:table-cell>
          <table:table-cell office:value-type="percentage" office:value="-0.210188864734169">
            <text:p>-21.02%</text:p>
          </table:table-cell>
          <table:table-cell office:value-type="percentage" office:value="0.0508828597269479">
            <text:p>5.09%</text:p>
          </table:table-cell>
          <table:table-cell office:value-type="percentage" office:value="-0.0037100172946592">
            <text:p>-0.37%</text:p>
          </table:table-cell>
          <table:table-cell office:value-type="percentage" office:value="-0.11809121563554">
            <text:p>-11.81%</text:p>
          </table:table-cell>
          <table:table-cell office:value-type="percentage" office:value="-0.0580313344406509">
            <text:p>-5.80%</text:p>
          </table:table-cell>
          <table:table-cell office:value-type="percentage" office:value="-0.156839355517678">
            <text:p>-15.68%</text:p>
          </table:table-cell>
          <table:table-cell office:value-type="percentage" office:value="0.0839588720171902">
            <text:p>8.40%</text:p>
          </table:table-cell>
          <table:table-cell office:value-type="percentage" office:value="-0.042388009414435">
            <text:p>-4.24%</text:p>
          </table:table-cell>
          <table:table-cell office:value-type="percentage" office:value="-0.0584107466614631">
            <text:p>-5.84%</text:p>
          </table:table-cell>
          <table:table-cell office:value-type="percentage" office:value="0.0223133132636344">
            <text:p>2.23%</text:p>
          </table:table-cell>
          <table:table-cell office:value-type="percentage" office:value="0.187300463631018">
            <text:p>18.73%</text:p>
          </table:table-cell>
          <table:table-cell office:value-type="percentage" office:value="-0.0688512485078723">
            <text:p>-6.89%</text:p>
          </table:table-cell>
          <table:table-cell office:value-type="percentage" office:value="0.308762879236249">
            <text:p>30.88%</text:p>
          </table:table-cell>
          <table:table-cell office:value-type="percentage" office:value="-0.265766297474191">
            <text:p>-26.58%</text:p>
          </table:table-cell>
          <table:table-cell office:value-type="percentage" office:value="-0.294820514306021">
            <text:p>-29.48%</text:p>
          </table:table-cell>
          <table:table-cell office:value-type="percentage" office:value="-0.0494871889029424">
            <text:p>-4.95%</text:p>
          </table:table-cell>
          <table:table-cell office:value-type="percentage" office:value="-0.235998187652566">
            <text:p>-23.60%</text:p>
          </table:table-cell>
          <table:table-cell office:value-type="percentage" office:value="0.00873866279309121">
            <text:p>0.87%</text:p>
          </table:table-cell>
          <table:table-cell office:value-type="percentage" office:value="0.0122943861295715">
            <text:p>1.23%</text:p>
          </table:table-cell>
          <table:table-cell office:value-type="percentage" office:value="-0.141778309184051">
            <text:p>-14.18%</text:p>
          </table:table-cell>
          <table:table-cell office:value-type="percentage" office:value="-0.122506604432523">
            <text:p>-12.25%</text:p>
          </table:table-cell>
          <table:table-cell office:value-type="percentage" office:value="-0.00603761250750713">
            <text:p>-0.60%</text:p>
          </table:table-cell>
          <table:table-cell office:value-type="percentage" office:value="0.04619861552811">
            <text:p>4.62%</text:p>
          </table:table-cell>
          <table:table-cell office:value-type="percentage" office:value="0.043803159793956">
            <text:p>4.38%</text:p>
          </table:table-cell>
          <table:table-cell office:value-type="percentage" office:value="0.0279869434217141">
            <text:p>2.80%</text:p>
          </table:table-cell>
          <table:table-cell office:value-type="percentage" office:value="-0.271508925432467">
            <text:p>-27.15%</text:p>
          </table:table-cell>
          <table:table-cell office:value-type="percentage" office:value="0.0818236580351315">
            <text:p>8.18%</text:p>
          </table:table-cell>
          <table:table-cell office:value-type="percentage" office:value="0.0648364833138668">
            <text:p>6.48%</text:p>
          </table:table-cell>
          <table:table-cell office:value-type="percentage" office:value="-0.127442526872858">
            <text:p>-12.74%</text:p>
          </table:table-cell>
          <table:table-cell office:value-type="percentage" office:value="-0.103994769259957">
            <text:p>-10.40%</text:p>
          </table:table-cell>
          <table:table-cell office:value-type="percentage" office:value="0.0871420728750408">
            <text:p>8.71%</text:p>
          </table:table-cell>
          <table:table-cell office:value-type="percentage" office:value="0.141127806675105">
            <text:p>14.11%</text:p>
          </table:table-cell>
          <table:table-cell office:value-type="percentage" office:value="-0.164434977857959">
            <text:p>-16.44%</text:p>
          </table:table-cell>
          <table:table-cell office:value-type="percentage" office:value="0.172751570137234">
            <text:p>17.28%</text:p>
          </table:table-cell>
          <table:table-cell office:value-type="percentage" office:value="0.0324381311937131">
            <text:p>3.24%</text:p>
          </table:table-cell>
          <table:table-cell office:value-type="percentage" office:value="-0.0439287756756267">
            <text:p>-4.39%</text:p>
          </table:table-cell>
          <table:table-cell office:value-type="percentage" office:value="0.0553799137612996">
            <text:p>5.54%</text:p>
          </table:table-cell>
          <table:table-cell office:value-type="percentage" office:value="-0.020978771151892">
            <text:p>-2.10%</text:p>
          </table:table-cell>
          <table:table-cell office:value-type="percentage" office:value="0.204104081241602">
            <text:p>20.41%</text:p>
          </table:table-cell>
          <table:table-cell office:value-type="percentage" office:value="-0.0388746666067135">
            <text:p>-3.89%</text:p>
          </table:table-cell>
          <table:table-cell office:value-type="percentage" office:value="-0.191342467757914">
            <text:p>-19.13%</text:p>
          </table:table-cell>
          <table:table-cell office:value-type="percentage" office:value="-0.0264035311979542">
            <text:p>-2.64%</text:p>
          </table:table-cell>
          <table:table-cell office:value-type="percentage" office:value="-0.0526454868031535">
            <text:p>-5.26%</text:p>
          </table:table-cell>
          <table:table-cell office:value-type="percentage" office:value="0.0670361101712076">
            <text:p>6.70%</text:p>
          </table:table-cell>
          <table:table-cell office:value-type="percentage" office:value="0.128272273482228">
            <text:p>12.83%</text:p>
          </table:table-cell>
          <table:table-cell office:value-type="percentage" office:value="0.0165615517147583">
            <text:p>1.66%</text:p>
          </table:table-cell>
          <table:table-cell office:value-type="percentage" office:value="-0.0276268682457033">
            <text:p>-2.76%</text:p>
          </table:table-cell>
          <table:table-cell office:value-type="percentage" office:value="-0.123327021525103">
            <text:p>-12.33%</text:p>
          </table:table-cell>
          <table:table-cell office:value-type="percentage" office:value="-0.0421803730818346">
            <text:p>-4.22%</text:p>
          </table:table-cell>
          <table:table-cell office:value-type="percentage" office:value="0.0282831161909111">
            <text:p>2.83%</text:p>
          </table:table-cell>
          <table:table-cell office:value-type="percentage" office:value="-0.0319995302910141">
            <text:p>-3.20%</text:p>
          </table:table-cell>
          <table:table-cell office:value-type="percentage" office:value="-0.0342302174881821">
            <text:p>-3.42%</text:p>
          </table:table-cell>
          <table:table-cell office:value-type="percentage" office:value="0.0977664921436524">
            <text:p>9.78%</text:p>
          </table:table-cell>
          <table:table-cell office:value-type="percentage" office:value="0.010886421011587">
            <text:p>1.09%</text:p>
          </table:table-cell>
          <table:table-cell office:value-type="percentage" office:value="0.0704927198502256">
            <text:p>7.05%</text:p>
          </table:table-cell>
          <table:table-cell office:value-type="percentage" office:value="-0.125992201873743">
            <text:p>-12.60%</text:p>
          </table:table-cell>
          <table:table-cell office:value-type="percentage" office:value="-0.0146241619695895">
            <text:p>-1.46%</text:p>
          </table:table-cell>
          <table:table-cell office:value-type="percentage" office:value="-0.0177482444182366">
            <text:p>-1.77%</text:p>
          </table:table-cell>
          <table:table-cell office:value-type="percentage" office:value="-0.0554110186559961">
            <text:p>-5.54%</text:p>
          </table:table-cell>
          <table:table-cell office:value-type="percentage" office:value="-0.0278744287419789">
            <text:p>-2.79%</text:p>
          </table:table-cell>
          <table:table-cell office:value-type="percentage" office:value="0.00348527441592634">
            <text:p>0.35%</text:p>
          </table:table-cell>
          <table:table-cell office:value-type="percentage" office:value="-0.0410449205895792">
            <text:p>-4.10%</text:p>
          </table:table-cell>
          <table:table-cell office:value-type="percentage" office:value="0.00275760150453414">
            <text:p>0.28%</text:p>
          </table:table-cell>
          <table:table-cell office:value-type="percentage" office:value="-0.0013256739406787">
            <text:p>-0.13%</text:p>
          </table:table-cell>
          <table:table-cell office:value-type="percentage" office:value="0.00475507414636576">
            <text:p>0.48%</text:p>
          </table:table-cell>
          <table:table-cell office:value-type="percentage" office:value="-0.00337302234281515">
            <text:p>-0.34%</text:p>
          </table:table-cell>
        </table:table-row>
        <table:table-row table:style-name="ro1">
          <table:table-cell office:value-type="float" office:value="27200">
            <text:p>27200</text:p>
          </table:table-cell>
          <table:table-cell office:value-type="string">
            <text:p>Red Rock Capital, LLC</text:p>
          </table:table-cell>
          <table:table-cell office:value-type="string">
            <text:p>Systematic Global Macro Program</text:p>
          </table:table-cell>
          <table:table-cell office:value-type="float" office:value="27200">
            <text:p>27200</text:p>
          </table:table-cell>
          <table:table-cell office:value-type="percentage" office:value="0.14380578324772">
            <text:p>14.38%</text:p>
          </table:table-cell>
          <table:table-cell office:value-type="percentage" office:value="0.0694834278214233">
            <text:p>6.95%</text:p>
          </table:table-cell>
          <table:table-cell office:value-type="percentage" office:value="0.0381741798657789">
            <text:p>3.82%</text:p>
          </table:table-cell>
          <table:table-cell office:value-type="percentage" office:value="-0.085127633179054">
            <text:p>-8.51%</text:p>
          </table:table-cell>
          <table:table-cell office:value-type="percentage" office:value="0.104884214810451">
            <text:p>10.49%</text:p>
          </table:table-cell>
          <table:table-cell office:value-type="percentage" office:value="0.157095179632283">
            <text:p>15.71%</text:p>
          </table:table-cell>
          <table:table-cell office:value-type="percentage" office:value="0.059324273861031">
            <text:p>5.93%</text:p>
          </table:table-cell>
          <table:table-cell office:value-type="percentage" office:value="0.0389225608694766">
            <text:p>3.89%</text:p>
          </table:table-cell>
          <table:table-cell office:value-type="percentage" office:value="0.02461310559284">
            <text:p>2.46%</text:p>
          </table:table-cell>
          <table:table-cell office:value-type="percentage" office:value="-0.150626272028069">
            <text:p>-15.06%</text:p>
          </table:table-cell>
          <table:table-cell office:value-type="percentage" office:value="0.0680700865866499">
            <text:p>6.81%</text:p>
          </table:table-cell>
          <table:table-cell office:value-type="percentage" office:value="0.0697617453068823">
            <text:p>6.98%</text:p>
          </table:table-cell>
          <table:table-cell office:value-type="percentage" office:value="0.10516439950935">
            <text:p>10.52%</text:p>
          </table:table-cell>
          <table:table-cell office:value-type="percentage" office:value="-0.0606157369338011">
            <text:p>-6.06%</text:p>
          </table:table-cell>
          <table:table-cell office:value-type="percentage" office:value="-0.0736734405374585">
            <text:p>-7.37%</text:p>
          </table:table-cell>
          <table:table-cell office:value-type="percentage" office:value="0.170170705360738">
            <text:p>17.02%</text:p>
          </table:table-cell>
          <table:table-cell office:value-type="percentage" office:value="0.016887812877705">
            <text:p>1.69%</text:p>
          </table:table-cell>
          <table:table-cell office:value-type="percentage" office:value="-0.0362047461069108">
            <text:p>-3.62%</text:p>
          </table:table-cell>
          <table:table-cell office:value-type="percentage" office:value="-0.0330645559398325">
            <text:p>-3.31%</text:p>
          </table:table-cell>
          <table:table-cell office:value-type="percentage" office:value="-0.0983905168490135">
            <text:p>-9.84%</text:p>
          </table:table-cell>
          <table:table-cell office:value-type="percentage" office:value="-0.188346167338596">
            <text:p>-18.83%</text:p>
          </table:table-cell>
          <table:table-cell office:value-type="percentage" office:value="0.0154917064699699">
            <text:p>1.55%</text:p>
          </table:table-cell>
          <table:table-cell office:value-type="percentage" office:value="-0.0849715117846831">
            <text:p>-8.50%</text:p>
          </table:table-cell>
          <table:table-cell office:value-type="percentage" office:value="0.0141336670607198">
            <text:p>1.41%</text:p>
          </table:table-cell>
          <table:table-cell office:value-type="percentage" office:value="-0.073435618443919">
            <text:p>-7.34%</text:p>
          </table:table-cell>
          <table:table-cell office:value-type="percentage" office:value="0.0722602595990916">
            <text:p>7.23%</text:p>
          </table:table-cell>
          <table:table-cell office:value-type="percentage" office:value="-0.00961498626584014">
            <text:p>-0.96%</text:p>
          </table:table-cell>
          <table:table-cell office:value-type="percentage" office:value="-0.125776379776989">
            <text:p>-12.58%</text:p>
          </table:table-cell>
          <table:table-cell office:value-type="percentage" office:value="-0.0766859238363165">
            <text:p>-7.67%</text:p>
          </table:table-cell>
          <table:table-cell office:value-type="percentage" office:value="-0.135280572094255">
            <text:p>-13.53%</text:p>
          </table:table-cell>
          <table:table-cell office:value-type="percentage" office:value="0.120355454280789">
            <text:p>12.04%</text:p>
          </table:table-cell>
          <table:table-cell office:value-type="percentage" office:value="-0.207317570841352">
            <text:p>-20.73%</text:p>
          </table:table-cell>
          <table:table-cell office:value-type="percentage" office:value="0.0134222298840224">
            <text:p>1.34%</text:p>
          </table:table-cell>
          <table:table-cell office:value-type="percentage" office:value="-0.111987484919546">
            <text:p>-11.20%</text:p>
          </table:table-cell>
          <table:table-cell office:value-type="percentage" office:value="0.0271095073445141">
            <text:p>2.71%</text:p>
          </table:table-cell>
          <table:table-cell office:value-type="percentage" office:value="-0.109391922634426">
            <text:p>-10.94%</text:p>
          </table:table-cell>
          <table:table-cell office:value-type="percentage" office:value="0.0294098283400653">
            <text:p>2.94%</text:p>
          </table:table-cell>
          <table:table-cell office:value-type="percentage" office:value="-0.170953768123069">
            <text:p>-17.10%</text:p>
          </table:table-cell>
          <table:table-cell office:value-type="percentage" office:value="0.0643390364870366">
            <text:p>6.43%</text:p>
          </table:table-cell>
          <table:table-cell office:value-type="percentage" office:value="-0.176029076341834">
            <text:p>-17.60%</text:p>
          </table:table-cell>
          <table:table-cell office:value-type="percentage" office:value="0.0688448198309973">
            <text:p>6.88%</text:p>
          </table:table-cell>
          <table:table-cell office:value-type="percentage" office:value="-0.0261396332556394">
            <text:p>-2.61%</text:p>
          </table:table-cell>
          <table:table-cell office:value-type="percentage" office:value="0.0589065279073379">
            <text:p>5.89%</text:p>
          </table:table-cell>
          <table:table-cell office:value-type="percentage" office:value="-0.127396357436842">
            <text:p>-12.74%</text:p>
          </table:table-cell>
          <table:table-cell office:value-type="percentage" office:value="-0.0425847421177235">
            <text:p>-4.26%</text:p>
          </table:table-cell>
          <table:table-cell office:value-type="percentage" office:value="0.0447987423098674">
            <text:p>4.48%</text:p>
          </table:table-cell>
          <table:table-cell office:value-type="percentage" office:value="0.0473897883237978">
            <text:p>4.74%</text:p>
          </table:table-cell>
          <table:table-cell office:value-type="percentage" office:value="-0.229191916857064">
            <text:p>-22.92%</text:p>
          </table:table-cell>
          <table:table-cell office:value-type="percentage" office:value="0.0702428337853274">
            <text:p>7.02%</text:p>
          </table:table-cell>
          <table:table-cell office:value-type="percentage" office:value="-0.341721021763995">
            <text:p>-34.17%</text:p>
          </table:table-cell>
          <table:table-cell office:value-type="percentage" office:value="-0.142289110175035">
            <text:p>-14.23%</text:p>
          </table:table-cell>
          <table:table-cell office:value-type="percentage" office:value="0.329543403998559">
            <text:p>32.95%</text:p>
          </table:table-cell>
          <table:table-cell office:value-type="percentage" office:value="-0.11506829400097">
            <text:p>-11.51%</text:p>
          </table:table-cell>
          <table:table-cell office:value-type="percentage" office:value="0.0612531160461521">
            <text:p>6.13%</text:p>
          </table:table-cell>
          <table:table-cell office:value-type="percentage" office:value="0.0629119895065789">
            <text:p>6.29%</text:p>
          </table:table-cell>
          <table:table-cell office:value-type="percentage" office:value="-0.0407540172645847">
            <text:p>-4.08%</text:p>
          </table:table-cell>
          <table:table-cell office:value-type="percentage" office:value="0.254881935014159">
            <text:p>25.49%</text:p>
          </table:table-cell>
          <table:table-cell office:value-type="percentage" office:value="0.0643553125941615">
            <text:p>6.44%</text:p>
          </table:table-cell>
          <table:table-cell office:value-type="percentage" office:value="-0.142652573786382">
            <text:p>-14.27%</text:p>
          </table:table-cell>
          <table:table-cell office:value-type="percentage" office:value="0.177028632815546">
            <text:p>17.70%</text:p>
          </table:table-cell>
          <table:table-cell office:value-type="percentage" office:value="0.182600299195002">
            <text:p>18.26%</text:p>
          </table:table-cell>
          <table:table-cell office:value-type="percentage" office:value="-0.0598828753022752">
            <text:p>-5.99%</text:p>
          </table:table-cell>
          <table:table-cell office:value-type="percentage" office:value="0.0677082994633591">
            <text:p>6.77%</text:p>
          </table:table-cell>
          <table:table-cell office:value-type="percentage" office:value="0.0230330732945365">
            <text:p>2.30%</text:p>
          </table:table-cell>
          <table:table-cell office:value-type="percentage" office:value="0.184502721944537">
            <text:p>18.45%</text:p>
          </table:table-cell>
          <table:table-cell office:value-type="percentage" office:value="0.144030292491177">
            <text:p>14.40%</text:p>
          </table:table-cell>
          <table:table-cell office:value-type="percentage" office:value="0.0802894180242464">
            <text:p>8.03%</text:p>
          </table:table-cell>
          <table:table-cell office:value-type="percentage" office:value="-0.0379321998795306">
            <text:p>-3.79%</text:p>
          </table:table-cell>
          <table:table-cell office:value-type="percentage" office:value="-0.0394922418432751">
            <text:p>-3.95%</text:p>
          </table:table-cell>
          <table:table-cell office:value-type="percentage" office:value="0.0190427906817337">
            <text:p>1.90%</text:p>
          </table:table-cell>
          <table:table-cell office:value-type="percentage" office:value="0.0290028392971117">
            <text:p>2.90%</text:p>
          </table:table-cell>
          <table:table-cell office:value-type="percentage" office:value="0.0145895407623961">
            <text:p>1.46%</text:p>
          </table:table-cell>
          <table:table-cell office:value-type="percentage" office:value="0.056929478751684">
            <text:p>5.69%</text:p>
          </table:table-cell>
          <table:table-cell office:value-type="percentage" office:value="-0.0111685173870813">
            <text:p>-1.12%</text:p>
          </table:table-cell>
          <table:table-cell office:value-type="percentage" office:value="-0.010333483311522">
            <text:p>-1.03%</text:p>
          </table:table-cell>
          <table:table-cell office:value-type="percentage" office:value="0.00156002658945917">
            <text:p>0.16%</text:p>
          </table:table-cell>
        </table:table-row>
        <table:table-row table:style-name="ro2">
          <table:table-cell office:value-type="float" office:value="25303">
            <text:p>25303</text:p>
          </table:table-cell>
          <table:table-cell office:value-type="string">
            <text:p>Rhicon Currency Management (Pte) Ltd.</text:p>
          </table:table-cell>
          <table:table-cell office:value-type="string">
            <text:p>Rhicon Strategic Currency Program *FRN*</text:p>
          </table:table-cell>
          <table:table-cell office:value-type="float" office:value="25303">
            <text:p>25303</text:p>
          </table:table-cell>
          <table:table-cell office:value-type="percentage" office:value="0.0319694965633899">
            <text:p>3.20%</text:p>
          </table:table-cell>
          <table:table-cell office:value-type="percentage" office:value="-0.178267827388045">
            <text:p>-17.83%</text:p>
          </table:table-cell>
          <table:table-cell office:value-type="percentage" office:value="-0.0462790886548897">
            <text:p>-4.63%</text:p>
          </table:table-cell>
          <table:table-cell office:value-type="percentage" office:value="0.230727942917341">
            <text:p>23.07%</text:p>
          </table:table-cell>
          <table:table-cell office:value-type="percentage" office:value="0.038102009839098">
            <text:p>3.81%</text:p>
          </table:table-cell>
          <table:table-cell office:value-type="percentage" office:value="0.0433844400179154">
            <text:p>4.34%</text:p>
          </table:table-cell>
          <table:table-cell office:value-type="percentage" office:value="0.045130438922703">
            <text:p>4.51%</text:p>
          </table:table-cell>
          <table:table-cell office:value-type="percentage" office:value="0.197883934415">
            <text:p>19.79%</text:p>
          </table:table-cell>
          <table:table-cell office:value-type="percentage" office:value="0.0873623846172613">
            <text:p>8.74%</text:p>
          </table:table-cell>
          <table:table-cell office:value-type="percentage" office:value="0.120787471119761">
            <text:p>12.08%</text:p>
          </table:table-cell>
          <table:table-cell office:value-type="percentage" office:value="0.0462460754280529">
            <text:p>4.62%</text:p>
          </table:table-cell>
          <table:table-cell office:value-type="percentage" office:value="-0.0130946158458294">
            <text:p>-1.31%</text:p>
          </table:table-cell>
          <table:table-cell office:value-type="percentage" office:value="0.00334765904295121">
            <text:p>0.33%</text:p>
          </table:table-cell>
          <table:table-cell office:value-type="percentage" office:value="0.159380928980718">
            <text:p>15.94%</text:p>
          </table:table-cell>
          <table:table-cell office:value-type="percentage" office:value="-0.0929233288150513">
            <text:p>-9.29%</text:p>
          </table:table-cell>
          <table:table-cell office:value-type="percentage" office:value="0.288792234951229">
            <text:p>28.88%</text:p>
          </table:table-cell>
          <table:table-cell office:value-type="percentage" office:value="0.114980711380338">
            <text:p>11.50%</text:p>
          </table:table-cell>
          <table:table-cell office:value-type="percentage" office:value="-0.251177494378611">
            <text:p>-25.12%</text:p>
          </table:table-cell>
          <table:table-cell office:value-type="percentage" office:value="0.43408615595322">
            <text:p>43.41%</text:p>
          </table:table-cell>
          <table:table-cell office:value-type="percentage" office:value="-0.137366979121559">
            <text:p>-13.74%</text:p>
          </table:table-cell>
          <table:table-cell office:value-type="percentage" office:value="-0.0624131741544763">
            <text:p>-6.24%</text:p>
          </table:table-cell>
          <table:table-cell office:value-type="percentage" office:value="0.154204538020115">
            <text:p>15.42%</text:p>
          </table:table-cell>
          <table:table-cell office:value-type="percentage" office:value="-0.104305172492528">
            <text:p>-10.43%</text:p>
          </table:table-cell>
          <table:table-cell office:value-type="percentage" office:value="-0.0516025372619783">
            <text:p>-5.16%</text:p>
          </table:table-cell>
          <table:table-cell office:value-type="percentage" office:value="-0.154161857327849">
            <text:p>-15.42%</text:p>
          </table:table-cell>
          <table:table-cell office:value-type="percentage" office:value="-0.0284390110284933">
            <text:p>-2.84%</text:p>
          </table:table-cell>
          <table:table-cell office:value-type="percentage" office:value="-0.0350405989614256">
            <text:p>-3.50%</text:p>
          </table:table-cell>
          <table:table-cell office:value-type="percentage" office:value="0.260879522349506">
            <text:p>26.09%</text:p>
          </table:table-cell>
          <table:table-cell office:value-type="percentage" office:value="-0.117444121971201">
            <text:p>-11.74%</text:p>
          </table:table-cell>
          <table:table-cell office:value-type="percentage" office:value="0.0648802156549012">
            <text:p>6.49%</text:p>
          </table:table-cell>
          <table:table-cell office:value-type="percentage" office:value="0.101928887289603">
            <text:p>10.19%</text:p>
          </table:table-cell>
          <table:table-cell office:value-type="percentage" office:value="-0.0777606921783788">
            <text:p>-7.78%</text:p>
          </table:table-cell>
          <table:table-cell office:value-type="percentage" office:value="0.0989767656498311">
            <text:p>9.90%</text:p>
          </table:table-cell>
          <table:table-cell office:value-type="percentage" office:value="-0.0766140622294923">
            <text:p>-7.66%</text:p>
          </table:table-cell>
          <table:table-cell office:value-type="percentage" office:value="-0.0646002316814213">
            <text:p>-6.46%</text:p>
          </table:table-cell>
          <table:table-cell office:value-type="percentage" office:value="-0.0869421826657602">
            <text:p>-8.69%</text:p>
          </table:table-cell>
          <table:table-cell office:value-type="percentage" office:value="-0.0564515293818505">
            <text:p>-5.65%</text:p>
          </table:table-cell>
          <table:table-cell office:value-type="percentage" office:value="-0.137719288032699">
            <text:p>-13.77%</text:p>
          </table:table-cell>
          <table:table-cell office:value-type="percentage" office:value="-0.0915776727644186">
            <text:p>-9.16%</text:p>
          </table:table-cell>
          <table:table-cell office:value-type="percentage" office:value="0.0185647029333574">
            <text:p>1.86%</text:p>
          </table:table-cell>
          <table:table-cell office:value-type="percentage" office:value="0.0205346054807686">
            <text:p>2.05%</text:p>
          </table:table-cell>
          <table:table-cell office:value-type="percentage" office:value="0.173406592587819">
            <text:p>17.34%</text:p>
          </table:table-cell>
          <table:table-cell office:value-type="percentage" office:value="0.0639235605379084">
            <text:p>6.39%</text:p>
          </table:table-cell>
          <table:table-cell office:value-type="percentage" office:value="0.133293302399491">
            <text:p>13.33%</text:p>
          </table:table-cell>
          <table:table-cell office:value-type="percentage" office:value="0.0681382613789377">
            <text:p>6.81%</text:p>
          </table:table-cell>
          <table:table-cell office:value-type="percentage" office:value="0.048741677090987">
            <text:p>4.87%</text:p>
          </table:table-cell>
          <table:table-cell office:value-type="percentage" office:value="-0.198773314854842">
            <text:p>-19.88%</text:p>
          </table:table-cell>
          <table:table-cell office:value-type="percentage" office:value="0.157435690010467">
            <text:p>15.74%</text:p>
          </table:table-cell>
          <table:table-cell office:value-type="percentage" office:value="-0.12588564128673">
            <text:p>-12.59%</text:p>
          </table:table-cell>
          <table:table-cell office:value-type="percentage" office:value="-0.0166782486828026">
            <text:p>-1.67%</text:p>
          </table:table-cell>
          <table:table-cell office:value-type="percentage" office:value="0.0328798436160172">
            <text:p>3.29%</text:p>
          </table:table-cell>
          <table:table-cell office:value-type="percentage" office:value="0.0392584596642408">
            <text:p>3.93%</text:p>
          </table:table-cell>
          <table:table-cell office:value-type="percentage" office:value="-0.0955026763563795">
            <text:p>-9.55%</text:p>
          </table:table-cell>
          <table:table-cell office:value-type="percentage" office:value="-0.0488116325878514">
            <text:p>-4.88%</text:p>
          </table:table-cell>
          <table:table-cell office:value-type="percentage" office:value="-0.0171768416960226">
            <text:p>-1.72%</text:p>
          </table:table-cell>
          <table:table-cell office:value-type="percentage" office:value="0.00337188688474661">
            <text:p>0.34%</text:p>
          </table:table-cell>
          <table:table-cell office:value-type="percentage" office:value="-0.00699379174823791">
            <text:p>-0.70%</text:p>
          </table:table-cell>
          <table:table-cell office:value-type="percentage" office:value="0.138993849938183">
            <text:p>13.90%</text:p>
          </table:table-cell>
          <table:table-cell office:value-type="percentage" office:value="0.057616311234157">
            <text:p>5.76%</text:p>
          </table:table-cell>
          <table:table-cell office:value-type="percentage" office:value="0.00433444975679467">
            <text:p>0.43%</text:p>
          </table:table-cell>
          <table:table-cell office:value-type="percentage" office:value="0.00789349035626387">
            <text:p>0.79%</text:p>
          </table:table-cell>
          <table:table-cell office:value-type="percentage" office:value="-0.0148686637225704">
            <text:p>-1.49%</text:p>
          </table:table-cell>
          <table:table-cell office:value-type="percentage" office:value="-0.00362166844181959">
            <text:p>-0.36%</text:p>
          </table:table-cell>
          <table:table-cell office:value-type="percentage" office:value="-0.0507983547014256">
            <text:p>-5.08%</text:p>
          </table:table-cell>
          <table:table-cell office:value-type="percentage" office:value="-0.0794384756998352">
            <text:p>-7.94%</text:p>
          </table:table-cell>
          <table:table-cell office:value-type="percentage" office:value="-0.114238644418002">
            <text:p>-11.42%</text:p>
          </table:table-cell>
          <table:table-cell office:value-type="percentage" office:value="-0.074842039734906">
            <text:p>-7.48%</text:p>
          </table:table-cell>
          <table:table-cell office:value-type="percentage" office:value="0.0722150374622679">
            <text:p>7.22%</text:p>
          </table:table-cell>
          <table:table-cell office:value-type="percentage" office:value="0.0396087662805286">
            <text:p>3.96%</text:p>
          </table:table-cell>
          <table:table-cell office:value-type="percentage" office:value="-0.0326958477489187">
            <text:p>-3.27%</text:p>
          </table:table-cell>
          <table:table-cell office:value-type="percentage" office:value="0.00929572408498443">
            <text:p>0.93%</text:p>
          </table:table-cell>
          <table:table-cell office:value-type="percentage" office:value="-0.0286615293195874">
            <text:p>-2.87%</text:p>
          </table:table-cell>
          <table:table-cell office:value-type="percentage" office:value="-0.0135437022727574">
            <text:p>-1.35%</text:p>
          </table:table-cell>
          <table:table-cell office:value-type="percentage" office:value="0.0129684711207848">
            <text:p>1.30%</text:p>
          </table:table-cell>
          <table:table-cell office:value-type="percentage" office:value="-0.000703473638160049">
            <text:p>-0.07%</text:p>
          </table:table-cell>
          <table:table-cell office:value-type="percentage" office:value="-0.00498703165347197">
            <text:p>-0.50%</text:p>
          </table:table-cell>
        </table:table-row>
        <table:table-row table:style-name="ro1">
          <table:table-cell office:value-type="float" office:value="18670">
            <text:p>18670</text:p>
          </table:table-cell>
          <table:table-cell office:value-type="string">
            <text:p>Saxon Investment Corporation</text:p>
          </table:table-cell>
          <table:table-cell office:value-type="string">
            <text:p>Diversified Program *QEP*</text:p>
          </table:table-cell>
          <table:table-cell office:value-type="float" office:value="18670">
            <text:p>18670</text:p>
          </table:table-cell>
          <table:table-cell office:value-type="percentage" office:value="0.106422369848096">
            <text:p>10.64%</text:p>
          </table:table-cell>
          <table:table-cell office:value-type="percentage" office:value="0.0271088645094019">
            <text:p>2.71%</text:p>
          </table:table-cell>
          <table:table-cell office:value-type="percentage" office:value="-0.162729920993241">
            <text:p>-16.27%</text:p>
          </table:table-cell>
          <table:table-cell office:value-type="percentage" office:value="-0.10742024576562">
            <text:p>-10.74%</text:p>
          </table:table-cell>
          <table:table-cell office:value-type="percentage" office:value="0.284045048576448">
            <text:p>28.40%</text:p>
          </table:table-cell>
          <table:table-cell office:value-type="percentage" office:value="0.183464408766744">
            <text:p>18.35%</text:p>
          </table:table-cell>
          <table:table-cell office:value-type="percentage" office:value="0.151289335289188">
            <text:p>15.13%</text:p>
          </table:table-cell>
          <table:table-cell office:value-type="percentage" office:value="-0.0380059253356437">
            <text:p>-3.80%</text:p>
          </table:table-cell>
          <table:table-cell office:value-type="percentage" office:value="-0.152630651936265">
            <text:p>-15.26%</text:p>
          </table:table-cell>
          <table:table-cell office:value-type="percentage" office:value="-0.0484608733463888">
            <text:p>-4.85%</text:p>
          </table:table-cell>
          <table:table-cell office:value-type="percentage" office:value="-0.0173323594569123">
            <text:p>-1.73%</text:p>
          </table:table-cell>
          <table:table-cell office:value-type="percentage" office:value="-0.053754011406417">
            <text:p>-5.38%</text:p>
          </table:table-cell>
          <table:table-cell office:value-type="percentage" office:value="0.028731699623996">
            <text:p>2.87%</text:p>
          </table:table-cell>
          <table:table-cell office:value-type="percentage" office:value="-0.0130247681920068">
            <text:p>-1.30%</text:p>
          </table:table-cell>
          <table:table-cell office:value-type="percentage" office:value="0.0554089002690775">
            <text:p>5.54%</text:p>
          </table:table-cell>
          <table:table-cell office:value-type="percentage" office:value="0.0545032001306056">
            <text:p>5.45%</text:p>
          </table:table-cell>
          <table:table-cell office:value-type="percentage" office:value="0.0410459713738126">
            <text:p>4.10%</text:p>
          </table:table-cell>
          <table:table-cell office:value-type="percentage" office:value="0.0359616569905822">
            <text:p>3.60%</text:p>
          </table:table-cell>
          <table:table-cell office:value-type="percentage" office:value="0.0891977661906">
            <text:p>8.92%</text:p>
          </table:table-cell>
          <table:table-cell office:value-type="percentage" office:value="-0.177782598005323">
            <text:p>-17.78%</text:p>
          </table:table-cell>
          <table:table-cell office:value-type="percentage" office:value="-0.071602621356906">
            <text:p>-7.16%</text:p>
          </table:table-cell>
          <table:table-cell office:value-type="percentage" office:value="-0.0734739889075759">
            <text:p>-7.35%</text:p>
          </table:table-cell>
          <table:table-cell office:value-type="percentage" office:value="-0.117312067349142">
            <text:p>-11.73%</text:p>
          </table:table-cell>
          <table:table-cell office:value-type="percentage" office:value="-0.15279031580286">
            <text:p>-15.28%</text:p>
          </table:table-cell>
          <table:table-cell office:value-type="percentage" office:value="0.0817872542581175">
            <text:p>8.18%</text:p>
          </table:table-cell>
          <table:table-cell office:value-type="percentage" office:value="0.0352276052373314">
            <text:p>3.52%</text:p>
          </table:table-cell>
          <table:table-cell office:value-type="percentage" office:value="0.108798531320593">
            <text:p>10.88%</text:p>
          </table:table-cell>
          <table:table-cell office:value-type="percentage" office:value="-0.00850499780690427">
            <text:p>-0.85%</text:p>
          </table:table-cell>
          <table:table-cell office:value-type="percentage" office:value="0.0117011359318188">
            <text:p>1.17%</text:p>
          </table:table-cell>
          <table:table-cell office:value-type="percentage" office:value="0.045217407524387">
            <text:p>4.52%</text:p>
          </table:table-cell>
          <table:table-cell office:value-type="percentage" office:value="-0.196859450287301">
            <text:p>-19.69%</text:p>
          </table:table-cell>
          <table:table-cell office:value-type="percentage" office:value="0.0611504617193247">
            <text:p>6.12%</text:p>
          </table:table-cell>
          <table:table-cell office:value-type="percentage" office:value="-0.121016630800157">
            <text:p>-12.10%</text:p>
          </table:table-cell>
          <table:table-cell office:value-type="percentage" office:value="-0.0406156908043866">
            <text:p>-4.06%</text:p>
          </table:table-cell>
          <table:table-cell office:value-type="percentage" office:value="0.0450915383454409">
            <text:p>4.51%</text:p>
          </table:table-cell>
          <table:table-cell office:value-type="percentage" office:value="0.104471414414825">
            <text:p>10.45%</text:p>
          </table:table-cell>
          <table:table-cell office:value-type="percentage" office:value="0.0588695245806521">
            <text:p>5.89%</text:p>
          </table:table-cell>
          <table:table-cell office:value-type="percentage" office:value="-0.0204079369383884">
            <text:p>-2.04%</text:p>
          </table:table-cell>
          <table:table-cell office:value-type="percentage" office:value="-0.060335504399325">
            <text:p>-6.03%</text:p>
          </table:table-cell>
          <table:table-cell office:value-type="percentage" office:value="0.00615882747452914">
            <text:p>0.62%</text:p>
          </table:table-cell>
          <table:table-cell office:value-type="percentage" office:value="0.0658576629395217">
            <text:p>6.59%</text:p>
          </table:table-cell>
          <table:table-cell office:value-type="percentage" office:value="0.0355539843131569">
            <text:p>3.56%</text:p>
          </table:table-cell>
          <table:table-cell office:value-type="percentage" office:value="0.109323424492278">
            <text:p>10.93%</text:p>
          </table:table-cell>
          <table:table-cell office:value-type="percentage" office:value="0.0598972733233384">
            <text:p>5.99%</text:p>
          </table:table-cell>
          <table:table-cell office:value-type="percentage" office:value="-0.0151366342213121">
            <text:p>-1.51%</text:p>
          </table:table-cell>
          <table:table-cell office:value-type="percentage" office:value="-0.0301248303315127">
            <text:p>-3.01%</text:p>
          </table:table-cell>
          <table:table-cell office:value-type="percentage" office:value="-0.0487552513313277">
            <text:p>-4.88%</text:p>
          </table:table-cell>
          <table:table-cell office:value-type="percentage" office:value="-0.0178050505045659">
            <text:p>-1.78%</text:p>
          </table:table-cell>
          <table:table-cell office:value-type="percentage" office:value="0.0931568887297203">
            <text:p>9.32%</text:p>
          </table:table-cell>
          <table:table-cell office:value-type="percentage" office:value="0.0541976914775255">
            <text:p>5.42%</text:p>
          </table:table-cell>
          <table:table-cell office:value-type="percentage" office:value="-0.0446593342923217">
            <text:p>-4.47%</text:p>
          </table:table-cell>
          <table:table-cell office:value-type="percentage" office:value="-0.104646671463245">
            <text:p>-10.46%</text:p>
          </table:table-cell>
          <table:table-cell office:value-type="percentage" office:value="-0.0308241623895996">
            <text:p>-3.08%</text:p>
          </table:table-cell>
          <table:table-cell office:value-type="percentage" office:value="0.00827329436760752">
            <text:p>0.83%</text:p>
          </table:table-cell>
          <table:table-cell office:value-type="percentage" office:value="-0.0471497974437458">
            <text:p>-4.71%</text:p>
          </table:table-cell>
          <table:table-cell office:value-type="percentage" office:value="-0.0656820687491556">
            <text:p>-6.57%</text:p>
          </table:table-cell>
          <table:table-cell office:value-type="percentage" office:value="-0.0622213358188248">
            <text:p>-6.22%</text:p>
          </table:table-cell>
          <table:table-cell office:value-type="percentage" office:value="-0.0375139283364243">
            <text:p>-3.75%</text:p>
          </table:table-cell>
          <table:table-cell office:value-type="percentage" office:value="0.0136487197569623">
            <text:p>1.36%</text:p>
          </table:table-cell>
          <table:table-cell office:value-type="percentage" office:value="-0.0214602467691289">
            <text:p>-2.15%</text:p>
          </table:table-cell>
          <table:table-cell office:value-type="percentage" office:value="-0.052855433016096">
            <text:p>-5.29%</text:p>
          </table:table-cell>
          <table:table-cell office:value-type="percentage" office:value="-0.019760724947246">
            <text:p>-1.98%</text:p>
          </table:table-cell>
          <table:table-cell office:value-type="percentage" office:value="0.0430459120397584">
            <text:p>4.30%</text:p>
          </table:table-cell>
          <table:table-cell office:value-type="percentage" office:value="-0.00407513598053087">
            <text:p>-0.41%</text:p>
          </table:table-cell>
          <table:table-cell office:value-type="percentage" office:value="0.0413342163642417">
            <text:p>4.13%</text:p>
          </table:table-cell>
          <table:table-cell office:value-type="percentage" office:value="0.0747317558743426">
            <text:p>7.47%</text:p>
          </table:table-cell>
          <table:table-cell office:value-type="percentage" office:value="0.0887228175707985">
            <text:p>8.87%</text:p>
          </table:table-cell>
          <table:table-cell office:value-type="percentage" office:value="-0.0426220936657677">
            <text:p>-4.26%</text:p>
          </table:table-cell>
          <table:table-cell office:value-type="percentage" office:value="0.0449616668082701">
            <text:p>4.50%</text:p>
          </table:table-cell>
          <table:table-cell office:value-type="percentage" office:value="0.00431048642290024">
            <text:p>0.43%</text:p>
          </table:table-cell>
          <table:table-cell office:value-type="percentage" office:value="0.0490951126012119">
            <text:p>4.91%</text:p>
          </table:table-cell>
          <table:table-cell office:value-type="percentage" office:value="-0.099696628533761">
            <text:p>-9.97%</text:p>
          </table:table-cell>
          <table:table-cell office:value-type="percentage" office:value="-0.673687993426434">
            <text:p>-67.37%</text:p>
          </table:table-cell>
          <table:table-cell office:value-type="percentage" office:value="-0.145336159415715">
            <text:p>-14.53%</text:p>
          </table:table-cell>
          <table:table-cell office:value-type="percentage" office:value="0.0360721815511829">
            <text:p>3.61%</text:p>
          </table:table-cell>
          <table:table-cell office:value-type="percentage" office:value="0.0903701601631144">
            <text:p>9.04%</text:p>
          </table:table-cell>
        </table:table-row>
        <table:table-row table:style-name="ro1">
          <table:table-cell office:value-type="float" office:value="18669">
            <text:p>18669</text:p>
          </table:table-cell>
          <table:table-cell office:value-type="string">
            <text:p>Saxon Investment Corporation</text:p>
          </table:table-cell>
          <table:table-cell office:value-type="string">
            <text:p>Aggressive Diversified Program *QEP*</text:p>
          </table:table-cell>
          <table:table-cell office:value-type="float" office:value="18669">
            <text:p>18669</text:p>
          </table:table-cell>
          <table:table-cell office:value-type="percentage" office:value="0.106465331737299">
            <text:p>10.65%</text:p>
          </table:table-cell>
          <table:table-cell office:value-type="percentage" office:value="0.0263881422196493">
            <text:p>2.64%</text:p>
          </table:table-cell>
          <table:table-cell office:value-type="percentage" office:value="-0.164915911592585">
            <text:p>-16.49%</text:p>
          </table:table-cell>
          <table:table-cell office:value-type="percentage" office:value="-0.10521909620071">
            <text:p>-10.52%</text:p>
          </table:table-cell>
          <table:table-cell office:value-type="percentage" office:value="0.285649870829932">
            <text:p>28.56%</text:p>
          </table:table-cell>
          <table:table-cell office:value-type="percentage" office:value="0.178469545920822">
            <text:p>17.85%</text:p>
          </table:table-cell>
          <table:table-cell office:value-type="percentage" office:value="0.15052842998305">
            <text:p>15.05%</text:p>
          </table:table-cell>
          <table:table-cell office:value-type="percentage" office:value="-0.0351088838850609">
            <text:p>-3.51%</text:p>
          </table:table-cell>
          <table:table-cell office:value-type="percentage" office:value="-0.155606225126882">
            <text:p>-15.56%</text:p>
          </table:table-cell>
          <table:table-cell office:value-type="percentage" office:value="-0.0371872581221646">
            <text:p>-3.72%</text:p>
          </table:table-cell>
          <table:table-cell office:value-type="percentage" office:value="-0.024322554057804">
            <text:p>-2.43%</text:p>
          </table:table-cell>
          <table:table-cell office:value-type="percentage" office:value="-0.0665982250207968">
            <text:p>-6.66%</text:p>
          </table:table-cell>
          <table:table-cell office:value-type="percentage" office:value="0.0102264821624874">
            <text:p>1.02%</text:p>
          </table:table-cell>
          <table:table-cell office:value-type="percentage" office:value="-0.0147474814452936">
            <text:p>-1.47%</text:p>
          </table:table-cell>
          <table:table-cell office:value-type="percentage" office:value="0.0564134939819226">
            <text:p>5.64%</text:p>
          </table:table-cell>
          <table:table-cell office:value-type="percentage" office:value="0.0390140749889518">
            <text:p>3.90%</text:p>
          </table:table-cell>
          <table:table-cell office:value-type="percentage" office:value="0.0407819341220282">
            <text:p>4.08%</text:p>
          </table:table-cell>
          <table:table-cell office:value-type="percentage" office:value="0.0238345622342453">
            <text:p>2.38%</text:p>
          </table:table-cell>
          <table:table-cell office:value-type="percentage" office:value="0.0847834137310467">
            <text:p>8.48%</text:p>
          </table:table-cell>
          <table:table-cell office:value-type="percentage" office:value="-0.163603938302197">
            <text:p>-16.36%</text:p>
          </table:table-cell>
          <table:table-cell office:value-type="percentage" office:value="-0.0610005437851243">
            <text:p>-6.10%</text:p>
          </table:table-cell>
          <table:table-cell office:value-type="percentage" office:value="-0.0873582475878855">
            <text:p>-8.74%</text:p>
          </table:table-cell>
          <table:table-cell office:value-type="percentage" office:value="-0.118117681374142">
            <text:p>-11.81%</text:p>
          </table:table-cell>
          <table:table-cell office:value-type="percentage" office:value="-0.172437170630614">
            <text:p>-17.24%</text:p>
          </table:table-cell>
          <table:table-cell office:value-type="percentage" office:value="0.0784100222881078">
            <text:p>7.84%</text:p>
          </table:table-cell>
          <table:table-cell office:value-type="percentage" office:value="0.0116102997140833">
            <text:p>1.16%</text:p>
          </table:table-cell>
          <table:table-cell office:value-type="percentage" office:value="0.126383110961095">
            <text:p>12.64%</text:p>
          </table:table-cell>
          <table:table-cell office:value-type="percentage" office:value="-0.0140286548902223">
            <text:p>-1.40%</text:p>
          </table:table-cell>
          <table:table-cell office:value-type="percentage" office:value="0.0303847295552646">
            <text:p>3.04%</text:p>
          </table:table-cell>
          <table:table-cell office:value-type="percentage" office:value="0.0497931518919505">
            <text:p>4.98%</text:p>
          </table:table-cell>
          <table:table-cell office:value-type="percentage" office:value="-0.18336671786763">
            <text:p>-18.34%</text:p>
          </table:table-cell>
          <table:table-cell office:value-type="percentage" office:value="0.05314225698235">
            <text:p>5.31%</text:p>
          </table:table-cell>
          <table:table-cell office:value-type="percentage" office:value="-0.12049574047946">
            <text:p>-12.05%</text:p>
          </table:table-cell>
          <table:table-cell office:value-type="percentage" office:value="-0.0283747405949804">
            <text:p>-2.84%</text:p>
          </table:table-cell>
          <table:table-cell office:value-type="percentage" office:value="0.042523654614495">
            <text:p>4.25%</text:p>
          </table:table-cell>
          <table:table-cell office:value-type="percentage" office:value="0.10063858587892">
            <text:p>10.06%</text:p>
          </table:table-cell>
          <table:table-cell office:value-type="percentage" office:value="0.0463435778975572">
            <text:p>4.63%</text:p>
          </table:table-cell>
          <table:table-cell office:value-type="percentage" office:value="-0.0336167914464279">
            <text:p>-3.36%</text:p>
          </table:table-cell>
          <table:table-cell office:value-type="percentage" office:value="-0.0511879761271303">
            <text:p>-5.12%</text:p>
          </table:table-cell>
          <table:table-cell office:value-type="percentage" office:value="0.0136350407349755">
            <text:p>1.36%</text:p>
          </table:table-cell>
          <table:table-cell office:value-type="percentage" office:value="0.0599338066972716">
            <text:p>5.99%</text:p>
          </table:table-cell>
          <table:table-cell office:value-type="percentage" office:value="0.0333352855846182">
            <text:p>3.33%</text:p>
          </table:table-cell>
          <table:table-cell office:value-type="percentage" office:value="0.120809615686478">
            <text:p>12.08%</text:p>
          </table:table-cell>
          <table:table-cell office:value-type="percentage" office:value="0.0965486384750704">
            <text:p>9.65%</text:p>
          </table:table-cell>
          <table:table-cell office:value-type="percentage" office:value="-0.0229749846934306">
            <text:p>-2.30%</text:p>
          </table:table-cell>
          <table:table-cell office:value-type="percentage" office:value="-0.0599061645948214">
            <text:p>-5.99%</text:p>
          </table:table-cell>
          <table:table-cell office:value-type="percentage" office:value="-0.0532172073557115">
            <text:p>-5.32%</text:p>
          </table:table-cell>
          <table:table-cell office:value-type="percentage" office:value="0.00351599808644637">
            <text:p>0.35%</text:p>
          </table:table-cell>
          <table:table-cell office:value-type="percentage" office:value="0.0722493715489687">
            <text:p>7.22%</text:p>
          </table:table-cell>
          <table:table-cell office:value-type="percentage" office:value="0.0425871511221698">
            <text:p>4.26%</text:p>
          </table:table-cell>
          <table:table-cell office:value-type="percentage" office:value="-0.0299943972638383">
            <text:p>-3.00%</text:p>
          </table:table-cell>
          <table:table-cell office:value-type="percentage" office:value="-0.142627630230549">
            <text:p>-14.26%</text:p>
          </table:table-cell>
          <table:table-cell office:value-type="percentage" office:value="-0.0450961769942165">
            <text:p>-4.51%</text:p>
          </table:table-cell>
          <table:table-cell office:value-type="percentage" office:value="0.00756774981180595">
            <text:p>0.76%</text:p>
          </table:table-cell>
          <table:table-cell office:value-type="percentage" office:value="-0.0303063349113593">
            <text:p>-3.03%</text:p>
          </table:table-cell>
          <table:table-cell office:value-type="percentage" office:value="-0.0416451083873926">
            <text:p>-4.16%</text:p>
          </table:table-cell>
          <table:table-cell office:value-type="percentage" office:value="-0.0845990711878861">
            <text:p>-8.46%</text:p>
          </table:table-cell>
          <table:table-cell office:value-type="percentage" office:value="-0.0357145910043897">
            <text:p>-3.57%</text:p>
          </table:table-cell>
          <table:table-cell office:value-type="percentage" office:value="0.0449648355590179">
            <text:p>4.50%</text:p>
          </table:table-cell>
          <table:table-cell office:value-type="percentage" office:value="-0.0698528844942784">
            <text:p>-6.99%</text:p>
          </table:table-cell>
          <table:table-cell office:value-type="percentage" office:value="-0.0381225356414104">
            <text:p>-3.81%</text:p>
          </table:table-cell>
          <table:table-cell office:value-type="percentage" office:value="-0.0189773893730623">
            <text:p>-1.90%</text:p>
          </table:table-cell>
          <table:table-cell office:value-type="percentage" office:value="0.000897472992483617">
            <text:p>0.09%</text:p>
          </table:table-cell>
          <table:table-cell office:value-type="percentage" office:value="-0.0129226683023399">
            <text:p>-1.29%</text:p>
          </table:table-cell>
          <table:table-cell office:value-type="percentage" office:value="-0.05172074926627">
            <text:p>-5.17%</text:p>
          </table:table-cell>
          <table:table-cell office:value-type="percentage" office:value="0.033263115209948">
            <text:p>3.33%</text:p>
          </table:table-cell>
          <table:table-cell office:value-type="percentage" office:value="0.0780308223283817">
            <text:p>7.80%</text:p>
          </table:table-cell>
          <table:table-cell office:value-type="percentage" office:value="-0.0622864657068403">
            <text:p>-6.23%</text:p>
          </table:table-cell>
          <table:table-cell office:value-type="percentage" office:value="0.0178366889560327">
            <text:p>1.78%</text:p>
          </table:table-cell>
          <table:table-cell office:value-type="percentage" office:value="-0.026247021202172">
            <text:p>-2.62%</text:p>
          </table:table-cell>
          <table:table-cell office:value-type="percentage" office:value="-0.0295240276662594">
            <text:p>-2.95%</text:p>
          </table:table-cell>
          <table:table-cell office:value-type="percentage" office:value="0.104464592307676">
            <text:p>10.45%</text:p>
          </table:table-cell>
          <table:table-cell office:value-type="percentage" office:value="0.665170248998296">
            <text:p>66.52%</text:p>
          </table:table-cell>
          <table:table-cell office:value-type="percentage" office:value="0.161869200780498">
            <text:p>16.19%</text:p>
          </table:table-cell>
          <table:table-cell office:value-type="percentage" office:value="-0.0410877862732967">
            <text:p>-4.11%</text:p>
          </table:table-cell>
          <table:table-cell office:value-type="percentage" office:value="-0.0839158401665294">
            <text:p>-8.39%</text:p>
          </table:table-cell>
        </table:table-row>
        <table:table-row table:style-name="ro2">
          <table:table-cell office:value-type="float" office:value="74155">
            <text:p>74155</text:p>
          </table:table-cell>
          <table:table-cell office:value-type="string">
            <text:p>Silicon Valley Quantitative Advisors (SV Quant)</text:p>
          </table:table-cell>
          <table:table-cell office:value-type="string">
            <text:p>US Quantitative Portfolio (UQP) *QEP*</text:p>
          </table:table-cell>
          <table:table-cell office:value-type="float" office:value="74155">
            <text:p>74155</text:p>
          </table:table-cell>
          <table:table-cell office:value-type="percentage" office:value="0.123881642493667">
            <text:p>12.39%</text:p>
          </table:table-cell>
          <table:table-cell office:value-type="percentage" office:value="-0.14169580109345">
            <text:p>-14.17%</text:p>
          </table:table-cell>
          <table:table-cell office:value-type="percentage" office:value="0.00866057651911898">
            <text:p>0.87%</text:p>
          </table:table-cell>
          <table:table-cell office:value-type="percentage" office:value="0.0810507076475641">
            <text:p>8.11%</text:p>
          </table:table-cell>
          <table:table-cell office:value-type="percentage" office:value="-0.115976962975835">
            <text:p>-11.60%</text:p>
          </table:table-cell>
          <table:table-cell office:value-type="percentage" office:value="-0.00182308940795946">
            <text:p>-0.18%</text:p>
          </table:table-cell>
          <table:table-cell office:value-type="percentage" office:value="0.0547686099373958">
            <text:p>5.48%</text:p>
          </table:table-cell>
          <table:table-cell office:value-type="percentage" office:value="0.0191102680908677">
            <text:p>1.91%</text:p>
          </table:table-cell>
          <table:table-cell office:value-type="percentage" office:value="-0.215956821289733">
            <text:p>-21.60%</text:p>
          </table:table-cell>
          <table:table-cell office:value-type="percentage" office:value="-0.11878751894095">
            <text:p>-11.88%</text:p>
          </table:table-cell>
          <table:table-cell office:value-type="percentage" office:value="-0.0414870036581536">
            <text:p>-4.15%</text:p>
          </table:table-cell>
          <table:table-cell office:value-type="percentage" office:value="-0.0906097433396767">
            <text:p>-9.06%</text:p>
          </table:table-cell>
          <table:table-cell office:value-type="percentage" office:value="-0.158789241286628">
            <text:p>-15.88%</text:p>
          </table:table-cell>
          <table:table-cell office:value-type="percentage" office:value="0.0186339452147716">
            <text:p>1.86%</text:p>
          </table:table-cell>
          <table:table-cell office:value-type="percentage" office:value="-0.169938937900286">
            <text:p>-16.99%</text:p>
          </table:table-cell>
          <table:table-cell office:value-type="percentage" office:value="-0.123910173809768">
            <text:p>-12.39%</text:p>
          </table:table-cell>
          <table:table-cell office:value-type="percentage" office:value="-0.0229614149427724">
            <text:p>-2.30%</text:p>
          </table:table-cell>
          <table:table-cell office:value-type="percentage" office:value="0.0235374857125671">
            <text:p>2.35%</text:p>
          </table:table-cell>
          <table:table-cell office:value-type="percentage" office:value="-0.0372751961286764">
            <text:p>-3.73%</text:p>
          </table:table-cell>
          <table:table-cell office:value-type="percentage" office:value="0.174991355696584">
            <text:p>17.50%</text:p>
          </table:table-cell>
          <table:table-cell office:value-type="percentage" office:value="-0.129150406219831">
            <text:p>-12.92%</text:p>
          </table:table-cell>
          <table:table-cell office:value-type="percentage" office:value="-0.132012303373229">
            <text:p>-13.20%</text:p>
          </table:table-cell>
          <table:table-cell office:value-type="percentage" office:value="0.0774240981968574">
            <text:p>7.74%</text:p>
          </table:table-cell>
          <table:table-cell office:value-type="percentage" office:value="-0.0459979977834088">
            <text:p>-4.60%</text:p>
          </table:table-cell>
          <table:table-cell office:value-type="percentage" office:value="-0.0866011261171253">
            <text:p>-8.66%</text:p>
          </table:table-cell>
          <table:table-cell office:value-type="percentage" office:value="-0.044477155622373">
            <text:p>-4.45%</text:p>
          </table:table-cell>
          <table:table-cell office:value-type="percentage" office:value="0.0231232687971408">
            <text:p>2.31%</text:p>
          </table:table-cell>
          <table:table-cell office:value-type="percentage" office:value="-0.0726769801555663">
            <text:p>-7.27%</text:p>
          </table:table-cell>
          <table:table-cell office:value-type="percentage" office:value="-0.0463067169168958">
            <text:p>-4.63%</text:p>
          </table:table-cell>
          <table:table-cell office:value-type="percentage" office:value="-0.103595796485515">
            <text:p>-10.36%</text:p>
          </table:table-cell>
          <table:table-cell office:value-type="percentage" office:value="0.034425033052126">
            <text:p>3.44%</text:p>
          </table:table-cell>
          <table:table-cell office:value-type="percentage" office:value="0.021338552832915">
            <text:p>2.13%</text:p>
          </table:table-cell>
          <table:table-cell office:value-type="percentage" office:value="-0.0104677120599565">
            <text:p>-1.05%</text:p>
          </table:table-cell>
          <table:table-cell office:value-type="percentage" office:value="-0.130547145383244">
            <text:p>-13.05%</text:p>
          </table:table-cell>
          <table:table-cell office:value-type="percentage" office:value="-0.0521340491934009">
            <text:p>-5.21%</text:p>
          </table:table-cell>
          <table:table-cell office:value-type="percentage" office:value="0.248243803207188">
            <text:p>24.82%</text:p>
          </table:table-cell>
          <table:table-cell office:value-type="percentage" office:value="-0.0268637152554868">
            <text:p>-2.69%</text:p>
          </table:table-cell>
          <table:table-cell office:value-type="percentage" office:value="-0.203687221338439">
            <text:p>-20.37%</text:p>
          </table:table-cell>
          <table:table-cell office:value-type="percentage" office:value="-0.412915619337643">
            <text:p>-41.29%</text:p>
          </table:table-cell>
          <table:table-cell office:value-type="percentage" office:value="0.10270143926255">
            <text:p>10.27%</text:p>
          </table:table-cell>
          <table:table-cell office:value-type="percentage" office:value="0.0350119064409976">
            <text:p>3.50%</text:p>
          </table:table-cell>
          <table:table-cell office:value-type="percentage" office:value="0.063318193183152">
            <text:p>6.33%</text:p>
          </table:table-cell>
          <table:table-cell office:value-type="percentage" office:value="-0.173885561148938">
            <text:p>-17.39%</text:p>
          </table:table-cell>
          <table:table-cell office:value-type="percentage" office:value="-0.0244850880077596">
            <text:p>-2.45%</text:p>
          </table:table-cell>
          <table:table-cell office:value-type="percentage" office:value="-0.222006190159422">
            <text:p>-22.20%</text:p>
          </table:table-cell>
          <table:table-cell office:value-type="percentage" office:value="0.0389787966356116">
            <text:p>3.90%</text:p>
          </table:table-cell>
          <table:table-cell office:value-type="percentage" office:value="-0.0849621043804577">
            <text:p>-8.50%</text:p>
          </table:table-cell>
          <table:table-cell office:value-type="percentage" office:value="-0.0730268601433542">
            <text:p>-7.30%</text:p>
          </table:table-cell>
          <table:table-cell office:value-type="percentage" office:value="-0.147396569832653">
            <text:p>-14.74%</text:p>
          </table:table-cell>
          <table:table-cell office:value-type="percentage" office:value="0.227257686785607">
            <text:p>22.73%</text:p>
          </table:table-cell>
          <table:table-cell office:value-type="percentage" office:value="0.0348659336826862">
            <text:p>3.49%</text:p>
          </table:table-cell>
          <table:table-cell office:value-type="percentage" office:value="0.0138030793450316">
            <text:p>1.38%</text:p>
          </table:table-cell>
          <table:table-cell office:value-type="percentage" office:value="-0.0805419299470559">
            <text:p>-8.05%</text:p>
          </table:table-cell>
          <table:table-cell office:value-type="percentage" office:value="-0.0434827825486505">
            <text:p>-4.35%</text:p>
          </table:table-cell>
          <table:table-cell office:value-type="percentage" office:value="0.0410892146546957">
            <text:p>4.11%</text:p>
          </table:table-cell>
          <table:table-cell office:value-type="percentage" office:value="0.0260104134433232">
            <text:p>2.60%</text:p>
          </table:table-cell>
          <table:table-cell office:value-type="percentage" office:value="0.196604678079409">
            <text:p>19.66%</text:p>
          </table:table-cell>
          <table:table-cell office:value-type="percentage" office:value="0.170648195724232">
            <text:p>17.06%</text:p>
          </table:table-cell>
          <table:table-cell office:value-type="percentage" office:value="-0.0709745892774614">
            <text:p>-7.10%</text:p>
          </table:table-cell>
          <table:table-cell office:value-type="percentage" office:value="0.0494397706712328">
            <text:p>4.94%</text:p>
          </table:table-cell>
          <table:table-cell office:value-type="percentage" office:value="0.059999270645512">
            <text:p>6.00%</text:p>
          </table:table-cell>
          <table:table-cell office:value-type="percentage" office:value="-0.0399716520089503">
            <text:p>-4.00%</text:p>
          </table:table-cell>
          <table:table-cell office:value-type="percentage" office:value="0.0522427820093111">
            <text:p>5.22%</text:p>
          </table:table-cell>
          <table:table-cell office:value-type="percentage" office:value="0.112800537580235">
            <text:p>11.28%</text:p>
          </table:table-cell>
          <table:table-cell office:value-type="percentage" office:value="-0.174307420751417">
            <text:p>-17.43%</text:p>
          </table:table-cell>
          <table:table-cell office:value-type="percentage" office:value="0.128311005064169">
            <text:p>12.83%</text:p>
          </table:table-cell>
          <table:table-cell office:value-type="percentage" office:value="-0.0469000108572938">
            <text:p>-4.69%</text:p>
          </table:table-cell>
          <table:table-cell office:value-type="percentage" office:value="-0.244496389676459">
            <text:p>-24.45%</text:p>
          </table:table-cell>
          <table:table-cell office:value-type="percentage" office:value="-0.00971923389066461">
            <text:p>-0.97%</text:p>
          </table:table-cell>
          <table:table-cell office:value-type="percentage" office:value="-0.00686634130695078">
            <text:p>-0.69%</text:p>
          </table:table-cell>
          <table:table-cell office:value-type="percentage" office:value="-0.0254986360250272">
            <text:p>-2.55%</text:p>
          </table:table-cell>
          <table:table-cell office:value-type="percentage" office:value="-0.00612930541289776">
            <text:p>-0.61%</text:p>
          </table:table-cell>
          <table:table-cell office:value-type="percentage" office:value="-0.00699462402301936">
            <text:p>-0.70%</text:p>
          </table:table-cell>
          <table:table-cell office:value-type="percentage" office:value="-0.00469563285441587">
            <text:p>-0.47%</text:p>
          </table:table-cell>
          <table:table-cell office:value-type="percentage" office:value="0.00765966919041096">
            <text:p>0.77%</text:p>
          </table:table-cell>
          <table:table-cell office:value-type="percentage" office:value="0.011230930797134">
            <text:p>1.12%</text:p>
          </table:table-cell>
        </table:table-row>
        <table:table-row table:style-name="ro2">
          <table:table-cell office:value-type="float" office:value="20060">
            <text:p>20060</text:p>
          </table:table-cell>
          <table:table-cell office:value-type="string">
            <text:p>SMN Investment Services GmbH</text:p>
          </table:table-cell>
          <table:table-cell office:value-type="string">
            <text:p>Diversified Futures *FRN*</text:p>
          </table:table-cell>
          <table:table-cell office:value-type="float" office:value="20060">
            <text:p>20060</text:p>
          </table:table-cell>
          <table:table-cell office:value-type="percentage" office:value="0.152185555919816">
            <text:p>15.22%</text:p>
          </table:table-cell>
          <table:table-cell office:value-type="percentage" office:value="0.0978201114359295">
            <text:p>9.78%</text:p>
          </table:table-cell>
          <table:table-cell office:value-type="percentage" office:value="0.0867731296484611">
            <text:p>8.68%</text:p>
          </table:table-cell>
          <table:table-cell office:value-type="percentage" office:value="-0.00090307497437062">
            <text:p>-0.09%</text:p>
          </table:table-cell>
          <table:table-cell office:value-type="percentage" office:value="-0.0554612129317151">
            <text:p>-5.55%</text:p>
          </table:table-cell>
          <table:table-cell office:value-type="percentage" office:value="0.0297312925353041">
            <text:p>2.97%</text:p>
          </table:table-cell>
          <table:table-cell office:value-type="percentage" office:value="-0.0386267137322915">
            <text:p>-3.86%</text:p>
          </table:table-cell>
          <table:table-cell office:value-type="percentage" office:value="0.194558446483219">
            <text:p>19.46%</text:p>
          </table:table-cell>
          <table:table-cell office:value-type="percentage" office:value="-0.00379735913445854">
            <text:p>-0.38%</text:p>
          </table:table-cell>
          <table:table-cell office:value-type="percentage" office:value="0.0359332975446239">
            <text:p>3.59%</text:p>
          </table:table-cell>
          <table:table-cell office:value-type="percentage" office:value="0.000751794435031241">
            <text:p>0.08%</text:p>
          </table:table-cell>
          <table:table-cell office:value-type="percentage" office:value="0.00398967920282474">
            <text:p>0.40%</text:p>
          </table:table-cell>
          <table:table-cell office:value-type="percentage" office:value="0.0534686402401461">
            <text:p>5.35%</text:p>
          </table:table-cell>
          <table:table-cell office:value-type="percentage" office:value="-0.0569714682803566">
            <text:p>-5.70%</text:p>
          </table:table-cell>
          <table:table-cell office:value-type="percentage" office:value="-0.08191818713974">
            <text:p>-8.19%</text:p>
          </table:table-cell>
          <table:table-cell office:value-type="percentage" office:value="0.0779240026220247">
            <text:p>7.79%</text:p>
          </table:table-cell>
          <table:table-cell office:value-type="percentage" office:value="0.00677374004259132">
            <text:p>0.68%</text:p>
          </table:table-cell>
          <table:table-cell office:value-type="percentage" office:value="0.0719542343217827">
            <text:p>7.20%</text:p>
          </table:table-cell>
          <table:table-cell office:value-type="percentage" office:value="-0.0207887186165084">
            <text:p>-2.08%</text:p>
          </table:table-cell>
          <table:table-cell office:value-type="percentage" office:value="0.00134530835862715">
            <text:p>0.13%</text:p>
          </table:table-cell>
          <table:table-cell office:value-type="percentage" office:value="0.059992724488224">
            <text:p>6.00%</text:p>
          </table:table-cell>
          <table:table-cell office:value-type="percentage" office:value="0.0509774311487636">
            <text:p>5.10%</text:p>
          </table:table-cell>
          <table:table-cell office:value-type="percentage" office:value="-0.0648862505004836">
            <text:p>-6.49%</text:p>
          </table:table-cell>
          <table:table-cell office:value-type="percentage" office:value="-0.106064061756932">
            <text:p>-10.61%</text:p>
          </table:table-cell>
          <table:table-cell office:value-type="percentage" office:value="0.10017840868434">
            <text:p>10.02%</text:p>
          </table:table-cell>
          <table:table-cell office:value-type="percentage" office:value="0.0965809641755486">
            <text:p>9.66%</text:p>
          </table:table-cell>
          <table:table-cell office:value-type="percentage" office:value="-0.0265175911171394">
            <text:p>-2.65%</text:p>
          </table:table-cell>
          <table:table-cell office:value-type="percentage" office:value="0.18334203920162">
            <text:p>18.33%</text:p>
          </table:table-cell>
          <table:table-cell office:value-type="percentage" office:value="-0.077908827469275">
            <text:p>-7.79%</text:p>
          </table:table-cell>
          <table:table-cell office:value-type="percentage" office:value="0.162517894525891">
            <text:p>16.25%</text:p>
          </table:table-cell>
          <table:table-cell office:value-type="percentage" office:value="0.148335931903519">
            <text:p>14.83%</text:p>
          </table:table-cell>
          <table:table-cell office:value-type="percentage" office:value="0.0220319805282645">
            <text:p>2.20%</text:p>
          </table:table-cell>
          <table:table-cell office:value-type="percentage" office:value="0.0180291092362833">
            <text:p>1.80%</text:p>
          </table:table-cell>
          <table:table-cell office:value-type="percentage" office:value="0.127196487130863">
            <text:p>12.72%</text:p>
          </table:table-cell>
          <table:table-cell office:value-type="percentage" office:value="-0.144610210696616">
            <text:p>-14.46%</text:p>
          </table:table-cell>
          <table:table-cell office:value-type="percentage" office:value="0.198670505328861">
            <text:p>19.87%</text:p>
          </table:table-cell>
          <table:table-cell office:value-type="percentage" office:value="-0.105216232632134">
            <text:p>-10.52%</text:p>
          </table:table-cell>
          <table:table-cell office:value-type="percentage" office:value="0.0360031947975808">
            <text:p>3.60%</text:p>
          </table:table-cell>
          <table:table-cell office:value-type="percentage" office:value="-0.0960149131199752">
            <text:p>-9.60%</text:p>
          </table:table-cell>
          <table:table-cell office:value-type="percentage" office:value="-0.03435233027518">
            <text:p>-3.44%</text:p>
          </table:table-cell>
          <table:table-cell office:value-type="percentage" office:value="-0.144559770623577">
            <text:p>-14.46%</text:p>
          </table:table-cell>
          <table:table-cell office:value-type="percentage" office:value="-0.0306370344603368">
            <text:p>-3.06%</text:p>
          </table:table-cell>
          <table:table-cell office:value-type="percentage" office:value="0.0101726626986177">
            <text:p>1.02%</text:p>
          </table:table-cell>
          <table:table-cell office:value-type="percentage" office:value="-0.156290990661461">
            <text:p>-15.63%</text:p>
          </table:table-cell>
          <table:table-cell office:value-type="percentage" office:value="-0.269128019241155">
            <text:p>-26.91%</text:p>
          </table:table-cell>
          <table:table-cell office:value-type="percentage" office:value="-0.0586591373811164">
            <text:p>-5.87%</text:p>
          </table:table-cell>
          <table:table-cell office:value-type="percentage" office:value="-0.00285911086523972">
            <text:p>-0.29%</text:p>
          </table:table-cell>
          <table:table-cell office:value-type="percentage" office:value="-0.0216757652621639">
            <text:p>-2.17%</text:p>
          </table:table-cell>
          <table:table-cell office:value-type="percentage" office:value="0.0982330331061249">
            <text:p>9.82%</text:p>
          </table:table-cell>
          <table:table-cell office:value-type="percentage" office:value="0.122133101433577">
            <text:p>12.21%</text:p>
          </table:table-cell>
          <table:table-cell office:value-type="percentage" office:value="-0.0779843146321776">
            <text:p>-7.80%</text:p>
          </table:table-cell>
          <table:table-cell office:value-type="percentage" office:value="0.0402164857869283">
            <text:p>4.02%</text:p>
          </table:table-cell>
          <table:table-cell office:value-type="percentage" office:value="-0.03163273675417">
            <text:p>-3.16%</text:p>
          </table:table-cell>
          <table:table-cell office:value-type="percentage" office:value="0.242664063693461">
            <text:p>24.27%</text:p>
          </table:table-cell>
          <table:table-cell office:value-type="percentage" office:value="-0.125166631883535">
            <text:p>-12.52%</text:p>
          </table:table-cell>
          <table:table-cell office:value-type="percentage" office:value="-0.106930961518961">
            <text:p>-10.69%</text:p>
          </table:table-cell>
          <table:table-cell office:value-type="percentage" office:value="0.150867262327434">
            <text:p>15.09%</text:p>
          </table:table-cell>
          <table:table-cell office:value-type="percentage" office:value="-0.242720288915318">
            <text:p>-24.27%</text:p>
          </table:table-cell>
          <table:table-cell office:value-type="percentage" office:value="-0.178254018664421">
            <text:p>-17.83%</text:p>
          </table:table-cell>
          <table:table-cell office:value-type="percentage" office:value="-0.0938064919751909">
            <text:p>-9.38%</text:p>
          </table:table-cell>
          <table:table-cell office:value-type="percentage" office:value="-0.120294284350681">
            <text:p>-12.03%</text:p>
          </table:table-cell>
          <table:table-cell office:value-type="percentage" office:value="0.214166193867495">
            <text:p>21.42%</text:p>
          </table:table-cell>
          <table:table-cell office:value-type="percentage" office:value="0.349991931848079">
            <text:p>35.00%</text:p>
          </table:table-cell>
          <table:table-cell office:value-type="percentage" office:value="-0.276041539279082">
            <text:p>-27.60%</text:p>
          </table:table-cell>
          <table:table-cell office:value-type="percentage" office:value="0.0193239237843989">
            <text:p>1.93%</text:p>
          </table:table-cell>
          <table:table-cell office:value-type="percentage" office:value="-0.165262666549726">
            <text:p>-16.53%</text:p>
          </table:table-cell>
          <table:table-cell office:value-type="percentage" office:value="0.0445141694632218">
            <text:p>4.45%</text:p>
          </table:table-cell>
          <table:table-cell office:value-type="percentage" office:value="0.0820035144662914">
            <text:p>8.20%</text:p>
          </table:table-cell>
          <table:table-cell office:value-type="percentage" office:value="0.0105837321208219">
            <text:p>1.06%</text:p>
          </table:table-cell>
          <table:table-cell office:value-type="percentage" office:value="-0.00708649342559044">
            <text:p>-0.71%</text:p>
          </table:table-cell>
          <table:table-cell office:value-type="percentage" office:value="-0.00803638107602506">
            <text:p>-0.80%</text:p>
          </table:table-cell>
          <table:table-cell office:value-type="percentage" office:value="-0.00668613487115712">
            <text:p>-0.67%</text:p>
          </table:table-cell>
          <table:table-cell office:value-type="percentage" office:value="0.0192598626307053">
            <text:p>1.93%</text:p>
          </table:table-cell>
          <table:table-cell office:value-type="percentage" office:value="0.0179456995109954">
            <text:p>1.79%</text:p>
          </table:table-cell>
          <table:table-cell office:value-type="percentage" office:value="-0.00022809626143018">
            <text:p>-0.02%</text:p>
          </table:table-cell>
          <table:table-cell office:value-type="percentage" office:value="0.00210742369176089">
            <text:p>0.21%</text:p>
          </table:table-cell>
        </table:table-row>
        <table:table-row table:style-name="ro1">
          <table:table-cell office:value-type="float" office:value="44815">
            <text:p>44815</text:p>
          </table:table-cell>
          <table:table-cell office:value-type="string">
            <text:p>Southwest Managed Investments, LLC</text:p>
          </table:table-cell>
          <table:table-cell office:value-type="string">
            <text:p>Global Diversified Program</text:p>
          </table:table-cell>
          <table:table-cell office:value-type="float" office:value="44815">
            <text:p>44815</text:p>
          </table:table-cell>
          <table:table-cell office:value-type="percentage" office:value="0.120606794383304">
            <text:p>12.06%</text:p>
          </table:table-cell>
          <table:table-cell office:value-type="percentage" office:value="-0.184654349000437">
            <text:p>-18.47%</text:p>
          </table:table-cell>
          <table:table-cell office:value-type="percentage" office:value="-0.00418888043081499">
            <text:p>-0.42%</text:p>
          </table:table-cell>
          <table:table-cell office:value-type="percentage" office:value="0.0631718374553025">
            <text:p>6.32%</text:p>
          </table:table-cell>
          <table:table-cell office:value-type="percentage" office:value="-0.0258627962186566">
            <text:p>-2.59%</text:p>
          </table:table-cell>
          <table:table-cell office:value-type="percentage" office:value="0.0568796603498085">
            <text:p>5.69%</text:p>
          </table:table-cell>
          <table:table-cell office:value-type="percentage" office:value="-0.0539585121615485">
            <text:p>-5.40%</text:p>
          </table:table-cell>
          <table:table-cell office:value-type="percentage" office:value="-0.112677637457188">
            <text:p>-11.27%</text:p>
          </table:table-cell>
          <table:table-cell office:value-type="percentage" office:value="-0.0306377926565739">
            <text:p>-3.06%</text:p>
          </table:table-cell>
          <table:table-cell office:value-type="percentage" office:value="0.0130445201314603">
            <text:p>1.30%</text:p>
          </table:table-cell>
          <table:table-cell office:value-type="percentage" office:value="0.179649761393571">
            <text:p>17.96%</text:p>
          </table:table-cell>
          <table:table-cell office:value-type="percentage" office:value="0.00562677490498501">
            <text:p>0.56%</text:p>
          </table:table-cell>
          <table:table-cell office:value-type="percentage" office:value="0.0189292280948942">
            <text:p>1.89%</text:p>
          </table:table-cell>
          <table:table-cell office:value-type="percentage" office:value="0.16009297455253">
            <text:p>16.01%</text:p>
          </table:table-cell>
          <table:table-cell office:value-type="percentage" office:value="-0.0458762572093427">
            <text:p>-4.59%</text:p>
          </table:table-cell>
          <table:table-cell office:value-type="percentage" office:value="-0.0994419047367015">
            <text:p>-9.94%</text:p>
          </table:table-cell>
          <table:table-cell office:value-type="percentage" office:value="-0.0418650245889883">
            <text:p>-4.19%</text:p>
          </table:table-cell>
          <table:table-cell office:value-type="percentage" office:value="-0.00962477747566632">
            <text:p>-0.96%</text:p>
          </table:table-cell>
          <table:table-cell office:value-type="percentage" office:value="-0.0862084016761545">
            <text:p>-8.62%</text:p>
          </table:table-cell>
          <table:table-cell office:value-type="percentage" office:value="0.0925466949008974">
            <text:p>9.25%</text:p>
          </table:table-cell>
          <table:table-cell office:value-type="percentage" office:value="-0.0342084157396438">
            <text:p>-3.42%</text:p>
          </table:table-cell>
          <table:table-cell office:value-type="percentage" office:value="-0.127403070326838">
            <text:p>-12.74%</text:p>
          </table:table-cell>
          <table:table-cell office:value-type="percentage" office:value="0.0403947672139323">
            <text:p>4.04%</text:p>
          </table:table-cell>
          <table:table-cell office:value-type="percentage" office:value="-0.0949538778589758">
            <text:p>-9.50%</text:p>
          </table:table-cell>
          <table:table-cell office:value-type="percentage" office:value="0.0146738708312441">
            <text:p>1.47%</text:p>
          </table:table-cell>
          <table:table-cell office:value-type="percentage" office:value="-0.124954630031308">
            <text:p>-12.50%</text:p>
          </table:table-cell>
          <table:table-cell office:value-type="percentage" office:value="0.19689855340133">
            <text:p>19.69%</text:p>
          </table:table-cell>
          <table:table-cell office:value-type="percentage" office:value="0.148127860761142">
            <text:p>14.81%</text:p>
          </table:table-cell>
          <table:table-cell office:value-type="percentage" office:value="-0.270093642983043">
            <text:p>-27.01%</text:p>
          </table:table-cell>
          <table:table-cell office:value-type="percentage" office:value="-0.265396447066061">
            <text:p>-26.54%</text:p>
          </table:table-cell>
          <table:table-cell office:value-type="percentage" office:value="0.0312961821464992">
            <text:p>3.13%</text:p>
          </table:table-cell>
          <table:table-cell office:value-type="percentage" office:value="-0.0307565574549197">
            <text:p>-3.08%</text:p>
          </table:table-cell>
          <table:table-cell office:value-type="percentage" office:value="0.212658607388527">
            <text:p>21.27%</text:p>
          </table:table-cell>
          <table:table-cell office:value-type="percentage" office:value="-0.103549157756927">
            <text:p>-10.35%</text:p>
          </table:table-cell>
          <table:table-cell office:value-type="percentage" office:value="0.109528033012762">
            <text:p>10.95%</text:p>
          </table:table-cell>
          <table:table-cell office:value-type="percentage" office:value="-0.209362010162379">
            <text:p>-20.94%</text:p>
          </table:table-cell>
          <table:table-cell office:value-type="percentage" office:value="0.162343582249392">
            <text:p>16.23%</text:p>
          </table:table-cell>
          <table:table-cell office:value-type="percentage" office:value="-0.113556926794901">
            <text:p>-11.36%</text:p>
          </table:table-cell>
          <table:table-cell office:value-type="percentage" office:value="0.16041787702035">
            <text:p>16.04%</text:p>
          </table:table-cell>
          <table:table-cell office:value-type="percentage" office:value="-0.0969706470345051">
            <text:p>-9.70%</text:p>
          </table:table-cell>
          <table:table-cell office:value-type="percentage" office:value="-0.186926883879403">
            <text:p>-18.69%</text:p>
          </table:table-cell>
          <table:table-cell office:value-type="percentage" office:value="-0.171642266329345">
            <text:p>-17.16%</text:p>
          </table:table-cell>
          <table:table-cell office:value-type="percentage" office:value="0.16644813622566">
            <text:p>16.64%</text:p>
          </table:table-cell>
          <table:table-cell office:value-type="percentage" office:value="0.102114971365201">
            <text:p>10.21%</text:p>
          </table:table-cell>
          <table:table-cell office:value-type="percentage" office:value="-0.087748605839765">
            <text:p>-8.77%</text:p>
          </table:table-cell>
          <table:table-cell office:value-type="percentage" office:value="0.0256756629745781">
            <text:p>2.57%</text:p>
          </table:table-cell>
          <table:table-cell office:value-type="percentage" office:value="0.0418098322652761">
            <text:p>4.18%</text:p>
          </table:table-cell>
          <table:table-cell office:value-type="percentage" office:value="-0.14825838982085">
            <text:p>-14.83%</text:p>
          </table:table-cell>
          <table:table-cell office:value-type="percentage" office:value="0.0714173156017819">
            <text:p>7.14%</text:p>
          </table:table-cell>
          <table:table-cell office:value-type="percentage" office:value="0.104091129972059">
            <text:p>10.41%</text:p>
          </table:table-cell>
          <table:table-cell office:value-type="percentage" office:value="0.157714647377005">
            <text:p>15.77%</text:p>
          </table:table-cell>
          <table:table-cell office:value-type="percentage" office:value="-0.105244999996436">
            <text:p>-10.52%</text:p>
          </table:table-cell>
          <table:table-cell office:value-type="percentage" office:value="-0.0313347338235649">
            <text:p>-3.13%</text:p>
          </table:table-cell>
          <table:table-cell office:value-type="percentage" office:value="-0.0870888553351093">
            <text:p>-8.71%</text:p>
          </table:table-cell>
          <table:table-cell office:value-type="percentage" office:value="0.0349580854560064">
            <text:p>3.50%</text:p>
          </table:table-cell>
          <table:table-cell office:value-type="percentage" office:value="-0.031277121567834">
            <text:p>-3.13%</text:p>
          </table:table-cell>
          <table:table-cell office:value-type="percentage" office:value="0.0864036527425497">
            <text:p>8.64%</text:p>
          </table:table-cell>
          <table:table-cell office:value-type="percentage" office:value="-0.155499659878888">
            <text:p>-15.55%</text:p>
          </table:table-cell>
          <table:table-cell office:value-type="percentage" office:value="0.292096996936226">
            <text:p>29.21%</text:p>
          </table:table-cell>
          <table:table-cell office:value-type="percentage" office:value="-0.172590766101381">
            <text:p>-17.26%</text:p>
          </table:table-cell>
          <table:table-cell office:value-type="percentage" office:value="-0.0194915614966477">
            <text:p>-1.95%</text:p>
          </table:table-cell>
          <table:table-cell office:value-type="percentage" office:value="-0.032171637084995">
            <text:p>-3.22%</text:p>
          </table:table-cell>
          <table:table-cell office:value-type="percentage" office:value="0.189384669410671">
            <text:p>18.94%</text:p>
          </table:table-cell>
          <table:table-cell office:value-type="percentage" office:value="-0.118825284420661">
            <text:p>-11.88%</text:p>
          </table:table-cell>
          <table:table-cell office:value-type="percentage" office:value="-0.00747745733583982">
            <text:p>-0.75%</text:p>
          </table:table-cell>
          <table:table-cell office:value-type="percentage" office:value="0.0267600590857456">
            <text:p>2.68%</text:p>
          </table:table-cell>
          <table:table-cell office:value-type="percentage" office:value="0.0368471771104217">
            <text:p>3.68%</text:p>
          </table:table-cell>
          <table:table-cell office:value-type="percentage" office:value="0.0377825228886593">
            <text:p>3.78%</text:p>
          </table:table-cell>
          <table:table-cell office:value-type="percentage" office:value="0.0081395147745726">
            <text:p>0.81%</text:p>
          </table:table-cell>
          <table:table-cell office:value-type="percentage" office:value="-0.0411199406120173">
            <text:p>-4.11%</text:p>
          </table:table-cell>
          <table:table-cell office:value-type="percentage" office:value="-0.0211393357283696">
            <text:p>-2.11%</text:p>
          </table:table-cell>
          <table:table-cell office:value-type="percentage" office:value="0.0213244785403279">
            <text:p>2.13%</text:p>
          </table:table-cell>
          <table:table-cell office:value-type="percentage" office:value="-0.023067673480249">
            <text:p>-2.31%</text:p>
          </table:table-cell>
          <table:table-cell office:value-type="percentage" office:value="0.0188311682713355">
            <text:p>1.88%</text:p>
          </table:table-cell>
          <table:table-cell office:value-type="percentage" office:value="0.00138701284277998">
            <text:p>0.14%</text:p>
          </table:table-cell>
          <table:table-cell office:value-type="percentage" office:value="0.000285421539638478">
            <text:p>0.03%</text:p>
          </table:table-cell>
        </table:table-row>
        <table:table-row table:style-name="ro1">
          <table:table-cell office:value-type="float" office:value="31313">
            <text:p>31313</text:p>
          </table:table-cell>
          <table:table-cell office:value-type="string">
            <text:p>Systematic Alpha Management LLC</text:p>
          </table:table-cell>
          <table:table-cell office:value-type="string">
            <text:p>Systematic Alpha Futures Program *QEP*</text:p>
          </table:table-cell>
          <table:table-cell office:value-type="float" office:value="31313">
            <text:p>31313</text:p>
          </table:table-cell>
          <table:table-cell office:value-type="percentage" office:value="0.0043733348131594">
            <text:p>0.44%</text:p>
          </table:table-cell>
          <table:table-cell office:value-type="percentage" office:value="0.00477229437163093">
            <text:p>0.48%</text:p>
          </table:table-cell>
          <table:table-cell office:value-type="percentage" office:value="-0.0145809129387071">
            <text:p>-1.46%</text:p>
          </table:table-cell>
          <table:table-cell office:value-type="percentage" office:value="0.206078157344466">
            <text:p>20.61%</text:p>
          </table:table-cell>
          <table:table-cell office:value-type="percentage" office:value="-0.0161794554855046">
            <text:p>-1.62%</text:p>
          </table:table-cell>
          <table:table-cell office:value-type="percentage" office:value="0.273912236482504">
            <text:p>27.39%</text:p>
          </table:table-cell>
          <table:table-cell office:value-type="percentage" office:value="-0.288825664685005">
            <text:p>-28.88%</text:p>
          </table:table-cell>
          <table:table-cell office:value-type="percentage" office:value="-0.227688611602396">
            <text:p>-22.77%</text:p>
          </table:table-cell>
          <table:table-cell office:value-type="percentage" office:value="0.0718677719830416">
            <text:p>7.19%</text:p>
          </table:table-cell>
          <table:table-cell office:value-type="percentage" office:value="0.183375478332576">
            <text:p>18.34%</text:p>
          </table:table-cell>
          <table:table-cell office:value-type="percentage" office:value="-0.143924230060688">
            <text:p>-14.39%</text:p>
          </table:table-cell>
          <table:table-cell office:value-type="percentage" office:value="0.149543705048849">
            <text:p>14.95%</text:p>
          </table:table-cell>
          <table:table-cell office:value-type="percentage" office:value="-0.199778776680167">
            <text:p>-19.98%</text:p>
          </table:table-cell>
          <table:table-cell office:value-type="percentage" office:value="0.023802522258633">
            <text:p>2.38%</text:p>
          </table:table-cell>
          <table:table-cell office:value-type="percentage" office:value="0.0075088653385973">
            <text:p>0.75%</text:p>
          </table:table-cell>
          <table:table-cell office:value-type="percentage" office:value="0.158669325876717">
            <text:p>15.87%</text:p>
          </table:table-cell>
          <table:table-cell office:value-type="percentage" office:value="0.10310337553408">
            <text:p>10.31%</text:p>
          </table:table-cell>
          <table:table-cell office:value-type="percentage" office:value="0.130844327116971">
            <text:p>13.08%</text:p>
          </table:table-cell>
          <table:table-cell office:value-type="percentage" office:value="-0.0174236526098891">
            <text:p>-1.74%</text:p>
          </table:table-cell>
          <table:table-cell office:value-type="percentage" office:value="-0.0894995997309474">
            <text:p>-8.95%</text:p>
          </table:table-cell>
          <table:table-cell office:value-type="percentage" office:value="-0.27837337074495">
            <text:p>-27.84%</text:p>
          </table:table-cell>
          <table:table-cell office:value-type="percentage" office:value="-0.161657204251575">
            <text:p>-16.17%</text:p>
          </table:table-cell>
          <table:table-cell office:value-type="percentage" office:value="-0.0438287726281014">
            <text:p>-4.38%</text:p>
          </table:table-cell>
          <table:table-cell office:value-type="percentage" office:value="0.0235363864636987">
            <text:p>2.35%</text:p>
          </table:table-cell>
          <table:table-cell office:value-type="percentage" office:value="-0.230037159171594">
            <text:p>-23.00%</text:p>
          </table:table-cell>
          <table:table-cell office:value-type="percentage" office:value="0.128255224558268">
            <text:p>12.83%</text:p>
          </table:table-cell>
          <table:table-cell office:value-type="percentage" office:value="0.107662194141184">
            <text:p>10.77%</text:p>
          </table:table-cell>
          <table:table-cell office:value-type="percentage" office:value="-0.0383775499578222">
            <text:p>-3.84%</text:p>
          </table:table-cell>
          <table:table-cell office:value-type="percentage" office:value="0.395261987589135">
            <text:p>39.53%</text:p>
          </table:table-cell>
          <table:table-cell office:value-type="percentage" office:value="0.132734298229389">
            <text:p>13.27%</text:p>
          </table:table-cell>
          <table:table-cell office:value-type="percentage" office:value="0.106838504177202">
            <text:p>10.68%</text:p>
          </table:table-cell>
          <table:table-cell office:value-type="percentage" office:value="0.00144904283951185">
            <text:p>0.14%</text:p>
          </table:table-cell>
          <table:table-cell office:value-type="percentage" office:value="0.0179569323917551">
            <text:p>1.80%</text:p>
          </table:table-cell>
          <table:table-cell office:value-type="percentage" office:value="0.0309707143277709">
            <text:p>3.10%</text:p>
          </table:table-cell>
          <table:table-cell office:value-type="percentage" office:value="0.0693869596243885">
            <text:p>6.94%</text:p>
          </table:table-cell>
          <table:table-cell office:value-type="percentage" office:value="-0.111940741679029">
            <text:p>-11.19%</text:p>
          </table:table-cell>
          <table:table-cell office:value-type="percentage" office:value="-0.0175520966376126">
            <text:p>-1.76%</text:p>
          </table:table-cell>
          <table:table-cell office:value-type="percentage" office:value="-0.105319496973415">
            <text:p>-10.53%</text:p>
          </table:table-cell>
          <table:table-cell office:value-type="percentage" office:value="0.0704284406499486">
            <text:p>7.04%</text:p>
          </table:table-cell>
          <table:table-cell office:value-type="percentage" office:value="0.22400023170066">
            <text:p>22.40%</text:p>
          </table:table-cell>
          <table:table-cell office:value-type="percentage" office:value="-0.121288060965565">
            <text:p>-12.13%</text:p>
          </table:table-cell>
          <table:table-cell office:value-type="percentage" office:value="-0.0283649811676412">
            <text:p>-2.84%</text:p>
          </table:table-cell>
          <table:table-cell office:value-type="percentage" office:value="-0.0754274341009564">
            <text:p>-7.54%</text:p>
          </table:table-cell>
          <table:table-cell office:value-type="percentage" office:value="0.0560071758575763">
            <text:p>5.60%</text:p>
          </table:table-cell>
          <table:table-cell office:value-type="percentage" office:value="-0.110810023883963">
            <text:p>-11.08%</text:p>
          </table:table-cell>
          <table:table-cell office:value-type="percentage" office:value="-0.0192234777465253">
            <text:p>-1.92%</text:p>
          </table:table-cell>
          <table:table-cell office:value-type="percentage" office:value="0.0926853402819618">
            <text:p>9.27%</text:p>
          </table:table-cell>
          <table:table-cell office:value-type="percentage" office:value="-0.0881079772383029">
            <text:p>-8.81%</text:p>
          </table:table-cell>
          <table:table-cell office:value-type="percentage" office:value="0.087534048043081">
            <text:p>8.75%</text:p>
          </table:table-cell>
          <table:table-cell office:value-type="percentage" office:value="0.0850667836335389">
            <text:p>8.51%</text:p>
          </table:table-cell>
          <table:table-cell office:value-type="percentage" office:value="-0.0200072878917956">
            <text:p>-2.00%</text:p>
          </table:table-cell>
          <table:table-cell office:value-type="percentage" office:value="-0.0711571618416987">
            <text:p>-7.12%</text:p>
          </table:table-cell>
          <table:table-cell office:value-type="percentage" office:value="-0.0321960360609692">
            <text:p>-3.22%</text:p>
          </table:table-cell>
          <table:table-cell office:value-type="percentage" office:value="0.031047172943239">
            <text:p>3.10%</text:p>
          </table:table-cell>
          <table:table-cell office:value-type="percentage" office:value="-0.0176130261797901">
            <text:p>-1.76%</text:p>
          </table:table-cell>
          <table:table-cell office:value-type="percentage" office:value="-0.0110142286083692">
            <text:p>-1.10%</text:p>
          </table:table-cell>
          <table:table-cell office:value-type="percentage" office:value="0.0527018362109298">
            <text:p>5.27%</text:p>
          </table:table-cell>
          <table:table-cell office:value-type="percentage" office:value="-0.0614902061774631">
            <text:p>-6.15%</text:p>
          </table:table-cell>
          <table:table-cell office:value-type="percentage" office:value="-0.00247328366318427">
            <text:p>-0.25%</text:p>
          </table:table-cell>
          <table:table-cell office:value-type="percentage" office:value="0.00405383834985001">
            <text:p>0.41%</text:p>
          </table:table-cell>
          <table:table-cell office:value-type="percentage" office:value="0.0384929393788437">
            <text:p>3.85%</text:p>
          </table:table-cell>
          <table:table-cell office:value-type="percentage" office:value="0.013936178775917">
            <text:p>1.39%</text:p>
          </table:table-cell>
          <table:table-cell office:value-type="percentage" office:value="0.0249968440465782">
            <text:p>2.50%</text:p>
          </table:table-cell>
          <table:table-cell office:value-type="percentage" office:value="0.0901020456349357">
            <text:p>9.01%</text:p>
          </table:table-cell>
          <table:table-cell office:value-type="percentage" office:value="-0.00585999012483947">
            <text:p>-0.59%</text:p>
          </table:table-cell>
          <table:table-cell office:value-type="percentage" office:value="-0.0674153022943278">
            <text:p>-6.74%</text:p>
          </table:table-cell>
          <table:table-cell office:value-type="percentage" office:value="-0.0381680856206788">
            <text:p>-3.82%</text:p>
          </table:table-cell>
          <table:table-cell office:value-type="percentage" office:value="0.0607944476518051">
            <text:p>6.08%</text:p>
          </table:table-cell>
          <table:table-cell office:value-type="percentage" office:value="-0.0177669177436576">
            <text:p>-1.78%</text:p>
          </table:table-cell>
          <table:table-cell office:value-type="percentage" office:value="-0.023860383721883">
            <text:p>-2.39%</text:p>
          </table:table-cell>
          <table:table-cell office:value-type="percentage" office:value="0.00782751701550723">
            <text:p>0.78%</text:p>
          </table:table-cell>
          <table:table-cell office:value-type="percentage" office:value="-0.015922237490896">
            <text:p>-1.59%</text:p>
          </table:table-cell>
          <table:table-cell office:value-type="percentage" office:value="-0.00608381532482935">
            <text:p>-0.61%</text:p>
          </table:table-cell>
          <table:table-cell office:value-type="percentage" office:value="-0.00186327565058893">
            <text:p>-0.19%</text:p>
          </table:table-cell>
          <table:table-cell office:value-type="percentage" office:value="0.00159305488818608">
            <text:p>0.16%</text:p>
          </table:table-cell>
          <table:table-cell office:value-type="percentage" office:value="-0.00285095909475427">
            <text:p>-0.29%</text:p>
          </table:table-cell>
        </table:table-row>
        <table:table-row table:style-name="ro1">
          <table:table-cell office:value-type="float" office:value="19007">
            <text:p>19007</text:p>
          </table:table-cell>
          <table:table-cell office:value-type="string">
            <text:p>Tactical Investment Management Corp.</text:p>
          </table:table-cell>
          <table:table-cell office:value-type="string">
            <text:p>Institutional Commodity Program *QEP*</text:p>
          </table:table-cell>
          <table:table-cell office:value-type="float" office:value="19007">
            <text:p>19007</text:p>
          </table:table-cell>
          <table:table-cell office:value-type="percentage" office:value="0.145588814249692">
            <text:p>14.56%</text:p>
          </table:table-cell>
          <table:table-cell office:value-type="percentage" office:value="-0.00299847454265265">
            <text:p>-0.30%</text:p>
          </table:table-cell>
          <table:table-cell office:value-type="percentage" office:value="-0.015259938310939">
            <text:p>-1.53%</text:p>
          </table:table-cell>
          <table:table-cell office:value-type="percentage" office:value="0.0642898580069745">
            <text:p>6.43%</text:p>
          </table:table-cell>
          <table:table-cell office:value-type="percentage" office:value="0.208070297980952">
            <text:p>20.81%</text:p>
          </table:table-cell>
          <table:table-cell office:value-type="percentage" office:value="0.0190597810190424">
            <text:p>1.91%</text:p>
          </table:table-cell>
          <table:table-cell office:value-type="percentage" office:value="0.000283844030123093">
            <text:p>0.03%</text:p>
          </table:table-cell>
          <table:table-cell office:value-type="percentage" office:value="0.047476945157425">
            <text:p>4.75%</text:p>
          </table:table-cell>
          <table:table-cell office:value-type="percentage" office:value="0.0281022161690273">
            <text:p>2.81%</text:p>
          </table:table-cell>
          <table:table-cell office:value-type="percentage" office:value="-0.0308347533148541">
            <text:p>-3.08%</text:p>
          </table:table-cell>
          <table:table-cell office:value-type="percentage" office:value="0.00854290952374462">
            <text:p>0.85%</text:p>
          </table:table-cell>
          <table:table-cell office:value-type="percentage" office:value="-0.166880655796558">
            <text:p>-16.69%</text:p>
          </table:table-cell>
          <table:table-cell office:value-type="percentage" office:value="-0.0122810583199728">
            <text:p>-1.23%</text:p>
          </table:table-cell>
          <table:table-cell office:value-type="percentage" office:value="-0.0200995451761048">
            <text:p>-2.01%</text:p>
          </table:table-cell>
          <table:table-cell office:value-type="percentage" office:value="-0.111003555085225">
            <text:p>-11.10%</text:p>
          </table:table-cell>
          <table:table-cell office:value-type="percentage" office:value="-0.0793254375895195">
            <text:p>-7.93%</text:p>
          </table:table-cell>
          <table:table-cell office:value-type="percentage" office:value="0.102281191497877">
            <text:p>10.23%</text:p>
          </table:table-cell>
          <table:table-cell office:value-type="percentage" office:value="0.0536341838885916">
            <text:p>5.36%</text:p>
          </table:table-cell>
          <table:table-cell office:value-type="percentage" office:value="-0.216078862492823">
            <text:p>-21.61%</text:p>
          </table:table-cell>
          <table:table-cell office:value-type="percentage" office:value="-0.099674873933739">
            <text:p>-9.97%</text:p>
          </table:table-cell>
          <table:table-cell office:value-type="percentage" office:value="0.00352300857578182">
            <text:p>0.35%</text:p>
          </table:table-cell>
          <table:table-cell office:value-type="percentage" office:value="0.059312407160643">
            <text:p>5.93%</text:p>
          </table:table-cell>
          <table:table-cell office:value-type="percentage" office:value="-0.0699120048717506">
            <text:p>-6.99%</text:p>
          </table:table-cell>
          <table:table-cell office:value-type="percentage" office:value="0.129957871043804">
            <text:p>13.00%</text:p>
          </table:table-cell>
          <table:table-cell office:value-type="percentage" office:value="0.00865342932084741">
            <text:p>0.87%</text:p>
          </table:table-cell>
          <table:table-cell office:value-type="percentage" office:value="-0.115002874462188">
            <text:p>-11.50%</text:p>
          </table:table-cell>
          <table:table-cell office:value-type="percentage" office:value="-0.0283580991799816">
            <text:p>-2.84%</text:p>
          </table:table-cell>
          <table:table-cell office:value-type="percentage" office:value="-0.105334782559815">
            <text:p>-10.53%</text:p>
          </table:table-cell>
          <table:table-cell office:value-type="percentage" office:value="0.00272399014468981">
            <text:p>0.27%</text:p>
          </table:table-cell>
          <table:table-cell office:value-type="percentage" office:value="0.0234070047976228">
            <text:p>2.34%</text:p>
          </table:table-cell>
          <table:table-cell office:value-type="percentage" office:value="0.195858138740734">
            <text:p>19.59%</text:p>
          </table:table-cell>
          <table:table-cell office:value-type="percentage" office:value="-0.149350566355453">
            <text:p>-14.94%</text:p>
          </table:table-cell>
          <table:table-cell office:value-type="percentage" office:value="-0.0389459656016232">
            <text:p>-3.89%</text:p>
          </table:table-cell>
          <table:table-cell office:value-type="percentage" office:value="0.0193156392155395">
            <text:p>1.93%</text:p>
          </table:table-cell>
          <table:table-cell office:value-type="percentage" office:value="-0.226185553802204">
            <text:p>-22.62%</text:p>
          </table:table-cell>
          <table:table-cell office:value-type="percentage" office:value="-0.134356568847596">
            <text:p>-13.44%</text:p>
          </table:table-cell>
          <table:table-cell office:value-type="percentage" office:value="-0.098617123692803">
            <text:p>-9.86%</text:p>
          </table:table-cell>
          <table:table-cell office:value-type="percentage" office:value="0.311401080992418">
            <text:p>31.14%</text:p>
          </table:table-cell>
          <table:table-cell office:value-type="percentage" office:value="0.0515826304728666">
            <text:p>5.16%</text:p>
          </table:table-cell>
          <table:table-cell office:value-type="percentage" office:value="-0.0143886963477342">
            <text:p>-1.44%</text:p>
          </table:table-cell>
          <table:table-cell office:value-type="percentage" office:value="-0.00162403408245125">
            <text:p>-0.16%</text:p>
          </table:table-cell>
          <table:table-cell office:value-type="percentage" office:value="0.195914749212338">
            <text:p>19.59%</text:p>
          </table:table-cell>
          <table:table-cell office:value-type="percentage" office:value="0.0601534694348255">
            <text:p>6.02%</text:p>
          </table:table-cell>
          <table:table-cell office:value-type="percentage" office:value="0.0176072370255986">
            <text:p>1.76%</text:p>
          </table:table-cell>
          <table:table-cell office:value-type="percentage" office:value="-0.275689557447194">
            <text:p>-27.57%</text:p>
          </table:table-cell>
          <table:table-cell office:value-type="percentage" office:value="-0.204780335106104">
            <text:p>-20.48%</text:p>
          </table:table-cell>
          <table:table-cell office:value-type="string">
            <text:p>4.2384580140273e-05</text:p>
          </table:table-cell>
          <table:table-cell office:value-type="percentage" office:value="0.158013255848709">
            <text:p>15.80%</text:p>
          </table:table-cell>
          <table:table-cell office:value-type="percentage" office:value="-0.0313607747103999">
            <text:p>-3.14%</text:p>
          </table:table-cell>
          <table:table-cell office:value-type="percentage" office:value="0.21225998899159">
            <text:p>21.23%</text:p>
          </table:table-cell>
          <table:table-cell office:value-type="percentage" office:value="0.0821938495003048">
            <text:p>8.22%</text:p>
          </table:table-cell>
          <table:table-cell office:value-type="percentage" office:value="0.0210694318643215">
            <text:p>2.11%</text:p>
          </table:table-cell>
          <table:table-cell office:value-type="percentage" office:value="-0.120735824716442">
            <text:p>-12.07%</text:p>
          </table:table-cell>
          <table:table-cell office:value-type="percentage" office:value="-0.152819782791551">
            <text:p>-15.28%</text:p>
          </table:table-cell>
          <table:table-cell office:value-type="percentage" office:value="-0.073568345814282">
            <text:p>-7.36%</text:p>
          </table:table-cell>
          <table:table-cell office:value-type="percentage" office:value="-0.0494696808847244">
            <text:p>-4.95%</text:p>
          </table:table-cell>
          <table:table-cell office:value-type="percentage" office:value="0.11424743519642">
            <text:p>11.42%</text:p>
          </table:table-cell>
          <table:table-cell office:value-type="percentage" office:value="0.0727544048078712">
            <text:p>7.28%</text:p>
          </table:table-cell>
          <table:table-cell office:value-type="percentage" office:value="0.142040387714626">
            <text:p>14.20%</text:p>
          </table:table-cell>
          <table:table-cell office:value-type="percentage" office:value="-0.195007701862668">
            <text:p>-19.50%</text:p>
          </table:table-cell>
          <table:table-cell office:value-type="percentage" office:value="0.21553032852972">
            <text:p>21.55%</text:p>
          </table:table-cell>
          <table:table-cell office:value-type="percentage" office:value="-0.0810509150422666">
            <text:p>-8.11%</text:p>
          </table:table-cell>
          <table:table-cell office:value-type="percentage" office:value="-0.20882773578127">
            <text:p>-20.88%</text:p>
          </table:table-cell>
          <table:table-cell office:value-type="percentage" office:value="0.05740493978254">
            <text:p>5.74%</text:p>
          </table:table-cell>
          <table:table-cell office:value-type="percentage" office:value="0.207972540244024">
            <text:p>20.80%</text:p>
          </table:table-cell>
          <table:table-cell office:value-type="percentage" office:value="-0.0449550202691474">
            <text:p>-4.50%</text:p>
          </table:table-cell>
          <table:table-cell office:value-type="percentage" office:value="0.0902029410016792">
            <text:p>9.02%</text:p>
          </table:table-cell>
          <table:table-cell office:value-type="percentage" office:value="0.0379040999973565">
            <text:p>3.79%</text:p>
          </table:table-cell>
          <table:table-cell office:value-type="percentage" office:value="-0.00774250179348052">
            <text:p>-0.77%</text:p>
          </table:table-cell>
          <table:table-cell office:value-type="percentage" office:value="0.0108222810271534">
            <text:p>1.08%</text:p>
          </table:table-cell>
          <table:table-cell office:value-type="percentage" office:value="0.0207073144280815">
            <text:p>2.07%</text:p>
          </table:table-cell>
          <table:table-cell office:value-type="percentage" office:value="0.029299069500694">
            <text:p>2.93%</text:p>
          </table:table-cell>
          <table:table-cell office:value-type="percentage" office:value="-0.0153456175178393">
            <text:p>-1.53%</text:p>
          </table:table-cell>
          <table:table-cell office:value-type="percentage" office:value="-0.00533004224491601">
            <text:p>-0.53%</text:p>
          </table:table-cell>
          <table:table-cell office:value-type="percentage" office:value="0.00323110871516748">
            <text:p>0.32%</text:p>
          </table:table-cell>
          <table:table-cell office:value-type="percentage" office:value="0.00425724250546664">
            <text:p>0.43%</text:p>
          </table:table-cell>
        </table:table-row>
        <table:table-row table:style-name="ro1">
          <table:table-cell office:value-type="float" office:value="83377">
            <text:p>83377</text:p>
          </table:table-cell>
          <table:table-cell office:value-type="string">
            <text:p>The Cambridge Strategy Asset Management Ltd.</text:p>
          </table:table-cell>
          <table:table-cell office:value-type="string">
            <text:p>Extended Markets Currency Alpha (Program) *FX* *QEP*</text:p>
          </table:table-cell>
          <table:table-cell office:value-type="float" office:value="83377">
            <text:p>83377</text:p>
          </table:table-cell>
          <table:table-cell office:value-type="percentage" office:value="0.0566248216967132">
            <text:p>5.66%</text:p>
          </table:table-cell>
          <table:table-cell office:value-type="percentage" office:value="-0.0940387555060448">
            <text:p>-9.40%</text:p>
          </table:table-cell>
          <table:table-cell office:value-type="percentage" office:value="-0.016633017329707">
            <text:p>-1.66%</text:p>
          </table:table-cell>
          <table:table-cell office:value-type="percentage" office:value="0.274977794073574">
            <text:p>27.50%</text:p>
          </table:table-cell>
          <table:table-cell office:value-type="percentage" office:value="-0.155536100410418">
            <text:p>-15.55%</text:p>
          </table:table-cell>
          <table:table-cell office:value-type="percentage" office:value="0.0363585013493595">
            <text:p>3.64%</text:p>
          </table:table-cell>
          <table:table-cell office:value-type="percentage" office:value="0.170571094965695">
            <text:p>17.06%</text:p>
          </table:table-cell>
          <table:table-cell office:value-type="percentage" office:value="0.0551015476932582">
            <text:p>5.51%</text:p>
          </table:table-cell>
          <table:table-cell office:value-type="percentage" office:value="0.128234211616688">
            <text:p>12.82%</text:p>
          </table:table-cell>
          <table:table-cell office:value-type="percentage" office:value="0.0287791232336066">
            <text:p>2.88%</text:p>
          </table:table-cell>
          <table:table-cell office:value-type="percentage" office:value="-0.0641777367326522">
            <text:p>-6.42%</text:p>
          </table:table-cell>
          <table:table-cell office:value-type="percentage" office:value="-0.0669978126483132">
            <text:p>-6.70%</text:p>
          </table:table-cell>
          <table:table-cell office:value-type="percentage" office:value="0.211421676436901">
            <text:p>21.14%</text:p>
          </table:table-cell>
          <table:table-cell office:value-type="percentage" office:value="-0.0343830332619761">
            <text:p>-3.44%</text:p>
          </table:table-cell>
          <table:table-cell office:value-type="percentage" office:value="0.0998871398568264">
            <text:p>9.99%</text:p>
          </table:table-cell>
          <table:table-cell office:value-type="percentage" office:value="-0.214441689303361">
            <text:p>-21.44%</text:p>
          </table:table-cell>
          <table:table-cell office:value-type="percentage" office:value="0.0600933239565239">
            <text:p>6.01%</text:p>
          </table:table-cell>
          <table:table-cell office:value-type="percentage" office:value="0.251501676910556">
            <text:p>25.15%</text:p>
          </table:table-cell>
          <table:table-cell office:value-type="percentage" office:value="-0.0722687193788126">
            <text:p>-7.23%</text:p>
          </table:table-cell>
          <table:table-cell office:value-type="percentage" office:value="0.0549029529829266">
            <text:p>5.49%</text:p>
          </table:table-cell>
          <table:table-cell office:value-type="percentage" office:value="-0.295322767516934">
            <text:p>-29.53%</text:p>
          </table:table-cell>
          <table:table-cell office:value-type="percentage" office:value="0.28534022310061">
            <text:p>28.53%</text:p>
          </table:table-cell>
          <table:table-cell office:value-type="percentage" office:value="-0.0808594373748695">
            <text:p>-8.09%</text:p>
          </table:table-cell>
          <table:table-cell office:value-type="percentage" office:value="-0.237007334128294">
            <text:p>-23.70%</text:p>
          </table:table-cell>
          <table:table-cell office:value-type="percentage" office:value="0.0780353484325183">
            <text:p>7.80%</text:p>
          </table:table-cell>
          <table:table-cell office:value-type="percentage" office:value="-0.294452473826864">
            <text:p>-29.45%</text:p>
          </table:table-cell>
          <table:table-cell office:value-type="percentage" office:value="0.0428854921421548">
            <text:p>4.29%</text:p>
          </table:table-cell>
          <table:table-cell office:value-type="percentage" office:value="-0.103546804416467">
            <text:p>-10.35%</text:p>
          </table:table-cell>
          <table:table-cell office:value-type="percentage" office:value="0.130024814696304">
            <text:p>13.00%</text:p>
          </table:table-cell>
          <table:table-cell office:value-type="percentage" office:value="0.074756635258102">
            <text:p>7.48%</text:p>
          </table:table-cell>
          <table:table-cell office:value-type="percentage" office:value="0.157492320008099">
            <text:p>15.75%</text:p>
          </table:table-cell>
          <table:table-cell office:value-type="percentage" office:value="-0.196123782670436">
            <text:p>-19.61%</text:p>
          </table:table-cell>
          <table:table-cell office:value-type="percentage" office:value="0.0082786674295785">
            <text:p>0.83%</text:p>
          </table:table-cell>
          <table:table-cell office:value-type="percentage" office:value="-0.0496412584694248">
            <text:p>-4.96%</text:p>
          </table:table-cell>
          <table:table-cell office:value-type="percentage" office:value="0.0237782251495315">
            <text:p>2.38%</text:p>
          </table:table-cell>
          <table:table-cell office:value-type="percentage" office:value="0.189296360925331">
            <text:p>18.93%</text:p>
          </table:table-cell>
          <table:table-cell office:value-type="percentage" office:value="0.168305841128109">
            <text:p>16.83%</text:p>
          </table:table-cell>
          <table:table-cell office:value-type="percentage" office:value="0.0560150518706288">
            <text:p>5.60%</text:p>
          </table:table-cell>
          <table:table-cell office:value-type="percentage" office:value="-0.0840471239295011">
            <text:p>-8.40%</text:p>
          </table:table-cell>
          <table:table-cell office:value-type="percentage" office:value="0.0573660161384368">
            <text:p>5.74%</text:p>
          </table:table-cell>
          <table:table-cell office:value-type="percentage" office:value="-0.0331925475238276">
            <text:p>-3.32%</text:p>
          </table:table-cell>
          <table:table-cell office:value-type="percentage" office:value="0.0495257813214414">
            <text:p>4.95%</text:p>
          </table:table-cell>
          <table:table-cell office:value-type="percentage" office:value="0.0433930958591812">
            <text:p>4.34%</text:p>
          </table:table-cell>
          <table:table-cell office:value-type="percentage" office:value="-0.00872528520507098">
            <text:p>-0.87%</text:p>
          </table:table-cell>
          <table:table-cell office:value-type="percentage" office:value="0.232356161522707">
            <text:p>23.24%</text:p>
          </table:table-cell>
          <table:table-cell office:value-type="percentage" office:value="0.0680791457846412">
            <text:p>6.81%</text:p>
          </table:table-cell>
          <table:table-cell office:value-type="percentage" office:value="0.078349402128701">
            <text:p>7.83%</text:p>
          </table:table-cell>
          <table:table-cell office:value-type="percentage" office:value="-0.0310210964106944">
            <text:p>-3.10%</text:p>
          </table:table-cell>
          <table:table-cell office:value-type="percentage" office:value="0.0632153807435687">
            <text:p>6.32%</text:p>
          </table:table-cell>
          <table:table-cell office:value-type="percentage" office:value="-0.147248352201187">
            <text:p>-14.72%</text:p>
          </table:table-cell>
          <table:table-cell office:value-type="percentage" office:value="-0.0662415563511138">
            <text:p>-6.62%</text:p>
          </table:table-cell>
          <table:table-cell office:value-type="percentage" office:value="-0.0140485839751173">
            <text:p>-1.40%</text:p>
          </table:table-cell>
          <table:table-cell office:value-type="percentage" office:value="-0.0961178802442997">
            <text:p>-9.61%</text:p>
          </table:table-cell>
          <table:table-cell office:value-type="percentage" office:value="-0.00471933498544049">
            <text:p>-0.47%</text:p>
          </table:table-cell>
          <table:table-cell office:value-type="percentage" office:value="-0.0282756328993724">
            <text:p>-2.83%</text:p>
          </table:table-cell>
          <table:table-cell office:value-type="percentage" office:value="0.074648906953319">
            <text:p>7.46%</text:p>
          </table:table-cell>
          <table:table-cell office:value-type="percentage" office:value="-0.0483791134168553">
            <text:p>-4.84%</text:p>
          </table:table-cell>
          <table:table-cell office:value-type="percentage" office:value="-0.0727889913717586">
            <text:p>-7.28%</text:p>
          </table:table-cell>
          <table:table-cell office:value-type="percentage" office:value="0.0703332222394036">
            <text:p>7.03%</text:p>
          </table:table-cell>
          <table:table-cell office:value-type="percentage" office:value="-0.059860785616032">
            <text:p>-5.99%</text:p>
          </table:table-cell>
          <table:table-cell office:value-type="percentage" office:value="-0.0635891986495761">
            <text:p>-6.36%</text:p>
          </table:table-cell>
          <table:table-cell office:value-type="percentage" office:value="0.0125967427306216">
            <text:p>1.26%</text:p>
          </table:table-cell>
          <table:table-cell office:value-type="percentage" office:value="-0.00677348726263909">
            <text:p>-0.68%</text:p>
          </table:table-cell>
          <table:table-cell office:value-type="percentage" office:value="-0.0269750290867664">
            <text:p>-2.70%</text:p>
          </table:table-cell>
          <table:table-cell office:value-type="percentage" office:value="-0.00586261529360161">
            <text:p>-0.59%</text:p>
          </table:table-cell>
          <table:table-cell office:value-type="percentage" office:value="-0.0669935094828029">
            <text:p>-6.70%</text:p>
          </table:table-cell>
          <table:table-cell office:value-type="percentage" office:value="-0.0117208876738191">
            <text:p>-1.17%</text:p>
          </table:table-cell>
          <table:table-cell office:value-type="percentage" office:value="-0.0621448694960087">
            <text:p>-6.21%</text:p>
          </table:table-cell>
          <table:table-cell office:value-type="percentage" office:value="0.024353087035825">
            <text:p>2.44%</text:p>
          </table:table-cell>
          <table:table-cell office:value-type="percentage" office:value="-0.00506305860482457">
            <text:p>-0.51%</text:p>
          </table:table-cell>
          <table:table-cell office:value-type="percentage" office:value="0.00858029154251704">
            <text:p>0.86%</text:p>
          </table:table-cell>
          <table:table-cell office:value-type="percentage" office:value="-0.0278136593210258">
            <text:p>-2.78%</text:p>
          </table:table-cell>
          <table:table-cell office:value-type="percentage" office:value="-0.00776098999426354">
            <text:p>-0.78%</text:p>
          </table:table-cell>
          <table:table-cell office:value-type="percentage" office:value="0.00365312376564952">
            <text:p>0.37%</text:p>
          </table:table-cell>
          <table:table-cell office:value-type="percentage" office:value="0.000200118401110165">
            <text:p>0.02%</text:p>
          </table:table-cell>
          <table:table-cell office:value-type="percentage" office:value="-0.00618216943405765">
            <text:p>-0.62%</text:p>
          </table:table-cell>
        </table:table-row>
        <table:table-row table:style-name="ro2">
          <table:table-cell office:value-type="float" office:value="18883">
            <text:p>18883</text:p>
          </table:table-cell>
          <table:table-cell office:value-type="string">
            <text:p>Transtrend B.V.</text:p>
          </table:table-cell>
          <table:table-cell office:value-type="string">
            <text:p>Diversified Trend Program - Enhanced Risk USD</text:p>
          </table:table-cell>
          <table:table-cell office:value-type="float" office:value="18883">
            <text:p>18883</text:p>
          </table:table-cell>
          <table:table-cell office:value-type="percentage" office:value="0.148846751167979">
            <text:p>14.88%</text:p>
          </table:table-cell>
          <table:table-cell office:value-type="percentage" office:value="0.0973511080178096">
            <text:p>9.74%</text:p>
          </table:table-cell>
          <table:table-cell office:value-type="percentage" office:value="-0.0205381141613522">
            <text:p>-2.05%</text:p>
          </table:table-cell>
          <table:table-cell office:value-type="percentage" office:value="0.0875052582899411">
            <text:p>8.75%</text:p>
          </table:table-cell>
          <table:table-cell office:value-type="percentage" office:value="-0.0820352326184848">
            <text:p>-8.20%</text:p>
          </table:table-cell>
          <table:table-cell office:value-type="percentage" office:value="-0.00861720708049198">
            <text:p>-0.86%</text:p>
          </table:table-cell>
          <table:table-cell office:value-type="percentage" office:value="-0.106572393146861">
            <text:p>-10.66%</text:p>
          </table:table-cell>
          <table:table-cell office:value-type="percentage" office:value="-0.0671473257538064">
            <text:p>-6.71%</text:p>
          </table:table-cell>
          <table:table-cell office:value-type="percentage" office:value="0.120126343723203">
            <text:p>12.01%</text:p>
          </table:table-cell>
          <table:table-cell office:value-type="percentage" office:value="0.105506065097103">
            <text:p>10.55%</text:p>
          </table:table-cell>
          <table:table-cell office:value-type="percentage" office:value="0.0440374815520198">
            <text:p>4.40%</text:p>
          </table:table-cell>
          <table:table-cell office:value-type="percentage" office:value="0.048800436554776">
            <text:p>4.88%</text:p>
          </table:table-cell>
          <table:table-cell office:value-type="percentage" office:value="0.054504969642142">
            <text:p>5.45%</text:p>
          </table:table-cell>
          <table:table-cell office:value-type="percentage" office:value="-0.0473284206153106">
            <text:p>-4.73%</text:p>
          </table:table-cell>
          <table:table-cell office:value-type="percentage" office:value="0.0768637398153077">
            <text:p>7.69%</text:p>
          </table:table-cell>
          <table:table-cell office:value-type="percentage" office:value="-0.109258367690951">
            <text:p>-10.93%</text:p>
          </table:table-cell>
          <table:table-cell office:value-type="percentage" office:value="-0.122777860395861">
            <text:p>-12.28%</text:p>
          </table:table-cell>
          <table:table-cell office:value-type="percentage" office:value="-0.0346011693049621">
            <text:p>-3.46%</text:p>
          </table:table-cell>
          <table:table-cell office:value-type="percentage" office:value="0.138485597722249">
            <text:p>13.85%</text:p>
          </table:table-cell>
          <table:table-cell office:value-type="percentage" office:value="-0.0177147669176432">
            <text:p>-1.77%</text:p>
          </table:table-cell>
          <table:table-cell office:value-type="percentage" office:value="0.0332156508414961">
            <text:p>3.32%</text:p>
          </table:table-cell>
          <table:table-cell office:value-type="percentage" office:value="-0.00900894733163682">
            <text:p>-0.90%</text:p>
          </table:table-cell>
          <table:table-cell office:value-type="percentage" office:value="-0.0829150380457534">
            <text:p>-8.29%</text:p>
          </table:table-cell>
          <table:table-cell office:value-type="percentage" office:value="0.032959608480191">
            <text:p>3.30%</text:p>
          </table:table-cell>
          <table:table-cell office:value-type="percentage" office:value="0.0073951126348479">
            <text:p>0.74%</text:p>
          </table:table-cell>
          <table:table-cell office:value-type="percentage" office:value="-0.101693104532609">
            <text:p>-10.17%</text:p>
          </table:table-cell>
          <table:table-cell office:value-type="percentage" office:value="0.0588509097846312">
            <text:p>5.89%</text:p>
          </table:table-cell>
          <table:table-cell office:value-type="percentage" office:value="-0.0862481331152431">
            <text:p>-8.62%</text:p>
          </table:table-cell>
          <table:table-cell office:value-type="percentage" office:value="-0.121472149838829">
            <text:p>-12.15%</text:p>
          </table:table-cell>
          <table:table-cell office:value-type="percentage" office:value="-0.127170284681035">
            <text:p>-12.72%</text:p>
          </table:table-cell>
          <table:table-cell office:value-type="percentage" office:value="-0.00715994264641751">
            <text:p>-0.72%</text:p>
          </table:table-cell>
          <table:table-cell office:value-type="percentage" office:value="0.229941392147533">
            <text:p>22.99%</text:p>
          </table:table-cell>
          <table:table-cell office:value-type="percentage" office:value="-0.141594416816275">
            <text:p>-14.16%</text:p>
          </table:table-cell>
          <table:table-cell office:value-type="percentage" office:value="-0.0702279760727531">
            <text:p>-7.02%</text:p>
          </table:table-cell>
          <table:table-cell office:value-type="percentage" office:value="0.0526214379025387">
            <text:p>5.26%</text:p>
          </table:table-cell>
          <table:table-cell office:value-type="percentage" office:value="-0.187899409774935">
            <text:p>-18.79%</text:p>
          </table:table-cell>
          <table:table-cell office:value-type="percentage" office:value="-0.116158166307717">
            <text:p>-11.62%</text:p>
          </table:table-cell>
          <table:table-cell office:value-type="percentage" office:value="0.193466678080142">
            <text:p>19.35%</text:p>
          </table:table-cell>
          <table:table-cell office:value-type="percentage" office:value="-0.039038591225879">
            <text:p>-3.90%</text:p>
          </table:table-cell>
          <table:table-cell office:value-type="percentage" office:value="0.0202942904934827">
            <text:p>2.03%</text:p>
          </table:table-cell>
          <table:table-cell office:value-type="percentage" office:value="-0.27861806801419">
            <text:p>-27.86%</text:p>
          </table:table-cell>
          <table:table-cell office:value-type="percentage" office:value="0.139337688261993">
            <text:p>13.93%</text:p>
          </table:table-cell>
          <table:table-cell office:value-type="percentage" office:value="0.199080948189094">
            <text:p>19.91%</text:p>
          </table:table-cell>
          <table:table-cell office:value-type="percentage" office:value="0.086542926065345">
            <text:p>8.65%</text:p>
          </table:table-cell>
          <table:table-cell office:value-type="percentage" office:value="-0.000277091216584854">
            <text:p>-0.03%</text:p>
          </table:table-cell>
          <table:table-cell office:value-type="percentage" office:value="0.0526124272002928">
            <text:p>5.26%</text:p>
          </table:table-cell>
          <table:table-cell office:value-type="percentage" office:value="-0.0564952851452954">
            <text:p>-5.65%</text:p>
          </table:table-cell>
          <table:table-cell office:value-type="percentage" office:value="-0.0393897187034584">
            <text:p>-3.94%</text:p>
          </table:table-cell>
          <table:table-cell office:value-type="percentage" office:value="0.149368434451927">
            <text:p>14.94%</text:p>
          </table:table-cell>
          <table:table-cell office:value-type="percentage" office:value="-0.0613451589854019">
            <text:p>-6.13%</text:p>
          </table:table-cell>
          <table:table-cell office:value-type="percentage" office:value="-0.102268776235">
            <text:p>-10.23%</text:p>
          </table:table-cell>
          <table:table-cell office:value-type="percentage" office:value="-0.192578734568929">
            <text:p>-19.26%</text:p>
          </table:table-cell>
          <table:table-cell office:value-type="percentage" office:value="-0.116672340001473">
            <text:p>-11.67%</text:p>
          </table:table-cell>
          <table:table-cell office:value-type="percentage" office:value="0.0919963468066549">
            <text:p>9.20%</text:p>
          </table:table-cell>
          <table:table-cell office:value-type="percentage" office:value="-0.105596490312372">
            <text:p>-10.56%</text:p>
          </table:table-cell>
          <table:table-cell office:value-type="percentage" office:value="0.0529457126200067">
            <text:p>5.29%</text:p>
          </table:table-cell>
          <table:table-cell office:value-type="percentage" office:value="0.24049336610059">
            <text:p>24.05%</text:p>
          </table:table-cell>
          <table:table-cell office:value-type="percentage" office:value="0.0713900058610154">
            <text:p>7.14%</text:p>
          </table:table-cell>
          <table:table-cell office:value-type="percentage" office:value="-0.328738937722313">
            <text:p>-32.87%</text:p>
          </table:table-cell>
          <table:table-cell office:value-type="percentage" office:value="0.0555003225613666">
            <text:p>5.55%</text:p>
          </table:table-cell>
          <table:table-cell office:value-type="percentage" office:value="0.00500571224470838">
            <text:p>0.50%</text:p>
          </table:table-cell>
          <table:table-cell office:value-type="percentage" office:value="-0.00340886494276758">
            <text:p>-0.34%</text:p>
          </table:table-cell>
          <table:table-cell office:value-type="percentage" office:value="-0.263522092069849">
            <text:p>-26.35%</text:p>
          </table:table-cell>
          <table:table-cell office:value-type="percentage" office:value="-0.145569500375253">
            <text:p>-14.56%</text:p>
          </table:table-cell>
          <table:table-cell office:value-type="percentage" office:value="-0.217310077430686">
            <text:p>-21.73%</text:p>
          </table:table-cell>
          <table:table-cell office:value-type="percentage" office:value="0.0828349491774259">
            <text:p>8.28%</text:p>
          </table:table-cell>
          <table:table-cell office:value-type="percentage" office:value="-0.00900491250327812">
            <text:p>-0.90%</text:p>
          </table:table-cell>
          <table:table-cell office:value-type="percentage" office:value="-0.159291190343057">
            <text:p>-15.93%</text:p>
          </table:table-cell>
          <table:table-cell office:value-type="percentage" office:value="-0.0477396584507637">
            <text:p>-4.77%</text:p>
          </table:table-cell>
          <table:table-cell office:value-type="percentage" office:value="0.0378794803128196">
            <text:p>3.79%</text:p>
          </table:table-cell>
          <table:table-cell office:value-type="percentage" office:value="-0.0925197158474881">
            <text:p>-9.25%</text:p>
          </table:table-cell>
          <table:table-cell office:value-type="percentage" office:value="0.00776830541009891">
            <text:p>0.78%</text:p>
          </table:table-cell>
          <table:table-cell office:value-type="percentage" office:value="-0.0192313640338086">
            <text:p>-1.92%</text:p>
          </table:table-cell>
          <table:table-cell office:value-type="percentage" office:value="-0.00308698347853246">
            <text:p>-0.31%</text:p>
          </table:table-cell>
          <table:table-cell office:value-type="percentage" office:value="0.0144256835008144">
            <text:p>1.44%</text:p>
          </table:table-cell>
          <table:table-cell office:value-type="percentage" office:value="0.0127538127912347">
            <text:p>1.28%</text:p>
          </table:table-cell>
        </table:table-row>
        <table:table-row table:style-name="ro2">
          <table:table-cell office:value-type="float" office:value="37216">
            <text:p>37216</text:p>
          </table:table-cell>
          <table:table-cell office:value-type="string">
            <text:p>Trigon Investment Advisors, LLC</text:p>
          </table:table-cell>
          <table:table-cell office:value-type="string">
            <text:p>Trigon Macro Program *QEP*</text:p>
          </table:table-cell>
          <table:table-cell office:value-type="float" office:value="37216">
            <text:p>37216</text:p>
          </table:table-cell>
          <table:table-cell office:value-type="percentage" office:value="0.058506726266166">
            <text:p>5.85%</text:p>
          </table:table-cell>
          <table:table-cell office:value-type="percentage" office:value="-0.206687339646115">
            <text:p>-20.67%</text:p>
          </table:table-cell>
          <table:table-cell office:value-type="percentage" office:value="-0.0363386125456286">
            <text:p>-3.63%</text:p>
          </table:table-cell>
          <table:table-cell office:value-type="percentage" office:value="0.304852133251574">
            <text:p>30.49%</text:p>
          </table:table-cell>
          <table:table-cell office:value-type="percentage" office:value="-0.0485864148576708">
            <text:p>-4.86%</text:p>
          </table:table-cell>
          <table:table-cell office:value-type="percentage" office:value="-0.0533612741506738">
            <text:p>-5.34%</text:p>
          </table:table-cell>
          <table:table-cell office:value-type="percentage" office:value="0.0365740641097405">
            <text:p>3.66%</text:p>
          </table:table-cell>
          <table:table-cell office:value-type="percentage" office:value="0.144713158223371">
            <text:p>14.47%</text:p>
          </table:table-cell>
          <table:table-cell office:value-type="percentage" office:value="0.0640011906795072">
            <text:p>6.40%</text:p>
          </table:table-cell>
          <table:table-cell office:value-type="percentage" office:value="-0.0442140453322775">
            <text:p>-4.42%</text:p>
          </table:table-cell>
          <table:table-cell office:value-type="percentage" office:value="-0.134791645551713">
            <text:p>-13.48%</text:p>
          </table:table-cell>
          <table:table-cell office:value-type="percentage" office:value="0.0722814032447828">
            <text:p>7.23%</text:p>
          </table:table-cell>
          <table:table-cell office:value-type="percentage" office:value="0.0631557830626709">
            <text:p>6.32%</text:p>
          </table:table-cell>
          <table:table-cell office:value-type="percentage" office:value="0.126629150905729">
            <text:p>12.66%</text:p>
          </table:table-cell>
          <table:table-cell office:value-type="percentage" office:value="-0.0455020856645437">
            <text:p>-4.55%</text:p>
          </table:table-cell>
          <table:table-cell office:value-type="percentage" office:value="0.0558829912698847">
            <text:p>5.59%</text:p>
          </table:table-cell>
          <table:table-cell office:value-type="percentage" office:value="-0.0261591661480351">
            <text:p>-2.62%</text:p>
          </table:table-cell>
          <table:table-cell office:value-type="percentage" office:value="0.00298025419209337">
            <text:p>0.30%</text:p>
          </table:table-cell>
          <table:table-cell office:value-type="percentage" office:value="-0.0305620624121093">
            <text:p>-3.06%</text:p>
          </table:table-cell>
          <table:table-cell office:value-type="percentage" office:value="-0.153769577597127">
            <text:p>-15.38%</text:p>
          </table:table-cell>
          <table:table-cell office:value-type="percentage" office:value="-0.0638088080338479">
            <text:p>-6.38%</text:p>
          </table:table-cell>
          <table:table-cell office:value-type="percentage" office:value="-0.107597579212722">
            <text:p>-10.76%</text:p>
          </table:table-cell>
          <table:table-cell office:value-type="percentage" office:value="0.183733263761326">
            <text:p>18.37%</text:p>
          </table:table-cell>
          <table:table-cell office:value-type="percentage" office:value="-0.0674060454652844">
            <text:p>-6.74%</text:p>
          </table:table-cell>
          <table:table-cell office:value-type="percentage" office:value="0.183315437020778">
            <text:p>18.33%</text:p>
          </table:table-cell>
          <table:table-cell office:value-type="percentage" office:value="0.0383464114141623">
            <text:p>3.83%</text:p>
          </table:table-cell>
          <table:table-cell office:value-type="percentage" office:value="0.225805210060261">
            <text:p>22.58%</text:p>
          </table:table-cell>
          <table:table-cell office:value-type="percentage" office:value="-0.198975014867044">
            <text:p>-19.90%</text:p>
          </table:table-cell>
          <table:table-cell office:value-type="percentage" office:value="-0.128384774454619">
            <text:p>-12.84%</text:p>
          </table:table-cell>
          <table:table-cell office:value-type="percentage" office:value="-0.0270227726339366">
            <text:p>-2.70%</text:p>
          </table:table-cell>
          <table:table-cell office:value-type="percentage" office:value="-0.0708161018795797">
            <text:p>-7.08%</text:p>
          </table:table-cell>
          <table:table-cell office:value-type="percentage" office:value="0.223982643366105">
            <text:p>22.40%</text:p>
          </table:table-cell>
          <table:table-cell office:value-type="percentage" office:value="-0.0216232768319739">
            <text:p>-2.16%</text:p>
          </table:table-cell>
          <table:table-cell office:value-type="percentage" office:value="0.278356747206837">
            <text:p>27.84%</text:p>
          </table:table-cell>
          <table:table-cell office:value-type="percentage" office:value="-0.0397697073085385">
            <text:p>-3.98%</text:p>
          </table:table-cell>
          <table:table-cell office:value-type="percentage" office:value="0.0249973911296528">
            <text:p>2.50%</text:p>
          </table:table-cell>
          <table:table-cell office:value-type="percentage" office:value="-0.0739217730719939">
            <text:p>-7.39%</text:p>
          </table:table-cell>
          <table:table-cell office:value-type="percentage" office:value="-0.125697558602487">
            <text:p>-12.57%</text:p>
          </table:table-cell>
          <table:table-cell office:value-type="percentage" office:value="-0.057024125434281">
            <text:p>-5.70%</text:p>
          </table:table-cell>
          <table:table-cell office:value-type="percentage" office:value="0.0185968243123072">
            <text:p>1.86%</text:p>
          </table:table-cell>
          <table:table-cell office:value-type="percentage" office:value="-0.103533803093061">
            <text:p>-10.35%</text:p>
          </table:table-cell>
          <table:table-cell office:value-type="percentage" office:value="-0.0120142062587104">
            <text:p>-1.20%</text:p>
          </table:table-cell>
          <table:table-cell office:value-type="percentage" office:value="0.0831542439709872">
            <text:p>8.32%</text:p>
          </table:table-cell>
          <table:table-cell office:value-type="percentage" office:value="-0.155577737826901">
            <text:p>-15.56%</text:p>
          </table:table-cell>
          <table:table-cell office:value-type="percentage" office:value="0.0236180711634834">
            <text:p>2.36%</text:p>
          </table:table-cell>
          <table:table-cell office:value-type="percentage" office:value="-0.0510377667766806">
            <text:p>-5.10%</text:p>
          </table:table-cell>
          <table:table-cell office:value-type="percentage" office:value="-0.177135407984712">
            <text:p>-17.71%</text:p>
          </table:table-cell>
          <table:table-cell office:value-type="percentage" office:value="0.0271017907243757">
            <text:p>2.71%</text:p>
          </table:table-cell>
          <table:table-cell office:value-type="percentage" office:value="0.0363620988630053">
            <text:p>3.64%</text:p>
          </table:table-cell>
          <table:table-cell office:value-type="percentage" office:value="0.00902761558657804">
            <text:p>0.90%</text:p>
          </table:table-cell>
          <table:table-cell office:value-type="percentage" office:value="0.0099880345299545">
            <text:p>1.00%</text:p>
          </table:table-cell>
          <table:table-cell office:value-type="percentage" office:value="0.000999134481765684">
            <text:p>0.10%</text:p>
          </table:table-cell>
          <table:table-cell office:value-type="percentage" office:value="0.310863180215603">
            <text:p>31.09%</text:p>
          </table:table-cell>
          <table:table-cell office:value-type="percentage" office:value="0.0384189662599706">
            <text:p>3.84%</text:p>
          </table:table-cell>
          <table:table-cell office:value-type="percentage" office:value="0.099566940939686">
            <text:p>9.96%</text:p>
          </table:table-cell>
          <table:table-cell office:value-type="percentage" office:value="0.119826005318738">
            <text:p>11.98%</text:p>
          </table:table-cell>
          <table:table-cell office:value-type="percentage" office:value="-0.0230879695932435">
            <text:p>-2.31%</text:p>
          </table:table-cell>
          <table:table-cell office:value-type="percentage" office:value="-0.0751910560155857">
            <text:p>-7.52%</text:p>
          </table:table-cell>
          <table:table-cell office:value-type="percentage" office:value="0.00243865867691426">
            <text:p>0.24%</text:p>
          </table:table-cell>
          <table:table-cell office:value-type="percentage" office:value="0.170906739704315">
            <text:p>17.09%</text:p>
          </table:table-cell>
          <table:table-cell office:value-type="percentage" office:value="0.189955244861244">
            <text:p>19.00%</text:p>
          </table:table-cell>
          <table:table-cell office:value-type="percentage" office:value="-0.0025582731197351">
            <text:p>-0.26%</text:p>
          </table:table-cell>
          <table:table-cell office:value-type="percentage" office:value="-0.129446553311812">
            <text:p>-12.94%</text:p>
          </table:table-cell>
          <table:table-cell office:value-type="percentage" office:value="0.0223698202931116">
            <text:p>2.24%</text:p>
          </table:table-cell>
          <table:table-cell office:value-type="percentage" office:value="0.268348370369293">
            <text:p>26.83%</text:p>
          </table:table-cell>
          <table:table-cell office:value-type="percentage" office:value="-0.0610374639232769">
            <text:p>-6.10%</text:p>
          </table:table-cell>
          <table:table-cell office:value-type="percentage" office:value="0.145438857361171">
            <text:p>14.54%</text:p>
          </table:table-cell>
          <table:table-cell office:value-type="percentage" office:value="0.0535652700042005">
            <text:p>5.36%</text:p>
          </table:table-cell>
          <table:table-cell office:value-type="percentage" office:value="-0.0591053539644439">
            <text:p>-5.91%</text:p>
          </table:table-cell>
          <table:table-cell office:value-type="percentage" office:value="-0.0279015233668367">
            <text:p>-2.79%</text:p>
          </table:table-cell>
          <table:table-cell office:value-type="percentage" office:value="0.0219304559347975">
            <text:p>2.19%</text:p>
          </table:table-cell>
          <table:table-cell office:value-type="percentage" office:value="0.0206939745558817">
            <text:p>2.07%</text:p>
          </table:table-cell>
          <table:table-cell office:value-type="percentage" office:value="0.0116769091914853">
            <text:p>1.17%</text:p>
          </table:table-cell>
          <table:table-cell office:value-type="percentage" office:value="0.011186042698646">
            <text:p>1.12%</text:p>
          </table:table-cell>
          <table:table-cell office:value-type="percentage" office:value="-0.00822686280398084">
            <text:p>-0.82%</text:p>
          </table:table-cell>
          <table:table-cell office:value-type="percentage" office:value="0.000546826993346346">
            <text:p>0.05%</text:p>
          </table:table-cell>
        </table:table-row>
        <table:table-row table:style-name="ro2">
          <table:table-cell office:value-type="float" office:value="83588">
            <text:p>83588</text:p>
          </table:table-cell>
          <table:table-cell office:value-type="string">
            <text:p>Trigon Investment Advisors, LLC</text:p>
          </table:table-cell>
          <table:table-cell office:value-type="string">
            <text:p>Trigon FX Program *QEP*</text:p>
          </table:table-cell>
          <table:table-cell office:value-type="float" office:value="83588">
            <text:p>83588</text:p>
          </table:table-cell>
          <table:table-cell office:value-type="percentage" office:value="0.0762820103776637">
            <text:p>7.63%</text:p>
          </table:table-cell>
          <table:table-cell office:value-type="percentage" office:value="-0.25152475458058">
            <text:p>-25.15%</text:p>
          </table:table-cell>
          <table:table-cell office:value-type="percentage" office:value="-0.093459922500076">
            <text:p>-9.35%</text:p>
          </table:table-cell>
          <table:table-cell office:value-type="percentage" office:value="0.19447113828531">
            <text:p>19.45%</text:p>
          </table:table-cell>
          <table:table-cell office:value-type="percentage" office:value="-0.071437842350804">
            <text:p>-7.14%</text:p>
          </table:table-cell>
          <table:table-cell office:value-type="percentage" office:value="-0.0373813562228566">
            <text:p>-3.74%</text:p>
          </table:table-cell>
          <table:table-cell office:value-type="percentage" office:value="0.0796769947260779">
            <text:p>7.97%</text:p>
          </table:table-cell>
          <table:table-cell office:value-type="percentage" office:value="-0.0330725718994617">
            <text:p>-3.31%</text:p>
          </table:table-cell>
          <table:table-cell office:value-type="percentage" office:value="0.0403930114324739">
            <text:p>4.04%</text:p>
          </table:table-cell>
          <table:table-cell office:value-type="percentage" office:value="-0.0240379380102759">
            <text:p>-2.40%</text:p>
          </table:table-cell>
          <table:table-cell office:value-type="percentage" office:value="0.0130785106479428">
            <text:p>1.31%</text:p>
          </table:table-cell>
          <table:table-cell office:value-type="percentage" office:value="0.102009522179598">
            <text:p>10.20%</text:p>
          </table:table-cell>
          <table:table-cell office:value-type="percentage" office:value="0.038094368771842">
            <text:p>3.81%</text:p>
          </table:table-cell>
          <table:table-cell office:value-type="percentage" office:value="-0.0575588217460023">
            <text:p>-5.76%</text:p>
          </table:table-cell>
          <table:table-cell office:value-type="percentage" office:value="-0.0169183178093274">
            <text:p>-1.69%</text:p>
          </table:table-cell>
          <table:table-cell office:value-type="percentage" office:value="0.0398044086294091">
            <text:p>3.98%</text:p>
          </table:table-cell>
          <table:table-cell office:value-type="percentage" office:value="-0.0111561011068618">
            <text:p>-1.12%</text:p>
          </table:table-cell>
          <table:table-cell office:value-type="percentage" office:value="-0.141998735438216">
            <text:p>-14.20%</text:p>
          </table:table-cell>
          <table:table-cell office:value-type="percentage" office:value="-0.0203670468511161">
            <text:p>-2.04%</text:p>
          </table:table-cell>
          <table:table-cell office:value-type="percentage" office:value="-0.152899964926406">
            <text:p>-15.29%</text:p>
          </table:table-cell>
          <table:table-cell office:value-type="percentage" office:value="-0.0415822916075785">
            <text:p>-4.16%</text:p>
          </table:table-cell>
          <table:table-cell office:value-type="percentage" office:value="-0.144702050702463">
            <text:p>-14.47%</text:p>
          </table:table-cell>
          <table:table-cell office:value-type="percentage" office:value="-0.0634450434982196">
            <text:p>-6.34%</text:p>
          </table:table-cell>
          <table:table-cell office:value-type="percentage" office:value="-0.0657894100291992">
            <text:p>-6.58%</text:p>
          </table:table-cell>
          <table:table-cell office:value-type="percentage" office:value="0.0695461394477394">
            <text:p>6.95%</text:p>
          </table:table-cell>
          <table:table-cell office:value-type="percentage" office:value="0.103465074398289">
            <text:p>10.35%</text:p>
          </table:table-cell>
          <table:table-cell office:value-type="percentage" office:value="0.100552407660817">
            <text:p>10.06%</text:p>
          </table:table-cell>
          <table:table-cell office:value-type="percentage" office:value="-0.0217998956475331">
            <text:p>-2.18%</text:p>
          </table:table-cell>
          <table:table-cell office:value-type="percentage" office:value="-0.10707219069558">
            <text:p>-10.71%</text:p>
          </table:table-cell>
          <table:table-cell office:value-type="percentage" office:value="-0.113375953382986">
            <text:p>-11.34%</text:p>
          </table:table-cell>
          <table:table-cell office:value-type="percentage" office:value="-0.0381659838711569">
            <text:p>-3.82%</text:p>
          </table:table-cell>
          <table:table-cell office:value-type="percentage" office:value="-0.0591752654746938">
            <text:p>-5.92%</text:p>
          </table:table-cell>
          <table:table-cell office:value-type="percentage" office:value="0.0534321546899077">
            <text:p>5.34%</text:p>
          </table:table-cell>
          <table:table-cell office:value-type="percentage" office:value="0.303324736682163">
            <text:p>30.33%</text:p>
          </table:table-cell>
          <table:table-cell office:value-type="percentage" office:value="-0.0123567501483058">
            <text:p>-1.24%</text:p>
          </table:table-cell>
          <table:table-cell office:value-type="percentage" office:value="0.00430200585583644">
            <text:p>0.43%</text:p>
          </table:table-cell>
          <table:table-cell office:value-type="percentage" office:value="0.0172741144960907">
            <text:p>1.73%</text:p>
          </table:table-cell>
          <table:table-cell office:value-type="percentage" office:value="0.253187153797866">
            <text:p>25.32%</text:p>
          </table:table-cell>
          <table:table-cell office:value-type="percentage" office:value="0.194143355535811">
            <text:p>19.41%</text:p>
          </table:table-cell>
          <table:table-cell office:value-type="percentage" office:value="0.0471678142645695">
            <text:p>4.72%</text:p>
          </table:table-cell>
          <table:table-cell office:value-type="percentage" office:value="0.262928303082899">
            <text:p>26.29%</text:p>
          </table:table-cell>
          <table:table-cell office:value-type="percentage" office:value="-0.0672995087132623">
            <text:p>-6.73%</text:p>
          </table:table-cell>
          <table:table-cell office:value-type="percentage" office:value="-0.206921132273004">
            <text:p>-20.69%</text:p>
          </table:table-cell>
          <table:table-cell office:value-type="percentage" office:value="0.0378352278851557">
            <text:p>3.78%</text:p>
          </table:table-cell>
          <table:table-cell office:value-type="percentage" office:value="0.0433326767623636">
            <text:p>4.33%</text:p>
          </table:table-cell>
          <table:table-cell office:value-type="percentage" office:value="0.138147069246594">
            <text:p>13.81%</text:p>
          </table:table-cell>
          <table:table-cell office:value-type="percentage" office:value="0.290641672693448">
            <text:p>29.06%</text:p>
          </table:table-cell>
          <table:table-cell office:value-type="percentage" office:value="0.00216647300245438">
            <text:p>0.22%</text:p>
          </table:table-cell>
          <table:table-cell office:value-type="percentage" office:value="-0.027914017794828">
            <text:p>-2.79%</text:p>
          </table:table-cell>
          <table:table-cell office:value-type="percentage" office:value="0.171361775941514">
            <text:p>17.14%</text:p>
          </table:table-cell>
          <table:table-cell office:value-type="percentage" office:value="-0.209609789741277">
            <text:p>-20.96%</text:p>
          </table:table-cell>
          <table:table-cell office:value-type="percentage" office:value="0.101543982051431">
            <text:p>10.15%</text:p>
          </table:table-cell>
          <table:table-cell office:value-type="percentage" office:value="-0.0649778210950832">
            <text:p>-6.50%</text:p>
          </table:table-cell>
          <table:table-cell office:value-type="percentage" office:value="0.0822438817780931">
            <text:p>8.22%</text:p>
          </table:table-cell>
          <table:table-cell office:value-type="percentage" office:value="-0.162585843454305">
            <text:p>-16.26%</text:p>
          </table:table-cell>
          <table:table-cell office:value-type="percentage" office:value="-0.0568943254316469">
            <text:p>-5.69%</text:p>
          </table:table-cell>
          <table:table-cell office:value-type="percentage" office:value="0.0571611642693462">
            <text:p>5.72%</text:p>
          </table:table-cell>
          <table:table-cell office:value-type="percentage" office:value="0.260939454840538">
            <text:p>26.09%</text:p>
          </table:table-cell>
          <table:table-cell office:value-type="percentage" office:value="-0.0159914076697804">
            <text:p>-1.60%</text:p>
          </table:table-cell>
          <table:table-cell office:value-type="percentage" office:value="-0.081852277014971">
            <text:p>-8.19%</text:p>
          </table:table-cell>
          <table:table-cell office:value-type="percentage" office:value="-0.17186170374751">
            <text:p>-17.19%</text:p>
          </table:table-cell>
          <table:table-cell office:value-type="percentage" office:value="0.14024583642475">
            <text:p>14.02%</text:p>
          </table:table-cell>
          <table:table-cell office:value-type="percentage" office:value="0.00817021409369968">
            <text:p>0.82%</text:p>
          </table:table-cell>
          <table:table-cell office:value-type="percentage" office:value="-0.0113344471575537">
            <text:p>-1.13%</text:p>
          </table:table-cell>
          <table:table-cell office:value-type="percentage" office:value="-0.0943485933773962">
            <text:p>-9.43%</text:p>
          </table:table-cell>
          <table:table-cell office:value-type="percentage" office:value="0.166963453165653">
            <text:p>16.70%</text:p>
          </table:table-cell>
          <table:table-cell office:value-type="percentage" office:value="0.00893189055964707">
            <text:p>0.89%</text:p>
          </table:table-cell>
          <table:table-cell office:value-type="percentage" office:value="-0.0116109693810211">
            <text:p>-1.16%</text:p>
          </table:table-cell>
          <table:table-cell office:value-type="percentage" office:value="0.0454862975255435">
            <text:p>4.55%</text:p>
          </table:table-cell>
          <table:table-cell office:value-type="percentage" office:value="0.0417425880567351">
            <text:p>4.17%</text:p>
          </table:table-cell>
          <table:table-cell office:value-type="percentage" office:value="-0.0236589799721314">
            <text:p>-2.37%</text:p>
          </table:table-cell>
          <table:table-cell office:value-type="percentage" office:value="0.0580414954627444">
            <text:p>5.80%</text:p>
          </table:table-cell>
          <table:table-cell office:value-type="percentage" office:value="0.00817792936388636">
            <text:p>0.82%</text:p>
          </table:table-cell>
          <table:table-cell office:value-type="percentage" office:value="-0.0031660444612067">
            <text:p>-0.32%</text:p>
          </table:table-cell>
          <table:table-cell office:value-type="percentage" office:value="0.0017425407972651">
            <text:p>0.17%</text:p>
          </table:table-cell>
          <table:table-cell office:value-type="percentage" office:value="0.0147599069967779">
            <text:p>1.48%</text:p>
          </table:table-cell>
        </table:table-row>
        <table:table-row table:style-name="ro2">
          <table:table-cell office:value-type="float" office:value="87414">
            <text:p>87414</text:p>
          </table:table-cell>
          <table:table-cell office:value-type="string">
            <text:p>Warrington Asset Management Corp.</text:p>
          </table:table-cell>
          <table:table-cell office:value-type="string">
            <text:p>Strategic Fund</text:p>
          </table:table-cell>
          <table:table-cell office:value-type="float" office:value="87414">
            <text:p>87414</text:p>
          </table:table-cell>
          <table:table-cell office:value-type="percentage" office:value="-0.0227730372420419">
            <text:p>-2.28%</text:p>
          </table:table-cell>
          <table:table-cell office:value-type="percentage" office:value="0.132537813719768">
            <text:p>13.25%</text:p>
          </table:table-cell>
          <table:table-cell office:value-type="percentage" office:value="-0.221978693762349">
            <text:p>-22.20%</text:p>
          </table:table-cell>
          <table:table-cell office:value-type="percentage" office:value="0.13081166730578">
            <text:p>13.08%</text:p>
          </table:table-cell>
          <table:table-cell office:value-type="percentage" office:value="-0.0773914732497408">
            <text:p>-7.74%</text:p>
          </table:table-cell>
          <table:table-cell office:value-type="percentage" office:value="0.0906602323230407">
            <text:p>9.07%</text:p>
          </table:table-cell>
          <table:table-cell office:value-type="percentage" office:value="-0.0420325389693508">
            <text:p>-4.20%</text:p>
          </table:table-cell>
          <table:table-cell office:value-type="percentage" office:value="0.0992599856116206">
            <text:p>9.93%</text:p>
          </table:table-cell>
          <table:table-cell office:value-type="percentage" office:value="-0.0846757726956131">
            <text:p>-8.47%</text:p>
          </table:table-cell>
          <table:table-cell office:value-type="percentage" office:value="-0.0465958899020468">
            <text:p>-4.66%</text:p>
          </table:table-cell>
          <table:table-cell office:value-type="percentage" office:value="0.338023615332925">
            <text:p>33.80%</text:p>
          </table:table-cell>
          <table:table-cell office:value-type="percentage" office:value="-0.181557688132725">
            <text:p>-18.16%</text:p>
          </table:table-cell>
          <table:table-cell office:value-type="percentage" office:value="0.0333240317308661">
            <text:p>3.33%</text:p>
          </table:table-cell>
          <table:table-cell office:value-type="percentage" office:value="-0.131154283935455">
            <text:p>-13.12%</text:p>
          </table:table-cell>
          <table:table-cell office:value-type="percentage" office:value="0.288513966429632">
            <text:p>28.85%</text:p>
          </table:table-cell>
          <table:table-cell office:value-type="percentage" office:value="-0.0490802227832349">
            <text:p>-4.91%</text:p>
          </table:table-cell>
          <table:table-cell office:value-type="percentage" office:value="0.104278420788707">
            <text:p>10.43%</text:p>
          </table:table-cell>
          <table:table-cell office:value-type="percentage" office:value="0.0254400772871208">
            <text:p>2.54%</text:p>
          </table:table-cell>
          <table:table-cell office:value-type="percentage" office:value="-0.056127677079224">
            <text:p>-5.61%</text:p>
          </table:table-cell>
          <table:table-cell office:value-type="percentage" office:value="0.0252207284329835">
            <text:p>2.52%</text:p>
          </table:table-cell>
          <table:table-cell office:value-type="percentage" office:value="-0.104575300345105">
            <text:p>-10.46%</text:p>
          </table:table-cell>
          <table:table-cell office:value-type="percentage" office:value="0.216312983254786">
            <text:p>21.63%</text:p>
          </table:table-cell>
          <table:table-cell office:value-type="percentage" office:value="0.170151348129738">
            <text:p>17.02%</text:p>
          </table:table-cell>
          <table:table-cell office:value-type="percentage" office:value="-0.0645273221430436">
            <text:p>-6.45%</text:p>
          </table:table-cell>
          <table:table-cell office:value-type="percentage" office:value="-0.191168576062267">
            <text:p>-19.12%</text:p>
          </table:table-cell>
          <table:table-cell office:value-type="percentage" office:value="0.221654219581466">
            <text:p>22.17%</text:p>
          </table:table-cell>
          <table:table-cell office:value-type="percentage" office:value="-0.123075621888315">
            <text:p>-12.31%</text:p>
          </table:table-cell>
          <table:table-cell office:value-type="percentage" office:value="0.0975577190411713">
            <text:p>9.76%</text:p>
          </table:table-cell>
          <table:table-cell office:value-type="percentage" office:value="0.000430107971254763">
            <text:p>0.04%</text:p>
          </table:table-cell>
          <table:table-cell office:value-type="percentage" office:value="0.0124566577039001">
            <text:p>1.25%</text:p>
          </table:table-cell>
          <table:table-cell office:value-type="percentage" office:value="-0.000246731715653389">
            <text:p>-0.02%</text:p>
          </table:table-cell>
          <table:table-cell office:value-type="percentage" office:value="0.191488252034069">
            <text:p>19.15%</text:p>
          </table:table-cell>
          <table:table-cell office:value-type="percentage" office:value="-0.132547783980394">
            <text:p>-13.25%</text:p>
          </table:table-cell>
          <table:table-cell office:value-type="percentage" office:value="0.147530478236183">
            <text:p>14.75%</text:p>
          </table:table-cell>
          <table:table-cell office:value-type="percentage" office:value="-0.122316132971126">
            <text:p>-12.23%</text:p>
          </table:table-cell>
          <table:table-cell office:value-type="percentage" office:value="-0.038209883141776">
            <text:p>-3.82%</text:p>
          </table:table-cell>
          <table:table-cell office:value-type="percentage" office:value="0.0563443776018992">
            <text:p>5.63%</text:p>
          </table:table-cell>
          <table:table-cell office:value-type="percentage" office:value="-0.0591673902346622">
            <text:p>-5.92%</text:p>
          </table:table-cell>
          <table:table-cell office:value-type="percentage" office:value="-0.0125498651311413">
            <text:p>-1.25%</text:p>
          </table:table-cell>
          <table:table-cell office:value-type="percentage" office:value="0.0666870450731359">
            <text:p>6.67%</text:p>
          </table:table-cell>
          <table:table-cell office:value-type="percentage" office:value="0.0254171684591063">
            <text:p>2.54%</text:p>
          </table:table-cell>
          <table:table-cell office:value-type="percentage" office:value="0.00121909685518611">
            <text:p>0.12%</text:p>
          </table:table-cell>
          <table:table-cell office:value-type="percentage" office:value="0.0632598596240762">
            <text:p>6.33%</text:p>
          </table:table-cell>
          <table:table-cell office:value-type="percentage" office:value="0.155401003099683">
            <text:p>15.54%</text:p>
          </table:table-cell>
          <table:table-cell office:value-type="percentage" office:value="-0.041520568161825">
            <text:p>-4.15%</text:p>
          </table:table-cell>
          <table:table-cell office:value-type="percentage" office:value="0.00310424711299298">
            <text:p>0.31%</text:p>
          </table:table-cell>
          <table:table-cell office:value-type="percentage" office:value="0.178131412079262">
            <text:p>17.81%</text:p>
          </table:table-cell>
          <table:table-cell office:value-type="percentage" office:value="-0.203380473906854">
            <text:p>-20.34%</text:p>
          </table:table-cell>
          <table:table-cell office:value-type="percentage" office:value="-0.129431598684762">
            <text:p>-12.94%</text:p>
          </table:table-cell>
          <table:table-cell office:value-type="percentage" office:value="0.00639387306314971">
            <text:p>0.64%</text:p>
          </table:table-cell>
          <table:table-cell office:value-type="percentage" office:value="0.147572007329653">
            <text:p>14.76%</text:p>
          </table:table-cell>
          <table:table-cell office:value-type="percentage" office:value="0.0235298082894137">
            <text:p>2.35%</text:p>
          </table:table-cell>
          <table:table-cell office:value-type="percentage" office:value="0.223037853056501">
            <text:p>22.30%</text:p>
          </table:table-cell>
          <table:table-cell office:value-type="percentage" office:value="-0.0207737945911931">
            <text:p>-2.08%</text:p>
          </table:table-cell>
          <table:table-cell office:value-type="percentage" office:value="-0.00355091584134822">
            <text:p>-0.36%</text:p>
          </table:table-cell>
          <table:table-cell office:value-type="percentage" office:value="0.0231985411691111">
            <text:p>2.32%</text:p>
          </table:table-cell>
          <table:table-cell office:value-type="percentage" office:value="0.0835555252368734">
            <text:p>8.36%</text:p>
          </table:table-cell>
          <table:table-cell office:value-type="percentage" office:value="0.187338113251677">
            <text:p>18.73%</text:p>
          </table:table-cell>
          <table:table-cell office:value-type="percentage" office:value="0.0360314693293252">
            <text:p>3.60%</text:p>
          </table:table-cell>
          <table:table-cell office:value-type="percentage" office:value="0.0102773824361741">
            <text:p>1.03%</text:p>
          </table:table-cell>
          <table:table-cell office:value-type="percentage" office:value="0.0375099203683555">
            <text:p>3.75%</text:p>
          </table:table-cell>
          <table:table-cell office:value-type="percentage" office:value="-0.0904747843637993">
            <text:p>-9.05%</text:p>
          </table:table-cell>
          <table:table-cell office:value-type="percentage" office:value="0.00116772839314327">
            <text:p>0.12%</text:p>
          </table:table-cell>
          <table:table-cell office:value-type="percentage" office:value="-0.193565081572905">
            <text:p>-19.36%</text:p>
          </table:table-cell>
          <table:table-cell office:value-type="percentage" office:value="0.0265188109346243">
            <text:p>2.65%</text:p>
          </table:table-cell>
          <table:table-cell office:value-type="percentage" office:value="-0.0171989341784386">
            <text:p>-1.72%</text:p>
          </table:table-cell>
          <table:table-cell office:value-type="percentage" office:value="0.1507924349622">
            <text:p>15.08%</text:p>
          </table:table-cell>
          <table:table-cell office:value-type="percentage" office:value="-0.0040783252778442">
            <text:p>-0.41%</text:p>
          </table:table-cell>
          <table:table-cell office:value-type="percentage" office:value="0.0266917907034999">
            <text:p>2.67%</text:p>
          </table:table-cell>
          <table:table-cell office:value-type="percentage" office:value="-0.0125354522223768">
            <text:p>-1.25%</text:p>
          </table:table-cell>
          <table:table-cell office:value-type="percentage" office:value="0.000894851208148144">
            <text:p>0.09%</text:p>
          </table:table-cell>
          <table:table-cell office:value-type="percentage" office:value="-0.00118195619244341">
            <text:p>-0.12%</text:p>
          </table:table-cell>
          <table:table-cell office:value-type="percentage" office:value="0.00861535253567101">
            <text:p>0.86%</text:p>
          </table:table-cell>
          <table:table-cell office:value-type="percentage" office:value="-0.00619499922493057">
            <text:p>-0.62%</text:p>
          </table:table-cell>
          <table:table-cell office:value-type="percentage" office:value="0.00143605152694865">
            <text:p>0.14%</text:p>
          </table:table-cell>
          <table:table-cell office:value-type="percentage" office:value="0.00793262803247819">
            <text:p>0.79%</text:p>
          </table:table-cell>
        </table:table-row>
        <table:table-row table:style-name="ro2">
          <table:table-cell office:value-type="float" office:value="30610">
            <text:p>30610</text:p>
          </table:table-cell>
          <table:table-cell office:value-type="string">
            <text:p>Welton Investment Partners LLC</text:p>
          </table:table-cell>
          <table:table-cell office:value-type="string">
            <text:p>Global Directional Portfolio</text:p>
          </table:table-cell>
          <table:table-cell office:value-type="float" office:value="30610">
            <text:p>30610</text:p>
          </table:table-cell>
          <table:table-cell office:value-type="percentage" office:value="0.151437982869283">
            <text:p>15.14%</text:p>
          </table:table-cell>
          <table:table-cell office:value-type="percentage" office:value="0.121467136144609">
            <text:p>12.15%</text:p>
          </table:table-cell>
          <table:table-cell office:value-type="percentage" office:value="-0.0600837710899175">
            <text:p>-6.01%</text:p>
          </table:table-cell>
          <table:table-cell office:value-type="percentage" office:value="-0.0200622561124926">
            <text:p>-2.01%</text:p>
          </table:table-cell>
          <table:table-cell office:value-type="percentage" office:value="0.00313323109295846">
            <text:p>0.31%</text:p>
          </table:table-cell>
          <table:table-cell office:value-type="percentage" office:value="-0.0301948667788035">
            <text:p>-3.02%</text:p>
          </table:table-cell>
          <table:table-cell office:value-type="percentage" office:value="-0.0497578914273809">
            <text:p>-4.98%</text:p>
          </table:table-cell>
          <table:table-cell office:value-type="percentage" office:value="0.0213574746552381">
            <text:p>2.14%</text:p>
          </table:table-cell>
          <table:table-cell office:value-type="percentage" office:value="-0.0553279614642665">
            <text:p>-5.53%</text:p>
          </table:table-cell>
          <table:table-cell office:value-type="percentage" office:value="-0.042222760005645">
            <text:p>-4.22%</text:p>
          </table:table-cell>
          <table:table-cell office:value-type="percentage" office:value="-0.0699514140388681">
            <text:p>-7.00%</text:p>
          </table:table-cell>
          <table:table-cell office:value-type="percentage" office:value="-0.0885401069787838">
            <text:p>-8.85%</text:p>
          </table:table-cell>
          <table:table-cell office:value-type="percentage" office:value="-0.0907740568682918">
            <text:p>-9.08%</text:p>
          </table:table-cell>
          <table:table-cell office:value-type="percentage" office:value="0.000213088208150635">
            <text:p>0.02%</text:p>
          </table:table-cell>
          <table:table-cell office:value-type="percentage" office:value="-0.082158053722441">
            <text:p>-8.22%</text:p>
          </table:table-cell>
          <table:table-cell office:value-type="percentage" office:value="-0.201468329842901">
            <text:p>-20.15%</text:p>
          </table:table-cell>
          <table:table-cell office:value-type="percentage" office:value="-0.114841573801332">
            <text:p>-11.48%</text:p>
          </table:table-cell>
          <table:table-cell office:value-type="percentage" office:value="-0.0141989721156537">
            <text:p>-1.42%</text:p>
          </table:table-cell>
          <table:table-cell office:value-type="percentage" office:value="0.0867490643832615">
            <text:p>8.67%</text:p>
          </table:table-cell>
          <table:table-cell office:value-type="percentage" office:value="-0.0205792664104294">
            <text:p>-2.06%</text:p>
          </table:table-cell>
          <table:table-cell office:value-type="percentage" office:value="0.0470200738433831">
            <text:p>4.70%</text:p>
          </table:table-cell>
          <table:table-cell office:value-type="percentage" office:value="-0.0708059528360924">
            <text:p>-7.08%</text:p>
          </table:table-cell>
          <table:table-cell office:value-type="percentage" office:value="-0.0595669817228251">
            <text:p>-5.96%</text:p>
          </table:table-cell>
          <table:table-cell office:value-type="percentage" office:value="-0.108284395526268">
            <text:p>-10.83%</text:p>
          </table:table-cell>
          <table:table-cell office:value-type="percentage" office:value="0.080477035732138">
            <text:p>8.05%</text:p>
          </table:table-cell>
          <table:table-cell office:value-type="percentage" office:value="-0.0292372284056766">
            <text:p>-2.92%</text:p>
          </table:table-cell>
          <table:table-cell office:value-type="percentage" office:value="0.0447974276136007">
            <text:p>4.48%</text:p>
          </table:table-cell>
          <table:table-cell office:value-type="percentage" office:value="-0.0110916623996577">
            <text:p>-1.11%</text:p>
          </table:table-cell>
          <table:table-cell office:value-type="percentage" office:value="0.11998929573919">
            <text:p>12.00%</text:p>
          </table:table-cell>
          <table:table-cell office:value-type="percentage" office:value="-0.137900828174197">
            <text:p>-13.79%</text:p>
          </table:table-cell>
          <table:table-cell office:value-type="percentage" office:value="-0.00250382491680155">
            <text:p>-0.25%</text:p>
          </table:table-cell>
          <table:table-cell office:value-type="percentage" office:value="0.16936476515489">
            <text:p>16.94%</text:p>
          </table:table-cell>
          <table:table-cell office:value-type="percentage" office:value="-0.0438693463451241">
            <text:p>-4.39%</text:p>
          </table:table-cell>
          <table:table-cell office:value-type="percentage" office:value="0.03849417080007">
            <text:p>3.85%</text:p>
          </table:table-cell>
          <table:table-cell office:value-type="percentage" office:value="0.17281559232145">
            <text:p>17.28%</text:p>
          </table:table-cell>
          <table:table-cell office:value-type="percentage" office:value="0.0427206614699107">
            <text:p>4.27%</text:p>
          </table:table-cell>
          <table:table-cell office:value-type="percentage" office:value="-0.0427645210016036">
            <text:p>-4.28%</text:p>
          </table:table-cell>
          <table:table-cell office:value-type="percentage" office:value="0.00394205498795631">
            <text:p>0.39%</text:p>
          </table:table-cell>
          <table:table-cell office:value-type="percentage" office:value="0.202625198949192">
            <text:p>20.26%</text:p>
          </table:table-cell>
          <table:table-cell office:value-type="percentage" office:value="0.232453961936516">
            <text:p>23.25%</text:p>
          </table:table-cell>
          <table:table-cell office:value-type="percentage" office:value="-0.115215447194357">
            <text:p>-11.52%</text:p>
          </table:table-cell>
          <table:table-cell office:value-type="percentage" office:value="-0.0739635289031249">
            <text:p>-7.40%</text:p>
          </table:table-cell>
          <table:table-cell office:value-type="percentage" office:value="-0.0554534742230059">
            <text:p>-5.55%</text:p>
          </table:table-cell>
          <table:table-cell office:value-type="percentage" office:value="0.0264192863160608">
            <text:p>2.64%</text:p>
          </table:table-cell>
          <table:table-cell office:value-type="percentage" office:value="-0.0258903373683244">
            <text:p>-2.59%</text:p>
          </table:table-cell>
          <table:table-cell office:value-type="percentage" office:value="0.0308433741001905">
            <text:p>3.08%</text:p>
          </table:table-cell>
          <table:table-cell office:value-type="percentage" office:value="0.00596481734771723">
            <text:p>0.60%</text:p>
          </table:table-cell>
          <table:table-cell office:value-type="percentage" office:value="0.255720002694916">
            <text:p>25.57%</text:p>
          </table:table-cell>
          <table:table-cell office:value-type="percentage" office:value="-0.273570897908765">
            <text:p>-27.36%</text:p>
          </table:table-cell>
          <table:table-cell office:value-type="percentage" office:value="-0.256409606602893">
            <text:p>-25.64%</text:p>
          </table:table-cell>
          <table:table-cell office:value-type="percentage" office:value="-0.160130634877305">
            <text:p>-16.01%</text:p>
          </table:table-cell>
          <table:table-cell office:value-type="percentage" office:value="0.135474078951844">
            <text:p>13.55%</text:p>
          </table:table-cell>
          <table:table-cell office:value-type="percentage" office:value="-0.102247354256515">
            <text:p>-10.22%</text:p>
          </table:table-cell>
          <table:table-cell office:value-type="percentage" office:value="-0.296634872434029">
            <text:p>-29.66%</text:p>
          </table:table-cell>
          <table:table-cell office:value-type="percentage" office:value="-0.0298786404007866">
            <text:p>-2.99%</text:p>
          </table:table-cell>
          <table:table-cell office:value-type="percentage" office:value="-0.0248135011052613">
            <text:p>-2.48%</text:p>
          </table:table-cell>
          <table:table-cell office:value-type="percentage" office:value="0.126020473075238">
            <text:p>12.60%</text:p>
          </table:table-cell>
          <table:table-cell office:value-type="percentage" office:value="0.144442549168543">
            <text:p>14.44%</text:p>
          </table:table-cell>
          <table:table-cell office:value-type="percentage" office:value="0.0578447174939165">
            <text:p>5.78%</text:p>
          </table:table-cell>
          <table:table-cell office:value-type="percentage" office:value="0.0896969204643238">
            <text:p>8.97%</text:p>
          </table:table-cell>
          <table:table-cell office:value-type="percentage" office:value="-0.019570503050665">
            <text:p>-1.96%</text:p>
          </table:table-cell>
          <table:table-cell office:value-type="percentage" office:value="-0.0639645730624074">
            <text:p>-6.40%</text:p>
          </table:table-cell>
          <table:table-cell office:value-type="percentage" office:value="0.232719612019256">
            <text:p>23.27%</text:p>
          </table:table-cell>
          <table:table-cell office:value-type="percentage" office:value="-0.071626808178238">
            <text:p>-7.16%</text:p>
          </table:table-cell>
          <table:table-cell office:value-type="percentage" office:value="0.0670651684577993">
            <text:p>6.71%</text:p>
          </table:table-cell>
          <table:table-cell office:value-type="percentage" office:value="-0.347720267569151">
            <text:p>-34.77%</text:p>
          </table:table-cell>
          <table:table-cell office:value-type="percentage" office:value="0.14198607062772">
            <text:p>14.20%</text:p>
          </table:table-cell>
          <table:table-cell office:value-type="percentage" office:value="0.000698991027183624">
            <text:p>0.07%</text:p>
          </table:table-cell>
          <table:table-cell office:value-type="percentage" office:value="0.00470401249978946">
            <text:p>0.47%</text:p>
          </table:table-cell>
          <table:table-cell office:value-type="percentage" office:value="0.00108667337590687">
            <text:p>0.11%</text:p>
          </table:table-cell>
          <table:table-cell office:value-type="percentage" office:value="0.0343086874900446">
            <text:p>3.43%</text:p>
          </table:table-cell>
          <table:table-cell office:value-type="percentage" office:value="-0.0285894285759995">
            <text:p>-2.86%</text:p>
          </table:table-cell>
          <table:table-cell office:value-type="percentage" office:value="-0.00807290745650977">
            <text:p>-0.81%</text:p>
          </table:table-cell>
          <table:table-cell office:value-type="percentage" office:value="0.0113461817106121">
            <text:p>1.13%</text:p>
          </table:table-cell>
          <table:table-cell office:value-type="percentage" office:value="-0.00641759802911127">
            <text:p>-0.64%</text:p>
          </table:table-cell>
          <table:table-cell office:value-type="percentage" office:value="-0.00536848807615718">
            <text:p>-0.54%</text:p>
          </table:table-cell>
        </table:table-row>
        <table:table-row table:style-name="ro2">
          <table:table-cell office:value-type="float" office:value="18699">
            <text:p>18699</text:p>
          </table:table-cell>
          <table:table-cell office:value-type="string">
            <text:p>Winton Capital Management Ltd</text:p>
          </table:table-cell>
          <table:table-cell office:value-type="string">
            <text:p>Diversified Trading Program</text:p>
          </table:table-cell>
          <table:table-cell office:value-type="float" office:value="18699">
            <text:p>18699</text:p>
          </table:table-cell>
          <table:table-cell office:value-type="percentage" office:value="0.148098303368423">
            <text:p>14.81%</text:p>
          </table:table-cell>
          <table:table-cell office:value-type="percentage" office:value="0.125288284257334">
            <text:p>12.53%</text:p>
          </table:table-cell>
          <table:table-cell office:value-type="percentage" office:value="-0.0423407798261797">
            <text:p>-4.23%</text:p>
          </table:table-cell>
          <table:table-cell office:value-type="percentage" office:value="-0.0917857162844254">
            <text:p>-9.18%</text:p>
          </table:table-cell>
          <table:table-cell office:value-type="percentage" office:value="-0.107798725077538">
            <text:p>-10.78%</text:p>
          </table:table-cell>
          <table:table-cell office:value-type="percentage" office:value="-0.048355938081956">
            <text:p>-4.84%</text:p>
          </table:table-cell>
          <table:table-cell office:value-type="percentage" office:value="-0.000362455016220135">
            <text:p>-0.04%</text:p>
          </table:table-cell>
          <table:table-cell office:value-type="percentage" office:value="0.0675012958867804">
            <text:p>6.75%</text:p>
          </table:table-cell>
          <table:table-cell office:value-type="percentage" office:value="0.019459541526752">
            <text:p>1.95%</text:p>
          </table:table-cell>
          <table:table-cell office:value-type="percentage" office:value="0.016366080541632">
            <text:p>1.64%</text:p>
          </table:table-cell>
          <table:table-cell office:value-type="percentage" office:value="-0.100848629622535">
            <text:p>-10.08%</text:p>
          </table:table-cell>
          <table:table-cell office:value-type="percentage" office:value="-0.0531151243858297">
            <text:p>-5.31%</text:p>
          </table:table-cell>
          <table:table-cell office:value-type="percentage" office:value="0.0471094975511032">
            <text:p>4.71%</text:p>
          </table:table-cell>
          <table:table-cell office:value-type="percentage" office:value="-0.136477645860498">
            <text:p>-13.65%</text:p>
          </table:table-cell>
          <table:table-cell office:value-type="percentage" office:value="0.0714769873868445">
            <text:p>7.15%</text:p>
          </table:table-cell>
          <table:table-cell office:value-type="percentage" office:value="0.0861199872878327">
            <text:p>8.61%</text:p>
          </table:table-cell>
          <table:table-cell office:value-type="percentage" office:value="-0.0858983384565214">
            <text:p>-8.59%</text:p>
          </table:table-cell>
          <table:table-cell office:value-type="percentage" office:value="-0.0290835223000531">
            <text:p>-2.91%</text:p>
          </table:table-cell>
          <table:table-cell office:value-type="percentage" office:value="0.0678090032360023">
            <text:p>6.78%</text:p>
          </table:table-cell>
          <table:table-cell office:value-type="percentage" office:value="0.0227139988931793">
            <text:p>2.27%</text:p>
          </table:table-cell>
          <table:table-cell office:value-type="percentage" office:value="0.0786895223000071">
            <text:p>7.87%</text:p>
          </table:table-cell>
          <table:table-cell office:value-type="percentage" office:value="-0.0912147544673978">
            <text:p>-9.12%</text:p>
          </table:table-cell>
          <table:table-cell office:value-type="percentage" office:value="0.0370801000537825">
            <text:p>3.71%</text:p>
          </table:table-cell>
          <table:table-cell office:value-type="percentage" office:value="-0.0813568223488065">
            <text:p>-8.14%</text:p>
          </table:table-cell>
          <table:table-cell office:value-type="percentage" office:value="0.0190818751819955">
            <text:p>1.91%</text:p>
          </table:table-cell>
          <table:table-cell office:value-type="percentage" office:value="0.0340658329921553">
            <text:p>3.41%</text:p>
          </table:table-cell>
          <table:table-cell office:value-type="percentage" office:value="-0.223669661930181">
            <text:p>-22.37%</text:p>
          </table:table-cell>
          <table:table-cell office:value-type="percentage" office:value="0.0390774766461722">
            <text:p>3.91%</text:p>
          </table:table-cell>
          <table:table-cell office:value-type="percentage" office:value="0.10500333142499">
            <text:p>10.50%</text:p>
          </table:table-cell>
          <table:table-cell office:value-type="percentage" office:value="-0.0760085208876931">
            <text:p>-7.60%</text:p>
          </table:table-cell>
          <table:table-cell office:value-type="percentage" office:value="0.0485820446802132">
            <text:p>4.86%</text:p>
          </table:table-cell>
          <table:table-cell office:value-type="percentage" office:value="0.0229512290835289">
            <text:p>2.30%</text:p>
          </table:table-cell>
          <table:table-cell office:value-type="percentage" office:value="0.0249022464274481">
            <text:p>2.49%</text:p>
          </table:table-cell>
          <table:table-cell office:value-type="percentage" office:value="0.0299582301616418">
            <text:p>3.00%</text:p>
          </table:table-cell>
          <table:table-cell office:value-type="percentage" office:value="-0.0754695386422456">
            <text:p>-7.55%</text:p>
          </table:table-cell>
          <table:table-cell office:value-type="percentage" office:value="0.00669506886775634">
            <text:p>0.67%</text:p>
          </table:table-cell>
          <table:table-cell office:value-type="percentage" office:value="-0.157490336835607">
            <text:p>-15.75%</text:p>
          </table:table-cell>
          <table:table-cell office:value-type="percentage" office:value="-0.025555460365259">
            <text:p>-2.56%</text:p>
          </table:table-cell>
          <table:table-cell office:value-type="percentage" office:value="-0.15578368081064">
            <text:p>-15.58%</text:p>
          </table:table-cell>
          <table:table-cell office:value-type="percentage" office:value="0.209809602372363">
            <text:p>20.98%</text:p>
          </table:table-cell>
          <table:table-cell office:value-type="percentage" office:value="-0.0665032911119354">
            <text:p>-6.65%</text:p>
          </table:table-cell>
          <table:table-cell office:value-type="percentage" office:value="-0.17967803363269">
            <text:p>-17.97%</text:p>
          </table:table-cell>
          <table:table-cell office:value-type="percentage" office:value="-0.0137691736913075">
            <text:p>-1.38%</text:p>
          </table:table-cell>
          <table:table-cell office:value-type="percentage" office:value="0.010038875194029">
            <text:p>1.00%</text:p>
          </table:table-cell>
          <table:table-cell office:value-type="percentage" office:value="0.197302494698991">
            <text:p>19.73%</text:p>
          </table:table-cell>
          <table:table-cell office:value-type="percentage" office:value="0.31865475701752">
            <text:p>31.87%</text:p>
          </table:table-cell>
          <table:table-cell office:value-type="percentage" office:value="-0.143801479885427">
            <text:p>-14.38%</text:p>
          </table:table-cell>
          <table:table-cell office:value-type="percentage" office:value="0.0374155316881699">
            <text:p>3.74%</text:p>
          </table:table-cell>
          <table:table-cell office:value-type="percentage" office:value="0.250772884908619">
            <text:p>25.08%</text:p>
          </table:table-cell>
          <table:table-cell office:value-type="percentage" office:value="0.0189431109721918">
            <text:p>1.89%</text:p>
          </table:table-cell>
          <table:table-cell office:value-type="percentage" office:value="0.0609078277431073">
            <text:p>6.09%</text:p>
          </table:table-cell>
          <table:table-cell office:value-type="percentage" office:value="-0.0462289941167112">
            <text:p>-4.62%</text:p>
          </table:table-cell>
          <table:table-cell office:value-type="percentage" office:value="-0.110899570797013">
            <text:p>-11.09%</text:p>
          </table:table-cell>
          <table:table-cell office:value-type="percentage" office:value="0.0374671216521816">
            <text:p>3.75%</text:p>
          </table:table-cell>
          <table:table-cell office:value-type="percentage" office:value="-0.240335172641396">
            <text:p>-24.03%</text:p>
          </table:table-cell>
          <table:table-cell office:value-type="percentage" office:value="0.0822379171261361">
            <text:p>8.22%</text:p>
          </table:table-cell>
          <table:table-cell office:value-type="percentage" office:value="0.134633548296821">
            <text:p>13.46%</text:p>
          </table:table-cell>
          <table:table-cell office:value-type="percentage" office:value="0.0290416367659564">
            <text:p>2.90%</text:p>
          </table:table-cell>
          <table:table-cell office:value-type="percentage" office:value="0.339496744087748">
            <text:p>33.95%</text:p>
          </table:table-cell>
          <table:table-cell office:value-type="percentage" office:value="-0.116328174086878">
            <text:p>-11.63%</text:p>
          </table:table-cell>
          <table:table-cell office:value-type="percentage" office:value="0.184046507106188">
            <text:p>18.40%</text:p>
          </table:table-cell>
          <table:table-cell office:value-type="percentage" office:value="-0.0220195389409974">
            <text:p>-2.20%</text:p>
          </table:table-cell>
          <table:table-cell office:value-type="percentage" office:value="0.0302818600882967">
            <text:p>3.03%</text:p>
          </table:table-cell>
          <table:table-cell office:value-type="percentage" office:value="0.104555125208368">
            <text:p>10.46%</text:p>
          </table:table-cell>
          <table:table-cell office:value-type="percentage" office:value="0.154672392663592">
            <text:p>15.47%</text:p>
          </table:table-cell>
          <table:table-cell office:value-type="percentage" office:value="0.258774380514621">
            <text:p>25.88%</text:p>
          </table:table-cell>
          <table:table-cell office:value-type="percentage" office:value="0.0957829044653919">
            <text:p>9.58%</text:p>
          </table:table-cell>
          <table:table-cell office:value-type="percentage" office:value="0.165404718069529">
            <text:p>16.54%</text:p>
          </table:table-cell>
          <table:table-cell office:value-type="percentage" office:value="0.0473555131214734">
            <text:p>4.74%</text:p>
          </table:table-cell>
          <table:table-cell office:value-type="percentage" office:value="0.0452191745201122">
            <text:p>4.52%</text:p>
          </table:table-cell>
          <table:table-cell office:value-type="percentage" office:value="0.0159028038934488">
            <text:p>1.59%</text:p>
          </table:table-cell>
          <table:table-cell office:value-type="percentage" office:value="0.0609722811656384">
            <text:p>6.10%</text:p>
          </table:table-cell>
          <table:table-cell office:value-type="percentage" office:value="0.00745134826247607">
            <text:p>0.75%</text:p>
          </table:table-cell>
          <table:table-cell office:value-type="percentage" office:value="0.0154826573227766">
            <text:p>1.55%</text:p>
          </table:table-cell>
          <table:table-cell office:value-type="percentage" office:value="-0.0138782905537028">
            <text:p>-1.39%</text:p>
          </table:table-cell>
          <table:table-cell office:value-type="percentage" office:value="0.00359709844393974">
            <text:p>0.36%</text:p>
          </table:table-cell>
        </table:table-row>
        <table:named-expressions/>
      </table:table>
      <table:table table:name="ctaListing" table:style-name="ta1" table:print="false"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5" table:number-columns-repeated="76" table:default-cell-style-name="Default"/>
        <table:table-row table:style-name="ro2">
          <table:table-cell office:value-type="string">
            <text:p>program_id</text:p>
          </table:table-cell>
          <table:table-cell office:value-type="string">
            <text:p>cta_name</text:p>
          </table:table-cell>
          <table:table-cell office:value-type="string">
            <text:p>program_name</text:p>
          </table:table-cell>
          <table:table-cell office:value-type="string">
            <text:p>program_id</text:p>
          </table:table-cell>
          <table:table-cell office:value-type="string">
            <text:p>minDate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office:value-type="string">
            <text:p>F21</text:p>
          </table:table-cell>
          <table:table-cell office:value-type="string">
            <text:p>F22</text:p>
          </table:table-cell>
          <table:table-cell office:value-type="string">
            <text:p>F23</text:p>
          </table:table-cell>
          <table:table-cell office:value-type="string">
            <text:p>F24</text:p>
          </table:table-cell>
          <table:table-cell office:value-type="string">
            <text:p>F25</text:p>
          </table:table-cell>
          <table:table-cell office:value-type="string">
            <text:p>F26</text:p>
          </table:table-cell>
          <table:table-cell office:value-type="string">
            <text:p>F27</text:p>
          </table:table-cell>
          <table:table-cell office:value-type="string">
            <text:p>F28</text:p>
          </table:table-cell>
          <table:table-cell office:value-type="string">
            <text:p>F29</text:p>
          </table:table-cell>
          <table:table-cell office:value-type="string">
            <text:p>F30</text:p>
          </table:table-cell>
          <table:table-cell office:value-type="string">
            <text:p>F31</text:p>
          </table:table-cell>
          <table:table-cell office:value-type="string">
            <text:p>F32</text:p>
          </table:table-cell>
          <table:table-cell office:value-type="string">
            <text:p>F33</text:p>
          </table:table-cell>
          <table:table-cell office:value-type="string">
            <text:p>F34</text:p>
          </table:table-cell>
          <table:table-cell office:value-type="string">
            <text:p>F35</text:p>
          </table:table-cell>
          <table:table-cell office:value-type="string">
            <text:p>F36</text:p>
          </table:table-cell>
          <table:table-cell office:value-type="string">
            <text:p>F37</text:p>
          </table:table-cell>
          <table:table-cell office:value-type="string">
            <text:p>F38</text:p>
          </table:table-cell>
          <table:table-cell office:value-type="string">
            <text:p>F39</text:p>
          </table:table-cell>
          <table:table-cell office:value-type="string">
            <text:p>F40</text:p>
          </table:table-cell>
          <table:table-cell office:value-type="string">
            <text:p>F41</text:p>
          </table:table-cell>
          <table:table-cell office:value-type="string">
            <text:p>F42</text:p>
          </table:table-cell>
          <table:table-cell office:value-type="string">
            <text:p>F43</text:p>
          </table:table-cell>
          <table:table-cell office:value-type="string">
            <text:p>F44</text:p>
          </table:table-cell>
          <table:table-cell office:value-type="string">
            <text:p>F45</text:p>
          </table:table-cell>
          <table:table-cell office:value-type="string">
            <text:p>F46</text:p>
          </table:table-cell>
          <table:table-cell office:value-type="string">
            <text:p>F47</text:p>
          </table:table-cell>
          <table:table-cell office:value-type="string">
            <text:p>F48</text:p>
          </table:table-cell>
          <table:table-cell office:value-type="string">
            <text:p>F49</text:p>
          </table:table-cell>
          <table:table-cell office:value-type="string">
            <text:p>F50</text:p>
          </table:table-cell>
          <table:table-cell office:value-type="string">
            <text:p>F51</text:p>
          </table:table-cell>
          <table:table-cell office:value-type="string">
            <text:p>F52</text:p>
          </table:table-cell>
          <table:table-cell office:value-type="string">
            <text:p>F53</text:p>
          </table:table-cell>
          <table:table-cell office:value-type="string">
            <text:p>F54</text:p>
          </table:table-cell>
          <table:table-cell office:value-type="string">
            <text:p>F55</text:p>
          </table:table-cell>
          <table:table-cell office:value-type="string">
            <text:p>F56</text:p>
          </table:table-cell>
          <table:table-cell office:value-type="string">
            <text:p>F57</text:p>
          </table:table-cell>
          <table:table-cell office:value-type="string">
            <text:p>F58</text:p>
          </table:table-cell>
          <table:table-cell office:value-type="string">
            <text:p>F59</text:p>
          </table:table-cell>
          <table:table-cell office:value-type="string">
            <text:p>F60</text:p>
          </table:table-cell>
          <table:table-cell office:value-type="string">
            <text:p>F61</text:p>
          </table:table-cell>
          <table:table-cell office:value-type="string">
            <text:p>F62</text:p>
          </table:table-cell>
          <table:table-cell office:value-type="string">
            <text:p>F63</text:p>
          </table:table-cell>
          <table:table-cell office:value-type="string">
            <text:p>F64</text:p>
          </table:table-cell>
          <table:table-cell office:value-type="string">
            <text:p>F65</text:p>
          </table:table-cell>
          <table:table-cell office:value-type="string">
            <text:p>F66</text:p>
          </table:table-cell>
          <table:table-cell office:value-type="string">
            <text:p>F67</text:p>
          </table:table-cell>
          <table:table-cell office:value-type="string">
            <text:p>F68</text:p>
          </table:table-cell>
          <table:table-cell office:value-type="string">
            <text:p>F69</text:p>
          </table:table-cell>
          <table:table-cell office:value-type="string">
            <text:p>F70</text:p>
          </table:table-cell>
          <table:table-cell office:value-type="string">
            <text:p>F71</text:p>
          </table:table-cell>
          <table:table-cell office:value-type="string">
            <text:p>F72</text:p>
          </table:table-cell>
          <table:table-cell office:value-type="string">
            <text:p>F73</text:p>
          </table:table-cell>
          <table:table-cell office:value-type="string">
            <text:p>F74</text:p>
          </table:table-cell>
          <table:table-cell office:value-type="string">
            <text:p>F75</text:p>
          </table:table-cell>
          <table:table-cell office:value-type="string">
            <text:p>F76</text:p>
          </table:table-cell>
        </table:table-row>
        <table:table-row table:style-name="ro1">
          <table:table-cell office:value-type="float" office:value="18600">
            <text:p>18600</text:p>
          </table:table-cell>
          <table:table-cell office:value-type="string">
            <text:p>Abraham Trading Company</text:p>
          </table:table-cell>
          <table:table-cell office:value-type="string">
            <text:p>Abraham Diversified Program</text:p>
          </table:table-cell>
          <table:table-cell office:value-type="float" office:value="18600">
            <text:p>18600</text:p>
          </table:table-cell>
          <table:table-cell office:value-type="string">
            <text:p>1990-01-31</text:p>
          </table:table-cell>
          <table:table-cell table:formula="of:=VLOOKUP([.A2],factors.$a$2factors.$a2:$by77a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02">
            <text:p>18602</text:p>
          </table:table-cell>
          <table:table-cell office:value-type="string">
            <text:p>AgTech Trading Company</text:p>
          </table:table-cell>
          <table:table-cell office:value-type="string">
            <text:p>Ag Trading Program *PROP*</text:p>
          </table:table-cell>
          <table:table-cell office:value-type="float" office:value="18602">
            <text:p>18602</text:p>
          </table:table-cell>
          <table:table-cell office:value-type="string">
            <text:p>1994-09-30</text:p>
          </table:table-cell>
          <table:table-cell table:formula="of:=VLOOKUP([.A3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9201">
            <text:p>19201</text:p>
          </table:table-cell>
          <table:table-cell office:value-type="string">
            <text:p>Alder Capital Limited</text:p>
          </table:table-cell>
          <table:table-cell office:value-type="string">
            <text:p>Global 20 Program</text:p>
          </table:table-cell>
          <table:table-cell office:value-type="float" office:value="19201">
            <text:p>19201</text:p>
          </table:table-cell>
          <table:table-cell office:value-type="string">
            <text:p>2001-02-28</text:p>
          </table:table-cell>
          <table:table-cell table:formula="of:=VLOOKUP([.A4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9740">
            <text:p>19740</text:p>
          </table:table-cell>
          <table:table-cell office:value-type="string">
            <text:p>Altis Partners (Jersey) Limited</text:p>
          </table:table-cell>
          <table:table-cell office:value-type="string">
            <text:p>Global Futures Portfolio</text:p>
          </table:table-cell>
          <table:table-cell office:value-type="float" office:value="19740">
            <text:p>19740</text:p>
          </table:table-cell>
          <table:table-cell office:value-type="string">
            <text:p>2001-08-31</text:p>
          </table:table-cell>
          <table:table-cell table:formula="of:=VLOOKUP([.A5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74831">
            <text:p>74831</text:p>
          </table:table-cell>
          <table:table-cell office:value-type="string">
            <text:p>Blackheath Fund Management Inc</text:p>
          </table:table-cell>
          <table:table-cell office:value-type="string">
            <text:p>Blackheath Sentiment Strategy *QEP*</text:p>
          </table:table-cell>
          <table:table-cell office:value-type="float" office:value="74831">
            <text:p>74831</text:p>
          </table:table-cell>
          <table:table-cell office:value-type="string">
            <text:p>2003-03-31</text:p>
          </table:table-cell>
          <table:table-cell table:formula="of:=VLOOKUP([.A6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9628">
            <text:p>19628</text:p>
          </table:table-cell>
          <table:table-cell office:value-type="string">
            <text:p>Briarwood Capital Management Inc.</text:p>
          </table:table-cell>
          <table:table-cell office:value-type="string">
            <text:p>Diversified Program</text:p>
          </table:table-cell>
          <table:table-cell office:value-type="float" office:value="19628">
            <text:p>19628</text:p>
          </table:table-cell>
          <table:table-cell office:value-type="string">
            <text:p>2001-07-31</text:p>
          </table:table-cell>
          <table:table-cell table:formula="of:=VLOOKUP([.A7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83836">
            <text:p>83836</text:p>
          </table:table-cell>
          <table:table-cell office:value-type="string">
            <text:p>Byron Capital Partners Ltd.</text:p>
          </table:table-cell>
          <table:table-cell office:value-type="string">
            <text:p>SAFI2 *QEP* *FRN*</text:p>
          </table:table-cell>
          <table:table-cell office:value-type="float" office:value="83836">
            <text:p>83836</text:p>
          </table:table-cell>
          <table:table-cell office:value-type="string">
            <text:p>1997-09-30</text:p>
          </table:table-cell>
          <table:table-cell table:formula="of:=VLOOKUP([.A8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10">
            <text:p>18610</text:p>
          </table:table-cell>
          <table:table-cell office:value-type="string">
            <text:p>Campbell &amp; Company, LP</text:p>
          </table:table-cell>
          <table:table-cell office:value-type="string">
            <text:p>Campbell Managed Futures</text:p>
          </table:table-cell>
          <table:table-cell office:value-type="float" office:value="18610">
            <text:p>18610</text:p>
          </table:table-cell>
          <table:table-cell office:value-type="string">
            <text:p>1983-04-30</text:p>
          </table:table-cell>
          <table:table-cell table:formula="of:=VLOOKUP([.A9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9549">
            <text:p>19549</text:p>
          </table:table-cell>
          <table:table-cell office:value-type="string">
            <text:p>Chesapeake Capital Corporation</text:p>
          </table:table-cell>
          <table:table-cell office:value-type="string">
            <text:p>Diversified Program *QEP*</text:p>
          </table:table-cell>
          <table:table-cell office:value-type="float" office:value="19549">
            <text:p>19549</text:p>
          </table:table-cell>
          <table:table-cell office:value-type="string">
            <text:p>1990-01-31</text:p>
          </table:table-cell>
          <table:table-cell table:formula="of:=VLOOKUP([.A10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16">
            <text:p>18616</text:p>
          </table:table-cell>
          <table:table-cell office:value-type="string">
            <text:p>Clarke Capital Management, Inc.</text:p>
          </table:table-cell>
          <table:table-cell office:value-type="string">
            <text:p>Worldwide Program</text:p>
          </table:table-cell>
          <table:table-cell office:value-type="float" office:value="18616">
            <text:p>18616</text:p>
          </table:table-cell>
          <table:table-cell office:value-type="string">
            <text:p>1996-01-31</text:p>
          </table:table-cell>
          <table:table-cell table:formula="of:=VLOOKUP([.A11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738">
            <text:p>18738</text:p>
          </table:table-cell>
          <table:table-cell office:value-type="string">
            <text:p>Clarke Capital Management, Inc.</text:p>
          </table:table-cell>
          <table:table-cell office:value-type="string">
            <text:p>Millennium Managed Account Program</text:p>
          </table:table-cell>
          <table:table-cell office:value-type="float" office:value="18738">
            <text:p>18738</text:p>
          </table:table-cell>
          <table:table-cell office:value-type="string">
            <text:p>1998-01-31</text:p>
          </table:table-cell>
          <table:table-cell table:formula="of:=VLOOKUP([.A12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95">
            <text:p>18695</text:p>
          </table:table-cell>
          <table:table-cell office:value-type="string">
            <text:p>Clarke Capital Management, Inc.</text:p>
          </table:table-cell>
          <table:table-cell office:value-type="string">
            <text:p>Global Magnum Program</text:p>
          </table:table-cell>
          <table:table-cell office:value-type="float" office:value="18695">
            <text:p>18695</text:p>
          </table:table-cell>
          <table:table-cell office:value-type="string">
            <text:p>1997-08-31</text:p>
          </table:table-cell>
          <table:table-cell table:formula="of:=VLOOKUP([.A13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15">
            <text:p>18615</text:p>
          </table:table-cell>
          <table:table-cell office:value-type="string">
            <text:p>Clarke Capital Management, Inc.</text:p>
          </table:table-cell>
          <table:table-cell office:value-type="string">
            <text:p>Global Basic Managed Account Program</text:p>
          </table:table-cell>
          <table:table-cell office:value-type="float" office:value="18615">
            <text:p>18615</text:p>
          </table:table-cell>
          <table:table-cell office:value-type="string">
            <text:p>1996-02-29</text:p>
          </table:table-cell>
          <table:table-cell table:formula="of:=VLOOKUP([.A14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0941">
            <text:p>30941</text:p>
          </table:table-cell>
          <table:table-cell office:value-type="string">
            <text:p>Clarke Capital Management, Inc.</text:p>
          </table:table-cell>
          <table:table-cell office:value-type="string">
            <text:p>FXF-Plus Program</text:p>
          </table:table-cell>
          <table:table-cell office:value-type="float" office:value="30941">
            <text:p>30941</text:p>
          </table:table-cell>
          <table:table-cell office:value-type="string">
            <text:p>2004-05-31</text:p>
          </table:table-cell>
          <table:table-cell table:formula="of:=VLOOKUP([.A15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9999">
            <text:p>19999</text:p>
          </table:table-cell>
          <table:table-cell office:value-type="string">
            <text:p>Conquest Capital Group LLC</text:p>
          </table:table-cell>
          <table:table-cell office:value-type="string">
            <text:p>Conquest Macro *QEP*</text:p>
          </table:table-cell>
          <table:table-cell office:value-type="float" office:value="19999">
            <text:p>19999</text:p>
          </table:table-cell>
          <table:table-cell office:value-type="string">
            <text:p>1999-05-31</text:p>
          </table:table-cell>
          <table:table-cell table:formula="of:=VLOOKUP([.A16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9429">
            <text:p>19429</text:p>
          </table:table-cell>
          <table:table-cell office:value-type="string">
            <text:p>Denali Asset Management, LLLP</text:p>
          </table:table-cell>
          <table:table-cell office:value-type="string">
            <text:p>Denali Partners, LP *QEP*</text:p>
          </table:table-cell>
          <table:table-cell office:value-type="float" office:value="19429">
            <text:p>19429</text:p>
          </table:table-cell>
          <table:table-cell office:value-type="string">
            <text:p>2000-06-30</text:p>
          </table:table-cell>
          <table:table-cell table:formula="of:=VLOOKUP([.A17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20016">
            <text:p>20016</text:p>
          </table:table-cell>
          <table:table-cell office:value-type="string">
            <text:p>Di Tomasso Group Inc.</text:p>
          </table:table-cell>
          <table:table-cell office:value-type="string">
            <text:p>Equilibrium Program *QEP*</text:p>
          </table:table-cell>
          <table:table-cell office:value-type="float" office:value="20016">
            <text:p>20016</text:p>
          </table:table-cell>
          <table:table-cell office:value-type="string">
            <text:p>2002-01-31</text:p>
          </table:table-cell>
          <table:table-cell table:formula="of:=VLOOKUP([.A18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3515">
            <text:p>33515</text:p>
          </table:table-cell>
          <table:table-cell office:value-type="string">
            <text:p>Doherty Advisors, LLC</text:p>
          </table:table-cell>
          <table:table-cell office:value-type="string">
            <text:p>Relative Value Volatility 2X *QEP*</text:p>
          </table:table-cell>
          <table:table-cell office:value-type="float" office:value="33515">
            <text:p>33515</text:p>
          </table:table-cell>
          <table:table-cell office:value-type="string">
            <text:p>2003-06-30</text:p>
          </table:table-cell>
          <table:table-cell table:formula="of:=VLOOKUP([.A19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3512">
            <text:p>33512</text:p>
          </table:table-cell>
          <table:table-cell office:value-type="string">
            <text:p>Doherty Advisors, LLC</text:p>
          </table:table-cell>
          <table:table-cell office:value-type="string">
            <text:p>Relative Value Volatility 1X *QEP*</text:p>
          </table:table-cell>
          <table:table-cell office:value-type="float" office:value="33512">
            <text:p>33512</text:p>
          </table:table-cell>
          <table:table-cell office:value-type="string">
            <text:p>2003-06-30</text:p>
          </table:table-cell>
          <table:table-cell table:formula="of:=VLOOKUP([.A20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27">
            <text:p>18627</text:p>
          </table:table-cell>
          <table:table-cell office:value-type="string">
            <text:p>Dreiss Research Corporation</text:p>
          </table:table-cell>
          <table:table-cell office:value-type="string">
            <text:p>Global Diversified Program *QEP*</text:p>
          </table:table-cell>
          <table:table-cell office:value-type="float" office:value="18627">
            <text:p>18627</text:p>
          </table:table-cell>
          <table:table-cell office:value-type="string">
            <text:p>1991-05-31</text:p>
          </table:table-cell>
          <table:table-cell table:formula="of:=VLOOKUP([.A21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884">
            <text:p>18884</text:p>
          </table:table-cell>
          <table:table-cell office:value-type="string">
            <text:p>Drury Capital, Inc.</text:p>
          </table:table-cell>
          <table:table-cell office:value-type="string">
            <text:p>Diversified Trend-Following Program *QEP*</text:p>
          </table:table-cell>
          <table:table-cell office:value-type="float" office:value="18884">
            <text:p>18884</text:p>
          </table:table-cell>
          <table:table-cell office:value-type="string">
            <text:p>1997-05-31</text:p>
          </table:table-cell>
          <table:table-cell table:formula="of:=VLOOKUP([.A22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29">
            <text:p>18629</text:p>
          </table:table-cell>
          <table:table-cell office:value-type="string">
            <text:p>DUNN Capital Management, Inc.</text:p>
          </table:table-cell>
          <table:table-cell office:value-type="string">
            <text:p>World Monetary and Agriculture (WMA) Program *QEP*</text:p>
          </table:table-cell>
          <table:table-cell office:value-type="float" office:value="18629">
            <text:p>18629</text:p>
          </table:table-cell>
          <table:table-cell office:value-type="string">
            <text:p>1990-01-31</text:p>
          </table:table-cell>
          <table:table-cell table:formula="of:=VLOOKUP([.A23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31">
            <text:p>18631</text:p>
          </table:table-cell>
          <table:table-cell office:value-type="string">
            <text:p>Eckhardt Trading Company</text:p>
          </table:table-cell>
          <table:table-cell office:value-type="string">
            <text:p>Standard Plus Program</text:p>
          </table:table-cell>
          <table:table-cell office:value-type="float" office:value="18631">
            <text:p>18631</text:p>
          </table:table-cell>
          <table:table-cell office:value-type="string">
            <text:p>1991-10-31</text:p>
          </table:table-cell>
          <table:table-cell table:formula="of:=VLOOKUP([.A24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32">
            <text:p>18632</text:p>
          </table:table-cell>
          <table:table-cell office:value-type="string">
            <text:p>Eckhardt Trading Company</text:p>
          </table:table-cell>
          <table:table-cell office:value-type="string">
            <text:p>Standard Program</text:p>
          </table:table-cell>
          <table:table-cell office:value-type="float" office:value="18632">
            <text:p>18632</text:p>
          </table:table-cell>
          <table:table-cell office:value-type="string">
            <text:p>1991-08-31</text:p>
          </table:table-cell>
          <table:table-cell table:formula="of:=VLOOKUP([.A25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33">
            <text:p>18633</text:p>
          </table:table-cell>
          <table:table-cell office:value-type="string">
            <text:p>Eclipse Capital Management, Inc.</text:p>
          </table:table-cell>
          <table:table-cell office:value-type="string">
            <text:p>Global Monetary Program *QEP*</text:p>
          </table:table-cell>
          <table:table-cell office:value-type="float" office:value="18633">
            <text:p>18633</text:p>
          </table:table-cell>
          <table:table-cell office:value-type="string">
            <text:p>1990-08-31</text:p>
          </table:table-cell>
          <table:table-cell table:formula="of:=VLOOKUP([.A26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35">
            <text:p>18635</text:p>
          </table:table-cell>
          <table:table-cell office:value-type="string">
            <text:p>EMC Capital Advisors LLC</text:p>
          </table:table-cell>
          <table:table-cell office:value-type="string">
            <text:p>Classic Program *QEP*</text:p>
          </table:table-cell>
          <table:table-cell office:value-type="float" office:value="18635">
            <text:p>18635</text:p>
          </table:table-cell>
          <table:table-cell office:value-type="string">
            <text:p>1990-01-31</text:p>
          </table:table-cell>
          <table:table-cell table:formula="of:=VLOOKUP([.A27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9184">
            <text:p>19184</text:p>
          </table:table-cell>
          <table:table-cell office:value-type="string">
            <text:p>Estlander &amp; Partners Ltd.</text:p>
          </table:table-cell>
          <table:table-cell office:value-type="string">
            <text:p>Global Markets Program *QEP*</text:p>
          </table:table-cell>
          <table:table-cell office:value-type="float" office:value="19184">
            <text:p>19184</text:p>
          </table:table-cell>
          <table:table-cell office:value-type="string">
            <text:p>1999-08-31</text:p>
          </table:table-cell>
          <table:table-cell table:formula="of:=VLOOKUP([.A28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74980">
            <text:p>74980</text:p>
          </table:table-cell>
          <table:table-cell office:value-type="string">
            <text:p>Estlander &amp; Partners Ltd.</text:p>
          </table:table-cell>
          <table:table-cell office:value-type="string">
            <text:p>Alpha Trend *QEP*</text:p>
          </table:table-cell>
          <table:table-cell office:value-type="float" office:value="74980">
            <text:p>74980</text:p>
          </table:table-cell>
          <table:table-cell office:value-type="string">
            <text:p>2001-01-31</text:p>
          </table:table-cell>
          <table:table-cell table:formula="of:=VLOOKUP([.A29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852">
            <text:p>18852</text:p>
          </table:table-cell>
          <table:table-cell office:value-type="string">
            <text:p>Estlander &amp; Partners Ltd.</text:p>
          </table:table-cell>
          <table:table-cell office:value-type="string">
            <text:p>Global XL Program *QEP*</text:p>
          </table:table-cell>
          <table:table-cell office:value-type="float" office:value="18852">
            <text:p>18852</text:p>
          </table:table-cell>
          <table:table-cell office:value-type="string">
            <text:p>1991-08-31</text:p>
          </table:table-cell>
          <table:table-cell table:formula="of:=VLOOKUP([.A30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20009">
            <text:p>20009</text:p>
          </table:table-cell>
          <table:table-cell office:value-type="string">
            <text:p>FORT LP</text:p>
          </table:table-cell>
          <table:table-cell office:value-type="string">
            <text:p>Global Contrarian Program</text:p>
          </table:table-cell>
          <table:table-cell office:value-type="float" office:value="20009">
            <text:p>20009</text:p>
          </table:table-cell>
          <table:table-cell office:value-type="string">
            <text:p>2002-10-31</text:p>
          </table:table-cell>
          <table:table-cell table:formula="of:=VLOOKUP([.A31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80410">
            <text:p>80410</text:p>
          </table:table-cell>
          <table:table-cell office:value-type="string">
            <text:p>FTC Capital GmbH</text:p>
          </table:table-cell>
          <table:table-cell office:value-type="string">
            <text:p>FTC Futures Fund Classic B-EUR *FRN*</text:p>
          </table:table-cell>
          <table:table-cell office:value-type="float" office:value="80410">
            <text:p>80410</text:p>
          </table:table-cell>
          <table:table-cell office:value-type="string">
            <text:p>1995-01-31</text:p>
          </table:table-cell>
          <table:table-cell table:formula="of:=VLOOKUP([.A32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82803">
            <text:p>82803</text:p>
          </table:table-cell>
          <table:table-cell office:value-type="string">
            <text:p>Goldman Management, Inc.</text:p>
          </table:table-cell>
          <table:table-cell office:value-type="string">
            <text:p>Goldman Management Stock Index Futures *PROP* *QEP*</text:p>
          </table:table-cell>
          <table:table-cell office:value-type="float" office:value="82803">
            <text:p>82803</text:p>
          </table:table-cell>
          <table:table-cell office:value-type="string">
            <text:p>2002-02-28</text:p>
          </table:table-cell>
          <table:table-cell table:formula="of:=VLOOKUP([.A33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9017">
            <text:p>19017</text:p>
          </table:table-cell>
          <table:table-cell office:value-type="string">
            <text:p>Hamer Trading, Inc.</text:p>
          </table:table-cell>
          <table:table-cell office:value-type="string">
            <text:p>Diversified Systematic Program <text:s/>*PROP*</text:p>
          </table:table-cell>
          <table:table-cell office:value-type="float" office:value="19017">
            <text:p>19017</text:p>
          </table:table-cell>
          <table:table-cell office:value-type="string">
            <text:p>1999-09-30</text:p>
          </table:table-cell>
          <table:table-cell table:formula="of:=VLOOKUP([.A34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42">
            <text:p>18642</text:p>
          </table:table-cell>
          <table:table-cell office:value-type="string">
            <text:p>Hawksbill Capital Management</text:p>
          </table:table-cell>
          <table:table-cell office:value-type="string">
            <text:p>Global Diversified Program *QEP*</text:p>
          </table:table-cell>
          <table:table-cell office:value-type="float" office:value="18642">
            <text:p>18642</text:p>
          </table:table-cell>
          <table:table-cell office:value-type="string">
            <text:p>1990-01-31</text:p>
          </table:table-cell>
          <table:table-cell table:formula="of:=VLOOKUP([.A35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49">
            <text:p>18649</text:p>
          </table:table-cell>
          <table:table-cell office:value-type="string">
            <text:p>Hyman Beck &amp; Company, Inc.</text:p>
          </table:table-cell>
          <table:table-cell office:value-type="string">
            <text:p>Global Portfolio *QEP*</text:p>
          </table:table-cell>
          <table:table-cell office:value-type="float" office:value="18649">
            <text:p>18649</text:p>
          </table:table-cell>
          <table:table-cell office:value-type="string">
            <text:p>1991-04-30</text:p>
          </table:table-cell>
          <table:table-cell table:formula="of:=VLOOKUP([.A36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9209">
            <text:p>39209</text:p>
          </table:table-cell>
          <table:table-cell office:value-type="string">
            <text:p>Insch Capital Management SA</text:p>
          </table:table-cell>
          <table:table-cell office:value-type="string">
            <text:p>INSCH ICP No Leverage *QEP**FX*</text:p>
          </table:table-cell>
          <table:table-cell office:value-type="float" office:value="39209">
            <text:p>39209</text:p>
          </table:table-cell>
          <table:table-cell office:value-type="string">
            <text:p>2000-01-31</text:p>
          </table:table-cell>
          <table:table-cell table:formula="of:=VLOOKUP([.A37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8634">
            <text:p>38634</text:p>
          </table:table-cell>
          <table:table-cell office:value-type="string">
            <text:p>Insch Capital Management SA</text:p>
          </table:table-cell>
          <table:table-cell office:value-type="string">
            <text:p>INSCH ICP x3 Net *FRN**FX*</text:p>
          </table:table-cell>
          <table:table-cell office:value-type="float" office:value="38634">
            <text:p>38634</text:p>
          </table:table-cell>
          <table:table-cell office:value-type="string">
            <text:p>2000-01-31</text:p>
          </table:table-cell>
          <table:table-cell table:formula="of:=VLOOKUP([.A38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44500">
            <text:p>44500</text:p>
          </table:table-cell>
          <table:table-cell office:value-type="string">
            <text:p>ISAM - International Standard Asset Management</text:p>
          </table:table-cell>
          <table:table-cell office:value-type="string">
            <text:p>Systematic Program</text:p>
          </table:table-cell>
          <table:table-cell office:value-type="float" office:value="44500">
            <text:p>44500</text:p>
          </table:table-cell>
          <table:table-cell office:value-type="string">
            <text:p>2001-06-30</text:p>
          </table:table-cell>
          <table:table-cell table:formula="of:=VLOOKUP([.A39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34489">
            <text:p>34489</text:p>
          </table:table-cell>
          <table:table-cell office:value-type="string">
            <text:p>John Locke Investments</text:p>
          </table:table-cell>
          <table:table-cell office:value-type="string">
            <text:p>Cyril Systematic Program *PROP* *QEP*</text:p>
          </table:table-cell>
          <table:table-cell office:value-type="float" office:value="34489">
            <text:p>34489</text:p>
          </table:table-cell>
          <table:table-cell office:value-type="string">
            <text:p>2000-07-31</text:p>
          </table:table-cell>
          <table:table-cell table:formula="of:=VLOOKUP([.A40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32538">
            <text:p>32538</text:p>
          </table:table-cell>
          <table:table-cell office:value-type="string">
            <text:p>Keck Capital Management, LLC</text:p>
          </table:table-cell>
          <table:table-cell office:value-type="string">
            <text:p>Keck Program *QEP*</text:p>
          </table:table-cell>
          <table:table-cell office:value-type="float" office:value="32538">
            <text:p>32538</text:p>
          </table:table-cell>
          <table:table-cell office:value-type="string">
            <text:p>2003-12-31</text:p>
          </table:table-cell>
          <table:table-cell table:formula="of:=VLOOKUP([.A41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32537">
            <text:p>32537</text:p>
          </table:table-cell>
          <table:table-cell office:value-type="string">
            <text:p>Kelly Angle Inc.</text:p>
          </table:table-cell>
          <table:table-cell office:value-type="string">
            <text:p>Genesis Program *QEP*</text:p>
          </table:table-cell>
          <table:table-cell office:value-type="float" office:value="32537">
            <text:p>32537</text:p>
          </table:table-cell>
          <table:table-cell office:value-type="string">
            <text:p>2000-04-30</text:p>
          </table:table-cell>
          <table:table-cell table:formula="of:=VLOOKUP([.A42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0327">
            <text:p>30327</text:p>
          </table:table-cell>
          <table:table-cell office:value-type="string">
            <text:p>Kinkopf Capital Management, LLC</text:p>
          </table:table-cell>
          <table:table-cell office:value-type="string">
            <text:p>Kinkopf S&amp;P Program <text:s/>*PROP*</text:p>
          </table:table-cell>
          <table:table-cell office:value-type="float" office:value="30327">
            <text:p>30327</text:p>
          </table:table-cell>
          <table:table-cell office:value-type="string">
            <text:p>1999-01-31</text:p>
          </table:table-cell>
          <table:table-cell table:formula="of:=VLOOKUP([.A43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83">
            <text:p>18683</text:p>
          </table:table-cell>
          <table:table-cell office:value-type="string">
            <text:p>Mark J. Walsh &amp; Company</text:p>
          </table:table-cell>
          <table:table-cell office:value-type="string">
            <text:p>Standard Program</text:p>
          </table:table-cell>
          <table:table-cell office:value-type="float" office:value="18683">
            <text:p>18683</text:p>
          </table:table-cell>
          <table:table-cell office:value-type="string">
            <text:p>1990-01-31</text:p>
          </table:table-cell>
          <table:table-cell table:formula="of:=VLOOKUP([.A44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702">
            <text:p>18702</text:p>
          </table:table-cell>
          <table:table-cell office:value-type="string">
            <text:p>Michael J. Frischmeyer, CTA</text:p>
          </table:table-cell>
          <table:table-cell office:value-type="string">
            <text:p>Michael J. Frischmeyer, CTA *CLSD*</text:p>
          </table:table-cell>
          <table:table-cell office:value-type="float" office:value="18702">
            <text:p>18702</text:p>
          </table:table-cell>
          <table:table-cell office:value-type="string">
            <text:p>1990-01-31</text:p>
          </table:table-cell>
          <table:table-cell table:formula="of:=VLOOKUP([.A45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59">
            <text:p>18659</text:p>
          </table:table-cell>
          <table:table-cell office:value-type="string">
            <text:p>Millburn Corporation</text:p>
          </table:table-cell>
          <table:table-cell office:value-type="string">
            <text:p>Diversified Program</text:p>
          </table:table-cell>
          <table:table-cell office:value-type="float" office:value="18659">
            <text:p>18659</text:p>
          </table:table-cell>
          <table:table-cell office:value-type="string">
            <text:p>1990-01-31</text:p>
          </table:table-cell>
          <table:table-cell table:formula="of:=VLOOKUP([.A46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8631">
            <text:p>38631</text:p>
          </table:table-cell>
          <table:table-cell office:value-type="string">
            <text:p>Millburn Corporation</text:p>
          </table:table-cell>
          <table:table-cell office:value-type="string">
            <text:p>Millburn Multi-Markets Program</text:p>
          </table:table-cell>
          <table:table-cell office:value-type="float" office:value="38631">
            <text:p>38631</text:p>
          </table:table-cell>
          <table:table-cell office:value-type="string">
            <text:p>2004-10-31</text:p>
          </table:table-cell>
          <table:table-cell table:formula="of:=VLOOKUP([.A47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9038">
            <text:p>19038</text:p>
          </table:table-cell>
          <table:table-cell office:value-type="string">
            <text:p>Mount Lucas Management LP</text:p>
          </table:table-cell>
          <table:table-cell office:value-type="string">
            <text:p>MLM Index - Unleveraged <text:s/>*QEP*</text:p>
          </table:table-cell>
          <table:table-cell office:value-type="float" office:value="19038">
            <text:p>19038</text:p>
          </table:table-cell>
          <table:table-cell office:value-type="string">
            <text:p>1996-07-31</text:p>
          </table:table-cell>
          <table:table-cell table:formula="of:=VLOOKUP([.A48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9039">
            <text:p>19039</text:p>
          </table:table-cell>
          <table:table-cell office:value-type="string">
            <text:p>Mount Lucas Management LP</text:p>
          </table:table-cell>
          <table:table-cell office:value-type="string">
            <text:p>MLM Index - Enhanced <text:s/>*QEP*</text:p>
          </table:table-cell>
          <table:table-cell office:value-type="float" office:value="19039">
            <text:p>19039</text:p>
          </table:table-cell>
          <table:table-cell office:value-type="string">
            <text:p>1998-02-28</text:p>
          </table:table-cell>
          <table:table-cell table:formula="of:=VLOOKUP([.A49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20023">
            <text:p>20023</text:p>
          </table:table-cell>
          <table:table-cell office:value-type="string">
            <text:p>Mulvaney Capital Management Ltd</text:p>
          </table:table-cell>
          <table:table-cell office:value-type="string">
            <text:p>Global Diversified Program <text:s/>*QEP*</text:p>
          </table:table-cell>
          <table:table-cell office:value-type="float" office:value="20023">
            <text:p>20023</text:p>
          </table:table-cell>
          <table:table-cell office:value-type="string">
            <text:p>1999-05-31</text:p>
          </table:table-cell>
          <table:table-cell table:formula="of:=VLOOKUP([.A50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83514">
            <text:p>83514</text:p>
          </table:table-cell>
          <table:table-cell office:value-type="string">
            <text:p>Omni Trading, LLC</text:p>
          </table:table-cell>
          <table:table-cell office:value-type="string">
            <text:p>S&amp;P 500 Option Overwriting Program</text:p>
          </table:table-cell>
          <table:table-cell office:value-type="float" office:value="83514">
            <text:p>83514</text:p>
          </table:table-cell>
          <table:table-cell office:value-type="string">
            <text:p>2004-01-31</text:p>
          </table:table-cell>
          <table:table-cell table:formula="of:=VLOOKUP([.A51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1886">
            <text:p>31886</text:p>
          </table:table-cell>
          <table:table-cell office:value-type="string">
            <text:p>Parizek Capital Inc.</text:p>
          </table:table-cell>
          <table:table-cell office:value-type="string">
            <text:p>Parizek Capital Futures Program</text:p>
          </table:table-cell>
          <table:table-cell office:value-type="float" office:value="31886">
            <text:p>31886</text:p>
          </table:table-cell>
          <table:table-cell office:value-type="string">
            <text:p>2000-04-30</text:p>
          </table:table-cell>
          <table:table-cell table:formula="of:=VLOOKUP([.A52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2812">
            <text:p>32812</text:p>
          </table:table-cell>
          <table:table-cell office:value-type="string">
            <text:p>Paskewitz Asset Management, LLC</text:p>
          </table:table-cell>
          <table:table-cell office:value-type="string">
            <text:p>Contrarian 3X Stock Index Program</text:p>
          </table:table-cell>
          <table:table-cell office:value-type="float" office:value="32812">
            <text:p>32812</text:p>
          </table:table-cell>
          <table:table-cell office:value-type="string">
            <text:p>2003-12-31</text:p>
          </table:table-cell>
          <table:table-cell table:formula="of:=VLOOKUP([.A53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9203">
            <text:p>19203</text:p>
          </table:table-cell>
          <table:table-cell office:value-type="string">
            <text:p>Quality Capital Management Ltd</text:p>
          </table:table-cell>
          <table:table-cell office:value-type="string">
            <text:p>Global Diversified Programme *QEP*</text:p>
          </table:table-cell>
          <table:table-cell office:value-type="float" office:value="19203">
            <text:p>19203</text:p>
          </table:table-cell>
          <table:table-cell office:value-type="string">
            <text:p>1995-12-31</text:p>
          </table:table-cell>
          <table:table-cell table:formula="of:=VLOOKUP([.A54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20167">
            <text:p>20167</text:p>
          </table:table-cell>
          <table:table-cell office:value-type="string">
            <text:p>Quantitative Investment Management, LLC</text:p>
          </table:table-cell>
          <table:table-cell office:value-type="string">
            <text:p>Global Program *QEP*</text:p>
          </table:table-cell>
          <table:table-cell office:value-type="float" office:value="20167">
            <text:p>20167</text:p>
          </table:table-cell>
          <table:table-cell office:value-type="string">
            <text:p>2003-10-31</text:p>
          </table:table-cell>
          <table:table-cell table:formula="of:=VLOOKUP([.A55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86118">
            <text:p>86118</text:p>
          </table:table-cell>
          <table:table-cell office:value-type="string">
            <text:p>Quantmetrics Capital Management, LLP</text:p>
          </table:table-cell>
          <table:table-cell office:value-type="string">
            <text:p>QM Premier (12V) Strategy *QEP*</text:p>
          </table:table-cell>
          <table:table-cell office:value-type="float" office:value="86118">
            <text:p>86118</text:p>
          </table:table-cell>
          <table:table-cell office:value-type="string">
            <text:p>2003-04-30</text:p>
          </table:table-cell>
          <table:table-cell table:formula="of:=VLOOKUP([.A56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9636">
            <text:p>19636</text:p>
          </table:table-cell>
          <table:table-cell office:value-type="string">
            <text:p>Quest Partners LLC</text:p>
          </table:table-cell>
          <table:table-cell office:value-type="string">
            <text:p>AlphaQuest Original Program (AQO) *QEP*</text:p>
          </table:table-cell>
          <table:table-cell office:value-type="float" office:value="19636">
            <text:p>19636</text:p>
          </table:table-cell>
          <table:table-cell office:value-type="string">
            <text:p>1999-05-31</text:p>
          </table:table-cell>
          <table:table-cell table:formula="of:=VLOOKUP([.A57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65">
            <text:p>18665</text:p>
          </table:table-cell>
          <table:table-cell office:value-type="string">
            <text:p>Rabar Market Research, Inc.</text:p>
          </table:table-cell>
          <table:table-cell office:value-type="string">
            <text:p>Diversified Program *QEP*</text:p>
          </table:table-cell>
          <table:table-cell office:value-type="float" office:value="18665">
            <text:p>18665</text:p>
          </table:table-cell>
          <table:table-cell office:value-type="string">
            <text:p>1990-01-31</text:p>
          </table:table-cell>
          <table:table-cell table:formula="of:=VLOOKUP([.A58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850">
            <text:p>18850</text:p>
          </table:table-cell>
          <table:table-cell office:value-type="string">
            <text:p>RAM Management Group, Ltd</text:p>
          </table:table-cell>
          <table:table-cell office:value-type="string">
            <text:p>RAM Aggressive</text:p>
          </table:table-cell>
          <table:table-cell office:value-type="float" office:value="18850">
            <text:p>18850</text:p>
          </table:table-cell>
          <table:table-cell office:value-type="string">
            <text:p>1998-02-28</text:p>
          </table:table-cell>
          <table:table-cell table:formula="of:=VLOOKUP([.A59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66">
            <text:p>18666</text:p>
          </table:table-cell>
          <table:table-cell office:value-type="string">
            <text:p>RAM Management Group, Ltd</text:p>
          </table:table-cell>
          <table:table-cell office:value-type="string">
            <text:p>RAM Conservative</text:p>
          </table:table-cell>
          <table:table-cell office:value-type="float" office:value="18666">
            <text:p>18666</text:p>
          </table:table-cell>
          <table:table-cell office:value-type="string">
            <text:p>1993-09-30</text:p>
          </table:table-cell>
          <table:table-cell table:formula="of:=VLOOKUP([.A60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68">
            <text:p>18668</text:p>
          </table:table-cell>
          <table:table-cell office:value-type="string">
            <text:p>Red Oak Commodity Advisors, Inc.</text:p>
          </table:table-cell>
          <table:table-cell office:value-type="string">
            <text:p>Fundamental Trading Program *QEP*</text:p>
          </table:table-cell>
          <table:table-cell office:value-type="float" office:value="18668">
            <text:p>18668</text:p>
          </table:table-cell>
          <table:table-cell office:value-type="string">
            <text:p>1990-01-31</text:p>
          </table:table-cell>
          <table:table-cell table:formula="of:=VLOOKUP([.A61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27200">
            <text:p>27200</text:p>
          </table:table-cell>
          <table:table-cell office:value-type="string">
            <text:p>Red Rock Capital, LLC</text:p>
          </table:table-cell>
          <table:table-cell office:value-type="string">
            <text:p>Systematic Global Macro Program</text:p>
          </table:table-cell>
          <table:table-cell office:value-type="float" office:value="27200">
            <text:p>27200</text:p>
          </table:table-cell>
          <table:table-cell office:value-type="string">
            <text:p>2003-09-30</text:p>
          </table:table-cell>
          <table:table-cell table:formula="of:=VLOOKUP([.A62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25303">
            <text:p>25303</text:p>
          </table:table-cell>
          <table:table-cell office:value-type="string">
            <text:p>Rhicon Currency Management (Pte) Ltd.</text:p>
          </table:table-cell>
          <table:table-cell office:value-type="string">
            <text:p>Rhicon Strategic Currency Program *FRN*</text:p>
          </table:table-cell>
          <table:table-cell office:value-type="float" office:value="25303">
            <text:p>25303</text:p>
          </table:table-cell>
          <table:table-cell office:value-type="string">
            <text:p>2004-01-31</text:p>
          </table:table-cell>
          <table:table-cell table:formula="of:=VLOOKUP([.A63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70">
            <text:p>18670</text:p>
          </table:table-cell>
          <table:table-cell office:value-type="string">
            <text:p>Saxon Investment Corporation</text:p>
          </table:table-cell>
          <table:table-cell office:value-type="string">
            <text:p>Diversified Program *QEP*</text:p>
          </table:table-cell>
          <table:table-cell office:value-type="float" office:value="18670">
            <text:p>18670</text:p>
          </table:table-cell>
          <table:table-cell office:value-type="string">
            <text:p>1990-01-31</text:p>
          </table:table-cell>
          <table:table-cell table:formula="of:=VLOOKUP([.A64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8669">
            <text:p>18669</text:p>
          </table:table-cell>
          <table:table-cell office:value-type="string">
            <text:p>Saxon Investment Corporation</text:p>
          </table:table-cell>
          <table:table-cell office:value-type="string">
            <text:p>Aggressive Diversified Program *QEP*</text:p>
          </table:table-cell>
          <table:table-cell office:value-type="float" office:value="18669">
            <text:p>18669</text:p>
          </table:table-cell>
          <table:table-cell office:value-type="string">
            <text:p>1993-11-30</text:p>
          </table:table-cell>
          <table:table-cell table:formula="of:=VLOOKUP([.A65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74155">
            <text:p>74155</text:p>
          </table:table-cell>
          <table:table-cell office:value-type="string">
            <text:p>Silicon Valley Quantitative Advisors (SV Quant)</text:p>
          </table:table-cell>
          <table:table-cell office:value-type="string">
            <text:p>US Quantitative Portfolio (UQP) *QEP*</text:p>
          </table:table-cell>
          <table:table-cell office:value-type="float" office:value="74155">
            <text:p>74155</text:p>
          </table:table-cell>
          <table:table-cell office:value-type="string">
            <text:p>1999-11-30</text:p>
          </table:table-cell>
          <table:table-cell table:formula="of:=VLOOKUP([.A66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20060">
            <text:p>20060</text:p>
          </table:table-cell>
          <table:table-cell office:value-type="string">
            <text:p>SMN Investment Services GmbH</text:p>
          </table:table-cell>
          <table:table-cell office:value-type="string">
            <text:p>Diversified Futures *FRN*</text:p>
          </table:table-cell>
          <table:table-cell office:value-type="float" office:value="20060">
            <text:p>20060</text:p>
          </table:table-cell>
          <table:table-cell office:value-type="string">
            <text:p>1996-11-30</text:p>
          </table:table-cell>
          <table:table-cell table:formula="of:=VLOOKUP([.A67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44815">
            <text:p>44815</text:p>
          </table:table-cell>
          <table:table-cell office:value-type="string">
            <text:p>Southwest Managed Investments, LLC</text:p>
          </table:table-cell>
          <table:table-cell office:value-type="string">
            <text:p>Global Diversified Program</text:p>
          </table:table-cell>
          <table:table-cell office:value-type="float" office:value="44815">
            <text:p>44815</text:p>
          </table:table-cell>
          <table:table-cell office:value-type="string">
            <text:p>2002-01-31</text:p>
          </table:table-cell>
          <table:table-cell table:formula="of:=VLOOKUP([.A68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31313">
            <text:p>31313</text:p>
          </table:table-cell>
          <table:table-cell office:value-type="string">
            <text:p>Systematic Alpha Management LLC</text:p>
          </table:table-cell>
          <table:table-cell office:value-type="string">
            <text:p>Systematic Alpha Futures Program *QEP*</text:p>
          </table:table-cell>
          <table:table-cell office:value-type="float" office:value="31313">
            <text:p>31313</text:p>
          </table:table-cell>
          <table:table-cell office:value-type="string">
            <text:p>2004-06-30</text:p>
          </table:table-cell>
          <table:table-cell table:formula="of:=VLOOKUP([.A69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19007">
            <text:p>19007</text:p>
          </table:table-cell>
          <table:table-cell office:value-type="string">
            <text:p>Tactical Investment Management Corp.</text:p>
          </table:table-cell>
          <table:table-cell office:value-type="string">
            <text:p>Institutional Commodity Program *QEP*</text:p>
          </table:table-cell>
          <table:table-cell office:value-type="float" office:value="19007">
            <text:p>19007</text:p>
          </table:table-cell>
          <table:table-cell office:value-type="string">
            <text:p>1993-04-30</text:p>
          </table:table-cell>
          <table:table-cell table:formula="of:=VLOOKUP([.A70],factors,1)" office:value-type="float" office:value="0">
            <text:p>Err:508</text:p>
          </table:table-cell>
          <table:table-cell table:number-columns-repeated="75"/>
        </table:table-row>
        <table:table-row table:style-name="ro1">
          <table:table-cell office:value-type="float" office:value="83377">
            <text:p>83377</text:p>
          </table:table-cell>
          <table:table-cell office:value-type="string">
            <text:p>The Cambridge Strategy Asset Management Ltd.</text:p>
          </table:table-cell>
          <table:table-cell office:value-type="string">
            <text:p>Extended Markets Currency Alpha (Program) *FX* *QEP*</text:p>
          </table:table-cell>
          <table:table-cell office:value-type="float" office:value="83377">
            <text:p>83377</text:p>
          </table:table-cell>
          <table:table-cell office:value-type="string">
            <text:p>2004-04-30</text:p>
          </table:table-cell>
          <table:table-cell table:formula="of:=VLOOKUP([.A71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883">
            <text:p>18883</text:p>
          </table:table-cell>
          <table:table-cell office:value-type="string">
            <text:p>Transtrend B.V.</text:p>
          </table:table-cell>
          <table:table-cell office:value-type="string">
            <text:p>Diversified Trend Program - Enhanced Risk USD</text:p>
          </table:table-cell>
          <table:table-cell office:value-type="float" office:value="18883">
            <text:p>18883</text:p>
          </table:table-cell>
          <table:table-cell office:value-type="string">
            <text:p>1995-01-31</text:p>
          </table:table-cell>
          <table:table-cell table:formula="of:=VLOOKUP([.A72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7216">
            <text:p>37216</text:p>
          </table:table-cell>
          <table:table-cell office:value-type="string">
            <text:p>Trigon Investment Advisors, LLC</text:p>
          </table:table-cell>
          <table:table-cell office:value-type="string">
            <text:p>Trigon Macro Program *QEP*</text:p>
          </table:table-cell>
          <table:table-cell office:value-type="float" office:value="37216">
            <text:p>37216</text:p>
          </table:table-cell>
          <table:table-cell office:value-type="string">
            <text:p>2001-01-31</text:p>
          </table:table-cell>
          <table:table-cell table:formula="of:=VLOOKUP([.A73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83588">
            <text:p>83588</text:p>
          </table:table-cell>
          <table:table-cell office:value-type="string">
            <text:p>Trigon Investment Advisors, LLC</text:p>
          </table:table-cell>
          <table:table-cell office:value-type="string">
            <text:p>Trigon FX Program *QEP*</text:p>
          </table:table-cell>
          <table:table-cell office:value-type="float" office:value="83588">
            <text:p>83588</text:p>
          </table:table-cell>
          <table:table-cell office:value-type="string">
            <text:p>2000-08-31</text:p>
          </table:table-cell>
          <table:table-cell table:formula="of:=VLOOKUP([.A74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87414">
            <text:p>87414</text:p>
          </table:table-cell>
          <table:table-cell office:value-type="string">
            <text:p>Warrington Asset Management Corp.</text:p>
          </table:table-cell>
          <table:table-cell office:value-type="string">
            <text:p>Strategic Fund</text:p>
          </table:table-cell>
          <table:table-cell office:value-type="float" office:value="87414">
            <text:p>87414</text:p>
          </table:table-cell>
          <table:table-cell office:value-type="string">
            <text:p>1997-01-31</text:p>
          </table:table-cell>
          <table:table-cell table:formula="of:=VLOOKUP([.A75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30610">
            <text:p>30610</text:p>
          </table:table-cell>
          <table:table-cell office:value-type="string">
            <text:p>Welton Investment Partners LLC</text:p>
          </table:table-cell>
          <table:table-cell office:value-type="string">
            <text:p>Global Directional Portfolio</text:p>
          </table:table-cell>
          <table:table-cell office:value-type="float" office:value="30610">
            <text:p>30610</text:p>
          </table:table-cell>
          <table:table-cell office:value-type="string">
            <text:p>2004-06-30</text:p>
          </table:table-cell>
          <table:table-cell table:formula="of:=VLOOKUP([.A76],factors,1)" office:value-type="float" office:value="0">
            <text:p>Err:508</text:p>
          </table:table-cell>
          <table:table-cell table:number-columns-repeated="75"/>
        </table:table-row>
        <table:table-row table:style-name="ro2">
          <table:table-cell office:value-type="float" office:value="18699">
            <text:p>18699</text:p>
          </table:table-cell>
          <table:table-cell office:value-type="string">
            <text:p>Winton Capital Management Ltd</text:p>
          </table:table-cell>
          <table:table-cell office:value-type="string">
            <text:p>Diversified Trading Program</text:p>
          </table:table-cell>
          <table:table-cell office:value-type="float" office:value="18699">
            <text:p>18699</text:p>
          </table:table-cell>
          <table:table-cell office:value-type="string">
            <text:p>1997-10-31</text:p>
          </table:table-cell>
          <table:table-cell table:formula="of:=VLOOKUP([.A77],factors,1)" office:value-type="float" office:value="0">
            <text:p>Err:508</text:p>
          </table:table-cell>
          <table:table-cell table:number-columns-repeated="75"/>
        </table:table-row>
        <table:named-expressions/>
      </table:table>
      <table:named-expressions>
        <table:named-range table:name="ctaPrograms" table:base-cell-address="$Sheet3.$E$77" table:cell-range-address="$ctaListing.$A$2:.$E$77"/>
        <table:named-range table:name="factors" table:base-cell-address="$Sheet3.$BY$77" table:cell-range-address="$factors.$D$2:.$CB$77"/>
      </table:named-expressions>
      <table:database-ranges>
        <table:database-range table:target-range-address="Sheet4.A1:Sheet4.F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5/24/2015</text:date>, <text:time>22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22:58:33.73</dc:date>
    <dc:creator>Derek Nokes</dc:creator>
    <meta:document-statistic meta:table-count="4" meta:cell-count="7456" meta:object-count="0"/>
    <meta:generator>OpenOffice/4.1.1$Win32 OpenOffice.org_project/411m6$Build-9775</meta:generator>
  </office:meta>
</office:document-meta>
</file>